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798cm"/>
    </style:style>
    <style:style style:name="TBL_5f_0_5f_0.C" style:display-name="TBL_0_0.C" style:family="table-column">
      <style:table-column-properties style:column-width="9.029cm"/>
    </style:style>
    <style:style style:name="TBL_5f_0_5f_0.D" style:display-name="TBL_0_0.D" style:family="table-column">
      <style:table-column-properties style:column-width="13.339cm"/>
    </style:style>
    <style:style style:name="TBL_5f_0_5f_0.E" style:display-name="TBL_0_0.E" style:family="table-column">
      <style:table-column-properties style:column-width="1.605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1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6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478cm"/>
    </style:style>
    <style:style style:name="TBL_5f_0_5f_0.S" style:display-name="TBL_0_0.S" style:family="table-column">
      <style:table-column-properties style:column-width="0.06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S2" style:display-name="TBL_0_0.S2" style:family="table-cell">
      <style:table-cell-properties style:vertical-align="top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S3" style:display-name="TBL_0_0.S3" style:family="table-cell">
      <style:table-cell-properties style:vertical-align="top" fo:wrap-option="wrap" style:shrink-to-fit="false"/>
    </style:style>
    <style:style style:name="TBL_5f_0_5f_0.4" style:display-name="TBL_0_0.4" style:family="table-row">
      <style:table-row-properties style:row-height="1.321cm" style:use-optimal-row-height="false"/>
    </style:style>
    <style:style style:name="TBL_5f_0_5f_0.S4" style:display-name="TBL_0_0.S4" style:family="table-cell">
      <style:table-cell-properties style:vertical-align="top" fo:wrap-option="wrap" style:shrink-to-fi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S5" style:display-name="TBL_0_0.S5" style:family="table-cell">
      <style:table-cell-properties style:vertical-align="top" fo:wrap-option="wrap" style:shrink-to-fit="false"/>
    </style:style>
    <style:style style:name="TBL_5f_0_5f_0.S6" style:display-name="TBL_0_0.S6" style:family="table-cell">
      <style:table-cell-properties style:vertical-align="top" fo:wrap-option="wrap" style:shrink-to-fit="false"/>
    </style:style>
    <style:style style:name="TBL_5f_0_5f_0.S7" style:display-name="TBL_0_0.S7" style:family="table-cell">
      <style:table-cell-properties style:vertical-align="top" fo:wrap-option="wrap" style:shrink-to-fit="false"/>
    </style:style>
    <style:style style:name="TBL_5f_0_5f_0.S8" style:display-name="TBL_0_0.S8" style:family="table-cell">
      <style:table-cell-properties style:vertical-align="top" fo:wrap-option="wrap" style:shrink-to-fit="false"/>
    </style:style>
    <style:style style:name="TBL_5f_0_5f_0.S9" style:display-name="TBL_0_0.S9" style:family="table-cell">
      <style:table-cell-properties style:vertical-align="top" fo:wrap-option="wrap" style:shrink-to-fit="false"/>
    </style:style>
    <style:style style:name="TBL_5f_0_5f_0.S10" style:display-name="TBL_0_0.S10" style:family="table-cell">
      <style:table-cell-properties style:vertical-align="top" fo:wrap-option="wrap" style:shrink-to-fit="false"/>
    </style:style>
    <style:style style:name="TBL_5f_0_5f_0.S11" style:display-name="TBL_0_0.S11" style:family="table-cell">
      <style:table-cell-properties style:vertical-align="top" fo:wrap-option="wrap" style:shrink-to-fit="false"/>
    </style:style>
    <style:style style:name="TBL_5f_0_5f_0.S12" style:display-name="TBL_0_0.S12" style:family="table-cell">
      <style:table-cell-properties style:vertical-align="top" fo:wrap-option="wrap" style:shrink-to-fit="false"/>
    </style:style>
    <style:style style:name="TBL_5f_0_5f_0.S13" style:display-name="TBL_0_0.S13" style:family="table-cell">
      <style:table-cell-properties style:vertical-align="top" fo:wrap-option="wrap" style:shrink-to-fit="false"/>
    </style:style>
    <style:style style:name="TBL_5f_0_5f_0.S14" style:display-name="TBL_0_0.S14" style:family="table-cell">
      <style:table-cell-properties style:vertical-align="top" fo:wrap-option="wrap" style:shrink-to-fit="false"/>
    </style:style>
    <style:style style:name="TBL_5f_0_5f_0.S15" style:display-name="TBL_0_0.S15" style:family="table-cell">
      <style:table-cell-properties style:vertical-align="top" fo:wrap-option="wrap" style:shrink-to-fit="false"/>
    </style:style>
    <style:style style:name="TBL_5f_0_5f_0.S16" style:display-name="TBL_0_0.S16" style:family="table-cell">
      <style:table-cell-properties style:vertical-align="top" fo:wrap-option="wrap" style:shrink-to-fit="false"/>
    </style:style>
    <style:style style:name="TBL_5f_0_5f_0.S17" style:display-name="TBL_0_0.S17" style:family="table-cell">
      <style:table-cell-properties style:vertical-align="top" fo:wrap-option="wrap" style:shrink-to-fit="false"/>
    </style:style>
    <style:style style:name="TBL_5f_0_5f_0.S18" style:display-name="TBL_0_0.S18" style:family="table-cell">
      <style:table-cell-properties style:vertical-align="top" fo:wrap-option="wrap" style:shrink-to-fit="false"/>
    </style:style>
    <style:style style:name="TBL_5f_0_5f_0.S19" style:display-name="TBL_0_0.S19" style:family="table-cell">
      <style:table-cell-properties style:vertical-align="top" fo:wrap-option="wrap" style:shrink-to-fit="false"/>
    </style:style>
    <style:style style:name="TBL_5f_0_5f_0.S20" style:display-name="TBL_0_0.S20" style:family="table-cell">
      <style:table-cell-properties style:vertical-align="top" fo:wrap-option="wrap" style:shrink-to-fit="false"/>
    </style:style>
    <style:style style:name="TBL_5f_0_5f_0.S21" style:display-name="TBL_0_0.S21" style:family="table-cell">
      <style:table-cell-properties style:vertical-align="top" fo:wrap-option="wrap" style:shrink-to-fit="false"/>
    </style:style>
    <style:style style:name="TBL_5f_0_5f_0.S22" style:display-name="TBL_0_0.S22" style:family="table-cell">
      <style:table-cell-properties style:vertical-align="top" fo:wrap-option="wrap" style:shrink-to-fit="false"/>
    </style:style>
    <style:style style:name="TBL_5f_0_5f_0.S23" style:display-name="TBL_0_0.S23" style:family="table-cell">
      <style:table-cell-properties style:vertical-align="top" fo:wrap-option="wrap" style:shrink-to-fit="false"/>
    </style:style>
    <style:style style:name="TBL_5f_0_5f_0.S24" style:display-name="TBL_0_0.S24" style:family="table-cell">
      <style:table-cell-properties style:vertical-align="top" fo:wrap-option="wrap" style:shrink-to-fit="false"/>
    </style:style>
    <style:style style:name="TBL_5f_0_5f_0.S25" style:display-name="TBL_0_0.S25" style:family="table-cell">
      <style:table-cell-properties style:vertical-align="top" fo:wrap-option="wrap" style:shrink-to-fit="false"/>
    </style:style>
    <style:style style:name="TBL_5f_0_5f_0.S26" style:display-name="TBL_0_0.S26" style:family="table-cell">
      <style:table-cell-properties style:vertical-align="top" fo:wrap-option="wrap" style:shrink-to-fit="false"/>
    </style:style>
    <style:style style:name="TBL_5f_0_5f_0.S27" style:display-name="TBL_0_0.S27" style:family="table-cell">
      <style:table-cell-properties style:vertical-align="top" fo:wrap-option="wrap" style:shrink-to-fit="false"/>
    </style:style>
    <style:style style:name="TBL_5f_0_5f_0.S28" style:display-name="TBL_0_0.S28" style:family="table-cell">
      <style:table-cell-properties style:vertical-align="top" fo:wrap-option="wrap" style:shrink-to-fit="false"/>
    </style:style>
    <style:style style:name="TBL_5f_0_5f_0.S29" style:display-name="TBL_0_0.S29" style:family="table-cell">
      <style:table-cell-properties style:vertical-align="top" fo:wrap-option="wrap" style:shrink-to-fit="false"/>
    </style:style>
    <style:style style:name="TBL_5f_0_5f_0.S30" style:display-name="TBL_0_0.S30" style:family="table-cell">
      <style:table-cell-properties style:vertical-align="top" fo:wrap-option="wrap" style:shrink-to-fit="false"/>
    </style:style>
    <style:style style:name="TBL_5f_0_5f_0.S31" style:display-name="TBL_0_0.S31" style:family="table-cell">
      <style:table-cell-properties style:vertical-align="top" fo:wrap-option="wrap" style:shrink-to-fit="false"/>
    </style:style>
    <style:style style:name="TBL_5f_0_5f_0.S32" style:display-name="TBL_0_0.S32" style:family="table-cell">
      <style:table-cell-properties style:vertical-align="top" fo:wrap-option="wrap" style:shrink-to-fit="false"/>
    </style:style>
    <style:style style:name="TBL_5f_0_5f_0.S33" style:display-name="TBL_0_0.S33" style:family="table-cell">
      <style:table-cell-properties style:vertical-align="top" fo:wrap-option="wrap" style:shrink-to-fit="false"/>
    </style:style>
    <style:style style:name="TBL_5f_0_5f_0.S34" style:display-name="TBL_0_0.S34" style:family="table-cell">
      <style:table-cell-properties style:vertical-align="top" fo:wrap-option="wrap" style:shrink-to-fit="false"/>
    </style:style>
    <style:style style:name="TBL_5f_0_5f_0.S35" style:display-name="TBL_0_0.S35" style:family="table-cell">
      <style:table-cell-properties style:vertical-align="top" fo:wrap-option="wrap" style:shrink-to-fit="false"/>
    </style:style>
    <style:style style:name="TBL_5f_0_5f_0.S36" style:display-name="TBL_0_0.S36" style:family="table-cell">
      <style:table-cell-properties style:vertical-align="top" fo:wrap-option="wrap" style:shrink-to-fit="false"/>
    </style:style>
    <style:style style:name="TBL_5f_0_5f_0.S37" style:display-name="TBL_0_0.S37" style:family="table-cell">
      <style:table-cell-properties style:vertical-align="top" fo:wrap-option="wrap" style:shrink-to-fit="false"/>
    </style:style>
    <style:style style:name="TBL_5f_0_5f_0.S38" style:display-name="TBL_0_0.S38" style:family="table-cell">
      <style:table-cell-properties style:vertical-align="top" fo:wrap-option="wrap" style:shrink-to-fit="false"/>
    </style:style>
    <style:style style:name="TBL_5f_0_5f_0.S39" style:display-name="TBL_0_0.S39" style:family="table-cell">
      <style:table-cell-properties style:vertical-align="top" fo:wrap-option="wrap" style:shrink-to-fit="false"/>
    </style:style>
    <style:style style:name="TBL_5f_0_5f_0.S40" style:display-name="TBL_0_0.S40" style:family="table-cell">
      <style:table-cell-properties style:vertical-align="top" fo:wrap-option="wrap" style:shrink-to-fit="false"/>
    </style:style>
    <style:style style:name="TBL_5f_0_5f_0.S41" style:display-name="TBL_0_0.S41" style:family="table-cell">
      <style:table-cell-properties style:vertical-align="top" fo:wrap-option="wrap" style:shrink-to-fit="false"/>
    </style:style>
    <style:style style:name="TBL_5f_0_5f_1" style:display-name="TBL_0_1" style:family="table" style:master-page-name="master_5f_0">
      <style:table-properties style:width="58.242cm" style:page-number="auto" fo:break-before="page" table:align="left"/>
    </style:style>
    <style:style style:name="TBL_5f_0_5f_1.A" style:display-name="TBL_0_1.A" style:family="table-column">
      <style:table-column-properties style:column-width="3.494cm"/>
    </style:style>
    <style:style style:name="TBL_5f_0_5f_1.B" style:display-name="TBL_0_1.B" style:family="table-column">
      <style:table-column-properties style:column-width="8.798cm"/>
    </style:style>
    <style:style style:name="TBL_5f_0_5f_1.C" style:display-name="TBL_0_1.C" style:family="table-column">
      <style:table-column-properties style:column-width="9.029cm"/>
    </style:style>
    <style:style style:name="TBL_5f_0_5f_1.D" style:display-name="TBL_0_1.D" style:family="table-column">
      <style:table-column-properties style:column-width="13.339cm"/>
    </style:style>
    <style:style style:name="TBL_5f_0_5f_1.E" style:display-name="TBL_0_1.E" style:family="table-column">
      <style:table-column-properties style:column-width="1.605cm"/>
    </style:style>
    <style:style style:name="TBL_5f_0_5f_1.F" style:display-name="TBL_0_1.F" style:family="table-column">
      <style:table-column-properties style:column-width="2.32cm"/>
    </style:style>
    <style:style style:name="TBL_5f_0_5f_1.G" style:display-name="TBL_0_1.G" style:family="table-column">
      <style:table-column-properties style:column-width="2.193cm"/>
    </style:style>
    <style:style style:name="TBL_5f_0_5f_1.H" style:display-name="TBL_0_1.H" style:family="table-column">
      <style:table-column-properties style:column-width="1.427cm"/>
    </style:style>
    <style:style style:name="TBL_5f_0_5f_1.I" style:display-name="TBL_0_1.I" style:family="table-column">
      <style:table-column-properties style:column-width="1.785cm"/>
    </style:style>
    <style:style style:name="TBL_5f_0_5f_1.J" style:display-name="TBL_0_1.J" style:family="table-column">
      <style:table-column-properties style:column-width="1.681cm"/>
    </style:style>
    <style:style style:name="TBL_5f_0_5f_1.L" style:display-name="TBL_0_1.L" style:family="table-column">
      <style:table-column-properties style:column-width="1.554cm"/>
    </style:style>
    <style:style style:name="TBL_5f_0_5f_1.O" style:display-name="TBL_0_1.O" style:family="table-column">
      <style:table-column-properties style:column-width="1.58cm"/>
    </style:style>
    <style:style style:name="TBL_5f_0_5f_1.P" style:display-name="TBL_0_1.P" style:family="table-column">
      <style:table-column-properties style:column-width="1.656cm"/>
    </style:style>
    <style:style style:name="TBL_5f_0_5f_1.Q" style:display-name="TBL_0_1.Q" style:family="table-column">
      <style:table-column-properties style:column-width="1.402cm"/>
    </style:style>
    <style:style style:name="TBL_5f_0_5f_1.R" style:display-name="TBL_0_1.R" style:family="table-column">
      <style:table-column-properties style:column-width="1.478cm"/>
    </style:style>
    <style:style style:name="TBL_5f_0_5f_1.S" style:display-name="TBL_0_1.S" style:family="table-column">
      <style:table-column-properties style:column-width="0.06cm"/>
    </style:style>
    <style:style style:name="TBL_5f_0_5f_1.1" style:display-name="TBL_0_1.1" style:family="table-row">
      <style:table-row-properties style:row-height="0.457cm" style:use-optimal-row-height="false"/>
    </style:style>
    <style:style style:name="TBL_5f_0_5f_1.A1" style:display-name="TBL_0_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.B1" style:display-name="TBL_0_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.E1" style:display-name="TBL_0_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.S1" style:display-name="TBL_0_1.S1" style:family="table-cell">
      <style:table-cell-properties style:vertical-align="top" fo:wrap-option="wrap" style:shrink-to-fit="false"/>
    </style:style>
    <style:style style:name="TBL_5f_0_5f_1.S2" style:display-name="TBL_0_1.S2" style:family="table-cell">
      <style:table-cell-properties style:vertical-align="top" fo:wrap-option="wrap" style:shrink-to-fit="false"/>
    </style:style>
    <style:style style:name="TBL_5f_0_5f_1.S3" style:display-name="TBL_0_1.S3" style:family="table-cell">
      <style:table-cell-properties style:vertical-align="top" fo:wrap-option="wrap" style:shrink-to-fit="false"/>
    </style:style>
    <style:style style:name="TBL_5f_0_5f_1.S4" style:display-name="TBL_0_1.S4" style:family="table-cell">
      <style:table-cell-properties style:vertical-align="top" fo:wrap-option="wrap" style:shrink-to-fit="false"/>
    </style:style>
    <style:style style:name="TBL_5f_0_5f_1.S5" style:display-name="TBL_0_1.S5" style:family="table-cell">
      <style:table-cell-properties style:vertical-align="top" fo:wrap-option="wrap" style:shrink-to-fit="false"/>
    </style:style>
    <style:style style:name="TBL_5f_0_5f_1.S6" style:display-name="TBL_0_1.S6" style:family="table-cell">
      <style:table-cell-properties style:vertical-align="top" fo:wrap-option="wrap" style:shrink-to-fit="false"/>
    </style:style>
    <style:style style:name="TBL_5f_0_5f_1.S7" style:display-name="TBL_0_1.S7" style:family="table-cell">
      <style:table-cell-properties style:vertical-align="top" fo:wrap-option="wrap" style:shrink-to-fit="false"/>
    </style:style>
    <style:style style:name="TBL_5f_0_5f_1.S8" style:display-name="TBL_0_1.S8" style:family="table-cell">
      <style:table-cell-properties style:vertical-align="top" fo:wrap-option="wrap" style:shrink-to-fit="false"/>
    </style:style>
    <style:style style:name="TBL_5f_0_5f_1.S9" style:display-name="TBL_0_1.S9" style:family="table-cell">
      <style:table-cell-properties style:vertical-align="top" fo:wrap-option="wrap" style:shrink-to-fit="false"/>
    </style:style>
    <style:style style:name="TBL_5f_0_5f_1.S10" style:display-name="TBL_0_1.S10" style:family="table-cell">
      <style:table-cell-properties style:vertical-align="top" fo:wrap-option="wrap" style:shrink-to-fit="false"/>
    </style:style>
    <style:style style:name="TBL_5f_0_5f_1.S11" style:display-name="TBL_0_1.S11" style:family="table-cell">
      <style:table-cell-properties style:vertical-align="top" fo:wrap-option="wrap" style:shrink-to-fit="false"/>
    </style:style>
    <style:style style:name="TBL_5f_0_5f_1.S12" style:display-name="TBL_0_1.S12" style:family="table-cell">
      <style:table-cell-properties style:vertical-align="top" fo:wrap-option="wrap" style:shrink-to-fit="false"/>
    </style:style>
    <style:style style:name="TBL_5f_0_5f_1.S13" style:display-name="TBL_0_1.S13" style:family="table-cell">
      <style:table-cell-properties style:vertical-align="top" fo:wrap-option="wrap" style:shrink-to-fit="false"/>
    </style:style>
    <style:style style:name="TBL_5f_0_5f_1.S14" style:display-name="TBL_0_1.S14" style:family="table-cell">
      <style:table-cell-properties style:vertical-align="top" fo:wrap-option="wrap" style:shrink-to-fit="false"/>
    </style:style>
    <style:style style:name="TBL_5f_0_5f_1.S15" style:display-name="TBL_0_1.S15" style:family="table-cell">
      <style:table-cell-properties style:vertical-align="top" fo:wrap-option="wrap" style:shrink-to-fit="false"/>
    </style:style>
    <style:style style:name="TBL_5f_0_5f_1.S16" style:display-name="TBL_0_1.S16" style:family="table-cell">
      <style:table-cell-properties style:vertical-align="top" fo:wrap-option="wrap" style:shrink-to-fit="false"/>
    </style:style>
    <style:style style:name="TBL_5f_0_5f_1.S17" style:display-name="TBL_0_1.S17" style:family="table-cell">
      <style:table-cell-properties style:vertical-align="top" fo:wrap-option="wrap" style:shrink-to-fit="false"/>
    </style:style>
    <style:style style:name="TBL_5f_0_5f_1.S18" style:display-name="TBL_0_1.S18" style:family="table-cell">
      <style:table-cell-properties style:vertical-align="top" fo:wrap-option="wrap" style:shrink-to-fit="false"/>
    </style:style>
    <style:style style:name="TBL_5f_0_5f_1.S19" style:display-name="TBL_0_1.S19" style:family="table-cell">
      <style:table-cell-properties style:vertical-align="top" fo:wrap-option="wrap" style:shrink-to-fit="false"/>
    </style:style>
    <style:style style:name="TBL_5f_0_5f_1.S20" style:display-name="TBL_0_1.S20" style:family="table-cell">
      <style:table-cell-properties style:vertical-align="top" fo:wrap-option="wrap" style:shrink-to-fit="false"/>
    </style:style>
    <style:style style:name="TBL_5f_0_5f_1.S21" style:display-name="TBL_0_1.S21" style:family="table-cell">
      <style:table-cell-properties style:vertical-align="top" fo:wrap-option="wrap" style:shrink-to-fit="false"/>
    </style:style>
    <style:style style:name="TBL_5f_0_5f_1.S22" style:display-name="TBL_0_1.S22" style:family="table-cell">
      <style:table-cell-properties style:vertical-align="top" fo:wrap-option="wrap" style:shrink-to-fit="false"/>
    </style:style>
    <style:style style:name="TBL_5f_0_5f_1.S23" style:display-name="TBL_0_1.S23" style:family="table-cell">
      <style:table-cell-properties style:vertical-align="top" fo:wrap-option="wrap" style:shrink-to-fit="false"/>
    </style:style>
    <style:style style:name="TBL_5f_0_5f_1.S24" style:display-name="TBL_0_1.S24" style:family="table-cell">
      <style:table-cell-properties style:vertical-align="top" fo:wrap-option="wrap" style:shrink-to-fit="false"/>
    </style:style>
    <style:style style:name="TBL_5f_0_5f_1.S25" style:display-name="TBL_0_1.S25" style:family="table-cell">
      <style:table-cell-properties style:vertical-align="top" fo:wrap-option="wrap" style:shrink-to-fit="false"/>
    </style:style>
    <style:style style:name="TBL_5f_0_5f_1.S26" style:display-name="TBL_0_1.S26" style:family="table-cell">
      <style:table-cell-properties style:vertical-align="top" fo:wrap-option="wrap" style:shrink-to-fit="false"/>
    </style:style>
    <style:style style:name="TBL_5f_0_5f_1.S27" style:display-name="TBL_0_1.S27" style:family="table-cell">
      <style:table-cell-properties style:vertical-align="top" fo:wrap-option="wrap" style:shrink-to-fit="false"/>
    </style:style>
    <style:style style:name="TBL_5f_0_5f_1.S28" style:display-name="TBL_0_1.S28" style:family="table-cell">
      <style:table-cell-properties style:vertical-align="top" fo:wrap-option="wrap" style:shrink-to-fit="false"/>
    </style:style>
    <style:style style:name="TBL_5f_0_5f_1.S29" style:display-name="TBL_0_1.S29" style:family="table-cell">
      <style:table-cell-properties style:vertical-align="top" fo:wrap-option="wrap" style:shrink-to-fit="false"/>
    </style:style>
    <style:style style:name="TBL_5f_0_5f_1.S30" style:display-name="TBL_0_1.S30" style:family="table-cell">
      <style:table-cell-properties style:vertical-align="top" fo:wrap-option="wrap" style:shrink-to-fit="false"/>
    </style:style>
    <style:style style:name="TBL_5f_0_5f_1.S31" style:display-name="TBL_0_1.S31" style:family="table-cell">
      <style:table-cell-properties style:vertical-align="top" fo:wrap-option="wrap" style:shrink-to-fit="false"/>
    </style:style>
    <style:style style:name="TBL_5f_0_5f_1.S32" style:display-name="TBL_0_1.S32" style:family="table-cell">
      <style:table-cell-properties style:vertical-align="top" fo:wrap-option="wrap" style:shrink-to-fit="false"/>
    </style:style>
    <style:style style:name="TBL_5f_0_5f_1.S33" style:display-name="TBL_0_1.S33" style:family="table-cell">
      <style:table-cell-properties style:vertical-align="top" fo:wrap-option="wrap" style:shrink-to-fit="false"/>
    </style:style>
    <style:style style:name="TBL_5f_0_5f_1.S34" style:display-name="TBL_0_1.S34" style:family="table-cell">
      <style:table-cell-properties style:vertical-align="top" fo:wrap-option="wrap" style:shrink-to-fit="false"/>
    </style:style>
    <style:style style:name="TBL_5f_0_5f_1.S35" style:display-name="TBL_0_1.S35" style:family="table-cell">
      <style:table-cell-properties style:vertical-align="top" fo:wrap-option="wrap" style:shrink-to-fit="false"/>
    </style:style>
    <style:style style:name="TBL_5f_0_5f_1.S36" style:display-name="TBL_0_1.S36" style:family="table-cell">
      <style:table-cell-properties style:vertical-align="top" fo:wrap-option="wrap" style:shrink-to-fit="false"/>
    </style:style>
    <style:style style:name="TBL_5f_0_5f_1.S37" style:display-name="TBL_0_1.S37" style:family="table-cell">
      <style:table-cell-properties style:vertical-align="top" fo:wrap-option="wrap" style:shrink-to-fit="false"/>
    </style:style>
    <style:style style:name="TBL_5f_0_5f_1.S38" style:display-name="TBL_0_1.S38" style:family="table-cell">
      <style:table-cell-properties style:vertical-align="top" fo:wrap-option="wrap" style:shrink-to-fit="false"/>
    </style:style>
    <style:style style:name="TBL_5f_0_5f_1.S39" style:display-name="TBL_0_1.S39" style:family="table-cell">
      <style:table-cell-properties style:vertical-align="top" fo:wrap-option="wrap" style:shrink-to-fit="false"/>
    </style:style>
    <style:style style:name="TBL_5f_0_5f_1.S40" style:display-name="TBL_0_1.S40" style:family="table-cell">
      <style:table-cell-properties style:vertical-align="top" fo:wrap-option="wrap" style:shrink-to-fit="false"/>
    </style:style>
    <style:style style:name="TBL_5f_0_5f_1.S41" style:display-name="TBL_0_1.S41" style:family="table-cell">
      <style:table-cell-properties style:vertical-align="top" fo:wrap-option="wrap" style:shrink-to-fit="false"/>
    </style:style>
    <style:style style:name="TBL_5f_0_5f_1.S42" style:display-name="TBL_0_1.S42" style:family="table-cell">
      <style:table-cell-properties style:vertical-align="top" fo:wrap-option="wrap" style:shrink-to-fit="false"/>
    </style:style>
    <style:style style:name="TBL_5f_0_5f_1.S43" style:display-name="TBL_0_1.S43" style:family="table-cell">
      <style:table-cell-properties style:vertical-align="top" fo:wrap-option="wrap" style:shrink-to-fit="false"/>
    </style:style>
    <style:style style:name="TBL_5f_0_5f_1.S44" style:display-name="TBL_0_1.S44" style:family="table-cell">
      <style:table-cell-properties style:vertical-align="top" fo:wrap-option="wrap" style:shrink-to-fit="false"/>
    </style:style>
    <style:style style:name="TBL_5f_0_5f_2" style:display-name="TBL_0_2" style:family="table" style:master-page-name="master_5f_0">
      <style:table-properties style:width="58.242cm" style:page-number="auto" fo:break-before="page" table:align="left"/>
    </style:style>
    <style:style style:name="TBL_5f_0_5f_2.A" style:display-name="TBL_0_2.A" style:family="table-column">
      <style:table-column-properties style:column-width="3.494cm"/>
    </style:style>
    <style:style style:name="TBL_5f_0_5f_2.B" style:display-name="TBL_0_2.B" style:family="table-column">
      <style:table-column-properties style:column-width="8.798cm"/>
    </style:style>
    <style:style style:name="TBL_5f_0_5f_2.C" style:display-name="TBL_0_2.C" style:family="table-column">
      <style:table-column-properties style:column-width="9.029cm"/>
    </style:style>
    <style:style style:name="TBL_5f_0_5f_2.D" style:display-name="TBL_0_2.D" style:family="table-column">
      <style:table-column-properties style:column-width="13.339cm"/>
    </style:style>
    <style:style style:name="TBL_5f_0_5f_2.E" style:display-name="TBL_0_2.E" style:family="table-column">
      <style:table-column-properties style:column-width="1.605cm"/>
    </style:style>
    <style:style style:name="TBL_5f_0_5f_2.F" style:display-name="TBL_0_2.F" style:family="table-column">
      <style:table-column-properties style:column-width="2.32cm"/>
    </style:style>
    <style:style style:name="TBL_5f_0_5f_2.G" style:display-name="TBL_0_2.G" style:family="table-column">
      <style:table-column-properties style:column-width="2.193cm"/>
    </style:style>
    <style:style style:name="TBL_5f_0_5f_2.H" style:display-name="TBL_0_2.H" style:family="table-column">
      <style:table-column-properties style:column-width="1.427cm"/>
    </style:style>
    <style:style style:name="TBL_5f_0_5f_2.I" style:display-name="TBL_0_2.I" style:family="table-column">
      <style:table-column-properties style:column-width="1.785cm"/>
    </style:style>
    <style:style style:name="TBL_5f_0_5f_2.J" style:display-name="TBL_0_2.J" style:family="table-column">
      <style:table-column-properties style:column-width="1.681cm"/>
    </style:style>
    <style:style style:name="TBL_5f_0_5f_2.L" style:display-name="TBL_0_2.L" style:family="table-column">
      <style:table-column-properties style:column-width="1.554cm"/>
    </style:style>
    <style:style style:name="TBL_5f_0_5f_2.O" style:display-name="TBL_0_2.O" style:family="table-column">
      <style:table-column-properties style:column-width="1.58cm"/>
    </style:style>
    <style:style style:name="TBL_5f_0_5f_2.P" style:display-name="TBL_0_2.P" style:family="table-column">
      <style:table-column-properties style:column-width="1.656cm"/>
    </style:style>
    <style:style style:name="TBL_5f_0_5f_2.Q" style:display-name="TBL_0_2.Q" style:family="table-column">
      <style:table-column-properties style:column-width="1.402cm"/>
    </style:style>
    <style:style style:name="TBL_5f_0_5f_2.R" style:display-name="TBL_0_2.R" style:family="table-column">
      <style:table-column-properties style:column-width="1.478cm"/>
    </style:style>
    <style:style style:name="TBL_5f_0_5f_2.S" style:display-name="TBL_0_2.S" style:family="table-column">
      <style:table-column-properties style:column-width="0.06cm"/>
    </style:style>
    <style:style style:name="TBL_5f_0_5f_2.1" style:display-name="TBL_0_2.1" style:family="table-row">
      <style:table-row-properties style:row-height="0.457cm" style:use-optimal-row-height="false"/>
    </style:style>
    <style:style style:name="TBL_5f_0_5f_2.A1" style:display-name="TBL_0_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.B1" style:display-name="TBL_0_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.E1" style:display-name="TBL_0_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.S1" style:display-name="TBL_0_2.S1" style:family="table-cell">
      <style:table-cell-properties style:vertical-align="top" fo:wrap-option="wrap" style:shrink-to-fit="false"/>
    </style:style>
    <style:style style:name="TBL_5f_0_5f_2.S2" style:display-name="TBL_0_2.S2" style:family="table-cell">
      <style:table-cell-properties style:vertical-align="top" fo:wrap-option="wrap" style:shrink-to-fit="false"/>
    </style:style>
    <style:style style:name="TBL_5f_0_5f_2.S3" style:display-name="TBL_0_2.S3" style:family="table-cell">
      <style:table-cell-properties style:vertical-align="top" fo:wrap-option="wrap" style:shrink-to-fit="false"/>
    </style:style>
    <style:style style:name="TBL_5f_0_5f_2.S4" style:display-name="TBL_0_2.S4" style:family="table-cell">
      <style:table-cell-properties style:vertical-align="top" fo:wrap-option="wrap" style:shrink-to-fit="false"/>
    </style:style>
    <style:style style:name="TBL_5f_0_5f_2.S5" style:display-name="TBL_0_2.S5" style:family="table-cell">
      <style:table-cell-properties style:vertical-align="top" fo:wrap-option="wrap" style:shrink-to-fit="false"/>
    </style:style>
    <style:style style:name="TBL_5f_0_5f_2.S6" style:display-name="TBL_0_2.S6" style:family="table-cell">
      <style:table-cell-properties style:vertical-align="top" fo:wrap-option="wrap" style:shrink-to-fit="false"/>
    </style:style>
    <style:style style:name="TBL_5f_0_5f_2.S7" style:display-name="TBL_0_2.S7" style:family="table-cell">
      <style:table-cell-properties style:vertical-align="top" fo:wrap-option="wrap" style:shrink-to-fit="false"/>
    </style:style>
    <style:style style:name="TBL_5f_0_5f_2.S8" style:display-name="TBL_0_2.S8" style:family="table-cell">
      <style:table-cell-properties style:vertical-align="top" fo:wrap-option="wrap" style:shrink-to-fit="false"/>
    </style:style>
    <style:style style:name="TBL_5f_0_5f_2.S9" style:display-name="TBL_0_2.S9" style:family="table-cell">
      <style:table-cell-properties style:vertical-align="top" fo:wrap-option="wrap" style:shrink-to-fit="false"/>
    </style:style>
    <style:style style:name="TBL_5f_0_5f_2.S10" style:display-name="TBL_0_2.S10" style:family="table-cell">
      <style:table-cell-properties style:vertical-align="top" fo:wrap-option="wrap" style:shrink-to-fit="false"/>
    </style:style>
    <style:style style:name="TBL_5f_0_5f_2.S11" style:display-name="TBL_0_2.S11" style:family="table-cell">
      <style:table-cell-properties style:vertical-align="top" fo:wrap-option="wrap" style:shrink-to-fit="false"/>
    </style:style>
    <style:style style:name="TBL_5f_0_5f_2.S12" style:display-name="TBL_0_2.S12" style:family="table-cell">
      <style:table-cell-properties style:vertical-align="top" fo:wrap-option="wrap" style:shrink-to-fit="false"/>
    </style:style>
    <style:style style:name="TBL_5f_0_5f_2.S13" style:display-name="TBL_0_2.S13" style:family="table-cell">
      <style:table-cell-properties style:vertical-align="top" fo:wrap-option="wrap" style:shrink-to-fit="false"/>
    </style:style>
    <style:style style:name="TBL_5f_0_5f_2.S14" style:display-name="TBL_0_2.S14" style:family="table-cell">
      <style:table-cell-properties style:vertical-align="top" fo:wrap-option="wrap" style:shrink-to-fit="false"/>
    </style:style>
    <style:style style:name="TBL_5f_0_5f_2.S15" style:display-name="TBL_0_2.S15" style:family="table-cell">
      <style:table-cell-properties style:vertical-align="top" fo:wrap-option="wrap" style:shrink-to-fit="false"/>
    </style:style>
    <style:style style:name="TBL_5f_0_5f_2.S16" style:display-name="TBL_0_2.S16" style:family="table-cell">
      <style:table-cell-properties style:vertical-align="top" fo:wrap-option="wrap" style:shrink-to-fit="false"/>
    </style:style>
    <style:style style:name="TBL_5f_0_5f_2.S17" style:display-name="TBL_0_2.S17" style:family="table-cell">
      <style:table-cell-properties style:vertical-align="top" fo:wrap-option="wrap" style:shrink-to-fit="false"/>
    </style:style>
    <style:style style:name="TBL_5f_0_5f_2.S18" style:display-name="TBL_0_2.S18" style:family="table-cell">
      <style:table-cell-properties style:vertical-align="top" fo:wrap-option="wrap" style:shrink-to-fit="false"/>
    </style:style>
    <style:style style:name="TBL_5f_0_5f_2.S19" style:display-name="TBL_0_2.S19" style:family="table-cell">
      <style:table-cell-properties style:vertical-align="top" fo:wrap-option="wrap" style:shrink-to-fit="false"/>
    </style:style>
    <style:style style:name="TBL_5f_0_5f_2.S20" style:display-name="TBL_0_2.S20" style:family="table-cell">
      <style:table-cell-properties style:vertical-align="top" fo:wrap-option="wrap" style:shrink-to-fit="false"/>
    </style:style>
    <style:style style:name="TBL_5f_0_5f_2.S21" style:display-name="TBL_0_2.S21" style:family="table-cell">
      <style:table-cell-properties style:vertical-align="top" fo:wrap-option="wrap" style:shrink-to-fit="false"/>
    </style:style>
    <style:style style:name="TBL_5f_0_5f_2.S22" style:display-name="TBL_0_2.S22" style:family="table-cell">
      <style:table-cell-properties style:vertical-align="top" fo:wrap-option="wrap" style:shrink-to-fit="false"/>
    </style:style>
    <style:style style:name="TBL_5f_0_5f_2.S23" style:display-name="TBL_0_2.S23" style:family="table-cell">
      <style:table-cell-properties style:vertical-align="top" fo:wrap-option="wrap" style:shrink-to-fit="false"/>
    </style:style>
    <style:style style:name="TBL_5f_0_5f_2.S24" style:display-name="TBL_0_2.S24" style:family="table-cell">
      <style:table-cell-properties style:vertical-align="top" fo:wrap-option="wrap" style:shrink-to-fit="false"/>
    </style:style>
    <style:style style:name="TBL_5f_0_5f_2.S25" style:display-name="TBL_0_2.S25" style:family="table-cell">
      <style:table-cell-properties style:vertical-align="top" fo:wrap-option="wrap" style:shrink-to-fit="false"/>
    </style:style>
    <style:style style:name="TBL_5f_0_5f_2.S26" style:display-name="TBL_0_2.S26" style:family="table-cell">
      <style:table-cell-properties style:vertical-align="top" fo:wrap-option="wrap" style:shrink-to-fit="false"/>
    </style:style>
    <style:style style:name="TBL_5f_0_5f_2.S27" style:display-name="TBL_0_2.S27" style:family="table-cell">
      <style:table-cell-properties style:vertical-align="top" fo:wrap-option="wrap" style:shrink-to-fit="false"/>
    </style:style>
    <style:style style:name="TBL_5f_0_5f_2.S28" style:display-name="TBL_0_2.S28" style:family="table-cell">
      <style:table-cell-properties style:vertical-align="top" fo:wrap-option="wrap" style:shrink-to-fit="false"/>
    </style:style>
    <style:style style:name="TBL_5f_0_5f_2.S29" style:display-name="TBL_0_2.S29" style:family="table-cell">
      <style:table-cell-properties style:vertical-align="top" fo:wrap-option="wrap" style:shrink-to-fit="false"/>
    </style:style>
    <style:style style:name="TBL_5f_0_5f_2.S30" style:display-name="TBL_0_2.S30" style:family="table-cell">
      <style:table-cell-properties style:vertical-align="top" fo:wrap-option="wrap" style:shrink-to-fit="false"/>
    </style:style>
    <style:style style:name="TBL_5f_0_5f_2.S31" style:display-name="TBL_0_2.S31" style:family="table-cell">
      <style:table-cell-properties style:vertical-align="top" fo:wrap-option="wrap" style:shrink-to-fit="false"/>
    </style:style>
    <style:style style:name="TBL_5f_0_5f_2.S32" style:display-name="TBL_0_2.S32" style:family="table-cell">
      <style:table-cell-properties style:vertical-align="top" fo:wrap-option="wrap" style:shrink-to-fit="false"/>
    </style:style>
    <style:style style:name="TBL_5f_0_5f_2.S33" style:display-name="TBL_0_2.S33" style:family="table-cell">
      <style:table-cell-properties style:vertical-align="top" fo:wrap-option="wrap" style:shrink-to-fit="false"/>
    </style:style>
    <style:style style:name="TBL_5f_0_5f_2.S34" style:display-name="TBL_0_2.S34" style:family="table-cell">
      <style:table-cell-properties style:vertical-align="top" fo:wrap-option="wrap" style:shrink-to-fit="false"/>
    </style:style>
    <style:style style:name="TBL_5f_0_5f_2.S35" style:display-name="TBL_0_2.S35" style:family="table-cell">
      <style:table-cell-properties style:vertical-align="top" fo:wrap-option="wrap" style:shrink-to-fit="false"/>
    </style:style>
    <style:style style:name="TBL_5f_0_5f_2.S36" style:display-name="TBL_0_2.S36" style:family="table-cell">
      <style:table-cell-properties style:vertical-align="top" fo:wrap-option="wrap" style:shrink-to-fit="false"/>
    </style:style>
    <style:style style:name="TBL_5f_0_5f_2.S37" style:display-name="TBL_0_2.S37" style:family="table-cell">
      <style:table-cell-properties style:vertical-align="top" fo:wrap-option="wrap" style:shrink-to-fit="false"/>
    </style:style>
    <style:style style:name="TBL_5f_0_5f_2.S38" style:display-name="TBL_0_2.S38" style:family="table-cell">
      <style:table-cell-properties style:vertical-align="top" fo:wrap-option="wrap" style:shrink-to-fit="false"/>
    </style:style>
    <style:style style:name="TBL_5f_0_5f_2.S39" style:display-name="TBL_0_2.S39" style:family="table-cell">
      <style:table-cell-properties style:vertical-align="top" fo:wrap-option="wrap" style:shrink-to-fit="false"/>
    </style:style>
    <style:style style:name="TBL_5f_0_5f_2.S40" style:display-name="TBL_0_2.S40" style:family="table-cell">
      <style:table-cell-properties style:vertical-align="top" fo:wrap-option="wrap" style:shrink-to-fit="false"/>
    </style:style>
    <style:style style:name="TBL_5f_0_5f_2.S41" style:display-name="TBL_0_2.S41" style:family="table-cell">
      <style:table-cell-properties style:vertical-align="top" fo:wrap-option="wrap" style:shrink-to-fit="false"/>
    </style:style>
    <style:style style:name="TBL_5f_0_5f_2.S42" style:display-name="TBL_0_2.S42" style:family="table-cell">
      <style:table-cell-properties style:vertical-align="top" fo:wrap-option="wrap" style:shrink-to-fit="false"/>
    </style:style>
    <style:style style:name="TBL_5f_0_5f_2.S43" style:display-name="TBL_0_2.S43" style:family="table-cell">
      <style:table-cell-properties style:vertical-align="top" fo:wrap-option="wrap" style:shrink-to-fit="false"/>
    </style:style>
    <style:style style:name="TBL_5f_0_5f_2.S44" style:display-name="TBL_0_2.S44" style:family="table-cell">
      <style:table-cell-properties style:vertical-align="top" fo:wrap-option="wrap" style:shrink-to-fit="false"/>
    </style:style>
    <style:style style:name="TBL_5f_0_5f_3" style:display-name="TBL_0_3" style:family="table" style:master-page-name="master_5f_0">
      <style:table-properties style:width="58.242cm" style:page-number="auto" fo:break-before="page" table:align="left"/>
    </style:style>
    <style:style style:name="TBL_5f_0_5f_3.A" style:display-name="TBL_0_3.A" style:family="table-column">
      <style:table-column-properties style:column-width="3.494cm"/>
    </style:style>
    <style:style style:name="TBL_5f_0_5f_3.B" style:display-name="TBL_0_3.B" style:family="table-column">
      <style:table-column-properties style:column-width="8.798cm"/>
    </style:style>
    <style:style style:name="TBL_5f_0_5f_3.C" style:display-name="TBL_0_3.C" style:family="table-column">
      <style:table-column-properties style:column-width="9.029cm"/>
    </style:style>
    <style:style style:name="TBL_5f_0_5f_3.D" style:display-name="TBL_0_3.D" style:family="table-column">
      <style:table-column-properties style:column-width="13.339cm"/>
    </style:style>
    <style:style style:name="TBL_5f_0_5f_3.E" style:display-name="TBL_0_3.E" style:family="table-column">
      <style:table-column-properties style:column-width="1.605cm"/>
    </style:style>
    <style:style style:name="TBL_5f_0_5f_3.F" style:display-name="TBL_0_3.F" style:family="table-column">
      <style:table-column-properties style:column-width="2.32cm"/>
    </style:style>
    <style:style style:name="TBL_5f_0_5f_3.G" style:display-name="TBL_0_3.G" style:family="table-column">
      <style:table-column-properties style:column-width="2.193cm"/>
    </style:style>
    <style:style style:name="TBL_5f_0_5f_3.H" style:display-name="TBL_0_3.H" style:family="table-column">
      <style:table-column-properties style:column-width="1.427cm"/>
    </style:style>
    <style:style style:name="TBL_5f_0_5f_3.I" style:display-name="TBL_0_3.I" style:family="table-column">
      <style:table-column-properties style:column-width="1.785cm"/>
    </style:style>
    <style:style style:name="TBL_5f_0_5f_3.J" style:display-name="TBL_0_3.J" style:family="table-column">
      <style:table-column-properties style:column-width="1.681cm"/>
    </style:style>
    <style:style style:name="TBL_5f_0_5f_3.L" style:display-name="TBL_0_3.L" style:family="table-column">
      <style:table-column-properties style:column-width="1.554cm"/>
    </style:style>
    <style:style style:name="TBL_5f_0_5f_3.O" style:display-name="TBL_0_3.O" style:family="table-column">
      <style:table-column-properties style:column-width="1.58cm"/>
    </style:style>
    <style:style style:name="TBL_5f_0_5f_3.P" style:display-name="TBL_0_3.P" style:family="table-column">
      <style:table-column-properties style:column-width="1.656cm"/>
    </style:style>
    <style:style style:name="TBL_5f_0_5f_3.Q" style:display-name="TBL_0_3.Q" style:family="table-column">
      <style:table-column-properties style:column-width="1.402cm"/>
    </style:style>
    <style:style style:name="TBL_5f_0_5f_3.R" style:display-name="TBL_0_3.R" style:family="table-column">
      <style:table-column-properties style:column-width="1.478cm"/>
    </style:style>
    <style:style style:name="TBL_5f_0_5f_3.S" style:display-name="TBL_0_3.S" style:family="table-column">
      <style:table-column-properties style:column-width="0.06cm"/>
    </style:style>
    <style:style style:name="TBL_5f_0_5f_3.1" style:display-name="TBL_0_3.1" style:family="table-row">
      <style:table-row-properties style:row-height="0.457cm" style:use-optimal-row-height="false"/>
    </style:style>
    <style:style style:name="TBL_5f_0_5f_3.A1" style:display-name="TBL_0_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3.B1" style:display-name="TBL_0_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.E1" style:display-name="TBL_0_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.S1" style:display-name="TBL_0_3.S1" style:family="table-cell">
      <style:table-cell-properties style:vertical-align="top" fo:wrap-option="wrap" style:shrink-to-fit="false"/>
    </style:style>
    <style:style style:name="TBL_5f_0_5f_3.S2" style:display-name="TBL_0_3.S2" style:family="table-cell">
      <style:table-cell-properties style:vertical-align="top" fo:wrap-option="wrap" style:shrink-to-fit="false"/>
    </style:style>
    <style:style style:name="TBL_5f_0_5f_3.S3" style:display-name="TBL_0_3.S3" style:family="table-cell">
      <style:table-cell-properties style:vertical-align="top" fo:wrap-option="wrap" style:shrink-to-fit="false"/>
    </style:style>
    <style:style style:name="TBL_5f_0_5f_3.S4" style:display-name="TBL_0_3.S4" style:family="table-cell">
      <style:table-cell-properties style:vertical-align="top" fo:wrap-option="wrap" style:shrink-to-fit="false"/>
    </style:style>
    <style:style style:name="TBL_5f_0_5f_3.S5" style:display-name="TBL_0_3.S5" style:family="table-cell">
      <style:table-cell-properties style:vertical-align="top" fo:wrap-option="wrap" style:shrink-to-fit="false"/>
    </style:style>
    <style:style style:name="TBL_5f_0_5f_3.S6" style:display-name="TBL_0_3.S6" style:family="table-cell">
      <style:table-cell-properties style:vertical-align="top" fo:wrap-option="wrap" style:shrink-to-fit="false"/>
    </style:style>
    <style:style style:name="TBL_5f_0_5f_3.S7" style:display-name="TBL_0_3.S7" style:family="table-cell">
      <style:table-cell-properties style:vertical-align="top" fo:wrap-option="wrap" style:shrink-to-fit="false"/>
    </style:style>
    <style:style style:name="TBL_5f_0_5f_3.S8" style:display-name="TBL_0_3.S8" style:family="table-cell">
      <style:table-cell-properties style:vertical-align="top" fo:wrap-option="wrap" style:shrink-to-fit="false"/>
    </style:style>
    <style:style style:name="TBL_5f_0_5f_3.S9" style:display-name="TBL_0_3.S9" style:family="table-cell">
      <style:table-cell-properties style:vertical-align="top" fo:wrap-option="wrap" style:shrink-to-fit="false"/>
    </style:style>
    <style:style style:name="TBL_5f_0_5f_3.S10" style:display-name="TBL_0_3.S10" style:family="table-cell">
      <style:table-cell-properties style:vertical-align="top" fo:wrap-option="wrap" style:shrink-to-fit="false"/>
    </style:style>
    <style:style style:name="TBL_5f_0_5f_3.S11" style:display-name="TBL_0_3.S11" style:family="table-cell">
      <style:table-cell-properties style:vertical-align="top" fo:wrap-option="wrap" style:shrink-to-fit="false"/>
    </style:style>
    <style:style style:name="TBL_5f_0_5f_3.S12" style:display-name="TBL_0_3.S12" style:family="table-cell">
      <style:table-cell-properties style:vertical-align="top" fo:wrap-option="wrap" style:shrink-to-fit="false"/>
    </style:style>
    <style:style style:name="TBL_5f_0_5f_3.S13" style:display-name="TBL_0_3.S13" style:family="table-cell">
      <style:table-cell-properties style:vertical-align="top" fo:wrap-option="wrap" style:shrink-to-fit="false"/>
    </style:style>
    <style:style style:name="TBL_5f_0_5f_3.S14" style:display-name="TBL_0_3.S14" style:family="table-cell">
      <style:table-cell-properties style:vertical-align="top" fo:wrap-option="wrap" style:shrink-to-fit="false"/>
    </style:style>
    <style:style style:name="TBL_5f_0_5f_3.S15" style:display-name="TBL_0_3.S15" style:family="table-cell">
      <style:table-cell-properties style:vertical-align="top" fo:wrap-option="wrap" style:shrink-to-fit="false"/>
    </style:style>
    <style:style style:name="TBL_5f_0_5f_3.S16" style:display-name="TBL_0_3.S16" style:family="table-cell">
      <style:table-cell-properties style:vertical-align="top" fo:wrap-option="wrap" style:shrink-to-fit="false"/>
    </style:style>
    <style:style style:name="TBL_5f_0_5f_3.S17" style:display-name="TBL_0_3.S17" style:family="table-cell">
      <style:table-cell-properties style:vertical-align="top" fo:wrap-option="wrap" style:shrink-to-fit="false"/>
    </style:style>
    <style:style style:name="TBL_5f_0_5f_3.S18" style:display-name="TBL_0_3.S18" style:family="table-cell">
      <style:table-cell-properties style:vertical-align="top" fo:wrap-option="wrap" style:shrink-to-fit="false"/>
    </style:style>
    <style:style style:name="TBL_5f_0_5f_3.S19" style:display-name="TBL_0_3.S19" style:family="table-cell">
      <style:table-cell-properties style:vertical-align="top" fo:wrap-option="wrap" style:shrink-to-fit="false"/>
    </style:style>
    <style:style style:name="TBL_5f_0_5f_3.S20" style:display-name="TBL_0_3.S20" style:family="table-cell">
      <style:table-cell-properties style:vertical-align="top" fo:wrap-option="wrap" style:shrink-to-fit="false"/>
    </style:style>
    <style:style style:name="TBL_5f_0_5f_3.S21" style:display-name="TBL_0_3.S21" style:family="table-cell">
      <style:table-cell-properties style:vertical-align="top" fo:wrap-option="wrap" style:shrink-to-fit="false"/>
    </style:style>
    <style:style style:name="TBL_5f_0_5f_3.S22" style:display-name="TBL_0_3.S22" style:family="table-cell">
      <style:table-cell-properties style:vertical-align="top" fo:wrap-option="wrap" style:shrink-to-fit="false"/>
    </style:style>
    <style:style style:name="TBL_5f_0_5f_3.S23" style:display-name="TBL_0_3.S23" style:family="table-cell">
      <style:table-cell-properties style:vertical-align="top" fo:wrap-option="wrap" style:shrink-to-fit="false"/>
    </style:style>
    <style:style style:name="TBL_5f_0_5f_3.S24" style:display-name="TBL_0_3.S24" style:family="table-cell">
      <style:table-cell-properties style:vertical-align="top" fo:wrap-option="wrap" style:shrink-to-fit="false"/>
    </style:style>
    <style:style style:name="TBL_5f_0_5f_3.S25" style:display-name="TBL_0_3.S25" style:family="table-cell">
      <style:table-cell-properties style:vertical-align="top" fo:wrap-option="wrap" style:shrink-to-fit="false"/>
    </style:style>
    <style:style style:name="TBL_5f_0_5f_3.S26" style:display-name="TBL_0_3.S26" style:family="table-cell">
      <style:table-cell-properties style:vertical-align="top" fo:wrap-option="wrap" style:shrink-to-fit="false"/>
    </style:style>
    <style:style style:name="TBL_5f_0_5f_3.S27" style:display-name="TBL_0_3.S27" style:family="table-cell">
      <style:table-cell-properties style:vertical-align="top" fo:wrap-option="wrap" style:shrink-to-fit="false"/>
    </style:style>
    <style:style style:name="TBL_5f_0_5f_3.S28" style:display-name="TBL_0_3.S28" style:family="table-cell">
      <style:table-cell-properties style:vertical-align="top" fo:wrap-option="wrap" style:shrink-to-fit="false"/>
    </style:style>
    <style:style style:name="TBL_5f_0_5f_3.S29" style:display-name="TBL_0_3.S29" style:family="table-cell">
      <style:table-cell-properties style:vertical-align="top" fo:wrap-option="wrap" style:shrink-to-fit="false"/>
    </style:style>
    <style:style style:name="TBL_5f_0_5f_3.S30" style:display-name="TBL_0_3.S30" style:family="table-cell">
      <style:table-cell-properties style:vertical-align="top" fo:wrap-option="wrap" style:shrink-to-fit="false"/>
    </style:style>
    <style:style style:name="TBL_5f_0_5f_3.S31" style:display-name="TBL_0_3.S31" style:family="table-cell">
      <style:table-cell-properties style:vertical-align="top" fo:wrap-option="wrap" style:shrink-to-fit="false"/>
    </style:style>
    <style:style style:name="TBL_5f_0_5f_3.S32" style:display-name="TBL_0_3.S32" style:family="table-cell">
      <style:table-cell-properties style:vertical-align="top" fo:wrap-option="wrap" style:shrink-to-fit="false"/>
    </style:style>
    <style:style style:name="TBL_5f_0_5f_3.S33" style:display-name="TBL_0_3.S33" style:family="table-cell">
      <style:table-cell-properties style:vertical-align="top" fo:wrap-option="wrap" style:shrink-to-fit="false"/>
    </style:style>
    <style:style style:name="TBL_5f_0_5f_3.S34" style:display-name="TBL_0_3.S34" style:family="table-cell">
      <style:table-cell-properties style:vertical-align="top" fo:wrap-option="wrap" style:shrink-to-fit="false"/>
    </style:style>
    <style:style style:name="TBL_5f_0_5f_3.S35" style:display-name="TBL_0_3.S35" style:family="table-cell">
      <style:table-cell-properties style:vertical-align="top" fo:wrap-option="wrap" style:shrink-to-fit="false"/>
    </style:style>
    <style:style style:name="TBL_5f_0_5f_3.S36" style:display-name="TBL_0_3.S36" style:family="table-cell">
      <style:table-cell-properties style:vertical-align="top" fo:wrap-option="wrap" style:shrink-to-fit="false"/>
    </style:style>
    <style:style style:name="TBL_5f_0_5f_3.S37" style:display-name="TBL_0_3.S37" style:family="table-cell">
      <style:table-cell-properties style:vertical-align="top" fo:wrap-option="wrap" style:shrink-to-fit="false"/>
    </style:style>
    <style:style style:name="TBL_5f_0_5f_3.S38" style:display-name="TBL_0_3.S38" style:family="table-cell">
      <style:table-cell-properties style:vertical-align="top" fo:wrap-option="wrap" style:shrink-to-fit="false"/>
    </style:style>
    <style:style style:name="TBL_5f_0_5f_3.S39" style:display-name="TBL_0_3.S39" style:family="table-cell">
      <style:table-cell-properties style:vertical-align="top" fo:wrap-option="wrap" style:shrink-to-fit="false"/>
    </style:style>
    <style:style style:name="TBL_5f_0_5f_3.S40" style:display-name="TBL_0_3.S40" style:family="table-cell">
      <style:table-cell-properties style:vertical-align="top" fo:wrap-option="wrap" style:shrink-to-fit="false"/>
    </style:style>
    <style:style style:name="TBL_5f_0_5f_3.S41" style:display-name="TBL_0_3.S41" style:family="table-cell">
      <style:table-cell-properties style:vertical-align="top" fo:wrap-option="wrap" style:shrink-to-fit="false"/>
    </style:style>
    <style:style style:name="TBL_5f_0_5f_3.S42" style:display-name="TBL_0_3.S42" style:family="table-cell">
      <style:table-cell-properties style:vertical-align="top" fo:wrap-option="wrap" style:shrink-to-fit="false"/>
    </style:style>
    <style:style style:name="TBL_5f_0_5f_3.S43" style:display-name="TBL_0_3.S43" style:family="table-cell">
      <style:table-cell-properties style:vertical-align="top" fo:wrap-option="wrap" style:shrink-to-fit="false"/>
    </style:style>
    <style:style style:name="TBL_5f_0_5f_3.S44" style:display-name="TBL_0_3.S44" style:family="table-cell">
      <style:table-cell-properties style:vertical-align="top" fo:wrap-option="wrap" style:shrink-to-fit="false"/>
    </style:style>
    <style:style style:name="TBL_5f_0_5f_4" style:display-name="TBL_0_4" style:family="table" style:master-page-name="master_5f_0">
      <style:table-properties style:width="58.242cm" style:page-number="auto" fo:break-before="page" table:align="left"/>
    </style:style>
    <style:style style:name="TBL_5f_0_5f_4.A" style:display-name="TBL_0_4.A" style:family="table-column">
      <style:table-column-properties style:column-width="3.494cm"/>
    </style:style>
    <style:style style:name="TBL_5f_0_5f_4.B" style:display-name="TBL_0_4.B" style:family="table-column">
      <style:table-column-properties style:column-width="8.798cm"/>
    </style:style>
    <style:style style:name="TBL_5f_0_5f_4.C" style:display-name="TBL_0_4.C" style:family="table-column">
      <style:table-column-properties style:column-width="9.029cm"/>
    </style:style>
    <style:style style:name="TBL_5f_0_5f_4.D" style:display-name="TBL_0_4.D" style:family="table-column">
      <style:table-column-properties style:column-width="13.339cm"/>
    </style:style>
    <style:style style:name="TBL_5f_0_5f_4.E" style:display-name="TBL_0_4.E" style:family="table-column">
      <style:table-column-properties style:column-width="1.605cm"/>
    </style:style>
    <style:style style:name="TBL_5f_0_5f_4.F" style:display-name="TBL_0_4.F" style:family="table-column">
      <style:table-column-properties style:column-width="2.32cm"/>
    </style:style>
    <style:style style:name="TBL_5f_0_5f_4.G" style:display-name="TBL_0_4.G" style:family="table-column">
      <style:table-column-properties style:column-width="2.193cm"/>
    </style:style>
    <style:style style:name="TBL_5f_0_5f_4.H" style:display-name="TBL_0_4.H" style:family="table-column">
      <style:table-column-properties style:column-width="1.427cm"/>
    </style:style>
    <style:style style:name="TBL_5f_0_5f_4.I" style:display-name="TBL_0_4.I" style:family="table-column">
      <style:table-column-properties style:column-width="1.785cm"/>
    </style:style>
    <style:style style:name="TBL_5f_0_5f_4.J" style:display-name="TBL_0_4.J" style:family="table-column">
      <style:table-column-properties style:column-width="1.681cm"/>
    </style:style>
    <style:style style:name="TBL_5f_0_5f_4.L" style:display-name="TBL_0_4.L" style:family="table-column">
      <style:table-column-properties style:column-width="1.554cm"/>
    </style:style>
    <style:style style:name="TBL_5f_0_5f_4.O" style:display-name="TBL_0_4.O" style:family="table-column">
      <style:table-column-properties style:column-width="1.58cm"/>
    </style:style>
    <style:style style:name="TBL_5f_0_5f_4.P" style:display-name="TBL_0_4.P" style:family="table-column">
      <style:table-column-properties style:column-width="1.656cm"/>
    </style:style>
    <style:style style:name="TBL_5f_0_5f_4.Q" style:display-name="TBL_0_4.Q" style:family="table-column">
      <style:table-column-properties style:column-width="1.402cm"/>
    </style:style>
    <style:style style:name="TBL_5f_0_5f_4.R" style:display-name="TBL_0_4.R" style:family="table-column">
      <style:table-column-properties style:column-width="1.478cm"/>
    </style:style>
    <style:style style:name="TBL_5f_0_5f_4.S" style:display-name="TBL_0_4.S" style:family="table-column">
      <style:table-column-properties style:column-width="0.06cm"/>
    </style:style>
    <style:style style:name="TBL_5f_0_5f_4.1" style:display-name="TBL_0_4.1" style:family="table-row">
      <style:table-row-properties style:row-height="0.457cm" style:use-optimal-row-height="false"/>
    </style:style>
    <style:style style:name="TBL_5f_0_5f_4.A1" style:display-name="TBL_0_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4.B1" style:display-name="TBL_0_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.E1" style:display-name="TBL_0_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.S1" style:display-name="TBL_0_4.S1" style:family="table-cell">
      <style:table-cell-properties style:vertical-align="top" fo:wrap-option="wrap" style:shrink-to-fit="false"/>
    </style:style>
    <style:style style:name="TBL_5f_0_5f_4.S2" style:display-name="TBL_0_4.S2" style:family="table-cell">
      <style:table-cell-properties style:vertical-align="top" fo:wrap-option="wrap" style:shrink-to-fit="false"/>
    </style:style>
    <style:style style:name="TBL_5f_0_5f_4.S3" style:display-name="TBL_0_4.S3" style:family="table-cell">
      <style:table-cell-properties style:vertical-align="top" fo:wrap-option="wrap" style:shrink-to-fit="false"/>
    </style:style>
    <style:style style:name="TBL_5f_0_5f_4.S4" style:display-name="TBL_0_4.S4" style:family="table-cell">
      <style:table-cell-properties style:vertical-align="top" fo:wrap-option="wrap" style:shrink-to-fit="false"/>
    </style:style>
    <style:style style:name="TBL_5f_0_5f_4.S5" style:display-name="TBL_0_4.S5" style:family="table-cell">
      <style:table-cell-properties style:vertical-align="top" fo:wrap-option="wrap" style:shrink-to-fit="false"/>
    </style:style>
    <style:style style:name="TBL_5f_0_5f_4.S6" style:display-name="TBL_0_4.S6" style:family="table-cell">
      <style:table-cell-properties style:vertical-align="top" fo:wrap-option="wrap" style:shrink-to-fit="false"/>
    </style:style>
    <style:style style:name="TBL_5f_0_5f_4.S7" style:display-name="TBL_0_4.S7" style:family="table-cell">
      <style:table-cell-properties style:vertical-align="top" fo:wrap-option="wrap" style:shrink-to-fit="false"/>
    </style:style>
    <style:style style:name="TBL_5f_0_5f_4.S8" style:display-name="TBL_0_4.S8" style:family="table-cell">
      <style:table-cell-properties style:vertical-align="top" fo:wrap-option="wrap" style:shrink-to-fit="false"/>
    </style:style>
    <style:style style:name="TBL_5f_0_5f_4.S9" style:display-name="TBL_0_4.S9" style:family="table-cell">
      <style:table-cell-properties style:vertical-align="top" fo:wrap-option="wrap" style:shrink-to-fit="false"/>
    </style:style>
    <style:style style:name="TBL_5f_0_5f_4.S10" style:display-name="TBL_0_4.S10" style:family="table-cell">
      <style:table-cell-properties style:vertical-align="top" fo:wrap-option="wrap" style:shrink-to-fit="false"/>
    </style:style>
    <style:style style:name="TBL_5f_0_5f_4.S11" style:display-name="TBL_0_4.S11" style:family="table-cell">
      <style:table-cell-properties style:vertical-align="top" fo:wrap-option="wrap" style:shrink-to-fit="false"/>
    </style:style>
    <style:style style:name="TBL_5f_0_5f_4.S12" style:display-name="TBL_0_4.S12" style:family="table-cell">
      <style:table-cell-properties style:vertical-align="top" fo:wrap-option="wrap" style:shrink-to-fit="false"/>
    </style:style>
    <style:style style:name="TBL_5f_0_5f_4.S13" style:display-name="TBL_0_4.S13" style:family="table-cell">
      <style:table-cell-properties style:vertical-align="top" fo:wrap-option="wrap" style:shrink-to-fit="false"/>
    </style:style>
    <style:style style:name="TBL_5f_0_5f_4.S14" style:display-name="TBL_0_4.S14" style:family="table-cell">
      <style:table-cell-properties style:vertical-align="top" fo:wrap-option="wrap" style:shrink-to-fit="false"/>
    </style:style>
    <style:style style:name="TBL_5f_0_5f_4.S15" style:display-name="TBL_0_4.S15" style:family="table-cell">
      <style:table-cell-properties style:vertical-align="top" fo:wrap-option="wrap" style:shrink-to-fit="false"/>
    </style:style>
    <style:style style:name="TBL_5f_0_5f_4.S16" style:display-name="TBL_0_4.S16" style:family="table-cell">
      <style:table-cell-properties style:vertical-align="top" fo:wrap-option="wrap" style:shrink-to-fit="false"/>
    </style:style>
    <style:style style:name="TBL_5f_0_5f_4.S17" style:display-name="TBL_0_4.S17" style:family="table-cell">
      <style:table-cell-properties style:vertical-align="top" fo:wrap-option="wrap" style:shrink-to-fit="false"/>
    </style:style>
    <style:style style:name="TBL_5f_0_5f_4.S18" style:display-name="TBL_0_4.S18" style:family="table-cell">
      <style:table-cell-properties style:vertical-align="top" fo:wrap-option="wrap" style:shrink-to-fit="false"/>
    </style:style>
    <style:style style:name="TBL_5f_0_5f_4.S19" style:display-name="TBL_0_4.S19" style:family="table-cell">
      <style:table-cell-properties style:vertical-align="top" fo:wrap-option="wrap" style:shrink-to-fit="false"/>
    </style:style>
    <style:style style:name="TBL_5f_0_5f_4.S20" style:display-name="TBL_0_4.S20" style:family="table-cell">
      <style:table-cell-properties style:vertical-align="top" fo:wrap-option="wrap" style:shrink-to-fit="false"/>
    </style:style>
    <style:style style:name="TBL_5f_0_5f_4.S21" style:display-name="TBL_0_4.S21" style:family="table-cell">
      <style:table-cell-properties style:vertical-align="top" fo:wrap-option="wrap" style:shrink-to-fit="false"/>
    </style:style>
    <style:style style:name="TBL_5f_0_5f_4.S22" style:display-name="TBL_0_4.S22" style:family="table-cell">
      <style:table-cell-properties style:vertical-align="top" fo:wrap-option="wrap" style:shrink-to-fit="false"/>
    </style:style>
    <style:style style:name="TBL_5f_0_5f_4.S23" style:display-name="TBL_0_4.S23" style:family="table-cell">
      <style:table-cell-properties style:vertical-align="top" fo:wrap-option="wrap" style:shrink-to-fit="false"/>
    </style:style>
    <style:style style:name="TBL_5f_0_5f_4.S24" style:display-name="TBL_0_4.S24" style:family="table-cell">
      <style:table-cell-properties style:vertical-align="top" fo:wrap-option="wrap" style:shrink-to-fit="false"/>
    </style:style>
    <style:style style:name="TBL_5f_0_5f_4.S25" style:display-name="TBL_0_4.S25" style:family="table-cell">
      <style:table-cell-properties style:vertical-align="top" fo:wrap-option="wrap" style:shrink-to-fit="false"/>
    </style:style>
    <style:style style:name="TBL_5f_0_5f_4.S26" style:display-name="TBL_0_4.S26" style:family="table-cell">
      <style:table-cell-properties style:vertical-align="top" fo:wrap-option="wrap" style:shrink-to-fit="false"/>
    </style:style>
    <style:style style:name="TBL_5f_0_5f_4.S27" style:display-name="TBL_0_4.S27" style:family="table-cell">
      <style:table-cell-properties style:vertical-align="top" fo:wrap-option="wrap" style:shrink-to-fit="false"/>
    </style:style>
    <style:style style:name="TBL_5f_0_5f_4.S28" style:display-name="TBL_0_4.S28" style:family="table-cell">
      <style:table-cell-properties style:vertical-align="top" fo:wrap-option="wrap" style:shrink-to-fit="false"/>
    </style:style>
    <style:style style:name="TBL_5f_0_5f_4.S29" style:display-name="TBL_0_4.S29" style:family="table-cell">
      <style:table-cell-properties style:vertical-align="top" fo:wrap-option="wrap" style:shrink-to-fit="false"/>
    </style:style>
    <style:style style:name="TBL_5f_0_5f_4.S30" style:display-name="TBL_0_4.S30" style:family="table-cell">
      <style:table-cell-properties style:vertical-align="top" fo:wrap-option="wrap" style:shrink-to-fit="false"/>
    </style:style>
    <style:style style:name="TBL_5f_0_5f_4.S31" style:display-name="TBL_0_4.S31" style:family="table-cell">
      <style:table-cell-properties style:vertical-align="top" fo:wrap-option="wrap" style:shrink-to-fit="false"/>
    </style:style>
    <style:style style:name="TBL_5f_0_5f_4.S32" style:display-name="TBL_0_4.S32" style:family="table-cell">
      <style:table-cell-properties style:vertical-align="top" fo:wrap-option="wrap" style:shrink-to-fit="false"/>
    </style:style>
    <style:style style:name="TBL_5f_0_5f_4.S33" style:display-name="TBL_0_4.S33" style:family="table-cell">
      <style:table-cell-properties style:vertical-align="top" fo:wrap-option="wrap" style:shrink-to-fit="false"/>
    </style:style>
    <style:style style:name="TBL_5f_0_5f_4.S34" style:display-name="TBL_0_4.S34" style:family="table-cell">
      <style:table-cell-properties style:vertical-align="top" fo:wrap-option="wrap" style:shrink-to-fit="false"/>
    </style:style>
    <style:style style:name="TBL_5f_0_5f_4.S35" style:display-name="TBL_0_4.S35" style:family="table-cell">
      <style:table-cell-properties style:vertical-align="top" fo:wrap-option="wrap" style:shrink-to-fit="false"/>
    </style:style>
    <style:style style:name="TBL_5f_0_5f_4.S36" style:display-name="TBL_0_4.S36" style:family="table-cell">
      <style:table-cell-properties style:vertical-align="top" fo:wrap-option="wrap" style:shrink-to-fit="false"/>
    </style:style>
    <style:style style:name="TBL_5f_0_5f_4.S37" style:display-name="TBL_0_4.S37" style:family="table-cell">
      <style:table-cell-properties style:vertical-align="top" fo:wrap-option="wrap" style:shrink-to-fit="false"/>
    </style:style>
    <style:style style:name="TBL_5f_0_5f_4.S38" style:display-name="TBL_0_4.S38" style:family="table-cell">
      <style:table-cell-properties style:vertical-align="top" fo:wrap-option="wrap" style:shrink-to-fit="false"/>
    </style:style>
    <style:style style:name="TBL_5f_0_5f_4.S39" style:display-name="TBL_0_4.S39" style:family="table-cell">
      <style:table-cell-properties style:vertical-align="top" fo:wrap-option="wrap" style:shrink-to-fit="false"/>
    </style:style>
    <style:style style:name="TBL_5f_0_5f_4.S40" style:display-name="TBL_0_4.S40" style:family="table-cell">
      <style:table-cell-properties style:vertical-align="top" fo:wrap-option="wrap" style:shrink-to-fit="false"/>
    </style:style>
    <style:style style:name="TBL_5f_0_5f_4.S41" style:display-name="TBL_0_4.S41" style:family="table-cell">
      <style:table-cell-properties style:vertical-align="top" fo:wrap-option="wrap" style:shrink-to-fit="false"/>
    </style:style>
    <style:style style:name="TBL_5f_0_5f_4.S42" style:display-name="TBL_0_4.S42" style:family="table-cell">
      <style:table-cell-properties style:vertical-align="top" fo:wrap-option="wrap" style:shrink-to-fit="false"/>
    </style:style>
    <style:style style:name="TBL_5f_0_5f_4.S43" style:display-name="TBL_0_4.S43" style:family="table-cell">
      <style:table-cell-properties style:vertical-align="top" fo:wrap-option="wrap" style:shrink-to-fit="false"/>
    </style:style>
    <style:style style:name="TBL_5f_0_5f_4.S44" style:display-name="TBL_0_4.S44" style:family="table-cell">
      <style:table-cell-properties style:vertical-align="top" fo:wrap-option="wrap" style:shrink-to-fit="false"/>
    </style:style>
    <style:style style:name="TBL_5f_0_5f_5" style:display-name="TBL_0_5" style:family="table" style:master-page-name="master_5f_0">
      <style:table-properties style:width="58.242cm" style:page-number="auto" fo:break-before="page" table:align="left"/>
    </style:style>
    <style:style style:name="TBL_5f_0_5f_5.A" style:display-name="TBL_0_5.A" style:family="table-column">
      <style:table-column-properties style:column-width="3.494cm"/>
    </style:style>
    <style:style style:name="TBL_5f_0_5f_5.B" style:display-name="TBL_0_5.B" style:family="table-column">
      <style:table-column-properties style:column-width="8.798cm"/>
    </style:style>
    <style:style style:name="TBL_5f_0_5f_5.C" style:display-name="TBL_0_5.C" style:family="table-column">
      <style:table-column-properties style:column-width="9.029cm"/>
    </style:style>
    <style:style style:name="TBL_5f_0_5f_5.D" style:display-name="TBL_0_5.D" style:family="table-column">
      <style:table-column-properties style:column-width="13.339cm"/>
    </style:style>
    <style:style style:name="TBL_5f_0_5f_5.E" style:display-name="TBL_0_5.E" style:family="table-column">
      <style:table-column-properties style:column-width="1.605cm"/>
    </style:style>
    <style:style style:name="TBL_5f_0_5f_5.F" style:display-name="TBL_0_5.F" style:family="table-column">
      <style:table-column-properties style:column-width="2.32cm"/>
    </style:style>
    <style:style style:name="TBL_5f_0_5f_5.G" style:display-name="TBL_0_5.G" style:family="table-column">
      <style:table-column-properties style:column-width="2.193cm"/>
    </style:style>
    <style:style style:name="TBL_5f_0_5f_5.H" style:display-name="TBL_0_5.H" style:family="table-column">
      <style:table-column-properties style:column-width="1.427cm"/>
    </style:style>
    <style:style style:name="TBL_5f_0_5f_5.I" style:display-name="TBL_0_5.I" style:family="table-column">
      <style:table-column-properties style:column-width="1.785cm"/>
    </style:style>
    <style:style style:name="TBL_5f_0_5f_5.J" style:display-name="TBL_0_5.J" style:family="table-column">
      <style:table-column-properties style:column-width="1.681cm"/>
    </style:style>
    <style:style style:name="TBL_5f_0_5f_5.L" style:display-name="TBL_0_5.L" style:family="table-column">
      <style:table-column-properties style:column-width="1.554cm"/>
    </style:style>
    <style:style style:name="TBL_5f_0_5f_5.O" style:display-name="TBL_0_5.O" style:family="table-column">
      <style:table-column-properties style:column-width="1.58cm"/>
    </style:style>
    <style:style style:name="TBL_5f_0_5f_5.P" style:display-name="TBL_0_5.P" style:family="table-column">
      <style:table-column-properties style:column-width="1.656cm"/>
    </style:style>
    <style:style style:name="TBL_5f_0_5f_5.Q" style:display-name="TBL_0_5.Q" style:family="table-column">
      <style:table-column-properties style:column-width="1.402cm"/>
    </style:style>
    <style:style style:name="TBL_5f_0_5f_5.R" style:display-name="TBL_0_5.R" style:family="table-column">
      <style:table-column-properties style:column-width="1.478cm"/>
    </style:style>
    <style:style style:name="TBL_5f_0_5f_5.S" style:display-name="TBL_0_5.S" style:family="table-column">
      <style:table-column-properties style:column-width="0.06cm"/>
    </style:style>
    <style:style style:name="TBL_5f_0_5f_5.1" style:display-name="TBL_0_5.1" style:family="table-row">
      <style:table-row-properties style:row-height="0.457cm" style:use-optimal-row-height="false"/>
    </style:style>
    <style:style style:name="TBL_5f_0_5f_5.A1" style:display-name="TBL_0_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5.B1" style:display-name="TBL_0_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.E1" style:display-name="TBL_0_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.S1" style:display-name="TBL_0_5.S1" style:family="table-cell">
      <style:table-cell-properties style:vertical-align="top" fo:wrap-option="wrap" style:shrink-to-fit="false"/>
    </style:style>
    <style:style style:name="TBL_5f_0_5f_5.S2" style:display-name="TBL_0_5.S2" style:family="table-cell">
      <style:table-cell-properties style:vertical-align="top" fo:wrap-option="wrap" style:shrink-to-fit="false"/>
    </style:style>
    <style:style style:name="TBL_5f_0_5f_5.S3" style:display-name="TBL_0_5.S3" style:family="table-cell">
      <style:table-cell-properties style:vertical-align="top" fo:wrap-option="wrap" style:shrink-to-fit="false"/>
    </style:style>
    <style:style style:name="TBL_5f_0_5f_5.S4" style:display-name="TBL_0_5.S4" style:family="table-cell">
      <style:table-cell-properties style:vertical-align="top" fo:wrap-option="wrap" style:shrink-to-fit="false"/>
    </style:style>
    <style:style style:name="TBL_5f_0_5f_5.S5" style:display-name="TBL_0_5.S5" style:family="table-cell">
      <style:table-cell-properties style:vertical-align="top" fo:wrap-option="wrap" style:shrink-to-fit="false"/>
    </style:style>
    <style:style style:name="TBL_5f_0_5f_5.S6" style:display-name="TBL_0_5.S6" style:family="table-cell">
      <style:table-cell-properties style:vertical-align="top" fo:wrap-option="wrap" style:shrink-to-fit="false"/>
    </style:style>
    <style:style style:name="TBL_5f_0_5f_5.S7" style:display-name="TBL_0_5.S7" style:family="table-cell">
      <style:table-cell-properties style:vertical-align="top" fo:wrap-option="wrap" style:shrink-to-fit="false"/>
    </style:style>
    <style:style style:name="TBL_5f_0_5f_5.S8" style:display-name="TBL_0_5.S8" style:family="table-cell">
      <style:table-cell-properties style:vertical-align="top" fo:wrap-option="wrap" style:shrink-to-fit="false"/>
    </style:style>
    <style:style style:name="TBL_5f_0_5f_5.S9" style:display-name="TBL_0_5.S9" style:family="table-cell">
      <style:table-cell-properties style:vertical-align="top" fo:wrap-option="wrap" style:shrink-to-fit="false"/>
    </style:style>
    <style:style style:name="TBL_5f_0_5f_5.S10" style:display-name="TBL_0_5.S10" style:family="table-cell">
      <style:table-cell-properties style:vertical-align="top" fo:wrap-option="wrap" style:shrink-to-fit="false"/>
    </style:style>
    <style:style style:name="TBL_5f_0_5f_5.S11" style:display-name="TBL_0_5.S11" style:family="table-cell">
      <style:table-cell-properties style:vertical-align="top" fo:wrap-option="wrap" style:shrink-to-fit="false"/>
    </style:style>
    <style:style style:name="TBL_5f_0_5f_5.S12" style:display-name="TBL_0_5.S12" style:family="table-cell">
      <style:table-cell-properties style:vertical-align="top" fo:wrap-option="wrap" style:shrink-to-fit="false"/>
    </style:style>
    <style:style style:name="TBL_5f_0_5f_5.S13" style:display-name="TBL_0_5.S13" style:family="table-cell">
      <style:table-cell-properties style:vertical-align="top" fo:wrap-option="wrap" style:shrink-to-fit="false"/>
    </style:style>
    <style:style style:name="TBL_5f_0_5f_5.S14" style:display-name="TBL_0_5.S14" style:family="table-cell">
      <style:table-cell-properties style:vertical-align="top" fo:wrap-option="wrap" style:shrink-to-fit="false"/>
    </style:style>
    <style:style style:name="TBL_5f_0_5f_5.S15" style:display-name="TBL_0_5.S15" style:family="table-cell">
      <style:table-cell-properties style:vertical-align="top" fo:wrap-option="wrap" style:shrink-to-fit="false"/>
    </style:style>
    <style:style style:name="TBL_5f_0_5f_5.S16" style:display-name="TBL_0_5.S16" style:family="table-cell">
      <style:table-cell-properties style:vertical-align="top" fo:wrap-option="wrap" style:shrink-to-fit="false"/>
    </style:style>
    <style:style style:name="TBL_5f_0_5f_5.S17" style:display-name="TBL_0_5.S17" style:family="table-cell">
      <style:table-cell-properties style:vertical-align="top" fo:wrap-option="wrap" style:shrink-to-fit="false"/>
    </style:style>
    <style:style style:name="TBL_5f_0_5f_5.S18" style:display-name="TBL_0_5.S18" style:family="table-cell">
      <style:table-cell-properties style:vertical-align="top" fo:wrap-option="wrap" style:shrink-to-fit="false"/>
    </style:style>
    <style:style style:name="TBL_5f_0_5f_5.S19" style:display-name="TBL_0_5.S19" style:family="table-cell">
      <style:table-cell-properties style:vertical-align="top" fo:wrap-option="wrap" style:shrink-to-fit="false"/>
    </style:style>
    <style:style style:name="TBL_5f_0_5f_5.S20" style:display-name="TBL_0_5.S20" style:family="table-cell">
      <style:table-cell-properties style:vertical-align="top" fo:wrap-option="wrap" style:shrink-to-fit="false"/>
    </style:style>
    <style:style style:name="TBL_5f_0_5f_5.S21" style:display-name="TBL_0_5.S21" style:family="table-cell">
      <style:table-cell-properties style:vertical-align="top" fo:wrap-option="wrap" style:shrink-to-fit="false"/>
    </style:style>
    <style:style style:name="TBL_5f_0_5f_5.S22" style:display-name="TBL_0_5.S22" style:family="table-cell">
      <style:table-cell-properties style:vertical-align="top" fo:wrap-option="wrap" style:shrink-to-fit="false"/>
    </style:style>
    <style:style style:name="TBL_5f_0_5f_5.S23" style:display-name="TBL_0_5.S23" style:family="table-cell">
      <style:table-cell-properties style:vertical-align="top" fo:wrap-option="wrap" style:shrink-to-fit="false"/>
    </style:style>
    <style:style style:name="TBL_5f_0_5f_5.S24" style:display-name="TBL_0_5.S24" style:family="table-cell">
      <style:table-cell-properties style:vertical-align="top" fo:wrap-option="wrap" style:shrink-to-fit="false"/>
    </style:style>
    <style:style style:name="TBL_5f_0_5f_5.S25" style:display-name="TBL_0_5.S25" style:family="table-cell">
      <style:table-cell-properties style:vertical-align="top" fo:wrap-option="wrap" style:shrink-to-fit="false"/>
    </style:style>
    <style:style style:name="TBL_5f_0_5f_5.S26" style:display-name="TBL_0_5.S26" style:family="table-cell">
      <style:table-cell-properties style:vertical-align="top" fo:wrap-option="wrap" style:shrink-to-fit="false"/>
    </style:style>
    <style:style style:name="TBL_5f_0_5f_5.S27" style:display-name="TBL_0_5.S27" style:family="table-cell">
      <style:table-cell-properties style:vertical-align="top" fo:wrap-option="wrap" style:shrink-to-fit="false"/>
    </style:style>
    <style:style style:name="TBL_5f_0_5f_5.S28" style:display-name="TBL_0_5.S28" style:family="table-cell">
      <style:table-cell-properties style:vertical-align="top" fo:wrap-option="wrap" style:shrink-to-fit="false"/>
    </style:style>
    <style:style style:name="TBL_5f_0_5f_5.S29" style:display-name="TBL_0_5.S29" style:family="table-cell">
      <style:table-cell-properties style:vertical-align="top" fo:wrap-option="wrap" style:shrink-to-fit="false"/>
    </style:style>
    <style:style style:name="TBL_5f_0_5f_5.S30" style:display-name="TBL_0_5.S30" style:family="table-cell">
      <style:table-cell-properties style:vertical-align="top" fo:wrap-option="wrap" style:shrink-to-fit="false"/>
    </style:style>
    <style:style style:name="TBL_5f_0_5f_5.S31" style:display-name="TBL_0_5.S31" style:family="table-cell">
      <style:table-cell-properties style:vertical-align="top" fo:wrap-option="wrap" style:shrink-to-fit="false"/>
    </style:style>
    <style:style style:name="TBL_5f_0_5f_5.S32" style:display-name="TBL_0_5.S32" style:family="table-cell">
      <style:table-cell-properties style:vertical-align="top" fo:wrap-option="wrap" style:shrink-to-fit="false"/>
    </style:style>
    <style:style style:name="TBL_5f_0_5f_5.S33" style:display-name="TBL_0_5.S33" style:family="table-cell">
      <style:table-cell-properties style:vertical-align="top" fo:wrap-option="wrap" style:shrink-to-fit="false"/>
    </style:style>
    <style:style style:name="TBL_5f_0_5f_5.S34" style:display-name="TBL_0_5.S34" style:family="table-cell">
      <style:table-cell-properties style:vertical-align="top" fo:wrap-option="wrap" style:shrink-to-fit="false"/>
    </style:style>
    <style:style style:name="TBL_5f_0_5f_5.S35" style:display-name="TBL_0_5.S35" style:family="table-cell">
      <style:table-cell-properties style:vertical-align="top" fo:wrap-option="wrap" style:shrink-to-fit="false"/>
    </style:style>
    <style:style style:name="TBL_5f_0_5f_5.S36" style:display-name="TBL_0_5.S36" style:family="table-cell">
      <style:table-cell-properties style:vertical-align="top" fo:wrap-option="wrap" style:shrink-to-fit="false"/>
    </style:style>
    <style:style style:name="TBL_5f_0_5f_5.S37" style:display-name="TBL_0_5.S37" style:family="table-cell">
      <style:table-cell-properties style:vertical-align="top" fo:wrap-option="wrap" style:shrink-to-fit="false"/>
    </style:style>
    <style:style style:name="TBL_5f_0_5f_5.S38" style:display-name="TBL_0_5.S38" style:family="table-cell">
      <style:table-cell-properties style:vertical-align="top" fo:wrap-option="wrap" style:shrink-to-fit="false"/>
    </style:style>
    <style:style style:name="TBL_5f_0_5f_5.S39" style:display-name="TBL_0_5.S39" style:family="table-cell">
      <style:table-cell-properties style:vertical-align="top" fo:wrap-option="wrap" style:shrink-to-fit="false"/>
    </style:style>
    <style:style style:name="TBL_5f_0_5f_5.S40" style:display-name="TBL_0_5.S40" style:family="table-cell">
      <style:table-cell-properties style:vertical-align="top" fo:wrap-option="wrap" style:shrink-to-fit="false"/>
    </style:style>
    <style:style style:name="TBL_5f_0_5f_5.S41" style:display-name="TBL_0_5.S41" style:family="table-cell">
      <style:table-cell-properties style:vertical-align="top" fo:wrap-option="wrap" style:shrink-to-fit="false"/>
    </style:style>
    <style:style style:name="TBL_5f_0_5f_5.S42" style:display-name="TBL_0_5.S42" style:family="table-cell">
      <style:table-cell-properties style:vertical-align="top" fo:wrap-option="wrap" style:shrink-to-fit="false"/>
    </style:style>
    <style:style style:name="TBL_5f_0_5f_5.S43" style:display-name="TBL_0_5.S43" style:family="table-cell">
      <style:table-cell-properties style:vertical-align="top" fo:wrap-option="wrap" style:shrink-to-fit="false"/>
    </style:style>
    <style:style style:name="TBL_5f_0_5f_5.S44" style:display-name="TBL_0_5.S44" style:family="table-cell">
      <style:table-cell-properties style:vertical-align="top" fo:wrap-option="wrap" style:shrink-to-fit="false"/>
    </style:style>
    <style:style style:name="TBL_5f_0_5f_6" style:display-name="TBL_0_6" style:family="table" style:master-page-name="master_5f_0">
      <style:table-properties style:width="58.242cm" style:page-number="auto" fo:break-before="page" table:align="left"/>
    </style:style>
    <style:style style:name="TBL_5f_0_5f_6.A" style:display-name="TBL_0_6.A" style:family="table-column">
      <style:table-column-properties style:column-width="3.494cm"/>
    </style:style>
    <style:style style:name="TBL_5f_0_5f_6.B" style:display-name="TBL_0_6.B" style:family="table-column">
      <style:table-column-properties style:column-width="8.798cm"/>
    </style:style>
    <style:style style:name="TBL_5f_0_5f_6.C" style:display-name="TBL_0_6.C" style:family="table-column">
      <style:table-column-properties style:column-width="9.029cm"/>
    </style:style>
    <style:style style:name="TBL_5f_0_5f_6.D" style:display-name="TBL_0_6.D" style:family="table-column">
      <style:table-column-properties style:column-width="13.339cm"/>
    </style:style>
    <style:style style:name="TBL_5f_0_5f_6.E" style:display-name="TBL_0_6.E" style:family="table-column">
      <style:table-column-properties style:column-width="1.605cm"/>
    </style:style>
    <style:style style:name="TBL_5f_0_5f_6.F" style:display-name="TBL_0_6.F" style:family="table-column">
      <style:table-column-properties style:column-width="2.32cm"/>
    </style:style>
    <style:style style:name="TBL_5f_0_5f_6.G" style:display-name="TBL_0_6.G" style:family="table-column">
      <style:table-column-properties style:column-width="2.193cm"/>
    </style:style>
    <style:style style:name="TBL_5f_0_5f_6.H" style:display-name="TBL_0_6.H" style:family="table-column">
      <style:table-column-properties style:column-width="1.427cm"/>
    </style:style>
    <style:style style:name="TBL_5f_0_5f_6.I" style:display-name="TBL_0_6.I" style:family="table-column">
      <style:table-column-properties style:column-width="1.785cm"/>
    </style:style>
    <style:style style:name="TBL_5f_0_5f_6.J" style:display-name="TBL_0_6.J" style:family="table-column">
      <style:table-column-properties style:column-width="1.681cm"/>
    </style:style>
    <style:style style:name="TBL_5f_0_5f_6.L" style:display-name="TBL_0_6.L" style:family="table-column">
      <style:table-column-properties style:column-width="1.554cm"/>
    </style:style>
    <style:style style:name="TBL_5f_0_5f_6.O" style:display-name="TBL_0_6.O" style:family="table-column">
      <style:table-column-properties style:column-width="1.58cm"/>
    </style:style>
    <style:style style:name="TBL_5f_0_5f_6.P" style:display-name="TBL_0_6.P" style:family="table-column">
      <style:table-column-properties style:column-width="1.656cm"/>
    </style:style>
    <style:style style:name="TBL_5f_0_5f_6.Q" style:display-name="TBL_0_6.Q" style:family="table-column">
      <style:table-column-properties style:column-width="1.402cm"/>
    </style:style>
    <style:style style:name="TBL_5f_0_5f_6.R" style:display-name="TBL_0_6.R" style:family="table-column">
      <style:table-column-properties style:column-width="1.478cm"/>
    </style:style>
    <style:style style:name="TBL_5f_0_5f_6.S" style:display-name="TBL_0_6.S" style:family="table-column">
      <style:table-column-properties style:column-width="0.06cm"/>
    </style:style>
    <style:style style:name="TBL_5f_0_5f_6.1" style:display-name="TBL_0_6.1" style:family="table-row">
      <style:table-row-properties style:row-height="0.457cm" style:use-optimal-row-height="false"/>
    </style:style>
    <style:style style:name="TBL_5f_0_5f_6.A1" style:display-name="TBL_0_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6.B1" style:display-name="TBL_0_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.E1" style:display-name="TBL_0_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.S1" style:display-name="TBL_0_6.S1" style:family="table-cell">
      <style:table-cell-properties style:vertical-align="top" fo:wrap-option="wrap" style:shrink-to-fit="false"/>
    </style:style>
    <style:style style:name="TBL_5f_0_5f_6.S2" style:display-name="TBL_0_6.S2" style:family="table-cell">
      <style:table-cell-properties style:vertical-align="top" fo:wrap-option="wrap" style:shrink-to-fit="false"/>
    </style:style>
    <style:style style:name="TBL_5f_0_5f_6.S3" style:display-name="TBL_0_6.S3" style:family="table-cell">
      <style:table-cell-properties style:vertical-align="top" fo:wrap-option="wrap" style:shrink-to-fit="false"/>
    </style:style>
    <style:style style:name="TBL_5f_0_5f_6.S4" style:display-name="TBL_0_6.S4" style:family="table-cell">
      <style:table-cell-properties style:vertical-align="top" fo:wrap-option="wrap" style:shrink-to-fit="false"/>
    </style:style>
    <style:style style:name="TBL_5f_0_5f_6.S5" style:display-name="TBL_0_6.S5" style:family="table-cell">
      <style:table-cell-properties style:vertical-align="top" fo:wrap-option="wrap" style:shrink-to-fit="false"/>
    </style:style>
    <style:style style:name="TBL_5f_0_5f_6.S6" style:display-name="TBL_0_6.S6" style:family="table-cell">
      <style:table-cell-properties style:vertical-align="top" fo:wrap-option="wrap" style:shrink-to-fit="false"/>
    </style:style>
    <style:style style:name="TBL_5f_0_5f_6.S7" style:display-name="TBL_0_6.S7" style:family="table-cell">
      <style:table-cell-properties style:vertical-align="top" fo:wrap-option="wrap" style:shrink-to-fit="false"/>
    </style:style>
    <style:style style:name="TBL_5f_0_5f_6.S8" style:display-name="TBL_0_6.S8" style:family="table-cell">
      <style:table-cell-properties style:vertical-align="top" fo:wrap-option="wrap" style:shrink-to-fit="false"/>
    </style:style>
    <style:style style:name="TBL_5f_0_5f_6.S9" style:display-name="TBL_0_6.S9" style:family="table-cell">
      <style:table-cell-properties style:vertical-align="top" fo:wrap-option="wrap" style:shrink-to-fit="false"/>
    </style:style>
    <style:style style:name="TBL_5f_0_5f_6.S10" style:display-name="TBL_0_6.S10" style:family="table-cell">
      <style:table-cell-properties style:vertical-align="top" fo:wrap-option="wrap" style:shrink-to-fit="false"/>
    </style:style>
    <style:style style:name="TBL_5f_0_5f_6.S11" style:display-name="TBL_0_6.S11" style:family="table-cell">
      <style:table-cell-properties style:vertical-align="top" fo:wrap-option="wrap" style:shrink-to-fit="false"/>
    </style:style>
    <style:style style:name="TBL_5f_0_5f_6.S12" style:display-name="TBL_0_6.S12" style:family="table-cell">
      <style:table-cell-properties style:vertical-align="top" fo:wrap-option="wrap" style:shrink-to-fit="false"/>
    </style:style>
    <style:style style:name="TBL_5f_0_5f_6.S13" style:display-name="TBL_0_6.S13" style:family="table-cell">
      <style:table-cell-properties style:vertical-align="top" fo:wrap-option="wrap" style:shrink-to-fit="false"/>
    </style:style>
    <style:style style:name="TBL_5f_0_5f_6.S14" style:display-name="TBL_0_6.S14" style:family="table-cell">
      <style:table-cell-properties style:vertical-align="top" fo:wrap-option="wrap" style:shrink-to-fit="false"/>
    </style:style>
    <style:style style:name="TBL_5f_0_5f_6.S15" style:display-name="TBL_0_6.S15" style:family="table-cell">
      <style:table-cell-properties style:vertical-align="top" fo:wrap-option="wrap" style:shrink-to-fit="false"/>
    </style:style>
    <style:style style:name="TBL_5f_0_5f_6.S16" style:display-name="TBL_0_6.S16" style:family="table-cell">
      <style:table-cell-properties style:vertical-align="top" fo:wrap-option="wrap" style:shrink-to-fit="false"/>
    </style:style>
    <style:style style:name="TBL_5f_0_5f_6.S17" style:display-name="TBL_0_6.S17" style:family="table-cell">
      <style:table-cell-properties style:vertical-align="top" fo:wrap-option="wrap" style:shrink-to-fit="false"/>
    </style:style>
    <style:style style:name="TBL_5f_0_5f_6.S18" style:display-name="TBL_0_6.S18" style:family="table-cell">
      <style:table-cell-properties style:vertical-align="top" fo:wrap-option="wrap" style:shrink-to-fit="false"/>
    </style:style>
    <style:style style:name="TBL_5f_0_5f_6.S19" style:display-name="TBL_0_6.S19" style:family="table-cell">
      <style:table-cell-properties style:vertical-align="top" fo:wrap-option="wrap" style:shrink-to-fit="false"/>
    </style:style>
    <style:style style:name="TBL_5f_0_5f_6.S20" style:display-name="TBL_0_6.S20" style:family="table-cell">
      <style:table-cell-properties style:vertical-align="top" fo:wrap-option="wrap" style:shrink-to-fit="false"/>
    </style:style>
    <style:style style:name="TBL_5f_0_5f_6.S21" style:display-name="TBL_0_6.S21" style:family="table-cell">
      <style:table-cell-properties style:vertical-align="top" fo:wrap-option="wrap" style:shrink-to-fit="false"/>
    </style:style>
    <style:style style:name="TBL_5f_0_5f_6.S22" style:display-name="TBL_0_6.S22" style:family="table-cell">
      <style:table-cell-properties style:vertical-align="top" fo:wrap-option="wrap" style:shrink-to-fit="false"/>
    </style:style>
    <style:style style:name="TBL_5f_0_5f_6.S23" style:display-name="TBL_0_6.S23" style:family="table-cell">
      <style:table-cell-properties style:vertical-align="top" fo:wrap-option="wrap" style:shrink-to-fit="false"/>
    </style:style>
    <style:style style:name="TBL_5f_0_5f_6.S24" style:display-name="TBL_0_6.S24" style:family="table-cell">
      <style:table-cell-properties style:vertical-align="top" fo:wrap-option="wrap" style:shrink-to-fit="false"/>
    </style:style>
    <style:style style:name="TBL_5f_0_5f_6.S25" style:display-name="TBL_0_6.S25" style:family="table-cell">
      <style:table-cell-properties style:vertical-align="top" fo:wrap-option="wrap" style:shrink-to-fit="false"/>
    </style:style>
    <style:style style:name="TBL_5f_0_5f_6.S26" style:display-name="TBL_0_6.S26" style:family="table-cell">
      <style:table-cell-properties style:vertical-align="top" fo:wrap-option="wrap" style:shrink-to-fit="false"/>
    </style:style>
    <style:style style:name="TBL_5f_0_5f_6.S27" style:display-name="TBL_0_6.S27" style:family="table-cell">
      <style:table-cell-properties style:vertical-align="top" fo:wrap-option="wrap" style:shrink-to-fit="false"/>
    </style:style>
    <style:style style:name="TBL_5f_0_5f_6.S28" style:display-name="TBL_0_6.S28" style:family="table-cell">
      <style:table-cell-properties style:vertical-align="top" fo:wrap-option="wrap" style:shrink-to-fit="false"/>
    </style:style>
    <style:style style:name="TBL_5f_0_5f_6.S29" style:display-name="TBL_0_6.S29" style:family="table-cell">
      <style:table-cell-properties style:vertical-align="top" fo:wrap-option="wrap" style:shrink-to-fit="false"/>
    </style:style>
    <style:style style:name="TBL_5f_0_5f_6.S30" style:display-name="TBL_0_6.S30" style:family="table-cell">
      <style:table-cell-properties style:vertical-align="top" fo:wrap-option="wrap" style:shrink-to-fit="false"/>
    </style:style>
    <style:style style:name="TBL_5f_0_5f_6.S31" style:display-name="TBL_0_6.S31" style:family="table-cell">
      <style:table-cell-properties style:vertical-align="top" fo:wrap-option="wrap" style:shrink-to-fit="false"/>
    </style:style>
    <style:style style:name="TBL_5f_0_5f_6.S32" style:display-name="TBL_0_6.S32" style:family="table-cell">
      <style:table-cell-properties style:vertical-align="top" fo:wrap-option="wrap" style:shrink-to-fit="false"/>
    </style:style>
    <style:style style:name="TBL_5f_0_5f_6.S33" style:display-name="TBL_0_6.S33" style:family="table-cell">
      <style:table-cell-properties style:vertical-align="top" fo:wrap-option="wrap" style:shrink-to-fit="false"/>
    </style:style>
    <style:style style:name="TBL_5f_0_5f_6.S34" style:display-name="TBL_0_6.S34" style:family="table-cell">
      <style:table-cell-properties style:vertical-align="top" fo:wrap-option="wrap" style:shrink-to-fit="false"/>
    </style:style>
    <style:style style:name="TBL_5f_0_5f_6.S35" style:display-name="TBL_0_6.S35" style:family="table-cell">
      <style:table-cell-properties style:vertical-align="top" fo:wrap-option="wrap" style:shrink-to-fit="false"/>
    </style:style>
    <style:style style:name="TBL_5f_0_5f_6.S36" style:display-name="TBL_0_6.S36" style:family="table-cell">
      <style:table-cell-properties style:vertical-align="top" fo:wrap-option="wrap" style:shrink-to-fit="false"/>
    </style:style>
    <style:style style:name="TBL_5f_0_5f_6.S37" style:display-name="TBL_0_6.S37" style:family="table-cell">
      <style:table-cell-properties style:vertical-align="top" fo:wrap-option="wrap" style:shrink-to-fit="false"/>
    </style:style>
    <style:style style:name="TBL_5f_0_5f_6.S38" style:display-name="TBL_0_6.S38" style:family="table-cell">
      <style:table-cell-properties style:vertical-align="top" fo:wrap-option="wrap" style:shrink-to-fit="false"/>
    </style:style>
    <style:style style:name="TBL_5f_0_5f_6.S39" style:display-name="TBL_0_6.S39" style:family="table-cell">
      <style:table-cell-properties style:vertical-align="top" fo:wrap-option="wrap" style:shrink-to-fit="false"/>
    </style:style>
    <style:style style:name="TBL_5f_0_5f_6.S40" style:display-name="TBL_0_6.S40" style:family="table-cell">
      <style:table-cell-properties style:vertical-align="top" fo:wrap-option="wrap" style:shrink-to-fit="false"/>
    </style:style>
    <style:style style:name="TBL_5f_0_5f_6.S41" style:display-name="TBL_0_6.S41" style:family="table-cell">
      <style:table-cell-properties style:vertical-align="top" fo:wrap-option="wrap" style:shrink-to-fit="false"/>
    </style:style>
    <style:style style:name="TBL_5f_0_5f_6.S42" style:display-name="TBL_0_6.S42" style:family="table-cell">
      <style:table-cell-properties style:vertical-align="top" fo:wrap-option="wrap" style:shrink-to-fit="false"/>
    </style:style>
    <style:style style:name="TBL_5f_0_5f_6.S43" style:display-name="TBL_0_6.S43" style:family="table-cell">
      <style:table-cell-properties style:vertical-align="top" fo:wrap-option="wrap" style:shrink-to-fit="false"/>
    </style:style>
    <style:style style:name="TBL_5f_0_5f_6.S44" style:display-name="TBL_0_6.S44" style:family="table-cell">
      <style:table-cell-properties style:vertical-align="top" fo:wrap-option="wrap" style:shrink-to-fit="false"/>
    </style:style>
    <style:style style:name="TBL_5f_0_5f_7" style:display-name="TBL_0_7" style:family="table" style:master-page-name="master_5f_0">
      <style:table-properties style:width="58.242cm" style:page-number="auto" fo:break-before="page" table:align="left"/>
    </style:style>
    <style:style style:name="TBL_5f_0_5f_7.A" style:display-name="TBL_0_7.A" style:family="table-column">
      <style:table-column-properties style:column-width="3.494cm"/>
    </style:style>
    <style:style style:name="TBL_5f_0_5f_7.B" style:display-name="TBL_0_7.B" style:family="table-column">
      <style:table-column-properties style:column-width="8.798cm"/>
    </style:style>
    <style:style style:name="TBL_5f_0_5f_7.C" style:display-name="TBL_0_7.C" style:family="table-column">
      <style:table-column-properties style:column-width="9.029cm"/>
    </style:style>
    <style:style style:name="TBL_5f_0_5f_7.D" style:display-name="TBL_0_7.D" style:family="table-column">
      <style:table-column-properties style:column-width="13.339cm"/>
    </style:style>
    <style:style style:name="TBL_5f_0_5f_7.E" style:display-name="TBL_0_7.E" style:family="table-column">
      <style:table-column-properties style:column-width="1.605cm"/>
    </style:style>
    <style:style style:name="TBL_5f_0_5f_7.F" style:display-name="TBL_0_7.F" style:family="table-column">
      <style:table-column-properties style:column-width="2.32cm"/>
    </style:style>
    <style:style style:name="TBL_5f_0_5f_7.G" style:display-name="TBL_0_7.G" style:family="table-column">
      <style:table-column-properties style:column-width="2.193cm"/>
    </style:style>
    <style:style style:name="TBL_5f_0_5f_7.H" style:display-name="TBL_0_7.H" style:family="table-column">
      <style:table-column-properties style:column-width="1.427cm"/>
    </style:style>
    <style:style style:name="TBL_5f_0_5f_7.I" style:display-name="TBL_0_7.I" style:family="table-column">
      <style:table-column-properties style:column-width="1.785cm"/>
    </style:style>
    <style:style style:name="TBL_5f_0_5f_7.J" style:display-name="TBL_0_7.J" style:family="table-column">
      <style:table-column-properties style:column-width="1.681cm"/>
    </style:style>
    <style:style style:name="TBL_5f_0_5f_7.L" style:display-name="TBL_0_7.L" style:family="table-column">
      <style:table-column-properties style:column-width="1.554cm"/>
    </style:style>
    <style:style style:name="TBL_5f_0_5f_7.O" style:display-name="TBL_0_7.O" style:family="table-column">
      <style:table-column-properties style:column-width="1.58cm"/>
    </style:style>
    <style:style style:name="TBL_5f_0_5f_7.P" style:display-name="TBL_0_7.P" style:family="table-column">
      <style:table-column-properties style:column-width="1.656cm"/>
    </style:style>
    <style:style style:name="TBL_5f_0_5f_7.Q" style:display-name="TBL_0_7.Q" style:family="table-column">
      <style:table-column-properties style:column-width="1.402cm"/>
    </style:style>
    <style:style style:name="TBL_5f_0_5f_7.R" style:display-name="TBL_0_7.R" style:family="table-column">
      <style:table-column-properties style:column-width="1.478cm"/>
    </style:style>
    <style:style style:name="TBL_5f_0_5f_7.S" style:display-name="TBL_0_7.S" style:family="table-column">
      <style:table-column-properties style:column-width="0.06cm"/>
    </style:style>
    <style:style style:name="TBL_5f_0_5f_7.1" style:display-name="TBL_0_7.1" style:family="table-row">
      <style:table-row-properties style:row-height="0.457cm" style:use-optimal-row-height="false"/>
    </style:style>
    <style:style style:name="TBL_5f_0_5f_7.A1" style:display-name="TBL_0_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7.B1" style:display-name="TBL_0_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.E1" style:display-name="TBL_0_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.S1" style:display-name="TBL_0_7.S1" style:family="table-cell">
      <style:table-cell-properties style:vertical-align="top" fo:wrap-option="wrap" style:shrink-to-fit="false"/>
    </style:style>
    <style:style style:name="TBL_5f_0_5f_7.S2" style:display-name="TBL_0_7.S2" style:family="table-cell">
      <style:table-cell-properties style:vertical-align="top" fo:wrap-option="wrap" style:shrink-to-fit="false"/>
    </style:style>
    <style:style style:name="TBL_5f_0_5f_7.S3" style:display-name="TBL_0_7.S3" style:family="table-cell">
      <style:table-cell-properties style:vertical-align="top" fo:wrap-option="wrap" style:shrink-to-fit="false"/>
    </style:style>
    <style:style style:name="TBL_5f_0_5f_7.S4" style:display-name="TBL_0_7.S4" style:family="table-cell">
      <style:table-cell-properties style:vertical-align="top" fo:wrap-option="wrap" style:shrink-to-fit="false"/>
    </style:style>
    <style:style style:name="TBL_5f_0_5f_7.S5" style:display-name="TBL_0_7.S5" style:family="table-cell">
      <style:table-cell-properties style:vertical-align="top" fo:wrap-option="wrap" style:shrink-to-fit="false"/>
    </style:style>
    <style:style style:name="TBL_5f_0_5f_7.S6" style:display-name="TBL_0_7.S6" style:family="table-cell">
      <style:table-cell-properties style:vertical-align="top" fo:wrap-option="wrap" style:shrink-to-fit="false"/>
    </style:style>
    <style:style style:name="TBL_5f_0_5f_7.S7" style:display-name="TBL_0_7.S7" style:family="table-cell">
      <style:table-cell-properties style:vertical-align="top" fo:wrap-option="wrap" style:shrink-to-fit="false"/>
    </style:style>
    <style:style style:name="TBL_5f_0_5f_7.S8" style:display-name="TBL_0_7.S8" style:family="table-cell">
      <style:table-cell-properties style:vertical-align="top" fo:wrap-option="wrap" style:shrink-to-fit="false"/>
    </style:style>
    <style:style style:name="TBL_5f_0_5f_7.S9" style:display-name="TBL_0_7.S9" style:family="table-cell">
      <style:table-cell-properties style:vertical-align="top" fo:wrap-option="wrap" style:shrink-to-fit="false"/>
    </style:style>
    <style:style style:name="TBL_5f_0_5f_7.S10" style:display-name="TBL_0_7.S10" style:family="table-cell">
      <style:table-cell-properties style:vertical-align="top" fo:wrap-option="wrap" style:shrink-to-fit="false"/>
    </style:style>
    <style:style style:name="TBL_5f_0_5f_7.S11" style:display-name="TBL_0_7.S11" style:family="table-cell">
      <style:table-cell-properties style:vertical-align="top" fo:wrap-option="wrap" style:shrink-to-fit="false"/>
    </style:style>
    <style:style style:name="TBL_5f_0_5f_7.S12" style:display-name="TBL_0_7.S12" style:family="table-cell">
      <style:table-cell-properties style:vertical-align="top" fo:wrap-option="wrap" style:shrink-to-fit="false"/>
    </style:style>
    <style:style style:name="TBL_5f_0_5f_7.S13" style:display-name="TBL_0_7.S13" style:family="table-cell">
      <style:table-cell-properties style:vertical-align="top" fo:wrap-option="wrap" style:shrink-to-fit="false"/>
    </style:style>
    <style:style style:name="TBL_5f_0_5f_7.S14" style:display-name="TBL_0_7.S14" style:family="table-cell">
      <style:table-cell-properties style:vertical-align="top" fo:wrap-option="wrap" style:shrink-to-fit="false"/>
    </style:style>
    <style:style style:name="TBL_5f_0_5f_7.S15" style:display-name="TBL_0_7.S15" style:family="table-cell">
      <style:table-cell-properties style:vertical-align="top" fo:wrap-option="wrap" style:shrink-to-fit="false"/>
    </style:style>
    <style:style style:name="TBL_5f_0_5f_7.S16" style:display-name="TBL_0_7.S16" style:family="table-cell">
      <style:table-cell-properties style:vertical-align="top" fo:wrap-option="wrap" style:shrink-to-fit="false"/>
    </style:style>
    <style:style style:name="TBL_5f_0_5f_7.S17" style:display-name="TBL_0_7.S17" style:family="table-cell">
      <style:table-cell-properties style:vertical-align="top" fo:wrap-option="wrap" style:shrink-to-fit="false"/>
    </style:style>
    <style:style style:name="TBL_5f_0_5f_7.S18" style:display-name="TBL_0_7.S18" style:family="table-cell">
      <style:table-cell-properties style:vertical-align="top" fo:wrap-option="wrap" style:shrink-to-fit="false"/>
    </style:style>
    <style:style style:name="TBL_5f_0_5f_7.S19" style:display-name="TBL_0_7.S19" style:family="table-cell">
      <style:table-cell-properties style:vertical-align="top" fo:wrap-option="wrap" style:shrink-to-fit="false"/>
    </style:style>
    <style:style style:name="TBL_5f_0_5f_7.S20" style:display-name="TBL_0_7.S20" style:family="table-cell">
      <style:table-cell-properties style:vertical-align="top" fo:wrap-option="wrap" style:shrink-to-fit="false"/>
    </style:style>
    <style:style style:name="TBL_5f_0_5f_7.S21" style:display-name="TBL_0_7.S21" style:family="table-cell">
      <style:table-cell-properties style:vertical-align="top" fo:wrap-option="wrap" style:shrink-to-fit="false"/>
    </style:style>
    <style:style style:name="TBL_5f_0_5f_7.S22" style:display-name="TBL_0_7.S22" style:family="table-cell">
      <style:table-cell-properties style:vertical-align="top" fo:wrap-option="wrap" style:shrink-to-fit="false"/>
    </style:style>
    <style:style style:name="TBL_5f_0_5f_7.S23" style:display-name="TBL_0_7.S23" style:family="table-cell">
      <style:table-cell-properties style:vertical-align="top" fo:wrap-option="wrap" style:shrink-to-fit="false"/>
    </style:style>
    <style:style style:name="TBL_5f_0_5f_7.S24" style:display-name="TBL_0_7.S24" style:family="table-cell">
      <style:table-cell-properties style:vertical-align="top" fo:wrap-option="wrap" style:shrink-to-fit="false"/>
    </style:style>
    <style:style style:name="TBL_5f_0_5f_7.S25" style:display-name="TBL_0_7.S25" style:family="table-cell">
      <style:table-cell-properties style:vertical-align="top" fo:wrap-option="wrap" style:shrink-to-fit="false"/>
    </style:style>
    <style:style style:name="TBL_5f_0_5f_7.S26" style:display-name="TBL_0_7.S26" style:family="table-cell">
      <style:table-cell-properties style:vertical-align="top" fo:wrap-option="wrap" style:shrink-to-fit="false"/>
    </style:style>
    <style:style style:name="TBL_5f_0_5f_7.S27" style:display-name="TBL_0_7.S27" style:family="table-cell">
      <style:table-cell-properties style:vertical-align="top" fo:wrap-option="wrap" style:shrink-to-fit="false"/>
    </style:style>
    <style:style style:name="TBL_5f_0_5f_7.S28" style:display-name="TBL_0_7.S28" style:family="table-cell">
      <style:table-cell-properties style:vertical-align="top" fo:wrap-option="wrap" style:shrink-to-fit="false"/>
    </style:style>
    <style:style style:name="TBL_5f_0_5f_7.S29" style:display-name="TBL_0_7.S29" style:family="table-cell">
      <style:table-cell-properties style:vertical-align="top" fo:wrap-option="wrap" style:shrink-to-fit="false"/>
    </style:style>
    <style:style style:name="TBL_5f_0_5f_7.S30" style:display-name="TBL_0_7.S30" style:family="table-cell">
      <style:table-cell-properties style:vertical-align="top" fo:wrap-option="wrap" style:shrink-to-fit="false"/>
    </style:style>
    <style:style style:name="TBL_5f_0_5f_7.S31" style:display-name="TBL_0_7.S31" style:family="table-cell">
      <style:table-cell-properties style:vertical-align="top" fo:wrap-option="wrap" style:shrink-to-fit="false"/>
    </style:style>
    <style:style style:name="TBL_5f_0_5f_7.S32" style:display-name="TBL_0_7.S32" style:family="table-cell">
      <style:table-cell-properties style:vertical-align="top" fo:wrap-option="wrap" style:shrink-to-fit="false"/>
    </style:style>
    <style:style style:name="TBL_5f_0_5f_7.S33" style:display-name="TBL_0_7.S33" style:family="table-cell">
      <style:table-cell-properties style:vertical-align="top" fo:wrap-option="wrap" style:shrink-to-fit="false"/>
    </style:style>
    <style:style style:name="TBL_5f_0_5f_7.S34" style:display-name="TBL_0_7.S34" style:family="table-cell">
      <style:table-cell-properties style:vertical-align="top" fo:wrap-option="wrap" style:shrink-to-fit="false"/>
    </style:style>
    <style:style style:name="TBL_5f_0_5f_7.S35" style:display-name="TBL_0_7.S35" style:family="table-cell">
      <style:table-cell-properties style:vertical-align="top" fo:wrap-option="wrap" style:shrink-to-fit="false"/>
    </style:style>
    <style:style style:name="TBL_5f_0_5f_7.S36" style:display-name="TBL_0_7.S36" style:family="table-cell">
      <style:table-cell-properties style:vertical-align="top" fo:wrap-option="wrap" style:shrink-to-fit="false"/>
    </style:style>
    <style:style style:name="TBL_5f_0_5f_7.S37" style:display-name="TBL_0_7.S37" style:family="table-cell">
      <style:table-cell-properties style:vertical-align="top" fo:wrap-option="wrap" style:shrink-to-fit="false"/>
    </style:style>
    <style:style style:name="TBL_5f_0_5f_7.S38" style:display-name="TBL_0_7.S38" style:family="table-cell">
      <style:table-cell-properties style:vertical-align="top" fo:wrap-option="wrap" style:shrink-to-fit="false"/>
    </style:style>
    <style:style style:name="TBL_5f_0_5f_7.S39" style:display-name="TBL_0_7.S39" style:family="table-cell">
      <style:table-cell-properties style:vertical-align="top" fo:wrap-option="wrap" style:shrink-to-fit="false"/>
    </style:style>
    <style:style style:name="TBL_5f_0_5f_7.S40" style:display-name="TBL_0_7.S40" style:family="table-cell">
      <style:table-cell-properties style:vertical-align="top" fo:wrap-option="wrap" style:shrink-to-fit="false"/>
    </style:style>
    <style:style style:name="TBL_5f_0_5f_7.S41" style:display-name="TBL_0_7.S41" style:family="table-cell">
      <style:table-cell-properties style:vertical-align="top" fo:wrap-option="wrap" style:shrink-to-fit="false"/>
    </style:style>
    <style:style style:name="TBL_5f_0_5f_7.S42" style:display-name="TBL_0_7.S42" style:family="table-cell">
      <style:table-cell-properties style:vertical-align="top" fo:wrap-option="wrap" style:shrink-to-fit="false"/>
    </style:style>
    <style:style style:name="TBL_5f_0_5f_7.S43" style:display-name="TBL_0_7.S43" style:family="table-cell">
      <style:table-cell-properties style:vertical-align="top" fo:wrap-option="wrap" style:shrink-to-fit="false"/>
    </style:style>
    <style:style style:name="TBL_5f_0_5f_7.S44" style:display-name="TBL_0_7.S44" style:family="table-cell">
      <style:table-cell-properties style:vertical-align="top" fo:wrap-option="wrap" style:shrink-to-fit="false"/>
    </style:style>
    <style:style style:name="TBL_5f_0_5f_8" style:display-name="TBL_0_8" style:family="table" style:master-page-name="master_5f_0">
      <style:table-properties style:width="58.242cm" style:page-number="auto" fo:break-before="page" table:align="left"/>
    </style:style>
    <style:style style:name="TBL_5f_0_5f_8.A" style:display-name="TBL_0_8.A" style:family="table-column">
      <style:table-column-properties style:column-width="3.494cm"/>
    </style:style>
    <style:style style:name="TBL_5f_0_5f_8.B" style:display-name="TBL_0_8.B" style:family="table-column">
      <style:table-column-properties style:column-width="8.798cm"/>
    </style:style>
    <style:style style:name="TBL_5f_0_5f_8.C" style:display-name="TBL_0_8.C" style:family="table-column">
      <style:table-column-properties style:column-width="9.029cm"/>
    </style:style>
    <style:style style:name="TBL_5f_0_5f_8.D" style:display-name="TBL_0_8.D" style:family="table-column">
      <style:table-column-properties style:column-width="13.339cm"/>
    </style:style>
    <style:style style:name="TBL_5f_0_5f_8.E" style:display-name="TBL_0_8.E" style:family="table-column">
      <style:table-column-properties style:column-width="1.605cm"/>
    </style:style>
    <style:style style:name="TBL_5f_0_5f_8.F" style:display-name="TBL_0_8.F" style:family="table-column">
      <style:table-column-properties style:column-width="2.32cm"/>
    </style:style>
    <style:style style:name="TBL_5f_0_5f_8.G" style:display-name="TBL_0_8.G" style:family="table-column">
      <style:table-column-properties style:column-width="2.193cm"/>
    </style:style>
    <style:style style:name="TBL_5f_0_5f_8.H" style:display-name="TBL_0_8.H" style:family="table-column">
      <style:table-column-properties style:column-width="1.427cm"/>
    </style:style>
    <style:style style:name="TBL_5f_0_5f_8.I" style:display-name="TBL_0_8.I" style:family="table-column">
      <style:table-column-properties style:column-width="1.785cm"/>
    </style:style>
    <style:style style:name="TBL_5f_0_5f_8.J" style:display-name="TBL_0_8.J" style:family="table-column">
      <style:table-column-properties style:column-width="1.681cm"/>
    </style:style>
    <style:style style:name="TBL_5f_0_5f_8.L" style:display-name="TBL_0_8.L" style:family="table-column">
      <style:table-column-properties style:column-width="1.554cm"/>
    </style:style>
    <style:style style:name="TBL_5f_0_5f_8.O" style:display-name="TBL_0_8.O" style:family="table-column">
      <style:table-column-properties style:column-width="1.58cm"/>
    </style:style>
    <style:style style:name="TBL_5f_0_5f_8.P" style:display-name="TBL_0_8.P" style:family="table-column">
      <style:table-column-properties style:column-width="1.656cm"/>
    </style:style>
    <style:style style:name="TBL_5f_0_5f_8.Q" style:display-name="TBL_0_8.Q" style:family="table-column">
      <style:table-column-properties style:column-width="1.402cm"/>
    </style:style>
    <style:style style:name="TBL_5f_0_5f_8.R" style:display-name="TBL_0_8.R" style:family="table-column">
      <style:table-column-properties style:column-width="1.478cm"/>
    </style:style>
    <style:style style:name="TBL_5f_0_5f_8.S" style:display-name="TBL_0_8.S" style:family="table-column">
      <style:table-column-properties style:column-width="0.06cm"/>
    </style:style>
    <style:style style:name="TBL_5f_0_5f_8.1" style:display-name="TBL_0_8.1" style:family="table-row">
      <style:table-row-properties style:row-height="0.457cm" style:use-optimal-row-height="false"/>
    </style:style>
    <style:style style:name="TBL_5f_0_5f_8.A1" style:display-name="TBL_0_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8.B1" style:display-name="TBL_0_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.E1" style:display-name="TBL_0_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.S1" style:display-name="TBL_0_8.S1" style:family="table-cell">
      <style:table-cell-properties style:vertical-align="top" fo:wrap-option="wrap" style:shrink-to-fit="false"/>
    </style:style>
    <style:style style:name="TBL_5f_0_5f_8.S2" style:display-name="TBL_0_8.S2" style:family="table-cell">
      <style:table-cell-properties style:vertical-align="top" fo:wrap-option="wrap" style:shrink-to-fit="false"/>
    </style:style>
    <style:style style:name="TBL_5f_0_5f_8.S3" style:display-name="TBL_0_8.S3" style:family="table-cell">
      <style:table-cell-properties style:vertical-align="top" fo:wrap-option="wrap" style:shrink-to-fit="false"/>
    </style:style>
    <style:style style:name="TBL_5f_0_5f_8.S4" style:display-name="TBL_0_8.S4" style:family="table-cell">
      <style:table-cell-properties style:vertical-align="top" fo:wrap-option="wrap" style:shrink-to-fit="false"/>
    </style:style>
    <style:style style:name="TBL_5f_0_5f_8.S5" style:display-name="TBL_0_8.S5" style:family="table-cell">
      <style:table-cell-properties style:vertical-align="top" fo:wrap-option="wrap" style:shrink-to-fit="false"/>
    </style:style>
    <style:style style:name="TBL_5f_0_5f_8.S6" style:display-name="TBL_0_8.S6" style:family="table-cell">
      <style:table-cell-properties style:vertical-align="top" fo:wrap-option="wrap" style:shrink-to-fit="false"/>
    </style:style>
    <style:style style:name="TBL_5f_0_5f_8.S7" style:display-name="TBL_0_8.S7" style:family="table-cell">
      <style:table-cell-properties style:vertical-align="top" fo:wrap-option="wrap" style:shrink-to-fit="false"/>
    </style:style>
    <style:style style:name="TBL_5f_0_5f_8.S8" style:display-name="TBL_0_8.S8" style:family="table-cell">
      <style:table-cell-properties style:vertical-align="top" fo:wrap-option="wrap" style:shrink-to-fit="false"/>
    </style:style>
    <style:style style:name="TBL_5f_0_5f_8.S9" style:display-name="TBL_0_8.S9" style:family="table-cell">
      <style:table-cell-properties style:vertical-align="top" fo:wrap-option="wrap" style:shrink-to-fit="false"/>
    </style:style>
    <style:style style:name="TBL_5f_0_5f_8.S10" style:display-name="TBL_0_8.S10" style:family="table-cell">
      <style:table-cell-properties style:vertical-align="top" fo:wrap-option="wrap" style:shrink-to-fit="false"/>
    </style:style>
    <style:style style:name="TBL_5f_0_5f_8.S11" style:display-name="TBL_0_8.S11" style:family="table-cell">
      <style:table-cell-properties style:vertical-align="top" fo:wrap-option="wrap" style:shrink-to-fit="false"/>
    </style:style>
    <style:style style:name="TBL_5f_0_5f_8.S12" style:display-name="TBL_0_8.S12" style:family="table-cell">
      <style:table-cell-properties style:vertical-align="top" fo:wrap-option="wrap" style:shrink-to-fit="false"/>
    </style:style>
    <style:style style:name="TBL_5f_0_5f_8.S13" style:display-name="TBL_0_8.S13" style:family="table-cell">
      <style:table-cell-properties style:vertical-align="top" fo:wrap-option="wrap" style:shrink-to-fit="false"/>
    </style:style>
    <style:style style:name="TBL_5f_0_5f_8.S14" style:display-name="TBL_0_8.S14" style:family="table-cell">
      <style:table-cell-properties style:vertical-align="top" fo:wrap-option="wrap" style:shrink-to-fit="false"/>
    </style:style>
    <style:style style:name="TBL_5f_0_5f_8.S15" style:display-name="TBL_0_8.S15" style:family="table-cell">
      <style:table-cell-properties style:vertical-align="top" fo:wrap-option="wrap" style:shrink-to-fit="false"/>
    </style:style>
    <style:style style:name="TBL_5f_0_5f_8.S16" style:display-name="TBL_0_8.S16" style:family="table-cell">
      <style:table-cell-properties style:vertical-align="top" fo:wrap-option="wrap" style:shrink-to-fit="false"/>
    </style:style>
    <style:style style:name="TBL_5f_0_5f_8.S17" style:display-name="TBL_0_8.S17" style:family="table-cell">
      <style:table-cell-properties style:vertical-align="top" fo:wrap-option="wrap" style:shrink-to-fit="false"/>
    </style:style>
    <style:style style:name="TBL_5f_0_5f_8.S18" style:display-name="TBL_0_8.S18" style:family="table-cell">
      <style:table-cell-properties style:vertical-align="top" fo:wrap-option="wrap" style:shrink-to-fit="false"/>
    </style:style>
    <style:style style:name="TBL_5f_0_5f_8.S19" style:display-name="TBL_0_8.S19" style:family="table-cell">
      <style:table-cell-properties style:vertical-align="top" fo:wrap-option="wrap" style:shrink-to-fit="false"/>
    </style:style>
    <style:style style:name="TBL_5f_0_5f_8.S20" style:display-name="TBL_0_8.S20" style:family="table-cell">
      <style:table-cell-properties style:vertical-align="top" fo:wrap-option="wrap" style:shrink-to-fit="false"/>
    </style:style>
    <style:style style:name="TBL_5f_0_5f_8.S21" style:display-name="TBL_0_8.S21" style:family="table-cell">
      <style:table-cell-properties style:vertical-align="top" fo:wrap-option="wrap" style:shrink-to-fit="false"/>
    </style:style>
    <style:style style:name="TBL_5f_0_5f_8.S22" style:display-name="TBL_0_8.S22" style:family="table-cell">
      <style:table-cell-properties style:vertical-align="top" fo:wrap-option="wrap" style:shrink-to-fit="false"/>
    </style:style>
    <style:style style:name="TBL_5f_0_5f_8.S23" style:display-name="TBL_0_8.S23" style:family="table-cell">
      <style:table-cell-properties style:vertical-align="top" fo:wrap-option="wrap" style:shrink-to-fit="false"/>
    </style:style>
    <style:style style:name="TBL_5f_0_5f_8.S24" style:display-name="TBL_0_8.S24" style:family="table-cell">
      <style:table-cell-properties style:vertical-align="top" fo:wrap-option="wrap" style:shrink-to-fit="false"/>
    </style:style>
    <style:style style:name="TBL_5f_0_5f_8.S25" style:display-name="TBL_0_8.S25" style:family="table-cell">
      <style:table-cell-properties style:vertical-align="top" fo:wrap-option="wrap" style:shrink-to-fit="false"/>
    </style:style>
    <style:style style:name="TBL_5f_0_5f_8.S26" style:display-name="TBL_0_8.S26" style:family="table-cell">
      <style:table-cell-properties style:vertical-align="top" fo:wrap-option="wrap" style:shrink-to-fit="false"/>
    </style:style>
    <style:style style:name="TBL_5f_0_5f_8.S27" style:display-name="TBL_0_8.S27" style:family="table-cell">
      <style:table-cell-properties style:vertical-align="top" fo:wrap-option="wrap" style:shrink-to-fit="false"/>
    </style:style>
    <style:style style:name="TBL_5f_0_5f_8.S28" style:display-name="TBL_0_8.S28" style:family="table-cell">
      <style:table-cell-properties style:vertical-align="top" fo:wrap-option="wrap" style:shrink-to-fit="false"/>
    </style:style>
    <style:style style:name="TBL_5f_0_5f_8.S29" style:display-name="TBL_0_8.S29" style:family="table-cell">
      <style:table-cell-properties style:vertical-align="top" fo:wrap-option="wrap" style:shrink-to-fit="false"/>
    </style:style>
    <style:style style:name="TBL_5f_0_5f_8.S30" style:display-name="TBL_0_8.S30" style:family="table-cell">
      <style:table-cell-properties style:vertical-align="top" fo:wrap-option="wrap" style:shrink-to-fit="false"/>
    </style:style>
    <style:style style:name="TBL_5f_0_5f_8.S31" style:display-name="TBL_0_8.S31" style:family="table-cell">
      <style:table-cell-properties style:vertical-align="top" fo:wrap-option="wrap" style:shrink-to-fit="false"/>
    </style:style>
    <style:style style:name="TBL_5f_0_5f_8.S32" style:display-name="TBL_0_8.S32" style:family="table-cell">
      <style:table-cell-properties style:vertical-align="top" fo:wrap-option="wrap" style:shrink-to-fit="false"/>
    </style:style>
    <style:style style:name="TBL_5f_0_5f_8.S33" style:display-name="TBL_0_8.S33" style:family="table-cell">
      <style:table-cell-properties style:vertical-align="top" fo:wrap-option="wrap" style:shrink-to-fit="false"/>
    </style:style>
    <style:style style:name="TBL_5f_0_5f_8.S34" style:display-name="TBL_0_8.S34" style:family="table-cell">
      <style:table-cell-properties style:vertical-align="top" fo:wrap-option="wrap" style:shrink-to-fit="false"/>
    </style:style>
    <style:style style:name="TBL_5f_0_5f_8.S35" style:display-name="TBL_0_8.S35" style:family="table-cell">
      <style:table-cell-properties style:vertical-align="top" fo:wrap-option="wrap" style:shrink-to-fit="false"/>
    </style:style>
    <style:style style:name="TBL_5f_0_5f_8.S36" style:display-name="TBL_0_8.S36" style:family="table-cell">
      <style:table-cell-properties style:vertical-align="top" fo:wrap-option="wrap" style:shrink-to-fit="false"/>
    </style:style>
    <style:style style:name="TBL_5f_0_5f_8.S37" style:display-name="TBL_0_8.S37" style:family="table-cell">
      <style:table-cell-properties style:vertical-align="top" fo:wrap-option="wrap" style:shrink-to-fit="false"/>
    </style:style>
    <style:style style:name="TBL_5f_0_5f_8.S38" style:display-name="TBL_0_8.S38" style:family="table-cell">
      <style:table-cell-properties style:vertical-align="top" fo:wrap-option="wrap" style:shrink-to-fit="false"/>
    </style:style>
    <style:style style:name="TBL_5f_0_5f_8.S39" style:display-name="TBL_0_8.S39" style:family="table-cell">
      <style:table-cell-properties style:vertical-align="top" fo:wrap-option="wrap" style:shrink-to-fit="false"/>
    </style:style>
    <style:style style:name="TBL_5f_0_5f_8.S40" style:display-name="TBL_0_8.S40" style:family="table-cell">
      <style:table-cell-properties style:vertical-align="top" fo:wrap-option="wrap" style:shrink-to-fit="false"/>
    </style:style>
    <style:style style:name="TBL_5f_0_5f_8.S41" style:display-name="TBL_0_8.S41" style:family="table-cell">
      <style:table-cell-properties style:vertical-align="top" fo:wrap-option="wrap" style:shrink-to-fit="false"/>
    </style:style>
    <style:style style:name="TBL_5f_0_5f_8.S42" style:display-name="TBL_0_8.S42" style:family="table-cell">
      <style:table-cell-properties style:vertical-align="top" fo:wrap-option="wrap" style:shrink-to-fit="false"/>
    </style:style>
    <style:style style:name="TBL_5f_0_5f_8.S43" style:display-name="TBL_0_8.S43" style:family="table-cell">
      <style:table-cell-properties style:vertical-align="top" fo:wrap-option="wrap" style:shrink-to-fit="false"/>
    </style:style>
    <style:style style:name="TBL_5f_0_5f_8.S44" style:display-name="TBL_0_8.S44" style:family="table-cell">
      <style:table-cell-properties style:vertical-align="top" fo:wrap-option="wrap" style:shrink-to-fit="false"/>
    </style:style>
    <style:style style:name="TBL_5f_0_5f_9" style:display-name="TBL_0_9" style:family="table" style:master-page-name="master_5f_0">
      <style:table-properties style:width="58.242cm" style:page-number="auto" fo:break-before="page" table:align="left"/>
    </style:style>
    <style:style style:name="TBL_5f_0_5f_9.A" style:display-name="TBL_0_9.A" style:family="table-column">
      <style:table-column-properties style:column-width="3.494cm"/>
    </style:style>
    <style:style style:name="TBL_5f_0_5f_9.B" style:display-name="TBL_0_9.B" style:family="table-column">
      <style:table-column-properties style:column-width="8.798cm"/>
    </style:style>
    <style:style style:name="TBL_5f_0_5f_9.C" style:display-name="TBL_0_9.C" style:family="table-column">
      <style:table-column-properties style:column-width="9.029cm"/>
    </style:style>
    <style:style style:name="TBL_5f_0_5f_9.D" style:display-name="TBL_0_9.D" style:family="table-column">
      <style:table-column-properties style:column-width="13.339cm"/>
    </style:style>
    <style:style style:name="TBL_5f_0_5f_9.E" style:display-name="TBL_0_9.E" style:family="table-column">
      <style:table-column-properties style:column-width="1.605cm"/>
    </style:style>
    <style:style style:name="TBL_5f_0_5f_9.F" style:display-name="TBL_0_9.F" style:family="table-column">
      <style:table-column-properties style:column-width="2.32cm"/>
    </style:style>
    <style:style style:name="TBL_5f_0_5f_9.G" style:display-name="TBL_0_9.G" style:family="table-column">
      <style:table-column-properties style:column-width="2.193cm"/>
    </style:style>
    <style:style style:name="TBL_5f_0_5f_9.H" style:display-name="TBL_0_9.H" style:family="table-column">
      <style:table-column-properties style:column-width="1.427cm"/>
    </style:style>
    <style:style style:name="TBL_5f_0_5f_9.I" style:display-name="TBL_0_9.I" style:family="table-column">
      <style:table-column-properties style:column-width="1.785cm"/>
    </style:style>
    <style:style style:name="TBL_5f_0_5f_9.J" style:display-name="TBL_0_9.J" style:family="table-column">
      <style:table-column-properties style:column-width="1.681cm"/>
    </style:style>
    <style:style style:name="TBL_5f_0_5f_9.L" style:display-name="TBL_0_9.L" style:family="table-column">
      <style:table-column-properties style:column-width="1.554cm"/>
    </style:style>
    <style:style style:name="TBL_5f_0_5f_9.O" style:display-name="TBL_0_9.O" style:family="table-column">
      <style:table-column-properties style:column-width="1.58cm"/>
    </style:style>
    <style:style style:name="TBL_5f_0_5f_9.P" style:display-name="TBL_0_9.P" style:family="table-column">
      <style:table-column-properties style:column-width="1.656cm"/>
    </style:style>
    <style:style style:name="TBL_5f_0_5f_9.Q" style:display-name="TBL_0_9.Q" style:family="table-column">
      <style:table-column-properties style:column-width="1.402cm"/>
    </style:style>
    <style:style style:name="TBL_5f_0_5f_9.R" style:display-name="TBL_0_9.R" style:family="table-column">
      <style:table-column-properties style:column-width="1.478cm"/>
    </style:style>
    <style:style style:name="TBL_5f_0_5f_9.S" style:display-name="TBL_0_9.S" style:family="table-column">
      <style:table-column-properties style:column-width="0.06cm"/>
    </style:style>
    <style:style style:name="TBL_5f_0_5f_9.1" style:display-name="TBL_0_9.1" style:family="table-row">
      <style:table-row-properties style:row-height="0.457cm" style:use-optimal-row-height="false"/>
    </style:style>
    <style:style style:name="TBL_5f_0_5f_9.A1" style:display-name="TBL_0_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9.B1" style:display-name="TBL_0_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.E1" style:display-name="TBL_0_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.S1" style:display-name="TBL_0_9.S1" style:family="table-cell">
      <style:table-cell-properties style:vertical-align="top" fo:wrap-option="wrap" style:shrink-to-fit="false"/>
    </style:style>
    <style:style style:name="TBL_5f_0_5f_9.S2" style:display-name="TBL_0_9.S2" style:family="table-cell">
      <style:table-cell-properties style:vertical-align="top" fo:wrap-option="wrap" style:shrink-to-fit="false"/>
    </style:style>
    <style:style style:name="TBL_5f_0_5f_9.S3" style:display-name="TBL_0_9.S3" style:family="table-cell">
      <style:table-cell-properties style:vertical-align="top" fo:wrap-option="wrap" style:shrink-to-fit="false"/>
    </style:style>
    <style:style style:name="TBL_5f_0_5f_9.S4" style:display-name="TBL_0_9.S4" style:family="table-cell">
      <style:table-cell-properties style:vertical-align="top" fo:wrap-option="wrap" style:shrink-to-fit="false"/>
    </style:style>
    <style:style style:name="TBL_5f_0_5f_9.S5" style:display-name="TBL_0_9.S5" style:family="table-cell">
      <style:table-cell-properties style:vertical-align="top" fo:wrap-option="wrap" style:shrink-to-fit="false"/>
    </style:style>
    <style:style style:name="TBL_5f_0_5f_9.S6" style:display-name="TBL_0_9.S6" style:family="table-cell">
      <style:table-cell-properties style:vertical-align="top" fo:wrap-option="wrap" style:shrink-to-fit="false"/>
    </style:style>
    <style:style style:name="TBL_5f_0_5f_9.S7" style:display-name="TBL_0_9.S7" style:family="table-cell">
      <style:table-cell-properties style:vertical-align="top" fo:wrap-option="wrap" style:shrink-to-fit="false"/>
    </style:style>
    <style:style style:name="TBL_5f_0_5f_9.S8" style:display-name="TBL_0_9.S8" style:family="table-cell">
      <style:table-cell-properties style:vertical-align="top" fo:wrap-option="wrap" style:shrink-to-fit="false"/>
    </style:style>
    <style:style style:name="TBL_5f_0_5f_9.S9" style:display-name="TBL_0_9.S9" style:family="table-cell">
      <style:table-cell-properties style:vertical-align="top" fo:wrap-option="wrap" style:shrink-to-fit="false"/>
    </style:style>
    <style:style style:name="TBL_5f_0_5f_9.S10" style:display-name="TBL_0_9.S10" style:family="table-cell">
      <style:table-cell-properties style:vertical-align="top" fo:wrap-option="wrap" style:shrink-to-fit="false"/>
    </style:style>
    <style:style style:name="TBL_5f_0_5f_9.S11" style:display-name="TBL_0_9.S11" style:family="table-cell">
      <style:table-cell-properties style:vertical-align="top" fo:wrap-option="wrap" style:shrink-to-fit="false"/>
    </style:style>
    <style:style style:name="TBL_5f_0_5f_9.S12" style:display-name="TBL_0_9.S12" style:family="table-cell">
      <style:table-cell-properties style:vertical-align="top" fo:wrap-option="wrap" style:shrink-to-fit="false"/>
    </style:style>
    <style:style style:name="TBL_5f_0_5f_9.S13" style:display-name="TBL_0_9.S13" style:family="table-cell">
      <style:table-cell-properties style:vertical-align="top" fo:wrap-option="wrap" style:shrink-to-fit="false"/>
    </style:style>
    <style:style style:name="TBL_5f_0_5f_9.S14" style:display-name="TBL_0_9.S14" style:family="table-cell">
      <style:table-cell-properties style:vertical-align="top" fo:wrap-option="wrap" style:shrink-to-fit="false"/>
    </style:style>
    <style:style style:name="TBL_5f_0_5f_9.S15" style:display-name="TBL_0_9.S15" style:family="table-cell">
      <style:table-cell-properties style:vertical-align="top" fo:wrap-option="wrap" style:shrink-to-fit="false"/>
    </style:style>
    <style:style style:name="TBL_5f_0_5f_9.S16" style:display-name="TBL_0_9.S16" style:family="table-cell">
      <style:table-cell-properties style:vertical-align="top" fo:wrap-option="wrap" style:shrink-to-fit="false"/>
    </style:style>
    <style:style style:name="TBL_5f_0_5f_9.S17" style:display-name="TBL_0_9.S17" style:family="table-cell">
      <style:table-cell-properties style:vertical-align="top" fo:wrap-option="wrap" style:shrink-to-fit="false"/>
    </style:style>
    <style:style style:name="TBL_5f_0_5f_9.S18" style:display-name="TBL_0_9.S18" style:family="table-cell">
      <style:table-cell-properties style:vertical-align="top" fo:wrap-option="wrap" style:shrink-to-fit="false"/>
    </style:style>
    <style:style style:name="TBL_5f_0_5f_9.S19" style:display-name="TBL_0_9.S19" style:family="table-cell">
      <style:table-cell-properties style:vertical-align="top" fo:wrap-option="wrap" style:shrink-to-fit="false"/>
    </style:style>
    <style:style style:name="TBL_5f_0_5f_9.S20" style:display-name="TBL_0_9.S20" style:family="table-cell">
      <style:table-cell-properties style:vertical-align="top" fo:wrap-option="wrap" style:shrink-to-fit="false"/>
    </style:style>
    <style:style style:name="TBL_5f_0_5f_9.S21" style:display-name="TBL_0_9.S21" style:family="table-cell">
      <style:table-cell-properties style:vertical-align="top" fo:wrap-option="wrap" style:shrink-to-fit="false"/>
    </style:style>
    <style:style style:name="TBL_5f_0_5f_9.S22" style:display-name="TBL_0_9.S22" style:family="table-cell">
      <style:table-cell-properties style:vertical-align="top" fo:wrap-option="wrap" style:shrink-to-fit="false"/>
    </style:style>
    <style:style style:name="TBL_5f_0_5f_9.S23" style:display-name="TBL_0_9.S23" style:family="table-cell">
      <style:table-cell-properties style:vertical-align="top" fo:wrap-option="wrap" style:shrink-to-fit="false"/>
    </style:style>
    <style:style style:name="TBL_5f_0_5f_9.S24" style:display-name="TBL_0_9.S24" style:family="table-cell">
      <style:table-cell-properties style:vertical-align="top" fo:wrap-option="wrap" style:shrink-to-fit="false"/>
    </style:style>
    <style:style style:name="TBL_5f_0_5f_9.S25" style:display-name="TBL_0_9.S25" style:family="table-cell">
      <style:table-cell-properties style:vertical-align="top" fo:wrap-option="wrap" style:shrink-to-fit="false"/>
    </style:style>
    <style:style style:name="TBL_5f_0_5f_9.S26" style:display-name="TBL_0_9.S26" style:family="table-cell">
      <style:table-cell-properties style:vertical-align="top" fo:wrap-option="wrap" style:shrink-to-fit="false"/>
    </style:style>
    <style:style style:name="TBL_5f_0_5f_9.S27" style:display-name="TBL_0_9.S27" style:family="table-cell">
      <style:table-cell-properties style:vertical-align="top" fo:wrap-option="wrap" style:shrink-to-fit="false"/>
    </style:style>
    <style:style style:name="TBL_5f_0_5f_9.S28" style:display-name="TBL_0_9.S28" style:family="table-cell">
      <style:table-cell-properties style:vertical-align="top" fo:wrap-option="wrap" style:shrink-to-fit="false"/>
    </style:style>
    <style:style style:name="TBL_5f_0_5f_9.S29" style:display-name="TBL_0_9.S29" style:family="table-cell">
      <style:table-cell-properties style:vertical-align="top" fo:wrap-option="wrap" style:shrink-to-fit="false"/>
    </style:style>
    <style:style style:name="TBL_5f_0_5f_9.S30" style:display-name="TBL_0_9.S30" style:family="table-cell">
      <style:table-cell-properties style:vertical-align="top" fo:wrap-option="wrap" style:shrink-to-fit="false"/>
    </style:style>
    <style:style style:name="TBL_5f_0_5f_9.S31" style:display-name="TBL_0_9.S31" style:family="table-cell">
      <style:table-cell-properties style:vertical-align="top" fo:wrap-option="wrap" style:shrink-to-fit="false"/>
    </style:style>
    <style:style style:name="TBL_5f_0_5f_9.S32" style:display-name="TBL_0_9.S32" style:family="table-cell">
      <style:table-cell-properties style:vertical-align="top" fo:wrap-option="wrap" style:shrink-to-fit="false"/>
    </style:style>
    <style:style style:name="TBL_5f_0_5f_9.S33" style:display-name="TBL_0_9.S33" style:family="table-cell">
      <style:table-cell-properties style:vertical-align="top" fo:wrap-option="wrap" style:shrink-to-fit="false"/>
    </style:style>
    <style:style style:name="TBL_5f_0_5f_9.S34" style:display-name="TBL_0_9.S34" style:family="table-cell">
      <style:table-cell-properties style:vertical-align="top" fo:wrap-option="wrap" style:shrink-to-fit="false"/>
    </style:style>
    <style:style style:name="TBL_5f_0_5f_9.S35" style:display-name="TBL_0_9.S35" style:family="table-cell">
      <style:table-cell-properties style:vertical-align="top" fo:wrap-option="wrap" style:shrink-to-fit="false"/>
    </style:style>
    <style:style style:name="TBL_5f_0_5f_9.S36" style:display-name="TBL_0_9.S36" style:family="table-cell">
      <style:table-cell-properties style:vertical-align="top" fo:wrap-option="wrap" style:shrink-to-fit="false"/>
    </style:style>
    <style:style style:name="TBL_5f_0_5f_9.S37" style:display-name="TBL_0_9.S37" style:family="table-cell">
      <style:table-cell-properties style:vertical-align="top" fo:wrap-option="wrap" style:shrink-to-fit="false"/>
    </style:style>
    <style:style style:name="TBL_5f_0_5f_9.S38" style:display-name="TBL_0_9.S38" style:family="table-cell">
      <style:table-cell-properties style:vertical-align="top" fo:wrap-option="wrap" style:shrink-to-fit="false"/>
    </style:style>
    <style:style style:name="TBL_5f_0_5f_9.S39" style:display-name="TBL_0_9.S39" style:family="table-cell">
      <style:table-cell-properties style:vertical-align="top" fo:wrap-option="wrap" style:shrink-to-fit="false"/>
    </style:style>
    <style:style style:name="TBL_5f_0_5f_9.S40" style:display-name="TBL_0_9.S40" style:family="table-cell">
      <style:table-cell-properties style:vertical-align="top" fo:wrap-option="wrap" style:shrink-to-fit="false"/>
    </style:style>
    <style:style style:name="TBL_5f_0_5f_9.S41" style:display-name="TBL_0_9.S41" style:family="table-cell">
      <style:table-cell-properties style:vertical-align="top" fo:wrap-option="wrap" style:shrink-to-fit="false"/>
    </style:style>
    <style:style style:name="TBL_5f_0_5f_9.S42" style:display-name="TBL_0_9.S42" style:family="table-cell">
      <style:table-cell-properties style:vertical-align="top" fo:wrap-option="wrap" style:shrink-to-fit="false"/>
    </style:style>
    <style:style style:name="TBL_5f_0_5f_9.S43" style:display-name="TBL_0_9.S43" style:family="table-cell">
      <style:table-cell-properties style:vertical-align="top" fo:wrap-option="wrap" style:shrink-to-fit="false"/>
    </style:style>
    <style:style style:name="TBL_5f_0_5f_9.S44" style:display-name="TBL_0_9.S44" style:family="table-cell">
      <style:table-cell-properties style:vertical-align="top" fo:wrap-option="wrap" style:shrink-to-fit="false"/>
    </style:style>
    <style:style style:name="TBL_5f_0_5f_10" style:display-name="TBL_0_10" style:family="table" style:master-page-name="master_5f_0">
      <style:table-properties style:width="58.242cm" style:page-number="auto" fo:break-before="page" table:align="left"/>
    </style:style>
    <style:style style:name="TBL_5f_0_5f_10.A" style:display-name="TBL_0_10.A" style:family="table-column">
      <style:table-column-properties style:column-width="3.494cm"/>
    </style:style>
    <style:style style:name="TBL_5f_0_5f_10.B" style:display-name="TBL_0_10.B" style:family="table-column">
      <style:table-column-properties style:column-width="8.798cm"/>
    </style:style>
    <style:style style:name="TBL_5f_0_5f_10.C" style:display-name="TBL_0_10.C" style:family="table-column">
      <style:table-column-properties style:column-width="9.029cm"/>
    </style:style>
    <style:style style:name="TBL_5f_0_5f_10.D" style:display-name="TBL_0_10.D" style:family="table-column">
      <style:table-column-properties style:column-width="13.339cm"/>
    </style:style>
    <style:style style:name="TBL_5f_0_5f_10.E" style:display-name="TBL_0_10.E" style:family="table-column">
      <style:table-column-properties style:column-width="1.605cm"/>
    </style:style>
    <style:style style:name="TBL_5f_0_5f_10.F" style:display-name="TBL_0_10.F" style:family="table-column">
      <style:table-column-properties style:column-width="2.32cm"/>
    </style:style>
    <style:style style:name="TBL_5f_0_5f_10.G" style:display-name="TBL_0_10.G" style:family="table-column">
      <style:table-column-properties style:column-width="2.193cm"/>
    </style:style>
    <style:style style:name="TBL_5f_0_5f_10.H" style:display-name="TBL_0_10.H" style:family="table-column">
      <style:table-column-properties style:column-width="1.427cm"/>
    </style:style>
    <style:style style:name="TBL_5f_0_5f_10.I" style:display-name="TBL_0_10.I" style:family="table-column">
      <style:table-column-properties style:column-width="1.785cm"/>
    </style:style>
    <style:style style:name="TBL_5f_0_5f_10.J" style:display-name="TBL_0_10.J" style:family="table-column">
      <style:table-column-properties style:column-width="1.681cm"/>
    </style:style>
    <style:style style:name="TBL_5f_0_5f_10.L" style:display-name="TBL_0_10.L" style:family="table-column">
      <style:table-column-properties style:column-width="1.554cm"/>
    </style:style>
    <style:style style:name="TBL_5f_0_5f_10.O" style:display-name="TBL_0_10.O" style:family="table-column">
      <style:table-column-properties style:column-width="1.58cm"/>
    </style:style>
    <style:style style:name="TBL_5f_0_5f_10.P" style:display-name="TBL_0_10.P" style:family="table-column">
      <style:table-column-properties style:column-width="1.656cm"/>
    </style:style>
    <style:style style:name="TBL_5f_0_5f_10.Q" style:display-name="TBL_0_10.Q" style:family="table-column">
      <style:table-column-properties style:column-width="1.402cm"/>
    </style:style>
    <style:style style:name="TBL_5f_0_5f_10.R" style:display-name="TBL_0_10.R" style:family="table-column">
      <style:table-column-properties style:column-width="1.478cm"/>
    </style:style>
    <style:style style:name="TBL_5f_0_5f_10.S" style:display-name="TBL_0_10.S" style:family="table-column">
      <style:table-column-properties style:column-width="0.06cm"/>
    </style:style>
    <style:style style:name="TBL_5f_0_5f_10.1" style:display-name="TBL_0_10.1" style:family="table-row">
      <style:table-row-properties style:row-height="0.457cm" style:use-optimal-row-height="false"/>
    </style:style>
    <style:style style:name="TBL_5f_0_5f_10.A1" style:display-name="TBL_0_1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0.B1" style:display-name="TBL_0_1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.E1" style:display-name="TBL_0_1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.S1" style:display-name="TBL_0_10.S1" style:family="table-cell">
      <style:table-cell-properties style:vertical-align="top" fo:wrap-option="wrap" style:shrink-to-fit="false"/>
    </style:style>
    <style:style style:name="TBL_5f_0_5f_10.S2" style:display-name="TBL_0_10.S2" style:family="table-cell">
      <style:table-cell-properties style:vertical-align="top" fo:wrap-option="wrap" style:shrink-to-fit="false"/>
    </style:style>
    <style:style style:name="TBL_5f_0_5f_10.S3" style:display-name="TBL_0_10.S3" style:family="table-cell">
      <style:table-cell-properties style:vertical-align="top" fo:wrap-option="wrap" style:shrink-to-fit="false"/>
    </style:style>
    <style:style style:name="TBL_5f_0_5f_10.S4" style:display-name="TBL_0_10.S4" style:family="table-cell">
      <style:table-cell-properties style:vertical-align="top" fo:wrap-option="wrap" style:shrink-to-fit="false"/>
    </style:style>
    <style:style style:name="TBL_5f_0_5f_10.S5" style:display-name="TBL_0_10.S5" style:family="table-cell">
      <style:table-cell-properties style:vertical-align="top" fo:wrap-option="wrap" style:shrink-to-fit="false"/>
    </style:style>
    <style:style style:name="TBL_5f_0_5f_10.S6" style:display-name="TBL_0_10.S6" style:family="table-cell">
      <style:table-cell-properties style:vertical-align="top" fo:wrap-option="wrap" style:shrink-to-fit="false"/>
    </style:style>
    <style:style style:name="TBL_5f_0_5f_10.S7" style:display-name="TBL_0_10.S7" style:family="table-cell">
      <style:table-cell-properties style:vertical-align="top" fo:wrap-option="wrap" style:shrink-to-fit="false"/>
    </style:style>
    <style:style style:name="TBL_5f_0_5f_10.S8" style:display-name="TBL_0_10.S8" style:family="table-cell">
      <style:table-cell-properties style:vertical-align="top" fo:wrap-option="wrap" style:shrink-to-fit="false"/>
    </style:style>
    <style:style style:name="TBL_5f_0_5f_10.S9" style:display-name="TBL_0_10.S9" style:family="table-cell">
      <style:table-cell-properties style:vertical-align="top" fo:wrap-option="wrap" style:shrink-to-fit="false"/>
    </style:style>
    <style:style style:name="TBL_5f_0_5f_10.S10" style:display-name="TBL_0_10.S10" style:family="table-cell">
      <style:table-cell-properties style:vertical-align="top" fo:wrap-option="wrap" style:shrink-to-fit="false"/>
    </style:style>
    <style:style style:name="TBL_5f_0_5f_10.S11" style:display-name="TBL_0_10.S11" style:family="table-cell">
      <style:table-cell-properties style:vertical-align="top" fo:wrap-option="wrap" style:shrink-to-fit="false"/>
    </style:style>
    <style:style style:name="TBL_5f_0_5f_10.S12" style:display-name="TBL_0_10.S12" style:family="table-cell">
      <style:table-cell-properties style:vertical-align="top" fo:wrap-option="wrap" style:shrink-to-fit="false"/>
    </style:style>
    <style:style style:name="TBL_5f_0_5f_10.S13" style:display-name="TBL_0_10.S13" style:family="table-cell">
      <style:table-cell-properties style:vertical-align="top" fo:wrap-option="wrap" style:shrink-to-fit="false"/>
    </style:style>
    <style:style style:name="TBL_5f_0_5f_10.S14" style:display-name="TBL_0_10.S14" style:family="table-cell">
      <style:table-cell-properties style:vertical-align="top" fo:wrap-option="wrap" style:shrink-to-fit="false"/>
    </style:style>
    <style:style style:name="TBL_5f_0_5f_10.S15" style:display-name="TBL_0_10.S15" style:family="table-cell">
      <style:table-cell-properties style:vertical-align="top" fo:wrap-option="wrap" style:shrink-to-fit="false"/>
    </style:style>
    <style:style style:name="TBL_5f_0_5f_10.S16" style:display-name="TBL_0_10.S16" style:family="table-cell">
      <style:table-cell-properties style:vertical-align="top" fo:wrap-option="wrap" style:shrink-to-fit="false"/>
    </style:style>
    <style:style style:name="TBL_5f_0_5f_10.S17" style:display-name="TBL_0_10.S17" style:family="table-cell">
      <style:table-cell-properties style:vertical-align="top" fo:wrap-option="wrap" style:shrink-to-fit="false"/>
    </style:style>
    <style:style style:name="TBL_5f_0_5f_10.S18" style:display-name="TBL_0_10.S18" style:family="table-cell">
      <style:table-cell-properties style:vertical-align="top" fo:wrap-option="wrap" style:shrink-to-fit="false"/>
    </style:style>
    <style:style style:name="TBL_5f_0_5f_10.S19" style:display-name="TBL_0_10.S19" style:family="table-cell">
      <style:table-cell-properties style:vertical-align="top" fo:wrap-option="wrap" style:shrink-to-fit="false"/>
    </style:style>
    <style:style style:name="TBL_5f_0_5f_10.S20" style:display-name="TBL_0_10.S20" style:family="table-cell">
      <style:table-cell-properties style:vertical-align="top" fo:wrap-option="wrap" style:shrink-to-fit="false"/>
    </style:style>
    <style:style style:name="TBL_5f_0_5f_10.S21" style:display-name="TBL_0_10.S21" style:family="table-cell">
      <style:table-cell-properties style:vertical-align="top" fo:wrap-option="wrap" style:shrink-to-fit="false"/>
    </style:style>
    <style:style style:name="TBL_5f_0_5f_10.S22" style:display-name="TBL_0_10.S22" style:family="table-cell">
      <style:table-cell-properties style:vertical-align="top" fo:wrap-option="wrap" style:shrink-to-fit="false"/>
    </style:style>
    <style:style style:name="TBL_5f_0_5f_10.S23" style:display-name="TBL_0_10.S23" style:family="table-cell">
      <style:table-cell-properties style:vertical-align="top" fo:wrap-option="wrap" style:shrink-to-fit="false"/>
    </style:style>
    <style:style style:name="TBL_5f_0_5f_10.S24" style:display-name="TBL_0_10.S24" style:family="table-cell">
      <style:table-cell-properties style:vertical-align="top" fo:wrap-option="wrap" style:shrink-to-fit="false"/>
    </style:style>
    <style:style style:name="TBL_5f_0_5f_10.S25" style:display-name="TBL_0_10.S25" style:family="table-cell">
      <style:table-cell-properties style:vertical-align="top" fo:wrap-option="wrap" style:shrink-to-fit="false"/>
    </style:style>
    <style:style style:name="TBL_5f_0_5f_10.S26" style:display-name="TBL_0_10.S26" style:family="table-cell">
      <style:table-cell-properties style:vertical-align="top" fo:wrap-option="wrap" style:shrink-to-fit="false"/>
    </style:style>
    <style:style style:name="TBL_5f_0_5f_10.S27" style:display-name="TBL_0_10.S27" style:family="table-cell">
      <style:table-cell-properties style:vertical-align="top" fo:wrap-option="wrap" style:shrink-to-fit="false"/>
    </style:style>
    <style:style style:name="TBL_5f_0_5f_10.S28" style:display-name="TBL_0_10.S28" style:family="table-cell">
      <style:table-cell-properties style:vertical-align="top" fo:wrap-option="wrap" style:shrink-to-fit="false"/>
    </style:style>
    <style:style style:name="TBL_5f_0_5f_10.S29" style:display-name="TBL_0_10.S29" style:family="table-cell">
      <style:table-cell-properties style:vertical-align="top" fo:wrap-option="wrap" style:shrink-to-fit="false"/>
    </style:style>
    <style:style style:name="TBL_5f_0_5f_10.S30" style:display-name="TBL_0_10.S30" style:family="table-cell">
      <style:table-cell-properties style:vertical-align="top" fo:wrap-option="wrap" style:shrink-to-fit="false"/>
    </style:style>
    <style:style style:name="TBL_5f_0_5f_10.S31" style:display-name="TBL_0_10.S31" style:family="table-cell">
      <style:table-cell-properties style:vertical-align="top" fo:wrap-option="wrap" style:shrink-to-fit="false"/>
    </style:style>
    <style:style style:name="TBL_5f_0_5f_10.S32" style:display-name="TBL_0_10.S32" style:family="table-cell">
      <style:table-cell-properties style:vertical-align="top" fo:wrap-option="wrap" style:shrink-to-fit="false"/>
    </style:style>
    <style:style style:name="TBL_5f_0_5f_10.S33" style:display-name="TBL_0_10.S33" style:family="table-cell">
      <style:table-cell-properties style:vertical-align="top" fo:wrap-option="wrap" style:shrink-to-fit="false"/>
    </style:style>
    <style:style style:name="TBL_5f_0_5f_10.S34" style:display-name="TBL_0_10.S34" style:family="table-cell">
      <style:table-cell-properties style:vertical-align="top" fo:wrap-option="wrap" style:shrink-to-fit="false"/>
    </style:style>
    <style:style style:name="TBL_5f_0_5f_10.S35" style:display-name="TBL_0_10.S35" style:family="table-cell">
      <style:table-cell-properties style:vertical-align="top" fo:wrap-option="wrap" style:shrink-to-fit="false"/>
    </style:style>
    <style:style style:name="TBL_5f_0_5f_10.S36" style:display-name="TBL_0_10.S36" style:family="table-cell">
      <style:table-cell-properties style:vertical-align="top" fo:wrap-option="wrap" style:shrink-to-fit="false"/>
    </style:style>
    <style:style style:name="TBL_5f_0_5f_10.S37" style:display-name="TBL_0_10.S37" style:family="table-cell">
      <style:table-cell-properties style:vertical-align="top" fo:wrap-option="wrap" style:shrink-to-fit="false"/>
    </style:style>
    <style:style style:name="TBL_5f_0_5f_10.S38" style:display-name="TBL_0_10.S38" style:family="table-cell">
      <style:table-cell-properties style:vertical-align="top" fo:wrap-option="wrap" style:shrink-to-fit="false"/>
    </style:style>
    <style:style style:name="TBL_5f_0_5f_10.S39" style:display-name="TBL_0_10.S39" style:family="table-cell">
      <style:table-cell-properties style:vertical-align="top" fo:wrap-option="wrap" style:shrink-to-fit="false"/>
    </style:style>
    <style:style style:name="TBL_5f_0_5f_10.S40" style:display-name="TBL_0_10.S40" style:family="table-cell">
      <style:table-cell-properties style:vertical-align="top" fo:wrap-option="wrap" style:shrink-to-fit="false"/>
    </style:style>
    <style:style style:name="TBL_5f_0_5f_10.S41" style:display-name="TBL_0_10.S41" style:family="table-cell">
      <style:table-cell-properties style:vertical-align="top" fo:wrap-option="wrap" style:shrink-to-fit="false"/>
    </style:style>
    <style:style style:name="TBL_5f_0_5f_10.S42" style:display-name="TBL_0_10.S42" style:family="table-cell">
      <style:table-cell-properties style:vertical-align="top" fo:wrap-option="wrap" style:shrink-to-fit="false"/>
    </style:style>
    <style:style style:name="TBL_5f_0_5f_10.S43" style:display-name="TBL_0_10.S43" style:family="table-cell">
      <style:table-cell-properties style:vertical-align="top" fo:wrap-option="wrap" style:shrink-to-fit="false"/>
    </style:style>
    <style:style style:name="TBL_5f_0_5f_10.S44" style:display-name="TBL_0_10.S44" style:family="table-cell">
      <style:table-cell-properties style:vertical-align="top" fo:wrap-option="wrap" style:shrink-to-fit="false"/>
    </style:style>
    <style:style style:name="TBL_5f_0_5f_11" style:display-name="TBL_0_11" style:family="table" style:master-page-name="master_5f_0">
      <style:table-properties style:width="58.242cm" style:page-number="auto" fo:break-before="page" table:align="left"/>
    </style:style>
    <style:style style:name="TBL_5f_0_5f_11.A" style:display-name="TBL_0_11.A" style:family="table-column">
      <style:table-column-properties style:column-width="3.494cm"/>
    </style:style>
    <style:style style:name="TBL_5f_0_5f_11.B" style:display-name="TBL_0_11.B" style:family="table-column">
      <style:table-column-properties style:column-width="8.798cm"/>
    </style:style>
    <style:style style:name="TBL_5f_0_5f_11.C" style:display-name="TBL_0_11.C" style:family="table-column">
      <style:table-column-properties style:column-width="9.029cm"/>
    </style:style>
    <style:style style:name="TBL_5f_0_5f_11.D" style:display-name="TBL_0_11.D" style:family="table-column">
      <style:table-column-properties style:column-width="13.339cm"/>
    </style:style>
    <style:style style:name="TBL_5f_0_5f_11.E" style:display-name="TBL_0_11.E" style:family="table-column">
      <style:table-column-properties style:column-width="1.605cm"/>
    </style:style>
    <style:style style:name="TBL_5f_0_5f_11.F" style:display-name="TBL_0_11.F" style:family="table-column">
      <style:table-column-properties style:column-width="2.32cm"/>
    </style:style>
    <style:style style:name="TBL_5f_0_5f_11.G" style:display-name="TBL_0_11.G" style:family="table-column">
      <style:table-column-properties style:column-width="2.193cm"/>
    </style:style>
    <style:style style:name="TBL_5f_0_5f_11.H" style:display-name="TBL_0_11.H" style:family="table-column">
      <style:table-column-properties style:column-width="1.427cm"/>
    </style:style>
    <style:style style:name="TBL_5f_0_5f_11.I" style:display-name="TBL_0_11.I" style:family="table-column">
      <style:table-column-properties style:column-width="1.785cm"/>
    </style:style>
    <style:style style:name="TBL_5f_0_5f_11.J" style:display-name="TBL_0_11.J" style:family="table-column">
      <style:table-column-properties style:column-width="1.681cm"/>
    </style:style>
    <style:style style:name="TBL_5f_0_5f_11.L" style:display-name="TBL_0_11.L" style:family="table-column">
      <style:table-column-properties style:column-width="1.554cm"/>
    </style:style>
    <style:style style:name="TBL_5f_0_5f_11.O" style:display-name="TBL_0_11.O" style:family="table-column">
      <style:table-column-properties style:column-width="1.58cm"/>
    </style:style>
    <style:style style:name="TBL_5f_0_5f_11.P" style:display-name="TBL_0_11.P" style:family="table-column">
      <style:table-column-properties style:column-width="1.656cm"/>
    </style:style>
    <style:style style:name="TBL_5f_0_5f_11.Q" style:display-name="TBL_0_11.Q" style:family="table-column">
      <style:table-column-properties style:column-width="1.402cm"/>
    </style:style>
    <style:style style:name="TBL_5f_0_5f_11.R" style:display-name="TBL_0_11.R" style:family="table-column">
      <style:table-column-properties style:column-width="1.478cm"/>
    </style:style>
    <style:style style:name="TBL_5f_0_5f_11.S" style:display-name="TBL_0_11.S" style:family="table-column">
      <style:table-column-properties style:column-width="0.06cm"/>
    </style:style>
    <style:style style:name="TBL_5f_0_5f_11.1" style:display-name="TBL_0_11.1" style:family="table-row">
      <style:table-row-properties style:row-height="0.457cm" style:use-optimal-row-height="false"/>
    </style:style>
    <style:style style:name="TBL_5f_0_5f_11.A1" style:display-name="TBL_0_1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1.B1" style:display-name="TBL_0_1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.E1" style:display-name="TBL_0_1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.S1" style:display-name="TBL_0_11.S1" style:family="table-cell">
      <style:table-cell-properties style:vertical-align="top" fo:wrap-option="wrap" style:shrink-to-fit="false"/>
    </style:style>
    <style:style style:name="TBL_5f_0_5f_11.S2" style:display-name="TBL_0_11.S2" style:family="table-cell">
      <style:table-cell-properties style:vertical-align="top" fo:wrap-option="wrap" style:shrink-to-fit="false"/>
    </style:style>
    <style:style style:name="TBL_5f_0_5f_11.S3" style:display-name="TBL_0_11.S3" style:family="table-cell">
      <style:table-cell-properties style:vertical-align="top" fo:wrap-option="wrap" style:shrink-to-fit="false"/>
    </style:style>
    <style:style style:name="TBL_5f_0_5f_11.S4" style:display-name="TBL_0_11.S4" style:family="table-cell">
      <style:table-cell-properties style:vertical-align="top" fo:wrap-option="wrap" style:shrink-to-fit="false"/>
    </style:style>
    <style:style style:name="TBL_5f_0_5f_11.S5" style:display-name="TBL_0_11.S5" style:family="table-cell">
      <style:table-cell-properties style:vertical-align="top" fo:wrap-option="wrap" style:shrink-to-fit="false"/>
    </style:style>
    <style:style style:name="TBL_5f_0_5f_11.S6" style:display-name="TBL_0_11.S6" style:family="table-cell">
      <style:table-cell-properties style:vertical-align="top" fo:wrap-option="wrap" style:shrink-to-fit="false"/>
    </style:style>
    <style:style style:name="TBL_5f_0_5f_11.S7" style:display-name="TBL_0_11.S7" style:family="table-cell">
      <style:table-cell-properties style:vertical-align="top" fo:wrap-option="wrap" style:shrink-to-fit="false"/>
    </style:style>
    <style:style style:name="TBL_5f_0_5f_11.S8" style:display-name="TBL_0_11.S8" style:family="table-cell">
      <style:table-cell-properties style:vertical-align="top" fo:wrap-option="wrap" style:shrink-to-fit="false"/>
    </style:style>
    <style:style style:name="TBL_5f_0_5f_11.S9" style:display-name="TBL_0_11.S9" style:family="table-cell">
      <style:table-cell-properties style:vertical-align="top" fo:wrap-option="wrap" style:shrink-to-fit="false"/>
    </style:style>
    <style:style style:name="TBL_5f_0_5f_11.S10" style:display-name="TBL_0_11.S10" style:family="table-cell">
      <style:table-cell-properties style:vertical-align="top" fo:wrap-option="wrap" style:shrink-to-fit="false"/>
    </style:style>
    <style:style style:name="TBL_5f_0_5f_11.S11" style:display-name="TBL_0_11.S11" style:family="table-cell">
      <style:table-cell-properties style:vertical-align="top" fo:wrap-option="wrap" style:shrink-to-fit="false"/>
    </style:style>
    <style:style style:name="TBL_5f_0_5f_11.S12" style:display-name="TBL_0_11.S12" style:family="table-cell">
      <style:table-cell-properties style:vertical-align="top" fo:wrap-option="wrap" style:shrink-to-fit="false"/>
    </style:style>
    <style:style style:name="TBL_5f_0_5f_11.S13" style:display-name="TBL_0_11.S13" style:family="table-cell">
      <style:table-cell-properties style:vertical-align="top" fo:wrap-option="wrap" style:shrink-to-fit="false"/>
    </style:style>
    <style:style style:name="TBL_5f_0_5f_11.S14" style:display-name="TBL_0_11.S14" style:family="table-cell">
      <style:table-cell-properties style:vertical-align="top" fo:wrap-option="wrap" style:shrink-to-fit="false"/>
    </style:style>
    <style:style style:name="TBL_5f_0_5f_11.S15" style:display-name="TBL_0_11.S15" style:family="table-cell">
      <style:table-cell-properties style:vertical-align="top" fo:wrap-option="wrap" style:shrink-to-fit="false"/>
    </style:style>
    <style:style style:name="TBL_5f_0_5f_11.S16" style:display-name="TBL_0_11.S16" style:family="table-cell">
      <style:table-cell-properties style:vertical-align="top" fo:wrap-option="wrap" style:shrink-to-fit="false"/>
    </style:style>
    <style:style style:name="TBL_5f_0_5f_11.S17" style:display-name="TBL_0_11.S17" style:family="table-cell">
      <style:table-cell-properties style:vertical-align="top" fo:wrap-option="wrap" style:shrink-to-fit="false"/>
    </style:style>
    <style:style style:name="TBL_5f_0_5f_11.S18" style:display-name="TBL_0_11.S18" style:family="table-cell">
      <style:table-cell-properties style:vertical-align="top" fo:wrap-option="wrap" style:shrink-to-fit="false"/>
    </style:style>
    <style:style style:name="TBL_5f_0_5f_11.S19" style:display-name="TBL_0_11.S19" style:family="table-cell">
      <style:table-cell-properties style:vertical-align="top" fo:wrap-option="wrap" style:shrink-to-fit="false"/>
    </style:style>
    <style:style style:name="TBL_5f_0_5f_11.S20" style:display-name="TBL_0_11.S20" style:family="table-cell">
      <style:table-cell-properties style:vertical-align="top" fo:wrap-option="wrap" style:shrink-to-fit="false"/>
    </style:style>
    <style:style style:name="TBL_5f_0_5f_11.S21" style:display-name="TBL_0_11.S21" style:family="table-cell">
      <style:table-cell-properties style:vertical-align="top" fo:wrap-option="wrap" style:shrink-to-fit="false"/>
    </style:style>
    <style:style style:name="TBL_5f_0_5f_11.S22" style:display-name="TBL_0_11.S22" style:family="table-cell">
      <style:table-cell-properties style:vertical-align="top" fo:wrap-option="wrap" style:shrink-to-fit="false"/>
    </style:style>
    <style:style style:name="TBL_5f_0_5f_11.S23" style:display-name="TBL_0_11.S23" style:family="table-cell">
      <style:table-cell-properties style:vertical-align="top" fo:wrap-option="wrap" style:shrink-to-fit="false"/>
    </style:style>
    <style:style style:name="TBL_5f_0_5f_11.S24" style:display-name="TBL_0_11.S24" style:family="table-cell">
      <style:table-cell-properties style:vertical-align="top" fo:wrap-option="wrap" style:shrink-to-fit="false"/>
    </style:style>
    <style:style style:name="TBL_5f_0_5f_11.S25" style:display-name="TBL_0_11.S25" style:family="table-cell">
      <style:table-cell-properties style:vertical-align="top" fo:wrap-option="wrap" style:shrink-to-fit="false"/>
    </style:style>
    <style:style style:name="TBL_5f_0_5f_11.S26" style:display-name="TBL_0_11.S26" style:family="table-cell">
      <style:table-cell-properties style:vertical-align="top" fo:wrap-option="wrap" style:shrink-to-fit="false"/>
    </style:style>
    <style:style style:name="TBL_5f_0_5f_11.S27" style:display-name="TBL_0_11.S27" style:family="table-cell">
      <style:table-cell-properties style:vertical-align="top" fo:wrap-option="wrap" style:shrink-to-fit="false"/>
    </style:style>
    <style:style style:name="TBL_5f_0_5f_11.S28" style:display-name="TBL_0_11.S28" style:family="table-cell">
      <style:table-cell-properties style:vertical-align="top" fo:wrap-option="wrap" style:shrink-to-fit="false"/>
    </style:style>
    <style:style style:name="TBL_5f_0_5f_11.S29" style:display-name="TBL_0_11.S29" style:family="table-cell">
      <style:table-cell-properties style:vertical-align="top" fo:wrap-option="wrap" style:shrink-to-fit="false"/>
    </style:style>
    <style:style style:name="TBL_5f_0_5f_11.S30" style:display-name="TBL_0_11.S30" style:family="table-cell">
      <style:table-cell-properties style:vertical-align="top" fo:wrap-option="wrap" style:shrink-to-fit="false"/>
    </style:style>
    <style:style style:name="TBL_5f_0_5f_11.S31" style:display-name="TBL_0_11.S31" style:family="table-cell">
      <style:table-cell-properties style:vertical-align="top" fo:wrap-option="wrap" style:shrink-to-fit="false"/>
    </style:style>
    <style:style style:name="TBL_5f_0_5f_11.S32" style:display-name="TBL_0_11.S32" style:family="table-cell">
      <style:table-cell-properties style:vertical-align="top" fo:wrap-option="wrap" style:shrink-to-fit="false"/>
    </style:style>
    <style:style style:name="TBL_5f_0_5f_11.S33" style:display-name="TBL_0_11.S33" style:family="table-cell">
      <style:table-cell-properties style:vertical-align="top" fo:wrap-option="wrap" style:shrink-to-fit="false"/>
    </style:style>
    <style:style style:name="TBL_5f_0_5f_11.S34" style:display-name="TBL_0_11.S34" style:family="table-cell">
      <style:table-cell-properties style:vertical-align="top" fo:wrap-option="wrap" style:shrink-to-fit="false"/>
    </style:style>
    <style:style style:name="TBL_5f_0_5f_11.S35" style:display-name="TBL_0_11.S35" style:family="table-cell">
      <style:table-cell-properties style:vertical-align="top" fo:wrap-option="wrap" style:shrink-to-fit="false"/>
    </style:style>
    <style:style style:name="TBL_5f_0_5f_11.S36" style:display-name="TBL_0_11.S36" style:family="table-cell">
      <style:table-cell-properties style:vertical-align="top" fo:wrap-option="wrap" style:shrink-to-fit="false"/>
    </style:style>
    <style:style style:name="TBL_5f_0_5f_11.S37" style:display-name="TBL_0_11.S37" style:family="table-cell">
      <style:table-cell-properties style:vertical-align="top" fo:wrap-option="wrap" style:shrink-to-fit="false"/>
    </style:style>
    <style:style style:name="TBL_5f_0_5f_11.S38" style:display-name="TBL_0_11.S38" style:family="table-cell">
      <style:table-cell-properties style:vertical-align="top" fo:wrap-option="wrap" style:shrink-to-fit="false"/>
    </style:style>
    <style:style style:name="TBL_5f_0_5f_11.S39" style:display-name="TBL_0_11.S39" style:family="table-cell">
      <style:table-cell-properties style:vertical-align="top" fo:wrap-option="wrap" style:shrink-to-fit="false"/>
    </style:style>
    <style:style style:name="TBL_5f_0_5f_11.S40" style:display-name="TBL_0_11.S40" style:family="table-cell">
      <style:table-cell-properties style:vertical-align="top" fo:wrap-option="wrap" style:shrink-to-fit="false"/>
    </style:style>
    <style:style style:name="TBL_5f_0_5f_11.S41" style:display-name="TBL_0_11.S41" style:family="table-cell">
      <style:table-cell-properties style:vertical-align="top" fo:wrap-option="wrap" style:shrink-to-fit="false"/>
    </style:style>
    <style:style style:name="TBL_5f_0_5f_11.S42" style:display-name="TBL_0_11.S42" style:family="table-cell">
      <style:table-cell-properties style:vertical-align="top" fo:wrap-option="wrap" style:shrink-to-fit="false"/>
    </style:style>
    <style:style style:name="TBL_5f_0_5f_11.S43" style:display-name="TBL_0_11.S43" style:family="table-cell">
      <style:table-cell-properties style:vertical-align="top" fo:wrap-option="wrap" style:shrink-to-fit="false"/>
    </style:style>
    <style:style style:name="TBL_5f_0_5f_11.S44" style:display-name="TBL_0_11.S44" style:family="table-cell">
      <style:table-cell-properties style:vertical-align="top" fo:wrap-option="wrap" style:shrink-to-fit="false"/>
    </style:style>
    <style:style style:name="TBL_5f_0_5f_12" style:display-name="TBL_0_12" style:family="table" style:master-page-name="master_5f_0">
      <style:table-properties style:width="58.242cm" style:page-number="auto" fo:break-before="page" table:align="left"/>
    </style:style>
    <style:style style:name="TBL_5f_0_5f_12.A" style:display-name="TBL_0_12.A" style:family="table-column">
      <style:table-column-properties style:column-width="3.494cm"/>
    </style:style>
    <style:style style:name="TBL_5f_0_5f_12.B" style:display-name="TBL_0_12.B" style:family="table-column">
      <style:table-column-properties style:column-width="8.798cm"/>
    </style:style>
    <style:style style:name="TBL_5f_0_5f_12.C" style:display-name="TBL_0_12.C" style:family="table-column">
      <style:table-column-properties style:column-width="9.029cm"/>
    </style:style>
    <style:style style:name="TBL_5f_0_5f_12.D" style:display-name="TBL_0_12.D" style:family="table-column">
      <style:table-column-properties style:column-width="13.339cm"/>
    </style:style>
    <style:style style:name="TBL_5f_0_5f_12.E" style:display-name="TBL_0_12.E" style:family="table-column">
      <style:table-column-properties style:column-width="1.605cm"/>
    </style:style>
    <style:style style:name="TBL_5f_0_5f_12.F" style:display-name="TBL_0_12.F" style:family="table-column">
      <style:table-column-properties style:column-width="2.32cm"/>
    </style:style>
    <style:style style:name="TBL_5f_0_5f_12.G" style:display-name="TBL_0_12.G" style:family="table-column">
      <style:table-column-properties style:column-width="2.193cm"/>
    </style:style>
    <style:style style:name="TBL_5f_0_5f_12.H" style:display-name="TBL_0_12.H" style:family="table-column">
      <style:table-column-properties style:column-width="1.427cm"/>
    </style:style>
    <style:style style:name="TBL_5f_0_5f_12.I" style:display-name="TBL_0_12.I" style:family="table-column">
      <style:table-column-properties style:column-width="1.785cm"/>
    </style:style>
    <style:style style:name="TBL_5f_0_5f_12.J" style:display-name="TBL_0_12.J" style:family="table-column">
      <style:table-column-properties style:column-width="1.681cm"/>
    </style:style>
    <style:style style:name="TBL_5f_0_5f_12.L" style:display-name="TBL_0_12.L" style:family="table-column">
      <style:table-column-properties style:column-width="1.554cm"/>
    </style:style>
    <style:style style:name="TBL_5f_0_5f_12.O" style:display-name="TBL_0_12.O" style:family="table-column">
      <style:table-column-properties style:column-width="1.58cm"/>
    </style:style>
    <style:style style:name="TBL_5f_0_5f_12.P" style:display-name="TBL_0_12.P" style:family="table-column">
      <style:table-column-properties style:column-width="1.656cm"/>
    </style:style>
    <style:style style:name="TBL_5f_0_5f_12.Q" style:display-name="TBL_0_12.Q" style:family="table-column">
      <style:table-column-properties style:column-width="1.402cm"/>
    </style:style>
    <style:style style:name="TBL_5f_0_5f_12.R" style:display-name="TBL_0_12.R" style:family="table-column">
      <style:table-column-properties style:column-width="1.478cm"/>
    </style:style>
    <style:style style:name="TBL_5f_0_5f_12.S" style:display-name="TBL_0_12.S" style:family="table-column">
      <style:table-column-properties style:column-width="0.06cm"/>
    </style:style>
    <style:style style:name="TBL_5f_0_5f_12.1" style:display-name="TBL_0_12.1" style:family="table-row">
      <style:table-row-properties style:row-height="0.457cm" style:use-optimal-row-height="false"/>
    </style:style>
    <style:style style:name="TBL_5f_0_5f_12.A1" style:display-name="TBL_0_1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2.B1" style:display-name="TBL_0_1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.E1" style:display-name="TBL_0_1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.S1" style:display-name="TBL_0_12.S1" style:family="table-cell">
      <style:table-cell-properties style:vertical-align="top" fo:wrap-option="wrap" style:shrink-to-fit="false"/>
    </style:style>
    <style:style style:name="TBL_5f_0_5f_12.S2" style:display-name="TBL_0_12.S2" style:family="table-cell">
      <style:table-cell-properties style:vertical-align="top" fo:wrap-option="wrap" style:shrink-to-fit="false"/>
    </style:style>
    <style:style style:name="TBL_5f_0_5f_12.S3" style:display-name="TBL_0_12.S3" style:family="table-cell">
      <style:table-cell-properties style:vertical-align="top" fo:wrap-option="wrap" style:shrink-to-fit="false"/>
    </style:style>
    <style:style style:name="TBL_5f_0_5f_12.S4" style:display-name="TBL_0_12.S4" style:family="table-cell">
      <style:table-cell-properties style:vertical-align="top" fo:wrap-option="wrap" style:shrink-to-fit="false"/>
    </style:style>
    <style:style style:name="TBL_5f_0_5f_12.S5" style:display-name="TBL_0_12.S5" style:family="table-cell">
      <style:table-cell-properties style:vertical-align="top" fo:wrap-option="wrap" style:shrink-to-fit="false"/>
    </style:style>
    <style:style style:name="TBL_5f_0_5f_12.S6" style:display-name="TBL_0_12.S6" style:family="table-cell">
      <style:table-cell-properties style:vertical-align="top" fo:wrap-option="wrap" style:shrink-to-fit="false"/>
    </style:style>
    <style:style style:name="TBL_5f_0_5f_12.S7" style:display-name="TBL_0_12.S7" style:family="table-cell">
      <style:table-cell-properties style:vertical-align="top" fo:wrap-option="wrap" style:shrink-to-fit="false"/>
    </style:style>
    <style:style style:name="TBL_5f_0_5f_12.S8" style:display-name="TBL_0_12.S8" style:family="table-cell">
      <style:table-cell-properties style:vertical-align="top" fo:wrap-option="wrap" style:shrink-to-fit="false"/>
    </style:style>
    <style:style style:name="TBL_5f_0_5f_12.S9" style:display-name="TBL_0_12.S9" style:family="table-cell">
      <style:table-cell-properties style:vertical-align="top" fo:wrap-option="wrap" style:shrink-to-fit="false"/>
    </style:style>
    <style:style style:name="TBL_5f_0_5f_12.S10" style:display-name="TBL_0_12.S10" style:family="table-cell">
      <style:table-cell-properties style:vertical-align="top" fo:wrap-option="wrap" style:shrink-to-fit="false"/>
    </style:style>
    <style:style style:name="TBL_5f_0_5f_12.S11" style:display-name="TBL_0_12.S11" style:family="table-cell">
      <style:table-cell-properties style:vertical-align="top" fo:wrap-option="wrap" style:shrink-to-fit="false"/>
    </style:style>
    <style:style style:name="TBL_5f_0_5f_12.S12" style:display-name="TBL_0_12.S12" style:family="table-cell">
      <style:table-cell-properties style:vertical-align="top" fo:wrap-option="wrap" style:shrink-to-fit="false"/>
    </style:style>
    <style:style style:name="TBL_5f_0_5f_12.S13" style:display-name="TBL_0_12.S13" style:family="table-cell">
      <style:table-cell-properties style:vertical-align="top" fo:wrap-option="wrap" style:shrink-to-fit="false"/>
    </style:style>
    <style:style style:name="TBL_5f_0_5f_12.S14" style:display-name="TBL_0_12.S14" style:family="table-cell">
      <style:table-cell-properties style:vertical-align="top" fo:wrap-option="wrap" style:shrink-to-fit="false"/>
    </style:style>
    <style:style style:name="TBL_5f_0_5f_12.S15" style:display-name="TBL_0_12.S15" style:family="table-cell">
      <style:table-cell-properties style:vertical-align="top" fo:wrap-option="wrap" style:shrink-to-fit="false"/>
    </style:style>
    <style:style style:name="TBL_5f_0_5f_12.S16" style:display-name="TBL_0_12.S16" style:family="table-cell">
      <style:table-cell-properties style:vertical-align="top" fo:wrap-option="wrap" style:shrink-to-fit="false"/>
    </style:style>
    <style:style style:name="TBL_5f_0_5f_12.S17" style:display-name="TBL_0_12.S17" style:family="table-cell">
      <style:table-cell-properties style:vertical-align="top" fo:wrap-option="wrap" style:shrink-to-fit="false"/>
    </style:style>
    <style:style style:name="TBL_5f_0_5f_12.S18" style:display-name="TBL_0_12.S18" style:family="table-cell">
      <style:table-cell-properties style:vertical-align="top" fo:wrap-option="wrap" style:shrink-to-fit="false"/>
    </style:style>
    <style:style style:name="TBL_5f_0_5f_12.S19" style:display-name="TBL_0_12.S19" style:family="table-cell">
      <style:table-cell-properties style:vertical-align="top" fo:wrap-option="wrap" style:shrink-to-fit="false"/>
    </style:style>
    <style:style style:name="TBL_5f_0_5f_12.S20" style:display-name="TBL_0_12.S20" style:family="table-cell">
      <style:table-cell-properties style:vertical-align="top" fo:wrap-option="wrap" style:shrink-to-fit="false"/>
    </style:style>
    <style:style style:name="TBL_5f_0_5f_12.S21" style:display-name="TBL_0_12.S21" style:family="table-cell">
      <style:table-cell-properties style:vertical-align="top" fo:wrap-option="wrap" style:shrink-to-fit="false"/>
    </style:style>
    <style:style style:name="TBL_5f_0_5f_12.S22" style:display-name="TBL_0_12.S22" style:family="table-cell">
      <style:table-cell-properties style:vertical-align="top" fo:wrap-option="wrap" style:shrink-to-fit="false"/>
    </style:style>
    <style:style style:name="TBL_5f_0_5f_12.S23" style:display-name="TBL_0_12.S23" style:family="table-cell">
      <style:table-cell-properties style:vertical-align="top" fo:wrap-option="wrap" style:shrink-to-fit="false"/>
    </style:style>
    <style:style style:name="TBL_5f_0_5f_12.S24" style:display-name="TBL_0_12.S24" style:family="table-cell">
      <style:table-cell-properties style:vertical-align="top" fo:wrap-option="wrap" style:shrink-to-fit="false"/>
    </style:style>
    <style:style style:name="TBL_5f_0_5f_12.S25" style:display-name="TBL_0_12.S25" style:family="table-cell">
      <style:table-cell-properties style:vertical-align="top" fo:wrap-option="wrap" style:shrink-to-fit="false"/>
    </style:style>
    <style:style style:name="TBL_5f_0_5f_12.S26" style:display-name="TBL_0_12.S26" style:family="table-cell">
      <style:table-cell-properties style:vertical-align="top" fo:wrap-option="wrap" style:shrink-to-fit="false"/>
    </style:style>
    <style:style style:name="TBL_5f_0_5f_12.S27" style:display-name="TBL_0_12.S27" style:family="table-cell">
      <style:table-cell-properties style:vertical-align="top" fo:wrap-option="wrap" style:shrink-to-fit="false"/>
    </style:style>
    <style:style style:name="TBL_5f_0_5f_12.S28" style:display-name="TBL_0_12.S28" style:family="table-cell">
      <style:table-cell-properties style:vertical-align="top" fo:wrap-option="wrap" style:shrink-to-fit="false"/>
    </style:style>
    <style:style style:name="TBL_5f_0_5f_12.S29" style:display-name="TBL_0_12.S29" style:family="table-cell">
      <style:table-cell-properties style:vertical-align="top" fo:wrap-option="wrap" style:shrink-to-fit="false"/>
    </style:style>
    <style:style style:name="TBL_5f_0_5f_12.S30" style:display-name="TBL_0_12.S30" style:family="table-cell">
      <style:table-cell-properties style:vertical-align="top" fo:wrap-option="wrap" style:shrink-to-fit="false"/>
    </style:style>
    <style:style style:name="TBL_5f_0_5f_12.S31" style:display-name="TBL_0_12.S31" style:family="table-cell">
      <style:table-cell-properties style:vertical-align="top" fo:wrap-option="wrap" style:shrink-to-fit="false"/>
    </style:style>
    <style:style style:name="TBL_5f_0_5f_12.S32" style:display-name="TBL_0_12.S32" style:family="table-cell">
      <style:table-cell-properties style:vertical-align="top" fo:wrap-option="wrap" style:shrink-to-fit="false"/>
    </style:style>
    <style:style style:name="TBL_5f_0_5f_12.S33" style:display-name="TBL_0_12.S33" style:family="table-cell">
      <style:table-cell-properties style:vertical-align="top" fo:wrap-option="wrap" style:shrink-to-fit="false"/>
    </style:style>
    <style:style style:name="TBL_5f_0_5f_12.S34" style:display-name="TBL_0_12.S34" style:family="table-cell">
      <style:table-cell-properties style:vertical-align="top" fo:wrap-option="wrap" style:shrink-to-fit="false"/>
    </style:style>
    <style:style style:name="TBL_5f_0_5f_12.S35" style:display-name="TBL_0_12.S35" style:family="table-cell">
      <style:table-cell-properties style:vertical-align="top" fo:wrap-option="wrap" style:shrink-to-fit="false"/>
    </style:style>
    <style:style style:name="TBL_5f_0_5f_12.S36" style:display-name="TBL_0_12.S36" style:family="table-cell">
      <style:table-cell-properties style:vertical-align="top" fo:wrap-option="wrap" style:shrink-to-fit="false"/>
    </style:style>
    <style:style style:name="TBL_5f_0_5f_12.S37" style:display-name="TBL_0_12.S37" style:family="table-cell">
      <style:table-cell-properties style:vertical-align="top" fo:wrap-option="wrap" style:shrink-to-fit="false"/>
    </style:style>
    <style:style style:name="TBL_5f_0_5f_12.S38" style:display-name="TBL_0_12.S38" style:family="table-cell">
      <style:table-cell-properties style:vertical-align="top" fo:wrap-option="wrap" style:shrink-to-fit="false"/>
    </style:style>
    <style:style style:name="TBL_5f_0_5f_12.S39" style:display-name="TBL_0_12.S39" style:family="table-cell">
      <style:table-cell-properties style:vertical-align="top" fo:wrap-option="wrap" style:shrink-to-fit="false"/>
    </style:style>
    <style:style style:name="TBL_5f_0_5f_12.S40" style:display-name="TBL_0_12.S40" style:family="table-cell">
      <style:table-cell-properties style:vertical-align="top" fo:wrap-option="wrap" style:shrink-to-fit="false"/>
    </style:style>
    <style:style style:name="TBL_5f_0_5f_12.S41" style:display-name="TBL_0_12.S41" style:family="table-cell">
      <style:table-cell-properties style:vertical-align="top" fo:wrap-option="wrap" style:shrink-to-fit="false"/>
    </style:style>
    <style:style style:name="TBL_5f_0_5f_12.S42" style:display-name="TBL_0_12.S42" style:family="table-cell">
      <style:table-cell-properties style:vertical-align="top" fo:wrap-option="wrap" style:shrink-to-fit="false"/>
    </style:style>
    <style:style style:name="TBL_5f_0_5f_12.S43" style:display-name="TBL_0_12.S43" style:family="table-cell">
      <style:table-cell-properties style:vertical-align="top" fo:wrap-option="wrap" style:shrink-to-fit="false"/>
    </style:style>
    <style:style style:name="TBL_5f_0_5f_12.S44" style:display-name="TBL_0_12.S44" style:family="table-cell">
      <style:table-cell-properties style:vertical-align="top" fo:wrap-option="wrap" style:shrink-to-fit="false"/>
    </style:style>
    <style:style style:name="TBL_5f_0_5f_13" style:display-name="TBL_0_13" style:family="table" style:master-page-name="master_5f_0">
      <style:table-properties style:width="58.242cm" style:page-number="auto" fo:break-before="page" table:align="left"/>
    </style:style>
    <style:style style:name="TBL_5f_0_5f_13.A" style:display-name="TBL_0_13.A" style:family="table-column">
      <style:table-column-properties style:column-width="3.494cm"/>
    </style:style>
    <style:style style:name="TBL_5f_0_5f_13.B" style:display-name="TBL_0_13.B" style:family="table-column">
      <style:table-column-properties style:column-width="8.798cm"/>
    </style:style>
    <style:style style:name="TBL_5f_0_5f_13.C" style:display-name="TBL_0_13.C" style:family="table-column">
      <style:table-column-properties style:column-width="9.029cm"/>
    </style:style>
    <style:style style:name="TBL_5f_0_5f_13.D" style:display-name="TBL_0_13.D" style:family="table-column">
      <style:table-column-properties style:column-width="13.339cm"/>
    </style:style>
    <style:style style:name="TBL_5f_0_5f_13.E" style:display-name="TBL_0_13.E" style:family="table-column">
      <style:table-column-properties style:column-width="1.605cm"/>
    </style:style>
    <style:style style:name="TBL_5f_0_5f_13.F" style:display-name="TBL_0_13.F" style:family="table-column">
      <style:table-column-properties style:column-width="2.32cm"/>
    </style:style>
    <style:style style:name="TBL_5f_0_5f_13.G" style:display-name="TBL_0_13.G" style:family="table-column">
      <style:table-column-properties style:column-width="2.193cm"/>
    </style:style>
    <style:style style:name="TBL_5f_0_5f_13.H" style:display-name="TBL_0_13.H" style:family="table-column">
      <style:table-column-properties style:column-width="1.427cm"/>
    </style:style>
    <style:style style:name="TBL_5f_0_5f_13.I" style:display-name="TBL_0_13.I" style:family="table-column">
      <style:table-column-properties style:column-width="1.785cm"/>
    </style:style>
    <style:style style:name="TBL_5f_0_5f_13.J" style:display-name="TBL_0_13.J" style:family="table-column">
      <style:table-column-properties style:column-width="1.681cm"/>
    </style:style>
    <style:style style:name="TBL_5f_0_5f_13.L" style:display-name="TBL_0_13.L" style:family="table-column">
      <style:table-column-properties style:column-width="1.554cm"/>
    </style:style>
    <style:style style:name="TBL_5f_0_5f_13.O" style:display-name="TBL_0_13.O" style:family="table-column">
      <style:table-column-properties style:column-width="1.58cm"/>
    </style:style>
    <style:style style:name="TBL_5f_0_5f_13.P" style:display-name="TBL_0_13.P" style:family="table-column">
      <style:table-column-properties style:column-width="1.656cm"/>
    </style:style>
    <style:style style:name="TBL_5f_0_5f_13.Q" style:display-name="TBL_0_13.Q" style:family="table-column">
      <style:table-column-properties style:column-width="1.402cm"/>
    </style:style>
    <style:style style:name="TBL_5f_0_5f_13.R" style:display-name="TBL_0_13.R" style:family="table-column">
      <style:table-column-properties style:column-width="1.478cm"/>
    </style:style>
    <style:style style:name="TBL_5f_0_5f_13.S" style:display-name="TBL_0_13.S" style:family="table-column">
      <style:table-column-properties style:column-width="0.06cm"/>
    </style:style>
    <style:style style:name="TBL_5f_0_5f_13.1" style:display-name="TBL_0_13.1" style:family="table-row">
      <style:table-row-properties style:row-height="0.457cm" style:use-optimal-row-height="false"/>
    </style:style>
    <style:style style:name="TBL_5f_0_5f_13.A1" style:display-name="TBL_0_1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3.B1" style:display-name="TBL_0_1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.E1" style:display-name="TBL_0_1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.S1" style:display-name="TBL_0_13.S1" style:family="table-cell">
      <style:table-cell-properties style:vertical-align="top" fo:wrap-option="wrap" style:shrink-to-fit="false"/>
    </style:style>
    <style:style style:name="TBL_5f_0_5f_13.S2" style:display-name="TBL_0_13.S2" style:family="table-cell">
      <style:table-cell-properties style:vertical-align="top" fo:wrap-option="wrap" style:shrink-to-fit="false"/>
    </style:style>
    <style:style style:name="TBL_5f_0_5f_13.S3" style:display-name="TBL_0_13.S3" style:family="table-cell">
      <style:table-cell-properties style:vertical-align="top" fo:wrap-option="wrap" style:shrink-to-fit="false"/>
    </style:style>
    <style:style style:name="TBL_5f_0_5f_13.S4" style:display-name="TBL_0_13.S4" style:family="table-cell">
      <style:table-cell-properties style:vertical-align="top" fo:wrap-option="wrap" style:shrink-to-fit="false"/>
    </style:style>
    <style:style style:name="TBL_5f_0_5f_13.S5" style:display-name="TBL_0_13.S5" style:family="table-cell">
      <style:table-cell-properties style:vertical-align="top" fo:wrap-option="wrap" style:shrink-to-fit="false"/>
    </style:style>
    <style:style style:name="TBL_5f_0_5f_13.S6" style:display-name="TBL_0_13.S6" style:family="table-cell">
      <style:table-cell-properties style:vertical-align="top" fo:wrap-option="wrap" style:shrink-to-fit="false"/>
    </style:style>
    <style:style style:name="TBL_5f_0_5f_13.S7" style:display-name="TBL_0_13.S7" style:family="table-cell">
      <style:table-cell-properties style:vertical-align="top" fo:wrap-option="wrap" style:shrink-to-fit="false"/>
    </style:style>
    <style:style style:name="TBL_5f_0_5f_13.S8" style:display-name="TBL_0_13.S8" style:family="table-cell">
      <style:table-cell-properties style:vertical-align="top" fo:wrap-option="wrap" style:shrink-to-fit="false"/>
    </style:style>
    <style:style style:name="TBL_5f_0_5f_13.S9" style:display-name="TBL_0_13.S9" style:family="table-cell">
      <style:table-cell-properties style:vertical-align="top" fo:wrap-option="wrap" style:shrink-to-fit="false"/>
    </style:style>
    <style:style style:name="TBL_5f_0_5f_13.S10" style:display-name="TBL_0_13.S10" style:family="table-cell">
      <style:table-cell-properties style:vertical-align="top" fo:wrap-option="wrap" style:shrink-to-fit="false"/>
    </style:style>
    <style:style style:name="TBL_5f_0_5f_13.S11" style:display-name="TBL_0_13.S11" style:family="table-cell">
      <style:table-cell-properties style:vertical-align="top" fo:wrap-option="wrap" style:shrink-to-fit="false"/>
    </style:style>
    <style:style style:name="TBL_5f_0_5f_13.S12" style:display-name="TBL_0_13.S12" style:family="table-cell">
      <style:table-cell-properties style:vertical-align="top" fo:wrap-option="wrap" style:shrink-to-fit="false"/>
    </style:style>
    <style:style style:name="TBL_5f_0_5f_13.S13" style:display-name="TBL_0_13.S13" style:family="table-cell">
      <style:table-cell-properties style:vertical-align="top" fo:wrap-option="wrap" style:shrink-to-fit="false"/>
    </style:style>
    <style:style style:name="TBL_5f_0_5f_13.S14" style:display-name="TBL_0_13.S14" style:family="table-cell">
      <style:table-cell-properties style:vertical-align="top" fo:wrap-option="wrap" style:shrink-to-fit="false"/>
    </style:style>
    <style:style style:name="TBL_5f_0_5f_13.S15" style:display-name="TBL_0_13.S15" style:family="table-cell">
      <style:table-cell-properties style:vertical-align="top" fo:wrap-option="wrap" style:shrink-to-fit="false"/>
    </style:style>
    <style:style style:name="TBL_5f_0_5f_13.S16" style:display-name="TBL_0_13.S16" style:family="table-cell">
      <style:table-cell-properties style:vertical-align="top" fo:wrap-option="wrap" style:shrink-to-fit="false"/>
    </style:style>
    <style:style style:name="TBL_5f_0_5f_13.S17" style:display-name="TBL_0_13.S17" style:family="table-cell">
      <style:table-cell-properties style:vertical-align="top" fo:wrap-option="wrap" style:shrink-to-fit="false"/>
    </style:style>
    <style:style style:name="TBL_5f_0_5f_13.S18" style:display-name="TBL_0_13.S18" style:family="table-cell">
      <style:table-cell-properties style:vertical-align="top" fo:wrap-option="wrap" style:shrink-to-fit="false"/>
    </style:style>
    <style:style style:name="TBL_5f_0_5f_13.S19" style:display-name="TBL_0_13.S19" style:family="table-cell">
      <style:table-cell-properties style:vertical-align="top" fo:wrap-option="wrap" style:shrink-to-fit="false"/>
    </style:style>
    <style:style style:name="TBL_5f_0_5f_13.S20" style:display-name="TBL_0_13.S20" style:family="table-cell">
      <style:table-cell-properties style:vertical-align="top" fo:wrap-option="wrap" style:shrink-to-fit="false"/>
    </style:style>
    <style:style style:name="TBL_5f_0_5f_13.S21" style:display-name="TBL_0_13.S21" style:family="table-cell">
      <style:table-cell-properties style:vertical-align="top" fo:wrap-option="wrap" style:shrink-to-fit="false"/>
    </style:style>
    <style:style style:name="TBL_5f_0_5f_13.S22" style:display-name="TBL_0_13.S22" style:family="table-cell">
      <style:table-cell-properties style:vertical-align="top" fo:wrap-option="wrap" style:shrink-to-fit="false"/>
    </style:style>
    <style:style style:name="TBL_5f_0_5f_13.S23" style:display-name="TBL_0_13.S23" style:family="table-cell">
      <style:table-cell-properties style:vertical-align="top" fo:wrap-option="wrap" style:shrink-to-fit="false"/>
    </style:style>
    <style:style style:name="TBL_5f_0_5f_13.S24" style:display-name="TBL_0_13.S24" style:family="table-cell">
      <style:table-cell-properties style:vertical-align="top" fo:wrap-option="wrap" style:shrink-to-fit="false"/>
    </style:style>
    <style:style style:name="TBL_5f_0_5f_13.S25" style:display-name="TBL_0_13.S25" style:family="table-cell">
      <style:table-cell-properties style:vertical-align="top" fo:wrap-option="wrap" style:shrink-to-fit="false"/>
    </style:style>
    <style:style style:name="TBL_5f_0_5f_13.S26" style:display-name="TBL_0_13.S26" style:family="table-cell">
      <style:table-cell-properties style:vertical-align="top" fo:wrap-option="wrap" style:shrink-to-fit="false"/>
    </style:style>
    <style:style style:name="TBL_5f_0_5f_13.S27" style:display-name="TBL_0_13.S27" style:family="table-cell">
      <style:table-cell-properties style:vertical-align="top" fo:wrap-option="wrap" style:shrink-to-fit="false"/>
    </style:style>
    <style:style style:name="TBL_5f_0_5f_13.S28" style:display-name="TBL_0_13.S28" style:family="table-cell">
      <style:table-cell-properties style:vertical-align="top" fo:wrap-option="wrap" style:shrink-to-fit="false"/>
    </style:style>
    <style:style style:name="TBL_5f_0_5f_13.S29" style:display-name="TBL_0_13.S29" style:family="table-cell">
      <style:table-cell-properties style:vertical-align="top" fo:wrap-option="wrap" style:shrink-to-fit="false"/>
    </style:style>
    <style:style style:name="TBL_5f_0_5f_13.S30" style:display-name="TBL_0_13.S30" style:family="table-cell">
      <style:table-cell-properties style:vertical-align="top" fo:wrap-option="wrap" style:shrink-to-fit="false"/>
    </style:style>
    <style:style style:name="TBL_5f_0_5f_13.S31" style:display-name="TBL_0_13.S31" style:family="table-cell">
      <style:table-cell-properties style:vertical-align="top" fo:wrap-option="wrap" style:shrink-to-fit="false"/>
    </style:style>
    <style:style style:name="TBL_5f_0_5f_13.S32" style:display-name="TBL_0_13.S32" style:family="table-cell">
      <style:table-cell-properties style:vertical-align="top" fo:wrap-option="wrap" style:shrink-to-fit="false"/>
    </style:style>
    <style:style style:name="TBL_5f_0_5f_13.S33" style:display-name="TBL_0_13.S33" style:family="table-cell">
      <style:table-cell-properties style:vertical-align="top" fo:wrap-option="wrap" style:shrink-to-fit="false"/>
    </style:style>
    <style:style style:name="TBL_5f_0_5f_13.S34" style:display-name="TBL_0_13.S34" style:family="table-cell">
      <style:table-cell-properties style:vertical-align="top" fo:wrap-option="wrap" style:shrink-to-fit="false"/>
    </style:style>
    <style:style style:name="TBL_5f_0_5f_13.S35" style:display-name="TBL_0_13.S35" style:family="table-cell">
      <style:table-cell-properties style:vertical-align="top" fo:wrap-option="wrap" style:shrink-to-fit="false"/>
    </style:style>
    <style:style style:name="TBL_5f_0_5f_13.S36" style:display-name="TBL_0_13.S36" style:family="table-cell">
      <style:table-cell-properties style:vertical-align="top" fo:wrap-option="wrap" style:shrink-to-fit="false"/>
    </style:style>
    <style:style style:name="TBL_5f_0_5f_13.S37" style:display-name="TBL_0_13.S37" style:family="table-cell">
      <style:table-cell-properties style:vertical-align="top" fo:wrap-option="wrap" style:shrink-to-fit="false"/>
    </style:style>
    <style:style style:name="TBL_5f_0_5f_13.S38" style:display-name="TBL_0_13.S38" style:family="table-cell">
      <style:table-cell-properties style:vertical-align="top" fo:wrap-option="wrap" style:shrink-to-fit="false"/>
    </style:style>
    <style:style style:name="TBL_5f_0_5f_13.S39" style:display-name="TBL_0_13.S39" style:family="table-cell">
      <style:table-cell-properties style:vertical-align="top" fo:wrap-option="wrap" style:shrink-to-fit="false"/>
    </style:style>
    <style:style style:name="TBL_5f_0_5f_13.S40" style:display-name="TBL_0_13.S40" style:family="table-cell">
      <style:table-cell-properties style:vertical-align="top" fo:wrap-option="wrap" style:shrink-to-fit="false"/>
    </style:style>
    <style:style style:name="TBL_5f_0_5f_13.S41" style:display-name="TBL_0_13.S41" style:family="table-cell">
      <style:table-cell-properties style:vertical-align="top" fo:wrap-option="wrap" style:shrink-to-fit="false"/>
    </style:style>
    <style:style style:name="TBL_5f_0_5f_13.S42" style:display-name="TBL_0_13.S42" style:family="table-cell">
      <style:table-cell-properties style:vertical-align="top" fo:wrap-option="wrap" style:shrink-to-fit="false"/>
    </style:style>
    <style:style style:name="TBL_5f_0_5f_13.S43" style:display-name="TBL_0_13.S43" style:family="table-cell">
      <style:table-cell-properties style:vertical-align="top" fo:wrap-option="wrap" style:shrink-to-fit="false"/>
    </style:style>
    <style:style style:name="TBL_5f_0_5f_13.S44" style:display-name="TBL_0_13.S44" style:family="table-cell">
      <style:table-cell-properties style:vertical-align="top" fo:wrap-option="wrap" style:shrink-to-fit="false"/>
    </style:style>
    <style:style style:name="TBL_5f_0_5f_14" style:display-name="TBL_0_14" style:family="table" style:master-page-name="master_5f_0">
      <style:table-properties style:width="58.242cm" style:page-number="auto" fo:break-before="page" table:align="left"/>
    </style:style>
    <style:style style:name="TBL_5f_0_5f_14.A" style:display-name="TBL_0_14.A" style:family="table-column">
      <style:table-column-properties style:column-width="3.494cm"/>
    </style:style>
    <style:style style:name="TBL_5f_0_5f_14.B" style:display-name="TBL_0_14.B" style:family="table-column">
      <style:table-column-properties style:column-width="8.798cm"/>
    </style:style>
    <style:style style:name="TBL_5f_0_5f_14.C" style:display-name="TBL_0_14.C" style:family="table-column">
      <style:table-column-properties style:column-width="9.029cm"/>
    </style:style>
    <style:style style:name="TBL_5f_0_5f_14.D" style:display-name="TBL_0_14.D" style:family="table-column">
      <style:table-column-properties style:column-width="13.339cm"/>
    </style:style>
    <style:style style:name="TBL_5f_0_5f_14.E" style:display-name="TBL_0_14.E" style:family="table-column">
      <style:table-column-properties style:column-width="1.605cm"/>
    </style:style>
    <style:style style:name="TBL_5f_0_5f_14.F" style:display-name="TBL_0_14.F" style:family="table-column">
      <style:table-column-properties style:column-width="2.32cm"/>
    </style:style>
    <style:style style:name="TBL_5f_0_5f_14.G" style:display-name="TBL_0_14.G" style:family="table-column">
      <style:table-column-properties style:column-width="2.193cm"/>
    </style:style>
    <style:style style:name="TBL_5f_0_5f_14.H" style:display-name="TBL_0_14.H" style:family="table-column">
      <style:table-column-properties style:column-width="1.427cm"/>
    </style:style>
    <style:style style:name="TBL_5f_0_5f_14.I" style:display-name="TBL_0_14.I" style:family="table-column">
      <style:table-column-properties style:column-width="1.785cm"/>
    </style:style>
    <style:style style:name="TBL_5f_0_5f_14.J" style:display-name="TBL_0_14.J" style:family="table-column">
      <style:table-column-properties style:column-width="1.681cm"/>
    </style:style>
    <style:style style:name="TBL_5f_0_5f_14.L" style:display-name="TBL_0_14.L" style:family="table-column">
      <style:table-column-properties style:column-width="1.554cm"/>
    </style:style>
    <style:style style:name="TBL_5f_0_5f_14.O" style:display-name="TBL_0_14.O" style:family="table-column">
      <style:table-column-properties style:column-width="1.58cm"/>
    </style:style>
    <style:style style:name="TBL_5f_0_5f_14.P" style:display-name="TBL_0_14.P" style:family="table-column">
      <style:table-column-properties style:column-width="1.656cm"/>
    </style:style>
    <style:style style:name="TBL_5f_0_5f_14.Q" style:display-name="TBL_0_14.Q" style:family="table-column">
      <style:table-column-properties style:column-width="1.402cm"/>
    </style:style>
    <style:style style:name="TBL_5f_0_5f_14.R" style:display-name="TBL_0_14.R" style:family="table-column">
      <style:table-column-properties style:column-width="1.478cm"/>
    </style:style>
    <style:style style:name="TBL_5f_0_5f_14.S" style:display-name="TBL_0_14.S" style:family="table-column">
      <style:table-column-properties style:column-width="0.06cm"/>
    </style:style>
    <style:style style:name="TBL_5f_0_5f_14.1" style:display-name="TBL_0_14.1" style:family="table-row">
      <style:table-row-properties style:row-height="0.457cm" style:use-optimal-row-height="false"/>
    </style:style>
    <style:style style:name="TBL_5f_0_5f_14.A1" style:display-name="TBL_0_1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4.B1" style:display-name="TBL_0_1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.E1" style:display-name="TBL_0_1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.S1" style:display-name="TBL_0_14.S1" style:family="table-cell">
      <style:table-cell-properties style:vertical-align="top" fo:wrap-option="wrap" style:shrink-to-fit="false"/>
    </style:style>
    <style:style style:name="TBL_5f_0_5f_14.S2" style:display-name="TBL_0_14.S2" style:family="table-cell">
      <style:table-cell-properties style:vertical-align="top" fo:wrap-option="wrap" style:shrink-to-fit="false"/>
    </style:style>
    <style:style style:name="TBL_5f_0_5f_14.S3" style:display-name="TBL_0_14.S3" style:family="table-cell">
      <style:table-cell-properties style:vertical-align="top" fo:wrap-option="wrap" style:shrink-to-fit="false"/>
    </style:style>
    <style:style style:name="TBL_5f_0_5f_14.S4" style:display-name="TBL_0_14.S4" style:family="table-cell">
      <style:table-cell-properties style:vertical-align="top" fo:wrap-option="wrap" style:shrink-to-fit="false"/>
    </style:style>
    <style:style style:name="TBL_5f_0_5f_14.S5" style:display-name="TBL_0_14.S5" style:family="table-cell">
      <style:table-cell-properties style:vertical-align="top" fo:wrap-option="wrap" style:shrink-to-fit="false"/>
    </style:style>
    <style:style style:name="TBL_5f_0_5f_14.S6" style:display-name="TBL_0_14.S6" style:family="table-cell">
      <style:table-cell-properties style:vertical-align="top" fo:wrap-option="wrap" style:shrink-to-fit="false"/>
    </style:style>
    <style:style style:name="TBL_5f_0_5f_14.S7" style:display-name="TBL_0_14.S7" style:family="table-cell">
      <style:table-cell-properties style:vertical-align="top" fo:wrap-option="wrap" style:shrink-to-fit="false"/>
    </style:style>
    <style:style style:name="TBL_5f_0_5f_14.S8" style:display-name="TBL_0_14.S8" style:family="table-cell">
      <style:table-cell-properties style:vertical-align="top" fo:wrap-option="wrap" style:shrink-to-fit="false"/>
    </style:style>
    <style:style style:name="TBL_5f_0_5f_14.S9" style:display-name="TBL_0_14.S9" style:family="table-cell">
      <style:table-cell-properties style:vertical-align="top" fo:wrap-option="wrap" style:shrink-to-fit="false"/>
    </style:style>
    <style:style style:name="TBL_5f_0_5f_14.S10" style:display-name="TBL_0_14.S10" style:family="table-cell">
      <style:table-cell-properties style:vertical-align="top" fo:wrap-option="wrap" style:shrink-to-fit="false"/>
    </style:style>
    <style:style style:name="TBL_5f_0_5f_14.S11" style:display-name="TBL_0_14.S11" style:family="table-cell">
      <style:table-cell-properties style:vertical-align="top" fo:wrap-option="wrap" style:shrink-to-fit="false"/>
    </style:style>
    <style:style style:name="TBL_5f_0_5f_14.S12" style:display-name="TBL_0_14.S12" style:family="table-cell">
      <style:table-cell-properties style:vertical-align="top" fo:wrap-option="wrap" style:shrink-to-fit="false"/>
    </style:style>
    <style:style style:name="TBL_5f_0_5f_14.S13" style:display-name="TBL_0_14.S13" style:family="table-cell">
      <style:table-cell-properties style:vertical-align="top" fo:wrap-option="wrap" style:shrink-to-fit="false"/>
    </style:style>
    <style:style style:name="TBL_5f_0_5f_14.S14" style:display-name="TBL_0_14.S14" style:family="table-cell">
      <style:table-cell-properties style:vertical-align="top" fo:wrap-option="wrap" style:shrink-to-fit="false"/>
    </style:style>
    <style:style style:name="TBL_5f_0_5f_14.S15" style:display-name="TBL_0_14.S15" style:family="table-cell">
      <style:table-cell-properties style:vertical-align="top" fo:wrap-option="wrap" style:shrink-to-fit="false"/>
    </style:style>
    <style:style style:name="TBL_5f_0_5f_14.S16" style:display-name="TBL_0_14.S16" style:family="table-cell">
      <style:table-cell-properties style:vertical-align="top" fo:wrap-option="wrap" style:shrink-to-fit="false"/>
    </style:style>
    <style:style style:name="TBL_5f_0_5f_14.S17" style:display-name="TBL_0_14.S17" style:family="table-cell">
      <style:table-cell-properties style:vertical-align="top" fo:wrap-option="wrap" style:shrink-to-fit="false"/>
    </style:style>
    <style:style style:name="TBL_5f_0_5f_14.S18" style:display-name="TBL_0_14.S18" style:family="table-cell">
      <style:table-cell-properties style:vertical-align="top" fo:wrap-option="wrap" style:shrink-to-fit="false"/>
    </style:style>
    <style:style style:name="TBL_5f_0_5f_14.S19" style:display-name="TBL_0_14.S19" style:family="table-cell">
      <style:table-cell-properties style:vertical-align="top" fo:wrap-option="wrap" style:shrink-to-fit="false"/>
    </style:style>
    <style:style style:name="TBL_5f_0_5f_14.S20" style:display-name="TBL_0_14.S20" style:family="table-cell">
      <style:table-cell-properties style:vertical-align="top" fo:wrap-option="wrap" style:shrink-to-fit="false"/>
    </style:style>
    <style:style style:name="TBL_5f_0_5f_14.S21" style:display-name="TBL_0_14.S21" style:family="table-cell">
      <style:table-cell-properties style:vertical-align="top" fo:wrap-option="wrap" style:shrink-to-fit="false"/>
    </style:style>
    <style:style style:name="TBL_5f_0_5f_14.S22" style:display-name="TBL_0_14.S22" style:family="table-cell">
      <style:table-cell-properties style:vertical-align="top" fo:wrap-option="wrap" style:shrink-to-fit="false"/>
    </style:style>
    <style:style style:name="TBL_5f_0_5f_14.S23" style:display-name="TBL_0_14.S23" style:family="table-cell">
      <style:table-cell-properties style:vertical-align="top" fo:wrap-option="wrap" style:shrink-to-fit="false"/>
    </style:style>
    <style:style style:name="TBL_5f_0_5f_14.S24" style:display-name="TBL_0_14.S24" style:family="table-cell">
      <style:table-cell-properties style:vertical-align="top" fo:wrap-option="wrap" style:shrink-to-fit="false"/>
    </style:style>
    <style:style style:name="TBL_5f_0_5f_14.S25" style:display-name="TBL_0_14.S25" style:family="table-cell">
      <style:table-cell-properties style:vertical-align="top" fo:wrap-option="wrap" style:shrink-to-fit="false"/>
    </style:style>
    <style:style style:name="TBL_5f_0_5f_14.S26" style:display-name="TBL_0_14.S26" style:family="table-cell">
      <style:table-cell-properties style:vertical-align="top" fo:wrap-option="wrap" style:shrink-to-fit="false"/>
    </style:style>
    <style:style style:name="TBL_5f_0_5f_14.S27" style:display-name="TBL_0_14.S27" style:family="table-cell">
      <style:table-cell-properties style:vertical-align="top" fo:wrap-option="wrap" style:shrink-to-fit="false"/>
    </style:style>
    <style:style style:name="TBL_5f_0_5f_14.S28" style:display-name="TBL_0_14.S28" style:family="table-cell">
      <style:table-cell-properties style:vertical-align="top" fo:wrap-option="wrap" style:shrink-to-fit="false"/>
    </style:style>
    <style:style style:name="TBL_5f_0_5f_14.S29" style:display-name="TBL_0_14.S29" style:family="table-cell">
      <style:table-cell-properties style:vertical-align="top" fo:wrap-option="wrap" style:shrink-to-fit="false"/>
    </style:style>
    <style:style style:name="TBL_5f_0_5f_14.S30" style:display-name="TBL_0_14.S30" style:family="table-cell">
      <style:table-cell-properties style:vertical-align="top" fo:wrap-option="wrap" style:shrink-to-fit="false"/>
    </style:style>
    <style:style style:name="TBL_5f_0_5f_14.S31" style:display-name="TBL_0_14.S31" style:family="table-cell">
      <style:table-cell-properties style:vertical-align="top" fo:wrap-option="wrap" style:shrink-to-fit="false"/>
    </style:style>
    <style:style style:name="TBL_5f_0_5f_14.S32" style:display-name="TBL_0_14.S32" style:family="table-cell">
      <style:table-cell-properties style:vertical-align="top" fo:wrap-option="wrap" style:shrink-to-fit="false"/>
    </style:style>
    <style:style style:name="TBL_5f_0_5f_14.S33" style:display-name="TBL_0_14.S33" style:family="table-cell">
      <style:table-cell-properties style:vertical-align="top" fo:wrap-option="wrap" style:shrink-to-fit="false"/>
    </style:style>
    <style:style style:name="TBL_5f_0_5f_14.S34" style:display-name="TBL_0_14.S34" style:family="table-cell">
      <style:table-cell-properties style:vertical-align="top" fo:wrap-option="wrap" style:shrink-to-fit="false"/>
    </style:style>
    <style:style style:name="TBL_5f_0_5f_14.S35" style:display-name="TBL_0_14.S35" style:family="table-cell">
      <style:table-cell-properties style:vertical-align="top" fo:wrap-option="wrap" style:shrink-to-fit="false"/>
    </style:style>
    <style:style style:name="TBL_5f_0_5f_14.S36" style:display-name="TBL_0_14.S36" style:family="table-cell">
      <style:table-cell-properties style:vertical-align="top" fo:wrap-option="wrap" style:shrink-to-fit="false"/>
    </style:style>
    <style:style style:name="TBL_5f_0_5f_14.S37" style:display-name="TBL_0_14.S37" style:family="table-cell">
      <style:table-cell-properties style:vertical-align="top" fo:wrap-option="wrap" style:shrink-to-fit="false"/>
    </style:style>
    <style:style style:name="TBL_5f_0_5f_14.S38" style:display-name="TBL_0_14.S38" style:family="table-cell">
      <style:table-cell-properties style:vertical-align="top" fo:wrap-option="wrap" style:shrink-to-fit="false"/>
    </style:style>
    <style:style style:name="TBL_5f_0_5f_14.S39" style:display-name="TBL_0_14.S39" style:family="table-cell">
      <style:table-cell-properties style:vertical-align="top" fo:wrap-option="wrap" style:shrink-to-fit="false"/>
    </style:style>
    <style:style style:name="TBL_5f_0_5f_14.S40" style:display-name="TBL_0_14.S40" style:family="table-cell">
      <style:table-cell-properties style:vertical-align="top" fo:wrap-option="wrap" style:shrink-to-fit="false"/>
    </style:style>
    <style:style style:name="TBL_5f_0_5f_14.S41" style:display-name="TBL_0_14.S41" style:family="table-cell">
      <style:table-cell-properties style:vertical-align="top" fo:wrap-option="wrap" style:shrink-to-fit="false"/>
    </style:style>
    <style:style style:name="TBL_5f_0_5f_14.S42" style:display-name="TBL_0_14.S42" style:family="table-cell">
      <style:table-cell-properties style:vertical-align="top" fo:wrap-option="wrap" style:shrink-to-fit="false"/>
    </style:style>
    <style:style style:name="TBL_5f_0_5f_14.S43" style:display-name="TBL_0_14.S43" style:family="table-cell">
      <style:table-cell-properties style:vertical-align="top" fo:wrap-option="wrap" style:shrink-to-fit="false"/>
    </style:style>
    <style:style style:name="TBL_5f_0_5f_14.S44" style:display-name="TBL_0_14.S44" style:family="table-cell">
      <style:table-cell-properties style:vertical-align="top" fo:wrap-option="wrap" style:shrink-to-fit="false"/>
    </style:style>
    <style:style style:name="TBL_5f_0_5f_15" style:display-name="TBL_0_15" style:family="table" style:master-page-name="master_5f_0">
      <style:table-properties style:width="58.242cm" style:page-number="auto" fo:break-before="page" table:align="left"/>
    </style:style>
    <style:style style:name="TBL_5f_0_5f_15.A" style:display-name="TBL_0_15.A" style:family="table-column">
      <style:table-column-properties style:column-width="3.494cm"/>
    </style:style>
    <style:style style:name="TBL_5f_0_5f_15.B" style:display-name="TBL_0_15.B" style:family="table-column">
      <style:table-column-properties style:column-width="8.798cm"/>
    </style:style>
    <style:style style:name="TBL_5f_0_5f_15.C" style:display-name="TBL_0_15.C" style:family="table-column">
      <style:table-column-properties style:column-width="9.029cm"/>
    </style:style>
    <style:style style:name="TBL_5f_0_5f_15.D" style:display-name="TBL_0_15.D" style:family="table-column">
      <style:table-column-properties style:column-width="13.339cm"/>
    </style:style>
    <style:style style:name="TBL_5f_0_5f_15.E" style:display-name="TBL_0_15.E" style:family="table-column">
      <style:table-column-properties style:column-width="1.605cm"/>
    </style:style>
    <style:style style:name="TBL_5f_0_5f_15.F" style:display-name="TBL_0_15.F" style:family="table-column">
      <style:table-column-properties style:column-width="2.32cm"/>
    </style:style>
    <style:style style:name="TBL_5f_0_5f_15.G" style:display-name="TBL_0_15.G" style:family="table-column">
      <style:table-column-properties style:column-width="2.193cm"/>
    </style:style>
    <style:style style:name="TBL_5f_0_5f_15.H" style:display-name="TBL_0_15.H" style:family="table-column">
      <style:table-column-properties style:column-width="1.427cm"/>
    </style:style>
    <style:style style:name="TBL_5f_0_5f_15.I" style:display-name="TBL_0_15.I" style:family="table-column">
      <style:table-column-properties style:column-width="1.785cm"/>
    </style:style>
    <style:style style:name="TBL_5f_0_5f_15.J" style:display-name="TBL_0_15.J" style:family="table-column">
      <style:table-column-properties style:column-width="1.681cm"/>
    </style:style>
    <style:style style:name="TBL_5f_0_5f_15.L" style:display-name="TBL_0_15.L" style:family="table-column">
      <style:table-column-properties style:column-width="1.554cm"/>
    </style:style>
    <style:style style:name="TBL_5f_0_5f_15.O" style:display-name="TBL_0_15.O" style:family="table-column">
      <style:table-column-properties style:column-width="1.58cm"/>
    </style:style>
    <style:style style:name="TBL_5f_0_5f_15.P" style:display-name="TBL_0_15.P" style:family="table-column">
      <style:table-column-properties style:column-width="1.656cm"/>
    </style:style>
    <style:style style:name="TBL_5f_0_5f_15.Q" style:display-name="TBL_0_15.Q" style:family="table-column">
      <style:table-column-properties style:column-width="1.402cm"/>
    </style:style>
    <style:style style:name="TBL_5f_0_5f_15.R" style:display-name="TBL_0_15.R" style:family="table-column">
      <style:table-column-properties style:column-width="1.478cm"/>
    </style:style>
    <style:style style:name="TBL_5f_0_5f_15.S" style:display-name="TBL_0_15.S" style:family="table-column">
      <style:table-column-properties style:column-width="0.06cm"/>
    </style:style>
    <style:style style:name="TBL_5f_0_5f_15.1" style:display-name="TBL_0_15.1" style:family="table-row">
      <style:table-row-properties style:row-height="0.457cm" style:use-optimal-row-height="false"/>
    </style:style>
    <style:style style:name="TBL_5f_0_5f_15.A1" style:display-name="TBL_0_1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5.B1" style:display-name="TBL_0_1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.E1" style:display-name="TBL_0_1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.S1" style:display-name="TBL_0_15.S1" style:family="table-cell">
      <style:table-cell-properties style:vertical-align="top" fo:wrap-option="wrap" style:shrink-to-fit="false"/>
    </style:style>
    <style:style style:name="TBL_5f_0_5f_15.S2" style:display-name="TBL_0_15.S2" style:family="table-cell">
      <style:table-cell-properties style:vertical-align="top" fo:wrap-option="wrap" style:shrink-to-fit="false"/>
    </style:style>
    <style:style style:name="TBL_5f_0_5f_15.S3" style:display-name="TBL_0_15.S3" style:family="table-cell">
      <style:table-cell-properties style:vertical-align="top" fo:wrap-option="wrap" style:shrink-to-fit="false"/>
    </style:style>
    <style:style style:name="TBL_5f_0_5f_15.S4" style:display-name="TBL_0_15.S4" style:family="table-cell">
      <style:table-cell-properties style:vertical-align="top" fo:wrap-option="wrap" style:shrink-to-fit="false"/>
    </style:style>
    <style:style style:name="TBL_5f_0_5f_15.S5" style:display-name="TBL_0_15.S5" style:family="table-cell">
      <style:table-cell-properties style:vertical-align="top" fo:wrap-option="wrap" style:shrink-to-fit="false"/>
    </style:style>
    <style:style style:name="TBL_5f_0_5f_15.S6" style:display-name="TBL_0_15.S6" style:family="table-cell">
      <style:table-cell-properties style:vertical-align="top" fo:wrap-option="wrap" style:shrink-to-fit="false"/>
    </style:style>
    <style:style style:name="TBL_5f_0_5f_15.S7" style:display-name="TBL_0_15.S7" style:family="table-cell">
      <style:table-cell-properties style:vertical-align="top" fo:wrap-option="wrap" style:shrink-to-fit="false"/>
    </style:style>
    <style:style style:name="TBL_5f_0_5f_15.S8" style:display-name="TBL_0_15.S8" style:family="table-cell">
      <style:table-cell-properties style:vertical-align="top" fo:wrap-option="wrap" style:shrink-to-fit="false"/>
    </style:style>
    <style:style style:name="TBL_5f_0_5f_15.S9" style:display-name="TBL_0_15.S9" style:family="table-cell">
      <style:table-cell-properties style:vertical-align="top" fo:wrap-option="wrap" style:shrink-to-fit="false"/>
    </style:style>
    <style:style style:name="TBL_5f_0_5f_15.S10" style:display-name="TBL_0_15.S10" style:family="table-cell">
      <style:table-cell-properties style:vertical-align="top" fo:wrap-option="wrap" style:shrink-to-fit="false"/>
    </style:style>
    <style:style style:name="TBL_5f_0_5f_15.S11" style:display-name="TBL_0_15.S11" style:family="table-cell">
      <style:table-cell-properties style:vertical-align="top" fo:wrap-option="wrap" style:shrink-to-fit="false"/>
    </style:style>
    <style:style style:name="TBL_5f_0_5f_15.S12" style:display-name="TBL_0_15.S12" style:family="table-cell">
      <style:table-cell-properties style:vertical-align="top" fo:wrap-option="wrap" style:shrink-to-fit="false"/>
    </style:style>
    <style:style style:name="TBL_5f_0_5f_15.S13" style:display-name="TBL_0_15.S13" style:family="table-cell">
      <style:table-cell-properties style:vertical-align="top" fo:wrap-option="wrap" style:shrink-to-fit="false"/>
    </style:style>
    <style:style style:name="TBL_5f_0_5f_15.S14" style:display-name="TBL_0_15.S14" style:family="table-cell">
      <style:table-cell-properties style:vertical-align="top" fo:wrap-option="wrap" style:shrink-to-fit="false"/>
    </style:style>
    <style:style style:name="TBL_5f_0_5f_15.S15" style:display-name="TBL_0_15.S15" style:family="table-cell">
      <style:table-cell-properties style:vertical-align="top" fo:wrap-option="wrap" style:shrink-to-fit="false"/>
    </style:style>
    <style:style style:name="TBL_5f_0_5f_15.S16" style:display-name="TBL_0_15.S16" style:family="table-cell">
      <style:table-cell-properties style:vertical-align="top" fo:wrap-option="wrap" style:shrink-to-fit="false"/>
    </style:style>
    <style:style style:name="TBL_5f_0_5f_15.S17" style:display-name="TBL_0_15.S17" style:family="table-cell">
      <style:table-cell-properties style:vertical-align="top" fo:wrap-option="wrap" style:shrink-to-fit="false"/>
    </style:style>
    <style:style style:name="TBL_5f_0_5f_15.S18" style:display-name="TBL_0_15.S18" style:family="table-cell">
      <style:table-cell-properties style:vertical-align="top" fo:wrap-option="wrap" style:shrink-to-fit="false"/>
    </style:style>
    <style:style style:name="TBL_5f_0_5f_15.S19" style:display-name="TBL_0_15.S19" style:family="table-cell">
      <style:table-cell-properties style:vertical-align="top" fo:wrap-option="wrap" style:shrink-to-fit="false"/>
    </style:style>
    <style:style style:name="TBL_5f_0_5f_15.S20" style:display-name="TBL_0_15.S20" style:family="table-cell">
      <style:table-cell-properties style:vertical-align="top" fo:wrap-option="wrap" style:shrink-to-fit="false"/>
    </style:style>
    <style:style style:name="TBL_5f_0_5f_15.S21" style:display-name="TBL_0_15.S21" style:family="table-cell">
      <style:table-cell-properties style:vertical-align="top" fo:wrap-option="wrap" style:shrink-to-fit="false"/>
    </style:style>
    <style:style style:name="TBL_5f_0_5f_15.S22" style:display-name="TBL_0_15.S22" style:family="table-cell">
      <style:table-cell-properties style:vertical-align="top" fo:wrap-option="wrap" style:shrink-to-fit="false"/>
    </style:style>
    <style:style style:name="TBL_5f_0_5f_15.S23" style:display-name="TBL_0_15.S23" style:family="table-cell">
      <style:table-cell-properties style:vertical-align="top" fo:wrap-option="wrap" style:shrink-to-fit="false"/>
    </style:style>
    <style:style style:name="TBL_5f_0_5f_15.S24" style:display-name="TBL_0_15.S24" style:family="table-cell">
      <style:table-cell-properties style:vertical-align="top" fo:wrap-option="wrap" style:shrink-to-fit="false"/>
    </style:style>
    <style:style style:name="TBL_5f_0_5f_15.S25" style:display-name="TBL_0_15.S25" style:family="table-cell">
      <style:table-cell-properties style:vertical-align="top" fo:wrap-option="wrap" style:shrink-to-fit="false"/>
    </style:style>
    <style:style style:name="TBL_5f_0_5f_15.S26" style:display-name="TBL_0_15.S26" style:family="table-cell">
      <style:table-cell-properties style:vertical-align="top" fo:wrap-option="wrap" style:shrink-to-fit="false"/>
    </style:style>
    <style:style style:name="TBL_5f_0_5f_15.S27" style:display-name="TBL_0_15.S27" style:family="table-cell">
      <style:table-cell-properties style:vertical-align="top" fo:wrap-option="wrap" style:shrink-to-fit="false"/>
    </style:style>
    <style:style style:name="TBL_5f_0_5f_15.S28" style:display-name="TBL_0_15.S28" style:family="table-cell">
      <style:table-cell-properties style:vertical-align="top" fo:wrap-option="wrap" style:shrink-to-fit="false"/>
    </style:style>
    <style:style style:name="TBL_5f_0_5f_15.S29" style:display-name="TBL_0_15.S29" style:family="table-cell">
      <style:table-cell-properties style:vertical-align="top" fo:wrap-option="wrap" style:shrink-to-fit="false"/>
    </style:style>
    <style:style style:name="TBL_5f_0_5f_15.S30" style:display-name="TBL_0_15.S30" style:family="table-cell">
      <style:table-cell-properties style:vertical-align="top" fo:wrap-option="wrap" style:shrink-to-fit="false"/>
    </style:style>
    <style:style style:name="TBL_5f_0_5f_15.S31" style:display-name="TBL_0_15.S31" style:family="table-cell">
      <style:table-cell-properties style:vertical-align="top" fo:wrap-option="wrap" style:shrink-to-fit="false"/>
    </style:style>
    <style:style style:name="TBL_5f_0_5f_15.S32" style:display-name="TBL_0_15.S32" style:family="table-cell">
      <style:table-cell-properties style:vertical-align="top" fo:wrap-option="wrap" style:shrink-to-fit="false"/>
    </style:style>
    <style:style style:name="TBL_5f_0_5f_15.S33" style:display-name="TBL_0_15.S33" style:family="table-cell">
      <style:table-cell-properties style:vertical-align="top" fo:wrap-option="wrap" style:shrink-to-fit="false"/>
    </style:style>
    <style:style style:name="TBL_5f_0_5f_15.S34" style:display-name="TBL_0_15.S34" style:family="table-cell">
      <style:table-cell-properties style:vertical-align="top" fo:wrap-option="wrap" style:shrink-to-fit="false"/>
    </style:style>
    <style:style style:name="TBL_5f_0_5f_15.S35" style:display-name="TBL_0_15.S35" style:family="table-cell">
      <style:table-cell-properties style:vertical-align="top" fo:wrap-option="wrap" style:shrink-to-fit="false"/>
    </style:style>
    <style:style style:name="TBL_5f_0_5f_15.S36" style:display-name="TBL_0_15.S36" style:family="table-cell">
      <style:table-cell-properties style:vertical-align="top" fo:wrap-option="wrap" style:shrink-to-fit="false"/>
    </style:style>
    <style:style style:name="TBL_5f_0_5f_15.S37" style:display-name="TBL_0_15.S37" style:family="table-cell">
      <style:table-cell-properties style:vertical-align="top" fo:wrap-option="wrap" style:shrink-to-fit="false"/>
    </style:style>
    <style:style style:name="TBL_5f_0_5f_15.S38" style:display-name="TBL_0_15.S38" style:family="table-cell">
      <style:table-cell-properties style:vertical-align="top" fo:wrap-option="wrap" style:shrink-to-fit="false"/>
    </style:style>
    <style:style style:name="TBL_5f_0_5f_15.S39" style:display-name="TBL_0_15.S39" style:family="table-cell">
      <style:table-cell-properties style:vertical-align="top" fo:wrap-option="wrap" style:shrink-to-fit="false"/>
    </style:style>
    <style:style style:name="TBL_5f_0_5f_15.S40" style:display-name="TBL_0_15.S40" style:family="table-cell">
      <style:table-cell-properties style:vertical-align="top" fo:wrap-option="wrap" style:shrink-to-fit="false"/>
    </style:style>
    <style:style style:name="TBL_5f_0_5f_15.S41" style:display-name="TBL_0_15.S41" style:family="table-cell">
      <style:table-cell-properties style:vertical-align="top" fo:wrap-option="wrap" style:shrink-to-fit="false"/>
    </style:style>
    <style:style style:name="TBL_5f_0_5f_15.S42" style:display-name="TBL_0_15.S42" style:family="table-cell">
      <style:table-cell-properties style:vertical-align="top" fo:wrap-option="wrap" style:shrink-to-fit="false"/>
    </style:style>
    <style:style style:name="TBL_5f_0_5f_15.S43" style:display-name="TBL_0_15.S43" style:family="table-cell">
      <style:table-cell-properties style:vertical-align="top" fo:wrap-option="wrap" style:shrink-to-fit="false"/>
    </style:style>
    <style:style style:name="TBL_5f_0_5f_15.S44" style:display-name="TBL_0_15.S44" style:family="table-cell">
      <style:table-cell-properties style:vertical-align="top" fo:wrap-option="wrap" style:shrink-to-fit="false"/>
    </style:style>
    <style:style style:name="TBL_5f_0_5f_16" style:display-name="TBL_0_16" style:family="table" style:master-page-name="master_5f_0">
      <style:table-properties style:width="58.242cm" style:page-number="auto" fo:break-before="page" table:align="left"/>
    </style:style>
    <style:style style:name="TBL_5f_0_5f_16.A" style:display-name="TBL_0_16.A" style:family="table-column">
      <style:table-column-properties style:column-width="3.494cm"/>
    </style:style>
    <style:style style:name="TBL_5f_0_5f_16.B" style:display-name="TBL_0_16.B" style:family="table-column">
      <style:table-column-properties style:column-width="8.798cm"/>
    </style:style>
    <style:style style:name="TBL_5f_0_5f_16.C" style:display-name="TBL_0_16.C" style:family="table-column">
      <style:table-column-properties style:column-width="9.029cm"/>
    </style:style>
    <style:style style:name="TBL_5f_0_5f_16.D" style:display-name="TBL_0_16.D" style:family="table-column">
      <style:table-column-properties style:column-width="13.339cm"/>
    </style:style>
    <style:style style:name="TBL_5f_0_5f_16.E" style:display-name="TBL_0_16.E" style:family="table-column">
      <style:table-column-properties style:column-width="1.605cm"/>
    </style:style>
    <style:style style:name="TBL_5f_0_5f_16.F" style:display-name="TBL_0_16.F" style:family="table-column">
      <style:table-column-properties style:column-width="2.32cm"/>
    </style:style>
    <style:style style:name="TBL_5f_0_5f_16.G" style:display-name="TBL_0_16.G" style:family="table-column">
      <style:table-column-properties style:column-width="2.193cm"/>
    </style:style>
    <style:style style:name="TBL_5f_0_5f_16.H" style:display-name="TBL_0_16.H" style:family="table-column">
      <style:table-column-properties style:column-width="1.427cm"/>
    </style:style>
    <style:style style:name="TBL_5f_0_5f_16.I" style:display-name="TBL_0_16.I" style:family="table-column">
      <style:table-column-properties style:column-width="1.785cm"/>
    </style:style>
    <style:style style:name="TBL_5f_0_5f_16.J" style:display-name="TBL_0_16.J" style:family="table-column">
      <style:table-column-properties style:column-width="1.681cm"/>
    </style:style>
    <style:style style:name="TBL_5f_0_5f_16.L" style:display-name="TBL_0_16.L" style:family="table-column">
      <style:table-column-properties style:column-width="1.554cm"/>
    </style:style>
    <style:style style:name="TBL_5f_0_5f_16.O" style:display-name="TBL_0_16.O" style:family="table-column">
      <style:table-column-properties style:column-width="1.58cm"/>
    </style:style>
    <style:style style:name="TBL_5f_0_5f_16.P" style:display-name="TBL_0_16.P" style:family="table-column">
      <style:table-column-properties style:column-width="1.656cm"/>
    </style:style>
    <style:style style:name="TBL_5f_0_5f_16.Q" style:display-name="TBL_0_16.Q" style:family="table-column">
      <style:table-column-properties style:column-width="1.402cm"/>
    </style:style>
    <style:style style:name="TBL_5f_0_5f_16.R" style:display-name="TBL_0_16.R" style:family="table-column">
      <style:table-column-properties style:column-width="1.478cm"/>
    </style:style>
    <style:style style:name="TBL_5f_0_5f_16.S" style:display-name="TBL_0_16.S" style:family="table-column">
      <style:table-column-properties style:column-width="0.06cm"/>
    </style:style>
    <style:style style:name="TBL_5f_0_5f_16.1" style:display-name="TBL_0_16.1" style:family="table-row">
      <style:table-row-properties style:row-height="0.457cm" style:use-optimal-row-height="false"/>
    </style:style>
    <style:style style:name="TBL_5f_0_5f_16.A1" style:display-name="TBL_0_1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6.B1" style:display-name="TBL_0_1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.E1" style:display-name="TBL_0_1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.S1" style:display-name="TBL_0_16.S1" style:family="table-cell">
      <style:table-cell-properties style:vertical-align="top" fo:wrap-option="wrap" style:shrink-to-fit="false"/>
    </style:style>
    <style:style style:name="TBL_5f_0_5f_16.S2" style:display-name="TBL_0_16.S2" style:family="table-cell">
      <style:table-cell-properties style:vertical-align="top" fo:wrap-option="wrap" style:shrink-to-fit="false"/>
    </style:style>
    <style:style style:name="TBL_5f_0_5f_16.S3" style:display-name="TBL_0_16.S3" style:family="table-cell">
      <style:table-cell-properties style:vertical-align="top" fo:wrap-option="wrap" style:shrink-to-fit="false"/>
    </style:style>
    <style:style style:name="TBL_5f_0_5f_16.S4" style:display-name="TBL_0_16.S4" style:family="table-cell">
      <style:table-cell-properties style:vertical-align="top" fo:wrap-option="wrap" style:shrink-to-fit="false"/>
    </style:style>
    <style:style style:name="TBL_5f_0_5f_16.S5" style:display-name="TBL_0_16.S5" style:family="table-cell">
      <style:table-cell-properties style:vertical-align="top" fo:wrap-option="wrap" style:shrink-to-fit="false"/>
    </style:style>
    <style:style style:name="TBL_5f_0_5f_16.S6" style:display-name="TBL_0_16.S6" style:family="table-cell">
      <style:table-cell-properties style:vertical-align="top" fo:wrap-option="wrap" style:shrink-to-fit="false"/>
    </style:style>
    <style:style style:name="TBL_5f_0_5f_16.S7" style:display-name="TBL_0_16.S7" style:family="table-cell">
      <style:table-cell-properties style:vertical-align="top" fo:wrap-option="wrap" style:shrink-to-fit="false"/>
    </style:style>
    <style:style style:name="TBL_5f_0_5f_16.S8" style:display-name="TBL_0_16.S8" style:family="table-cell">
      <style:table-cell-properties style:vertical-align="top" fo:wrap-option="wrap" style:shrink-to-fit="false"/>
    </style:style>
    <style:style style:name="TBL_5f_0_5f_16.S9" style:display-name="TBL_0_16.S9" style:family="table-cell">
      <style:table-cell-properties style:vertical-align="top" fo:wrap-option="wrap" style:shrink-to-fit="false"/>
    </style:style>
    <style:style style:name="TBL_5f_0_5f_16.S10" style:display-name="TBL_0_16.S10" style:family="table-cell">
      <style:table-cell-properties style:vertical-align="top" fo:wrap-option="wrap" style:shrink-to-fit="false"/>
    </style:style>
    <style:style style:name="TBL_5f_0_5f_16.S11" style:display-name="TBL_0_16.S11" style:family="table-cell">
      <style:table-cell-properties style:vertical-align="top" fo:wrap-option="wrap" style:shrink-to-fit="false"/>
    </style:style>
    <style:style style:name="TBL_5f_0_5f_16.S12" style:display-name="TBL_0_16.S12" style:family="table-cell">
      <style:table-cell-properties style:vertical-align="top" fo:wrap-option="wrap" style:shrink-to-fit="false"/>
    </style:style>
    <style:style style:name="TBL_5f_0_5f_16.S13" style:display-name="TBL_0_16.S13" style:family="table-cell">
      <style:table-cell-properties style:vertical-align="top" fo:wrap-option="wrap" style:shrink-to-fit="false"/>
    </style:style>
    <style:style style:name="TBL_5f_0_5f_16.S14" style:display-name="TBL_0_16.S14" style:family="table-cell">
      <style:table-cell-properties style:vertical-align="top" fo:wrap-option="wrap" style:shrink-to-fit="false"/>
    </style:style>
    <style:style style:name="TBL_5f_0_5f_16.S15" style:display-name="TBL_0_16.S15" style:family="table-cell">
      <style:table-cell-properties style:vertical-align="top" fo:wrap-option="wrap" style:shrink-to-fit="false"/>
    </style:style>
    <style:style style:name="TBL_5f_0_5f_16.S16" style:display-name="TBL_0_16.S16" style:family="table-cell">
      <style:table-cell-properties style:vertical-align="top" fo:wrap-option="wrap" style:shrink-to-fit="false"/>
    </style:style>
    <style:style style:name="TBL_5f_0_5f_16.S17" style:display-name="TBL_0_16.S17" style:family="table-cell">
      <style:table-cell-properties style:vertical-align="top" fo:wrap-option="wrap" style:shrink-to-fit="false"/>
    </style:style>
    <style:style style:name="TBL_5f_0_5f_16.S18" style:display-name="TBL_0_16.S18" style:family="table-cell">
      <style:table-cell-properties style:vertical-align="top" fo:wrap-option="wrap" style:shrink-to-fit="false"/>
    </style:style>
    <style:style style:name="TBL_5f_0_5f_16.S19" style:display-name="TBL_0_16.S19" style:family="table-cell">
      <style:table-cell-properties style:vertical-align="top" fo:wrap-option="wrap" style:shrink-to-fit="false"/>
    </style:style>
    <style:style style:name="TBL_5f_0_5f_16.S20" style:display-name="TBL_0_16.S20" style:family="table-cell">
      <style:table-cell-properties style:vertical-align="top" fo:wrap-option="wrap" style:shrink-to-fit="false"/>
    </style:style>
    <style:style style:name="TBL_5f_0_5f_16.S21" style:display-name="TBL_0_16.S21" style:family="table-cell">
      <style:table-cell-properties style:vertical-align="top" fo:wrap-option="wrap" style:shrink-to-fit="false"/>
    </style:style>
    <style:style style:name="TBL_5f_0_5f_16.S22" style:display-name="TBL_0_16.S22" style:family="table-cell">
      <style:table-cell-properties style:vertical-align="top" fo:wrap-option="wrap" style:shrink-to-fit="false"/>
    </style:style>
    <style:style style:name="TBL_5f_0_5f_16.S23" style:display-name="TBL_0_16.S23" style:family="table-cell">
      <style:table-cell-properties style:vertical-align="top" fo:wrap-option="wrap" style:shrink-to-fit="false"/>
    </style:style>
    <style:style style:name="TBL_5f_0_5f_16.S24" style:display-name="TBL_0_16.S24" style:family="table-cell">
      <style:table-cell-properties style:vertical-align="top" fo:wrap-option="wrap" style:shrink-to-fit="false"/>
    </style:style>
    <style:style style:name="TBL_5f_0_5f_16.S25" style:display-name="TBL_0_16.S25" style:family="table-cell">
      <style:table-cell-properties style:vertical-align="top" fo:wrap-option="wrap" style:shrink-to-fit="false"/>
    </style:style>
    <style:style style:name="TBL_5f_0_5f_16.S26" style:display-name="TBL_0_16.S26" style:family="table-cell">
      <style:table-cell-properties style:vertical-align="top" fo:wrap-option="wrap" style:shrink-to-fit="false"/>
    </style:style>
    <style:style style:name="TBL_5f_0_5f_16.S27" style:display-name="TBL_0_16.S27" style:family="table-cell">
      <style:table-cell-properties style:vertical-align="top" fo:wrap-option="wrap" style:shrink-to-fit="false"/>
    </style:style>
    <style:style style:name="TBL_5f_0_5f_16.S28" style:display-name="TBL_0_16.S28" style:family="table-cell">
      <style:table-cell-properties style:vertical-align="top" fo:wrap-option="wrap" style:shrink-to-fit="false"/>
    </style:style>
    <style:style style:name="TBL_5f_0_5f_16.S29" style:display-name="TBL_0_16.S29" style:family="table-cell">
      <style:table-cell-properties style:vertical-align="top" fo:wrap-option="wrap" style:shrink-to-fit="false"/>
    </style:style>
    <style:style style:name="TBL_5f_0_5f_16.S30" style:display-name="TBL_0_16.S30" style:family="table-cell">
      <style:table-cell-properties style:vertical-align="top" fo:wrap-option="wrap" style:shrink-to-fit="false"/>
    </style:style>
    <style:style style:name="TBL_5f_0_5f_16.S31" style:display-name="TBL_0_16.S31" style:family="table-cell">
      <style:table-cell-properties style:vertical-align="top" fo:wrap-option="wrap" style:shrink-to-fit="false"/>
    </style:style>
    <style:style style:name="TBL_5f_0_5f_16.S32" style:display-name="TBL_0_16.S32" style:family="table-cell">
      <style:table-cell-properties style:vertical-align="top" fo:wrap-option="wrap" style:shrink-to-fit="false"/>
    </style:style>
    <style:style style:name="TBL_5f_0_5f_16.S33" style:display-name="TBL_0_16.S33" style:family="table-cell">
      <style:table-cell-properties style:vertical-align="top" fo:wrap-option="wrap" style:shrink-to-fit="false"/>
    </style:style>
    <style:style style:name="TBL_5f_0_5f_16.S34" style:display-name="TBL_0_16.S34" style:family="table-cell">
      <style:table-cell-properties style:vertical-align="top" fo:wrap-option="wrap" style:shrink-to-fit="false"/>
    </style:style>
    <style:style style:name="TBL_5f_0_5f_16.S35" style:display-name="TBL_0_16.S35" style:family="table-cell">
      <style:table-cell-properties style:vertical-align="top" fo:wrap-option="wrap" style:shrink-to-fit="false"/>
    </style:style>
    <style:style style:name="TBL_5f_0_5f_16.S36" style:display-name="TBL_0_16.S36" style:family="table-cell">
      <style:table-cell-properties style:vertical-align="top" fo:wrap-option="wrap" style:shrink-to-fit="false"/>
    </style:style>
    <style:style style:name="TBL_5f_0_5f_16.S37" style:display-name="TBL_0_16.S37" style:family="table-cell">
      <style:table-cell-properties style:vertical-align="top" fo:wrap-option="wrap" style:shrink-to-fit="false"/>
    </style:style>
    <style:style style:name="TBL_5f_0_5f_16.S38" style:display-name="TBL_0_16.S38" style:family="table-cell">
      <style:table-cell-properties style:vertical-align="top" fo:wrap-option="wrap" style:shrink-to-fit="false"/>
    </style:style>
    <style:style style:name="TBL_5f_0_5f_16.S39" style:display-name="TBL_0_16.S39" style:family="table-cell">
      <style:table-cell-properties style:vertical-align="top" fo:wrap-option="wrap" style:shrink-to-fit="false"/>
    </style:style>
    <style:style style:name="TBL_5f_0_5f_16.S40" style:display-name="TBL_0_16.S40" style:family="table-cell">
      <style:table-cell-properties style:vertical-align="top" fo:wrap-option="wrap" style:shrink-to-fit="false"/>
    </style:style>
    <style:style style:name="TBL_5f_0_5f_16.S41" style:display-name="TBL_0_16.S41" style:family="table-cell">
      <style:table-cell-properties style:vertical-align="top" fo:wrap-option="wrap" style:shrink-to-fit="false"/>
    </style:style>
    <style:style style:name="TBL_5f_0_5f_16.S42" style:display-name="TBL_0_16.S42" style:family="table-cell">
      <style:table-cell-properties style:vertical-align="top" fo:wrap-option="wrap" style:shrink-to-fit="false"/>
    </style:style>
    <style:style style:name="TBL_5f_0_5f_16.S43" style:display-name="TBL_0_16.S43" style:family="table-cell">
      <style:table-cell-properties style:vertical-align="top" fo:wrap-option="wrap" style:shrink-to-fit="false"/>
    </style:style>
    <style:style style:name="TBL_5f_0_5f_16.S44" style:display-name="TBL_0_16.S44" style:family="table-cell">
      <style:table-cell-properties style:vertical-align="top" fo:wrap-option="wrap" style:shrink-to-fit="false"/>
    </style:style>
    <style:style style:name="TBL_5f_0_5f_17" style:display-name="TBL_0_17" style:family="table" style:master-page-name="master_5f_0">
      <style:table-properties style:width="58.242cm" style:page-number="auto" fo:break-before="page" table:align="left"/>
    </style:style>
    <style:style style:name="TBL_5f_0_5f_17.A" style:display-name="TBL_0_17.A" style:family="table-column">
      <style:table-column-properties style:column-width="3.494cm"/>
    </style:style>
    <style:style style:name="TBL_5f_0_5f_17.B" style:display-name="TBL_0_17.B" style:family="table-column">
      <style:table-column-properties style:column-width="8.798cm"/>
    </style:style>
    <style:style style:name="TBL_5f_0_5f_17.C" style:display-name="TBL_0_17.C" style:family="table-column">
      <style:table-column-properties style:column-width="9.029cm"/>
    </style:style>
    <style:style style:name="TBL_5f_0_5f_17.D" style:display-name="TBL_0_17.D" style:family="table-column">
      <style:table-column-properties style:column-width="13.339cm"/>
    </style:style>
    <style:style style:name="TBL_5f_0_5f_17.E" style:display-name="TBL_0_17.E" style:family="table-column">
      <style:table-column-properties style:column-width="1.605cm"/>
    </style:style>
    <style:style style:name="TBL_5f_0_5f_17.F" style:display-name="TBL_0_17.F" style:family="table-column">
      <style:table-column-properties style:column-width="2.32cm"/>
    </style:style>
    <style:style style:name="TBL_5f_0_5f_17.G" style:display-name="TBL_0_17.G" style:family="table-column">
      <style:table-column-properties style:column-width="2.193cm"/>
    </style:style>
    <style:style style:name="TBL_5f_0_5f_17.H" style:display-name="TBL_0_17.H" style:family="table-column">
      <style:table-column-properties style:column-width="1.427cm"/>
    </style:style>
    <style:style style:name="TBL_5f_0_5f_17.I" style:display-name="TBL_0_17.I" style:family="table-column">
      <style:table-column-properties style:column-width="1.785cm"/>
    </style:style>
    <style:style style:name="TBL_5f_0_5f_17.J" style:display-name="TBL_0_17.J" style:family="table-column">
      <style:table-column-properties style:column-width="1.681cm"/>
    </style:style>
    <style:style style:name="TBL_5f_0_5f_17.L" style:display-name="TBL_0_17.L" style:family="table-column">
      <style:table-column-properties style:column-width="1.554cm"/>
    </style:style>
    <style:style style:name="TBL_5f_0_5f_17.O" style:display-name="TBL_0_17.O" style:family="table-column">
      <style:table-column-properties style:column-width="1.58cm"/>
    </style:style>
    <style:style style:name="TBL_5f_0_5f_17.P" style:display-name="TBL_0_17.P" style:family="table-column">
      <style:table-column-properties style:column-width="1.656cm"/>
    </style:style>
    <style:style style:name="TBL_5f_0_5f_17.Q" style:display-name="TBL_0_17.Q" style:family="table-column">
      <style:table-column-properties style:column-width="1.402cm"/>
    </style:style>
    <style:style style:name="TBL_5f_0_5f_17.R" style:display-name="TBL_0_17.R" style:family="table-column">
      <style:table-column-properties style:column-width="1.478cm"/>
    </style:style>
    <style:style style:name="TBL_5f_0_5f_17.S" style:display-name="TBL_0_17.S" style:family="table-column">
      <style:table-column-properties style:column-width="0.06cm"/>
    </style:style>
    <style:style style:name="TBL_5f_0_5f_17.1" style:display-name="TBL_0_17.1" style:family="table-row">
      <style:table-row-properties style:row-height="0.457cm" style:use-optimal-row-height="false"/>
    </style:style>
    <style:style style:name="TBL_5f_0_5f_17.A1" style:display-name="TBL_0_1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7.B1" style:display-name="TBL_0_1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.E1" style:display-name="TBL_0_1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.S1" style:display-name="TBL_0_17.S1" style:family="table-cell">
      <style:table-cell-properties style:vertical-align="top" fo:wrap-option="wrap" style:shrink-to-fit="false"/>
    </style:style>
    <style:style style:name="TBL_5f_0_5f_17.S2" style:display-name="TBL_0_17.S2" style:family="table-cell">
      <style:table-cell-properties style:vertical-align="top" fo:wrap-option="wrap" style:shrink-to-fit="false"/>
    </style:style>
    <style:style style:name="TBL_5f_0_5f_17.S3" style:display-name="TBL_0_17.S3" style:family="table-cell">
      <style:table-cell-properties style:vertical-align="top" fo:wrap-option="wrap" style:shrink-to-fit="false"/>
    </style:style>
    <style:style style:name="TBL_5f_0_5f_17.S4" style:display-name="TBL_0_17.S4" style:family="table-cell">
      <style:table-cell-properties style:vertical-align="top" fo:wrap-option="wrap" style:shrink-to-fit="false"/>
    </style:style>
    <style:style style:name="TBL_5f_0_5f_17.S5" style:display-name="TBL_0_17.S5" style:family="table-cell">
      <style:table-cell-properties style:vertical-align="top" fo:wrap-option="wrap" style:shrink-to-fit="false"/>
    </style:style>
    <style:style style:name="TBL_5f_0_5f_17.S6" style:display-name="TBL_0_17.S6" style:family="table-cell">
      <style:table-cell-properties style:vertical-align="top" fo:wrap-option="wrap" style:shrink-to-fit="false"/>
    </style:style>
    <style:style style:name="TBL_5f_0_5f_17.S7" style:display-name="TBL_0_17.S7" style:family="table-cell">
      <style:table-cell-properties style:vertical-align="top" fo:wrap-option="wrap" style:shrink-to-fit="false"/>
    </style:style>
    <style:style style:name="TBL_5f_0_5f_17.S8" style:display-name="TBL_0_17.S8" style:family="table-cell">
      <style:table-cell-properties style:vertical-align="top" fo:wrap-option="wrap" style:shrink-to-fit="false"/>
    </style:style>
    <style:style style:name="TBL_5f_0_5f_17.S9" style:display-name="TBL_0_17.S9" style:family="table-cell">
      <style:table-cell-properties style:vertical-align="top" fo:wrap-option="wrap" style:shrink-to-fit="false"/>
    </style:style>
    <style:style style:name="TBL_5f_0_5f_17.S10" style:display-name="TBL_0_17.S10" style:family="table-cell">
      <style:table-cell-properties style:vertical-align="top" fo:wrap-option="wrap" style:shrink-to-fit="false"/>
    </style:style>
    <style:style style:name="TBL_5f_0_5f_17.S11" style:display-name="TBL_0_17.S11" style:family="table-cell">
      <style:table-cell-properties style:vertical-align="top" fo:wrap-option="wrap" style:shrink-to-fit="false"/>
    </style:style>
    <style:style style:name="TBL_5f_0_5f_17.S12" style:display-name="TBL_0_17.S12" style:family="table-cell">
      <style:table-cell-properties style:vertical-align="top" fo:wrap-option="wrap" style:shrink-to-fit="false"/>
    </style:style>
    <style:style style:name="TBL_5f_0_5f_17.S13" style:display-name="TBL_0_17.S13" style:family="table-cell">
      <style:table-cell-properties style:vertical-align="top" fo:wrap-option="wrap" style:shrink-to-fit="false"/>
    </style:style>
    <style:style style:name="TBL_5f_0_5f_17.S14" style:display-name="TBL_0_17.S14" style:family="table-cell">
      <style:table-cell-properties style:vertical-align="top" fo:wrap-option="wrap" style:shrink-to-fit="false"/>
    </style:style>
    <style:style style:name="TBL_5f_0_5f_17.S15" style:display-name="TBL_0_17.S15" style:family="table-cell">
      <style:table-cell-properties style:vertical-align="top" fo:wrap-option="wrap" style:shrink-to-fit="false"/>
    </style:style>
    <style:style style:name="TBL_5f_0_5f_17.S16" style:display-name="TBL_0_17.S16" style:family="table-cell">
      <style:table-cell-properties style:vertical-align="top" fo:wrap-option="wrap" style:shrink-to-fit="false"/>
    </style:style>
    <style:style style:name="TBL_5f_0_5f_17.S17" style:display-name="TBL_0_17.S17" style:family="table-cell">
      <style:table-cell-properties style:vertical-align="top" fo:wrap-option="wrap" style:shrink-to-fit="false"/>
    </style:style>
    <style:style style:name="TBL_5f_0_5f_17.S18" style:display-name="TBL_0_17.S18" style:family="table-cell">
      <style:table-cell-properties style:vertical-align="top" fo:wrap-option="wrap" style:shrink-to-fit="false"/>
    </style:style>
    <style:style style:name="TBL_5f_0_5f_17.S19" style:display-name="TBL_0_17.S19" style:family="table-cell">
      <style:table-cell-properties style:vertical-align="top" fo:wrap-option="wrap" style:shrink-to-fit="false"/>
    </style:style>
    <style:style style:name="TBL_5f_0_5f_17.S20" style:display-name="TBL_0_17.S20" style:family="table-cell">
      <style:table-cell-properties style:vertical-align="top" fo:wrap-option="wrap" style:shrink-to-fit="false"/>
    </style:style>
    <style:style style:name="TBL_5f_0_5f_17.S21" style:display-name="TBL_0_17.S21" style:family="table-cell">
      <style:table-cell-properties style:vertical-align="top" fo:wrap-option="wrap" style:shrink-to-fit="false"/>
    </style:style>
    <style:style style:name="TBL_5f_0_5f_17.S22" style:display-name="TBL_0_17.S22" style:family="table-cell">
      <style:table-cell-properties style:vertical-align="top" fo:wrap-option="wrap" style:shrink-to-fit="false"/>
    </style:style>
    <style:style style:name="TBL_5f_0_5f_17.S23" style:display-name="TBL_0_17.S23" style:family="table-cell">
      <style:table-cell-properties style:vertical-align="top" fo:wrap-option="wrap" style:shrink-to-fit="false"/>
    </style:style>
    <style:style style:name="TBL_5f_0_5f_17.S24" style:display-name="TBL_0_17.S24" style:family="table-cell">
      <style:table-cell-properties style:vertical-align="top" fo:wrap-option="wrap" style:shrink-to-fit="false"/>
    </style:style>
    <style:style style:name="TBL_5f_0_5f_17.S25" style:display-name="TBL_0_17.S25" style:family="table-cell">
      <style:table-cell-properties style:vertical-align="top" fo:wrap-option="wrap" style:shrink-to-fit="false"/>
    </style:style>
    <style:style style:name="TBL_5f_0_5f_17.S26" style:display-name="TBL_0_17.S26" style:family="table-cell">
      <style:table-cell-properties style:vertical-align="top" fo:wrap-option="wrap" style:shrink-to-fit="false"/>
    </style:style>
    <style:style style:name="TBL_5f_0_5f_17.S27" style:display-name="TBL_0_17.S27" style:family="table-cell">
      <style:table-cell-properties style:vertical-align="top" fo:wrap-option="wrap" style:shrink-to-fit="false"/>
    </style:style>
    <style:style style:name="TBL_5f_0_5f_17.S28" style:display-name="TBL_0_17.S28" style:family="table-cell">
      <style:table-cell-properties style:vertical-align="top" fo:wrap-option="wrap" style:shrink-to-fit="false"/>
    </style:style>
    <style:style style:name="TBL_5f_0_5f_17.S29" style:display-name="TBL_0_17.S29" style:family="table-cell">
      <style:table-cell-properties style:vertical-align="top" fo:wrap-option="wrap" style:shrink-to-fit="false"/>
    </style:style>
    <style:style style:name="TBL_5f_0_5f_17.S30" style:display-name="TBL_0_17.S30" style:family="table-cell">
      <style:table-cell-properties style:vertical-align="top" fo:wrap-option="wrap" style:shrink-to-fit="false"/>
    </style:style>
    <style:style style:name="TBL_5f_0_5f_17.S31" style:display-name="TBL_0_17.S31" style:family="table-cell">
      <style:table-cell-properties style:vertical-align="top" fo:wrap-option="wrap" style:shrink-to-fit="false"/>
    </style:style>
    <style:style style:name="TBL_5f_0_5f_17.S32" style:display-name="TBL_0_17.S32" style:family="table-cell">
      <style:table-cell-properties style:vertical-align="top" fo:wrap-option="wrap" style:shrink-to-fit="false"/>
    </style:style>
    <style:style style:name="TBL_5f_0_5f_17.S33" style:display-name="TBL_0_17.S33" style:family="table-cell">
      <style:table-cell-properties style:vertical-align="top" fo:wrap-option="wrap" style:shrink-to-fit="false"/>
    </style:style>
    <style:style style:name="TBL_5f_0_5f_17.S34" style:display-name="TBL_0_17.S34" style:family="table-cell">
      <style:table-cell-properties style:vertical-align="top" fo:wrap-option="wrap" style:shrink-to-fit="false"/>
    </style:style>
    <style:style style:name="TBL_5f_0_5f_17.S35" style:display-name="TBL_0_17.S35" style:family="table-cell">
      <style:table-cell-properties style:vertical-align="top" fo:wrap-option="wrap" style:shrink-to-fit="false"/>
    </style:style>
    <style:style style:name="TBL_5f_0_5f_17.S36" style:display-name="TBL_0_17.S36" style:family="table-cell">
      <style:table-cell-properties style:vertical-align="top" fo:wrap-option="wrap" style:shrink-to-fit="false"/>
    </style:style>
    <style:style style:name="TBL_5f_0_5f_17.S37" style:display-name="TBL_0_17.S37" style:family="table-cell">
      <style:table-cell-properties style:vertical-align="top" fo:wrap-option="wrap" style:shrink-to-fit="false"/>
    </style:style>
    <style:style style:name="TBL_5f_0_5f_17.S38" style:display-name="TBL_0_17.S38" style:family="table-cell">
      <style:table-cell-properties style:vertical-align="top" fo:wrap-option="wrap" style:shrink-to-fit="false"/>
    </style:style>
    <style:style style:name="TBL_5f_0_5f_17.S39" style:display-name="TBL_0_17.S39" style:family="table-cell">
      <style:table-cell-properties style:vertical-align="top" fo:wrap-option="wrap" style:shrink-to-fit="false"/>
    </style:style>
    <style:style style:name="TBL_5f_0_5f_17.S40" style:display-name="TBL_0_17.S40" style:family="table-cell">
      <style:table-cell-properties style:vertical-align="top" fo:wrap-option="wrap" style:shrink-to-fit="false"/>
    </style:style>
    <style:style style:name="TBL_5f_0_5f_17.S41" style:display-name="TBL_0_17.S41" style:family="table-cell">
      <style:table-cell-properties style:vertical-align="top" fo:wrap-option="wrap" style:shrink-to-fit="false"/>
    </style:style>
    <style:style style:name="TBL_5f_0_5f_17.S42" style:display-name="TBL_0_17.S42" style:family="table-cell">
      <style:table-cell-properties style:vertical-align="top" fo:wrap-option="wrap" style:shrink-to-fit="false"/>
    </style:style>
    <style:style style:name="TBL_5f_0_5f_17.S43" style:display-name="TBL_0_17.S43" style:family="table-cell">
      <style:table-cell-properties style:vertical-align="top" fo:wrap-option="wrap" style:shrink-to-fit="false"/>
    </style:style>
    <style:style style:name="TBL_5f_0_5f_17.S44" style:display-name="TBL_0_17.S44" style:family="table-cell">
      <style:table-cell-properties style:vertical-align="top" fo:wrap-option="wrap" style:shrink-to-fit="false"/>
    </style:style>
    <style:style style:name="TBL_5f_0_5f_18" style:display-name="TBL_0_18" style:family="table" style:master-page-name="master_5f_0">
      <style:table-properties style:width="58.242cm" style:page-number="auto" fo:break-before="page" table:align="left"/>
    </style:style>
    <style:style style:name="TBL_5f_0_5f_18.A" style:display-name="TBL_0_18.A" style:family="table-column">
      <style:table-column-properties style:column-width="3.494cm"/>
    </style:style>
    <style:style style:name="TBL_5f_0_5f_18.B" style:display-name="TBL_0_18.B" style:family="table-column">
      <style:table-column-properties style:column-width="8.798cm"/>
    </style:style>
    <style:style style:name="TBL_5f_0_5f_18.C" style:display-name="TBL_0_18.C" style:family="table-column">
      <style:table-column-properties style:column-width="9.029cm"/>
    </style:style>
    <style:style style:name="TBL_5f_0_5f_18.D" style:display-name="TBL_0_18.D" style:family="table-column">
      <style:table-column-properties style:column-width="13.339cm"/>
    </style:style>
    <style:style style:name="TBL_5f_0_5f_18.E" style:display-name="TBL_0_18.E" style:family="table-column">
      <style:table-column-properties style:column-width="1.605cm"/>
    </style:style>
    <style:style style:name="TBL_5f_0_5f_18.F" style:display-name="TBL_0_18.F" style:family="table-column">
      <style:table-column-properties style:column-width="2.32cm"/>
    </style:style>
    <style:style style:name="TBL_5f_0_5f_18.G" style:display-name="TBL_0_18.G" style:family="table-column">
      <style:table-column-properties style:column-width="2.193cm"/>
    </style:style>
    <style:style style:name="TBL_5f_0_5f_18.H" style:display-name="TBL_0_18.H" style:family="table-column">
      <style:table-column-properties style:column-width="1.427cm"/>
    </style:style>
    <style:style style:name="TBL_5f_0_5f_18.I" style:display-name="TBL_0_18.I" style:family="table-column">
      <style:table-column-properties style:column-width="1.785cm"/>
    </style:style>
    <style:style style:name="TBL_5f_0_5f_18.J" style:display-name="TBL_0_18.J" style:family="table-column">
      <style:table-column-properties style:column-width="1.681cm"/>
    </style:style>
    <style:style style:name="TBL_5f_0_5f_18.L" style:display-name="TBL_0_18.L" style:family="table-column">
      <style:table-column-properties style:column-width="1.554cm"/>
    </style:style>
    <style:style style:name="TBL_5f_0_5f_18.O" style:display-name="TBL_0_18.O" style:family="table-column">
      <style:table-column-properties style:column-width="1.58cm"/>
    </style:style>
    <style:style style:name="TBL_5f_0_5f_18.P" style:display-name="TBL_0_18.P" style:family="table-column">
      <style:table-column-properties style:column-width="1.656cm"/>
    </style:style>
    <style:style style:name="TBL_5f_0_5f_18.Q" style:display-name="TBL_0_18.Q" style:family="table-column">
      <style:table-column-properties style:column-width="1.402cm"/>
    </style:style>
    <style:style style:name="TBL_5f_0_5f_18.R" style:display-name="TBL_0_18.R" style:family="table-column">
      <style:table-column-properties style:column-width="1.478cm"/>
    </style:style>
    <style:style style:name="TBL_5f_0_5f_18.S" style:display-name="TBL_0_18.S" style:family="table-column">
      <style:table-column-properties style:column-width="0.06cm"/>
    </style:style>
    <style:style style:name="TBL_5f_0_5f_18.1" style:display-name="TBL_0_18.1" style:family="table-row">
      <style:table-row-properties style:row-height="0.457cm" style:use-optimal-row-height="false"/>
    </style:style>
    <style:style style:name="TBL_5f_0_5f_18.A1" style:display-name="TBL_0_1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8.B1" style:display-name="TBL_0_1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.E1" style:display-name="TBL_0_1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.S1" style:display-name="TBL_0_18.S1" style:family="table-cell">
      <style:table-cell-properties style:vertical-align="top" fo:wrap-option="wrap" style:shrink-to-fit="false"/>
    </style:style>
    <style:style style:name="TBL_5f_0_5f_18.S2" style:display-name="TBL_0_18.S2" style:family="table-cell">
      <style:table-cell-properties style:vertical-align="top" fo:wrap-option="wrap" style:shrink-to-fit="false"/>
    </style:style>
    <style:style style:name="TBL_5f_0_5f_18.S3" style:display-name="TBL_0_18.S3" style:family="table-cell">
      <style:table-cell-properties style:vertical-align="top" fo:wrap-option="wrap" style:shrink-to-fit="false"/>
    </style:style>
    <style:style style:name="TBL_5f_0_5f_18.S4" style:display-name="TBL_0_18.S4" style:family="table-cell">
      <style:table-cell-properties style:vertical-align="top" fo:wrap-option="wrap" style:shrink-to-fit="false"/>
    </style:style>
    <style:style style:name="TBL_5f_0_5f_18.S5" style:display-name="TBL_0_18.S5" style:family="table-cell">
      <style:table-cell-properties style:vertical-align="top" fo:wrap-option="wrap" style:shrink-to-fit="false"/>
    </style:style>
    <style:style style:name="TBL_5f_0_5f_18.S6" style:display-name="TBL_0_18.S6" style:family="table-cell">
      <style:table-cell-properties style:vertical-align="top" fo:wrap-option="wrap" style:shrink-to-fit="false"/>
    </style:style>
    <style:style style:name="TBL_5f_0_5f_18.S7" style:display-name="TBL_0_18.S7" style:family="table-cell">
      <style:table-cell-properties style:vertical-align="top" fo:wrap-option="wrap" style:shrink-to-fit="false"/>
    </style:style>
    <style:style style:name="TBL_5f_0_5f_18.S8" style:display-name="TBL_0_18.S8" style:family="table-cell">
      <style:table-cell-properties style:vertical-align="top" fo:wrap-option="wrap" style:shrink-to-fit="false"/>
    </style:style>
    <style:style style:name="TBL_5f_0_5f_18.S9" style:display-name="TBL_0_18.S9" style:family="table-cell">
      <style:table-cell-properties style:vertical-align="top" fo:wrap-option="wrap" style:shrink-to-fit="false"/>
    </style:style>
    <style:style style:name="TBL_5f_0_5f_18.S10" style:display-name="TBL_0_18.S10" style:family="table-cell">
      <style:table-cell-properties style:vertical-align="top" fo:wrap-option="wrap" style:shrink-to-fit="false"/>
    </style:style>
    <style:style style:name="TBL_5f_0_5f_18.S11" style:display-name="TBL_0_18.S11" style:family="table-cell">
      <style:table-cell-properties style:vertical-align="top" fo:wrap-option="wrap" style:shrink-to-fit="false"/>
    </style:style>
    <style:style style:name="TBL_5f_0_5f_18.S12" style:display-name="TBL_0_18.S12" style:family="table-cell">
      <style:table-cell-properties style:vertical-align="top" fo:wrap-option="wrap" style:shrink-to-fit="false"/>
    </style:style>
    <style:style style:name="TBL_5f_0_5f_18.S13" style:display-name="TBL_0_18.S13" style:family="table-cell">
      <style:table-cell-properties style:vertical-align="top" fo:wrap-option="wrap" style:shrink-to-fit="false"/>
    </style:style>
    <style:style style:name="TBL_5f_0_5f_18.S14" style:display-name="TBL_0_18.S14" style:family="table-cell">
      <style:table-cell-properties style:vertical-align="top" fo:wrap-option="wrap" style:shrink-to-fit="false"/>
    </style:style>
    <style:style style:name="TBL_5f_0_5f_18.S15" style:display-name="TBL_0_18.S15" style:family="table-cell">
      <style:table-cell-properties style:vertical-align="top" fo:wrap-option="wrap" style:shrink-to-fit="false"/>
    </style:style>
    <style:style style:name="TBL_5f_0_5f_18.S16" style:display-name="TBL_0_18.S16" style:family="table-cell">
      <style:table-cell-properties style:vertical-align="top" fo:wrap-option="wrap" style:shrink-to-fit="false"/>
    </style:style>
    <style:style style:name="TBL_5f_0_5f_18.S17" style:display-name="TBL_0_18.S17" style:family="table-cell">
      <style:table-cell-properties style:vertical-align="top" fo:wrap-option="wrap" style:shrink-to-fit="false"/>
    </style:style>
    <style:style style:name="TBL_5f_0_5f_18.S18" style:display-name="TBL_0_18.S18" style:family="table-cell">
      <style:table-cell-properties style:vertical-align="top" fo:wrap-option="wrap" style:shrink-to-fit="false"/>
    </style:style>
    <style:style style:name="TBL_5f_0_5f_18.S19" style:display-name="TBL_0_18.S19" style:family="table-cell">
      <style:table-cell-properties style:vertical-align="top" fo:wrap-option="wrap" style:shrink-to-fit="false"/>
    </style:style>
    <style:style style:name="TBL_5f_0_5f_18.S20" style:display-name="TBL_0_18.S20" style:family="table-cell">
      <style:table-cell-properties style:vertical-align="top" fo:wrap-option="wrap" style:shrink-to-fit="false"/>
    </style:style>
    <style:style style:name="TBL_5f_0_5f_18.S21" style:display-name="TBL_0_18.S21" style:family="table-cell">
      <style:table-cell-properties style:vertical-align="top" fo:wrap-option="wrap" style:shrink-to-fit="false"/>
    </style:style>
    <style:style style:name="TBL_5f_0_5f_18.S22" style:display-name="TBL_0_18.S22" style:family="table-cell">
      <style:table-cell-properties style:vertical-align="top" fo:wrap-option="wrap" style:shrink-to-fit="false"/>
    </style:style>
    <style:style style:name="TBL_5f_0_5f_18.S23" style:display-name="TBL_0_18.S23" style:family="table-cell">
      <style:table-cell-properties style:vertical-align="top" fo:wrap-option="wrap" style:shrink-to-fit="false"/>
    </style:style>
    <style:style style:name="TBL_5f_0_5f_18.S24" style:display-name="TBL_0_18.S24" style:family="table-cell">
      <style:table-cell-properties style:vertical-align="top" fo:wrap-option="wrap" style:shrink-to-fit="false"/>
    </style:style>
    <style:style style:name="TBL_5f_0_5f_18.S25" style:display-name="TBL_0_18.S25" style:family="table-cell">
      <style:table-cell-properties style:vertical-align="top" fo:wrap-option="wrap" style:shrink-to-fit="false"/>
    </style:style>
    <style:style style:name="TBL_5f_0_5f_18.S26" style:display-name="TBL_0_18.S26" style:family="table-cell">
      <style:table-cell-properties style:vertical-align="top" fo:wrap-option="wrap" style:shrink-to-fit="false"/>
    </style:style>
    <style:style style:name="TBL_5f_0_5f_18.S27" style:display-name="TBL_0_18.S27" style:family="table-cell">
      <style:table-cell-properties style:vertical-align="top" fo:wrap-option="wrap" style:shrink-to-fit="false"/>
    </style:style>
    <style:style style:name="TBL_5f_0_5f_18.S28" style:display-name="TBL_0_18.S28" style:family="table-cell">
      <style:table-cell-properties style:vertical-align="top" fo:wrap-option="wrap" style:shrink-to-fit="false"/>
    </style:style>
    <style:style style:name="TBL_5f_0_5f_18.S29" style:display-name="TBL_0_18.S29" style:family="table-cell">
      <style:table-cell-properties style:vertical-align="top" fo:wrap-option="wrap" style:shrink-to-fit="false"/>
    </style:style>
    <style:style style:name="TBL_5f_0_5f_18.S30" style:display-name="TBL_0_18.S30" style:family="table-cell">
      <style:table-cell-properties style:vertical-align="top" fo:wrap-option="wrap" style:shrink-to-fit="false"/>
    </style:style>
    <style:style style:name="TBL_5f_0_5f_18.S31" style:display-name="TBL_0_18.S31" style:family="table-cell">
      <style:table-cell-properties style:vertical-align="top" fo:wrap-option="wrap" style:shrink-to-fit="false"/>
    </style:style>
    <style:style style:name="TBL_5f_0_5f_18.S32" style:display-name="TBL_0_18.S32" style:family="table-cell">
      <style:table-cell-properties style:vertical-align="top" fo:wrap-option="wrap" style:shrink-to-fit="false"/>
    </style:style>
    <style:style style:name="TBL_5f_0_5f_18.S33" style:display-name="TBL_0_18.S33" style:family="table-cell">
      <style:table-cell-properties style:vertical-align="top" fo:wrap-option="wrap" style:shrink-to-fit="false"/>
    </style:style>
    <style:style style:name="TBL_5f_0_5f_18.S34" style:display-name="TBL_0_18.S34" style:family="table-cell">
      <style:table-cell-properties style:vertical-align="top" fo:wrap-option="wrap" style:shrink-to-fit="false"/>
    </style:style>
    <style:style style:name="TBL_5f_0_5f_18.S35" style:display-name="TBL_0_18.S35" style:family="table-cell">
      <style:table-cell-properties style:vertical-align="top" fo:wrap-option="wrap" style:shrink-to-fit="false"/>
    </style:style>
    <style:style style:name="TBL_5f_0_5f_18.S36" style:display-name="TBL_0_18.S36" style:family="table-cell">
      <style:table-cell-properties style:vertical-align="top" fo:wrap-option="wrap" style:shrink-to-fit="false"/>
    </style:style>
    <style:style style:name="TBL_5f_0_5f_18.S37" style:display-name="TBL_0_18.S37" style:family="table-cell">
      <style:table-cell-properties style:vertical-align="top" fo:wrap-option="wrap" style:shrink-to-fit="false"/>
    </style:style>
    <style:style style:name="TBL_5f_0_5f_18.S38" style:display-name="TBL_0_18.S38" style:family="table-cell">
      <style:table-cell-properties style:vertical-align="top" fo:wrap-option="wrap" style:shrink-to-fit="false"/>
    </style:style>
    <style:style style:name="TBL_5f_0_5f_18.S39" style:display-name="TBL_0_18.S39" style:family="table-cell">
      <style:table-cell-properties style:vertical-align="top" fo:wrap-option="wrap" style:shrink-to-fit="false"/>
    </style:style>
    <style:style style:name="TBL_5f_0_5f_18.S40" style:display-name="TBL_0_18.S40" style:family="table-cell">
      <style:table-cell-properties style:vertical-align="top" fo:wrap-option="wrap" style:shrink-to-fit="false"/>
    </style:style>
    <style:style style:name="TBL_5f_0_5f_18.S41" style:display-name="TBL_0_18.S41" style:family="table-cell">
      <style:table-cell-properties style:vertical-align="top" fo:wrap-option="wrap" style:shrink-to-fit="false"/>
    </style:style>
    <style:style style:name="TBL_5f_0_5f_18.S42" style:display-name="TBL_0_18.S42" style:family="table-cell">
      <style:table-cell-properties style:vertical-align="top" fo:wrap-option="wrap" style:shrink-to-fit="false"/>
    </style:style>
    <style:style style:name="TBL_5f_0_5f_18.S43" style:display-name="TBL_0_18.S43" style:family="table-cell">
      <style:table-cell-properties style:vertical-align="top" fo:wrap-option="wrap" style:shrink-to-fit="false"/>
    </style:style>
    <style:style style:name="TBL_5f_0_5f_18.S44" style:display-name="TBL_0_18.S44" style:family="table-cell">
      <style:table-cell-properties style:vertical-align="top" fo:wrap-option="wrap" style:shrink-to-fit="false"/>
    </style:style>
    <style:style style:name="TBL_5f_0_5f_19" style:display-name="TBL_0_19" style:family="table" style:master-page-name="master_5f_0">
      <style:table-properties style:width="58.242cm" style:page-number="auto" fo:break-before="page" table:align="left"/>
    </style:style>
    <style:style style:name="TBL_5f_0_5f_19.A" style:display-name="TBL_0_19.A" style:family="table-column">
      <style:table-column-properties style:column-width="3.494cm"/>
    </style:style>
    <style:style style:name="TBL_5f_0_5f_19.B" style:display-name="TBL_0_19.B" style:family="table-column">
      <style:table-column-properties style:column-width="8.798cm"/>
    </style:style>
    <style:style style:name="TBL_5f_0_5f_19.C" style:display-name="TBL_0_19.C" style:family="table-column">
      <style:table-column-properties style:column-width="9.029cm"/>
    </style:style>
    <style:style style:name="TBL_5f_0_5f_19.D" style:display-name="TBL_0_19.D" style:family="table-column">
      <style:table-column-properties style:column-width="13.339cm"/>
    </style:style>
    <style:style style:name="TBL_5f_0_5f_19.E" style:display-name="TBL_0_19.E" style:family="table-column">
      <style:table-column-properties style:column-width="1.605cm"/>
    </style:style>
    <style:style style:name="TBL_5f_0_5f_19.F" style:display-name="TBL_0_19.F" style:family="table-column">
      <style:table-column-properties style:column-width="2.32cm"/>
    </style:style>
    <style:style style:name="TBL_5f_0_5f_19.G" style:display-name="TBL_0_19.G" style:family="table-column">
      <style:table-column-properties style:column-width="2.193cm"/>
    </style:style>
    <style:style style:name="TBL_5f_0_5f_19.H" style:display-name="TBL_0_19.H" style:family="table-column">
      <style:table-column-properties style:column-width="1.427cm"/>
    </style:style>
    <style:style style:name="TBL_5f_0_5f_19.I" style:display-name="TBL_0_19.I" style:family="table-column">
      <style:table-column-properties style:column-width="1.785cm"/>
    </style:style>
    <style:style style:name="TBL_5f_0_5f_19.J" style:display-name="TBL_0_19.J" style:family="table-column">
      <style:table-column-properties style:column-width="1.681cm"/>
    </style:style>
    <style:style style:name="TBL_5f_0_5f_19.L" style:display-name="TBL_0_19.L" style:family="table-column">
      <style:table-column-properties style:column-width="1.554cm"/>
    </style:style>
    <style:style style:name="TBL_5f_0_5f_19.O" style:display-name="TBL_0_19.O" style:family="table-column">
      <style:table-column-properties style:column-width="1.58cm"/>
    </style:style>
    <style:style style:name="TBL_5f_0_5f_19.P" style:display-name="TBL_0_19.P" style:family="table-column">
      <style:table-column-properties style:column-width="1.656cm"/>
    </style:style>
    <style:style style:name="TBL_5f_0_5f_19.Q" style:display-name="TBL_0_19.Q" style:family="table-column">
      <style:table-column-properties style:column-width="1.402cm"/>
    </style:style>
    <style:style style:name="TBL_5f_0_5f_19.R" style:display-name="TBL_0_19.R" style:family="table-column">
      <style:table-column-properties style:column-width="1.478cm"/>
    </style:style>
    <style:style style:name="TBL_5f_0_5f_19.S" style:display-name="TBL_0_19.S" style:family="table-column">
      <style:table-column-properties style:column-width="0.06cm"/>
    </style:style>
    <style:style style:name="TBL_5f_0_5f_19.1" style:display-name="TBL_0_19.1" style:family="table-row">
      <style:table-row-properties style:row-height="0.457cm" style:use-optimal-row-height="false"/>
    </style:style>
    <style:style style:name="TBL_5f_0_5f_19.A1" style:display-name="TBL_0_1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9.B1" style:display-name="TBL_0_1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.E1" style:display-name="TBL_0_1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.S1" style:display-name="TBL_0_19.S1" style:family="table-cell">
      <style:table-cell-properties style:vertical-align="top" fo:wrap-option="wrap" style:shrink-to-fit="false"/>
    </style:style>
    <style:style style:name="TBL_5f_0_5f_19.S2" style:display-name="TBL_0_19.S2" style:family="table-cell">
      <style:table-cell-properties style:vertical-align="top" fo:wrap-option="wrap" style:shrink-to-fit="false"/>
    </style:style>
    <style:style style:name="TBL_5f_0_5f_19.S3" style:display-name="TBL_0_19.S3" style:family="table-cell">
      <style:table-cell-properties style:vertical-align="top" fo:wrap-option="wrap" style:shrink-to-fit="false"/>
    </style:style>
    <style:style style:name="TBL_5f_0_5f_19.S4" style:display-name="TBL_0_19.S4" style:family="table-cell">
      <style:table-cell-properties style:vertical-align="top" fo:wrap-option="wrap" style:shrink-to-fit="false"/>
    </style:style>
    <style:style style:name="TBL_5f_0_5f_19.S5" style:display-name="TBL_0_19.S5" style:family="table-cell">
      <style:table-cell-properties style:vertical-align="top" fo:wrap-option="wrap" style:shrink-to-fit="false"/>
    </style:style>
    <style:style style:name="TBL_5f_0_5f_19.S6" style:display-name="TBL_0_19.S6" style:family="table-cell">
      <style:table-cell-properties style:vertical-align="top" fo:wrap-option="wrap" style:shrink-to-fit="false"/>
    </style:style>
    <style:style style:name="TBL_5f_0_5f_19.S7" style:display-name="TBL_0_19.S7" style:family="table-cell">
      <style:table-cell-properties style:vertical-align="top" fo:wrap-option="wrap" style:shrink-to-fit="false"/>
    </style:style>
    <style:style style:name="TBL_5f_0_5f_19.S8" style:display-name="TBL_0_19.S8" style:family="table-cell">
      <style:table-cell-properties style:vertical-align="top" fo:wrap-option="wrap" style:shrink-to-fit="false"/>
    </style:style>
    <style:style style:name="TBL_5f_0_5f_19.S9" style:display-name="TBL_0_19.S9" style:family="table-cell">
      <style:table-cell-properties style:vertical-align="top" fo:wrap-option="wrap" style:shrink-to-fit="false"/>
    </style:style>
    <style:style style:name="TBL_5f_0_5f_19.S10" style:display-name="TBL_0_19.S10" style:family="table-cell">
      <style:table-cell-properties style:vertical-align="top" fo:wrap-option="wrap" style:shrink-to-fit="false"/>
    </style:style>
    <style:style style:name="TBL_5f_0_5f_19.S11" style:display-name="TBL_0_19.S11" style:family="table-cell">
      <style:table-cell-properties style:vertical-align="top" fo:wrap-option="wrap" style:shrink-to-fit="false"/>
    </style:style>
    <style:style style:name="TBL_5f_0_5f_19.S12" style:display-name="TBL_0_19.S12" style:family="table-cell">
      <style:table-cell-properties style:vertical-align="top" fo:wrap-option="wrap" style:shrink-to-fit="false"/>
    </style:style>
    <style:style style:name="TBL_5f_0_5f_19.S13" style:display-name="TBL_0_19.S13" style:family="table-cell">
      <style:table-cell-properties style:vertical-align="top" fo:wrap-option="wrap" style:shrink-to-fit="false"/>
    </style:style>
    <style:style style:name="TBL_5f_0_5f_19.S14" style:display-name="TBL_0_19.S14" style:family="table-cell">
      <style:table-cell-properties style:vertical-align="top" fo:wrap-option="wrap" style:shrink-to-fit="false"/>
    </style:style>
    <style:style style:name="TBL_5f_0_5f_19.S15" style:display-name="TBL_0_19.S15" style:family="table-cell">
      <style:table-cell-properties style:vertical-align="top" fo:wrap-option="wrap" style:shrink-to-fit="false"/>
    </style:style>
    <style:style style:name="TBL_5f_0_5f_19.S16" style:display-name="TBL_0_19.S16" style:family="table-cell">
      <style:table-cell-properties style:vertical-align="top" fo:wrap-option="wrap" style:shrink-to-fit="false"/>
    </style:style>
    <style:style style:name="TBL_5f_0_5f_19.S17" style:display-name="TBL_0_19.S17" style:family="table-cell">
      <style:table-cell-properties style:vertical-align="top" fo:wrap-option="wrap" style:shrink-to-fit="false"/>
    </style:style>
    <style:style style:name="TBL_5f_0_5f_19.S18" style:display-name="TBL_0_19.S18" style:family="table-cell">
      <style:table-cell-properties style:vertical-align="top" fo:wrap-option="wrap" style:shrink-to-fit="false"/>
    </style:style>
    <style:style style:name="TBL_5f_0_5f_19.S19" style:display-name="TBL_0_19.S19" style:family="table-cell">
      <style:table-cell-properties style:vertical-align="top" fo:wrap-option="wrap" style:shrink-to-fit="false"/>
    </style:style>
    <style:style style:name="TBL_5f_0_5f_19.S20" style:display-name="TBL_0_19.S20" style:family="table-cell">
      <style:table-cell-properties style:vertical-align="top" fo:wrap-option="wrap" style:shrink-to-fit="false"/>
    </style:style>
    <style:style style:name="TBL_5f_0_5f_19.S21" style:display-name="TBL_0_19.S21" style:family="table-cell">
      <style:table-cell-properties style:vertical-align="top" fo:wrap-option="wrap" style:shrink-to-fit="false"/>
    </style:style>
    <style:style style:name="TBL_5f_0_5f_19.S22" style:display-name="TBL_0_19.S22" style:family="table-cell">
      <style:table-cell-properties style:vertical-align="top" fo:wrap-option="wrap" style:shrink-to-fit="false"/>
    </style:style>
    <style:style style:name="TBL_5f_0_5f_19.S23" style:display-name="TBL_0_19.S23" style:family="table-cell">
      <style:table-cell-properties style:vertical-align="top" fo:wrap-option="wrap" style:shrink-to-fit="false"/>
    </style:style>
    <style:style style:name="TBL_5f_0_5f_19.S24" style:display-name="TBL_0_19.S24" style:family="table-cell">
      <style:table-cell-properties style:vertical-align="top" fo:wrap-option="wrap" style:shrink-to-fit="false"/>
    </style:style>
    <style:style style:name="TBL_5f_0_5f_19.S25" style:display-name="TBL_0_19.S25" style:family="table-cell">
      <style:table-cell-properties style:vertical-align="top" fo:wrap-option="wrap" style:shrink-to-fit="false"/>
    </style:style>
    <style:style style:name="TBL_5f_0_5f_19.S26" style:display-name="TBL_0_19.S26" style:family="table-cell">
      <style:table-cell-properties style:vertical-align="top" fo:wrap-option="wrap" style:shrink-to-fit="false"/>
    </style:style>
    <style:style style:name="TBL_5f_0_5f_19.S27" style:display-name="TBL_0_19.S27" style:family="table-cell">
      <style:table-cell-properties style:vertical-align="top" fo:wrap-option="wrap" style:shrink-to-fit="false"/>
    </style:style>
    <style:style style:name="TBL_5f_0_5f_19.S28" style:display-name="TBL_0_19.S28" style:family="table-cell">
      <style:table-cell-properties style:vertical-align="top" fo:wrap-option="wrap" style:shrink-to-fit="false"/>
    </style:style>
    <style:style style:name="TBL_5f_0_5f_19.S29" style:display-name="TBL_0_19.S29" style:family="table-cell">
      <style:table-cell-properties style:vertical-align="top" fo:wrap-option="wrap" style:shrink-to-fit="false"/>
    </style:style>
    <style:style style:name="TBL_5f_0_5f_19.S30" style:display-name="TBL_0_19.S30" style:family="table-cell">
      <style:table-cell-properties style:vertical-align="top" fo:wrap-option="wrap" style:shrink-to-fit="false"/>
    </style:style>
    <style:style style:name="TBL_5f_0_5f_19.S31" style:display-name="TBL_0_19.S31" style:family="table-cell">
      <style:table-cell-properties style:vertical-align="top" fo:wrap-option="wrap" style:shrink-to-fit="false"/>
    </style:style>
    <style:style style:name="TBL_5f_0_5f_19.S32" style:display-name="TBL_0_19.S32" style:family="table-cell">
      <style:table-cell-properties style:vertical-align="top" fo:wrap-option="wrap" style:shrink-to-fit="false"/>
    </style:style>
    <style:style style:name="TBL_5f_0_5f_19.S33" style:display-name="TBL_0_19.S33" style:family="table-cell">
      <style:table-cell-properties style:vertical-align="top" fo:wrap-option="wrap" style:shrink-to-fit="false"/>
    </style:style>
    <style:style style:name="TBL_5f_0_5f_19.S34" style:display-name="TBL_0_19.S34" style:family="table-cell">
      <style:table-cell-properties style:vertical-align="top" fo:wrap-option="wrap" style:shrink-to-fit="false"/>
    </style:style>
    <style:style style:name="TBL_5f_0_5f_19.S35" style:display-name="TBL_0_19.S35" style:family="table-cell">
      <style:table-cell-properties style:vertical-align="top" fo:wrap-option="wrap" style:shrink-to-fit="false"/>
    </style:style>
    <style:style style:name="TBL_5f_0_5f_19.S36" style:display-name="TBL_0_19.S36" style:family="table-cell">
      <style:table-cell-properties style:vertical-align="top" fo:wrap-option="wrap" style:shrink-to-fit="false"/>
    </style:style>
    <style:style style:name="TBL_5f_0_5f_19.S37" style:display-name="TBL_0_19.S37" style:family="table-cell">
      <style:table-cell-properties style:vertical-align="top" fo:wrap-option="wrap" style:shrink-to-fit="false"/>
    </style:style>
    <style:style style:name="TBL_5f_0_5f_19.S38" style:display-name="TBL_0_19.S38" style:family="table-cell">
      <style:table-cell-properties style:vertical-align="top" fo:wrap-option="wrap" style:shrink-to-fit="false"/>
    </style:style>
    <style:style style:name="TBL_5f_0_5f_19.S39" style:display-name="TBL_0_19.S39" style:family="table-cell">
      <style:table-cell-properties style:vertical-align="top" fo:wrap-option="wrap" style:shrink-to-fit="false"/>
    </style:style>
    <style:style style:name="TBL_5f_0_5f_19.S40" style:display-name="TBL_0_19.S40" style:family="table-cell">
      <style:table-cell-properties style:vertical-align="top" fo:wrap-option="wrap" style:shrink-to-fit="false"/>
    </style:style>
    <style:style style:name="TBL_5f_0_5f_19.S41" style:display-name="TBL_0_19.S41" style:family="table-cell">
      <style:table-cell-properties style:vertical-align="top" fo:wrap-option="wrap" style:shrink-to-fit="false"/>
    </style:style>
    <style:style style:name="TBL_5f_0_5f_19.S42" style:display-name="TBL_0_19.S42" style:family="table-cell">
      <style:table-cell-properties style:vertical-align="top" fo:wrap-option="wrap" style:shrink-to-fit="false"/>
    </style:style>
    <style:style style:name="TBL_5f_0_5f_19.S43" style:display-name="TBL_0_19.S43" style:family="table-cell">
      <style:table-cell-properties style:vertical-align="top" fo:wrap-option="wrap" style:shrink-to-fit="false"/>
    </style:style>
    <style:style style:name="TBL_5f_0_5f_19.S44" style:display-name="TBL_0_19.S44" style:family="table-cell">
      <style:table-cell-properties style:vertical-align="top" fo:wrap-option="wrap" style:shrink-to-fit="false"/>
    </style:style>
    <style:style style:name="TBL_5f_0_5f_20" style:display-name="TBL_0_20" style:family="table" style:master-page-name="master_5f_0">
      <style:table-properties style:width="58.242cm" style:page-number="auto" fo:break-before="page" table:align="left"/>
    </style:style>
    <style:style style:name="TBL_5f_0_5f_20.A" style:display-name="TBL_0_20.A" style:family="table-column">
      <style:table-column-properties style:column-width="3.494cm"/>
    </style:style>
    <style:style style:name="TBL_5f_0_5f_20.B" style:display-name="TBL_0_20.B" style:family="table-column">
      <style:table-column-properties style:column-width="8.798cm"/>
    </style:style>
    <style:style style:name="TBL_5f_0_5f_20.C" style:display-name="TBL_0_20.C" style:family="table-column">
      <style:table-column-properties style:column-width="9.029cm"/>
    </style:style>
    <style:style style:name="TBL_5f_0_5f_20.D" style:display-name="TBL_0_20.D" style:family="table-column">
      <style:table-column-properties style:column-width="13.339cm"/>
    </style:style>
    <style:style style:name="TBL_5f_0_5f_20.E" style:display-name="TBL_0_20.E" style:family="table-column">
      <style:table-column-properties style:column-width="1.605cm"/>
    </style:style>
    <style:style style:name="TBL_5f_0_5f_20.F" style:display-name="TBL_0_20.F" style:family="table-column">
      <style:table-column-properties style:column-width="2.32cm"/>
    </style:style>
    <style:style style:name="TBL_5f_0_5f_20.G" style:display-name="TBL_0_20.G" style:family="table-column">
      <style:table-column-properties style:column-width="2.193cm"/>
    </style:style>
    <style:style style:name="TBL_5f_0_5f_20.H" style:display-name="TBL_0_20.H" style:family="table-column">
      <style:table-column-properties style:column-width="1.427cm"/>
    </style:style>
    <style:style style:name="TBL_5f_0_5f_20.I" style:display-name="TBL_0_20.I" style:family="table-column">
      <style:table-column-properties style:column-width="1.785cm"/>
    </style:style>
    <style:style style:name="TBL_5f_0_5f_20.J" style:display-name="TBL_0_20.J" style:family="table-column">
      <style:table-column-properties style:column-width="1.681cm"/>
    </style:style>
    <style:style style:name="TBL_5f_0_5f_20.L" style:display-name="TBL_0_20.L" style:family="table-column">
      <style:table-column-properties style:column-width="1.554cm"/>
    </style:style>
    <style:style style:name="TBL_5f_0_5f_20.O" style:display-name="TBL_0_20.O" style:family="table-column">
      <style:table-column-properties style:column-width="1.58cm"/>
    </style:style>
    <style:style style:name="TBL_5f_0_5f_20.P" style:display-name="TBL_0_20.P" style:family="table-column">
      <style:table-column-properties style:column-width="1.656cm"/>
    </style:style>
    <style:style style:name="TBL_5f_0_5f_20.Q" style:display-name="TBL_0_20.Q" style:family="table-column">
      <style:table-column-properties style:column-width="1.402cm"/>
    </style:style>
    <style:style style:name="TBL_5f_0_5f_20.R" style:display-name="TBL_0_20.R" style:family="table-column">
      <style:table-column-properties style:column-width="1.478cm"/>
    </style:style>
    <style:style style:name="TBL_5f_0_5f_20.S" style:display-name="TBL_0_20.S" style:family="table-column">
      <style:table-column-properties style:column-width="0.06cm"/>
    </style:style>
    <style:style style:name="TBL_5f_0_5f_20.1" style:display-name="TBL_0_20.1" style:family="table-row">
      <style:table-row-properties style:row-height="0.457cm" style:use-optimal-row-height="false"/>
    </style:style>
    <style:style style:name="TBL_5f_0_5f_20.A1" style:display-name="TBL_0_2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0.B1" style:display-name="TBL_0_2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E1" style:display-name="TBL_0_2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S1" style:display-name="TBL_0_20.S1" style:family="table-cell">
      <style:table-cell-properties style:vertical-align="top" fo:wrap-option="wrap" style:shrink-to-fit="false"/>
    </style:style>
    <style:style style:name="TBL_5f_0_5f_20.S2" style:display-name="TBL_0_20.S2" style:family="table-cell">
      <style:table-cell-properties style:vertical-align="top" fo:wrap-option="wrap" style:shrink-to-fit="false"/>
    </style:style>
    <style:style style:name="TBL_5f_0_5f_20.S3" style:display-name="TBL_0_20.S3" style:family="table-cell">
      <style:table-cell-properties style:vertical-align="top" fo:wrap-option="wrap" style:shrink-to-fit="false"/>
    </style:style>
    <style:style style:name="TBL_5f_0_5f_20.S4" style:display-name="TBL_0_20.S4" style:family="table-cell">
      <style:table-cell-properties style:vertical-align="top" fo:wrap-option="wrap" style:shrink-to-fit="false"/>
    </style:style>
    <style:style style:name="TBL_5f_0_5f_20.S5" style:display-name="TBL_0_20.S5" style:family="table-cell">
      <style:table-cell-properties style:vertical-align="top" fo:wrap-option="wrap" style:shrink-to-fit="false"/>
    </style:style>
    <style:style style:name="TBL_5f_0_5f_20.S6" style:display-name="TBL_0_20.S6" style:family="table-cell">
      <style:table-cell-properties style:vertical-align="top" fo:wrap-option="wrap" style:shrink-to-fit="false"/>
    </style:style>
    <style:style style:name="TBL_5f_0_5f_20.S7" style:display-name="TBL_0_20.S7" style:family="table-cell">
      <style:table-cell-properties style:vertical-align="top" fo:wrap-option="wrap" style:shrink-to-fit="false"/>
    </style:style>
    <style:style style:name="TBL_5f_0_5f_20.S8" style:display-name="TBL_0_20.S8" style:family="table-cell">
      <style:table-cell-properties style:vertical-align="top" fo:wrap-option="wrap" style:shrink-to-fit="false"/>
    </style:style>
    <style:style style:name="TBL_5f_0_5f_20.S9" style:display-name="TBL_0_20.S9" style:family="table-cell">
      <style:table-cell-properties style:vertical-align="top" fo:wrap-option="wrap" style:shrink-to-fit="false"/>
    </style:style>
    <style:style style:name="TBL_5f_0_5f_20.S10" style:display-name="TBL_0_20.S10" style:family="table-cell">
      <style:table-cell-properties style:vertical-align="top" fo:wrap-option="wrap" style:shrink-to-fit="false"/>
    </style:style>
    <style:style style:name="TBL_5f_0_5f_20.S11" style:display-name="TBL_0_20.S11" style:family="table-cell">
      <style:table-cell-properties style:vertical-align="top" fo:wrap-option="wrap" style:shrink-to-fit="false"/>
    </style:style>
    <style:style style:name="TBL_5f_0_5f_20.S12" style:display-name="TBL_0_20.S12" style:family="table-cell">
      <style:table-cell-properties style:vertical-align="top" fo:wrap-option="wrap" style:shrink-to-fit="false"/>
    </style:style>
    <style:style style:name="TBL_5f_0_5f_20.S13" style:display-name="TBL_0_20.S13" style:family="table-cell">
      <style:table-cell-properties style:vertical-align="top" fo:wrap-option="wrap" style:shrink-to-fit="false"/>
    </style:style>
    <style:style style:name="TBL_5f_0_5f_20.S14" style:display-name="TBL_0_20.S14" style:family="table-cell">
      <style:table-cell-properties style:vertical-align="top" fo:wrap-option="wrap" style:shrink-to-fit="false"/>
    </style:style>
    <style:style style:name="TBL_5f_0_5f_20.S15" style:display-name="TBL_0_20.S15" style:family="table-cell">
      <style:table-cell-properties style:vertical-align="top" fo:wrap-option="wrap" style:shrink-to-fit="false"/>
    </style:style>
    <style:style style:name="TBL_5f_0_5f_20.S16" style:display-name="TBL_0_20.S16" style:family="table-cell">
      <style:table-cell-properties style:vertical-align="top" fo:wrap-option="wrap" style:shrink-to-fit="false"/>
    </style:style>
    <style:style style:name="TBL_5f_0_5f_20.S17" style:display-name="TBL_0_20.S17" style:family="table-cell">
      <style:table-cell-properties style:vertical-align="top" fo:wrap-option="wrap" style:shrink-to-fit="false"/>
    </style:style>
    <style:style style:name="TBL_5f_0_5f_20.S18" style:display-name="TBL_0_20.S18" style:family="table-cell">
      <style:table-cell-properties style:vertical-align="top" fo:wrap-option="wrap" style:shrink-to-fit="false"/>
    </style:style>
    <style:style style:name="TBL_5f_0_5f_20.S19" style:display-name="TBL_0_20.S19" style:family="table-cell">
      <style:table-cell-properties style:vertical-align="top" fo:wrap-option="wrap" style:shrink-to-fit="false"/>
    </style:style>
    <style:style style:name="TBL_5f_0_5f_20.S20" style:display-name="TBL_0_20.S20" style:family="table-cell">
      <style:table-cell-properties style:vertical-align="top" fo:wrap-option="wrap" style:shrink-to-fit="false"/>
    </style:style>
    <style:style style:name="TBL_5f_0_5f_20.S21" style:display-name="TBL_0_20.S21" style:family="table-cell">
      <style:table-cell-properties style:vertical-align="top" fo:wrap-option="wrap" style:shrink-to-fit="false"/>
    </style:style>
    <style:style style:name="TBL_5f_0_5f_20.S22" style:display-name="TBL_0_20.S22" style:family="table-cell">
      <style:table-cell-properties style:vertical-align="top" fo:wrap-option="wrap" style:shrink-to-fit="false"/>
    </style:style>
    <style:style style:name="TBL_5f_0_5f_20.S23" style:display-name="TBL_0_20.S23" style:family="table-cell">
      <style:table-cell-properties style:vertical-align="top" fo:wrap-option="wrap" style:shrink-to-fit="false"/>
    </style:style>
    <style:style style:name="TBL_5f_0_5f_20.S24" style:display-name="TBL_0_20.S24" style:family="table-cell">
      <style:table-cell-properties style:vertical-align="top" fo:wrap-option="wrap" style:shrink-to-fit="false"/>
    </style:style>
    <style:style style:name="TBL_5f_0_5f_20.S25" style:display-name="TBL_0_20.S25" style:family="table-cell">
      <style:table-cell-properties style:vertical-align="top" fo:wrap-option="wrap" style:shrink-to-fit="false"/>
    </style:style>
    <style:style style:name="TBL_5f_0_5f_20.S26" style:display-name="TBL_0_20.S26" style:family="table-cell">
      <style:table-cell-properties style:vertical-align="top" fo:wrap-option="wrap" style:shrink-to-fit="false"/>
    </style:style>
    <style:style style:name="TBL_5f_0_5f_20.S27" style:display-name="TBL_0_20.S27" style:family="table-cell">
      <style:table-cell-properties style:vertical-align="top" fo:wrap-option="wrap" style:shrink-to-fit="false"/>
    </style:style>
    <style:style style:name="TBL_5f_0_5f_20.S28" style:display-name="TBL_0_20.S28" style:family="table-cell">
      <style:table-cell-properties style:vertical-align="top" fo:wrap-option="wrap" style:shrink-to-fit="false"/>
    </style:style>
    <style:style style:name="TBL_5f_0_5f_20.S29" style:display-name="TBL_0_20.S29" style:family="table-cell">
      <style:table-cell-properties style:vertical-align="top" fo:wrap-option="wrap" style:shrink-to-fit="false"/>
    </style:style>
    <style:style style:name="TBL_5f_0_5f_20.S30" style:display-name="TBL_0_20.S30" style:family="table-cell">
      <style:table-cell-properties style:vertical-align="top" fo:wrap-option="wrap" style:shrink-to-fit="false"/>
    </style:style>
    <style:style style:name="TBL_5f_0_5f_20.31" style:display-name="TBL_0_20.31" style:family="table-row">
      <style:table-row-properties style:row-height="0.762cm" style:use-optimal-row-height="false"/>
    </style:style>
    <style:style style:name="TBL_5f_0_5f_20.A31" style:display-name="TBL_0_20.A31" style:family="table-cell">
      <style:table-cell-properties style:vertical-align="middle" fo:padding="0cm" fo:border-left="0.5pt solid #000000" fo:border-right="0.5pt solid #000000" fo:border-top="none" fo:border-bottom="0.5pt solid #000000" fo:wrap-option="wrap" style:shrink-to-fit="false"/>
    </style:style>
    <style:style style:name="TBL_5f_0_5f_20.C31" style:display-name="TBL_0_20.C31" style:family="table-cell">
      <style:table-cell-properties style:vertical-align="middle" fo:padding="0cm" fo:border-left="none" fo:border-right="0.5pt solid #000000" fo:border-top="none" fo:border-bottom="0.5pt solid #000000" fo:wrap-option="wrap" style:shrink-to-fit="false"/>
    </style:style>
    <style:style style:name="TBL_5f_0_5f_20.S31" style:display-name="TBL_0_20.S31" style:family="table-cell">
      <style:table-cell-properties style:vertical-align="top" fo:wrap-option="wrap" style:shrink-to-fit="false"/>
    </style:style>
    <style:style style:name="TBL_5f_0_5f_20.32" style:display-name="TBL_0_20.32" style:family="table-row">
      <style:table-row-properties style:row-height="0.508cm" style:use-optimal-row-height="false"/>
    </style:style>
    <style:style style:name="TBL_5f_0_5f_20.A32" style:display-name="TBL_0_20.A32" style:family="table-cell">
      <style:table-cell-properties style:vertical-align="top" fo:padding="0cm" fo:border="none" fo:wrap-option="wrap" style:shrink-to-fit="false"/>
    </style:style>
    <style:style style:name="TBL_5f_0_5f_20.33" style:display-name="TBL_0_20.33" style:family="table-row">
      <style:table-row-properties style:row-height="4.75cm" style:use-optimal-row-height="fals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row table:style-name="TBL_5f_0_5f_0.1">
          <table:table-cell table:style-name="TBL_5f_0_5f_0.A1" office:value-type="string">
            <text:p text:style-name="P2"><text:bookmark text:name="JR_PAGE_ANCHOR_0_1"/>Mes/Ano de Referencia:</text:p>
          </table:table-cell>
          <table:table-cell table:style-name="TBL_5f_0_5f_0.A1" table:number-columns-spanned="18" office:value-type="string">
            <text:p text:style-name="P2">Jun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  <table:table-cell table:style-name="TBL_5f_0_5f_0.S41" office:value-type="string">
            <text:p text:style-name="Standard"/>
          </table:table-cell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454</text:p>
          </table:table-cell>
          <table:table-cell table:style-name="TBL_5f_0_5f_0.B5" office:value-type="string">
            <text:p text:style-name="P7">ADALBERTO MENDES DE OLIVEIRA NETO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ESPECIAL CIVEL E CRIMINAL - ESTANCIA </text:p>
          </table:table-cell>
          <table:table-cell table:style-name="TBL_5f_0_5f_0.E5" office:value-type="string">
            <text:p text:style-name="P8">6.545,32</text:p>
          </table:table-cell>
          <table:table-cell table:style-name="TBL_5f_0_5f_0.E5" office:value-type="string">
            <text:p text:style-name="P8">1.309,0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989,9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98,78</text:p>
          </table:table-cell>
          <table:table-cell table:style-name="TBL_5f_0_5f_0.E5" office:value-type="string">
            <text:p text:style-name="P8">13.443,12</text:p>
          </table:table-cell>
          <table:table-cell table:style-name="TBL_5f_0_5f_0.E5" office:value-type="string">
            <text:p text:style-name="P8">1.021,07</text:p>
          </table:table-cell>
          <table:table-cell table:style-name="TBL_5f_0_5f_0.E5" office:value-type="string">
            <text:p text:style-name="P8">853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74,46</text:p>
          </table:table-cell>
          <table:table-cell table:style-name="TBL_5f_0_5f_0.E5" office:value-type="string">
            <text:p text:style-name="P8">11.568,66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741</text:p>
          </table:table-cell>
          <table:table-cell table:style-name="TBL_5f_0_5f_0.B5" office:value-type="string">
            <text:p text:style-name="P7">ADEILDO JOSE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PERICIA CONTABIL - GAAE</text:p>
          </table:table-cell>
          <table:table-cell table:style-name="TBL_5f_0_5f_0.E5" office:value-type="string">
            <text:p text:style-name="P8">4.891,05</text:p>
          </table:table-cell>
          <table:table-cell table:style-name="TBL_5f_0_5f_0.E5" office:value-type="string">
            <text:p text:style-name="P8">1.956,4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35,4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94,71</text:p>
          </table:table-cell>
          <table:table-cell table:style-name="TBL_5f_0_5f_0.E5" office:value-type="string">
            <text:p text:style-name="P8">11.577,63</text:p>
          </table:table-cell>
          <table:table-cell table:style-name="TBL_5f_0_5f_0.E5" office:value-type="string">
            <text:p text:style-name="P8">890,17</text:p>
          </table:table-cell>
          <table:table-cell table:style-name="TBL_5f_0_5f_0.E5" office:value-type="string">
            <text:p text:style-name="P8">612,4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502,66</text:p>
          </table:table-cell>
          <table:table-cell table:style-name="TBL_5f_0_5f_0.E5" office:value-type="string">
            <text:p text:style-name="P8">10.074,97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436</text:p>
          </table:table-cell>
          <table:table-cell table:style-name="TBL_5f_0_5f_0.B5" office:value-type="string">
            <text:p text:style-name="P7">ADEILTON CARLOS DOS SANTOS</text:p>
          </table:table-cell>
          <table:table-cell table:style-name="TBL_5f_0_5f_0.B5" office:value-type="string">
            <text:p text:style-name="P7">AUXILIAR DE SERVIÇOS GERAIS - requisitado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46,6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20,90</text:p>
          </table:table-cell>
          <table:table-cell table:style-name="TBL_5f_0_5f_0.E5" office:value-type="string">
            <text:p text:style-name="P8">1.967,52</text:p>
          </table:table-cell>
          <table:table-cell table:style-name="TBL_5f_0_5f_0.E5" office:value-type="string">
            <text:p text:style-name="P8">75,7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5,73</text:p>
          </table:table-cell>
          <table:table-cell table:style-name="TBL_5f_0_5f_0.E5" office:value-type="string">
            <text:p text:style-name="P8">1.891,79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82</text:p>
          </table:table-cell>
          <table:table-cell table:style-name="TBL_5f_0_5f_0.B5" office:value-type="string">
            <text:p text:style-name="P7">ADEILTON DE OLIVEIRA FIEL</text:p>
          </table:table-cell>
          <table:table-cell table:style-name="TBL_5f_0_5f_0.B5" office:value-type="string">
            <text:p text:style-name="P7">2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401</text:p>
          </table:table-cell>
          <table:table-cell table:style-name="TBL_5f_0_5f_0.B5" office:value-type="string">
            <text:p text:style-name="P7">ADEMILTON DE OLIVEIRA SANTOS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ITABAIAN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94,71</text:p>
          </table:table-cell>
          <table:table-cell table:style-name="TBL_5f_0_5f_0.E5" office:value-type="string">
            <text:p text:style-name="P8">40.263,40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8.395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774,73</text:p>
          </table:table-cell>
          <table:table-cell table:style-name="TBL_5f_0_5f_0.E5" office:value-type="string">
            <text:p text:style-name="P8">27.488,67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66</text:p>
          </table:table-cell>
          <table:table-cell table:style-name="TBL_5f_0_5f_0.B5" office:value-type="string">
            <text:p text:style-name="P7">ADERBAL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33,12</text:p>
          </table:table-cell>
          <table:table-cell table:style-name="TBL_5f_0_5f_0.E5" office:value-type="string">
            <text:p text:style-name="P8">1.633,1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33,12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875</text:p>
          </table:table-cell>
          <table:table-cell table:style-name="TBL_5f_0_5f_0.B5" office:value-type="string">
            <text:p text:style-name="P7">ADIEL FEITOSA LEITE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NINDE DO SAO FRANCISCO </text:p>
          </table:table-cell>
          <table:table-cell table:style-name="TBL_5f_0_5f_0.E5" office:value-type="string">
            <text:p text:style-name="P8">3.386,69</text:p>
          </table:table-cell>
          <table:table-cell table:style-name="TBL_5f_0_5f_0.E5" office:value-type="string">
            <text:p text:style-name="P8">267,2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217,9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947,83</text:p>
          </table:table-cell>
          <table:table-cell table:style-name="TBL_5f_0_5f_0.E5" office:value-type="string">
            <text:p text:style-name="P8">7.819,70</text:p>
          </table:table-cell>
          <table:table-cell table:style-name="TBL_5f_0_5f_0.E5" office:value-type="string">
            <text:p text:style-name="P8">475,01</text:p>
          </table:table-cell>
          <table:table-cell table:style-name="TBL_5f_0_5f_0.E5" office:value-type="string">
            <text:p text:style-name="P8">135,3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10,32</text:p>
          </table:table-cell>
          <table:table-cell table:style-name="TBL_5f_0_5f_0.E5" office:value-type="string">
            <text:p text:style-name="P8">7.684,39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2042</text:p>
          </table:table-cell>
          <table:table-cell table:style-name="TBL_5f_0_5f_0.B5" office:value-type="string">
            <text:p text:style-name="P7">ADLER DE OLIVEIRA SANTOS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ROD. DE SOFTWARE/DTI</text:p>
          </table:table-cell>
          <table:table-cell table:style-name="TBL_5f_0_5f_0.E5" office:value-type="string">
            <text:p text:style-name="P8">6.174,83</text:p>
          </table:table-cell>
          <table:table-cell table:style-name="TBL_5f_0_5f_0.E5" office:value-type="string">
            <text:p text:style-name="P8">324,8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66,5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35,39</text:p>
          </table:table-cell>
          <table:table-cell table:style-name="TBL_5f_0_5f_0.E5" office:value-type="string">
            <text:p text:style-name="P8">10.401,56</text:p>
          </table:table-cell>
          <table:table-cell table:style-name="TBL_5f_0_5f_0.E5" office:value-type="string">
            <text:p text:style-name="P8">844,95</text:p>
          </table:table-cell>
          <table:table-cell table:style-name="TBL_5f_0_5f_0.E5" office:value-type="string">
            <text:p text:style-name="P8">1.281,4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26,43</text:p>
          </table:table-cell>
          <table:table-cell table:style-name="TBL_5f_0_5f_0.E5" office:value-type="string">
            <text:p text:style-name="P8">8.275,13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409</text:p>
          </table:table-cell>
          <table:table-cell table:style-name="TBL_5f_0_5f_0.B5" office:value-type="string">
            <text:p text:style-name="P7">ADNA CRISTINA DE CARVALHO VILANO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TURMA RECURSAL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1.239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35,39</text:p>
          </table:table-cell>
          <table:table-cell table:style-name="TBL_5f_0_5f_0.E5" office:value-type="string">
            <text:p text:style-name="P8">11.238,20</text:p>
          </table:table-cell>
          <table:table-cell table:style-name="TBL_5f_0_5f_0.E5" office:value-type="string">
            <text:p text:style-name="P8">1.235,37</text:p>
          </table:table-cell>
          <table:table-cell table:style-name="TBL_5f_0_5f_0.E5" office:value-type="string">
            <text:p text:style-name="P8">1.404,1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639,56</text:p>
          </table:table-cell>
          <table:table-cell table:style-name="TBL_5f_0_5f_0.E5" office:value-type="string">
            <text:p text:style-name="P8">8.598,64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247</text:p>
          </table:table-cell>
          <table:table-cell table:style-name="TBL_5f_0_5f_0.B5" office:value-type="string">
            <text:p text:style-name="P7">ADRIANA DOS SANTOS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MARUIM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46,6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20,90</text:p>
          </table:table-cell>
          <table:table-cell table:style-name="TBL_5f_0_5f_0.E5" office:value-type="string">
            <text:p text:style-name="P8">1.967,52</text:p>
          </table:table-cell>
          <table:table-cell table:style-name="TBL_5f_0_5f_0.E5" office:value-type="string">
            <text:p text:style-name="P8">75,7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5,73</text:p>
          </table:table-cell>
          <table:table-cell table:style-name="TBL_5f_0_5f_0.E5" office:value-type="string">
            <text:p text:style-name="P8">1.891,79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435</text:p>
          </table:table-cell>
          <table:table-cell table:style-name="TBL_5f_0_5f_0.B5" office:value-type="string">
            <text:p text:style-name="P7">ADRIANA FREIRE DE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- CAPELA</text:p>
          </table:table-cell>
          <table:table-cell table:style-name="TBL_5f_0_5f_0.E5" office:value-type="string">
            <text:p text:style-name="P8">6.545,32</text:p>
          </table:table-cell>
          <table:table-cell table:style-name="TBL_5f_0_5f_0.E5" office:value-type="string">
            <text:p text:style-name="P8">981,8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08,5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98,76</text:p>
          </table:table-cell>
          <table:table-cell table:style-name="TBL_5f_0_5f_0.E5" office:value-type="string">
            <text:p text:style-name="P8">12.734,42</text:p>
          </table:table-cell>
          <table:table-cell table:style-name="TBL_5f_0_5f_0.E5" office:value-type="string">
            <text:p text:style-name="P8">978,53</text:p>
          </table:table-cell>
          <table:table-cell table:style-name="TBL_5f_0_5f_0.E5" office:value-type="string">
            <text:p text:style-name="P8">931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10,03</text:p>
          </table:table-cell>
          <table:table-cell table:style-name="TBL_5f_0_5f_0.E5" office:value-type="string">
            <text:p text:style-name="P8">10.824,39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2000</text:p>
          </table:table-cell>
          <table:table-cell table:style-name="TBL_5f_0_5f_0.B5" office:value-type="string">
            <text:p text:style-name="P7">ADRIANA NUNES SANTOS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MPO DO BRITO </text:p>
          </table:table-cell>
          <table:table-cell table:style-name="TBL_5f_0_5f_0.E5" office:value-type="string">
            <text:p text:style-name="P8">3.194,99</text:p>
          </table:table-cell>
          <table:table-cell table:style-name="TBL_5f_0_5f_0.E5" office:value-type="string">
            <text:p text:style-name="P8">168,0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43,60</text:p>
          </table:table-cell>
          <table:table-cell table:style-name="TBL_5f_0_5f_0.E5" office:value-type="string">
            <text:p text:style-name="P8">5.706,65</text:p>
          </table:table-cell>
          <table:table-cell table:style-name="TBL_5f_0_5f_0.E5" office:value-type="string">
            <text:p text:style-name="P8">437,20</text:p>
          </table:table-cell>
          <table:table-cell table:style-name="TBL_5f_0_5f_0.E5" office:value-type="string">
            <text:p text:style-name="P8">84,0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21,28</text:p>
          </table:table-cell>
          <table:table-cell table:style-name="TBL_5f_0_5f_0.E5" office:value-type="string">
            <text:p text:style-name="P8">5.185,37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623</text:p>
          </table:table-cell>
          <table:table-cell table:style-name="TBL_5f_0_5f_0.B5" office:value-type="string">
            <text:p text:style-name="P7">ADRIANA RIBEIRO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ÇA AUXILIAR DE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90,57</text:p>
          </table:table-cell>
          <table:table-cell table:style-name="TBL_5f_0_5f_0.E5" office:value-type="string">
            <text:p text:style-name="P8">35.679,68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7.190,7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570,34</text:p>
          </table:table-cell>
          <table:table-cell table:style-name="TBL_5f_0_5f_0.E5" office:value-type="string">
            <text:p text:style-name="P8">24.109,34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781</text:p>
          </table:table-cell>
          <table:table-cell table:style-name="TBL_5f_0_5f_0.B5" office:value-type="string">
            <text:p text:style-name="P7">ADRIANA SICUPIRA PEREGRINO BRAGA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ONSELHO NACIONAL DO MINISTÉRIO PÚBLICO</text:p>
          </table:table-cell>
          <table:table-cell table:style-name="TBL_5f_0_5f_0.E5" office:value-type="string">
            <text:p text:style-name="P8">5.092,34</text:p>
          </table:table-cell>
          <table:table-cell table:style-name="TBL_5f_0_5f_0.E5" office:value-type="string">
            <text:p text:style-name="P8">1.018,4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90,57</text:p>
          </table:table-cell>
          <table:table-cell table:style-name="TBL_5f_0_5f_0.E5" office:value-type="string">
            <text:p text:style-name="P8">8.101,38</text:p>
          </table:table-cell>
          <table:table-cell table:style-name="TBL_5f_0_5f_0.E5" office:value-type="string">
            <text:p text:style-name="P8">794,41</text:p>
          </table:table-cell>
          <table:table-cell table:style-name="TBL_5f_0_5f_0.E5" office:value-type="string">
            <text:p text:style-name="P8">592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87,06</text:p>
          </table:table-cell>
          <table:table-cell table:style-name="TBL_5f_0_5f_0.E5" office:value-type="string">
            <text:p text:style-name="P8">6.714,32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230</text:p>
          </table:table-cell>
          <table:table-cell table:style-name="TBL_5f_0_5f_0.B5" office:value-type="string">
            <text:p text:style-name="P7">ADRIANO CARVALHO SOUZ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3ª PROCURADORIA DE JUSTICA (2ª CAMARA CIVEL)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1.239,50</text:p>
          </table:table-cell>
          <table:table-cell table:style-name="TBL_5f_0_5f_0.E5" office:value-type="string">
            <text:p text:style-name="P8">10.312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90,57</text:p>
          </table:table-cell>
          <table:table-cell table:style-name="TBL_5f_0_5f_0.E5" office:value-type="string">
            <text:p text:style-name="P8">21.806,05</text:p>
          </table:table-cell>
          <table:table-cell table:style-name="TBL_5f_0_5f_0.E5" office:value-type="string">
            <text:p text:style-name="P8">1.235,37</text:p>
          </table:table-cell>
          <table:table-cell table:style-name="TBL_5f_0_5f_0.E5" office:value-type="string">
            <text:p text:style-name="P8">4.188,0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423,40</text:p>
          </table:table-cell>
          <table:table-cell table:style-name="TBL_5f_0_5f_0.E5" office:value-type="string">
            <text:p text:style-name="P8">16.382,65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2160</text:p>
          </table:table-cell>
          <table:table-cell table:style-name="TBL_5f_0_5f_0.B5" office:value-type="string">
            <text:p text:style-name="P7">ADRIANO SANTOS</text:p>
          </table:table-cell>
          <table:table-cell table:style-name="TBL_5f_0_5f_0.B5" office:value-type="string">
            <text:p text:style-name="P7">SOLDADO - requistado -BESP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359</text:p>
          </table:table-cell>
          <table:table-cell table:style-name="TBL_5f_0_5f_0.B5" office:value-type="string">
            <text:p text:style-name="P7">ADRIANO SANTOS DE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46,6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20,90</text:p>
          </table:table-cell>
          <table:table-cell table:style-name="TBL_5f_0_5f_0.E5" office:value-type="string">
            <text:p text:style-name="P8">1.967,52</text:p>
          </table:table-cell>
          <table:table-cell table:style-name="TBL_5f_0_5f_0.E5" office:value-type="string">
            <text:p text:style-name="P8">75,7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5,73</text:p>
          </table:table-cell>
          <table:table-cell table:style-name="TBL_5f_0_5f_0.E5" office:value-type="string">
            <text:p text:style-name="P8">1.891,79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667</text:p>
          </table:table-cell>
          <table:table-cell table:style-name="TBL_5f_0_5f_0.B5" office:value-type="string">
            <text:p text:style-name="P7">ADRIANO ULISSES DEDA CHAGAS DE MEL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GRUPO DE APOIO OPERACIONAL - SEC. GERAL</text:p>
          </table:table-cell>
          <table:table-cell table:style-name="TBL_5f_0_5f_0.E5" office:value-type="string">
            <text:p text:style-name="P8">2.843,53</text:p>
          </table:table-cell>
          <table:table-cell table:style-name="TBL_5f_0_5f_0.E5" office:value-type="string">
            <text:p text:style-name="P8">299,1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35,39</text:p>
          </table:table-cell>
          <table:table-cell table:style-name="TBL_5f_0_5f_0.E5" office:value-type="string">
            <text:p text:style-name="P8">4.878,06</text:p>
          </table:table-cell>
          <table:table-cell table:style-name="TBL_5f_0_5f_0.E5" office:value-type="string">
            <text:p text:style-name="P8">408,55</text:p>
          </table:table-cell>
          <table:table-cell table:style-name="TBL_5f_0_5f_0.E5" office:value-type="string">
            <text:p text:style-name="P8">48,0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56,59</text:p>
          </table:table-cell>
          <table:table-cell table:style-name="TBL_5f_0_5f_0.E5" office:value-type="string">
            <text:p text:style-name="P8">4.421,47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712</text:p>
          </table:table-cell>
          <table:table-cell table:style-name="TBL_5f_0_5f_0.B5" office:value-type="string">
            <text:p text:style-name="P7">ADSON ALBERTO CARDOSO DE CARVALH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LAGARTO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90,57</text:p>
          </table:table-cell>
          <table:table-cell table:style-name="TBL_5f_0_5f_0.E5" office:value-type="string">
            <text:p text:style-name="P8">33.995,22</text:p>
          </table:table-cell>
          <table:table-cell table:style-name="TBL_5f_0_5f_0.E5" office:value-type="string">
            <text:p text:style-name="P8">4.160,60</text:p>
          </table:table-cell>
          <table:table-cell table:style-name="TBL_5f_0_5f_0.E5" office:value-type="string">
            <text:p text:style-name="P8">6.043,3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0.203,97</text:p>
          </table:table-cell>
          <table:table-cell table:style-name="TBL_5f_0_5f_0.E5" office:value-type="string">
            <text:p text:style-name="P8">23.791,25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511</text:p>
          </table:table-cell>
          <table:table-cell table:style-name="TBL_5f_0_5f_0.B5" office:value-type="string">
            <text:p text:style-name="P7">AGMARIO FABIANO SANTOS CONCEICAO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493</text:p>
          </table:table-cell>
          <table:table-cell table:style-name="TBL_5f_0_5f_0.B5" office:value-type="string">
            <text:p text:style-name="P7">AGNALDO SILVA SANTOS</text:p>
          </table:table-cell>
          <table:table-cell table:style-name="TBL_5f_0_5f_0.B5" office:value-type="string">
            <text:p text:style-name="P7">MOTORISTA OFICI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33,12</text:p>
          </table:table-cell>
          <table:table-cell table:style-name="TBL_5f_0_5f_0.E5" office:value-type="string">
            <text:p text:style-name="P8">1.633,1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33,12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2183</text:p>
          </table:table-cell>
          <table:table-cell table:style-name="TBL_5f_0_5f_0.B5" office:value-type="string">
            <text:p text:style-name="P7">AILA BATISTA DE OLIVEIRA</text:p>
          </table:table-cell>
          <table:table-cell table:style-name="TBL_5f_0_5f_0.B5" office:value-type="string">
            <text:p text:style-name="P7">ASSESSOR OPERACIONAL FUNCIONAL </text:p>
          </table:table-cell>
          <table:table-cell table:style-name="TBL_5f_0_5f_0.B5" office:value-type="string">
            <text:p text:style-name="P7">ASSESSORIA DO PROCURADOR-GERAL DE JUSTIC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899,2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35,39</text:p>
          </table:table-cell>
          <table:table-cell table:style-name="TBL_5f_0_5f_0.E5" office:value-type="string">
            <text:p text:style-name="P8">13.634,62</text:p>
          </table:table-cell>
          <table:table-cell table:style-name="TBL_5f_0_5f_0.E5" office:value-type="string">
            <text:p text:style-name="P8">642,34</text:p>
          </table:table-cell>
          <table:table-cell table:style-name="TBL_5f_0_5f_0.E5" office:value-type="string">
            <text:p text:style-name="P8">2.174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16,49</text:p>
          </table:table-cell>
          <table:table-cell table:style-name="TBL_5f_0_5f_0.E5" office:value-type="string">
            <text:p text:style-name="P8">10.818,13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149</text:p>
          </table:table-cell>
          <table:table-cell table:style-name="TBL_5f_0_5f_0.B5" office:value-type="string">
            <text:p text:style-name="P7">ALAN FERREIRA HO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46,6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0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20,90</text:p>
          </table:table-cell>
          <table:table-cell table:style-name="TBL_5f_0_5f_0.E5" office:value-type="string">
            <text:p text:style-name="P8">2.267,52</text:p>
          </table:table-cell>
          <table:table-cell table:style-name="TBL_5f_0_5f_0.E5" office:value-type="string">
            <text:p text:style-name="P8">99,7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9,73</text:p>
          </table:table-cell>
          <table:table-cell table:style-name="TBL_5f_0_5f_0.E5" office:value-type="string">
            <text:p text:style-name="P8">2.167,79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2138</text:p>
          </table:table-cell>
          <table:table-cell table:style-name="TBL_5f_0_5f_0.B5" office:value-type="string">
            <text:p text:style-name="P7">ALAN VICTOR BATISTA DOS SANTOS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GABINETE DE SEGURANCA INSTITUCIONAL - 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930</text:p>
          </table:table-cell>
          <table:table-cell table:style-name="TBL_5f_0_5f_0.B5" office:value-type="string">
            <text:p text:style-name="P7">ALANNA CORREIA SILVA DE CARVALHO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CRIMINAL - NOSSA SENHORA DO SOCORRO</text:p>
          </table:table-cell>
          <table:table-cell table:style-name="TBL_5f_0_5f_0.E5" office:value-type="string">
            <text:p text:style-name="P8">6.174,83</text:p>
          </table:table-cell>
          <table:table-cell table:style-name="TBL_5f_0_5f_0.E5" office:value-type="string">
            <text:p text:style-name="P8">487,1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72,84</text:p>
          </table:table-cell>
          <table:table-cell table:style-name="TBL_5f_0_5f_0.E5" office:value-type="string">
            <text:p text:style-name="P8">8.634,86</text:p>
          </table:table-cell>
          <table:table-cell table:style-name="TBL_5f_0_5f_0.E5" office:value-type="string">
            <text:p text:style-name="P8">866,06</text:p>
          </table:table-cell>
          <table:table-cell table:style-name="TBL_5f_0_5f_0.E5" office:value-type="string">
            <text:p text:style-name="P8">724,5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590,59</text:p>
          </table:table-cell>
          <table:table-cell table:style-name="TBL_5f_0_5f_0.E5" office:value-type="string">
            <text:p text:style-name="P8">7.044,27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2125</text:p>
          </table:table-cell>
          <table:table-cell table:style-name="TBL_5f_0_5f_0.B5" office:value-type="string">
            <text:p text:style-name="P7">ALBERTO BATISTA SANTOS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85,44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445</text:p>
          </table:table-cell>
          <table:table-cell table:style-name="TBL_5f_0_5f_0.B5" office:value-type="string">
            <text:p text:style-name="P7">ALBERTO RODRIGUES CARDOSO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CONTROLE INTERNO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869,3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35,39</text:p>
          </table:table-cell>
          <table:table-cell table:style-name="TBL_5f_0_5f_0.E5" office:value-type="string">
            <text:p text:style-name="P8">10.868,00</text:p>
          </table:table-cell>
          <table:table-cell table:style-name="TBL_5f_0_5f_0.E5" office:value-type="string">
            <text:p text:style-name="P8">1.187,24</text:p>
          </table:table-cell>
          <table:table-cell table:style-name="TBL_5f_0_5f_0.E5" office:value-type="string">
            <text:p text:style-name="P8">1.315,6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02,86</text:p>
          </table:table-cell>
          <table:table-cell table:style-name="TBL_5f_0_5f_0.E5" office:value-type="string">
            <text:p text:style-name="P8">9.552,38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214</text:p>
          </table:table-cell>
          <table:table-cell table:style-name="TBL_5f_0_5f_0.B5" office:value-type="string">
            <text:p text:style-name="P7">ALBERTO VINICIUS DE MELO SANTOS</text:p>
          </table:table-cell>
          <table:table-cell table:style-name="TBL_5f_0_5f_0.B5" office:value-type="string">
            <text:p text:style-name="P7">PROGRAMADOR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5.092,34</text:p>
          </table:table-cell>
          <table:table-cell table:style-name="TBL_5f_0_5f_0.E5" office:value-type="string">
            <text:p text:style-name="P8">4.487,3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94,71</text:p>
          </table:table-cell>
          <table:table-cell table:style-name="TBL_5f_0_5f_0.E5" office:value-type="string">
            <text:p text:style-name="P8">11.774,36</text:p>
          </table:table-cell>
          <table:table-cell table:style-name="TBL_5f_0_5f_0.E5" office:value-type="string">
            <text:p text:style-name="P8">1.245,35</text:p>
          </table:table-cell>
          <table:table-cell table:style-name="TBL_5f_0_5f_0.E5" office:value-type="string">
            <text:p text:style-name="P8">987,4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232,77</text:p>
          </table:table-cell>
          <table:table-cell table:style-name="TBL_5f_0_5f_0.E5" office:value-type="string">
            <text:p text:style-name="P8">9.541,59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471</text:p>
          </table:table-cell>
          <table:table-cell table:style-name="TBL_5f_0_5f_0.B5" office:value-type="string">
            <text:p text:style-name="P7">ALDELEINE MELHOR BARBOSA</text:p>
          </table:table-cell>
          <table:table-cell table:style-name="TBL_5f_0_5f_0.B5" office:value-type="string">
            <text:p text:style-name="P7">PROMOTOR DE JUSTIÇA DE ENTR. INICIAL</text:p>
          </table:table-cell>
          <table:table-cell table:style-name="TBL_5f_0_5f_0.B5" office:value-type="string">
            <text:p text:style-name="P7">PROMOTORIA DE JUSTICA - FREI PAULO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493,52</text:p>
          </table:table-cell>
          <table:table-cell table:style-name="TBL_5f_0_5f_0.E5" office:value-type="string">
            <text:p text:style-name="P8">1.735,39</text:p>
          </table:table-cell>
          <table:table-cell table:style-name="TBL_5f_0_5f_0.E5" office:value-type="string">
            <text:p text:style-name="P8">35.233,56</text:p>
          </table:table-cell>
          <table:table-cell table:style-name="TBL_5f_0_5f_0.E5" office:value-type="string">
            <text:p text:style-name="P8">4.160,60</text:p>
          </table:table-cell>
          <table:table-cell table:style-name="TBL_5f_0_5f_0.E5" office:value-type="string">
            <text:p text:style-name="P8">7.146,3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306,93</text:p>
          </table:table-cell>
          <table:table-cell table:style-name="TBL_5f_0_5f_0.E5" office:value-type="string">
            <text:p text:style-name="P8">23.926,63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62</text:p>
          </table:table-cell>
          <table:table-cell table:style-name="TBL_5f_0_5f_0.B5" office:value-type="string">
            <text:p text:style-name="P7">ALDO SOUZA ARAGA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CA DISTRITAL -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352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2.194,71</text:p>
          </table:table-cell>
          <table:table-cell table:style-name="TBL_5f_0_5f_0.E5" office:value-type="string">
            <text:p text:style-name="P8">51.605,40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11.514,2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5.893,78</text:p>
          </table:table-cell>
          <table:table-cell table:style-name="TBL_5f_0_5f_0.E5" office:value-type="string">
            <text:p text:style-name="P8">35.711,62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287</text:p>
          </table:table-cell>
          <table:table-cell table:style-name="TBL_5f_0_5f_0.B5" office:value-type="string">
            <text:p text:style-name="P7">ALESSANDRA ALVES DE OLIVEIRA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- ESTANCIA</text:p>
          </table:table-cell>
          <table:table-cell table:style-name="TBL_5f_0_5f_0.E5" office:value-type="string">
            <text:p text:style-name="P8">7.795,58</text:p>
          </table:table-cell>
          <table:table-cell table:style-name="TBL_5f_0_5f_0.E5" office:value-type="string">
            <text:p text:style-name="P8">2.338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98,78</text:p>
          </table:table-cell>
          <table:table-cell table:style-name="TBL_5f_0_5f_0.E5" office:value-type="string">
            <text:p text:style-name="P8">12.733,03</text:p>
          </table:table-cell>
          <table:table-cell table:style-name="TBL_5f_0_5f_0.E5" office:value-type="string">
            <text:p text:style-name="P8">1.317,45</text:p>
          </table:table-cell>
          <table:table-cell table:style-name="TBL_5f_0_5f_0.E5" office:value-type="string">
            <text:p text:style-name="P8">1.450,9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68,44</text:p>
          </table:table-cell>
          <table:table-cell table:style-name="TBL_5f_0_5f_0.E5" office:value-type="string">
            <text:p text:style-name="P8">9.964,59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826</text:p>
          </table:table-cell>
          <table:table-cell table:style-name="TBL_5f_0_5f_0.B5" office:value-type="string">
            <text:p text:style-name="P7">ALESSANDRA PEDRAL DE SANTANA SUZART</text:p>
          </table:table-cell>
          <table:table-cell table:style-name="TBL_5f_0_5f_0.B5" office:value-type="string">
            <text:p text:style-name="P7">PROMOTOR DE JUSTIÇA DE ENTR. INICIAL</text:p>
          </table:table-cell>
          <table:table-cell table:style-name="TBL_5f_0_5f_0.B5" office:value-type="string">
            <text:p text:style-name="P7">PROMOTORIA DE JUSTICA - RIBEIROPOLIS 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0.668,2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73,68</text:p>
          </table:table-cell>
          <table:table-cell table:style-name="TBL_5f_0_5f_0.E5" office:value-type="string">
            <text:p text:style-name="P8">1.990,57</text:p>
          </table:table-cell>
          <table:table-cell table:style-name="TBL_5f_0_5f_0.E5" office:value-type="string">
            <text:p text:style-name="P8">47.437,12</text:p>
          </table:table-cell>
          <table:table-cell table:style-name="TBL_5f_0_5f_0.E5" office:value-type="string">
            <text:p text:style-name="P8">4.160,60</text:p>
          </table:table-cell>
          <table:table-cell table:style-name="TBL_5f_0_5f_0.E5" office:value-type="string">
            <text:p text:style-name="P8">10.484,2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4.644,88</text:p>
          </table:table-cell>
          <table:table-cell table:style-name="TBL_5f_0_5f_0.E5" office:value-type="string">
            <text:p text:style-name="P8">32.792,24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561</text:p>
          </table:table-cell>
          <table:table-cell table:style-name="TBL_5f_0_5f_0.B5" office:value-type="string">
            <text:p text:style-name="P7">ALESSANDRA SOUZA DE SANTAN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LANEJAMENTO ESTRATEGICO E PROJETOS</text:p>
          </table:table-cell>
          <table:table-cell table:style-name="TBL_5f_0_5f_0.E5" office:value-type="string">
            <text:p text:style-name="P8">8.263,31</text:p>
          </table:table-cell>
          <table:table-cell table:style-name="TBL_5f_0_5f_0.E5" office:value-type="string">
            <text:p text:style-name="P8">869,30</text:p>
          </table:table-cell>
          <table:table-cell table:style-name="TBL_5f_0_5f_0.E5" office:value-type="string">
            <text:p text:style-name="P8">5.442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858,2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90,57</text:p>
          </table:table-cell>
          <table:table-cell table:style-name="TBL_5f_0_5f_0.E5" office:value-type="string">
            <text:p text:style-name="P8">21.423,53</text:p>
          </table:table-cell>
          <table:table-cell table:style-name="TBL_5f_0_5f_0.E5" office:value-type="string">
            <text:p text:style-name="P8">1.187,24</text:p>
          </table:table-cell>
          <table:table-cell table:style-name="TBL_5f_0_5f_0.E5" office:value-type="string">
            <text:p text:style-name="P8">4.148,2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335,45</text:p>
          </table:table-cell>
          <table:table-cell table:style-name="TBL_5f_0_5f_0.E5" office:value-type="string">
            <text:p text:style-name="P8">16.088,08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1326</text:p>
          </table:table-cell>
          <table:table-cell table:style-name="TBL_5f_0_5f_0.B5" office:value-type="string">
            <text:p text:style-name="P7">ALEX ESTEVAM DE SOUZA LEITE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MILITAR </text:p>
          </table:table-cell>
          <table:table-cell table:style-name="TBL_5f_0_5f_0.E5" office:value-type="string">
            <text:p text:style-name="P8">9.284,66</text:p>
          </table:table-cell>
          <table:table-cell table:style-name="TBL_5f_0_5f_0.E5" office:value-type="string">
            <text:p text:style-name="P8">1.392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559,1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35,39</text:p>
          </table:table-cell>
          <table:table-cell table:style-name="TBL_5f_0_5f_0.E5" office:value-type="string">
            <text:p text:style-name="P8">15.971,87</text:p>
          </table:table-cell>
          <table:table-cell table:style-name="TBL_5f_0_5f_0.E5" office:value-type="string">
            <text:p text:style-name="P8">1.388,06</text:p>
          </table:table-cell>
          <table:table-cell table:style-name="TBL_5f_0_5f_0.E5" office:value-type="string">
            <text:p text:style-name="P8">2.559,6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947,74</text:p>
          </table:table-cell>
          <table:table-cell table:style-name="TBL_5f_0_5f_0.E5" office:value-type="string">
            <text:p text:style-name="P8">12.024,13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656</text:p>
          </table:table-cell>
          <table:table-cell table:style-name="TBL_5f_0_5f_0.B5" office:value-type="string">
            <text:p text:style-name="P7">ALEX MAIA ESMERALDO DE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- NOSSA SENHORA DA GLORIA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246,00</text:p>
          </table:table-cell>
          <table:table-cell table:style-name="TBL_5f_0_5f_0.E5" office:value-type="string">
            <text:p text:style-name="P8">1.990,57</text:p>
          </table:table-cell>
          <table:table-cell table:style-name="TBL_5f_0_5f_0.E5" office:value-type="string">
            <text:p text:style-name="P8">37.925,68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7.704,1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083,72</text:p>
          </table:table-cell>
          <table:table-cell table:style-name="TBL_5f_0_5f_0.E5" office:value-type="string">
            <text:p text:style-name="P8">33.546,10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2104</text:p>
          </table:table-cell>
          <table:table-cell table:style-name="TBL_5f_0_5f_0.B5" office:value-type="string">
            <text:p text:style-name="P7">ALEXANDER REZENDE LIMA </text:p>
          </table:table-cell>
          <table:table-cell table:style-name="TBL_5f_0_5f_0.B5" office:value-type="string">
            <text:p text:style-name="P7">TÉCNICO DO MP - Manut. Sup. Eq. de Inf. e Software</text:p>
          </table:table-cell>
          <table:table-cell table:style-name="TBL_5f_0_5f_0.B5" office:value-type="string">
            <text:p text:style-name="P7">DIVISAO DE SUPORTE</text:p>
          </table:table-cell>
          <table:table-cell table:style-name="TBL_5f_0_5f_0.E5" office:value-type="string">
            <text:p text:style-name="P8">4.392,8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196,6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90,57</text:p>
          </table:table-cell>
          <table:table-cell table:style-name="TBL_5f_0_5f_0.E5" office:value-type="string">
            <text:p text:style-name="P8">7.580,05</text:p>
          </table:table-cell>
          <table:table-cell table:style-name="TBL_5f_0_5f_0.E5" office:value-type="string">
            <text:p text:style-name="P8">571,07</text:p>
          </table:table-cell>
          <table:table-cell table:style-name="TBL_5f_0_5f_0.E5" office:value-type="string">
            <text:p text:style-name="P8">407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78,77</text:p>
          </table:table-cell>
          <table:table-cell table:style-name="TBL_5f_0_5f_0.E5" office:value-type="string">
            <text:p text:style-name="P8">6.762,87</text:p>
          </table:table-cell>
          <table:table-cell table:style-name="TBL_5f_0_5f_0.S41" office:value-type="string">
            <text:p text:style-name="Standard"/>
          </table:table-cell>
        </table:table-row>
        <table:table-row table:style-name="TBL_5f_0_5f_0.2">
          <table:table-cell table:style-name="TBL_5f_0_5f_0.A5" office:value-type="string">
            <text:p text:style-name="P7">625</text:p>
          </table:table-cell>
          <table:table-cell table:style-name="TBL_5f_0_5f_0.B5" office:value-type="string">
            <text:p text:style-name="P7">ALEXANDRE ALBAGLI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256,70</text:p>
          </table:table-cell>
          <table:table-cell table:style-name="TBL_5f_0_5f_0.E5" office:value-type="string">
            <text:p text:style-name="P8">13.220,27</text:p>
          </table:table-cell>
          <table:table-cell table:style-name="TBL_5f_0_5f_0.E5" office:value-type="string">
            <text:p text:style-name="P8">61.395,78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11.070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5.449,83</text:p>
          </table:table-cell>
          <table:table-cell table:style-name="TBL_5f_0_5f_0.E5" office:value-type="string">
            <text:p text:style-name="P8">45.945,95</text:p>
          </table:table-cell>
          <table:table-cell table:style-name="TBL_5f_0_5f_0.S41" office:value-type="string">
            <text:p text:style-name="Standard"/>
          </table:table-cell>
        </table:table-row>
      </table:table>
      <table:table table:name="TBL_0_1" table:style-name="TBL_5f_0_5f_1">
        <table:table-column table:style-name="TBL_5f_0_5f_1.A"/>
        <table:table-column table:style-name="TBL_5f_0_5f_1.B"/>
        <table:table-column table:style-name="TBL_5f_0_5f_1.C"/>
        <table:table-column table:style-name="TBL_5f_0_5f_1.D"/>
        <table:table-column table:style-name="TBL_5f_0_5f_1.E"/>
        <table:table-column table:style-name="TBL_5f_0_5f_1.F"/>
        <table:table-column table:style-name="TBL_5f_0_5f_1.G"/>
        <table:table-column table:style-name="TBL_5f_0_5f_1.H"/>
        <table:table-column table:style-name="TBL_5f_0_5f_1.I"/>
        <table:table-column table:style-name="TBL_5f_0_5f_1.J"/>
        <table:table-column table:style-name="TBL_5f_0_5f_1.E"/>
        <table:table-column table:style-name="TBL_5f_0_5f_1.L" table:number-columns-repeated="2"/>
        <table:table-column table:style-name="TBL_5f_0_5f_1.J"/>
        <table:table-column table:style-name="TBL_5f_0_5f_1.O"/>
        <table:table-column table:style-name="TBL_5f_0_5f_1.P"/>
        <table:table-column table:style-name="TBL_5f_0_5f_1.Q"/>
        <table:table-column table:style-name="TBL_5f_0_5f_1.R"/>
        <table:table-column table:style-name="TBL_5f_0_5f_1.S"/>
        <table:table-row table:style-name="TBL_5f_0_5f_1.1">
          <table:table-cell table:style-name="TBL_5f_0_5f_1.A1" office:value-type="string">
            <text:p text:style-name="P7"><text:bookmark text:name="JR_PAGE_ANCHOR_0_2"/>176</text:p>
          </table:table-cell>
          <table:table-cell table:style-name="TBL_5f_0_5f_1.B1" office:value-type="string">
            <text:p text:style-name="P7">ALEXANDRE ANDRADE DE SOUZA</text:p>
          </table:table-cell>
          <table:table-cell table:style-name="TBL_5f_0_5f_1.B1" office:value-type="string">
            <text:p text:style-name="P7">ANALISTA DE SISTEMAS</text:p>
          </table:table-cell>
          <table:table-cell table:style-name="TBL_5f_0_5f_1.B1" office:value-type="string">
            <text:p text:style-name="P7">DIRETORIA DE TECNOLOGIA DA INFORMACAO</text:p>
          </table:table-cell>
          <table:table-cell table:style-name="TBL_5f_0_5f_1.E1" office:value-type="string">
            <text:p text:style-name="P8">9.841,74</text:p>
          </table:table-cell>
          <table:table-cell table:style-name="TBL_5f_0_5f_1.E1" office:value-type="string">
            <text:p text:style-name="P8">16.151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.664,4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90,57</text:p>
          </table:table-cell>
          <table:table-cell table:style-name="TBL_5f_0_5f_1.E1" office:value-type="string">
            <text:p text:style-name="P8">36.648,53</text:p>
          </table:table-cell>
          <table:table-cell table:style-name="TBL_5f_0_5f_1.E1" office:value-type="string">
            <text:p text:style-name="P8">3.379,15</text:p>
          </table:table-cell>
          <table:table-cell table:style-name="TBL_5f_0_5f_1.E1" office:value-type="string">
            <text:p text:style-name="P8">7.680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059,33</text:p>
          </table:table-cell>
          <table:table-cell table:style-name="TBL_5f_0_5f_1.E1" office:value-type="string">
            <text:p text:style-name="P8">25.589,20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568</text:p>
          </table:table-cell>
          <table:table-cell table:style-name="TBL_5f_0_5f_1.B1" office:value-type="string">
            <text:p text:style-name="P7">ALEXANDRE FRANCO BARRE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ENTRO DE APOIO OPERACIONAL DO MEIO AMBIENTE, URBANISMO, PATRIMONIO SOCIAL E CULTURAL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855,1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00,00</text:p>
          </table:table-cell>
          <table:table-cell table:style-name="TBL_5f_0_5f_1.E1" office:value-type="string">
            <text:p text:style-name="P8">3.203,01</text:p>
          </table:table-cell>
          <table:table-cell table:style-name="TBL_5f_0_5f_1.E1" office:value-type="string">
            <text:p text:style-name="P8">8.733,75</text:p>
          </table:table-cell>
          <table:table-cell table:style-name="TBL_5f_0_5f_1.E1" office:value-type="string">
            <text:p text:style-name="P8">667,00</text:p>
          </table:table-cell>
          <table:table-cell table:style-name="TBL_5f_0_5f_1.E1" office:value-type="string">
            <text:p text:style-name="P8">468,1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35,17</text:p>
          </table:table-cell>
          <table:table-cell table:style-name="TBL_5f_0_5f_1.E1" office:value-type="string">
            <text:p text:style-name="P8">8.066,75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694</text:p>
          </table:table-cell>
          <table:table-cell table:style-name="TBL_5f_0_5f_1.B1" office:value-type="string">
            <text:p text:style-name="P7">ALEXANDRE GONCALVES SILV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- LAGARTO </text:p>
          </table:table-cell>
          <table:table-cell table:style-name="TBL_5f_0_5f_1.E1" office:value-type="string">
            <text:p text:style-name="P8">7.354,32</text:p>
          </table:table-cell>
          <table:table-cell table:style-name="TBL_5f_0_5f_1.E1" office:value-type="string">
            <text:p text:style-name="P8">1.103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98,76</text:p>
          </table:table-cell>
          <table:table-cell table:style-name="TBL_5f_0_5f_1.E1" office:value-type="string">
            <text:p text:style-name="P8">10.856,23</text:p>
          </table:table-cell>
          <table:table-cell table:style-name="TBL_5f_0_5f_1.E1" office:value-type="string">
            <text:p text:style-name="P8">1.099,47</text:p>
          </table:table-cell>
          <table:table-cell table:style-name="TBL_5f_0_5f_1.E1" office:value-type="string">
            <text:p text:style-name="P8">1.154,0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53,56</text:p>
          </table:table-cell>
          <table:table-cell table:style-name="TBL_5f_0_5f_1.E1" office:value-type="string">
            <text:p text:style-name="P8">8.602,67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530</text:p>
          </table:table-cell>
          <table:table-cell table:style-name="TBL_5f_0_5f_1.B1" office:value-type="string">
            <text:p text:style-name="P7">ALEXANDRE MENDONCA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8ª PROMOTORIA DE JUSTICA DOS DIREITOS DO CIDADAO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869,3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10.868,00</text:p>
          </table:table-cell>
          <table:table-cell table:style-name="TBL_5f_0_5f_1.E1" office:value-type="string">
            <text:p text:style-name="P8">1.187,24</text:p>
          </table:table-cell>
          <table:table-cell table:style-name="TBL_5f_0_5f_1.E1" office:value-type="string">
            <text:p text:style-name="P8">1.263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50,72</text:p>
          </table:table-cell>
          <table:table-cell table:style-name="TBL_5f_0_5f_1.E1" office:value-type="string">
            <text:p text:style-name="P8">8.417,28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660</text:p>
          </table:table-cell>
          <table:table-cell table:style-name="TBL_5f_0_5f_1.B1" office:value-type="string">
            <text:p text:style-name="P7">ALEXANDRO SAMPAIO SANTAN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CRIMINAL - SAO CRISTOV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352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14.343,24</text:p>
          </table:table-cell>
          <table:table-cell table:style-name="TBL_5f_0_5f_1.E1" office:value-type="string">
            <text:p text:style-name="P8">63.753,93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11.514,2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5.893,78</text:p>
          </table:table-cell>
          <table:table-cell table:style-name="TBL_5f_0_5f_1.E1" office:value-type="string">
            <text:p text:style-name="P8">47.860,15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738</text:p>
          </table:table-cell>
          <table:table-cell table:style-name="TBL_5f_0_5f_1.B1" office:value-type="string">
            <text:p text:style-name="P7">ALEXSANDRO AZEVEDO GUIMARAE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ESPECIAL CIVEL E CRIMINAL - SAO CRISTOVAO </text:p>
          </table:table-cell>
          <table:table-cell table:style-name="TBL_5f_0_5f_1.E1" office:value-type="string">
            <text:p text:style-name="P8">3.194,99</text:p>
          </table:table-cell>
          <table:table-cell table:style-name="TBL_5f_0_5f_1.E1" office:value-type="string">
            <text:p text:style-name="P8">252,0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72,84</text:p>
          </table:table-cell>
          <table:table-cell table:style-name="TBL_5f_0_5f_1.E1" office:value-type="string">
            <text:p text:style-name="P8">5.419,92</text:p>
          </table:table-cell>
          <table:table-cell table:style-name="TBL_5f_0_5f_1.E1" office:value-type="string">
            <text:p text:style-name="P8">448,12</text:p>
          </table:table-cell>
          <table:table-cell table:style-name="TBL_5f_0_5f_1.E1" office:value-type="string">
            <text:p text:style-name="P8">67,9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16,02</text:p>
          </table:table-cell>
          <table:table-cell table:style-name="TBL_5f_0_5f_1.E1" office:value-type="string">
            <text:p text:style-name="P8">4.903,90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2131</text:p>
          </table:table-cell>
          <table:table-cell table:style-name="TBL_5f_0_5f_1.B1" office:value-type="string">
            <text:p text:style-name="P7">ALEXSANDRO CARLOS DE JESUS</text:p>
          </table:table-cell>
          <table:table-cell table:style-name="TBL_5f_0_5f_1.B1" office:value-type="string">
            <text:p text:style-name="P7">ASSESSOR OPERACIONAL</text:p>
          </table:table-cell>
          <table:table-cell table:style-name="TBL_5f_0_5f_1.B1" office:value-type="string">
            <text:p text:style-name="P7">DIVISAO DE APOIO ADMINISTRATIVO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21,8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3.757,24</text:p>
          </table:table-cell>
          <table:table-cell table:style-name="TBL_5f_0_5f_1.E1" office:value-type="string">
            <text:p text:style-name="P8">181,9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81,97</text:p>
          </table:table-cell>
          <table:table-cell table:style-name="TBL_5f_0_5f_1.E1" office:value-type="string">
            <text:p text:style-name="P8">3.575,27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329</text:p>
          </table:table-cell>
          <table:table-cell table:style-name="TBL_5f_0_5f_1.B1" office:value-type="string">
            <text:p text:style-name="P7">ALEXSANDRO DE ARAUJO TRINDADE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CRIMINAL - LAGARTO </text:p>
          </table:table-cell>
          <table:table-cell table:style-name="TBL_5f_0_5f_1.E1" office:value-type="string">
            <text:p text:style-name="P8">7.354,32</text:p>
          </table:table-cell>
          <table:table-cell table:style-name="TBL_5f_0_5f_1.E1" office:value-type="string">
            <text:p text:style-name="P8">1.103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98,76</text:p>
          </table:table-cell>
          <table:table-cell table:style-name="TBL_5f_0_5f_1.E1" office:value-type="string">
            <text:p text:style-name="P8">10.856,23</text:p>
          </table:table-cell>
          <table:table-cell table:style-name="TBL_5f_0_5f_1.E1" office:value-type="string">
            <text:p text:style-name="P8">1.099,47</text:p>
          </table:table-cell>
          <table:table-cell table:style-name="TBL_5f_0_5f_1.E1" office:value-type="string">
            <text:p text:style-name="P8">1.154,0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53,56</text:p>
          </table:table-cell>
          <table:table-cell table:style-name="TBL_5f_0_5f_1.E1" office:value-type="string">
            <text:p text:style-name="P8">8.602,67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802</text:p>
          </table:table-cell>
          <table:table-cell table:style-name="TBL_5f_0_5f_1.B1" office:value-type="string">
            <text:p text:style-name="P7">ALFRAN PEREIRA JUNIOR</text:p>
          </table:table-cell>
          <table:table-cell table:style-name="TBL_5f_0_5f_1.B1" office:value-type="string">
            <text:p text:style-name="P7">ANALISTA DO MP -Informática - G. e A.de P. de Sistemas</text:p>
          </table:table-cell>
          <table:table-cell table:style-name="TBL_5f_0_5f_1.B1" office:value-type="string">
            <text:p text:style-name="P7">DIRETORIA DE TECNOLOGIA DA INFORMACAO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651,9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10.650,68</text:p>
          </table:table-cell>
          <table:table-cell table:style-name="TBL_5f_0_5f_1.E1" office:value-type="string">
            <text:p text:style-name="P8">1.158,99</text:p>
          </table:table-cell>
          <table:table-cell table:style-name="TBL_5f_0_5f_1.E1" office:value-type="string">
            <text:p text:style-name="P8">1.159,3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18,34</text:p>
          </table:table-cell>
          <table:table-cell table:style-name="TBL_5f_0_5f_1.E1" office:value-type="string">
            <text:p text:style-name="P8">8.332,34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2124</text:p>
          </table:table-cell>
          <table:table-cell table:style-name="TBL_5f_0_5f_1.B1" office:value-type="string">
            <text:p text:style-name="P7">ALFREDO ALVES DE OLIVEIRA</text:p>
          </table:table-cell>
          <table:table-cell table:style-name="TBL_5f_0_5f_1.B1" office:value-type="string">
            <text:p text:style-name="P7">1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822</text:p>
          </table:table-cell>
          <table:table-cell table:style-name="TBL_5f_0_5f_1.B1" office:value-type="string">
            <text:p text:style-name="P7">ALICE REGINA LOUREDO NASCIMEN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DAS EXECUCOES CRIMINAIS - ARACAJU</text:p>
          </table:table-cell>
          <table:table-cell table:style-name="TBL_5f_0_5f_1.E1" office:value-type="string">
            <text:p text:style-name="P8">3.750,66</text:p>
          </table:table-cell>
          <table:table-cell table:style-name="TBL_5f_0_5f_1.E1" office:value-type="string">
            <text:p text:style-name="P8">283,2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5.769,29</text:p>
          </table:table-cell>
          <table:table-cell table:style-name="TBL_5f_0_5f_1.E1" office:value-type="string">
            <text:p text:style-name="P8">524,41</text:p>
          </table:table-cell>
          <table:table-cell table:style-name="TBL_5f_0_5f_1.E1" office:value-type="string">
            <text:p text:style-name="P8">171,6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96,03</text:p>
          </table:table-cell>
          <table:table-cell table:style-name="TBL_5f_0_5f_1.E1" office:value-type="string">
            <text:p text:style-name="P8">5.073,26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403</text:p>
          </table:table-cell>
          <table:table-cell table:style-name="TBL_5f_0_5f_1.B1" office:value-type="string">
            <text:p text:style-name="P7">ALINE BARBOZA ALCANTARA DE CARVALHO LEIT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NSELHO SUPERIOR DO MP</text:p>
          </table:table-cell>
          <table:table-cell table:style-name="TBL_5f_0_5f_1.E1" office:value-type="string">
            <text:p text:style-name="P8">4.804,09</text:p>
          </table:table-cell>
          <table:table-cell table:style-name="TBL_5f_0_5f_1.E1" office:value-type="string">
            <text:p text:style-name="P8">720,6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0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7.660,09</text:p>
          </table:table-cell>
          <table:table-cell table:style-name="TBL_5f_0_5f_1.E1" office:value-type="string">
            <text:p text:style-name="P8">718,21</text:p>
          </table:table-cell>
          <table:table-cell table:style-name="TBL_5f_0_5f_1.E1" office:value-type="string">
            <text:p text:style-name="P8">562,4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80,63</text:p>
          </table:table-cell>
          <table:table-cell table:style-name="TBL_5f_0_5f_1.E1" office:value-type="string">
            <text:p text:style-name="P8">6.379,46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853</text:p>
          </table:table-cell>
          <table:table-cell table:style-name="TBL_5f_0_5f_1.B1" office:value-type="string">
            <text:p text:style-name="P7">ALINE MARIA DOS SANTOS</text:p>
          </table:table-cell>
          <table:table-cell table:style-name="TBL_5f_0_5f_1.B1" office:value-type="string">
            <text:p text:style-name="P7">TÉCNICO DO MP - Manut. Sup. Eq. de Inf. e Software</text:p>
          </table:table-cell>
          <table:table-cell table:style-name="TBL_5f_0_5f_1.B1" office:value-type="string">
            <text:p text:style-name="P7">DIVISAO DE SUPORTE</text:p>
          </table:table-cell>
          <table:table-cell table:style-name="TBL_5f_0_5f_1.E1" office:value-type="string">
            <text:p text:style-name="P8">3.014,14</text:p>
          </table:table-cell>
          <table:table-cell table:style-name="TBL_5f_0_5f_1.E1" office:value-type="string">
            <text:p text:style-name="P8">237,8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4,6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5.071,95</text:p>
          </table:table-cell>
          <table:table-cell table:style-name="TBL_5f_0_5f_1.E1" office:value-type="string">
            <text:p text:style-name="P8">422,75</text:p>
          </table:table-cell>
          <table:table-cell table:style-name="TBL_5f_0_5f_1.E1" office:value-type="string">
            <text:p text:style-name="P8">61,5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84,27</text:p>
          </table:table-cell>
          <table:table-cell table:style-name="TBL_5f_0_5f_1.E1" office:value-type="string">
            <text:p text:style-name="P8">4.587,68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280</text:p>
          </table:table-cell>
          <table:table-cell table:style-name="TBL_5f_0_5f_1.B1" office:value-type="string">
            <text:p text:style-name="P7">ALINE NUNES VASCONCEL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DISTRITAL - NOSSA SENHORA DO SOCORRO</text:p>
          </table:table-cell>
          <table:table-cell table:style-name="TBL_5f_0_5f_1.E1" office:value-type="string">
            <text:p text:style-name="P8">9.284,66</text:p>
          </table:table-cell>
          <table:table-cell table:style-name="TBL_5f_0_5f_1.E1" office:value-type="string">
            <text:p text:style-name="P8">1.392,7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72,84</text:p>
          </table:table-cell>
          <table:table-cell table:style-name="TBL_5f_0_5f_1.E1" office:value-type="string">
            <text:p text:style-name="P8">12.650,20</text:p>
          </table:table-cell>
          <table:table-cell table:style-name="TBL_5f_0_5f_1.E1" office:value-type="string">
            <text:p text:style-name="P8">1.388,06</text:p>
          </table:table-cell>
          <table:table-cell table:style-name="TBL_5f_0_5f_1.E1" office:value-type="string">
            <text:p text:style-name="P8">1.580,9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68,98</text:p>
          </table:table-cell>
          <table:table-cell table:style-name="TBL_5f_0_5f_1.E1" office:value-type="string">
            <text:p text:style-name="P8">9.681,22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559</text:p>
          </table:table-cell>
          <table:table-cell table:style-name="TBL_5f_0_5f_1.B1" office:value-type="string">
            <text:p text:style-name="P7">ALINE RIBEIRO DE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1.239,50</text:p>
          </table:table-cell>
          <table:table-cell table:style-name="TBL_5f_0_5f_1.E1" office:value-type="string">
            <text:p text:style-name="P8">5.442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16.680,31</text:p>
          </table:table-cell>
          <table:table-cell table:style-name="TBL_5f_0_5f_1.E1" office:value-type="string">
            <text:p text:style-name="P8">1.235,37</text:p>
          </table:table-cell>
          <table:table-cell table:style-name="TBL_5f_0_5f_1.E1" office:value-type="string">
            <text:p text:style-name="P8">2.796,4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031,86</text:p>
          </table:table-cell>
          <table:table-cell table:style-name="TBL_5f_0_5f_1.E1" office:value-type="string">
            <text:p text:style-name="P8">12.648,45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314</text:p>
          </table:table-cell>
          <table:table-cell table:style-name="TBL_5f_0_5f_1.B1" office:value-type="string">
            <text:p text:style-name="P7">ALINE WILTSHIRE CARVALHO RODRIGUES MACHADO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CA DISTRITAL - ARACAJU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1.239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11.238,20</text:p>
          </table:table-cell>
          <table:table-cell table:style-name="TBL_5f_0_5f_1.E1" office:value-type="string">
            <text:p text:style-name="P8">1.235,37</text:p>
          </table:table-cell>
          <table:table-cell table:style-name="TBL_5f_0_5f_1.E1" office:value-type="string">
            <text:p text:style-name="P8">1.352,0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87,42</text:p>
          </table:table-cell>
          <table:table-cell table:style-name="TBL_5f_0_5f_1.E1" office:value-type="string">
            <text:p text:style-name="P8">8.650,78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2177</text:p>
          </table:table-cell>
          <table:table-cell table:style-name="TBL_5f_0_5f_1.B1" office:value-type="string">
            <text:p text:style-name="P7">ALISSON SANTANA DOS SANTOS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NUCLEO DE INTELIGENCIA OPERACIONAL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74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59,6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59,62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848</text:p>
          </table:table-cell>
          <table:table-cell table:style-name="TBL_5f_0_5f_1.B1" office:value-type="string">
            <text:p text:style-name="P7">ALLAN ADSON DA SILVA SANTOS</text:p>
          </table:table-cell>
          <table:table-cell table:style-name="TBL_5f_0_5f_1.B1" office:value-type="string">
            <text:p text:style-name="P7">2º TENENTE - requisitado</text:p>
          </table:table-cell>
          <table:table-cell table:style-name="TBL_5f_0_5f_1.B1" office:value-type="string">
            <text:p text:style-name="P7">*NUCLEO DE SEGURANCA PESSOAL - GSI - ARACAJU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58,0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93,9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51,9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51,99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773</text:p>
          </table:table-cell>
          <table:table-cell table:style-name="TBL_5f_0_5f_1.B1" office:value-type="string">
            <text:p text:style-name="P7">ALLAN DAVIS CARVALHO MACHAD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NOSSA SENHORA DO SOCORRO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449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575,1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72,84</text:p>
          </table:table-cell>
          <table:table-cell table:style-name="TBL_5f_0_5f_1.E1" office:value-type="string">
            <text:p text:style-name="P8">8.273,39</text:p>
          </table:table-cell>
          <table:table-cell table:style-name="TBL_5f_0_5f_1.E1" office:value-type="string">
            <text:p text:style-name="P8">614,30</text:p>
          </table:table-cell>
          <table:table-cell table:style-name="TBL_5f_0_5f_1.E1" office:value-type="string">
            <text:p text:style-name="P8">694,3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8,66</text:p>
          </table:table-cell>
          <table:table-cell table:style-name="TBL_5f_0_5f_1.E1" office:value-type="string">
            <text:p text:style-name="P8">7.253,60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987</text:p>
          </table:table-cell>
          <table:table-cell table:style-name="TBL_5f_0_5f_1.B1" office:value-type="string">
            <text:p text:style-name="P7">ALLAN SILVEIRA DE ALMEIDA 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- CARMOPOLIS</text:p>
          </table:table-cell>
          <table:table-cell table:style-name="TBL_5f_0_5f_1.E1" office:value-type="string">
            <text:p text:style-name="P8">2.682,58</text:p>
          </table:table-cell>
          <table:table-cell table:style-name="TBL_5f_0_5f_1.E1" office:value-type="string">
            <text:p text:style-name="P8">141,1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41,2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5.500,30</text:p>
          </table:table-cell>
          <table:table-cell table:style-name="TBL_5f_0_5f_1.E1" office:value-type="string">
            <text:p text:style-name="P8">367,08</text:p>
          </table:table-cell>
          <table:table-cell table:style-name="TBL_5f_0_5f_1.E1" office:value-type="string">
            <text:p text:style-name="P8">154,8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21,95</text:p>
          </table:table-cell>
          <table:table-cell table:style-name="TBL_5f_0_5f_1.E1" office:value-type="string">
            <text:p text:style-name="P8">4.978,35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900</text:p>
          </table:table-cell>
          <table:table-cell table:style-name="TBL_5f_0_5f_1.B1" office:value-type="string">
            <text:p text:style-name="P7">ALLANA BRUNA ANDRADE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ESPECIAL CIVEL E CRIMINAL - LAGARTO </text:p>
          </table:table-cell>
          <table:table-cell table:style-name="TBL_5f_0_5f_1.E1" office:value-type="string">
            <text:p text:style-name="P8">6.938,04</text:p>
          </table:table-cell>
          <table:table-cell table:style-name="TBL_5f_0_5f_1.E1" office:value-type="string">
            <text:p text:style-name="P8">547,4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04,8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98,76</text:p>
          </table:table-cell>
          <table:table-cell table:style-name="TBL_5f_0_5f_1.E1" office:value-type="string">
            <text:p text:style-name="P8">12.689,06</text:p>
          </table:table-cell>
          <table:table-cell table:style-name="TBL_5f_0_5f_1.E1" office:value-type="string">
            <text:p text:style-name="P8">973,11</text:p>
          </table:table-cell>
          <table:table-cell table:style-name="TBL_5f_0_5f_1.E1" office:value-type="string">
            <text:p text:style-name="P8">921,5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94,64</text:p>
          </table:table-cell>
          <table:table-cell table:style-name="TBL_5f_0_5f_1.E1" office:value-type="string">
            <text:p text:style-name="P8">10.794,42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621</text:p>
          </table:table-cell>
          <table:table-cell table:style-name="TBL_5f_0_5f_1.B1" office:value-type="string">
            <text:p text:style-name="P7">ALLANA RACHEL MONTEIRO BATISTA SOARES COST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- ITABAIANA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1.990,57</text:p>
          </table:table-cell>
          <table:table-cell table:style-name="TBL_5f_0_5f_1.E1" office:value-type="string">
            <text:p text:style-name="P8">39.048,59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8.117,2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496,79</text:p>
          </table:table-cell>
          <table:table-cell table:style-name="TBL_5f_0_5f_1.E1" office:value-type="string">
            <text:p text:style-name="P8">26.551,80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572</text:p>
          </table:table-cell>
          <table:table-cell table:style-name="TBL_5f_0_5f_1.B1" office:value-type="string">
            <text:p text:style-name="P7">ALLIUSKA CAROLINE DA SILVA OLIVEIRA SOBRAL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449,79</text:p>
          </table:table-cell>
          <table:table-cell table:style-name="TBL_5f_0_5f_1.E1" office:value-type="string">
            <text:p text:style-name="P8">3.567,4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5.459,26</text:p>
          </table:table-cell>
          <table:table-cell table:style-name="TBL_5f_0_5f_1.E1" office:value-type="string">
            <text:p text:style-name="P8">13.752,13</text:p>
          </table:table-cell>
          <table:table-cell table:style-name="TBL_5f_0_5f_1.E1" office:value-type="string">
            <text:p text:style-name="P8">614,30</text:p>
          </table:table-cell>
          <table:table-cell table:style-name="TBL_5f_0_5f_1.E1" office:value-type="string">
            <text:p text:style-name="P8">1.052,6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66,90</text:p>
          </table:table-cell>
          <table:table-cell table:style-name="TBL_5f_0_5f_1.E1" office:value-type="string">
            <text:p text:style-name="P8">12.085,23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751</text:p>
          </table:table-cell>
          <table:table-cell table:style-name="TBL_5f_0_5f_1.B1" office:value-type="string">
            <text:p text:style-name="P7">ALONSO GOMES CAMPOS FI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INATIV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33,12</text:p>
          </table:table-cell>
          <table:table-cell table:style-name="TBL_5f_0_5f_1.E1" office:value-type="string">
            <text:p text:style-name="P8">1.633,1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33,12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850</text:p>
          </table:table-cell>
          <table:table-cell table:style-name="TBL_5f_0_5f_1.B1" office:value-type="string">
            <text:p text:style-name="P7">ALVINO AQUINO SANTOS JUNIOR</text:p>
          </table:table-cell>
          <table:table-cell table:style-name="TBL_5f_0_5f_1.B1" office:value-type="string">
            <text:p text:style-name="P7">2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804</text:p>
          </table:table-cell>
          <table:table-cell table:style-name="TBL_5f_0_5f_1.B1" office:value-type="string">
            <text:p text:style-name="P7">AMANDA CARVALHO PAIVA DE ALMEIDA ANDRAD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4ª PROMOTORIA DE JUSTICA DISTRITAL - ARACAJU</text:p>
          </table:table-cell>
          <table:table-cell table:style-name="TBL_5f_0_5f_1.E1" office:value-type="string">
            <text:p text:style-name="P8">3.014,14</text:p>
          </table:table-cell>
          <table:table-cell table:style-name="TBL_5f_0_5f_1.E1" office:value-type="string">
            <text:p text:style-name="P8">237,8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83,9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6.071,34</text:p>
          </table:table-cell>
          <table:table-cell table:style-name="TBL_5f_0_5f_1.E1" office:value-type="string">
            <text:p text:style-name="P8">422,75</text:p>
          </table:table-cell>
          <table:table-cell table:style-name="TBL_5f_0_5f_1.E1" office:value-type="string">
            <text:p text:style-name="P8">244,3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67,09</text:p>
          </table:table-cell>
          <table:table-cell table:style-name="TBL_5f_0_5f_1.E1" office:value-type="string">
            <text:p text:style-name="P8">5.827,00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707</text:p>
          </table:table-cell>
          <table:table-cell table:style-name="TBL_5f_0_5f_1.B1" office:value-type="string">
            <text:p text:style-name="P7">AMILTON NEVES BRITO FILHO</text:p>
          </table:table-cell>
          <table:table-cell table:style-name="TBL_5f_0_5f_1.B1" office:value-type="string">
            <text:p text:style-name="P7">PROMOTOR DE JUSTIÇA SUBSTITUTO</text:p>
          </table:table-cell>
          <table:table-cell table:style-name="TBL_5f_0_5f_1.B1" office:value-type="string">
            <text:p text:style-name="P7">PROMOTOR DE JUSTICA SUBSTITUTO</text:p>
          </table:table-cell>
          <table:table-cell table:style-name="TBL_5f_0_5f_1.E1" office:value-type="string">
            <text:p text:style-name="P8">30.404,4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23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33.262,81</text:p>
          </table:table-cell>
          <table:table-cell table:style-name="TBL_5f_0_5f_1.E1" office:value-type="string">
            <text:p text:style-name="P8">3.952,57</text:p>
          </table:table-cell>
          <table:table-cell table:style-name="TBL_5f_0_5f_1.E1" office:value-type="string">
            <text:p text:style-name="P8">6.713,7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.666,29</text:p>
          </table:table-cell>
          <table:table-cell table:style-name="TBL_5f_0_5f_1.E1" office:value-type="string">
            <text:p text:style-name="P8">22.596,52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739</text:p>
          </table:table-cell>
          <table:table-cell table:style-name="TBL_5f_0_5f_1.B1" office:value-type="string">
            <text:p text:style-name="P7">ANA CARLA MORAIS DE SOUZA MEL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GABINETE DO PROCURADOR GERAL DE JUSTICA/PGJ/MP</text:p>
          </table:table-cell>
          <table:table-cell table:style-name="TBL_5f_0_5f_1.E1" office:value-type="string">
            <text:p text:style-name="P8">4.804,09</text:p>
          </table:table-cell>
          <table:table-cell table:style-name="TBL_5f_0_5f_1.E1" office:value-type="string">
            <text:p text:style-name="P8">379,04</text:p>
          </table:table-cell>
          <table:table-cell table:style-name="TBL_5f_0_5f_1.E1" office:value-type="string">
            <text:p text:style-name="P8">1.213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90,57</text:p>
          </table:table-cell>
          <table:table-cell table:style-name="TBL_5f_0_5f_1.E1" office:value-type="string">
            <text:p text:style-name="P8">8.386,81</text:p>
          </table:table-cell>
          <table:table-cell table:style-name="TBL_5f_0_5f_1.E1" office:value-type="string">
            <text:p text:style-name="P8">673,81</text:p>
          </table:table-cell>
          <table:table-cell table:style-name="TBL_5f_0_5f_1.E1" office:value-type="string">
            <text:p text:style-name="P8">652,1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25,98</text:p>
          </table:table-cell>
          <table:table-cell table:style-name="TBL_5f_0_5f_1.E1" office:value-type="string">
            <text:p text:style-name="P8">7.060,83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680</text:p>
          </table:table-cell>
          <table:table-cell table:style-name="TBL_5f_0_5f_1.B1" office:value-type="string">
            <text:p text:style-name="P7">ANA CAROLINA OLIVEIRA DAVILA 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7.354,32</text:p>
          </table:table-cell>
          <table:table-cell table:style-name="TBL_5f_0_5f_1.E1" office:value-type="string">
            <text:p text:style-name="P8">773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9.863,38</text:p>
          </table:table-cell>
          <table:table-cell table:style-name="TBL_5f_0_5f_1.E1" office:value-type="string">
            <text:p text:style-name="P8">1.056,64</text:p>
          </table:table-cell>
          <table:table-cell table:style-name="TBL_5f_0_5f_1.E1" office:value-type="string">
            <text:p text:style-name="P8">1.023,1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79,76</text:p>
          </table:table-cell>
          <table:table-cell table:style-name="TBL_5f_0_5f_1.E1" office:value-type="string">
            <text:p text:style-name="P8">7.783,62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690</text:p>
          </table:table-cell>
          <table:table-cell table:style-name="TBL_5f_0_5f_1.B1" office:value-type="string">
            <text:p text:style-name="P7">ANA CELIA BARBOSA MATIAS TELE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033,60</text:p>
          </table:table-cell>
          <table:table-cell table:style-name="TBL_5f_0_5f_1.E1" office:value-type="string">
            <text:p text:style-name="P8">605,04</text:p>
          </table:table-cell>
          <table:table-cell table:style-name="TBL_5f_0_5f_1.E1" office:value-type="string">
            <text:p text:style-name="P8">1.199,9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00,00</text:p>
          </table:table-cell>
          <table:table-cell table:style-name="TBL_5f_0_5f_1.E1" office:value-type="string">
            <text:p text:style-name="P8">2.125,02</text:p>
          </table:table-cell>
          <table:table-cell table:style-name="TBL_5f_0_5f_1.E1" office:value-type="string">
            <text:p text:style-name="P8">8.363,61</text:p>
          </table:table-cell>
          <table:table-cell table:style-name="TBL_5f_0_5f_1.E1" office:value-type="string">
            <text:p text:style-name="P8">603,02</text:p>
          </table:table-cell>
          <table:table-cell table:style-name="TBL_5f_0_5f_1.E1" office:value-type="string">
            <text:p text:style-name="P8">576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79,17</text:p>
          </table:table-cell>
          <table:table-cell table:style-name="TBL_5f_0_5f_1.E1" office:value-type="string">
            <text:p text:style-name="P8">7.184,44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513</text:p>
          </table:table-cell>
          <table:table-cell table:style-name="TBL_5f_0_5f_1.B1" office:value-type="string">
            <text:p text:style-name="P7">ANA CELIA GUIMARAES PRADO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6ª PROMOTORIA DE JUSTICA CRIMINAL - ARACAJU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1.239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11.238,20</text:p>
          </table:table-cell>
          <table:table-cell table:style-name="TBL_5f_0_5f_1.E1" office:value-type="string">
            <text:p text:style-name="P8">1.235,37</text:p>
          </table:table-cell>
          <table:table-cell table:style-name="TBL_5f_0_5f_1.E1" office:value-type="string">
            <text:p text:style-name="P8">1.404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639,56</text:p>
          </table:table-cell>
          <table:table-cell table:style-name="TBL_5f_0_5f_1.E1" office:value-type="string">
            <text:p text:style-name="P8">8.598,64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7</text:p>
          </table:table-cell>
          <table:table-cell table:style-name="TBL_5f_0_5f_1.B1" office:value-type="string">
            <text:p text:style-name="P7">ANA CHRISTINA SOUZA BRANDI</text:p>
          </table:table-cell>
          <table:table-cell table:style-name="TBL_5f_0_5f_1.B1" office:value-type="string">
            <text:p text:style-name="P7">PROCURADOR DE JUSTIÇA</text:p>
          </table:table-cell>
          <table:table-cell table:style-name="TBL_5f_0_5f_1.B1" office:value-type="string">
            <text:p text:style-name="P7">11ª PROCURADORIA DE JUSTICA (CAMARA CRIMINAL)</text:p>
          </table:table-cell>
          <table:table-cell table:style-name="TBL_5f_0_5f_1.E1" office:value-type="string">
            <text:p text:style-name="P8">35.462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610,09</text:p>
          </table:table-cell>
          <table:table-cell table:style-name="TBL_5f_0_5f_1.E1" office:value-type="string">
            <text:p text:style-name="P8">8.865,56</text:p>
          </table:table-cell>
          <table:table-cell table:style-name="TBL_5f_0_5f_1.E1" office:value-type="string">
            <text:p text:style-name="P8">2.654,02</text:p>
          </table:table-cell>
          <table:table-cell table:style-name="TBL_5f_0_5f_1.E1" office:value-type="string">
            <text:p text:style-name="P8">51.591,89</text:p>
          </table:table-cell>
          <table:table-cell table:style-name="TBL_5f_0_5f_1.E1" office:value-type="string">
            <text:p text:style-name="P8">4.610,09</text:p>
          </table:table-cell>
          <table:table-cell table:style-name="TBL_5f_0_5f_1.E1" office:value-type="string">
            <text:p text:style-name="P8">9.936,30</text:p>
          </table:table-cell>
          <table:table-cell table:style-name="TBL_5f_0_5f_1.E1" office:value-type="string">
            <text:p text:style-name="P8">5.034,46</text:p>
          </table:table-cell>
          <table:table-cell table:style-name="TBL_5f_0_5f_1.E1" office:value-type="string">
            <text:p text:style-name="P8">19.580,85</text:p>
          </table:table-cell>
          <table:table-cell table:style-name="TBL_5f_0_5f_1.E1" office:value-type="string">
            <text:p text:style-name="P8">32.011,04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346</text:p>
          </table:table-cell>
          <table:table-cell table:style-name="TBL_5f_0_5f_1.B1" office:value-type="string">
            <text:p text:style-name="P7">ANA CLAUDIA MACHADO COSTA MOR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6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94,71</text:p>
          </table:table-cell>
          <table:table-cell table:style-name="TBL_5f_0_5f_1.E1" office:value-type="string">
            <text:p text:style-name="P8">35.883,82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7.190,7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570,34</text:p>
          </table:table-cell>
          <table:table-cell table:style-name="TBL_5f_0_5f_1.E1" office:value-type="string">
            <text:p text:style-name="P8">28.693,06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2178</text:p>
          </table:table-cell>
          <table:table-cell table:style-name="TBL_5f_0_5f_1.B1" office:value-type="string">
            <text:p text:style-name="P7">ANA CONCEICAO LIMA ALMEIDA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185,44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40</text:p>
          </table:table-cell>
          <table:table-cell table:style-name="TBL_5f_0_5f_1.B1" office:value-type="string">
            <text:p text:style-name="P7">ANA CRISTINA ARAGAO DE CARVA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CA DISTRITAL - ARACAJU 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112,30</text:p>
          </table:table-cell>
          <table:table-cell table:style-name="TBL_5f_0_5f_1.E1" office:value-type="string">
            <text:p text:style-name="P8">2.654,02</text:p>
          </table:table-cell>
          <table:table-cell table:style-name="TBL_5f_0_5f_1.E1" office:value-type="string">
            <text:p text:style-name="P8">52.064,71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11.462,0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5.841,64</text:p>
          </table:table-cell>
          <table:table-cell table:style-name="TBL_5f_0_5f_1.E1" office:value-type="string">
            <text:p text:style-name="P8">36.223,07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839</text:p>
          </table:table-cell>
          <table:table-cell table:style-name="TBL_5f_0_5f_1.B1" office:value-type="string">
            <text:p text:style-name="P7">ANA CRISTINA CARVALHO BARROS</text:p>
          </table:table-cell>
          <table:table-cell table:style-name="TBL_5f_0_5f_1.B1" office:value-type="string">
            <text:p text:style-name="P7">ENFERMEIRA - requisitado</text:p>
          </table:table-cell>
          <table:table-cell table:style-name="TBL_5f_0_5f_1.B1" office:value-type="string">
            <text:p text:style-name="P7">CENTRO MEDICO/SG</text:p>
          </table:table-cell>
          <table:table-cell table:style-name="TBL_5f_0_5f_1.E1" office:value-type="string">
            <text:p text:style-name="P8">3.257,79</text:p>
          </table:table-cell>
          <table:table-cell table:style-name="TBL_5f_0_5f_1.E1" office:value-type="string">
            <text:p text:style-name="P8">1.240,21</text:p>
          </table:table-cell>
          <table:table-cell table:style-name="TBL_5f_0_5f_1.E1" office:value-type="string">
            <text:p text:style-name="P8">1.213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30,63</text:p>
          </table:table-cell>
          <table:table-cell table:style-name="TBL_5f_0_5f_1.E1" office:value-type="string">
            <text:p text:style-name="P8">420,00</text:p>
          </table:table-cell>
          <table:table-cell table:style-name="TBL_5f_0_5f_1.E1" office:value-type="string">
            <text:p text:style-name="P8">1.020,90</text:p>
          </table:table-cell>
          <table:table-cell table:style-name="TBL_5f_0_5f_1.E1" office:value-type="string">
            <text:p text:style-name="P8">7.582,64</text:p>
          </table:table-cell>
          <table:table-cell table:style-name="TBL_5f_0_5f_1.E1" office:value-type="string">
            <text:p text:style-name="P8">430,63</text:p>
          </table:table-cell>
          <table:table-cell table:style-name="TBL_5f_0_5f_1.E1" office:value-type="string">
            <text:p text:style-name="P8">816,7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47,33</text:p>
          </table:table-cell>
          <table:table-cell table:style-name="TBL_5f_0_5f_1.E1" office:value-type="string">
            <text:p text:style-name="P8">6.335,31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337</text:p>
          </table:table-cell>
          <table:table-cell table:style-name="TBL_5f_0_5f_1.B1" office:value-type="string">
            <text:p text:style-name="P7">ANA GALGANE P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229,70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250,60</text:p>
          </table:table-cell>
          <table:table-cell table:style-name="TBL_5f_0_5f_1.E1" office:value-type="string">
            <text:p text:style-name="P8">61.548,99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11.483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5.862,89</text:p>
          </table:table-cell>
          <table:table-cell table:style-name="TBL_5f_0_5f_1.E1" office:value-type="string">
            <text:p text:style-name="P8">45.686,10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642</text:p>
          </table:table-cell>
          <table:table-cell table:style-name="TBL_5f_0_5f_1.B1" office:value-type="string">
            <text:p text:style-name="P7">ANA KARLA LIMA SANTOS</text:p>
          </table:table-cell>
          <table:table-cell table:style-name="TBL_5f_0_5f_1.B1" office:value-type="string">
            <text:p text:style-name="P7">ASSESSOR DE APOIO OPERACIONAL </text:p>
          </table:table-cell>
          <table:table-cell table:style-name="TBL_5f_0_5f_1.B1" office:value-type="string">
            <text:p text:style-name="P7">DIVISAO DE MATERIAL/DM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948,3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90,57</text:p>
          </table:table-cell>
          <table:table-cell table:style-name="TBL_5f_0_5f_1.E1" office:value-type="string">
            <text:p text:style-name="P8">4.938,92</text:p>
          </table:table-cell>
          <table:table-cell table:style-name="TBL_5f_0_5f_1.E1" office:value-type="string">
            <text:p text:style-name="P8">324,32</text:p>
          </table:table-cell>
          <table:table-cell table:style-name="TBL_5f_0_5f_1.E1" office:value-type="string">
            <text:p text:style-name="P8">54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78,32</text:p>
          </table:table-cell>
          <table:table-cell table:style-name="TBL_5f_0_5f_1.E1" office:value-type="string">
            <text:p text:style-name="P8">4.560,60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638</text:p>
          </table:table-cell>
          <table:table-cell table:style-name="TBL_5f_0_5f_1.B1" office:value-type="string">
            <text:p text:style-name="P7">ANA LEILA COSTA GARCEZ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ÇA AUXILIAR DE ARACAJU</text:p>
          </table:table-cell>
          <table:table-cell table:style-name="TBL_5f_0_5f_1.E1" office:value-type="string">
            <text:p text:style-name="P8">33.913,7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94,71</text:p>
          </table:table-cell>
          <table:table-cell table:style-name="TBL_5f_0_5f_1.E1" office:value-type="string">
            <text:p text:style-name="P8">36.108,42</text:p>
          </table:table-cell>
          <table:table-cell table:style-name="TBL_5f_0_5f_1.E1" office:value-type="string">
            <text:p text:style-name="P8">4.408,78</text:p>
          </table:table-cell>
          <table:table-cell table:style-name="TBL_5f_0_5f_1.E1" office:value-type="string">
            <text:p text:style-name="P8">7.192,3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601,14</text:p>
          </table:table-cell>
          <table:table-cell table:style-name="TBL_5f_0_5f_1.E1" office:value-type="string">
            <text:p text:style-name="P8">28.916,06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713</text:p>
          </table:table-cell>
          <table:table-cell table:style-name="TBL_5f_0_5f_1.B1" office:value-type="string">
            <text:p text:style-name="P7">ANA MARIA MENEZES SANTOS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ITABAIANA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641,3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43,60</text:p>
          </table:table-cell>
          <table:table-cell table:style-name="TBL_5f_0_5f_1.E1" office:value-type="string">
            <text:p text:style-name="P8">7.260,56</text:p>
          </table:table-cell>
          <table:table-cell table:style-name="TBL_5f_0_5f_1.E1" office:value-type="string">
            <text:p text:style-name="P8">639,20</text:p>
          </table:table-cell>
          <table:table-cell table:style-name="TBL_5f_0_5f_1.E1" office:value-type="string">
            <text:p text:style-name="P8">201,5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840,75</text:p>
          </table:table-cell>
          <table:table-cell table:style-name="TBL_5f_0_5f_1.E1" office:value-type="string">
            <text:p text:style-name="P8">6.419,81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730</text:p>
          </table:table-cell>
          <table:table-cell table:style-name="TBL_5f_0_5f_1.B1" office:value-type="string">
            <text:p text:style-name="P7">ANA MARIA MENEZES TAPIOC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275,62</text:p>
          </table:table-cell>
          <table:table-cell table:style-name="TBL_5f_0_5f_1.E1" office:value-type="string">
            <text:p text:style-name="P8">641,3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94,71</text:p>
          </table:table-cell>
          <table:table-cell table:style-name="TBL_5f_0_5f_1.E1" office:value-type="string">
            <text:p text:style-name="P8">7.111,67</text:p>
          </table:table-cell>
          <table:table-cell table:style-name="TBL_5f_0_5f_1.E1" office:value-type="string">
            <text:p text:style-name="P8">639,20</text:p>
          </table:table-cell>
          <table:table-cell table:style-name="TBL_5f_0_5f_1.E1" office:value-type="string">
            <text:p text:style-name="P8">283,7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922,91</text:p>
          </table:table-cell>
          <table:table-cell table:style-name="TBL_5f_0_5f_1.E1" office:value-type="string">
            <text:p text:style-name="P8">6.188,76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321</text:p>
          </table:table-cell>
          <table:table-cell table:style-name="TBL_5f_0_5f_1.B1" office:value-type="string">
            <text:p text:style-name="P7">ANA PATRICIA FONTES DA SILVA VILLACORT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DE DEFESA DO CONSUMIDOR</text:p>
          </table:table-cell>
          <table:table-cell table:style-name="TBL_5f_0_5f_1.E1" office:value-type="string">
            <text:p text:style-name="P8">8.263,31</text:p>
          </table:table-cell>
          <table:table-cell table:style-name="TBL_5f_0_5f_1.E1" office:value-type="string">
            <text:p text:style-name="P8">1.239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11.238,20</text:p>
          </table:table-cell>
          <table:table-cell table:style-name="TBL_5f_0_5f_1.E1" office:value-type="string">
            <text:p text:style-name="P8">1.235,37</text:p>
          </table:table-cell>
          <table:table-cell table:style-name="TBL_5f_0_5f_1.E1" office:value-type="string">
            <text:p text:style-name="P8">1.404,1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639,56</text:p>
          </table:table-cell>
          <table:table-cell table:style-name="TBL_5f_0_5f_1.E1" office:value-type="string">
            <text:p text:style-name="P8">8.598,64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343</text:p>
          </table:table-cell>
          <table:table-cell table:style-name="TBL_5f_0_5f_1.B1" office:value-type="string">
            <text:p text:style-name="P7">ANA PAULA DE JESUS PASSOS LUN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4ª PROMOTORIA DE JUSTIÇA DA CURADORIA DA FAZENDA PUBLICA</text:p>
          </table:table-cell>
          <table:table-cell table:style-name="TBL_5f_0_5f_1.E1" office:value-type="string">
            <text:p text:style-name="P8">8.759,11</text:p>
          </table:table-cell>
          <table:table-cell table:style-name="TBL_5f_0_5f_1.E1" office:value-type="string">
            <text:p text:style-name="P8">1.751,8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35,39</text:p>
          </table:table-cell>
          <table:table-cell table:style-name="TBL_5f_0_5f_1.E1" office:value-type="string">
            <text:p text:style-name="P8">12.246,32</text:p>
          </table:table-cell>
          <table:table-cell table:style-name="TBL_5f_0_5f_1.E1" office:value-type="string">
            <text:p text:style-name="P8">1.366,42</text:p>
          </table:table-cell>
          <table:table-cell table:style-name="TBL_5f_0_5f_1.E1" office:value-type="string">
            <text:p text:style-name="P8">1.645,3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011,80</text:p>
          </table:table-cell>
          <table:table-cell table:style-name="TBL_5f_0_5f_1.E1" office:value-type="string">
            <text:p text:style-name="P8">9.234,52</text:p>
          </table:table-cell>
          <table:table-cell table:style-name="TBL_5f_0_5f_1.S44" office:value-type="string">
            <text:p text:style-name="Standard"/>
          </table:table-cell>
        </table:table-row>
        <table:table-row table:style-name="TBL_5f_0_5f_1.1">
          <table:table-cell table:style-name="TBL_5f_0_5f_1.A1" office:value-type="string">
            <text:p text:style-name="P7">194</text:p>
          </table:table-cell>
          <table:table-cell table:style-name="TBL_5f_0_5f_1.B1" office:value-type="string">
            <text:p text:style-name="P7">ANA PAULA MACHADO COSTA MENES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5ª PROMOTORIA DE JUSTICA DOS DIREITOS DO CIDAD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352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1.990,57</text:p>
          </table:table-cell>
          <table:table-cell table:style-name="TBL_5f_0_5f_1.E1" office:value-type="string">
            <text:p text:style-name="P8">51.401,26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11.409,9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5.789,50</text:p>
          </table:table-cell>
          <table:table-cell table:style-name="TBL_5f_0_5f_1.E1" office:value-type="string">
            <text:p text:style-name="P8">35.611,76</text:p>
          </table:table-cell>
          <table:table-cell table:style-name="TBL_5f_0_5f_1.S44" office:value-type="string">
            <text:p text:style-name="Standard"/>
          </table:table-cell>
        </table:table-row>
      </table:table>
      <table:table table:name="TBL_0_2" table:style-name="TBL_5f_0_5f_2">
        <table:table-column table:style-name="TBL_5f_0_5f_2.A"/>
        <table:table-column table:style-name="TBL_5f_0_5f_2.B"/>
        <table:table-column table:style-name="TBL_5f_0_5f_2.C"/>
        <table:table-column table:style-name="TBL_5f_0_5f_2.D"/>
        <table:table-column table:style-name="TBL_5f_0_5f_2.E"/>
        <table:table-column table:style-name="TBL_5f_0_5f_2.F"/>
        <table:table-column table:style-name="TBL_5f_0_5f_2.G"/>
        <table:table-column table:style-name="TBL_5f_0_5f_2.H"/>
        <table:table-column table:style-name="TBL_5f_0_5f_2.I"/>
        <table:table-column table:style-name="TBL_5f_0_5f_2.J"/>
        <table:table-column table:style-name="TBL_5f_0_5f_2.E"/>
        <table:table-column table:style-name="TBL_5f_0_5f_2.L" table:number-columns-repeated="2"/>
        <table:table-column table:style-name="TBL_5f_0_5f_2.J"/>
        <table:table-column table:style-name="TBL_5f_0_5f_2.O"/>
        <table:table-column table:style-name="TBL_5f_0_5f_2.P"/>
        <table:table-column table:style-name="TBL_5f_0_5f_2.Q"/>
        <table:table-column table:style-name="TBL_5f_0_5f_2.R"/>
        <table:table-column table:style-name="TBL_5f_0_5f_2.S"/>
        <table:table-row table:style-name="TBL_5f_0_5f_2.1">
          <table:table-cell table:style-name="TBL_5f_0_5f_2.A1" office:value-type="string">
            <text:p text:style-name="P7"><text:bookmark text:name="JR_PAGE_ANCHOR_0_3"/>1705</text:p>
          </table:table-cell>
          <table:table-cell table:style-name="TBL_5f_0_5f_2.B1" office:value-type="string">
            <text:p text:style-name="P7">ANA PAULA PEREIRA LIMA 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ASSESSORIA DA CORREGEDORIA GERAL</text:p>
          </table:table-cell>
          <table:table-cell table:style-name="TBL_5f_0_5f_2.E1" office:value-type="string">
            <text:p text:style-name="P8">3.386,69</text:p>
          </table:table-cell>
          <table:table-cell table:style-name="TBL_5f_0_5f_2.E1" office:value-type="string">
            <text:p text:style-name="P8">356,28</text:p>
          </table:table-cell>
          <table:table-cell table:style-name="TBL_5f_0_5f_2.E1" office:value-type="string">
            <text:p text:style-name="P8">3.567,4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48,28</text:p>
          </table:table-cell>
          <table:table-cell table:style-name="TBL_5f_0_5f_2.E1" office:value-type="string">
            <text:p text:style-name="P8">9.158,71</text:p>
          </table:table-cell>
          <table:table-cell table:style-name="TBL_5f_0_5f_2.E1" office:value-type="string">
            <text:p text:style-name="P8">486,59</text:p>
          </table:table-cell>
          <table:table-cell table:style-name="TBL_5f_0_5f_2.E1" office:value-type="string">
            <text:p text:style-name="P8">955,0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441,65</text:p>
          </table:table-cell>
          <table:table-cell table:style-name="TBL_5f_0_5f_2.E1" office:value-type="string">
            <text:p text:style-name="P8">7.717,06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637</text:p>
          </table:table-cell>
          <table:table-cell table:style-name="TBL_5f_0_5f_2.B1" office:value-type="string">
            <text:p text:style-name="P7">ANA PAULA SOUZA VIANA</text:p>
          </table:table-cell>
          <table:table-cell table:style-name="TBL_5f_0_5f_2.B1" office:value-type="string">
            <text:p text:style-name="P7">PROMOTOR DE JUSTIÇA DE ENTR. INICIAL</text:p>
          </table:table-cell>
          <table:table-cell table:style-name="TBL_5f_0_5f_2.B1" office:value-type="string">
            <text:p text:style-name="P7">1ª PROMOTORIA DE JUSTICA - BARRA DOS COQUEIROS</text:p>
          </table:table-cell>
          <table:table-cell table:style-name="TBL_5f_0_5f_2.E1" office:value-type="string">
            <text:p text:style-name="P8">32.004,6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90,57</text:p>
          </table:table-cell>
          <table:table-cell table:style-name="TBL_5f_0_5f_2.E1" office:value-type="string">
            <text:p text:style-name="P8">33.995,22</text:p>
          </table:table-cell>
          <table:table-cell table:style-name="TBL_5f_0_5f_2.E1" office:value-type="string">
            <text:p text:style-name="P8">4.160,60</text:p>
          </table:table-cell>
          <table:table-cell table:style-name="TBL_5f_0_5f_2.E1" office:value-type="string">
            <text:p text:style-name="P8">6.735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0.896,22</text:p>
          </table:table-cell>
          <table:table-cell table:style-name="TBL_5f_0_5f_2.E1" office:value-type="string">
            <text:p text:style-name="P8">23.099,00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252</text:p>
          </table:table-cell>
          <table:table-cell table:style-name="TBL_5f_0_5f_2.B1" office:value-type="string">
            <text:p text:style-name="P7">ANA SOARES DE SOUZA</text:p>
          </table:table-cell>
          <table:table-cell table:style-name="TBL_5f_0_5f_2.B1" office:value-type="string">
            <text:p text:style-name="P7">SECRETÁRIA - requisitado</text:p>
          </table:table-cell>
          <table:table-cell table:style-name="TBL_5f_0_5f_2.B1" office:value-type="string">
            <text:p text:style-name="P7">PROMOTORIA DE JUSTICA - ITABAIANINH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46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20,90</text:p>
          </table:table-cell>
          <table:table-cell table:style-name="TBL_5f_0_5f_2.E1" office:value-type="string">
            <text:p text:style-name="P8">1.967,52</text:p>
          </table:table-cell>
          <table:table-cell table:style-name="TBL_5f_0_5f_2.E1" office:value-type="string">
            <text:p text:style-name="P8">75,7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5,73</text:p>
          </table:table-cell>
          <table:table-cell table:style-name="TBL_5f_0_5f_2.E1" office:value-type="string">
            <text:p text:style-name="P8">1.891,79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443</text:p>
          </table:table-cell>
          <table:table-cell table:style-name="TBL_5f_0_5f_2.B1" office:value-type="string">
            <text:p text:style-name="P7">ANDERSON ESTEVAM DE SOUZA LEITE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5ª PROMOTORIA DE JUSTICA DOS DIREITOS DO CIDADAO</text:p>
          </table:table-cell>
          <table:table-cell table:style-name="TBL_5f_0_5f_2.E1" office:value-type="string">
            <text:p text:style-name="P8">6.545,32</text:p>
          </table:table-cell>
          <table:table-cell table:style-name="TBL_5f_0_5f_2.E1" office:value-type="string">
            <text:p text:style-name="P8">688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8.969,28</text:p>
          </table:table-cell>
          <table:table-cell table:style-name="TBL_5f_0_5f_2.E1" office:value-type="string">
            <text:p text:style-name="P8">940,41</text:p>
          </table:table-cell>
          <table:table-cell table:style-name="TBL_5f_0_5f_2.E1" office:value-type="string">
            <text:p text:style-name="P8">809,2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49,62</text:p>
          </table:table-cell>
          <table:table-cell table:style-name="TBL_5f_0_5f_2.E1" office:value-type="string">
            <text:p text:style-name="P8">7.219,66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434</text:p>
          </table:table-cell>
          <table:table-cell table:style-name="TBL_5f_0_5f_2.B1" office:value-type="string">
            <text:p text:style-name="P7">ANDERSON NASCIMENTO</text:p>
          </table:table-cell>
          <table:table-cell table:style-name="TBL_5f_0_5f_2.B1" office:value-type="string">
            <text:p text:style-name="P7">ASSISTENTE DE ADMINISTRAÇÃO - requisitado</text:p>
          </table:table-cell>
          <table:table-cell table:style-name="TBL_5f_0_5f_2.B1" office:value-type="string">
            <text:p text:style-name="P7">PROMOTORIA DE JUSTICA - JAPARATUBA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46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0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20,90</text:p>
          </table:table-cell>
          <table:table-cell table:style-name="TBL_5f_0_5f_2.E1" office:value-type="string">
            <text:p text:style-name="P8">2.267,52</text:p>
          </table:table-cell>
          <table:table-cell table:style-name="TBL_5f_0_5f_2.E1" office:value-type="string">
            <text:p text:style-name="P8">112,2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2,20</text:p>
          </table:table-cell>
          <table:table-cell table:style-name="TBL_5f_0_5f_2.E1" office:value-type="string">
            <text:p text:style-name="P8">2.155,32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593</text:p>
          </table:table-cell>
          <table:table-cell table:style-name="TBL_5f_0_5f_2.B1" office:value-type="string">
            <text:p text:style-name="P7">ANDERSON VIANA SOUZA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2ª PROMOTORIA DE JUSTICA CRIMINAL DE ESTANCIA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24,60</text:p>
          </table:table-cell>
          <table:table-cell table:style-name="TBL_5f_0_5f_2.E1" office:value-type="string">
            <text:p text:style-name="P8">1.990,57</text:p>
          </table:table-cell>
          <table:table-cell table:style-name="TBL_5f_0_5f_2.E1" office:value-type="string">
            <text:p text:style-name="P8">35.904,28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7.252,5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632,11</text:p>
          </table:table-cell>
          <table:table-cell table:style-name="TBL_5f_0_5f_2.E1" office:value-type="string">
            <text:p text:style-name="P8">24.272,17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568</text:p>
          </table:table-cell>
          <table:table-cell table:style-name="TBL_5f_0_5f_2.B1" office:value-type="string">
            <text:p text:style-name="P7">ANDRE ARAGAO DA FONSECA </text:p>
          </table:table-cell>
          <table:table-cell table:style-name="TBL_5f_0_5f_2.B1" office:value-type="string">
            <text:p text:style-name="P7">Assessor Adjunto da Dir. Plan. Or. e P. Contábil</text:p>
          </table:table-cell>
          <table:table-cell table:style-name="TBL_5f_0_5f_2.B1" office:value-type="string">
            <text:p text:style-name="P7">DIRETORIA DE PLANEJAMENTO ORCAMENTO E PERICIA CONTABI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94,71</text:p>
          </table:table-cell>
          <table:table-cell table:style-name="TBL_5f_0_5f_2.E1" office:value-type="string">
            <text:p text:style-name="P8">8.474,07</text:p>
          </table:table-cell>
          <table:table-cell table:style-name="TBL_5f_0_5f_2.E1" office:value-type="string">
            <text:p text:style-name="P8">642,34</text:p>
          </table:table-cell>
          <table:table-cell table:style-name="TBL_5f_0_5f_2.E1" office:value-type="string">
            <text:p text:style-name="P8">364,5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06,90</text:p>
          </table:table-cell>
          <table:table-cell table:style-name="TBL_5f_0_5f_2.E1" office:value-type="string">
            <text:p text:style-name="P8">7.831,73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889</text:p>
          </table:table-cell>
          <table:table-cell table:style-name="TBL_5f_0_5f_2.B1" office:value-type="string">
            <text:p text:style-name="P7">ANDRE DE ASEVEDO SIQUEIR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ASSESSORIA DO PROCURADOR-GERAL DE JUSTICA</text:p>
          </table:table-cell>
          <table:table-cell table:style-name="TBL_5f_0_5f_2.E1" office:value-type="string">
            <text:p text:style-name="P8">3.194,99</text:p>
          </table:table-cell>
          <table:table-cell table:style-name="TBL_5f_0_5f_2.E1" office:value-type="string">
            <text:p text:style-name="P8">252,09</text:p>
          </table:table-cell>
          <table:table-cell table:style-name="TBL_5f_0_5f_2.E1" office:value-type="string">
            <text:p text:style-name="P8">1.213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6.395,58</text:p>
          </table:table-cell>
          <table:table-cell table:style-name="TBL_5f_0_5f_2.E1" office:value-type="string">
            <text:p text:style-name="P8">448,12</text:p>
          </table:table-cell>
          <table:table-cell table:style-name="TBL_5f_0_5f_2.E1" office:value-type="string">
            <text:p text:style-name="P8">311,5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59,71</text:p>
          </table:table-cell>
          <table:table-cell table:style-name="TBL_5f_0_5f_2.E1" office:value-type="string">
            <text:p text:style-name="P8">5.635,87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315</text:p>
          </table:table-cell>
          <table:table-cell table:style-name="TBL_5f_0_5f_2.B1" office:value-type="string">
            <text:p text:style-name="P7">ANDRE DOS SANTOS SOUZA</text:p>
          </table:table-cell>
          <table:table-cell table:style-name="TBL_5f_0_5f_2.B1" office:value-type="string">
            <text:p text:style-name="P7">ASSESSOR DE APOIO OPERACIONAL </text:p>
          </table:table-cell>
          <table:table-cell table:style-name="TBL_5f_0_5f_2.B1" office:value-type="string">
            <text:p text:style-name="P7">DIVISAO DE GESTAO DE PESSOAS - INSTITUCION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948,3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90,57</text:p>
          </table:table-cell>
          <table:table-cell table:style-name="TBL_5f_0_5f_2.E1" office:value-type="string">
            <text:p text:style-name="P8">4.938,92</text:p>
          </table:table-cell>
          <table:table-cell table:style-name="TBL_5f_0_5f_2.E1" office:value-type="string">
            <text:p text:style-name="P8">324,32</text:p>
          </table:table-cell>
          <table:table-cell table:style-name="TBL_5f_0_5f_2.E1" office:value-type="string">
            <text:p text:style-name="P8">39,7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64,10</text:p>
          </table:table-cell>
          <table:table-cell table:style-name="TBL_5f_0_5f_2.E1" office:value-type="string">
            <text:p text:style-name="P8">4.574,82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2181</text:p>
          </table:table-cell>
          <table:table-cell table:style-name="TBL_5f_0_5f_2.B1" office:value-type="string">
            <text:p text:style-name="P7">ANDRE LIMA FEITOZA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21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3.757,24</text:p>
          </table:table-cell>
          <table:table-cell table:style-name="TBL_5f_0_5f_2.E1" office:value-type="string">
            <text:p text:style-name="P8">181,9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81,97</text:p>
          </table:table-cell>
          <table:table-cell table:style-name="TBL_5f_0_5f_2.E1" office:value-type="string">
            <text:p text:style-name="P8">3.575,27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2028</text:p>
          </table:table-cell>
          <table:table-cell table:style-name="TBL_5f_0_5f_2.B1" office:value-type="string">
            <text:p text:style-name="P7">ANDRE LUCAS ALMADA MARINHO PONT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CA CRIMINAL - ITABAIANA</text:p>
          </table:table-cell>
          <table:table-cell table:style-name="TBL_5f_0_5f_2.E1" office:value-type="string">
            <text:p text:style-name="P8">6.174,83</text:p>
          </table:table-cell>
          <table:table-cell table:style-name="TBL_5f_0_5f_2.E1" office:value-type="string">
            <text:p text:style-name="P8">324,8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43,60</text:p>
          </table:table-cell>
          <table:table-cell table:style-name="TBL_5f_0_5f_2.E1" office:value-type="string">
            <text:p text:style-name="P8">8.843,23</text:p>
          </table:table-cell>
          <table:table-cell table:style-name="TBL_5f_0_5f_2.E1" office:value-type="string">
            <text:p text:style-name="P8">844,95</text:p>
          </table:table-cell>
          <table:table-cell table:style-name="TBL_5f_0_5f_2.E1" office:value-type="string">
            <text:p text:style-name="P8">685,6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30,63</text:p>
          </table:table-cell>
          <table:table-cell table:style-name="TBL_5f_0_5f_2.E1" office:value-type="string">
            <text:p text:style-name="P8">7.312,60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419</text:p>
          </table:table-cell>
          <table:table-cell table:style-name="TBL_5f_0_5f_2.B1" office:value-type="string">
            <text:p text:style-name="P7">ANDRE LUIZ MENEZES GUIMARAES</text:p>
          </table:table-cell>
          <table:table-cell table:style-name="TBL_5f_0_5f_2.B1" office:value-type="string">
            <text:p text:style-name="P7">Chefe do Núcleo de Empenho</text:p>
          </table:table-cell>
          <table:table-cell table:style-name="TBL_5f_0_5f_2.B1" office:value-type="string">
            <text:p text:style-name="P7">DIVISAO FINANCEIRA/DF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16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87,5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90,57</text:p>
          </table:table-cell>
          <table:table-cell table:style-name="TBL_5f_0_5f_2.E1" office:value-type="string">
            <text:p text:style-name="P8">7.540,93</text:p>
          </table:table-cell>
          <table:table-cell table:style-name="TBL_5f_0_5f_2.E1" office:value-type="string">
            <text:p text:style-name="P8">610,54</text:p>
          </table:table-cell>
          <table:table-cell table:style-name="TBL_5f_0_5f_2.E1" office:value-type="string">
            <text:p text:style-name="P8">77,7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88,28</text:p>
          </table:table-cell>
          <table:table-cell table:style-name="TBL_5f_0_5f_2.E1" office:value-type="string">
            <text:p text:style-name="P8">6.852,65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847</text:p>
          </table:table-cell>
          <table:table-cell table:style-name="TBL_5f_0_5f_2.B1" office:value-type="string">
            <text:p text:style-name="P7">ANDRE ROLLEMBERG MENDONCA</text:p>
          </table:table-cell>
          <table:table-cell table:style-name="TBL_5f_0_5f_2.B1" office:value-type="string">
            <text:p text:style-name="P7">COORDENADOR DA CENTRAL DE DILIGÊNCIAS</text:p>
          </table:table-cell>
          <table:table-cell table:style-name="TBL_5f_0_5f_2.B1" office:value-type="string">
            <text:p text:style-name="P7">CARTORIO DE 1º GRAU - CENTRAL DE DILIGENCIA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8.014,75</text:p>
          </table:table-cell>
          <table:table-cell table:style-name="TBL_5f_0_5f_2.E1" office:value-type="string">
            <text:p text:style-name="P8">642,34</text:p>
          </table:table-cell>
          <table:table-cell table:style-name="TBL_5f_0_5f_2.E1" office:value-type="string">
            <text:p text:style-name="P8">297,6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40,00</text:p>
          </table:table-cell>
          <table:table-cell table:style-name="TBL_5f_0_5f_2.E1" office:value-type="string">
            <text:p text:style-name="P8">7.717,09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203</text:p>
          </table:table-cell>
          <table:table-cell table:style-name="TBL_5f_0_5f_2.B1" office:value-type="string">
            <text:p text:style-name="P7">ANDREA DOS ANJOS OLIVEIRA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7.795,58</text:p>
          </table:table-cell>
          <table:table-cell table:style-name="TBL_5f_0_5f_2.E1" office:value-type="string">
            <text:p text:style-name="P8">1.169,3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26,61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10.926,92</text:p>
          </table:table-cell>
          <table:table-cell table:style-name="TBL_5f_0_5f_2.E1" office:value-type="string">
            <text:p text:style-name="P8">1.165,44</text:p>
          </table:table-cell>
          <table:table-cell table:style-name="TBL_5f_0_5f_2.E1" office:value-type="string">
            <text:p text:style-name="P8">1.337,8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03,25</text:p>
          </table:table-cell>
          <table:table-cell table:style-name="TBL_5f_0_5f_2.E1" office:value-type="string">
            <text:p text:style-name="P8">8.423,67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953</text:p>
          </table:table-cell>
          <table:table-cell table:style-name="TBL_5f_0_5f_2.B1" office:value-type="string">
            <text:p text:style-name="P7">ANDREA LEITE TORR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CARIRA</text:p>
          </table:table-cell>
          <table:table-cell table:style-name="TBL_5f_0_5f_2.E1" office:value-type="string">
            <text:p text:style-name="P8">6.174,83</text:p>
          </table:table-cell>
          <table:table-cell table:style-name="TBL_5f_0_5f_2.E1" office:value-type="string">
            <text:p text:style-name="P8">487,1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724,14</text:p>
          </table:table-cell>
          <table:table-cell table:style-name="TBL_5f_0_5f_2.E1" office:value-type="string">
            <text:p text:style-name="P8">9.386,16</text:p>
          </table:table-cell>
          <table:table-cell table:style-name="TBL_5f_0_5f_2.E1" office:value-type="string">
            <text:p text:style-name="P8">866,06</text:p>
          </table:table-cell>
          <table:table-cell table:style-name="TBL_5f_0_5f_2.E1" office:value-type="string">
            <text:p text:style-name="P8">724,5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90,59</text:p>
          </table:table-cell>
          <table:table-cell table:style-name="TBL_5f_0_5f_2.E1" office:value-type="string">
            <text:p text:style-name="P8">7.795,57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096</text:p>
          </table:table-cell>
          <table:table-cell table:style-name="TBL_5f_0_5f_2.B1" office:value-type="string">
            <text:p text:style-name="P7">ANDREA MARIA PRATA MARTINS</text:p>
          </table:table-cell>
          <table:table-cell table:style-name="TBL_5f_0_5f_2.B1" office:value-type="string">
            <text:p text:style-name="P7">ASSESSOR DE PROCURADOR DE JUSTIÇA</text:p>
          </table:table-cell>
          <table:table-cell table:style-name="TBL_5f_0_5f_2.B1" office:value-type="string">
            <text:p text:style-name="P7">9ª PROCURADORIA DE JUSTICA (CAMARA CRIMINAL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899,2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94,71</text:p>
          </table:table-cell>
          <table:table-cell table:style-name="TBL_5f_0_5f_2.E1" office:value-type="string">
            <text:p text:style-name="P8">14.093,94</text:p>
          </table:table-cell>
          <table:table-cell table:style-name="TBL_5f_0_5f_2.E1" office:value-type="string">
            <text:p text:style-name="P8">642,34</text:p>
          </table:table-cell>
          <table:table-cell table:style-name="TBL_5f_0_5f_2.E1" office:value-type="string">
            <text:p text:style-name="P8">2.226,2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68,62</text:p>
          </table:table-cell>
          <table:table-cell table:style-name="TBL_5f_0_5f_2.E1" office:value-type="string">
            <text:p text:style-name="P8">11.225,32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337</text:p>
          </table:table-cell>
          <table:table-cell table:style-name="TBL_5f_0_5f_2.B1" office:value-type="string">
            <text:p text:style-name="P7">ANDRESSA PEDRAL SANTANA 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4.275,62</text:p>
          </table:table-cell>
          <table:table-cell table:style-name="TBL_5f_0_5f_2.E1" office:value-type="string">
            <text:p text:style-name="P8">641,3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9,99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6.692,34</text:p>
          </table:table-cell>
          <table:table-cell table:style-name="TBL_5f_0_5f_2.E1" office:value-type="string">
            <text:p text:style-name="P8">639,20</text:p>
          </table:table-cell>
          <table:table-cell table:style-name="TBL_5f_0_5f_2.E1" office:value-type="string">
            <text:p text:style-name="P8">335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74,56</text:p>
          </table:table-cell>
          <table:table-cell table:style-name="TBL_5f_0_5f_2.E1" office:value-type="string">
            <text:p text:style-name="P8">5.717,78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385</text:p>
          </table:table-cell>
          <table:table-cell table:style-name="TBL_5f_0_5f_2.B1" office:value-type="string">
            <text:p text:style-name="P7">ANGELO MARCIO ARAGAO MACED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SAO CRISTOVAO </text:p>
          </table:table-cell>
          <table:table-cell table:style-name="TBL_5f_0_5f_2.E1" office:value-type="string">
            <text:p text:style-name="P8">7.898,49</text:p>
          </table:table-cell>
          <table:table-cell table:style-name="TBL_5f_0_5f_2.E1" office:value-type="string">
            <text:p text:style-name="P8">1.559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72,84</text:p>
          </table:table-cell>
          <table:table-cell table:style-name="TBL_5f_0_5f_2.E1" office:value-type="string">
            <text:p text:style-name="P8">11.430,45</text:p>
          </table:table-cell>
          <table:table-cell table:style-name="TBL_5f_0_5f_2.E1" office:value-type="string">
            <text:p text:style-name="P8">1.229,49</text:p>
          </table:table-cell>
          <table:table-cell table:style-name="TBL_5f_0_5f_2.E1" office:value-type="string">
            <text:p text:style-name="P8">1.341,2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0,73</text:p>
          </table:table-cell>
          <table:table-cell table:style-name="TBL_5f_0_5f_2.E1" office:value-type="string">
            <text:p text:style-name="P8">8.859,72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2004</text:p>
          </table:table-cell>
          <table:table-cell table:style-name="TBL_5f_0_5f_2.B1" office:value-type="string">
            <text:p text:style-name="P7">ANITA SANTIAGO ROCH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ABINETE DO PROCURADOR GERAL DE JUSTICA/PGJ/MP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21,85</text:p>
          </table:table-cell>
          <table:table-cell table:style-name="TBL_5f_0_5f_2.E1" office:value-type="string">
            <text:p text:style-name="P8">919,9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4.677,18</text:p>
          </table:table-cell>
          <table:table-cell table:style-name="TBL_5f_0_5f_2.E1" office:value-type="string">
            <text:p text:style-name="P8">181,9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81,97</text:p>
          </table:table-cell>
          <table:table-cell table:style-name="TBL_5f_0_5f_2.E1" office:value-type="string">
            <text:p text:style-name="P8">4.495,21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637</text:p>
          </table:table-cell>
          <table:table-cell table:style-name="TBL_5f_0_5f_2.B1" office:value-type="string">
            <text:p text:style-name="P7">ANNA CARLA ANDRADE DA SILVA</text:p>
          </table:table-cell>
          <table:table-cell table:style-name="TBL_5f_0_5f_2.B1" office:value-type="string">
            <text:p text:style-name="P7">AGENTE ADMINISTRATIVO - requisitado</text:p>
          </table:table-cell>
          <table:table-cell table:style-name="TBL_5f_0_5f_2.B1" office:value-type="string">
            <text:p text:style-name="P7">CENTRO DE APOIO OPERACIONAL DE DEFESA DOS DIREIT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16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20,90</text:p>
          </table:table-cell>
          <table:table-cell table:style-name="TBL_5f_0_5f_2.E1" office:value-type="string">
            <text:p text:style-name="P8">5.183,67</text:p>
          </table:table-cell>
          <table:table-cell table:style-name="TBL_5f_0_5f_2.E1" office:value-type="string">
            <text:p text:style-name="P8">457,90</text:p>
          </table:table-cell>
          <table:table-cell table:style-name="TBL_5f_0_5f_2.E1" office:value-type="string">
            <text:p text:style-name="P8">200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58,83</text:p>
          </table:table-cell>
          <table:table-cell table:style-name="TBL_5f_0_5f_2.E1" office:value-type="string">
            <text:p text:style-name="P8">4.524,84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893</text:p>
          </table:table-cell>
          <table:table-cell table:style-name="TBL_5f_0_5f_2.B1" office:value-type="string">
            <text:p text:style-name="P7">ANNA CAROLINA SANTOS NUN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ÇA DA CURADORIA DA INFÂNCIA E DA ADOLESCÊNCIA - ARACAJU</text:p>
          </table:table-cell>
          <table:table-cell table:style-name="TBL_5f_0_5f_2.E1" office:value-type="string">
            <text:p text:style-name="P8">6.545,32</text:p>
          </table:table-cell>
          <table:table-cell table:style-name="TBL_5f_0_5f_2.E1" office:value-type="string">
            <text:p text:style-name="P8">516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8.797,14</text:p>
          </table:table-cell>
          <table:table-cell table:style-name="TBL_5f_0_5f_2.E1" office:value-type="string">
            <text:p text:style-name="P8">918,03</text:p>
          </table:table-cell>
          <table:table-cell table:style-name="TBL_5f_0_5f_2.E1" office:value-type="string">
            <text:p text:style-name="P8">820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8,19</text:p>
          </table:table-cell>
          <table:table-cell table:style-name="TBL_5f_0_5f_2.E1" office:value-type="string">
            <text:p text:style-name="P8">7.058,95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984</text:p>
          </table:table-cell>
          <table:table-cell table:style-name="TBL_5f_0_5f_2.B1" office:value-type="string">
            <text:p text:style-name="P7">ANNA KARINA ROLIM CARTAX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ARAUA </text:p>
          </table:table-cell>
          <table:table-cell table:style-name="TBL_5f_0_5f_2.E1" office:value-type="string">
            <text:p text:style-name="P8">6.174,83</text:p>
          </table:table-cell>
          <table:table-cell table:style-name="TBL_5f_0_5f_2.E1" office:value-type="string">
            <text:p text:style-name="P8">324,8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98,76</text:p>
          </table:table-cell>
          <table:table-cell table:style-name="TBL_5f_0_5f_2.E1" office:value-type="string">
            <text:p text:style-name="P8">8.898,39</text:p>
          </table:table-cell>
          <table:table-cell table:style-name="TBL_5f_0_5f_2.E1" office:value-type="string">
            <text:p text:style-name="P8">844,95</text:p>
          </table:table-cell>
          <table:table-cell table:style-name="TBL_5f_0_5f_2.E1" office:value-type="string">
            <text:p text:style-name="P8">685,6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30,63</text:p>
          </table:table-cell>
          <table:table-cell table:style-name="TBL_5f_0_5f_2.E1" office:value-type="string">
            <text:p text:style-name="P8">7.367,76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965</text:p>
          </table:table-cell>
          <table:table-cell table:style-name="TBL_5f_0_5f_2.B1" office:value-type="string">
            <text:p text:style-name="P7">ANNE CAROLYNE OLIVEIRA SANTOS</text:p>
          </table:table-cell>
          <table:table-cell table:style-name="TBL_5f_0_5f_2.B1" office:value-type="string">
            <text:p text:style-name="P7">ASSESSOR INSTITUCIONAL OPERACIONAL</text:p>
          </table:table-cell>
          <table:table-cell table:style-name="TBL_5f_0_5f_2.B1" office:value-type="string">
            <text:p text:style-name="P7">PROMOTORIA DE JUSTICA ESPECIAL CIVEL E CRIMINAL - ITABAIAN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8.014,75</text:p>
          </table:table-cell>
          <table:table-cell table:style-name="TBL_5f_0_5f_2.E1" office:value-type="string">
            <text:p text:style-name="P8">642,34</text:p>
          </table:table-cell>
          <table:table-cell table:style-name="TBL_5f_0_5f_2.E1" office:value-type="string">
            <text:p text:style-name="P8">680,8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23,16</text:p>
          </table:table-cell>
          <table:table-cell table:style-name="TBL_5f_0_5f_2.E1" office:value-type="string">
            <text:p text:style-name="P8">6.691,59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852</text:p>
          </table:table-cell>
          <table:table-cell table:style-name="TBL_5f_0_5f_2.B1" office:value-type="string">
            <text:p text:style-name="P7">ANTONIO AUTRAN SANTOS ALVE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943</text:p>
          </table:table-cell>
          <table:table-cell table:style-name="TBL_5f_0_5f_2.B1" office:value-type="string">
            <text:p text:style-name="P7">ANTONIO CARLOS ANDRADE DE CARVALH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PROMOTORIA DE JUSTICA - BOQUIM</text:p>
          </table:table-cell>
          <table:table-cell table:style-name="TBL_5f_0_5f_2.E1" office:value-type="string">
            <text:p text:style-name="P8">3.589,89</text:p>
          </table:table-cell>
          <table:table-cell table:style-name="TBL_5f_0_5f_2.E1" office:value-type="string">
            <text:p text:style-name="P8">188,8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98,76</text:p>
          </table:table-cell>
          <table:table-cell table:style-name="TBL_5f_0_5f_2.E1" office:value-type="string">
            <text:p text:style-name="P8">6.177,48</text:p>
          </table:table-cell>
          <table:table-cell table:style-name="TBL_5f_0_5f_2.E1" office:value-type="string">
            <text:p text:style-name="P8">491,23</text:p>
          </table:table-cell>
          <table:table-cell table:style-name="TBL_5f_0_5f_2.E1" office:value-type="string">
            <text:p text:style-name="P8">138,3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29,55</text:p>
          </table:table-cell>
          <table:table-cell table:style-name="TBL_5f_0_5f_2.E1" office:value-type="string">
            <text:p text:style-name="P8">5.547,93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80</text:p>
          </table:table-cell>
          <table:table-cell table:style-name="TBL_5f_0_5f_2.B1" office:value-type="string">
            <text:p text:style-name="P7">ANTONIO CARLOS NASCIMENTO SANTOS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PROMOTORIA DE JUSTICA ESPECIAL CIVEL E CRIMINAL - LAGARTO 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229,70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654,02</text:p>
          </table:table-cell>
          <table:table-cell table:style-name="TBL_5f_0_5f_2.E1" office:value-type="string">
            <text:p text:style-name="P8">51.952,41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5.506,7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.886,30</text:p>
          </table:table-cell>
          <table:table-cell table:style-name="TBL_5f_0_5f_2.E1" office:value-type="string">
            <text:p text:style-name="P8">42.066,11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2035</text:p>
          </table:table-cell>
          <table:table-cell table:style-name="TBL_5f_0_5f_2.B1" office:value-type="string">
            <text:p text:style-name="P7">ANTONIO CARLOS SILV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2167</text:p>
          </table:table-cell>
          <table:table-cell table:style-name="TBL_5f_0_5f_2.B1" office:value-type="string">
            <text:p text:style-name="P7">ANTONIO CESAR LEITE DE CARVALHO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3,12</text:p>
          </table:table-cell>
          <table:table-cell table:style-name="TBL_5f_0_5f_2.E1" office:value-type="string">
            <text:p text:style-name="P8">1.633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3,12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705</text:p>
          </table:table-cell>
          <table:table-cell table:style-name="TBL_5f_0_5f_2.B1" office:value-type="string">
            <text:p text:style-name="P7">ANTONIO DIEGO CARDOSO VIANA</text:p>
          </table:table-cell>
          <table:table-cell table:style-name="TBL_5f_0_5f_2.B1" office:value-type="string">
            <text:p text:style-name="P7">Coordenador da Div. de C. e G. de Estagiários</text:p>
          </table:table-cell>
          <table:table-cell table:style-name="TBL_5f_0_5f_2.B1" office:value-type="string">
            <text:p text:style-name="P7">DIRETORIA DE RECURS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279,3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8.014,75</text:p>
          </table:table-cell>
          <table:table-cell table:style-name="TBL_5f_0_5f_2.E1" office:value-type="string">
            <text:p text:style-name="P8">642,34</text:p>
          </table:table-cell>
          <table:table-cell table:style-name="TBL_5f_0_5f_2.E1" office:value-type="string">
            <text:p text:style-name="P8">524,4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66,75</text:p>
          </table:table-cell>
          <table:table-cell table:style-name="TBL_5f_0_5f_2.E1" office:value-type="string">
            <text:p text:style-name="P8">6.848,00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863</text:p>
          </table:table-cell>
          <table:table-cell table:style-name="TBL_5f_0_5f_2.B1" office:value-type="string">
            <text:p text:style-name="P7">ANTONIO FERNANDES DA SILVA JUNIOR</text:p>
          </table:table-cell>
          <table:table-cell table:style-name="TBL_5f_0_5f_2.B1" office:value-type="string">
            <text:p text:style-name="P7">PROMOTOR DE JUSTIÇA SUBSTITUTO</text:p>
          </table:table-cell>
          <table:table-cell table:style-name="TBL_5f_0_5f_2.B1" office:value-type="string">
            <text:p text:style-name="P7">PROMOTOR DE JUSTICA SUBSTITUTO</text:p>
          </table:table-cell>
          <table:table-cell table:style-name="TBL_5f_0_5f_2.E1" office:value-type="string">
            <text:p text:style-name="P8">30.404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148,2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325,13</text:p>
          </table:table-cell>
          <table:table-cell table:style-name="TBL_5f_0_5f_2.E1" office:value-type="string">
            <text:p text:style-name="P8">13.138,86</text:p>
          </table:table-cell>
          <table:table-cell table:style-name="TBL_5f_0_5f_2.E1" office:value-type="string">
            <text:p text:style-name="P8">61.016,70</text:p>
          </table:table-cell>
          <table:table-cell table:style-name="TBL_5f_0_5f_2.E1" office:value-type="string">
            <text:p text:style-name="P8">3.952,57</text:p>
          </table:table-cell>
          <table:table-cell table:style-name="TBL_5f_0_5f_2.E1" office:value-type="string">
            <text:p text:style-name="P8">11.001,5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4.954,11</text:p>
          </table:table-cell>
          <table:table-cell table:style-name="TBL_5f_0_5f_2.E1" office:value-type="string">
            <text:p text:style-name="P8">46.062,59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2110</text:p>
          </table:table-cell>
          <table:table-cell table:style-name="TBL_5f_0_5f_2.B1" office:value-type="string">
            <text:p text:style-name="P7">ANTONIO JOSE FERREIR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952</text:p>
          </table:table-cell>
          <table:table-cell table:style-name="TBL_5f_0_5f_2.B1" office:value-type="string">
            <text:p text:style-name="P7">ANTONIO MOURA NARCISO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85,44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44</text:p>
          </table:table-cell>
          <table:table-cell table:style-name="TBL_5f_0_5f_2.B1" office:value-type="string">
            <text:p text:style-name="P7">ANTONIO RESENDE NETO</text:p>
          </table:table-cell>
          <table:table-cell table:style-name="TBL_5f_0_5f_2.B1" office:value-type="string">
            <text:p text:style-name="P7">TÉCNICO EM CONTABILIDADE</text:p>
          </table:table-cell>
          <table:table-cell table:style-name="TBL_5f_0_5f_2.B1" office:value-type="string">
            <text:p text:style-name="P7">COORDENADORIA DE DOCUMENTACAO E DE MEMORIA DO MP</text:p>
          </table:table-cell>
          <table:table-cell table:style-name="TBL_5f_0_5f_2.E1" office:value-type="string">
            <text:p text:style-name="P8">5.092,34</text:p>
          </table:table-cell>
          <table:table-cell table:style-name="TBL_5f_0_5f_2.E1" office:value-type="string">
            <text:p text:style-name="P8">2.930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674,1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94,71</text:p>
          </table:table-cell>
          <table:table-cell table:style-name="TBL_5f_0_5f_2.E1" office:value-type="string">
            <text:p text:style-name="P8">12.891,46</text:p>
          </table:table-cell>
          <table:table-cell table:style-name="TBL_5f_0_5f_2.E1" office:value-type="string">
            <text:p text:style-name="P8">1.042,93</text:p>
          </table:table-cell>
          <table:table-cell table:style-name="TBL_5f_0_5f_2.E1" office:value-type="string">
            <text:p text:style-name="P8">1.645,4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688,33</text:p>
          </table:table-cell>
          <table:table-cell table:style-name="TBL_5f_0_5f_2.E1" office:value-type="string">
            <text:p text:style-name="P8">10.203,13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983</text:p>
          </table:table-cell>
          <table:table-cell table:style-name="TBL_5f_0_5f_2.B1" office:value-type="string">
            <text:p text:style-name="P7">ANTONIO RICARDO MENDONCA DE ALMEID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DIVISAO DE MATERIAL/DM/DA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21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90,57</text:p>
          </table:table-cell>
          <table:table-cell table:style-name="TBL_5f_0_5f_2.E1" office:value-type="string">
            <text:p text:style-name="P8">4.012,42</text:p>
          </table:table-cell>
          <table:table-cell table:style-name="TBL_5f_0_5f_2.E1" office:value-type="string">
            <text:p text:style-name="P8">181,9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81,97</text:p>
          </table:table-cell>
          <table:table-cell table:style-name="TBL_5f_0_5f_2.E1" office:value-type="string">
            <text:p text:style-name="P8">3.830,45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531</text:p>
          </table:table-cell>
          <table:table-cell table:style-name="TBL_5f_0_5f_2.B1" office:value-type="string">
            <text:p text:style-name="P7">ANTONIO SERGIO CARVALHO SOUZA FILHO</text:p>
          </table:table-cell>
          <table:table-cell table:style-name="TBL_5f_0_5f_2.B1" office:value-type="string">
            <text:p text:style-name="P7">ANALISTA DO MP -Informática - G. e A.de P. de Sistemas</text:p>
          </table:table-cell>
          <table:table-cell table:style-name="TBL_5f_0_5f_2.B1" office:value-type="string">
            <text:p text:style-name="P7">DIRETORIA DE TECNOLOGIA DA INFORMACAO</text:p>
          </table:table-cell>
          <table:table-cell table:style-name="TBL_5f_0_5f_2.E1" office:value-type="string">
            <text:p text:style-name="P8">7.354,32</text:p>
          </table:table-cell>
          <table:table-cell table:style-name="TBL_5f_0_5f_2.E1" office:value-type="string">
            <text:p text:style-name="P8">773,6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9.863,38</text:p>
          </table:table-cell>
          <table:table-cell table:style-name="TBL_5f_0_5f_2.E1" office:value-type="string">
            <text:p text:style-name="P8">1.056,64</text:p>
          </table:table-cell>
          <table:table-cell table:style-name="TBL_5f_0_5f_2.E1" office:value-type="string">
            <text:p text:style-name="P8">1.075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31,90</text:p>
          </table:table-cell>
          <table:table-cell table:style-name="TBL_5f_0_5f_2.E1" office:value-type="string">
            <text:p text:style-name="P8">7.731,48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716</text:p>
          </table:table-cell>
          <table:table-cell table:style-name="TBL_5f_0_5f_2.B1" office:value-type="string">
            <text:p text:style-name="P7">ANTONIO TELES LEITE NET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INDIAROBA</text:p>
          </table:table-cell>
          <table:table-cell table:style-name="TBL_5f_0_5f_2.E1" office:value-type="string">
            <text:p text:style-name="P8">7.354,32</text:p>
          </table:table-cell>
          <table:table-cell table:style-name="TBL_5f_0_5f_2.E1" office:value-type="string">
            <text:p text:style-name="P8">773,67</text:p>
          </table:table-cell>
          <table:table-cell table:style-name="TBL_5f_0_5f_2.E1" office:value-type="string">
            <text:p text:style-name="P8">858,0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128,6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00,00</text:p>
          </table:table-cell>
          <table:table-cell table:style-name="TBL_5f_0_5f_2.E1" office:value-type="string">
            <text:p text:style-name="P8">2.398,76</text:p>
          </table:table-cell>
          <table:table-cell table:style-name="TBL_5f_0_5f_2.E1" office:value-type="string">
            <text:p text:style-name="P8">14.913,48</text:p>
          </table:table-cell>
          <table:table-cell table:style-name="TBL_5f_0_5f_2.E1" office:value-type="string">
            <text:p text:style-name="P8">1.056,64</text:p>
          </table:table-cell>
          <table:table-cell table:style-name="TBL_5f_0_5f_2.E1" office:value-type="string">
            <text:p text:style-name="P8">1.820,0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76,67</text:p>
          </table:table-cell>
          <table:table-cell table:style-name="TBL_5f_0_5f_2.E1" office:value-type="string">
            <text:p text:style-name="P8">12.036,81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43</text:p>
          </table:table-cell>
          <table:table-cell table:style-name="TBL_5f_0_5f_2.B1" office:value-type="string">
            <text:p text:style-name="P7">ANTONIO VIANA</text:p>
          </table:table-cell>
          <table:table-cell table:style-name="TBL_5f_0_5f_2.B1" office:value-type="string">
            <text:p text:style-name="P7">MOTORISTA OFICI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3,12</text:p>
          </table:table-cell>
          <table:table-cell table:style-name="TBL_5f_0_5f_2.E1" office:value-type="string">
            <text:p text:style-name="P8">1.633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3,12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966</text:p>
          </table:table-cell>
          <table:table-cell table:style-name="TBL_5f_0_5f_2.B1" office:value-type="string">
            <text:p text:style-name="P7">ARACELE GUIMARAES DOS SANTOS</text:p>
          </table:table-cell>
          <table:table-cell table:style-name="TBL_5f_0_5f_2.B1" office:value-type="string">
            <text:p text:style-name="P7">ASSESSOR OPERACIONAL FUNCIONAL </text:p>
          </table:table-cell>
          <table:table-cell table:style-name="TBL_5f_0_5f_2.B1" office:value-type="string">
            <text:p text:style-name="P7">CENTRO DE APOIO OPERACIONAL DA INFANCIA E DA ADOLESCENCI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021,8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3.757,24</text:p>
          </table:table-cell>
          <table:table-cell table:style-name="TBL_5f_0_5f_2.E1" office:value-type="string">
            <text:p text:style-name="P8">181,9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81,97</text:p>
          </table:table-cell>
          <table:table-cell table:style-name="TBL_5f_0_5f_2.E1" office:value-type="string">
            <text:p text:style-name="P8">3.575,27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2084</text:p>
          </table:table-cell>
          <table:table-cell table:style-name="TBL_5f_0_5f_2.B1" office:value-type="string">
            <text:p text:style-name="P7">ARANDA GOMES DE LIM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1ª PROMOTORIA DE JUSTICA - LARANJEIRAS</text:p>
          </table:table-cell>
          <table:table-cell table:style-name="TBL_5f_0_5f_2.E1" office:value-type="string">
            <text:p text:style-name="P8">2.843,5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00,00</text:p>
          </table:table-cell>
          <table:table-cell table:style-name="TBL_5f_0_5f_2.E1" office:value-type="string">
            <text:p text:style-name="P8">2.151,67</text:p>
          </table:table-cell>
          <table:table-cell table:style-name="TBL_5f_0_5f_2.E1" office:value-type="string">
            <text:p text:style-name="P8">5.395,20</text:p>
          </table:table-cell>
          <table:table-cell table:style-name="TBL_5f_0_5f_2.E1" office:value-type="string">
            <text:p text:style-name="P8">369,66</text:p>
          </table:table-cell>
          <table:table-cell table:style-name="TBL_5f_0_5f_2.E1" office:value-type="string">
            <text:p text:style-name="P8">76,2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45,94</text:p>
          </table:table-cell>
          <table:table-cell table:style-name="TBL_5f_0_5f_2.E1" office:value-type="string">
            <text:p text:style-name="P8">4.949,26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904</text:p>
          </table:table-cell>
          <table:table-cell table:style-name="TBL_5f_0_5f_2.B1" office:value-type="string">
            <text:p text:style-name="P7">ARIELE ROCHA FELICIO CAVALCANTI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5ª PROMOTORIA DE JUSTICA DOS DIREITOS DO CIDADAO</text:p>
          </table:table-cell>
          <table:table-cell table:style-name="TBL_5f_0_5f_2.E1" office:value-type="string">
            <text:p text:style-name="P8">4.891,05</text:p>
          </table:table-cell>
          <table:table-cell table:style-name="TBL_5f_0_5f_2.E1" office:value-type="string">
            <text:p text:style-name="P8">385,9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7.012,34</text:p>
          </table:table-cell>
          <table:table-cell table:style-name="TBL_5f_0_5f_2.E1" office:value-type="string">
            <text:p text:style-name="P8">686,00</text:p>
          </table:table-cell>
          <table:table-cell table:style-name="TBL_5f_0_5f_2.E1" office:value-type="string">
            <text:p text:style-name="P8">396,8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82,83</text:p>
          </table:table-cell>
          <table:table-cell table:style-name="TBL_5f_0_5f_2.E1" office:value-type="string">
            <text:p text:style-name="P8">5.929,51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176</text:p>
          </table:table-cell>
          <table:table-cell table:style-name="TBL_5f_0_5f_2.B1" office:value-type="string">
            <text:p text:style-name="P7">ARILMA VIANA DA FONSECA</text:p>
          </table:table-cell>
          <table:table-cell table:style-name="TBL_5f_0_5f_2.B1" office:value-type="string">
            <text:p text:style-name="P7">ANALISTA DO MP - SERVIÇO SOCIAL</text:p>
          </table:table-cell>
          <table:table-cell table:style-name="TBL_5f_0_5f_2.B1" office:value-type="string">
            <text:p text:style-name="P7">DIVISAO DE SERVICO SOCIAL/CAO/CG - GAAE</text:p>
          </table:table-cell>
          <table:table-cell table:style-name="TBL_5f_0_5f_2.E1" office:value-type="string">
            <text:p text:style-name="P8">7.795,58</text:p>
          </table:table-cell>
          <table:table-cell table:style-name="TBL_5f_0_5f_2.E1" office:value-type="string">
            <text:p text:style-name="P8">1.559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794,76</text:p>
          </table:table-cell>
          <table:table-cell table:style-name="TBL_5f_0_5f_2.E1" office:value-type="string">
            <text:p text:style-name="P8">1.735,39</text:p>
          </table:table-cell>
          <table:table-cell table:style-name="TBL_5f_0_5f_2.E1" office:value-type="string">
            <text:p text:style-name="P8">16.884,85</text:p>
          </table:table-cell>
          <table:table-cell table:style-name="TBL_5f_0_5f_2.E1" office:value-type="string">
            <text:p text:style-name="P8">1.216,11</text:p>
          </table:table-cell>
          <table:table-cell table:style-name="TBL_5f_0_5f_2.E1" office:value-type="string">
            <text:p text:style-name="P8">2.214,9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431,01</text:p>
          </table:table-cell>
          <table:table-cell table:style-name="TBL_5f_0_5f_2.E1" office:value-type="string">
            <text:p text:style-name="P8">13.453,84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213</text:p>
          </table:table-cell>
          <table:table-cell table:style-name="TBL_5f_0_5f_2.B1" office:value-type="string">
            <text:p text:style-name="P7">ARNALDO BARRETTO NET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TRIAGEM TECNICA - COORDENADORIA-GERAL</text:p>
          </table:table-cell>
          <table:table-cell table:style-name="TBL_5f_0_5f_2.E1" office:value-type="string">
            <text:p text:style-name="P8">3.589,89</text:p>
          </table:table-cell>
          <table:table-cell table:style-name="TBL_5f_0_5f_2.E1" office:value-type="string">
            <text:p text:style-name="P8">538,48</text:p>
          </table:table-cell>
          <table:table-cell table:style-name="TBL_5f_0_5f_2.E1" office:value-type="string">
            <text:p text:style-name="P8">1.199,9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94,71</text:p>
          </table:table-cell>
          <table:table-cell table:style-name="TBL_5f_0_5f_2.E1" office:value-type="string">
            <text:p text:style-name="P8">7.523,03</text:p>
          </table:table-cell>
          <table:table-cell table:style-name="TBL_5f_0_5f_2.E1" office:value-type="string">
            <text:p text:style-name="P8">536,69</text:p>
          </table:table-cell>
          <table:table-cell table:style-name="TBL_5f_0_5f_2.E1" office:value-type="string">
            <text:p text:style-name="P8">448,3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85,03</text:p>
          </table:table-cell>
          <table:table-cell table:style-name="TBL_5f_0_5f_2.E1" office:value-type="string">
            <text:p text:style-name="P8">6.538,00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63</text:p>
          </table:table-cell>
          <table:table-cell table:style-name="TBL_5f_0_5f_2.B1" office:value-type="string">
            <text:p text:style-name="P7">ARNALDO FIGUEIREDO SOBRAL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4ª PROMOTORIA DE JUSTICA DOS DIREITOS DO CIDADAO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5.292,05</text:p>
          </table:table-cell>
          <table:table-cell table:style-name="TBL_5f_0_5f_2.E1" office:value-type="string">
            <text:p text:style-name="P8">2.654,02</text:p>
          </table:table-cell>
          <table:table-cell table:style-name="TBL_5f_0_5f_2.E1" office:value-type="string">
            <text:p text:style-name="P8">46.014,76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9.850,4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4.230,04</text:p>
          </table:table-cell>
          <table:table-cell table:style-name="TBL_5f_0_5f_2.E1" office:value-type="string">
            <text:p text:style-name="P8">31.784,72</text:p>
          </table:table-cell>
          <table:table-cell table:style-name="TBL_5f_0_5f_2.S44" office:value-type="string">
            <text:p text:style-name="Standard"/>
          </table:table-cell>
        </table:table-row>
        <table:table-row table:style-name="TBL_5f_0_5f_2.1">
          <table:table-cell table:style-name="TBL_5f_0_5f_2.A1" office:value-type="string">
            <text:p text:style-name="P7">1693</text:p>
          </table:table-cell>
          <table:table-cell table:style-name="TBL_5f_0_5f_2.B1" office:value-type="string">
            <text:p text:style-name="P7">AROLDINA ARAGAO SOUZA DUARTE</text:p>
          </table:table-cell>
          <table:table-cell table:style-name="TBL_5f_0_5f_2.B1" office:value-type="string">
            <text:p text:style-name="P7">AGENTE ADMINISTRATIVO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3,12</text:p>
          </table:table-cell>
          <table:table-cell table:style-name="TBL_5f_0_5f_2.E1" office:value-type="string">
            <text:p text:style-name="P8">1.633,1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33,12</text:p>
          </table:table-cell>
          <table:table-cell table:style-name="TBL_5f_0_5f_2.S44" office:value-type="string">
            <text:p text:style-name="Standard"/>
          </table:table-cell>
        </table:table-row>
      </table:table>
      <table:table table:name="TBL_0_3" table:style-name="TBL_5f_0_5f_3">
        <table:table-column table:style-name="TBL_5f_0_5f_3.A"/>
        <table:table-column table:style-name="TBL_5f_0_5f_3.B"/>
        <table:table-column table:style-name="TBL_5f_0_5f_3.C"/>
        <table:table-column table:style-name="TBL_5f_0_5f_3.D"/>
        <table:table-column table:style-name="TBL_5f_0_5f_3.E"/>
        <table:table-column table:style-name="TBL_5f_0_5f_3.F"/>
        <table:table-column table:style-name="TBL_5f_0_5f_3.G"/>
        <table:table-column table:style-name="TBL_5f_0_5f_3.H"/>
        <table:table-column table:style-name="TBL_5f_0_5f_3.I"/>
        <table:table-column table:style-name="TBL_5f_0_5f_3.J"/>
        <table:table-column table:style-name="TBL_5f_0_5f_3.E"/>
        <table:table-column table:style-name="TBL_5f_0_5f_3.L" table:number-columns-repeated="2"/>
        <table:table-column table:style-name="TBL_5f_0_5f_3.J"/>
        <table:table-column table:style-name="TBL_5f_0_5f_3.O"/>
        <table:table-column table:style-name="TBL_5f_0_5f_3.P"/>
        <table:table-column table:style-name="TBL_5f_0_5f_3.Q"/>
        <table:table-column table:style-name="TBL_5f_0_5f_3.R"/>
        <table:table-column table:style-name="TBL_5f_0_5f_3.S"/>
        <table:table-row table:style-name="TBL_5f_0_5f_3.1">
          <table:table-cell table:style-name="TBL_5f_0_5f_3.A1" office:value-type="string">
            <text:p text:style-name="P7"><text:bookmark text:name="JR_PAGE_ANCHOR_0_4"/>123</text:p>
          </table:table-cell>
          <table:table-cell table:style-name="TBL_5f_0_5f_3.B1" office:value-type="string">
            <text:p text:style-name="P7">AROLDO LUIZ NOGUEIRA SOARES JUNIOR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DIVISAO DE ENGENHARIA E MANUTENCAO</text:p>
          </table:table-cell>
          <table:table-cell table:style-name="TBL_5f_0_5f_3.E1" office:value-type="string">
            <text:p text:style-name="P8">5.092,34</text:p>
          </table:table-cell>
          <table:table-cell table:style-name="TBL_5f_0_5f_3.E1" office:value-type="string">
            <text:p text:style-name="P8">14.645,4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90,57</text:p>
          </table:table-cell>
          <table:table-cell table:style-name="TBL_5f_0_5f_3.E1" office:value-type="string">
            <text:p text:style-name="P8">21.728,32</text:p>
          </table:table-cell>
          <table:table-cell table:style-name="TBL_5f_0_5f_3.E1" office:value-type="string">
            <text:p text:style-name="P8">2.565,91</text:p>
          </table:table-cell>
          <table:table-cell table:style-name="TBL_5f_0_5f_3.E1" office:value-type="string">
            <text:p text:style-name="P8">3.800,7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366,67</text:p>
          </table:table-cell>
          <table:table-cell table:style-name="TBL_5f_0_5f_3.E1" office:value-type="string">
            <text:p text:style-name="P8">15.361,65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2027</text:p>
          </table:table-cell>
          <table:table-cell table:style-name="TBL_5f_0_5f_3.B1" office:value-type="string">
            <text:p text:style-name="P7">AROLDO VIEIRA FREITAS</text:p>
          </table:table-cell>
          <table:table-cell table:style-name="TBL_5f_0_5f_3.B1" office:value-type="string">
            <text:p text:style-name="P7">CAB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2065</text:p>
          </table:table-cell>
          <table:table-cell table:style-name="TBL_5f_0_5f_3.B1" office:value-type="string">
            <text:p text:style-name="P7">ARTUR LEANDRO DA COSTA OLIVEIRA</text:p>
          </table:table-cell>
          <table:table-cell table:style-name="TBL_5f_0_5f_3.B1" office:value-type="string">
            <text:p text:style-name="P7">ANALISTA DO MP -Informática - G. e A.de P. de Sistemas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6.174,83</text:p>
          </table:table-cell>
          <table:table-cell table:style-name="TBL_5f_0_5f_3.E1" office:value-type="string">
            <text:p text:style-name="P8">324,8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8.235,02</text:p>
          </table:table-cell>
          <table:table-cell table:style-name="TBL_5f_0_5f_3.E1" office:value-type="string">
            <text:p text:style-name="P8">844,95</text:p>
          </table:table-cell>
          <table:table-cell table:style-name="TBL_5f_0_5f_3.E1" office:value-type="string">
            <text:p text:style-name="P8">685,6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530,63</text:p>
          </table:table-cell>
          <table:table-cell table:style-name="TBL_5f_0_5f_3.E1" office:value-type="string">
            <text:p text:style-name="P8">6.704,39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653</text:p>
          </table:table-cell>
          <table:table-cell table:style-name="TBL_5f_0_5f_3.B1" office:value-type="string">
            <text:p text:style-name="P7">ARTUR OSCAR NABUCO D'AVILA</text:p>
          </table:table-cell>
          <table:table-cell table:style-name="TBL_5f_0_5f_3.B1" office:value-type="string">
            <text:p text:style-name="P7">REDATOR TÉCNIC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999</text:p>
          </table:table-cell>
          <table:table-cell table:style-name="TBL_5f_0_5f_3.B1" office:value-type="string">
            <text:p text:style-name="P7">ARTUR PEREIRA DOS REIS BARBOS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ASSESSORIA DA CORREGEDORIA GERAL</text:p>
          </table:table-cell>
          <table:table-cell table:style-name="TBL_5f_0_5f_3.E1" office:value-type="string">
            <text:p text:style-name="P8">2.843,53</text:p>
          </table:table-cell>
          <table:table-cell table:style-name="TBL_5f_0_5f_3.E1" office:value-type="string">
            <text:p text:style-name="P8">149,57</text:p>
          </table:table-cell>
          <table:table-cell table:style-name="TBL_5f_0_5f_3.E1" office:value-type="string">
            <text:p text:style-name="P8">4.195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8.923,88</text:p>
          </table:table-cell>
          <table:table-cell table:style-name="TBL_5f_0_5f_3.E1" office:value-type="string">
            <text:p text:style-name="P8">389,10</text:p>
          </table:table-cell>
          <table:table-cell table:style-name="TBL_5f_0_5f_3.E1" office:value-type="string">
            <text:p text:style-name="P8">1.000,4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89,57</text:p>
          </table:table-cell>
          <table:table-cell table:style-name="TBL_5f_0_5f_3.E1" office:value-type="string">
            <text:p text:style-name="P8">7.534,31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408</text:p>
          </table:table-cell>
          <table:table-cell table:style-name="TBL_5f_0_5f_3.B1" office:value-type="string">
            <text:p text:style-name="P7">ATHOS BRITO DO AMOR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FREI PAULO</text:p>
          </table:table-cell>
          <table:table-cell table:style-name="TBL_5f_0_5f_3.E1" office:value-type="string">
            <text:p text:style-name="P8">7.795,58</text:p>
          </table:table-cell>
          <table:table-cell table:style-name="TBL_5f_0_5f_3.E1" office:value-type="string">
            <text:p text:style-name="P8">1.169,3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988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43,60</text:p>
          </table:table-cell>
          <table:table-cell table:style-name="TBL_5f_0_5f_3.E1" office:value-type="string">
            <text:p text:style-name="P8">14.296,83</text:p>
          </table:table-cell>
          <table:table-cell table:style-name="TBL_5f_0_5f_3.E1" office:value-type="string">
            <text:p text:style-name="P8">1.165,44</text:p>
          </table:table-cell>
          <table:table-cell table:style-name="TBL_5f_0_5f_3.E1" office:value-type="string">
            <text:p text:style-name="P8">2.097,2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262,72</text:p>
          </table:table-cell>
          <table:table-cell table:style-name="TBL_5f_0_5f_3.E1" office:value-type="string">
            <text:p text:style-name="P8">11.034,11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578</text:p>
          </table:table-cell>
          <table:table-cell table:style-name="TBL_5f_0_5f_3.B1" office:value-type="string">
            <text:p text:style-name="P7">AUGUSTO CESAR LEITE DE RESENDE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JUSTICA ESPECIAL CIVEL E CRIMINAL - SAO CRISTOVAO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1.990,57</text:p>
          </table:table-cell>
          <table:table-cell table:style-name="TBL_5f_0_5f_3.E1" office:value-type="string">
            <text:p text:style-name="P8">39.048,59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7.955,0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334,65</text:p>
          </table:table-cell>
          <table:table-cell table:style-name="TBL_5f_0_5f_3.E1" office:value-type="string">
            <text:p text:style-name="P8">26.713,94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92</text:p>
          </table:table-cell>
          <table:table-cell table:style-name="TBL_5f_0_5f_3.B1" office:value-type="string">
            <text:p text:style-name="P7">AUGUSTO CESAR LOBAO MOREIR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ARACAJU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.920,35</text:p>
          </table:table-cell>
          <table:table-cell table:style-name="TBL_5f_0_5f_3.E1" office:value-type="string">
            <text:p text:style-name="P8">12.352,67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654,02</text:p>
          </table:table-cell>
          <table:table-cell table:style-name="TBL_5f_0_5f_3.E1" office:value-type="string">
            <text:p text:style-name="P8">70.364,64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12.614,3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6.993,89</text:p>
          </table:table-cell>
          <table:table-cell table:style-name="TBL_5f_0_5f_3.E1" office:value-type="string">
            <text:p text:style-name="P8">53.370,75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903</text:p>
          </table:table-cell>
          <table:table-cell table:style-name="TBL_5f_0_5f_3.B1" office:value-type="string">
            <text:p text:style-name="P7">AUGUSTO VINICIO FREIR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4ª PROMOTORIA DE JUSTICA DOS DIREITOS DO CIDADAO</text:p>
          </table:table-cell>
          <table:table-cell table:style-name="TBL_5f_0_5f_3.E1" office:value-type="string">
            <text:p text:style-name="P8">6.174,83</text:p>
          </table:table-cell>
          <table:table-cell table:style-name="TBL_5f_0_5f_3.E1" office:value-type="string">
            <text:p text:style-name="P8">487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44,1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10.941,53</text:p>
          </table:table-cell>
          <table:table-cell table:style-name="TBL_5f_0_5f_3.E1" office:value-type="string">
            <text:p text:style-name="P8">866,06</text:p>
          </table:table-cell>
          <table:table-cell table:style-name="TBL_5f_0_5f_3.E1" office:value-type="string">
            <text:p text:style-name="P8">724,5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590,59</text:p>
          </table:table-cell>
          <table:table-cell table:style-name="TBL_5f_0_5f_3.E1" office:value-type="string">
            <text:p text:style-name="P8">9.350,94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317</text:p>
          </table:table-cell>
          <table:table-cell table:style-name="TBL_5f_0_5f_3.B1" office:value-type="string">
            <text:p text:style-name="P7">AYMIR RALIN PIRES DE ATHAYDE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6ª PROMOTORIA DE JUSTICA DOS DIREITOS DO CIDADAO</text:p>
          </table:table-cell>
          <table:table-cell table:style-name="TBL_5f_0_5f_3.E1" office:value-type="string">
            <text:p text:style-name="P8">8.263,31</text:p>
          </table:table-cell>
          <table:table-cell table:style-name="TBL_5f_0_5f_3.E1" office:value-type="string">
            <text:p text:style-name="P8">1.239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167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90,57</text:p>
          </table:table-cell>
          <table:table-cell table:style-name="TBL_5f_0_5f_3.E1" office:value-type="string">
            <text:p text:style-name="P8">14.660,98</text:p>
          </table:table-cell>
          <table:table-cell table:style-name="TBL_5f_0_5f_3.E1" office:value-type="string">
            <text:p text:style-name="P8">1.235,37</text:p>
          </table:table-cell>
          <table:table-cell table:style-name="TBL_5f_0_5f_3.E1" office:value-type="string">
            <text:p text:style-name="P8">2.275,2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510,65</text:p>
          </table:table-cell>
          <table:table-cell table:style-name="TBL_5f_0_5f_3.E1" office:value-type="string">
            <text:p text:style-name="P8">11.150,33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998</text:p>
          </table:table-cell>
          <table:table-cell table:style-name="TBL_5f_0_5f_3.B1" office:value-type="string">
            <text:p text:style-name="P7">BARBARA FERREIRA DOS REIS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CRIMINAL - NOSSA SENHORA DO SOCORRO</text:p>
          </table:table-cell>
          <table:table-cell table:style-name="TBL_5f_0_5f_3.E1" office:value-type="string">
            <text:p text:style-name="P8">5.495,58</text:p>
          </table:table-cell>
          <table:table-cell table:style-name="TBL_5f_0_5f_3.E1" office:value-type="string">
            <text:p text:style-name="P8">433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98,76</text:p>
          </table:table-cell>
          <table:table-cell table:style-name="TBL_5f_0_5f_3.E1" office:value-type="string">
            <text:p text:style-name="P8">8.327,94</text:p>
          </table:table-cell>
          <table:table-cell table:style-name="TBL_5f_0_5f_3.E1" office:value-type="string">
            <text:p text:style-name="P8">770,79</text:p>
          </table:table-cell>
          <table:table-cell table:style-name="TBL_5f_0_5f_3.E1" office:value-type="string">
            <text:p text:style-name="P8">549,2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19,99</text:p>
          </table:table-cell>
          <table:table-cell table:style-name="TBL_5f_0_5f_3.E1" office:value-type="string">
            <text:p text:style-name="P8">7.007,95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752</text:p>
          </table:table-cell>
          <table:table-cell table:style-name="TBL_5f_0_5f_3.B1" office:value-type="string">
            <text:p text:style-name="P7">BARBARA TELES RAMOS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5ª PROCURADORIA DE JUSTICA (1ª CAMARA CIVEL)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000,00</text:p>
          </table:table-cell>
          <table:table-cell table:style-name="TBL_5f_0_5f_3.E1" office:value-type="string">
            <text:p text:style-name="P8">5.00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000,00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428</text:p>
          </table:table-cell>
          <table:table-cell table:style-name="TBL_5f_0_5f_3.B1" office:value-type="string">
            <text:p text:style-name="P7">BELARMINO ALVES DOS ANJOS NET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LAGART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059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144,40</text:p>
          </table:table-cell>
          <table:table-cell table:style-name="TBL_5f_0_5f_3.E1" office:value-type="string">
            <text:p text:style-name="P8">1.020,90</text:p>
          </table:table-cell>
          <table:table-cell table:style-name="TBL_5f_0_5f_3.E1" office:value-type="string">
            <text:p text:style-name="P8">48.913,80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8.055,4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435,05</text:p>
          </table:table-cell>
          <table:table-cell table:style-name="TBL_5f_0_5f_3.E1" office:value-type="string">
            <text:p text:style-name="P8">36.478,75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2184</text:p>
          </table:table-cell>
          <table:table-cell table:style-name="TBL_5f_0_5f_3.B1" office:value-type="string">
            <text:p text:style-name="P7">BERENICE ANDRADE DE MEL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2154</text:p>
          </table:table-cell>
          <table:table-cell table:style-name="TBL_5f_0_5f_3.B1" office:value-type="string">
            <text:p text:style-name="P7">BILLY CARDOSO SOARES</text:p>
          </table:table-cell>
          <table:table-cell table:style-name="TBL_5f_0_5f_3.B1" office:value-type="string">
            <text:p text:style-name="P7">ASSISTENTE TECNICO-ADMINISTRATIVO requisitado</text:p>
          </table:table-cell>
          <table:table-cell table:style-name="TBL_5f_0_5f_3.B1" office:value-type="string">
            <text:p text:style-name="P7">GRUPO DE APOIO OPERACIONAL - SEC. GERAL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46,6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0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20,90</text:p>
          </table:table-cell>
          <table:table-cell table:style-name="TBL_5f_0_5f_3.E1" office:value-type="string">
            <text:p text:style-name="P8">2.267,5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67,52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803</text:p>
          </table:table-cell>
          <table:table-cell table:style-name="TBL_5f_0_5f_3.B1" office:value-type="string">
            <text:p text:style-name="P7">BRENO AMORIM DE BRI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ITABAIANINHA </text:p>
          </table:table-cell>
          <table:table-cell table:style-name="TBL_5f_0_5f_3.E1" office:value-type="string">
            <text:p text:style-name="P8">3.805,28</text:p>
          </table:table-cell>
          <table:table-cell table:style-name="TBL_5f_0_5f_3.E1" office:value-type="string">
            <text:p text:style-name="P8">300,2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24,14</text:p>
          </table:table-cell>
          <table:table-cell table:style-name="TBL_5f_0_5f_3.E1" office:value-type="string">
            <text:p text:style-name="P8">6.829,65</text:p>
          </table:table-cell>
          <table:table-cell table:style-name="TBL_5f_0_5f_3.E1" office:value-type="string">
            <text:p text:style-name="P8">533,72</text:p>
          </table:table-cell>
          <table:table-cell table:style-name="TBL_5f_0_5f_3.E1" office:value-type="string">
            <text:p text:style-name="P8">180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14,69</text:p>
          </table:table-cell>
          <table:table-cell table:style-name="TBL_5f_0_5f_3.E1" office:value-type="string">
            <text:p text:style-name="P8">6.114,96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970</text:p>
          </table:table-cell>
          <table:table-cell table:style-name="TBL_5f_0_5f_3.B1" office:value-type="string">
            <text:p text:style-name="P7">BRUNA BARRETO NUNES MENEZE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2ª PROMOTORIA DE JUSTICA CRIMINAL - SAO CRISTOVAO </text:p>
          </table:table-cell>
          <table:table-cell table:style-name="TBL_5f_0_5f_3.E1" office:value-type="string">
            <text:p text:style-name="P8">3.194,99</text:p>
          </table:table-cell>
          <table:table-cell table:style-name="TBL_5f_0_5f_3.E1" office:value-type="string">
            <text:p text:style-name="P8">168,0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72,84</text:p>
          </table:table-cell>
          <table:table-cell table:style-name="TBL_5f_0_5f_3.E1" office:value-type="string">
            <text:p text:style-name="P8">5.335,89</text:p>
          </table:table-cell>
          <table:table-cell table:style-name="TBL_5f_0_5f_3.E1" office:value-type="string">
            <text:p text:style-name="P8">437,20</text:p>
          </table:table-cell>
          <table:table-cell table:style-name="TBL_5f_0_5f_3.E1" office:value-type="string">
            <text:p text:style-name="P8">84,0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21,28</text:p>
          </table:table-cell>
          <table:table-cell table:style-name="TBL_5f_0_5f_3.E1" office:value-type="string">
            <text:p text:style-name="P8">4.814,61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2006</text:p>
          </table:table-cell>
          <table:table-cell table:style-name="TBL_5f_0_5f_3.B1" office:value-type="string">
            <text:p text:style-name="P7">BRUNA KAROLINE ALVES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AQUIDABA </text:p>
          </table:table-cell>
          <table:table-cell table:style-name="TBL_5f_0_5f_3.E1" office:value-type="string">
            <text:p text:style-name="P8">5.495,58</text:p>
          </table:table-cell>
          <table:table-cell table:style-name="TBL_5f_0_5f_3.E1" office:value-type="string">
            <text:p text:style-name="P8">433,6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12,0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98,76</text:p>
          </table:table-cell>
          <table:table-cell table:style-name="TBL_5f_0_5f_3.E1" office:value-type="string">
            <text:p text:style-name="P8">10.640,02</text:p>
          </table:table-cell>
          <table:table-cell table:style-name="TBL_5f_0_5f_3.E1" office:value-type="string">
            <text:p text:style-name="P8">770,79</text:p>
          </table:table-cell>
          <table:table-cell table:style-name="TBL_5f_0_5f_3.E1" office:value-type="string">
            <text:p text:style-name="P8">549,2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19,99</text:p>
          </table:table-cell>
          <table:table-cell table:style-name="TBL_5f_0_5f_3.E1" office:value-type="string">
            <text:p text:style-name="P8">9.320,03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881</text:p>
          </table:table-cell>
          <table:table-cell table:style-name="TBL_5f_0_5f_3.B1" office:value-type="string">
            <text:p text:style-name="P7">BRUNA TAYNARA DA SILVA NASCIMEN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CRIMINAL - LAGARTO </text:p>
          </table:table-cell>
          <table:table-cell table:style-name="TBL_5f_0_5f_3.E1" office:value-type="string">
            <text:p text:style-name="P8">4.033,60</text:p>
          </table:table-cell>
          <table:table-cell table:style-name="TBL_5f_0_5f_3.E1" office:value-type="string">
            <text:p text:style-name="P8">318,2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98,76</text:p>
          </table:table-cell>
          <table:table-cell table:style-name="TBL_5f_0_5f_3.E1" office:value-type="string">
            <text:p text:style-name="P8">6.750,61</text:p>
          </table:table-cell>
          <table:table-cell table:style-name="TBL_5f_0_5f_3.E1" office:value-type="string">
            <text:p text:style-name="P8">565,74</text:p>
          </table:table-cell>
          <table:table-cell table:style-name="TBL_5f_0_5f_3.E1" office:value-type="string">
            <text:p text:style-name="P8">215,7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81,48</text:p>
          </table:table-cell>
          <table:table-cell table:style-name="TBL_5f_0_5f_3.E1" office:value-type="string">
            <text:p text:style-name="P8">5.969,13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944</text:p>
          </table:table-cell>
          <table:table-cell table:style-name="TBL_5f_0_5f_3.B1" office:value-type="string">
            <text:p text:style-name="P7">BRUNO CARVALHO DE ALENCAR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CEDRO DE SAO JOAO</text:p>
          </table:table-cell>
          <table:table-cell table:style-name="TBL_5f_0_5f_3.E1" office:value-type="string">
            <text:p text:style-name="P8">3.014,14</text:p>
          </table:table-cell>
          <table:table-cell table:style-name="TBL_5f_0_5f_3.E1" office:value-type="string">
            <text:p text:style-name="P8">158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24,14</text:p>
          </table:table-cell>
          <table:table-cell table:style-name="TBL_5f_0_5f_3.E1" office:value-type="string">
            <text:p text:style-name="P8">5.896,82</text:p>
          </table:table-cell>
          <table:table-cell table:style-name="TBL_5f_0_5f_3.E1" office:value-type="string">
            <text:p text:style-name="P8">412,45</text:p>
          </table:table-cell>
          <table:table-cell table:style-name="TBL_5f_0_5f_3.E1" office:value-type="string">
            <text:p text:style-name="P8">64,2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76,67</text:p>
          </table:table-cell>
          <table:table-cell table:style-name="TBL_5f_0_5f_3.E1" office:value-type="string">
            <text:p text:style-name="P8">5.420,15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336</text:p>
          </table:table-cell>
          <table:table-cell table:style-name="TBL_5f_0_5f_3.B1" office:value-type="string">
            <text:p text:style-name="P7">BRUNO GARCIA CRUZ DE HOLANDA CAVALCANTE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DIVISAO DE GESTAO DE PESSOAS - SERVIDORES</text:p>
          </table:table-cell>
          <table:table-cell table:style-name="TBL_5f_0_5f_3.E1" office:value-type="string">
            <text:p text:style-name="P8">4.804,09</text:p>
          </table:table-cell>
          <table:table-cell table:style-name="TBL_5f_0_5f_3.E1" office:value-type="string">
            <text:p text:style-name="P8">720,61</text:p>
          </table:table-cell>
          <table:table-cell table:style-name="TBL_5f_0_5f_3.E1" office:value-type="string">
            <text:p text:style-name="P8">1.981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9.241,53</text:p>
          </table:table-cell>
          <table:table-cell table:style-name="TBL_5f_0_5f_3.E1" office:value-type="string">
            <text:p text:style-name="P8">718,21</text:p>
          </table:table-cell>
          <table:table-cell table:style-name="TBL_5f_0_5f_3.E1" office:value-type="string">
            <text:p text:style-name="P8">945,1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63,39</text:p>
          </table:table-cell>
          <table:table-cell table:style-name="TBL_5f_0_5f_3.E1" office:value-type="string">
            <text:p text:style-name="P8">7.578,14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2185</text:p>
          </table:table-cell>
          <table:table-cell table:style-name="TBL_5f_0_5f_3.B1" office:value-type="string">
            <text:p text:style-name="P7">BRUNO GOMES FERREIRA</text:p>
          </table:table-cell>
          <table:table-cell table:style-name="TBL_5f_0_5f_3.B1" office:value-type="string">
            <text:p text:style-name="P7">SOLDADO - requis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618</text:p>
          </table:table-cell>
          <table:table-cell table:style-name="TBL_5f_0_5f_3.B1" office:value-type="string">
            <text:p text:style-name="P7">BRUNO LEMOS SILVA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- ITAPORANGA D'AJUDA</text:p>
          </table:table-cell>
          <table:table-cell table:style-name="TBL_5f_0_5f_3.E1" office:value-type="string">
            <text:p text:style-name="P8">5.825,31</text:p>
          </table:table-cell>
          <table:table-cell table:style-name="TBL_5f_0_5f_3.E1" office:value-type="string">
            <text:p text:style-name="P8">873,8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51,67</text:p>
          </table:table-cell>
          <table:table-cell table:style-name="TBL_5f_0_5f_3.E1" office:value-type="string">
            <text:p text:style-name="P8">8.850,78</text:p>
          </table:table-cell>
          <table:table-cell table:style-name="TBL_5f_0_5f_3.E1" office:value-type="string">
            <text:p text:style-name="P8">870,88</text:p>
          </table:table-cell>
          <table:table-cell table:style-name="TBL_5f_0_5f_3.E1" office:value-type="string">
            <text:p text:style-name="P8">733,4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04,28</text:p>
          </table:table-cell>
          <table:table-cell table:style-name="TBL_5f_0_5f_3.E1" office:value-type="string">
            <text:p text:style-name="P8">7.246,50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468</text:p>
          </table:table-cell>
          <table:table-cell table:style-name="TBL_5f_0_5f_3.B1" office:value-type="string">
            <text:p text:style-name="P7">BRUNO MELO MOURA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735,0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84,93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50.360,01</text:p>
          </table:table-cell>
          <table:table-cell table:style-name="TBL_5f_0_5f_3.E1" office:value-type="string">
            <text:p text:style-name="P8">4.160,60</text:p>
          </table:table-cell>
          <table:table-cell table:style-name="TBL_5f_0_5f_3.E1" office:value-type="string">
            <text:p text:style-name="P8">11.275,2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5.435,83</text:p>
          </table:table-cell>
          <table:table-cell table:style-name="TBL_5f_0_5f_3.E1" office:value-type="string">
            <text:p text:style-name="P8">34.924,18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330</text:p>
          </table:table-cell>
          <table:table-cell table:style-name="TBL_5f_0_5f_3.B1" office:value-type="string">
            <text:p text:style-name="P7">BRUNO OLIVEIRA FALCA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2ª PROCURADORIA DE JUSTICA (CAMARA CRIMINAL)</text:p>
          </table:table-cell>
          <table:table-cell table:style-name="TBL_5f_0_5f_3.E1" office:value-type="string">
            <text:p text:style-name="P8">7.354,32</text:p>
          </table:table-cell>
          <table:table-cell table:style-name="TBL_5f_0_5f_3.E1" office:value-type="string">
            <text:p text:style-name="P8">3.446,20</text:p>
          </table:table-cell>
          <table:table-cell table:style-name="TBL_5f_0_5f_3.E1" office:value-type="string">
            <text:p text:style-name="P8">7.969,6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20.505,53</text:p>
          </table:table-cell>
          <table:table-cell table:style-name="TBL_5f_0_5f_3.E1" office:value-type="string">
            <text:p text:style-name="P8">1.404,07</text:p>
          </table:table-cell>
          <table:table-cell table:style-name="TBL_5f_0_5f_3.E1" office:value-type="string">
            <text:p text:style-name="P8">3.854,1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258,24</text:p>
          </table:table-cell>
          <table:table-cell table:style-name="TBL_5f_0_5f_3.E1" office:value-type="string">
            <text:p text:style-name="P8">15.247,29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748</text:p>
          </table:table-cell>
          <table:table-cell table:style-name="TBL_5f_0_5f_3.B1" office:value-type="string">
            <text:p text:style-name="P7">BRUNO RAMOS ELOY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8ª PROCURADORIA DE JUSTICA (2ª CAMARA CIVEL)</text:p>
          </table:table-cell>
          <table:table-cell table:style-name="TBL_5f_0_5f_3.E1" office:value-type="string">
            <text:p text:style-name="P8">6.023,94</text:p>
          </table:table-cell>
          <table:table-cell table:style-name="TBL_5f_0_5f_3.E1" office:value-type="string">
            <text:p text:style-name="P8">8.687,98</text:p>
          </table:table-cell>
          <table:table-cell table:style-name="TBL_5f_0_5f_3.E1" office:value-type="string">
            <text:p text:style-name="P8">4.510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20,90</text:p>
          </table:table-cell>
          <table:table-cell table:style-name="TBL_5f_0_5f_3.E1" office:value-type="string">
            <text:p text:style-name="P8">20.243,75</text:p>
          </table:table-cell>
          <table:table-cell table:style-name="TBL_5f_0_5f_3.E1" office:value-type="string">
            <text:p text:style-name="P8">1.758,44</text:p>
          </table:table-cell>
          <table:table-cell table:style-name="TBL_5f_0_5f_3.E1" office:value-type="string">
            <text:p text:style-name="P8">3.933,3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691,79</text:p>
          </table:table-cell>
          <table:table-cell table:style-name="TBL_5f_0_5f_3.E1" office:value-type="string">
            <text:p text:style-name="P8">14.551,96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249</text:p>
          </table:table-cell>
          <table:table-cell table:style-name="TBL_5f_0_5f_3.B1" office:value-type="string">
            <text:p text:style-name="P7">CAIO NABUCO D'AVILA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ENTRO DE APOIO OPERACIONAL DO MEIO AMBIENTE, URBANISMO, PATRIMONIO SOCIAL E CULTURAL</text:p>
          </table:table-cell>
          <table:table-cell table:style-name="TBL_5f_0_5f_3.E1" office:value-type="string">
            <text:p text:style-name="P8">4.804,09</text:p>
          </table:table-cell>
          <table:table-cell table:style-name="TBL_5f_0_5f_3.E1" office:value-type="string">
            <text:p text:style-name="P8">960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7.500,30</text:p>
          </table:table-cell>
          <table:table-cell table:style-name="TBL_5f_0_5f_3.E1" office:value-type="string">
            <text:p text:style-name="P8">749,44</text:p>
          </table:table-cell>
          <table:table-cell table:style-name="TBL_5f_0_5f_3.E1" office:value-type="string">
            <text:p text:style-name="P8">509,8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259,33</text:p>
          </table:table-cell>
          <table:table-cell table:style-name="TBL_5f_0_5f_3.E1" office:value-type="string">
            <text:p text:style-name="P8">6.240,97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633</text:p>
          </table:table-cell>
          <table:table-cell table:style-name="TBL_5f_0_5f_3.B1" office:value-type="string">
            <text:p text:style-name="P7">CAMILA MEDEIROS DE SOUZA MELO VILA NOV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OS DIREITOS DO CIDADAO</text:p>
          </table:table-cell>
          <table:table-cell table:style-name="TBL_5f_0_5f_3.E1" office:value-type="string">
            <text:p text:style-name="P8">4.275,62</text:p>
          </table:table-cell>
          <table:table-cell table:style-name="TBL_5f_0_5f_3.E1" office:value-type="string">
            <text:p text:style-name="P8">449,79</text:p>
          </table:table-cell>
          <table:table-cell table:style-name="TBL_5f_0_5f_3.E1" office:value-type="string">
            <text:p text:style-name="P8">1.213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7.673,91</text:p>
          </table:table-cell>
          <table:table-cell table:style-name="TBL_5f_0_5f_3.E1" office:value-type="string">
            <text:p text:style-name="P8">614,30</text:p>
          </table:table-cell>
          <table:table-cell table:style-name="TBL_5f_0_5f_3.E1" office:value-type="string">
            <text:p text:style-name="P8">542,6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56,96</text:p>
          </table:table-cell>
          <table:table-cell table:style-name="TBL_5f_0_5f_3.E1" office:value-type="string">
            <text:p text:style-name="P8">6.516,95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277</text:p>
          </table:table-cell>
          <table:table-cell table:style-name="TBL_5f_0_5f_3.B1" office:value-type="string">
            <text:p text:style-name="P7">CAMILA NUNES D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ª PROMOTORIA DE JUSTICA - ARACAJU</text:p>
          </table:table-cell>
          <table:table-cell table:style-name="TBL_5f_0_5f_3.E1" office:value-type="string">
            <text:p text:style-name="P8">9.284,66</text:p>
          </table:table-cell>
          <table:table-cell table:style-name="TBL_5f_0_5f_3.E1" office:value-type="string">
            <text:p text:style-name="P8">1.392,7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12.412,75</text:p>
          </table:table-cell>
          <table:table-cell table:style-name="TBL_5f_0_5f_3.E1" office:value-type="string">
            <text:p text:style-name="P8">1.388,06</text:p>
          </table:table-cell>
          <table:table-cell table:style-name="TBL_5f_0_5f_3.E1" office:value-type="string">
            <text:p text:style-name="P8">1.685,2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073,26</text:p>
          </table:table-cell>
          <table:table-cell table:style-name="TBL_5f_0_5f_3.E1" office:value-type="string">
            <text:p text:style-name="P8">9.339,49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2094</text:p>
          </table:table-cell>
          <table:table-cell table:style-name="TBL_5f_0_5f_3.B1" office:value-type="string">
            <text:p text:style-name="P7">CARINA ALVES DE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2.530,7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89,71</text:p>
          </table:table-cell>
          <table:table-cell table:style-name="TBL_5f_0_5f_3.E1" office:value-type="string">
            <text:p text:style-name="P8">843,5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51,67</text:p>
          </table:table-cell>
          <table:table-cell table:style-name="TBL_5f_0_5f_3.E1" office:value-type="string">
            <text:p text:style-name="P8">6.615,70</text:p>
          </table:table-cell>
          <table:table-cell table:style-name="TBL_5f_0_5f_3.E1" office:value-type="string">
            <text:p text:style-name="P8">329,00</text:p>
          </table:table-cell>
          <table:table-cell table:style-name="TBL_5f_0_5f_3.E1" office:value-type="string">
            <text:p text:style-name="P8">102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31,00</text:p>
          </table:table-cell>
          <table:table-cell table:style-name="TBL_5f_0_5f_3.E1" office:value-type="string">
            <text:p text:style-name="P8">6.184,70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584</text:p>
          </table:table-cell>
          <table:table-cell table:style-name="TBL_5f_0_5f_3.B1" office:value-type="string">
            <text:p text:style-name="P7">CARLA ROCHA BARRETO HORA DE LIM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2ª PROMOTORIA DE JUSTICA - ESTANCIA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705,81</text:p>
          </table:table-cell>
          <table:table-cell table:style-name="TBL_5f_0_5f_3.E1" office:value-type="string">
            <text:p text:style-name="P8">14.343,24</text:p>
          </table:table-cell>
          <table:table-cell table:style-name="TBL_5f_0_5f_3.E1" office:value-type="string">
            <text:p text:style-name="P8">51.738,16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8.053,4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433,03</text:p>
          </table:table-cell>
          <table:table-cell table:style-name="TBL_5f_0_5f_3.E1" office:value-type="string">
            <text:p text:style-name="P8">39.305,13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55</text:p>
          </table:table-cell>
          <table:table-cell table:style-name="TBL_5f_0_5f_3.B1" office:value-type="string">
            <text:p text:style-name="P7">CARLOS AUGUSTO ALCANTARA MACHADO</text:p>
          </table:table-cell>
          <table:table-cell table:style-name="TBL_5f_0_5f_3.B1" office:value-type="string">
            <text:p text:style-name="P7">PROCURADOR DE JUSTIÇA</text:p>
          </table:table-cell>
          <table:table-cell table:style-name="TBL_5f_0_5f_3.B1" office:value-type="string">
            <text:p text:style-name="P7">14ª PROCURADORIA DE JUSTICA (CAMARA CRIMINAL)</text:p>
          </table:table-cell>
          <table:table-cell table:style-name="TBL_5f_0_5f_3.E1" office:value-type="string">
            <text:p text:style-name="P8">35.462,22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746,41</text:p>
          </table:table-cell>
          <table:table-cell table:style-name="TBL_5f_0_5f_3.E1" office:value-type="string">
            <text:p text:style-name="P8">6.043,79</text:p>
          </table:table-cell>
          <table:table-cell table:style-name="TBL_5f_0_5f_3.E1" office:value-type="string">
            <text:p text:style-name="P8">2.194,71</text:p>
          </table:table-cell>
          <table:table-cell table:style-name="TBL_5f_0_5f_3.E1" office:value-type="string">
            <text:p text:style-name="P8">49.495,78</text:p>
          </table:table-cell>
          <table:table-cell table:style-name="TBL_5f_0_5f_3.E1" office:value-type="string">
            <text:p text:style-name="P8">4.746,41</text:p>
          </table:table-cell>
          <table:table-cell table:style-name="TBL_5f_0_5f_3.E1" office:value-type="string">
            <text:p text:style-name="P8">9.884,17</text:p>
          </table:table-cell>
          <table:table-cell table:style-name="TBL_5f_0_5f_3.E1" office:value-type="string">
            <text:p text:style-name="P8">3.261,34</text:p>
          </table:table-cell>
          <table:table-cell table:style-name="TBL_5f_0_5f_3.E1" office:value-type="string">
            <text:p text:style-name="P8">17.891,92</text:p>
          </table:table-cell>
          <table:table-cell table:style-name="TBL_5f_0_5f_3.E1" office:value-type="string">
            <text:p text:style-name="P8">31.603,86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2149</text:p>
          </table:table-cell>
          <table:table-cell table:style-name="TBL_5f_0_5f_3.B1" office:value-type="string">
            <text:p text:style-name="P7">CARLOS AUGUSTO DOS SANTOS RAM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185,44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446</text:p>
          </table:table-cell>
          <table:table-cell table:style-name="TBL_5f_0_5f_3.B1" office:value-type="string">
            <text:p text:style-name="P7">CARLOS CESAR SOUZA SOARES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2055</text:p>
          </table:table-cell>
          <table:table-cell table:style-name="TBL_5f_0_5f_3.B1" office:value-type="string">
            <text:p text:style-name="P7">CARLOS FERNANDO AQUINO MOTA</text:p>
          </table:table-cell>
          <table:table-cell table:style-name="TBL_5f_0_5f_3.B1" office:value-type="string">
            <text:p text:style-name="P7">ANALISTA DO MP -Informática - G. e A.de P. de Infraestrutura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4.891,05</text:p>
          </table:table-cell>
          <table:table-cell table:style-name="TBL_5f_0_5f_3.E1" office:value-type="string">
            <text:p text:style-name="P8">257,2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6.883,71</text:p>
          </table:table-cell>
          <table:table-cell table:style-name="TBL_5f_0_5f_3.E1" office:value-type="string">
            <text:p text:style-name="P8">669,28</text:p>
          </table:table-cell>
          <table:table-cell table:style-name="TBL_5f_0_5f_3.E1" office:value-type="string">
            <text:p text:style-name="P8">329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8,28</text:p>
          </table:table-cell>
          <table:table-cell table:style-name="TBL_5f_0_5f_3.E1" office:value-type="string">
            <text:p text:style-name="P8">5.885,43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428</text:p>
          </table:table-cell>
          <table:table-cell table:style-name="TBL_5f_0_5f_3.B1" office:value-type="string">
            <text:p text:style-name="P7">CARLOS HENRIQUE DE MELO CONCEICAO</text:p>
          </table:table-cell>
          <table:table-cell table:style-name="TBL_5f_0_5f_3.B1" office:value-type="string">
            <text:p text:style-name="P7">COORDENADOR DE ACOMP. DE ATIV. JUDICIAIS</text:p>
          </table:table-cell>
          <table:table-cell table:style-name="TBL_5f_0_5f_3.B1" office:value-type="string">
            <text:p text:style-name="P7">CORREGEDORIA GERAL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279,3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8.014,75</text:p>
          </table:table-cell>
          <table:table-cell table:style-name="TBL_5f_0_5f_3.E1" office:value-type="string">
            <text:p text:style-name="P8">642,34</text:p>
          </table:table-cell>
          <table:table-cell table:style-name="TBL_5f_0_5f_3.E1" office:value-type="string">
            <text:p text:style-name="P8">680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23,16</text:p>
          </table:table-cell>
          <table:table-cell table:style-name="TBL_5f_0_5f_3.E1" office:value-type="string">
            <text:p text:style-name="P8">6.691,59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589</text:p>
          </table:table-cell>
          <table:table-cell table:style-name="TBL_5f_0_5f_3.B1" office:value-type="string">
            <text:p text:style-name="P7">CARLOS HENRIQUE SIQUEIRA RIBEIR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2ª PROMOTORIA DE JUSTICA - SIMAO DIAS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90,57</text:p>
          </table:table-cell>
          <table:table-cell table:style-name="TBL_5f_0_5f_3.E1" office:value-type="string">
            <text:p text:style-name="P8">35.679,68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7.086,4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466,07</text:p>
          </table:table-cell>
          <table:table-cell table:style-name="TBL_5f_0_5f_3.E1" office:value-type="string">
            <text:p text:style-name="P8">24.213,61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957</text:p>
          </table:table-cell>
          <table:table-cell table:style-name="TBL_5f_0_5f_3.B1" office:value-type="string">
            <text:p text:style-name="P7">CARLOS ISSAC DOS SANTO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2ª PROMOTORIA DE JUSTICA - NOSSA SENHORA DA GLORIA</text:p>
          </table:table-cell>
          <table:table-cell table:style-name="TBL_5f_0_5f_3.E1" office:value-type="string">
            <text:p text:style-name="P8">2.530,74</text:p>
          </table:table-cell>
          <table:table-cell table:style-name="TBL_5f_0_5f_3.E1" office:value-type="string">
            <text:p text:style-name="P8">133,1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24,14</text:p>
          </table:table-cell>
          <table:table-cell table:style-name="TBL_5f_0_5f_3.E1" office:value-type="string">
            <text:p text:style-name="P8">5.388,00</text:p>
          </table:table-cell>
          <table:table-cell table:style-name="TBL_5f_0_5f_3.E1" office:value-type="string">
            <text:p text:style-name="P8">346,3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46,30</text:p>
          </table:table-cell>
          <table:table-cell table:style-name="TBL_5f_0_5f_3.E1" office:value-type="string">
            <text:p text:style-name="P8">5.041,70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35</text:p>
          </table:table-cell>
          <table:table-cell table:style-name="TBL_5f_0_5f_3.B1" office:value-type="string">
            <text:p text:style-name="P7">CARMEM MESQUITA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633,12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42</text:p>
          </table:table-cell>
          <table:table-cell table:style-name="TBL_5f_0_5f_3.B1" office:value-type="string">
            <text:p text:style-name="P7">CARMEN LUCIA BUARQUE DE GUSMA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DISTRITAL - ARACAJU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579,25</text:p>
          </table:table-cell>
          <table:table-cell table:style-name="TBL_5f_0_5f_3.E1" office:value-type="string">
            <text:p text:style-name="P8">4.515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654,02</text:p>
          </table:table-cell>
          <table:table-cell table:style-name="TBL_5f_0_5f_3.E1" office:value-type="string">
            <text:p text:style-name="P8">53.486,94</text:p>
          </table:table-cell>
          <table:table-cell table:style-name="TBL_5f_0_5f_3.E1" office:value-type="string">
            <text:p text:style-name="P8">4.515,91</text:p>
          </table:table-cell>
          <table:table-cell table:style-name="TBL_5f_0_5f_3.E1" office:value-type="string">
            <text:p text:style-name="P8">11.815,6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6.331,59</text:p>
          </table:table-cell>
          <table:table-cell table:style-name="TBL_5f_0_5f_3.E1" office:value-type="string">
            <text:p text:style-name="P8">37.155,35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755</text:p>
          </table:table-cell>
          <table:table-cell table:style-name="TBL_5f_0_5f_3.B1" office:value-type="string">
            <text:p text:style-name="P7">CAROLINE BUENOS AIRES MONT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3ª PROMOTORIA DE JUSTICA DAS EXECUCOES CRIMINAIS DE ARACAJU</text:p>
          </table:table-cell>
          <table:table-cell table:style-name="TBL_5f_0_5f_3.E1" office:value-type="string">
            <text:p text:style-name="P8">6.938,04</text:p>
          </table:table-cell>
          <table:table-cell table:style-name="TBL_5f_0_5f_3.E1" office:value-type="string">
            <text:p text:style-name="P8">903,3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35,39</text:p>
          </table:table-cell>
          <table:table-cell table:style-name="TBL_5f_0_5f_3.E1" office:value-type="string">
            <text:p text:style-name="P8">9.576,76</text:p>
          </table:table-cell>
          <table:table-cell table:style-name="TBL_5f_0_5f_3.E1" office:value-type="string">
            <text:p text:style-name="P8">1.008,69</text:p>
          </table:table-cell>
          <table:table-cell table:style-name="TBL_5f_0_5f_3.E1" office:value-type="string">
            <text:p text:style-name="P8">987,0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95,71</text:p>
          </table:table-cell>
          <table:table-cell table:style-name="TBL_5f_0_5f_3.E1" office:value-type="string">
            <text:p text:style-name="P8">7.581,05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698</text:p>
          </table:table-cell>
          <table:table-cell table:style-name="TBL_5f_0_5f_3.B1" office:value-type="string">
            <text:p text:style-name="P7">CAROLINE LEAO NOGUEIRA MELO</text:p>
          </table:table-cell>
          <table:table-cell table:style-name="TBL_5f_0_5f_3.B1" office:value-type="string">
            <text:p text:style-name="P7">PROMOTOR DE JUSTIÇA SUBSTITUTO</text:p>
          </table:table-cell>
          <table:table-cell table:style-name="TBL_5f_0_5f_3.B1" office:value-type="string">
            <text:p text:style-name="P7">PROMOTOR DE JUSTICA SUBSTITUTO</text:p>
          </table:table-cell>
          <table:table-cell table:style-name="TBL_5f_0_5f_3.E1" office:value-type="string">
            <text:p text:style-name="P8">30.404,4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06,68</text:p>
          </table:table-cell>
          <table:table-cell table:style-name="TBL_5f_0_5f_3.E1" office:value-type="string">
            <text:p text:style-name="P8">1.020,90</text:p>
          </table:table-cell>
          <table:table-cell table:style-name="TBL_5f_0_5f_3.E1" office:value-type="string">
            <text:p text:style-name="P8">31.532,00</text:p>
          </table:table-cell>
          <table:table-cell table:style-name="TBL_5f_0_5f_3.E1" office:value-type="string">
            <text:p text:style-name="P8">3.952,57</text:p>
          </table:table-cell>
          <table:table-cell table:style-name="TBL_5f_0_5f_3.E1" office:value-type="string">
            <text:p text:style-name="P8">6.434,2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0.386,81</text:p>
          </table:table-cell>
          <table:table-cell table:style-name="TBL_5f_0_5f_3.E1" office:value-type="string">
            <text:p text:style-name="P8">21.145,19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421</text:p>
          </table:table-cell>
          <table:table-cell table:style-name="TBL_5f_0_5f_3.B1" office:value-type="string">
            <text:p text:style-name="P7">CAROLINE OLIVEIRA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6.938,04</text:p>
          </table:table-cell>
          <table:table-cell table:style-name="TBL_5f_0_5f_3.E1" office:value-type="string">
            <text:p text:style-name="P8">1.040,71</text:p>
          </table:table-cell>
          <table:table-cell table:style-name="TBL_5f_0_5f_3.E1" office:value-type="string">
            <text:p text:style-name="P8">1.199,9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00,00</text:p>
          </table:table-cell>
          <table:table-cell table:style-name="TBL_5f_0_5f_3.E1" office:value-type="string">
            <text:p text:style-name="P8">1.990,57</text:p>
          </table:table-cell>
          <table:table-cell table:style-name="TBL_5f_0_5f_3.E1" office:value-type="string">
            <text:p text:style-name="P8">11.569,27</text:p>
          </table:table-cell>
          <table:table-cell table:style-name="TBL_5f_0_5f_3.E1" office:value-type="string">
            <text:p text:style-name="P8">1.037,24</text:p>
          </table:table-cell>
          <table:table-cell table:style-name="TBL_5f_0_5f_3.E1" office:value-type="string">
            <text:p text:style-name="P8">1.479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16,78</text:p>
          </table:table-cell>
          <table:table-cell table:style-name="TBL_5f_0_5f_3.E1" office:value-type="string">
            <text:p text:style-name="P8">9.052,49</text:p>
          </table:table-cell>
          <table:table-cell table:style-name="TBL_5f_0_5f_3.S44" office:value-type="string">
            <text:p text:style-name="Standard"/>
          </table:table-cell>
        </table:table-row>
        <table:table-row table:style-name="TBL_5f_0_5f_3.1">
          <table:table-cell table:style-name="TBL_5f_0_5f_3.A1" office:value-type="string">
            <text:p text:style-name="P7">1922</text:p>
          </table:table-cell>
          <table:table-cell table:style-name="TBL_5f_0_5f_3.B1" office:value-type="string">
            <text:p text:style-name="P7">CAROLINE VIVAS GONCALVES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3.175,41</text:p>
          </table:table-cell>
          <table:table-cell table:style-name="TBL_5f_0_5f_3.E1" office:value-type="string">
            <text:p text:style-name="P8">1.344,21</text:p>
          </table:table-cell>
          <table:table-cell table:style-name="TBL_5f_0_5f_3.E1" office:value-type="string">
            <text:p text:style-name="P8">10.312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20,90</text:p>
          </table:table-cell>
          <table:table-cell table:style-name="TBL_5f_0_5f_3.E1" office:value-type="string">
            <text:p text:style-name="P8">15.853,19</text:p>
          </table:table-cell>
          <table:table-cell table:style-name="TBL_5f_0_5f_3.E1" office:value-type="string">
            <text:p text:style-name="P8">433,44</text:p>
          </table:table-cell>
          <table:table-cell table:style-name="TBL_5f_0_5f_3.E1" office:value-type="string">
            <text:p text:style-name="P8">3.090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523,76</text:p>
          </table:table-cell>
          <table:table-cell table:style-name="TBL_5f_0_5f_3.E1" office:value-type="string">
            <text:p text:style-name="P8">12.329,43</text:p>
          </table:table-cell>
          <table:table-cell table:style-name="TBL_5f_0_5f_3.S44" office:value-type="string">
            <text:p text:style-name="Standard"/>
          </table:table-cell>
        </table:table-row>
      </table:table>
      <table:table table:name="TBL_0_4" table:style-name="TBL_5f_0_5f_4">
        <table:table-column table:style-name="TBL_5f_0_5f_4.A"/>
        <table:table-column table:style-name="TBL_5f_0_5f_4.B"/>
        <table:table-column table:style-name="TBL_5f_0_5f_4.C"/>
        <table:table-column table:style-name="TBL_5f_0_5f_4.D"/>
        <table:table-column table:style-name="TBL_5f_0_5f_4.E"/>
        <table:table-column table:style-name="TBL_5f_0_5f_4.F"/>
        <table:table-column table:style-name="TBL_5f_0_5f_4.G"/>
        <table:table-column table:style-name="TBL_5f_0_5f_4.H"/>
        <table:table-column table:style-name="TBL_5f_0_5f_4.I"/>
        <table:table-column table:style-name="TBL_5f_0_5f_4.J"/>
        <table:table-column table:style-name="TBL_5f_0_5f_4.E"/>
        <table:table-column table:style-name="TBL_5f_0_5f_4.L" table:number-columns-repeated="2"/>
        <table:table-column table:style-name="TBL_5f_0_5f_4.J"/>
        <table:table-column table:style-name="TBL_5f_0_5f_4.O"/>
        <table:table-column table:style-name="TBL_5f_0_5f_4.P"/>
        <table:table-column table:style-name="TBL_5f_0_5f_4.Q"/>
        <table:table-column table:style-name="TBL_5f_0_5f_4.R"/>
        <table:table-column table:style-name="TBL_5f_0_5f_4.S"/>
        <table:table-row table:style-name="TBL_5f_0_5f_4.1">
          <table:table-cell table:style-name="TBL_5f_0_5f_4.A1" office:value-type="string">
            <text:p text:style-name="P7"><text:bookmark text:name="JR_PAGE_ANCHOR_0_5"/>1541</text:p>
          </table:table-cell>
          <table:table-cell table:style-name="TBL_5f_0_5f_4.B1" office:value-type="string">
            <text:p text:style-name="P7">CATIANE DOS SANTOS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5ª PROMOTORIA DE JUSTICA DOS DIREITOS DO CIDADAO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449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6.460,80</text:p>
          </table:table-cell>
          <table:table-cell table:style-name="TBL_5f_0_5f_4.E1" office:value-type="string">
            <text:p text:style-name="P8">614,30</text:p>
          </table:table-cell>
          <table:table-cell table:style-name="TBL_5f_0_5f_4.E1" office:value-type="string">
            <text:p text:style-name="P8">288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03,17</text:p>
          </table:table-cell>
          <table:table-cell table:style-name="TBL_5f_0_5f_4.E1" office:value-type="string">
            <text:p text:style-name="P8">5.557,63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549</text:p>
          </table:table-cell>
          <table:table-cell table:style-name="TBL_5f_0_5f_4.B1" office:value-type="string">
            <text:p text:style-name="P7">CAYO RUBENS CASTILHANO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9ª PROMOTORIA DE JUSTICA DOS DIREITOS DO CIDADAO</text:p>
          </table:table-cell>
          <table:table-cell table:style-name="TBL_5f_0_5f_4.E1" office:value-type="string">
            <text:p text:style-name="P8">3.805,28</text:p>
          </table:table-cell>
          <table:table-cell table:style-name="TBL_5f_0_5f_4.E1" office:value-type="string">
            <text:p text:style-name="P8">570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6.511,46</text:p>
          </table:table-cell>
          <table:table-cell table:style-name="TBL_5f_0_5f_4.E1" office:value-type="string">
            <text:p text:style-name="P8">568,89</text:p>
          </table:table-cell>
          <table:table-cell table:style-name="TBL_5f_0_5f_4.E1" office:value-type="string">
            <text:p text:style-name="P8">310,4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879,38</text:p>
          </table:table-cell>
          <table:table-cell table:style-name="TBL_5f_0_5f_4.E1" office:value-type="string">
            <text:p text:style-name="P8">5.632,08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628</text:p>
          </table:table-cell>
          <table:table-cell table:style-name="TBL_5f_0_5f_4.B1" office:value-type="string">
            <text:p text:style-name="P7">CECILIA NOGUEIRA GUIMARAES BARRET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PROMOTORIA DE JUSTICA ESPECIAL CIVEL E CRIMINAL - ESTANCIA 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229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73,80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47.583,18</text:p>
          </table:table-cell>
          <table:table-cell table:style-name="TBL_5f_0_5f_4.E1" office:value-type="string">
            <text:p text:style-name="P8">4.379,58</text:p>
          </table:table-cell>
          <table:table-cell table:style-name="TBL_5f_0_5f_4.E1" office:value-type="string">
            <text:p text:style-name="P8">7.323,9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03,50</text:p>
          </table:table-cell>
          <table:table-cell table:style-name="TBL_5f_0_5f_4.E1" office:value-type="string">
            <text:p text:style-name="P8">35.879,68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234</text:p>
          </table:table-cell>
          <table:table-cell table:style-name="TBL_5f_0_5f_4.B1" office:value-type="string">
            <text:p text:style-name="P7">CELENE SOCORRO DE MORAES OLIVEIRA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DIVISAO DE COMUNICACAO CERIMONIAL E EVENTOS/GPGJ</text:p>
          </table:table-cell>
          <table:table-cell table:style-name="TBL_5f_0_5f_4.E1" office:value-type="string">
            <text:p text:style-name="P8">5.092,34</text:p>
          </table:table-cell>
          <table:table-cell table:style-name="TBL_5f_0_5f_4.E1" office:value-type="string">
            <text:p text:style-name="P8">4.967,1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07,7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94,71</text:p>
          </table:table-cell>
          <table:table-cell table:style-name="TBL_5f_0_5f_4.E1" office:value-type="string">
            <text:p text:style-name="P8">13.561,95</text:p>
          </table:table-cell>
          <table:table-cell table:style-name="TBL_5f_0_5f_4.E1" office:value-type="string">
            <text:p text:style-name="P8">1.307,74</text:p>
          </table:table-cell>
          <table:table-cell table:style-name="TBL_5f_0_5f_4.E1" office:value-type="string">
            <text:p text:style-name="P8">1.897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204,74</text:p>
          </table:table-cell>
          <table:table-cell table:style-name="TBL_5f_0_5f_4.E1" office:value-type="string">
            <text:p text:style-name="P8">10.357,21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477</text:p>
          </table:table-cell>
          <table:table-cell table:style-name="TBL_5f_0_5f_4.B1" office:value-type="string">
            <text:p text:style-name="P7">CELIA REGINA SANTOS ANDRADE</text:p>
          </table:table-cell>
          <table:table-cell table:style-name="TBL_5f_0_5f_4.B1" office:value-type="string">
            <text:p text:style-name="P7">ASSIST. ADMINISTRATIVO - requisitado</text:p>
          </table:table-cell>
          <table:table-cell table:style-name="TBL_5f_0_5f_4.B1" office:value-type="string">
            <text:p text:style-name="P7">PROMOTORIA DE JUSTICA - AQUIDABA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46,6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0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20,90</text:p>
          </table:table-cell>
          <table:table-cell table:style-name="TBL_5f_0_5f_4.E1" office:value-type="string">
            <text:p text:style-name="P8">2.267,52</text:p>
          </table:table-cell>
          <table:table-cell table:style-name="TBL_5f_0_5f_4.E1" office:value-type="string">
            <text:p text:style-name="P8">112,2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2,20</text:p>
          </table:table-cell>
          <table:table-cell table:style-name="TBL_5f_0_5f_4.E1" office:value-type="string">
            <text:p text:style-name="P8">2.155,32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6</text:p>
          </table:table-cell>
          <table:table-cell table:style-name="TBL_5f_0_5f_4.B1" office:value-type="string">
            <text:p text:style-name="P7">CELSO LUIS DORIA LEO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12ª PROCURADORIA DE JUSTICA (CAMARA CRIMINAL)</text:p>
          </table:table-cell>
          <table:table-cell table:style-name="TBL_5f_0_5f_4.E1" office:value-type="string">
            <text:p text:style-name="P8">35.462,22</text:p>
          </table:table-cell>
          <table:table-cell table:style-name="TBL_5f_0_5f_4.E1" office:value-type="string">
            <text:p text:style-name="P8">1.048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3.669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746,4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654,02</text:p>
          </table:table-cell>
          <table:table-cell table:style-name="TBL_5f_0_5f_4.E1" office:value-type="string">
            <text:p text:style-name="P8">57.581,17</text:p>
          </table:table-cell>
          <table:table-cell table:style-name="TBL_5f_0_5f_4.E1" office:value-type="string">
            <text:p text:style-name="P8">4.746,41</text:p>
          </table:table-cell>
          <table:table-cell table:style-name="TBL_5f_0_5f_4.E1" office:value-type="string">
            <text:p text:style-name="P8">9.171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3.917,54</text:p>
          </table:table-cell>
          <table:table-cell table:style-name="TBL_5f_0_5f_4.E1" office:value-type="string">
            <text:p text:style-name="P8">43.663,63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996</text:p>
          </table:table-cell>
          <table:table-cell table:style-name="TBL_5f_0_5f_4.B1" office:value-type="string">
            <text:p text:style-name="P7">CELSO PINTO COSTA</text:p>
          </table:table-cell>
          <table:table-cell table:style-name="TBL_5f_0_5f_4.B1" office:value-type="string">
            <text:p text:style-name="P7">3º SARGENTO - requisitado - BESP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85,4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69,0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54,4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54,45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237</text:p>
          </table:table-cell>
          <table:table-cell table:style-name="TBL_5f_0_5f_4.B1" office:value-type="string">
            <text:p text:style-name="P7">CIBELLE MACHADO DE SOUZA ENOMOT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PROMOTORIA DE JUSTICA DE ACIDENTES E DE DELITOS DE TRÂNSITO DE ARACAJ</text:p>
          </table:table-cell>
          <table:table-cell table:style-name="TBL_5f_0_5f_4.E1" office:value-type="string">
            <text:p text:style-name="P8">7.795,58</text:p>
          </table:table-cell>
          <table:table-cell table:style-name="TBL_5f_0_5f_4.E1" office:value-type="string">
            <text:p text:style-name="P8">1.169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10.700,31</text:p>
          </table:table-cell>
          <table:table-cell table:style-name="TBL_5f_0_5f_4.E1" office:value-type="string">
            <text:p text:style-name="P8">1.165,44</text:p>
          </table:table-cell>
          <table:table-cell table:style-name="TBL_5f_0_5f_4.E1" office:value-type="string">
            <text:p text:style-name="P8">1.275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40,94</text:p>
          </table:table-cell>
          <table:table-cell table:style-name="TBL_5f_0_5f_4.E1" office:value-type="string">
            <text:p text:style-name="P8">9.534,87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949</text:p>
          </table:table-cell>
          <table:table-cell table:style-name="TBL_5f_0_5f_4.B1" office:value-type="string">
            <text:p text:style-name="P7">CINTHIA CARDOZO ROZA DE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ASSESSORIA JURIDICA</text:p>
          </table:table-cell>
          <table:table-cell table:style-name="TBL_5f_0_5f_4.E1" office:value-type="string">
            <text:p text:style-name="P8">3.589,89</text:p>
          </table:table-cell>
          <table:table-cell table:style-name="TBL_5f_0_5f_4.E1" office:value-type="string">
            <text:p text:style-name="P8">377,66</text:p>
          </table:table-cell>
          <table:table-cell table:style-name="TBL_5f_0_5f_4.E1" office:value-type="string">
            <text:p text:style-name="P8">2.497,6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8.200,60</text:p>
          </table:table-cell>
          <table:table-cell table:style-name="TBL_5f_0_5f_4.E1" office:value-type="string">
            <text:p text:style-name="P8">515,78</text:p>
          </table:table-cell>
          <table:table-cell table:style-name="TBL_5f_0_5f_4.E1" office:value-type="string">
            <text:p text:style-name="P8">766,7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82,51</text:p>
          </table:table-cell>
          <table:table-cell table:style-name="TBL_5f_0_5f_4.E1" office:value-type="string">
            <text:p text:style-name="P8">6.918,09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978</text:p>
          </table:table-cell>
          <table:table-cell table:style-name="TBL_5f_0_5f_4.B1" office:value-type="string">
            <text:p text:style-name="P7">CINTHIA MAGNO SANTOS LEA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CENTRO DE APOIO OPERACIONAL DE DEFESA DOS DIREITOS HUMAN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21,8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3.757,24</text:p>
          </table:table-cell>
          <table:table-cell table:style-name="TBL_5f_0_5f_4.E1" office:value-type="string">
            <text:p text:style-name="P8">181,9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81,97</text:p>
          </table:table-cell>
          <table:table-cell table:style-name="TBL_5f_0_5f_4.E1" office:value-type="string">
            <text:p text:style-name="P8">3.575,27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580</text:p>
          </table:table-cell>
          <table:table-cell table:style-name="TBL_5f_0_5f_4.B1" office:value-type="string">
            <text:p text:style-name="P7">CLAUDIA DANIELA DE FREITAS SILVEIRA FRANC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4ª PROMOTORIA DE JUSTICA DO TRIBUNAL DO JURI - ARACAJU 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352,6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51.401,26</text:p>
          </table:table-cell>
          <table:table-cell table:style-name="TBL_5f_0_5f_4.E1" office:value-type="string">
            <text:p text:style-name="P8">4.379,58</text:p>
          </table:table-cell>
          <table:table-cell table:style-name="TBL_5f_0_5f_4.E1" office:value-type="string">
            <text:p text:style-name="P8">11.462,0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5.841,64</text:p>
          </table:table-cell>
          <table:table-cell table:style-name="TBL_5f_0_5f_4.E1" office:value-type="string">
            <text:p text:style-name="P8">35.559,62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594</text:p>
          </table:table-cell>
          <table:table-cell table:style-name="TBL_5f_0_5f_4.B1" office:value-type="string">
            <text:p text:style-name="P7">CLAUDIA DO AMARAL CALMON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1ª PROMOTORIA DE JUSTIÇA AUXILIAR DE ARACAJU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39.048,59</text:p>
          </table:table-cell>
          <table:table-cell table:style-name="TBL_5f_0_5f_4.E1" office:value-type="string">
            <text:p text:style-name="P8">4.379,58</text:p>
          </table:table-cell>
          <table:table-cell table:style-name="TBL_5f_0_5f_4.E1" office:value-type="string">
            <text:p text:style-name="P8">8.065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444,65</text:p>
          </table:table-cell>
          <table:table-cell table:style-name="TBL_5f_0_5f_4.E1" office:value-type="string">
            <text:p text:style-name="P8">26.603,94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721</text:p>
          </table:table-cell>
          <table:table-cell table:style-name="TBL_5f_0_5f_4.B1" office:value-type="string">
            <text:p text:style-name="P7">CLAUDIA ERNESTA DOS SANTOS</text:p>
          </table:table-cell>
          <table:table-cell table:style-name="TBL_5f_0_5f_4.B1" office:value-type="string">
            <text:p text:style-name="P7">EXEC. DE SERV. BÁSICOS - requisitado</text:p>
          </table:table-cell>
          <table:table-cell table:style-name="TBL_5f_0_5f_4.B1" office:value-type="string">
            <text:p text:style-name="P7">1ª PROMOTORIA DE JUSTICA DISTRITAL - ARACAJU </text:p>
          </table:table-cell>
          <table:table-cell table:style-name="TBL_5f_0_5f_4.E1" office:value-type="string">
            <text:p text:style-name="P8">945,00</text:p>
          </table:table-cell>
          <table:table-cell table:style-name="TBL_5f_0_5f_4.E1" office:value-type="string">
            <text:p text:style-name="P8">1.185,44</text:p>
          </table:table-cell>
          <table:table-cell table:style-name="TBL_5f_0_5f_4.E1" office:value-type="string">
            <text:p text:style-name="P8">946,6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20,90</text:p>
          </table:table-cell>
          <table:table-cell table:style-name="TBL_5f_0_5f_4.E1" office:value-type="string">
            <text:p text:style-name="P8">4.097,96</text:p>
          </table:table-cell>
          <table:table-cell table:style-name="TBL_5f_0_5f_4.E1" office:value-type="string">
            <text:p text:style-name="P8">122,85</text:p>
          </table:table-cell>
          <table:table-cell table:style-name="TBL_5f_0_5f_4.E1" office:value-type="string">
            <text:p text:style-name="P8">88,3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11,18</text:p>
          </table:table-cell>
          <table:table-cell table:style-name="TBL_5f_0_5f_4.E1" office:value-type="string">
            <text:p text:style-name="P8">3.886,78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595</text:p>
          </table:table-cell>
          <table:table-cell table:style-name="TBL_5f_0_5f_4.B1" office:value-type="string">
            <text:p text:style-name="P7">CLAUDIA REGINA SANTOS LIMA GETIRAN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6ª PROMOTORIA DE JUSTICA CRIMINAL - ARACAJU</text:p>
          </table:table-cell>
          <table:table-cell table:style-name="TBL_5f_0_5f_4.E1" office:value-type="string">
            <text:p text:style-name="P8">2.387,49</text:p>
          </table:table-cell>
          <table:table-cell table:style-name="TBL_5f_0_5f_4.E1" office:value-type="string">
            <text:p text:style-name="P8">477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4.600,38</text:p>
          </table:table-cell>
          <table:table-cell table:style-name="TBL_5f_0_5f_4.E1" office:value-type="string">
            <text:p text:style-name="P8">372,45</text:p>
          </table:table-cell>
          <table:table-cell table:style-name="TBL_5f_0_5f_4.E1" office:value-type="string">
            <text:p text:style-name="P8">44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16,59</text:p>
          </table:table-cell>
          <table:table-cell table:style-name="TBL_5f_0_5f_4.E1" office:value-type="string">
            <text:p text:style-name="P8">4.183,79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873</text:p>
          </table:table-cell>
          <table:table-cell table:style-name="TBL_5f_0_5f_4.B1" office:value-type="string">
            <text:p text:style-name="P7">CLAUDIA VIRGINIA OLIVER DE SA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PROMOTORIA DE JUSTICA - CAPELA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33.995,22</text:p>
          </table:table-cell>
          <table:table-cell table:style-name="TBL_5f_0_5f_4.E1" office:value-type="string">
            <text:p text:style-name="P8">4.160,60</text:p>
          </table:table-cell>
          <table:table-cell table:style-name="TBL_5f_0_5f_4.E1" office:value-type="string">
            <text:p text:style-name="P8">6.787,7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948,35</text:p>
          </table:table-cell>
          <table:table-cell table:style-name="TBL_5f_0_5f_4.E1" office:value-type="string">
            <text:p text:style-name="P8">23.046,87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464</text:p>
          </table:table-cell>
          <table:table-cell table:style-name="TBL_5f_0_5f_4.B1" office:value-type="string">
            <text:p text:style-name="P7">CLAUDIO ROBERTO ALFREDO DE SOUSA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2ª PROMOTORIA DE JUSTICA - NEOPOLIS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33.740,04</text:p>
          </table:table-cell>
          <table:table-cell table:style-name="TBL_5f_0_5f_4.E1" office:value-type="string">
            <text:p text:style-name="P8">4.160,60</text:p>
          </table:table-cell>
          <table:table-cell table:style-name="TBL_5f_0_5f_4.E1" office:value-type="string">
            <text:p text:style-name="P8">6.683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844,08</text:p>
          </table:table-cell>
          <table:table-cell table:style-name="TBL_5f_0_5f_4.E1" office:value-type="string">
            <text:p text:style-name="P8">22.895,96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2011</text:p>
          </table:table-cell>
          <table:table-cell table:style-name="TBL_5f_0_5f_4.B1" office:value-type="string">
            <text:p text:style-name="P7">CLEANE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73,81</text:p>
          </table:table-cell>
          <table:table-cell table:style-name="TBL_5f_0_5f_4.E1" office:value-type="string">
            <text:p text:style-name="P8">1.173,8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73,81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683</text:p>
          </table:table-cell>
          <table:table-cell table:style-name="TBL_5f_0_5f_4.B1" office:value-type="string">
            <text:p text:style-name="P7">CLEIDINALDO TAVARE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ATRIMONIO/DM/DA/SG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641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84,60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6.992,13</text:p>
          </table:table-cell>
          <table:table-cell table:style-name="TBL_5f_0_5f_4.E1" office:value-type="string">
            <text:p text:style-name="P8">639,20</text:p>
          </table:table-cell>
          <table:table-cell table:style-name="TBL_5f_0_5f_4.E1" office:value-type="string">
            <text:p text:style-name="P8">302,7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41,94</text:p>
          </table:table-cell>
          <table:table-cell table:style-name="TBL_5f_0_5f_4.E1" office:value-type="string">
            <text:p text:style-name="P8">6.050,19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455</text:p>
          </table:table-cell>
          <table:table-cell table:style-name="TBL_5f_0_5f_4.B1" office:value-type="string">
            <text:p text:style-name="P7">CLELIO MAIA SANTOS</text:p>
          </table:table-cell>
          <table:table-cell table:style-name="TBL_5f_0_5f_4.B1" office:value-type="string">
            <text:p text:style-name="P7">CHEFE DO NUCLEO DE CONSIGNAÇOES, CUSTOS E GRATIFICAÇOES</text:p>
          </table:table-cell>
          <table:table-cell table:style-name="TBL_5f_0_5f_4.B1" office:value-type="string">
            <text:p text:style-name="P7">DIVISAO DE PAGAMENTO E CENTRO DE CUSTOS/DRH/SG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62,7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6.153,34</text:p>
          </table:table-cell>
          <table:table-cell table:style-name="TBL_5f_0_5f_4.E1" office:value-type="string">
            <text:p text:style-name="P8">457,90</text:p>
          </table:table-cell>
          <table:table-cell table:style-name="TBL_5f_0_5f_4.E1" office:value-type="string">
            <text:p text:style-name="P8">65,4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23,39</text:p>
          </table:table-cell>
          <table:table-cell table:style-name="TBL_5f_0_5f_4.E1" office:value-type="string">
            <text:p text:style-name="P8">5.695,44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854</text:p>
          </table:table-cell>
          <table:table-cell table:style-name="TBL_5f_0_5f_4.B1" office:value-type="string">
            <text:p text:style-name="P7">CLESIA MARIA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33,12</text:p>
          </table:table-cell>
          <table:table-cell table:style-name="TBL_5f_0_5f_4.E1" office:value-type="string">
            <text:p text:style-name="P8">1.633,1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33,12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664</text:p>
          </table:table-cell>
          <table:table-cell table:style-name="TBL_5f_0_5f_4.B1" office:value-type="string">
            <text:p text:style-name="P7">CONCEICAO FONTES FELIX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ESCOLA SUPERIOR DO MP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449,79</text:p>
          </table:table-cell>
          <table:table-cell table:style-name="TBL_5f_0_5f_4.E1" office:value-type="string">
            <text:p text:style-name="P8">3.567,4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10.283,44</text:p>
          </table:table-cell>
          <table:table-cell table:style-name="TBL_5f_0_5f_4.E1" office:value-type="string">
            <text:p text:style-name="P8">614,30</text:p>
          </table:table-cell>
          <table:table-cell table:style-name="TBL_5f_0_5f_4.E1" office:value-type="string">
            <text:p text:style-name="P8">1.242,2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56,55</text:p>
          </table:table-cell>
          <table:table-cell table:style-name="TBL_5f_0_5f_4.E1" office:value-type="string">
            <text:p text:style-name="P8">8.426,89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873</text:p>
          </table:table-cell>
          <table:table-cell table:style-name="TBL_5f_0_5f_4.B1" office:value-type="string">
            <text:p text:style-name="P7">CRISTIANE BARRETO PAIVA</text:p>
          </table:table-cell>
          <table:table-cell table:style-name="TBL_5f_0_5f_4.B1" office:value-type="string">
            <text:p text:style-name="P7">COORDENADOR DA DIVISÃO DE SERVIÇO SOCIAL</text:p>
          </table:table-cell>
          <table:table-cell table:style-name="TBL_5f_0_5f_4.B1" office:value-type="string">
            <text:p text:style-name="P7">DIVISAO DE SERVICO SOCIAL/CAO/CG - GAAE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279,3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93,1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10.363,05</text:p>
          </table:table-cell>
          <table:table-cell table:style-name="TBL_5f_0_5f_4.E1" office:value-type="string">
            <text:p text:style-name="P8">642,34</text:p>
          </table:table-cell>
          <table:table-cell table:style-name="TBL_5f_0_5f_4.E1" office:value-type="string">
            <text:p text:style-name="P8">1.256,4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98,77</text:p>
          </table:table-cell>
          <table:table-cell table:style-name="TBL_5f_0_5f_4.E1" office:value-type="string">
            <text:p text:style-name="P8">8.464,28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831</text:p>
          </table:table-cell>
          <table:table-cell table:style-name="TBL_5f_0_5f_4.B1" office:value-type="string">
            <text:p text:style-name="P7">CRISTIANNE DELGADO CARVALHO PESSOA DE LIM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CONTABIL - GAAE</text:p>
          </table:table-cell>
          <table:table-cell table:style-name="TBL_5f_0_5f_4.E1" office:value-type="string">
            <text:p text:style-name="P8">4.456,88</text:p>
          </table:table-cell>
          <table:table-cell table:style-name="TBL_5f_0_5f_4.E1" office:value-type="string">
            <text:p text:style-name="P8">337,35</text:p>
          </table:table-cell>
          <table:table-cell table:style-name="TBL_5f_0_5f_4.E1" office:value-type="string">
            <text:p text:style-name="P8">1.199,9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7.729,57</text:p>
          </table:table-cell>
          <table:table-cell table:style-name="TBL_5f_0_5f_4.E1" office:value-type="string">
            <text:p text:style-name="P8">623,25</text:p>
          </table:table-cell>
          <table:table-cell table:style-name="TBL_5f_0_5f_4.E1" office:value-type="string">
            <text:p text:style-name="P8">607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30,90</text:p>
          </table:table-cell>
          <table:table-cell table:style-name="TBL_5f_0_5f_4.E1" office:value-type="string">
            <text:p text:style-name="P8">6.498,67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315</text:p>
          </table:table-cell>
          <table:table-cell table:style-name="TBL_5f_0_5f_4.B1" office:value-type="string">
            <text:p text:style-name="P7">DAIANE SILVA SAMPAIO LOBA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COORDENADORIA RECURSAL</text:p>
          </table:table-cell>
          <table:table-cell table:style-name="TBL_5f_0_5f_4.E1" office:value-type="string">
            <text:p text:style-name="P8">8.263,31</text:p>
          </table:table-cell>
          <table:table-cell table:style-name="TBL_5f_0_5f_4.E1" office:value-type="string">
            <text:p text:style-name="P8">1.239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11.238,20</text:p>
          </table:table-cell>
          <table:table-cell table:style-name="TBL_5f_0_5f_4.E1" office:value-type="string">
            <text:p text:style-name="P8">1.235,37</text:p>
          </table:table-cell>
          <table:table-cell table:style-name="TBL_5f_0_5f_4.E1" office:value-type="string">
            <text:p text:style-name="P8">1.299,9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35,28</text:p>
          </table:table-cell>
          <table:table-cell table:style-name="TBL_5f_0_5f_4.E1" office:value-type="string">
            <text:p text:style-name="P8">8.702,92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2087</text:p>
          </table:table-cell>
          <table:table-cell table:style-name="TBL_5f_0_5f_4.B1" office:value-type="string">
            <text:p text:style-name="P7">DANIEL ARAUJO RAMALH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- CARIRA</text:p>
          </table:table-cell>
          <table:table-cell table:style-name="TBL_5f_0_5f_4.E1" office:value-type="string">
            <text:p text:style-name="P8">2.843,5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724,14</text:p>
          </table:table-cell>
          <table:table-cell table:style-name="TBL_5f_0_5f_4.E1" office:value-type="string">
            <text:p text:style-name="P8">5.567,67</text:p>
          </table:table-cell>
          <table:table-cell table:style-name="TBL_5f_0_5f_4.E1" office:value-type="string">
            <text:p text:style-name="P8">369,66</text:p>
          </table:table-cell>
          <table:table-cell table:style-name="TBL_5f_0_5f_4.E1" office:value-type="string">
            <text:p text:style-name="P8">42,7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12,40</text:p>
          </table:table-cell>
          <table:table-cell table:style-name="TBL_5f_0_5f_4.E1" office:value-type="string">
            <text:p text:style-name="P8">5.155,27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467</text:p>
          </table:table-cell>
          <table:table-cell table:style-name="TBL_5f_0_5f_4.B1" office:value-type="string">
            <text:p text:style-name="P7">DANIEL CARNEIRO DUARTE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PROMOTORIA DE JUSTICA - INDIAROBA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00,00</text:p>
          </table:table-cell>
          <table:table-cell table:style-name="TBL_5f_0_5f_4.E1" office:value-type="string">
            <text:p text:style-name="P8">13.470,43</text:p>
          </table:table-cell>
          <table:table-cell table:style-name="TBL_5f_0_5f_4.E1" office:value-type="string">
            <text:p text:style-name="P8">46.475,08</text:p>
          </table:table-cell>
          <table:table-cell table:style-name="TBL_5f_0_5f_4.E1" office:value-type="string">
            <text:p text:style-name="P8">4.160,60</text:p>
          </table:table-cell>
          <table:table-cell table:style-name="TBL_5f_0_5f_4.E1" office:value-type="string">
            <text:p text:style-name="P8">7.890,7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051,35</text:p>
          </table:table-cell>
          <table:table-cell table:style-name="TBL_5f_0_5f_4.E1" office:value-type="string">
            <text:p text:style-name="P8">34.423,73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796</text:p>
          </table:table-cell>
          <table:table-cell table:style-name="TBL_5f_0_5f_4.B1" office:value-type="string">
            <text:p text:style-name="P7">DANIEL DE BARROS BRANCO CAJUEIR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TECNICA - GAAE</text:p>
          </table:table-cell>
          <table:table-cell table:style-name="TBL_5f_0_5f_4.E1" office:value-type="string">
            <text:p text:style-name="P8">3.805,28</text:p>
          </table:table-cell>
          <table:table-cell table:style-name="TBL_5f_0_5f_4.E1" office:value-type="string">
            <text:p text:style-name="P8">300,23</text:p>
          </table:table-cell>
          <table:table-cell table:style-name="TBL_5f_0_5f_4.E1" office:value-type="string">
            <text:p text:style-name="P8">1.199,9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7.296,03</text:p>
          </table:table-cell>
          <table:table-cell table:style-name="TBL_5f_0_5f_4.E1" office:value-type="string">
            <text:p text:style-name="P8">533,72</text:p>
          </table:table-cell>
          <table:table-cell table:style-name="TBL_5f_0_5f_4.E1" office:value-type="string">
            <text:p text:style-name="P8">394,8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28,57</text:p>
          </table:table-cell>
          <table:table-cell table:style-name="TBL_5f_0_5f_4.E1" office:value-type="string">
            <text:p text:style-name="P8">6.367,46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862</text:p>
          </table:table-cell>
          <table:table-cell table:style-name="TBL_5f_0_5f_4.B1" office:value-type="string">
            <text:p text:style-name="P7">DANIEL DIAS SANTA ROSA</text:p>
          </table:table-cell>
          <table:table-cell table:style-name="TBL_5f_0_5f_4.B1" office:value-type="string">
            <text:p text:style-name="P7">ANALISTA DO MP -Informática - G. e A.de P. de Sistemas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7.795,58</text:p>
          </table:table-cell>
          <table:table-cell table:style-name="TBL_5f_0_5f_4.E1" office:value-type="string">
            <text:p text:style-name="P8">1.169,3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10.700,31</text:p>
          </table:table-cell>
          <table:table-cell table:style-name="TBL_5f_0_5f_4.E1" office:value-type="string">
            <text:p text:style-name="P8">1.165,44</text:p>
          </table:table-cell>
          <table:table-cell table:style-name="TBL_5f_0_5f_4.E1" office:value-type="string">
            <text:p text:style-name="P8">1.275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40,94</text:p>
          </table:table-cell>
          <table:table-cell table:style-name="TBL_5f_0_5f_4.E1" office:value-type="string">
            <text:p text:style-name="P8">8.259,37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932</text:p>
          </table:table-cell>
          <table:table-cell table:style-name="TBL_5f_0_5f_4.B1" office:value-type="string">
            <text:p text:style-name="P7">DANIEL RIBEIRO DA SILVEIRA 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33,12</text:p>
          </table:table-cell>
          <table:table-cell table:style-name="TBL_5f_0_5f_4.E1" office:value-type="string">
            <text:p text:style-name="P8">1.633,1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33,12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394</text:p>
          </table:table-cell>
          <table:table-cell table:style-name="TBL_5f_0_5f_4.B1" office:value-type="string">
            <text:p text:style-name="P7">DANIELLE COSTA MENDONC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4ª PROMOTORIA DE JUSTICA CRIMINAL - ARACAJU </text:p>
          </table:table-cell>
          <table:table-cell table:style-name="TBL_5f_0_5f_4.E1" office:value-type="string">
            <text:p text:style-name="P8">8.759,11</text:p>
          </table:table-cell>
          <table:table-cell table:style-name="TBL_5f_0_5f_4.E1" office:value-type="string">
            <text:p text:style-name="P8">1.751,8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90,57</text:p>
          </table:table-cell>
          <table:table-cell table:style-name="TBL_5f_0_5f_4.E1" office:value-type="string">
            <text:p text:style-name="P8">12.501,50</text:p>
          </table:table-cell>
          <table:table-cell table:style-name="TBL_5f_0_5f_4.E1" office:value-type="string">
            <text:p text:style-name="P8">1.366,42</text:p>
          </table:table-cell>
          <table:table-cell table:style-name="TBL_5f_0_5f_4.E1" office:value-type="string">
            <text:p text:style-name="P8">1.645,3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011,80</text:p>
          </table:table-cell>
          <table:table-cell table:style-name="TBL_5f_0_5f_4.E1" office:value-type="string">
            <text:p text:style-name="P8">9.489,70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347</text:p>
          </table:table-cell>
          <table:table-cell table:style-name="TBL_5f_0_5f_4.B1" office:value-type="string">
            <text:p text:style-name="P7">DANIELLE TAVARES DA SILVA DRAPAL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1ª PROMOTORIA DE JUSTICA ESPECIAL CRIMINAL - ARACAJU</text:p>
          </table:table-cell>
          <table:table-cell table:style-name="TBL_5f_0_5f_4.E1" office:value-type="string">
            <text:p text:style-name="P8">9.284,66</text:p>
          </table:table-cell>
          <table:table-cell table:style-name="TBL_5f_0_5f_4.E1" office:value-type="string">
            <text:p text:style-name="P8">1.392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12.412,75</text:p>
          </table:table-cell>
          <table:table-cell table:style-name="TBL_5f_0_5f_4.E1" office:value-type="string">
            <text:p text:style-name="P8">1.388,06</text:p>
          </table:table-cell>
          <table:table-cell table:style-name="TBL_5f_0_5f_4.E1" office:value-type="string">
            <text:p text:style-name="P8">1.633,0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021,12</text:p>
          </table:table-cell>
          <table:table-cell table:style-name="TBL_5f_0_5f_4.E1" office:value-type="string">
            <text:p text:style-name="P8">9.391,63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306</text:p>
          </table:table-cell>
          <table:table-cell table:style-name="TBL_5f_0_5f_4.B1" office:value-type="string">
            <text:p text:style-name="P7">DANILO BUARQUE COUT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CURADORIA DA INFÂNCIA E DA ADOLESCÊNCIA - ARACAJU</text:p>
          </table:table-cell>
          <table:table-cell table:style-name="TBL_5f_0_5f_4.E1" office:value-type="string">
            <text:p text:style-name="P8">4.033,60</text:p>
          </table:table-cell>
          <table:table-cell table:style-name="TBL_5f_0_5f_4.E1" office:value-type="string">
            <text:p text:style-name="P8">605,0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6.374,03</text:p>
          </table:table-cell>
          <table:table-cell table:style-name="TBL_5f_0_5f_4.E1" office:value-type="string">
            <text:p text:style-name="P8">603,02</text:p>
          </table:table-cell>
          <table:table-cell table:style-name="TBL_5f_0_5f_4.E1" office:value-type="string">
            <text:p text:style-name="P8">271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874,90</text:p>
          </table:table-cell>
          <table:table-cell table:style-name="TBL_5f_0_5f_4.E1" office:value-type="string">
            <text:p text:style-name="P8">5.499,13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673</text:p>
          </table:table-cell>
          <table:table-cell table:style-name="TBL_5f_0_5f_4.B1" office:value-type="string">
            <text:p text:style-name="P7">DANILO JOSE AMARAL GOULART 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BARRA DOS COQUEIROS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1.068,9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53,32</text:p>
          </table:table-cell>
          <table:table-cell table:style-name="TBL_5f_0_5f_4.E1" office:value-type="string">
            <text:p text:style-name="P8">1.972,84</text:p>
          </table:table-cell>
          <table:table-cell table:style-name="TBL_5f_0_5f_4.E1" office:value-type="string">
            <text:p text:style-name="P8">7.570,69</text:p>
          </table:table-cell>
          <table:table-cell table:style-name="TBL_5f_0_5f_4.E1" office:value-type="string">
            <text:p text:style-name="P8">694,79</text:p>
          </table:table-cell>
          <table:table-cell table:style-name="TBL_5f_0_5f_4.E1" office:value-type="string">
            <text:p text:style-name="P8">478,9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73,77</text:p>
          </table:table-cell>
          <table:table-cell table:style-name="TBL_5f_0_5f_4.E1" office:value-type="string">
            <text:p text:style-name="P8">6.396,92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4</text:p>
          </table:table-cell>
          <table:table-cell table:style-name="TBL_5f_0_5f_4.B1" office:value-type="string">
            <text:p text:style-name="P7">DARCILO MELO COSTA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33,12</text:p>
          </table:table-cell>
          <table:table-cell table:style-name="TBL_5f_0_5f_4.E1" office:value-type="string">
            <text:p text:style-name="P8">1.633,1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33,12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647</text:p>
          </table:table-cell>
          <table:table-cell table:style-name="TBL_5f_0_5f_4.B1" office:value-type="string">
            <text:p text:style-name="P7">DARLY GIULIA SANTOS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DISTRITAL - SAO CRISTOVAO </text:p>
          </table:table-cell>
          <table:table-cell table:style-name="TBL_5f_0_5f_4.E1" office:value-type="string">
            <text:p text:style-name="P8">3.386,69</text:p>
          </table:table-cell>
          <table:table-cell table:style-name="TBL_5f_0_5f_4.E1" office:value-type="string">
            <text:p text:style-name="P8">508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98,2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72,84</text:p>
          </table:table-cell>
          <table:table-cell table:style-name="TBL_5f_0_5f_4.E1" office:value-type="string">
            <text:p text:style-name="P8">7.165,76</text:p>
          </table:table-cell>
          <table:table-cell table:style-name="TBL_5f_0_5f_4.E1" office:value-type="string">
            <text:p text:style-name="P8">506,31</text:p>
          </table:table-cell>
          <table:table-cell table:style-name="TBL_5f_0_5f_4.E1" office:value-type="string">
            <text:p text:style-name="P8">375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882,01</text:p>
          </table:table-cell>
          <table:table-cell table:style-name="TBL_5f_0_5f_4.E1" office:value-type="string">
            <text:p text:style-name="P8">6.283,75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2066</text:p>
          </table:table-cell>
          <table:table-cell table:style-name="TBL_5f_0_5f_4.B1" office:value-type="string">
            <text:p text:style-name="P7">DAVID ALBERTO FONTES GONZALEZ CASTANEDA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2.843,53</text:p>
          </table:table-cell>
          <table:table-cell table:style-name="TBL_5f_0_5f_4.E1" office:value-type="string">
            <text:p text:style-name="P8">224,3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4.803,28</text:p>
          </table:table-cell>
          <table:table-cell table:style-name="TBL_5f_0_5f_4.E1" office:value-type="string">
            <text:p text:style-name="P8">398,83</text:p>
          </table:table-cell>
          <table:table-cell table:style-name="TBL_5f_0_5f_4.E1" office:value-type="string">
            <text:p text:style-name="P8">57,3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56,21</text:p>
          </table:table-cell>
          <table:table-cell table:style-name="TBL_5f_0_5f_4.E1" office:value-type="string">
            <text:p text:style-name="P8">4.347,07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522</text:p>
          </table:table-cell>
          <table:table-cell table:style-name="TBL_5f_0_5f_4.B1" office:value-type="string">
            <text:p text:style-name="P7">DAYSE MORAES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ITABAIANA</text:p>
          </table:table-cell>
          <table:table-cell table:style-name="TBL_5f_0_5f_4.E1" office:value-type="string">
            <text:p text:style-name="P8">4.275,62</text:p>
          </table:table-cell>
          <table:table-cell table:style-name="TBL_5f_0_5f_4.E1" office:value-type="string">
            <text:p text:style-name="P8">449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575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343,60</text:p>
          </table:table-cell>
          <table:table-cell table:style-name="TBL_5f_0_5f_4.E1" office:value-type="string">
            <text:p text:style-name="P8">8.644,15</text:p>
          </table:table-cell>
          <table:table-cell table:style-name="TBL_5f_0_5f_4.E1" office:value-type="string">
            <text:p text:style-name="P8">614,30</text:p>
          </table:table-cell>
          <table:table-cell table:style-name="TBL_5f_0_5f_4.E1" office:value-type="string">
            <text:p text:style-name="P8">694,3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08,66</text:p>
          </table:table-cell>
          <table:table-cell table:style-name="TBL_5f_0_5f_4.E1" office:value-type="string">
            <text:p text:style-name="P8">7.335,49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226</text:p>
          </table:table-cell>
          <table:table-cell table:style-name="TBL_5f_0_5f_4.B1" office:value-type="string">
            <text:p text:style-name="P7">DEBORA CARDOSO CAVALHER REZEN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3ª PROMOTORIA DE JUSTICA CRIMINAL - ARACAJU</text:p>
          </table:table-cell>
          <table:table-cell table:style-name="TBL_5f_0_5f_4.E1" office:value-type="string">
            <text:p text:style-name="P8">9.284,66</text:p>
          </table:table-cell>
          <table:table-cell table:style-name="TBL_5f_0_5f_4.E1" office:value-type="string">
            <text:p text:style-name="P8">2.321,1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13.341,22</text:p>
          </table:table-cell>
          <table:table-cell table:style-name="TBL_5f_0_5f_4.E1" office:value-type="string">
            <text:p text:style-name="P8">1.508,76</text:p>
          </table:table-cell>
          <table:table-cell table:style-name="TBL_5f_0_5f_4.E1" office:value-type="string">
            <text:p text:style-name="P8">1.907,3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416,09</text:p>
          </table:table-cell>
          <table:table-cell table:style-name="TBL_5f_0_5f_4.E1" office:value-type="string">
            <text:p text:style-name="P8">11.433,89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2070</text:p>
          </table:table-cell>
          <table:table-cell table:style-name="TBL_5f_0_5f_4.B1" office:value-type="string">
            <text:p text:style-name="P7">DEBORA DA SILVA ANDRA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7ª PROMOTORIA DE JUSTICA DOS DIREITOS DO CIDADAO</text:p>
          </table:table-cell>
          <table:table-cell table:style-name="TBL_5f_0_5f_4.E1" office:value-type="string">
            <text:p text:style-name="P8">5.495,58</text:p>
          </table:table-cell>
          <table:table-cell table:style-name="TBL_5f_0_5f_4.E1" office:value-type="string">
            <text:p text:style-name="P8">578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22,6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10.731,71</text:p>
          </table:table-cell>
          <table:table-cell table:style-name="TBL_5f_0_5f_4.E1" office:value-type="string">
            <text:p text:style-name="P8">789,58</text:p>
          </table:table-cell>
          <table:table-cell table:style-name="TBL_5f_0_5f_4.E1" office:value-type="string">
            <text:p text:style-name="P8">641,6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431,22</text:p>
          </table:table-cell>
          <table:table-cell table:style-name="TBL_5f_0_5f_4.E1" office:value-type="string">
            <text:p text:style-name="P8">9.300,49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96</text:p>
          </table:table-cell>
          <table:table-cell table:style-name="TBL_5f_0_5f_4.B1" office:value-type="string">
            <text:p text:style-name="P7">DEIJANIRO JONAS FILH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3ª PROMOTORIA DE JUSTICA DOS DIREITOS DO CIDADA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913,80</text:p>
          </table:table-cell>
          <table:table-cell table:style-name="TBL_5f_0_5f_4.E1" office:value-type="string">
            <text:p text:style-name="P8">2.194,71</text:p>
          </table:table-cell>
          <table:table-cell table:style-name="TBL_5f_0_5f_4.E1" office:value-type="string">
            <text:p text:style-name="P8">38.797,62</text:p>
          </table:table-cell>
          <table:table-cell table:style-name="TBL_5f_0_5f_4.E1" office:value-type="string">
            <text:p text:style-name="P8">4.379,58</text:p>
          </table:table-cell>
          <table:table-cell table:style-name="TBL_5f_0_5f_4.E1" office:value-type="string">
            <text:p text:style-name="P8">7.939,9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319,50</text:p>
          </table:table-cell>
          <table:table-cell table:style-name="TBL_5f_0_5f_4.E1" office:value-type="string">
            <text:p text:style-name="P8">26.478,12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2046</text:p>
          </table:table-cell>
          <table:table-cell table:style-name="TBL_5f_0_5f_4.B1" office:value-type="string">
            <text:p text:style-name="P7">DEJAIR DA COSTA TAVARES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NUCLEO DE INTELIGENCIA OPERACIONAL/GABINETE DE SEGURANÇA INSTITUCIONAL-GSI</text:p>
          </table:table-cell>
          <table:table-cell table:style-name="TBL_5f_0_5f_4.E1" office:value-type="string">
            <text:p text:style-name="P8">3.194,99</text:p>
          </table:table-cell>
          <table:table-cell table:style-name="TBL_5f_0_5f_4.E1" office:value-type="string">
            <text:p text:style-name="P8">798,75</text:p>
          </table:table-cell>
          <table:table-cell table:style-name="TBL_5f_0_5f_4.E1" office:value-type="string">
            <text:p text:style-name="P8">3.567,4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9.296,59</text:p>
          </table:table-cell>
          <table:table-cell table:style-name="TBL_5f_0_5f_4.E1" office:value-type="string">
            <text:p text:style-name="P8">519,19</text:p>
          </table:table-cell>
          <table:table-cell table:style-name="TBL_5f_0_5f_4.E1" office:value-type="string">
            <text:p text:style-name="P8">1.067,1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586,38</text:p>
          </table:table-cell>
          <table:table-cell table:style-name="TBL_5f_0_5f_4.E1" office:value-type="string">
            <text:p text:style-name="P8">7.710,21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1367</text:p>
          </table:table-cell>
          <table:table-cell table:style-name="TBL_5f_0_5f_4.B1" office:value-type="string">
            <text:p text:style-name="P7">DENISE COELHO DE ALMEID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6ª PROMOTORIA DE JUSTICA CRIMINAL - ARACAJU</text:p>
          </table:table-cell>
          <table:table-cell table:style-name="TBL_5f_0_5f_4.E1" office:value-type="string">
            <text:p text:style-name="P8">4.804,09</text:p>
          </table:table-cell>
          <table:table-cell table:style-name="TBL_5f_0_5f_4.E1" office:value-type="string">
            <text:p text:style-name="P8">720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7,0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35,39</text:p>
          </table:table-cell>
          <table:table-cell table:style-name="TBL_5f_0_5f_4.E1" office:value-type="string">
            <text:p text:style-name="P8">9.437,13</text:p>
          </table:table-cell>
          <table:table-cell table:style-name="TBL_5f_0_5f_4.E1" office:value-type="string">
            <text:p text:style-name="P8">718,21</text:p>
          </table:table-cell>
          <table:table-cell table:style-name="TBL_5f_0_5f_4.E1" office:value-type="string">
            <text:p text:style-name="P8">452,4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70,63</text:p>
          </table:table-cell>
          <table:table-cell table:style-name="TBL_5f_0_5f_4.E1" office:value-type="string">
            <text:p text:style-name="P8">8.266,50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2076</text:p>
          </table:table-cell>
          <table:table-cell table:style-name="TBL_5f_0_5f_4.B1" office:value-type="string">
            <text:p text:style-name="P7">DENISE DOS SANTOS COSTA</text:p>
          </table:table-cell>
          <table:table-cell table:style-name="TBL_5f_0_5f_4.B1" office:value-type="string">
            <text:p text:style-name="P7">REDATOR TÉCNIC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73,81</text:p>
          </table:table-cell>
          <table:table-cell table:style-name="TBL_5f_0_5f_4.E1" office:value-type="string">
            <text:p text:style-name="P8">1.173,8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73,81</text:p>
          </table:table-cell>
          <table:table-cell table:style-name="TBL_5f_0_5f_4.S44" office:value-type="string">
            <text:p text:style-name="Standard"/>
          </table:table-cell>
        </table:table-row>
        <table:table-row table:style-name="TBL_5f_0_5f_4.1">
          <table:table-cell table:style-name="TBL_5f_0_5f_4.A1" office:value-type="string">
            <text:p text:style-name="P7">2077</text:p>
          </table:table-cell>
          <table:table-cell table:style-name="TBL_5f_0_5f_4.B1" office:value-type="string">
            <text:p text:style-name="P7">DENISE DOS SANTOS COSTA </text:p>
          </table:table-cell>
          <table:table-cell table:style-name="TBL_5f_0_5f_4.B1" office:value-type="string">
            <text:p text:style-name="P7">Coordenador da Div. Ad. do Gab. do Proc. Geral</text:p>
          </table:table-cell>
          <table:table-cell table:style-name="TBL_5f_0_5f_4.B1" office:value-type="string">
            <text:p text:style-name="P7">DIVISAO ADMINISTRATIVA DO GABINETE DO PROCURADOR-GERAL DE JUSTICA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279,3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20,90</text:p>
          </table:table-cell>
          <table:table-cell table:style-name="TBL_5f_0_5f_4.E1" office:value-type="string">
            <text:p text:style-name="P8">7.300,26</text:p>
          </table:table-cell>
          <table:table-cell table:style-name="TBL_5f_0_5f_4.E1" office:value-type="string">
            <text:p text:style-name="P8">642,34</text:p>
          </table:table-cell>
          <table:table-cell table:style-name="TBL_5f_0_5f_4.E1" office:value-type="string">
            <text:p text:style-name="P8">628,6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71,02</text:p>
          </table:table-cell>
          <table:table-cell table:style-name="TBL_5f_0_5f_4.E1" office:value-type="string">
            <text:p text:style-name="P8">6.029,24</text:p>
          </table:table-cell>
          <table:table-cell table:style-name="TBL_5f_0_5f_4.S44" office:value-type="string">
            <text:p text:style-name="Standard"/>
          </table:table-cell>
        </table:table-row>
      </table:table>
      <table:table table:name="TBL_0_5" table:style-name="TBL_5f_0_5f_5">
        <table:table-column table:style-name="TBL_5f_0_5f_5.A"/>
        <table:table-column table:style-name="TBL_5f_0_5f_5.B"/>
        <table:table-column table:style-name="TBL_5f_0_5f_5.C"/>
        <table:table-column table:style-name="TBL_5f_0_5f_5.D"/>
        <table:table-column table:style-name="TBL_5f_0_5f_5.E"/>
        <table:table-column table:style-name="TBL_5f_0_5f_5.F"/>
        <table:table-column table:style-name="TBL_5f_0_5f_5.G"/>
        <table:table-column table:style-name="TBL_5f_0_5f_5.H"/>
        <table:table-column table:style-name="TBL_5f_0_5f_5.I"/>
        <table:table-column table:style-name="TBL_5f_0_5f_5.J"/>
        <table:table-column table:style-name="TBL_5f_0_5f_5.E"/>
        <table:table-column table:style-name="TBL_5f_0_5f_5.L" table:number-columns-repeated="2"/>
        <table:table-column table:style-name="TBL_5f_0_5f_5.J"/>
        <table:table-column table:style-name="TBL_5f_0_5f_5.O"/>
        <table:table-column table:style-name="TBL_5f_0_5f_5.P"/>
        <table:table-column table:style-name="TBL_5f_0_5f_5.Q"/>
        <table:table-column table:style-name="TBL_5f_0_5f_5.R"/>
        <table:table-column table:style-name="TBL_5f_0_5f_5.S"/>
        <table:table-row table:style-name="TBL_5f_0_5f_5.1">
          <table:table-cell table:style-name="TBL_5f_0_5f_5.A1" office:value-type="string">
            <text:p text:style-name="P7"><text:bookmark text:name="JR_PAGE_ANCHOR_0_6"/>1917</text:p>
          </table:table-cell>
          <table:table-cell table:style-name="TBL_5f_0_5f_5.B1" office:value-type="string">
            <text:p text:style-name="P7">DENISE OLIVEIRA DE SANTANA </text:p>
          </table:table-cell>
          <table:table-cell table:style-name="TBL_5f_0_5f_5.B1" office:value-type="string">
            <text:p text:style-name="P7">AGENTE ADMINISTRATIV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73,81</text:p>
          </table:table-cell>
          <table:table-cell table:style-name="TBL_5f_0_5f_5.E1" office:value-type="string">
            <text:p text:style-name="P8">1.173,8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73,81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769</text:p>
          </table:table-cell>
          <table:table-cell table:style-name="TBL_5f_0_5f_5.B1" office:value-type="string">
            <text:p text:style-name="P7">DENISSON SANTANA DOS SANTOS</text:p>
          </table:table-cell>
          <table:table-cell table:style-name="TBL_5f_0_5f_5.B1" office:value-type="string">
            <text:p text:style-name="P7">ANALISTA DO MP -Informática - G. e A.de P. de Sistemas</text:p>
          </table:table-cell>
          <table:table-cell table:style-name="TBL_5f_0_5f_5.B1" office:value-type="string">
            <text:p text:style-name="P7">DIVISAO DE INFRAESTRUTURA</text:p>
          </table:table-cell>
          <table:table-cell table:style-name="TBL_5f_0_5f_5.E1" office:value-type="string">
            <text:p text:style-name="P8">9.841,74</text:p>
          </table:table-cell>
          <table:table-cell table:style-name="TBL_5f_0_5f_5.E1" office:value-type="string">
            <text:p text:style-name="P8">776,5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12.353,65</text:p>
          </table:table-cell>
          <table:table-cell table:style-name="TBL_5f_0_5f_5.E1" office:value-type="string">
            <text:p text:style-name="P8">1.380,37</text:p>
          </table:table-cell>
          <table:table-cell table:style-name="TBL_5f_0_5f_5.E1" office:value-type="string">
            <text:p text:style-name="P8">1.618,9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999,29</text:p>
          </table:table-cell>
          <table:table-cell table:style-name="TBL_5f_0_5f_5.E1" office:value-type="string">
            <text:p text:style-name="P8">9.354,36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299</text:p>
          </table:table-cell>
          <table:table-cell table:style-name="TBL_5f_0_5f_5.B1" office:value-type="string">
            <text:p text:style-name="P7">DENISSON SOARES BEZER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DIVISAO DE CONTROLE INTERNO</text:p>
          </table:table-cell>
          <table:table-cell table:style-name="TBL_5f_0_5f_5.E1" office:value-type="string">
            <text:p text:style-name="P8">4.532,16</text:p>
          </table:table-cell>
          <table:table-cell table:style-name="TBL_5f_0_5f_5.E1" office:value-type="string">
            <text:p text:style-name="P8">679,82</text:p>
          </table:table-cell>
          <table:table-cell table:style-name="TBL_5f_0_5f_5.E1" office:value-type="string">
            <text:p text:style-name="P8">1.199,9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8.147,32</text:p>
          </table:table-cell>
          <table:table-cell table:style-name="TBL_5f_0_5f_5.E1" office:value-type="string">
            <text:p text:style-name="P8">677,56</text:p>
          </table:table-cell>
          <table:table-cell table:style-name="TBL_5f_0_5f_5.E1" office:value-type="string">
            <text:p text:style-name="P8">707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85,15</text:p>
          </table:table-cell>
          <table:table-cell table:style-name="TBL_5f_0_5f_5.E1" office:value-type="string">
            <text:p text:style-name="P8">6.762,17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502</text:p>
          </table:table-cell>
          <table:table-cell table:style-name="TBL_5f_0_5f_5.B1" office:value-type="string">
            <text:p text:style-name="P7">DENIVAL ANDRADE SANTO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NINDE DO SAO FRANCISCO </text:p>
          </table:table-cell>
          <table:table-cell table:style-name="TBL_5f_0_5f_5.E1" office:value-type="string">
            <text:p text:style-name="P8">8.263,31</text:p>
          </table:table-cell>
          <table:table-cell table:style-name="TBL_5f_0_5f_5.E1" office:value-type="string">
            <text:p text:style-name="P8">2.065,8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03,01</text:p>
          </table:table-cell>
          <table:table-cell table:style-name="TBL_5f_0_5f_5.E1" office:value-type="string">
            <text:p text:style-name="P8">13.532,15</text:p>
          </table:table-cell>
          <table:table-cell table:style-name="TBL_5f_0_5f_5.E1" office:value-type="string">
            <text:p text:style-name="P8">1.342,79</text:p>
          </table:table-cell>
          <table:table-cell table:style-name="TBL_5f_0_5f_5.E1" office:value-type="string">
            <text:p text:style-name="P8">1.549,7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2,54</text:p>
          </table:table-cell>
          <table:table-cell table:style-name="TBL_5f_0_5f_5.E1" office:value-type="string">
            <text:p text:style-name="P8">10.639,61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480</text:p>
          </table:table-cell>
          <table:table-cell table:style-name="TBL_5f_0_5f_5.B1" office:value-type="string">
            <text:p text:style-name="P7">DENIVAN RODRIGUES FREIRE</text:p>
          </table:table-cell>
          <table:table-cell table:style-name="TBL_5f_0_5f_5.B1" office:value-type="string">
            <text:p text:style-name="P7">Assessor do Coord. da D. Adm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279,3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93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90,57</text:p>
          </table:table-cell>
          <table:table-cell table:style-name="TBL_5f_0_5f_5.E1" office:value-type="string">
            <text:p text:style-name="P8">10.363,05</text:p>
          </table:table-cell>
          <table:table-cell table:style-name="TBL_5f_0_5f_5.E1" office:value-type="string">
            <text:p text:style-name="P8">642,34</text:p>
          </table:table-cell>
          <table:table-cell table:style-name="TBL_5f_0_5f_5.E1" office:value-type="string">
            <text:p text:style-name="P8">1.100,0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42,36</text:p>
          </table:table-cell>
          <table:table-cell table:style-name="TBL_5f_0_5f_5.E1" office:value-type="string">
            <text:p text:style-name="P8">8.620,69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727</text:p>
          </table:table-cell>
          <table:table-cell table:style-name="TBL_5f_0_5f_5.B1" office:value-type="string">
            <text:p text:style-name="P7">DENNIS CHRISTIAN NUNES DE FREITA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3ª PROMOTORIA DE JUSTICA - ARACAJU</text:p>
          </table:table-cell>
          <table:table-cell table:style-name="TBL_5f_0_5f_5.E1" office:value-type="string">
            <text:p text:style-name="P8">7.354,32</text:p>
          </table:table-cell>
          <table:table-cell table:style-name="TBL_5f_0_5f_5.E1" office:value-type="string">
            <text:p text:style-name="P8">1.103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10.192,86</text:p>
          </table:table-cell>
          <table:table-cell table:style-name="TBL_5f_0_5f_5.E1" office:value-type="string">
            <text:p text:style-name="P8">1.099,47</text:p>
          </table:table-cell>
          <table:table-cell table:style-name="TBL_5f_0_5f_5.E1" office:value-type="string">
            <text:p text:style-name="P8">1.154,0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53,56</text:p>
          </table:table-cell>
          <table:table-cell table:style-name="TBL_5f_0_5f_5.E1" office:value-type="string">
            <text:p text:style-name="P8">7.939,30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706</text:p>
          </table:table-cell>
          <table:table-cell table:style-name="TBL_5f_0_5f_5.B1" office:value-type="string">
            <text:p text:style-name="P7">DHIOGO LIMA VELOZ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0ª PROCURADORIA DE JUSTICA (2ª CAMARA CIVEL)</text:p>
          </table:table-cell>
          <table:table-cell table:style-name="TBL_5f_0_5f_5.E1" office:value-type="string">
            <text:p text:style-name="P8">4.275,62</text:p>
          </table:table-cell>
          <table:table-cell table:style-name="TBL_5f_0_5f_5.E1" office:value-type="string">
            <text:p text:style-name="P8">641,34</text:p>
          </table:table-cell>
          <table:table-cell table:style-name="TBL_5f_0_5f_5.E1" office:value-type="string">
            <text:p text:style-name="P8">10.312,6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16.965,02</text:p>
          </table:table-cell>
          <table:table-cell table:style-name="TBL_5f_0_5f_5.E1" office:value-type="string">
            <text:p text:style-name="P8">639,20</text:p>
          </table:table-cell>
          <table:table-cell table:style-name="TBL_5f_0_5f_5.E1" office:value-type="string">
            <text:p text:style-name="P8">3.090,8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730,07</text:p>
          </table:table-cell>
          <table:table-cell table:style-name="TBL_5f_0_5f_5.E1" office:value-type="string">
            <text:p text:style-name="P8">13.234,95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634</text:p>
          </table:table-cell>
          <table:table-cell table:style-name="TBL_5f_0_5f_5.B1" office:value-type="string">
            <text:p text:style-name="P7">DIEGO GARCIA CRUZ CARVALHO</text:p>
          </table:table-cell>
          <table:table-cell table:style-name="TBL_5f_0_5f_5.B1" office:value-type="string">
            <text:p text:style-name="P7">TÉCNICO DO MP - Manut. Sup. Eq. de Inf. e Software</text:p>
          </table:table-cell>
          <table:table-cell table:style-name="TBL_5f_0_5f_5.B1" office:value-type="string">
            <text:p text:style-name="P7">DIRETORIA DE TECNOLOGIA DA INFORMACAO</text:p>
          </table:table-cell>
          <table:table-cell table:style-name="TBL_5f_0_5f_5.E1" office:value-type="string">
            <text:p text:style-name="P8">3.589,89</text:p>
          </table:table-cell>
          <table:table-cell table:style-name="TBL_5f_0_5f_5.E1" office:value-type="string">
            <text:p text:style-name="P8">377,66</text:p>
          </table:table-cell>
          <table:table-cell table:style-name="TBL_5f_0_5f_5.E1" office:value-type="string">
            <text:p text:style-name="P8">3.567,4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11,6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11.782,07</text:p>
          </table:table-cell>
          <table:table-cell table:style-name="TBL_5f_0_5f_5.E1" office:value-type="string">
            <text:p text:style-name="P8">515,78</text:p>
          </table:table-cell>
          <table:table-cell table:style-name="TBL_5f_0_5f_5.E1" office:value-type="string">
            <text:p text:style-name="P8">1.699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15,28</text:p>
          </table:table-cell>
          <table:table-cell table:style-name="TBL_5f_0_5f_5.E1" office:value-type="string">
            <text:p text:style-name="P8">9.566,79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602</text:p>
          </table:table-cell>
          <table:table-cell table:style-name="TBL_5f_0_5f_5.B1" office:value-type="string">
            <text:p text:style-name="P7">DIEGO GOUVEIA PESSOA DE LIMA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POCO VERDE 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753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56,62</text:p>
          </table:table-cell>
          <table:table-cell table:style-name="TBL_5f_0_5f_5.E1" office:value-type="string">
            <text:p text:style-name="P8">1.990,57</text:p>
          </table:table-cell>
          <table:table-cell table:style-name="TBL_5f_0_5f_5.E1" office:value-type="string">
            <text:p text:style-name="P8">49.005,60</text:p>
          </table:table-cell>
          <table:table-cell table:style-name="TBL_5f_0_5f_5.E1" office:value-type="string">
            <text:p text:style-name="P8">4.160,60</text:p>
          </table:table-cell>
          <table:table-cell table:style-name="TBL_5f_0_5f_5.E1" office:value-type="string">
            <text:p text:style-name="P8">10.811,3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4.971,93</text:p>
          </table:table-cell>
          <table:table-cell table:style-name="TBL_5f_0_5f_5.E1" office:value-type="string">
            <text:p text:style-name="P8">34.033,67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486</text:p>
          </table:table-cell>
          <table:table-cell table:style-name="TBL_5f_0_5f_5.B1" office:value-type="string">
            <text:p text:style-name="P7">DIEGO SOARES RIBEIRO</text:p>
          </table:table-cell>
          <table:table-cell table:style-name="TBL_5f_0_5f_5.B1" office:value-type="string">
            <text:p text:style-name="P7">COORDENADOR DA DIVISÃO FINANCEIRA</text:p>
          </table:table-cell>
          <table:table-cell table:style-name="TBL_5f_0_5f_5.B1" office:value-type="string">
            <text:p text:style-name="P7">DIVISAO FINANCEIRA/DF/SG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279,3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60,8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9.675,55</text:p>
          </table:table-cell>
          <table:table-cell table:style-name="TBL_5f_0_5f_5.E1" office:value-type="string">
            <text:p text:style-name="P8">642,34</text:p>
          </table:table-cell>
          <table:table-cell table:style-name="TBL_5f_0_5f_5.E1" office:value-type="string">
            <text:p text:style-name="P8">1.137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79,88</text:p>
          </table:table-cell>
          <table:table-cell table:style-name="TBL_5f_0_5f_5.E1" office:value-type="string">
            <text:p text:style-name="P8">7.895,67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2045</text:p>
          </table:table-cell>
          <table:table-cell table:style-name="TBL_5f_0_5f_5.B1" office:value-type="string">
            <text:p text:style-name="P7">DIOGO HENRIQUE PEREIRA MONTALVA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3ª PROCURADORIA DE JUSTICA (1ª CAMARA CIVEL)</text:p>
          </table:table-cell>
          <table:table-cell table:style-name="TBL_5f_0_5f_5.E1" office:value-type="string">
            <text:p text:style-name="P8">4.891,05</text:p>
          </table:table-cell>
          <table:table-cell table:style-name="TBL_5f_0_5f_5.E1" office:value-type="string">
            <text:p text:style-name="P8">1.222,76</text:p>
          </table:table-cell>
          <table:table-cell table:style-name="TBL_5f_0_5f_5.E1" office:value-type="string">
            <text:p text:style-name="P8">10.312,6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90,57</text:p>
          </table:table-cell>
          <table:table-cell table:style-name="TBL_5f_0_5f_5.E1" office:value-type="string">
            <text:p text:style-name="P8">18.417,05</text:p>
          </table:table-cell>
          <table:table-cell table:style-name="TBL_5f_0_5f_5.E1" office:value-type="string">
            <text:p text:style-name="P8">794,80</text:p>
          </table:table-cell>
          <table:table-cell table:style-name="TBL_5f_0_5f_5.E1" office:value-type="string">
            <text:p text:style-name="P8">3.325,0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119,88</text:p>
          </table:table-cell>
          <table:table-cell table:style-name="TBL_5f_0_5f_5.E1" office:value-type="string">
            <text:p text:style-name="P8">14.297,17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332</text:p>
          </table:table-cell>
          <table:table-cell table:style-name="TBL_5f_0_5f_5.B1" office:value-type="string">
            <text:p text:style-name="P7">DORVALINA TELES DANTAS CECHINEL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OS DIREITOS DO CIDADAO</text:p>
          </table:table-cell>
          <table:table-cell table:style-name="TBL_5f_0_5f_5.E1" office:value-type="string">
            <text:p text:style-name="P8">6.938,04</text:p>
          </table:table-cell>
          <table:table-cell table:style-name="TBL_5f_0_5f_5.E1" office:value-type="string">
            <text:p text:style-name="P8">2.428,3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90,57</text:p>
          </table:table-cell>
          <table:table-cell table:style-name="TBL_5f_0_5f_5.E1" office:value-type="string">
            <text:p text:style-name="P8">11.356,92</text:p>
          </table:table-cell>
          <table:table-cell table:style-name="TBL_5f_0_5f_5.E1" office:value-type="string">
            <text:p text:style-name="P8">1.217,63</text:p>
          </table:table-cell>
          <table:table-cell table:style-name="TBL_5f_0_5f_5.E1" office:value-type="string">
            <text:p text:style-name="P8">1.267,2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484,89</text:p>
          </table:table-cell>
          <table:table-cell table:style-name="TBL_5f_0_5f_5.E1" office:value-type="string">
            <text:p text:style-name="P8">8.872,03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938</text:p>
          </table:table-cell>
          <table:table-cell table:style-name="TBL_5f_0_5f_5.B1" office:value-type="string">
            <text:p text:style-name="P7">DOUGLAS SOARES ARAUJ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2.682,58</text:p>
          </table:table-cell>
          <table:table-cell table:style-name="TBL_5f_0_5f_5.E1" office:value-type="string">
            <text:p text:style-name="P8">141,1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16,0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724,14</text:p>
          </table:table-cell>
          <table:table-cell table:style-name="TBL_5f_0_5f_5.E1" office:value-type="string">
            <text:p text:style-name="P8">6.763,88</text:p>
          </table:table-cell>
          <table:table-cell table:style-name="TBL_5f_0_5f_5.E1" office:value-type="string">
            <text:p text:style-name="P8">367,08</text:p>
          </table:table-cell>
          <table:table-cell table:style-name="TBL_5f_0_5f_5.E1" office:value-type="string">
            <text:p text:style-name="P8">41,4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08,53</text:p>
          </table:table-cell>
          <table:table-cell table:style-name="TBL_5f_0_5f_5.E1" office:value-type="string">
            <text:p text:style-name="P8">6.355,35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866</text:p>
          </table:table-cell>
          <table:table-cell table:style-name="TBL_5f_0_5f_5.B1" office:value-type="string">
            <text:p text:style-name="P7">EDENILSON SOUZA SANTOS</text:p>
          </table:table-cell>
          <table:table-cell table:style-name="TBL_5f_0_5f_5.B1" office:value-type="string">
            <text:p text:style-name="P7">2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302</text:p>
          </table:table-cell>
          <table:table-cell table:style-name="TBL_5f_0_5f_5.B1" office:value-type="string">
            <text:p text:style-name="P7">EDILENILZA DA SILVA SOUZA MACEDO</text:p>
          </table:table-cell>
          <table:table-cell table:style-name="TBL_5f_0_5f_5.B1" office:value-type="string">
            <text:p text:style-name="P7">PROFESSOR - requisitado</text:p>
          </table:table-cell>
          <table:table-cell table:style-name="TBL_5f_0_5f_5.B1" office:value-type="string">
            <text:p text:style-name="P7">PROMOTORIA DE JUSTICA - BOQUIM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46,6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20,90</text:p>
          </table:table-cell>
          <table:table-cell table:style-name="TBL_5f_0_5f_5.E1" office:value-type="string">
            <text:p text:style-name="P8">1.967,52</text:p>
          </table:table-cell>
          <table:table-cell table:style-name="TBL_5f_0_5f_5.E1" office:value-type="string">
            <text:p text:style-name="P8">85,2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5,20</text:p>
          </table:table-cell>
          <table:table-cell table:style-name="TBL_5f_0_5f_5.E1" office:value-type="string">
            <text:p text:style-name="P8">1.882,32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2180</text:p>
          </table:table-cell>
          <table:table-cell table:style-name="TBL_5f_0_5f_5.B1" office:value-type="string">
            <text:p text:style-name="P7">EDINALDO BARBOSA DA SILVA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38</text:p>
          </table:table-cell>
          <table:table-cell table:style-name="TBL_5f_0_5f_5.B1" office:value-type="string">
            <text:p text:style-name="P7">EDJILDA RESENDE DE LIMA GUER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4ª PROMOTORIA DE JUSTICA DISTRITAL - ARACAJU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379,5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94,71</text:p>
          </table:table-cell>
          <table:table-cell table:style-name="TBL_5f_0_5f_5.E1" office:value-type="string">
            <text:p text:style-name="P8">40.263,40</text:p>
          </table:table-cell>
          <table:table-cell table:style-name="TBL_5f_0_5f_5.E1" office:value-type="string">
            <text:p text:style-name="P8">4.379,58</text:p>
          </table:table-cell>
          <table:table-cell table:style-name="TBL_5f_0_5f_5.E1" office:value-type="string">
            <text:p text:style-name="P8">8.395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774,73</text:p>
          </table:table-cell>
          <table:table-cell table:style-name="TBL_5f_0_5f_5.E1" office:value-type="string">
            <text:p text:style-name="P8">27.488,67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2031</text:p>
          </table:table-cell>
          <table:table-cell table:style-name="TBL_5f_0_5f_5.B1" office:value-type="string">
            <text:p text:style-name="P7">EDMILSON ARAUJO DO CARMO</text:p>
          </table:table-cell>
          <table:table-cell table:style-name="TBL_5f_0_5f_5.B1" office:value-type="string">
            <text:p text:style-name="P7">2º SARGENTO - requisitado-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350</text:p>
          </table:table-cell>
          <table:table-cell table:style-name="TBL_5f_0_5f_5.B1" office:value-type="string">
            <text:p text:style-name="P7">EDMILSON CARLOS SILVA MOREIRA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MALHADOR</text:p>
          </table:table-cell>
          <table:table-cell table:style-name="TBL_5f_0_5f_5.E1" office:value-type="string">
            <text:p text:style-name="P8">6.938,04</text:p>
          </table:table-cell>
          <table:table-cell table:style-name="TBL_5f_0_5f_5.E1" office:value-type="string">
            <text:p text:style-name="P8">1.040,7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51,67</text:p>
          </table:table-cell>
          <table:table-cell table:style-name="TBL_5f_0_5f_5.E1" office:value-type="string">
            <text:p text:style-name="P8">10.130,42</text:p>
          </table:table-cell>
          <table:table-cell table:style-name="TBL_5f_0_5f_5.E1" office:value-type="string">
            <text:p text:style-name="P8">1.037,24</text:p>
          </table:table-cell>
          <table:table-cell table:style-name="TBL_5f_0_5f_5.E1" office:value-type="string">
            <text:p text:style-name="P8">987,4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24,66</text:p>
          </table:table-cell>
          <table:table-cell table:style-name="TBL_5f_0_5f_5.E1" office:value-type="string">
            <text:p text:style-name="P8">8.105,76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2130</text:p>
          </table:table-cell>
          <table:table-cell table:style-name="TBL_5f_0_5f_5.B1" office:value-type="string">
            <text:p text:style-name="P7">EDMILSON TAVEIROS DE MENEZES</text:p>
          </table:table-cell>
          <table:table-cell table:style-name="TBL_5f_0_5f_5.B1" office:value-type="string">
            <text:p text:style-name="P7">SUBTENENTE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95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80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80,59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007</text:p>
          </table:table-cell>
          <table:table-cell table:style-name="TBL_5f_0_5f_5.B1" office:value-type="string">
            <text:p text:style-name="P7">EDNALDO SANTOS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485</text:p>
          </table:table-cell>
          <table:table-cell table:style-name="TBL_5f_0_5f_5.B1" office:value-type="string">
            <text:p text:style-name="P7">EDSON DOS SANTOS</text:p>
          </table:table-cell>
          <table:table-cell table:style-name="TBL_5f_0_5f_5.B1" office:value-type="string">
            <text:p text:style-name="P7">Assessor do Núcleo de C. e D. Proc. do C. Superior</text:p>
          </table:table-cell>
          <table:table-cell table:style-name="TBL_5f_0_5f_5.B1" office:value-type="string">
            <text:p text:style-name="P7">CONSELHO SUPERIOR DO MP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02,4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94,71</text:p>
          </table:table-cell>
          <table:table-cell table:style-name="TBL_5f_0_5f_5.E1" office:value-type="string">
            <text:p text:style-name="P8">5.497,11</text:p>
          </table:table-cell>
          <table:table-cell table:style-name="TBL_5f_0_5f_5.E1" office:value-type="string">
            <text:p text:style-name="P8">363,26</text:p>
          </table:table-cell>
          <table:table-cell table:style-name="TBL_5f_0_5f_5.E1" office:value-type="string">
            <text:p text:style-name="P8">86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49,33</text:p>
          </table:table-cell>
          <table:table-cell table:style-name="TBL_5f_0_5f_5.E1" office:value-type="string">
            <text:p text:style-name="P8">5.047,78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373</text:p>
          </table:table-cell>
          <table:table-cell table:style-name="TBL_5f_0_5f_5.B1" office:value-type="string">
            <text:p text:style-name="P7">EDUARDO ALBERTO FREIRE DE ALMEIDA SEAB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CARTORIO DO 2º GRAU</text:p>
          </table:table-cell>
          <table:table-cell table:style-name="TBL_5f_0_5f_5.E1" office:value-type="string">
            <text:p text:style-name="P8">3.805,28</text:p>
          </table:table-cell>
          <table:table-cell table:style-name="TBL_5f_0_5f_5.E1" office:value-type="string">
            <text:p text:style-name="P8">570,7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6.111,46</text:p>
          </table:table-cell>
          <table:table-cell table:style-name="TBL_5f_0_5f_5.E1" office:value-type="string">
            <text:p text:style-name="P8">568,89</text:p>
          </table:table-cell>
          <table:table-cell table:style-name="TBL_5f_0_5f_5.E1" office:value-type="string">
            <text:p text:style-name="P8">220,4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89,38</text:p>
          </table:table-cell>
          <table:table-cell table:style-name="TBL_5f_0_5f_5.E1" office:value-type="string">
            <text:p text:style-name="P8">5.322,08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504</text:p>
          </table:table-cell>
          <table:table-cell table:style-name="TBL_5f_0_5f_5.B1" office:value-type="string">
            <text:p text:style-name="P7">EDUARDO ANTONIO SEAB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61</text:p>
          </table:table-cell>
          <table:table-cell table:style-name="TBL_5f_0_5f_5.B1" office:value-type="string">
            <text:p text:style-name="P7">EDUARDO BARRETO DAVILA FONT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5ª PROCURADORIA DE JUSTICA (1ª CAMARA CIVEL)</text:p>
          </table:table-cell>
          <table:table-cell table:style-name="TBL_5f_0_5f_5.E1" office:value-type="string">
            <text:p text:style-name="P8">35.462,22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746,41</text:p>
          </table:table-cell>
          <table:table-cell table:style-name="TBL_5f_0_5f_5.E1" office:value-type="string">
            <text:p text:style-name="P8">9.590,02</text:p>
          </table:table-cell>
          <table:table-cell table:style-name="TBL_5f_0_5f_5.E1" office:value-type="string">
            <text:p text:style-name="P8">2.194,71</text:p>
          </table:table-cell>
          <table:table-cell table:style-name="TBL_5f_0_5f_5.E1" office:value-type="string">
            <text:p text:style-name="P8">53.042,01</text:p>
          </table:table-cell>
          <table:table-cell table:style-name="TBL_5f_0_5f_5.E1" office:value-type="string">
            <text:p text:style-name="P8">4.746,41</text:p>
          </table:table-cell>
          <table:table-cell table:style-name="TBL_5f_0_5f_5.E1" office:value-type="string">
            <text:p text:style-name="P8">9.936,30</text:p>
          </table:table-cell>
          <table:table-cell table:style-name="TBL_5f_0_5f_5.E1" office:value-type="string">
            <text:p text:style-name="P8">6.807,57</text:p>
          </table:table-cell>
          <table:table-cell table:style-name="TBL_5f_0_5f_5.E1" office:value-type="string">
            <text:p text:style-name="P8">21.490,28</text:p>
          </table:table-cell>
          <table:table-cell table:style-name="TBL_5f_0_5f_5.E1" office:value-type="string">
            <text:p text:style-name="P8">31.551,73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020</text:p>
          </table:table-cell>
          <table:table-cell table:style-name="TBL_5f_0_5f_5.B1" office:value-type="string">
            <text:p text:style-name="P7">EDUARDO DE CABRAL MENEZ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383</text:p>
          </table:table-cell>
          <table:table-cell table:style-name="TBL_5f_0_5f_5.B1" office:value-type="string">
            <text:p text:style-name="P7">EDUARDO DE SOUSA CARVALHO JUNIOR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CA CRIMINAL - ARACAJU</text:p>
          </table:table-cell>
          <table:table-cell table:style-name="TBL_5f_0_5f_5.E1" office:value-type="string">
            <text:p text:style-name="P8">4.804,09</text:p>
          </table:table-cell>
          <table:table-cell table:style-name="TBL_5f_0_5f_5.E1" office:value-type="string">
            <text:p text:style-name="P8">720,6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41,5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9.101,66</text:p>
          </table:table-cell>
          <table:table-cell table:style-name="TBL_5f_0_5f_5.E1" office:value-type="string">
            <text:p text:style-name="P8">718,21</text:p>
          </table:table-cell>
          <table:table-cell table:style-name="TBL_5f_0_5f_5.E1" office:value-type="string">
            <text:p text:style-name="P8">958,8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77,07</text:p>
          </table:table-cell>
          <table:table-cell table:style-name="TBL_5f_0_5f_5.E1" office:value-type="string">
            <text:p text:style-name="P8">7.424,59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312</text:p>
          </table:table-cell>
          <table:table-cell table:style-name="TBL_5f_0_5f_5.B1" office:value-type="string">
            <text:p text:style-name="P7">EDUARDO FARIAS SILVA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CENTRO DE APOIO OPERACIONAL DE DEFESA DO PATRIMONIO PUBLICO E DA ORDEM TRIBUTARIA</text:p>
          </table:table-cell>
          <table:table-cell table:style-name="TBL_5f_0_5f_5.E1" office:value-type="string">
            <text:p text:style-name="P8">7.795,58</text:p>
          </table:table-cell>
          <table:table-cell table:style-name="TBL_5f_0_5f_5.E1" office:value-type="string">
            <text:p text:style-name="P8">1.169,3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90,57</text:p>
          </table:table-cell>
          <table:table-cell table:style-name="TBL_5f_0_5f_5.E1" office:value-type="string">
            <text:p text:style-name="P8">10.955,49</text:p>
          </table:table-cell>
          <table:table-cell table:style-name="TBL_5f_0_5f_5.E1" office:value-type="string">
            <text:p text:style-name="P8">1.165,44</text:p>
          </table:table-cell>
          <table:table-cell table:style-name="TBL_5f_0_5f_5.E1" office:value-type="string">
            <text:p text:style-name="P8">1.119,0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284,53</text:p>
          </table:table-cell>
          <table:table-cell table:style-name="TBL_5f_0_5f_5.E1" office:value-type="string">
            <text:p text:style-name="P8">8.670,96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2166</text:p>
          </table:table-cell>
          <table:table-cell table:style-name="TBL_5f_0_5f_5.B1" office:value-type="string">
            <text:p text:style-name="P7">EDUARDO FRANKLIN MIRANDA DE OLIVEI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45</text:p>
          </table:table-cell>
          <table:table-cell table:style-name="TBL_5f_0_5f_5.B1" office:value-type="string">
            <text:p text:style-name="P7">EDUARDO LIMA DE MATO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10ª PROMOTORIA DE JUSTIÇA DOS DIREITOS DO CIDADÃO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515,91</text:p>
          </table:table-cell>
          <table:table-cell table:style-name="TBL_5f_0_5f_5.E1" office:value-type="string">
            <text:p text:style-name="P8">2.405,42</text:p>
          </table:table-cell>
          <table:table-cell table:style-name="TBL_5f_0_5f_5.E1" office:value-type="string">
            <text:p text:style-name="P8">2.194,71</text:p>
          </table:table-cell>
          <table:table-cell table:style-name="TBL_5f_0_5f_5.E1" office:value-type="string">
            <text:p text:style-name="P8">43.853,80</text:p>
          </table:table-cell>
          <table:table-cell table:style-name="TBL_5f_0_5f_5.E1" office:value-type="string">
            <text:p text:style-name="P8">4.515,91</text:p>
          </table:table-cell>
          <table:table-cell table:style-name="TBL_5f_0_5f_5.E1" office:value-type="string">
            <text:p text:style-name="P8">9.345,0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860,92</text:p>
          </table:table-cell>
          <table:table-cell table:style-name="TBL_5f_0_5f_5.E1" office:value-type="string">
            <text:p text:style-name="P8">29.992,88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968</text:p>
          </table:table-cell>
          <table:table-cell table:style-name="TBL_5f_0_5f_5.B1" office:value-type="string">
            <text:p text:style-name="P7">EDUARDO VIEIRA DOS SANTOS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MPO DO BRITO </text:p>
          </table:table-cell>
          <table:table-cell table:style-name="TBL_5f_0_5f_5.E1" office:value-type="string">
            <text:p text:style-name="P8">6.174,83</text:p>
          </table:table-cell>
          <table:table-cell table:style-name="TBL_5f_0_5f_5.E1" office:value-type="string">
            <text:p text:style-name="P8">324,8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43,60</text:p>
          </table:table-cell>
          <table:table-cell table:style-name="TBL_5f_0_5f_5.E1" office:value-type="string">
            <text:p text:style-name="P8">8.843,23</text:p>
          </table:table-cell>
          <table:table-cell table:style-name="TBL_5f_0_5f_5.E1" office:value-type="string">
            <text:p text:style-name="P8">844,95</text:p>
          </table:table-cell>
          <table:table-cell table:style-name="TBL_5f_0_5f_5.E1" office:value-type="string">
            <text:p text:style-name="P8">685,6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30,63</text:p>
          </table:table-cell>
          <table:table-cell table:style-name="TBL_5f_0_5f_5.E1" office:value-type="string">
            <text:p text:style-name="P8">8.157,55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2146</text:p>
          </table:table-cell>
          <table:table-cell table:style-name="TBL_5f_0_5f_5.B1" office:value-type="string">
            <text:p text:style-name="P7">EDVALDO BEZERRA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5</text:p>
          </table:table-cell>
          <table:table-cell table:style-name="TBL_5f_0_5f_5.B1" office:value-type="string">
            <text:p text:style-name="P7">EDVALDO VIEIRA MESSIA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824</text:p>
          </table:table-cell>
          <table:table-cell table:style-name="TBL_5f_0_5f_5.B1" office:value-type="string">
            <text:p text:style-name="P7">EDYLENO ITALO SANTOS SODRE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JAPARATUBA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26,72</text:p>
          </table:table-cell>
          <table:table-cell table:style-name="TBL_5f_0_5f_5.E1" office:value-type="string">
            <text:p text:style-name="P8">1.990,57</text:p>
          </table:table-cell>
          <table:table-cell table:style-name="TBL_5f_0_5f_5.E1" office:value-type="string">
            <text:p text:style-name="P8">34.421,94</text:p>
          </table:table-cell>
          <table:table-cell table:style-name="TBL_5f_0_5f_5.E1" office:value-type="string">
            <text:p text:style-name="P8">4.160,60</text:p>
          </table:table-cell>
          <table:table-cell table:style-name="TBL_5f_0_5f_5.E1" office:value-type="string">
            <text:p text:style-name="P8">6.696,5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0.857,15</text:p>
          </table:table-cell>
          <table:table-cell table:style-name="TBL_5f_0_5f_5.E1" office:value-type="string">
            <text:p text:style-name="P8">23.564,79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2085</text:p>
          </table:table-cell>
          <table:table-cell table:style-name="TBL_5f_0_5f_5.B1" office:value-type="string">
            <text:p text:style-name="P7">ELAINE PESSO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- AQUIDABA </text:p>
          </table:table-cell>
          <table:table-cell table:style-name="TBL_5f_0_5f_5.E1" office:value-type="string">
            <text:p text:style-name="P8">3.194,9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98,76</text:p>
          </table:table-cell>
          <table:table-cell table:style-name="TBL_5f_0_5f_5.E1" office:value-type="string">
            <text:p text:style-name="P8">5.593,75</text:p>
          </table:table-cell>
          <table:table-cell table:style-name="TBL_5f_0_5f_5.E1" office:value-type="string">
            <text:p text:style-name="P8">415,35</text:p>
          </table:table-cell>
          <table:table-cell table:style-name="TBL_5f_0_5f_5.E1" office:value-type="string">
            <text:p text:style-name="P8">65,6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81,02</text:p>
          </table:table-cell>
          <table:table-cell table:style-name="TBL_5f_0_5f_5.E1" office:value-type="string">
            <text:p text:style-name="P8">5.112,73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712</text:p>
          </table:table-cell>
          <table:table-cell table:style-name="TBL_5f_0_5f_5.B1" office:value-type="string">
            <text:p text:style-name="P7">ELBER GONCALVES DOS ANJ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CRIMINAL - ARACAJU </text:p>
          </table:table-cell>
          <table:table-cell table:style-name="TBL_5f_0_5f_5.E1" office:value-type="string">
            <text:p text:style-name="P8">4.275,62</text:p>
          </table:table-cell>
          <table:table-cell table:style-name="TBL_5f_0_5f_5.E1" office:value-type="string">
            <text:p text:style-name="P8">449,7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75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90,57</text:p>
          </table:table-cell>
          <table:table-cell table:style-name="TBL_5f_0_5f_5.E1" office:value-type="string">
            <text:p text:style-name="P8">8.291,12</text:p>
          </table:table-cell>
          <table:table-cell table:style-name="TBL_5f_0_5f_5.E1" office:value-type="string">
            <text:p text:style-name="P8">614,30</text:p>
          </table:table-cell>
          <table:table-cell table:style-name="TBL_5f_0_5f_5.E1" office:value-type="string">
            <text:p text:style-name="P8">181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95,45</text:p>
          </table:table-cell>
          <table:table-cell table:style-name="TBL_5f_0_5f_5.E1" office:value-type="string">
            <text:p text:style-name="P8">7.495,67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902</text:p>
          </table:table-cell>
          <table:table-cell table:style-name="TBL_5f_0_5f_5.B1" office:value-type="string">
            <text:p text:style-name="P7">ELDA MARIA GONCALVES MENEZES MACED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ISTRITAL - ARACAJU</text:p>
          </table:table-cell>
          <table:table-cell table:style-name="TBL_5f_0_5f_5.E1" office:value-type="string">
            <text:p text:style-name="P8">6.938,04</text:p>
          </table:table-cell>
          <table:table-cell table:style-name="TBL_5f_0_5f_5.E1" office:value-type="string">
            <text:p text:style-name="P8">1.040,7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9.714,14</text:p>
          </table:table-cell>
          <table:table-cell table:style-name="TBL_5f_0_5f_5.E1" office:value-type="string">
            <text:p text:style-name="P8">1.037,24</text:p>
          </table:table-cell>
          <table:table-cell table:style-name="TBL_5f_0_5f_5.E1" office:value-type="string">
            <text:p text:style-name="P8">1.039,5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76,80</text:p>
          </table:table-cell>
          <table:table-cell table:style-name="TBL_5f_0_5f_5.E1" office:value-type="string">
            <text:p text:style-name="P8">7.637,34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759</text:p>
          </table:table-cell>
          <table:table-cell table:style-name="TBL_5f_0_5f_5.B1" office:value-type="string">
            <text:p text:style-name="P7">ELEN ROSE SOUZA SANTOS</text:p>
          </table:table-cell>
          <table:table-cell table:style-name="TBL_5f_0_5f_5.B1" office:value-type="string">
            <text:p text:style-name="P7">ASSESSOR DE PROCURADOR DE JUSTIÇA</text:p>
          </table:table-cell>
          <table:table-cell table:style-name="TBL_5f_0_5f_5.B1" office:value-type="string">
            <text:p text:style-name="P7">7ª PROCURADORIA DE JUSTICA (2ª CAMARA CIVEL)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899,2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13.634,62</text:p>
          </table:table-cell>
          <table:table-cell table:style-name="TBL_5f_0_5f_5.E1" office:value-type="string">
            <text:p text:style-name="P8">642,34</text:p>
          </table:table-cell>
          <table:table-cell table:style-name="TBL_5f_0_5f_5.E1" office:value-type="string">
            <text:p text:style-name="P8">2.226,2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68,62</text:p>
          </table:table-cell>
          <table:table-cell table:style-name="TBL_5f_0_5f_5.E1" office:value-type="string">
            <text:p text:style-name="P8">10.766,00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415</text:p>
          </table:table-cell>
          <table:table-cell table:style-name="TBL_5f_0_5f_5.B1" office:value-type="string">
            <text:p text:style-name="P7">ELENICE PIRES DAMACENO 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TRIAGEM TECNICA DAS PROMOTORIAS DE JUSTICA DO TRIBUNAL DO JURI DE ARACAJU</text:p>
          </table:table-cell>
          <table:table-cell table:style-name="TBL_5f_0_5f_5.E1" office:value-type="string">
            <text:p text:style-name="P8">4.532,16</text:p>
          </table:table-cell>
          <table:table-cell table:style-name="TBL_5f_0_5f_5.E1" office:value-type="string">
            <text:p text:style-name="P8">679,8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5,39</text:p>
          </table:table-cell>
          <table:table-cell table:style-name="TBL_5f_0_5f_5.E1" office:value-type="string">
            <text:p text:style-name="P8">6.947,37</text:p>
          </table:table-cell>
          <table:table-cell table:style-name="TBL_5f_0_5f_5.E1" office:value-type="string">
            <text:p text:style-name="P8">677,56</text:p>
          </table:table-cell>
          <table:table-cell table:style-name="TBL_5f_0_5f_5.E1" office:value-type="string">
            <text:p text:style-name="P8">384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61,67</text:p>
          </table:table-cell>
          <table:table-cell table:style-name="TBL_5f_0_5f_5.E1" office:value-type="string">
            <text:p text:style-name="P8">5.885,70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608</text:p>
          </table:table-cell>
          <table:table-cell table:style-name="TBL_5f_0_5f_5.B1" office:value-type="string">
            <text:p text:style-name="P7">ELIANE CARNEIRO FRANCO</text:p>
          </table:table-cell>
          <table:table-cell table:style-name="TBL_5f_0_5f_5.B1" office:value-type="string">
            <text:p text:style-name="P7">AUX.ADMINISTRATIVO - requisitado</text:p>
          </table:table-cell>
          <table:table-cell table:style-name="TBL_5f_0_5f_5.B1" office:value-type="string">
            <text:p text:style-name="P7">PROMOTORIA DE JUSTICA - RIACHUELO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46,6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20,90</text:p>
          </table:table-cell>
          <table:table-cell table:style-name="TBL_5f_0_5f_5.E1" office:value-type="string">
            <text:p text:style-name="P8">1.967,52</text:p>
          </table:table-cell>
          <table:table-cell table:style-name="TBL_5f_0_5f_5.E1" office:value-type="string">
            <text:p text:style-name="P8">75,7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5,73</text:p>
          </table:table-cell>
          <table:table-cell table:style-name="TBL_5f_0_5f_5.E1" office:value-type="string">
            <text:p text:style-name="P8">1.891,79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70</text:p>
          </table:table-cell>
          <table:table-cell table:style-name="TBL_5f_0_5f_5.B1" office:value-type="string">
            <text:p text:style-name="P7">ELIANE GOES DA SILVA MONTE ALEGRE</text:p>
          </table:table-cell>
          <table:table-cell table:style-name="TBL_5f_0_5f_5.B1" office:value-type="string">
            <text:p text:style-name="P7">* ADVOGAD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2173</text:p>
          </table:table-cell>
          <table:table-cell table:style-name="TBL_5f_0_5f_5.B1" office:value-type="string">
            <text:p text:style-name="P7">ELIDA DAMASCENO BRAGA</text:p>
          </table:table-cell>
          <table:table-cell table:style-name="TBL_5f_0_5f_5.B1" office:value-type="string">
            <text:p text:style-name="P7">CAB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85,44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700</text:p>
          </table:table-cell>
          <table:table-cell table:style-name="TBL_5f_0_5f_5.B1" office:value-type="string">
            <text:p text:style-name="P7">ELISGARDENIA RODRIGUES MACEN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4ª PROMOTORIA DE JUSTIÇA DA CURADORIA DA FAZENDA PUBLICA</text:p>
          </table:table-cell>
          <table:table-cell table:style-name="TBL_5f_0_5f_5.E1" office:value-type="string">
            <text:p text:style-name="P8">4.275,62</text:p>
          </table:table-cell>
          <table:table-cell table:style-name="TBL_5f_0_5f_5.E1" office:value-type="string">
            <text:p text:style-name="P8">449,7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90,57</text:p>
          </table:table-cell>
          <table:table-cell table:style-name="TBL_5f_0_5f_5.E1" office:value-type="string">
            <text:p text:style-name="P8">6.715,98</text:p>
          </table:table-cell>
          <table:table-cell table:style-name="TBL_5f_0_5f_5.E1" office:value-type="string">
            <text:p text:style-name="P8">614,30</text:p>
          </table:table-cell>
          <table:table-cell table:style-name="TBL_5f_0_5f_5.E1" office:value-type="string">
            <text:p text:style-name="P8">246,2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60,51</text:p>
          </table:table-cell>
          <table:table-cell table:style-name="TBL_5f_0_5f_5.E1" office:value-type="string">
            <text:p text:style-name="P8">5.855,47</text:p>
          </table:table-cell>
          <table:table-cell table:style-name="TBL_5f_0_5f_5.S44" office:value-type="string">
            <text:p text:style-name="Standard"/>
          </table:table-cell>
        </table:table-row>
        <table:table-row table:style-name="TBL_5f_0_5f_5.1">
          <table:table-cell table:style-name="TBL_5f_0_5f_5.A1" office:value-type="string">
            <text:p text:style-name="P7">114</text:p>
          </table:table-cell>
          <table:table-cell table:style-name="TBL_5f_0_5f_5.B1" office:value-type="string">
            <text:p text:style-name="P7">ELIZALDO DIAS DOS SANTOS</text:p>
          </table:table-cell>
          <table:table-cell table:style-name="TBL_5f_0_5f_5.B1" office:value-type="string">
            <text:p text:style-name="P7">MOTORIST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633,12</text:p>
          </table:table-cell>
          <table:table-cell table:style-name="TBL_5f_0_5f_5.S44" office:value-type="string">
            <text:p text:style-name="Standard"/>
          </table:table-cell>
        </table:table-row>
      </table:table>
      <table:table table:name="TBL_0_6" table:style-name="TBL_5f_0_5f_6">
        <table:table-column table:style-name="TBL_5f_0_5f_6.A"/>
        <table:table-column table:style-name="TBL_5f_0_5f_6.B"/>
        <table:table-column table:style-name="TBL_5f_0_5f_6.C"/>
        <table:table-column table:style-name="TBL_5f_0_5f_6.D"/>
        <table:table-column table:style-name="TBL_5f_0_5f_6.E"/>
        <table:table-column table:style-name="TBL_5f_0_5f_6.F"/>
        <table:table-column table:style-name="TBL_5f_0_5f_6.G"/>
        <table:table-column table:style-name="TBL_5f_0_5f_6.H"/>
        <table:table-column table:style-name="TBL_5f_0_5f_6.I"/>
        <table:table-column table:style-name="TBL_5f_0_5f_6.J"/>
        <table:table-column table:style-name="TBL_5f_0_5f_6.E"/>
        <table:table-column table:style-name="TBL_5f_0_5f_6.L" table:number-columns-repeated="2"/>
        <table:table-column table:style-name="TBL_5f_0_5f_6.J"/>
        <table:table-column table:style-name="TBL_5f_0_5f_6.O"/>
        <table:table-column table:style-name="TBL_5f_0_5f_6.P"/>
        <table:table-column table:style-name="TBL_5f_0_5f_6.Q"/>
        <table:table-column table:style-name="TBL_5f_0_5f_6.R"/>
        <table:table-column table:style-name="TBL_5f_0_5f_6.S"/>
        <table:table-row table:style-name="TBL_5f_0_5f_6.1">
          <table:table-cell table:style-name="TBL_5f_0_5f_6.A1" office:value-type="string">
            <text:p text:style-name="P7"><text:bookmark text:name="JR_PAGE_ANCHOR_0_7"/>1399</text:p>
          </table:table-cell>
          <table:table-cell table:style-name="TBL_5f_0_5f_6.B1" office:value-type="string">
            <text:p text:style-name="P7">ELOANDERSON DANTAS BATI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DE ACIDENTES E DE DELITOS DE TRÂNSITO DE ARACAJ</text:p>
          </table:table-cell>
          <table:table-cell table:style-name="TBL_5f_0_5f_6.E1" office:value-type="string">
            <text:p text:style-name="P8">4.804,09</text:p>
          </table:table-cell>
          <table:table-cell table:style-name="TBL_5f_0_5f_6.E1" office:value-type="string">
            <text:p text:style-name="P8">720,6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41,5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13,28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9.314,94</text:p>
          </table:table-cell>
          <table:table-cell table:style-name="TBL_5f_0_5f_6.E1" office:value-type="string">
            <text:p text:style-name="P8">718,21</text:p>
          </table:table-cell>
          <table:table-cell table:style-name="TBL_5f_0_5f_6.E1" office:value-type="string">
            <text:p text:style-name="P8">1.017,5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73</text:p>
          </table:table-cell>
          <table:table-cell table:style-name="TBL_5f_0_5f_6.E1" office:value-type="string">
            <text:p text:style-name="P8">7.637,87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075</text:p>
          </table:table-cell>
          <table:table-cell table:style-name="TBL_5f_0_5f_6.B1" office:value-type="string">
            <text:p text:style-name="P7">ELZA CESPEDES RAMOS SIQUEIRA</text:p>
          </table:table-cell>
          <table:table-cell table:style-name="TBL_5f_0_5f_6.B1" office:value-type="string">
            <text:p text:style-name="P7">REDATOR TÉCNICO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73,81</text:p>
          </table:table-cell>
          <table:table-cell table:style-name="TBL_5f_0_5f_6.E1" office:value-type="string">
            <text:p text:style-name="P8">1.173,8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73,81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809</text:p>
          </table:table-cell>
          <table:table-cell table:style-name="TBL_5f_0_5f_6.B1" office:value-type="string">
            <text:p text:style-name="P7">ELZA LORENZA QUARANTA LEITE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337,35</text:p>
          </table:table-cell>
          <table:table-cell table:style-name="TBL_5f_0_5f_6.E1" office:value-type="string">
            <text:p text:style-name="P8">1.199,9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617,01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12.165,32</text:p>
          </table:table-cell>
          <table:table-cell table:style-name="TBL_5f_0_5f_6.E1" office:value-type="string">
            <text:p text:style-name="P8">599,69</text:p>
          </table:table-cell>
          <table:table-cell table:style-name="TBL_5f_0_5f_6.E1" office:value-type="string">
            <text:p text:style-name="P8">1.833,9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33,65</text:p>
          </table:table-cell>
          <table:table-cell table:style-name="TBL_5f_0_5f_6.E1" office:value-type="string">
            <text:p text:style-name="P8">9.731,67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407</text:p>
          </table:table-cell>
          <table:table-cell table:style-name="TBL_5f_0_5f_6.B1" office:value-type="string">
            <text:p text:style-name="P7">EMERSON OLIVEIRA ANDRADE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CANINDE DO SAO FRANCISC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274,6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34,76</text:p>
          </table:table-cell>
          <table:table-cell table:style-name="TBL_5f_0_5f_6.E1" office:value-type="string">
            <text:p text:style-name="P8">1.990,57</text:p>
          </table:table-cell>
          <table:table-cell table:style-name="TBL_5f_0_5f_6.E1" office:value-type="string">
            <text:p text:style-name="P8">47.089,06</text:p>
          </table:table-cell>
          <table:table-cell table:style-name="TBL_5f_0_5f_6.E1" office:value-type="string">
            <text:p text:style-name="P8">4.379,58</text:p>
          </table:table-cell>
          <table:table-cell table:style-name="TBL_5f_0_5f_6.E1" office:value-type="string">
            <text:p text:style-name="P8">10.276,2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4.655,78</text:p>
          </table:table-cell>
          <table:table-cell table:style-name="TBL_5f_0_5f_6.E1" office:value-type="string">
            <text:p text:style-name="P8">32.433,28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994</text:p>
          </table:table-cell>
          <table:table-cell table:style-name="TBL_5f_0_5f_6.B1" office:value-type="string">
            <text:p text:style-name="P7">EMILSON CHAGAS 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3</text:p>
          </table:table-cell>
          <table:table-cell table:style-name="TBL_5f_0_5f_6.B1" office:value-type="string">
            <text:p text:style-name="P7">ENID SANTOS DE OLIVEIR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176</text:p>
          </table:table-cell>
          <table:table-cell table:style-name="TBL_5f_0_5f_6.B1" office:value-type="string">
            <text:p text:style-name="P7">ENIO PEREIRA ANDRADE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014</text:p>
          </table:table-cell>
          <table:table-cell table:style-name="TBL_5f_0_5f_6.B1" office:value-type="string">
            <text:p text:style-name="P7">ERIBERTO PESSOA</text:p>
          </table:table-cell>
          <table:table-cell table:style-name="TBL_5f_0_5f_6.B1" office:value-type="string">
            <text:p text:style-name="P7">1º SARGENTO - requisitado -BESP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540</text:p>
          </table:table-cell>
          <table:table-cell table:style-name="TBL_5f_0_5f_6.B1" office:value-type="string">
            <text:p text:style-name="P7">ERIC VINICIUS MOURA DANTAS</text:p>
          </table:table-cell>
          <table:table-cell table:style-name="TBL_5f_0_5f_6.B1" office:value-type="string">
            <text:p text:style-name="P7">CHEFE DO SETOR DE ALMOXARIFADO</text:p>
          </table:table-cell>
          <table:table-cell table:style-name="TBL_5f_0_5f_6.B1" office:value-type="string">
            <text:p text:style-name="P7">SETOR DE ALMOXARIFADO/DM//DA/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302,4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5.037,79</text:p>
          </table:table-cell>
          <table:table-cell table:style-name="TBL_5f_0_5f_6.E1" office:value-type="string">
            <text:p text:style-name="P8">363,26</text:p>
          </table:table-cell>
          <table:table-cell table:style-name="TBL_5f_0_5f_6.E1" office:value-type="string">
            <text:p text:style-name="P8">63,4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26,68</text:p>
          </table:table-cell>
          <table:table-cell table:style-name="TBL_5f_0_5f_6.E1" office:value-type="string">
            <text:p text:style-name="P8">4.611,11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216</text:p>
          </table:table-cell>
          <table:table-cell table:style-name="TBL_5f_0_5f_6.B1" office:value-type="string">
            <text:p text:style-name="P7">ERICA LUIZE LIM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2ª PROMOTORIA DE JUSTICA DAS EXECUCOES CRIMINAIS - ARACAJU</text:p>
          </table:table-cell>
          <table:table-cell table:style-name="TBL_5f_0_5f_6.E1" office:value-type="string">
            <text:p text:style-name="P8">7.795,58</text:p>
          </table:table-cell>
          <table:table-cell table:style-name="TBL_5f_0_5f_6.E1" office:value-type="string">
            <text:p text:style-name="P8">1.169,3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10.700,31</text:p>
          </table:table-cell>
          <table:table-cell table:style-name="TBL_5f_0_5f_6.E1" office:value-type="string">
            <text:p text:style-name="P8">1.165,44</text:p>
          </table:table-cell>
          <table:table-cell table:style-name="TBL_5f_0_5f_6.E1" office:value-type="string">
            <text:p text:style-name="P8">1.223,3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8,80</text:p>
          </table:table-cell>
          <table:table-cell table:style-name="TBL_5f_0_5f_6.E1" office:value-type="string">
            <text:p text:style-name="P8">8.311,51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825</text:p>
          </table:table-cell>
          <table:table-cell table:style-name="TBL_5f_0_5f_6.B1" office:value-type="string">
            <text:p text:style-name="P7">ERICK JULIANO DOS SANTOS FERREIRA 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4.033,60</text:p>
          </table:table-cell>
          <table:table-cell table:style-name="TBL_5f_0_5f_6.E1" office:value-type="string">
            <text:p text:style-name="P8">318,2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27,2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3,31</text:p>
          </table:table-cell>
          <table:table-cell table:style-name="TBL_5f_0_5f_6.E1" office:value-type="string">
            <text:p text:style-name="P8">2.724,14</text:p>
          </table:table-cell>
          <table:table-cell table:style-name="TBL_5f_0_5f_6.E1" office:value-type="string">
            <text:p text:style-name="P8">8.996,51</text:p>
          </table:table-cell>
          <table:table-cell table:style-name="TBL_5f_0_5f_6.E1" office:value-type="string">
            <text:p text:style-name="P8">565,74</text:p>
          </table:table-cell>
          <table:table-cell table:style-name="TBL_5f_0_5f_6.E1" office:value-type="string">
            <text:p text:style-name="P8">236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02,48</text:p>
          </table:table-cell>
          <table:table-cell table:style-name="TBL_5f_0_5f_6.E1" office:value-type="string">
            <text:p text:style-name="P8">8.194,03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406</text:p>
          </table:table-cell>
          <table:table-cell table:style-name="TBL_5f_0_5f_6.B1" office:value-type="string">
            <text:p text:style-name="P7">ERIKA VALERIA CABRAL TAVARES REZENDE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DE PLANEJAMENTO ESTRATEGICO E PROJETOS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641,34</text:p>
          </table:table-cell>
          <table:table-cell table:style-name="TBL_5f_0_5f_6.E1" office:value-type="string">
            <text:p text:style-name="P8">2.497,6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9.150,01</text:p>
          </table:table-cell>
          <table:table-cell table:style-name="TBL_5f_0_5f_6.E1" office:value-type="string">
            <text:p text:style-name="P8">639,20</text:p>
          </table:table-cell>
          <table:table-cell table:style-name="TBL_5f_0_5f_6.E1" office:value-type="string">
            <text:p text:style-name="P8">993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33,08</text:p>
          </table:table-cell>
          <table:table-cell table:style-name="TBL_5f_0_5f_6.E1" office:value-type="string">
            <text:p text:style-name="P8">7.516,93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231</text:p>
          </table:table-cell>
          <table:table-cell table:style-name="TBL_5f_0_5f_6.B1" office:value-type="string">
            <text:p text:style-name="P7">ERLON LEAL MARTIN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8.263,31</text:p>
          </table:table-cell>
          <table:table-cell table:style-name="TBL_5f_0_5f_6.E1" office:value-type="string">
            <text:p text:style-name="P8">2.065,8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979,32</text:p>
          </table:table-cell>
          <table:table-cell table:style-name="TBL_5f_0_5f_6.E1" office:value-type="string">
            <text:p text:style-name="P8">13.308,46</text:p>
          </table:table-cell>
          <table:table-cell table:style-name="TBL_5f_0_5f_6.E1" office:value-type="string">
            <text:p text:style-name="P8">1.342,79</text:p>
          </table:table-cell>
          <table:table-cell table:style-name="TBL_5f_0_5f_6.E1" office:value-type="string">
            <text:p text:style-name="P8">1.445,4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788,26</text:p>
          </table:table-cell>
          <table:table-cell table:style-name="TBL_5f_0_5f_6.E1" office:value-type="string">
            <text:p text:style-name="P8">10.520,20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4</text:p>
          </table:table-cell>
          <table:table-cell table:style-name="TBL_5f_0_5f_6.B1" office:value-type="string">
            <text:p text:style-name="P7">ERNESTO ANIZIO AZEVEDO MELO</text:p>
          </table:table-cell>
          <table:table-cell table:style-name="TBL_5f_0_5f_6.B1" office:value-type="string">
            <text:p text:style-name="P7">PROCURADOR DE JUSTIÇA</text:p>
          </table:table-cell>
          <table:table-cell table:style-name="TBL_5f_0_5f_6.B1" office:value-type="string">
            <text:p text:style-name="P7">4ª PROCURADORIA DE JUSTICA (1ª CAMARA CIVEL)</text:p>
          </table:table-cell>
          <table:table-cell table:style-name="TBL_5f_0_5f_6.E1" office:value-type="string">
            <text:p text:style-name="P8">35.462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820,74</text:p>
          </table:table-cell>
          <table:table-cell table:style-name="TBL_5f_0_5f_6.E1" office:value-type="string">
            <text:p text:style-name="P8">4.610,0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4.474,76</text:p>
          </table:table-cell>
          <table:table-cell table:style-name="TBL_5f_0_5f_6.E1" office:value-type="string">
            <text:p text:style-name="P8">66.367,81</text:p>
          </table:table-cell>
          <table:table-cell table:style-name="TBL_5f_0_5f_6.E1" office:value-type="string">
            <text:p text:style-name="P8">4.610,09</text:p>
          </table:table-cell>
          <table:table-cell table:style-name="TBL_5f_0_5f_6.E1" office:value-type="string">
            <text:p text:style-name="P8">12.081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6.691,41</text:p>
          </table:table-cell>
          <table:table-cell table:style-name="TBL_5f_0_5f_6.E1" office:value-type="string">
            <text:p text:style-name="P8">49.676,40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571</text:p>
          </table:table-cell>
          <table:table-cell table:style-name="TBL_5f_0_5f_6.B1" office:value-type="string">
            <text:p text:style-name="P7">ESTACIO MOREIRA DE ARIMATE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14ª PROCURADORIA DE JUSTICA (CAMARA CRIMINA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899,2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90,57</text:p>
          </table:table-cell>
          <table:table-cell table:style-name="TBL_5f_0_5f_6.E1" office:value-type="string">
            <text:p text:style-name="P8">13.889,80</text:p>
          </table:table-cell>
          <table:table-cell table:style-name="TBL_5f_0_5f_6.E1" office:value-type="string">
            <text:p text:style-name="P8">642,34</text:p>
          </table:table-cell>
          <table:table-cell table:style-name="TBL_5f_0_5f_6.E1" office:value-type="string">
            <text:p text:style-name="P8">1.424,8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67,16</text:p>
          </table:table-cell>
          <table:table-cell table:style-name="TBL_5f_0_5f_6.E1" office:value-type="string">
            <text:p text:style-name="P8">12.464,98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657</text:p>
          </table:table-cell>
          <table:table-cell table:style-name="TBL_5f_0_5f_6.B1" office:value-type="string">
            <text:p text:style-name="P7">ETELIO DE CARVALHO PRADO JUNIOR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- TOBIAS BARRET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23,00</text:p>
          </table:table-cell>
          <table:table-cell table:style-name="TBL_5f_0_5f_6.E1" office:value-type="string">
            <text:p text:style-name="P8">1.990,57</text:p>
          </table:table-cell>
          <table:table-cell table:style-name="TBL_5f_0_5f_6.E1" office:value-type="string">
            <text:p text:style-name="P8">36.802,68</text:p>
          </table:table-cell>
          <table:table-cell table:style-name="TBL_5f_0_5f_6.E1" office:value-type="string">
            <text:p text:style-name="P8">4.379,58</text:p>
          </table:table-cell>
          <table:table-cell table:style-name="TBL_5f_0_5f_6.E1" office:value-type="string">
            <text:p text:style-name="P8">7.395,3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774,89</text:p>
          </table:table-cell>
          <table:table-cell table:style-name="TBL_5f_0_5f_6.E1" office:value-type="string">
            <text:p text:style-name="P8">25.027,79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919</text:p>
          </table:table-cell>
          <table:table-cell table:style-name="TBL_5f_0_5f_6.B1" office:value-type="string">
            <text:p text:style-name="P7">EUCLIDES OLEGARIO NETO</text:p>
          </table:table-cell>
          <table:table-cell table:style-name="TBL_5f_0_5f_6.B1" office:value-type="string">
            <text:p text:style-name="P7">1º SARGENT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81</text:p>
          </table:table-cell>
          <table:table-cell table:style-name="TBL_5f_0_5f_6.B1" office:value-type="string">
            <text:p text:style-name="P7">EUVALDO MENESES ALVE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SETOR DE TRANSPORTES/DAA/DA/SG</text:p>
          </table:table-cell>
          <table:table-cell table:style-name="TBL_5f_0_5f_6.E1" office:value-type="string">
            <text:p text:style-name="P8">3.694,18</text:p>
          </table:table-cell>
          <table:table-cell table:style-name="TBL_5f_0_5f_6.E1" office:value-type="string">
            <text:p text:style-name="P8">2.440,5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067,3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588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E1" office:value-type="string">
            <text:p text:style-name="P8">14.423,94</text:p>
          </table:table-cell>
          <table:table-cell table:style-name="TBL_5f_0_5f_6.E1" office:value-type="string">
            <text:p text:style-name="P8">1.196,26</text:p>
          </table:table-cell>
          <table:table-cell table:style-name="TBL_5f_0_5f_6.E1" office:value-type="string">
            <text:p text:style-name="P8">1.250,1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46,44</text:p>
          </table:table-cell>
          <table:table-cell table:style-name="TBL_5f_0_5f_6.E1" office:value-type="string">
            <text:p text:style-name="P8">12.775,01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90</text:p>
          </table:table-cell>
          <table:table-cell table:style-name="TBL_5f_0_5f_6.B1" office:value-type="string">
            <text:p text:style-name="P7">EUZA MARIA GENTIL MISSANO COST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DE DEFESA DO CONSUMIDOR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572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5,94</text:p>
          </table:table-cell>
          <table:table-cell table:style-name="TBL_5f_0_5f_6.E1" office:value-type="string">
            <text:p text:style-name="P8">2.194,71</text:p>
          </table:table-cell>
          <table:table-cell table:style-name="TBL_5f_0_5f_6.E1" office:value-type="string">
            <text:p text:style-name="P8">39.252,73</text:p>
          </table:table-cell>
          <table:table-cell table:style-name="TBL_5f_0_5f_6.E1" office:value-type="string">
            <text:p text:style-name="P8">4.584,07</text:p>
          </table:table-cell>
          <table:table-cell table:style-name="TBL_5f_0_5f_6.E1" office:value-type="string">
            <text:p text:style-name="P8">7.956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540,77</text:p>
          </table:table-cell>
          <table:table-cell table:style-name="TBL_5f_0_5f_6.E1" office:value-type="string">
            <text:p text:style-name="P8">26.711,96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300</text:p>
          </table:table-cell>
          <table:table-cell table:style-name="TBL_5f_0_5f_6.B1" office:value-type="string">
            <text:p text:style-name="P7">EVA CECILIA TRINDADE SIQU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O TERCEIRO SETOR</text:p>
          </table:table-cell>
          <table:table-cell table:style-name="TBL_5f_0_5f_6.E1" office:value-type="string">
            <text:p text:style-name="P8">4.033,60</text:p>
          </table:table-cell>
          <table:table-cell table:style-name="TBL_5f_0_5f_6.E1" office:value-type="string">
            <text:p text:style-name="P8">605,0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6.374,03</text:p>
          </table:table-cell>
          <table:table-cell table:style-name="TBL_5f_0_5f_6.E1" office:value-type="string">
            <text:p text:style-name="P8">603,02</text:p>
          </table:table-cell>
          <table:table-cell table:style-name="TBL_5f_0_5f_6.E1" office:value-type="string">
            <text:p text:style-name="P8">271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74,90</text:p>
          </table:table-cell>
          <table:table-cell table:style-name="TBL_5f_0_5f_6.E1" office:value-type="string">
            <text:p text:style-name="P8">5.499,13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58</text:p>
          </table:table-cell>
          <table:table-cell table:style-name="TBL_5f_0_5f_6.B1" office:value-type="string">
            <text:p text:style-name="P7">EVERALDO DA SILVA CERQUEIRA</text:p>
          </table:table-cell>
          <table:table-cell table:style-name="TBL_5f_0_5f_6.B1" office:value-type="string">
            <text:p text:style-name="P7">PROGRAMADOR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5.092,34</text:p>
          </table:table-cell>
          <table:table-cell table:style-name="TBL_5f_0_5f_6.E1" office:value-type="string">
            <text:p text:style-name="P8">8.686,5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806,2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94,71</text:p>
          </table:table-cell>
          <table:table-cell table:style-name="TBL_5f_0_5f_6.E1" office:value-type="string">
            <text:p text:style-name="P8">20.779,88</text:p>
          </table:table-cell>
          <table:table-cell table:style-name="TBL_5f_0_5f_6.E1" office:value-type="string">
            <text:p text:style-name="P8">1.791,26</text:p>
          </table:table-cell>
          <table:table-cell table:style-name="TBL_5f_0_5f_6.E1" office:value-type="string">
            <text:p text:style-name="P8">2.375,1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166,36</text:p>
          </table:table-cell>
          <table:table-cell table:style-name="TBL_5f_0_5f_6.E1" office:value-type="string">
            <text:p text:style-name="P8">16.613,52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038</text:p>
          </table:table-cell>
          <table:table-cell table:style-name="TBL_5f_0_5f_6.B1" office:value-type="string">
            <text:p text:style-name="P7">EVERTON CARLOS SANTOS RECCHI</text:p>
          </table:table-cell>
          <table:table-cell table:style-name="TBL_5f_0_5f_6.B1" office:value-type="string">
            <text:p text:style-name="P7">ASSESSOR OPERACIONAL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021,8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3.757,24</text:p>
          </table:table-cell>
          <table:table-cell table:style-name="TBL_5f_0_5f_6.E1" office:value-type="string">
            <text:p text:style-name="P8">181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81,97</text:p>
          </table:table-cell>
          <table:table-cell table:style-name="TBL_5f_0_5f_6.E1" office:value-type="string">
            <text:p text:style-name="P8">3.575,27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096</text:p>
          </table:table-cell>
          <table:table-cell table:style-name="TBL_5f_0_5f_6.B1" office:value-type="string">
            <text:p text:style-name="P7">EVERTON OLIVEIRA ANGELO DA CO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2ª PROMOTORIA DE JUSTICA - NEOPOLIS</text:p>
          </table:table-cell>
          <table:table-cell table:style-name="TBL_5f_0_5f_6.E1" office:value-type="string">
            <text:p text:style-name="P8">3.014,1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724,14</text:p>
          </table:table-cell>
          <table:table-cell table:style-name="TBL_5f_0_5f_6.E1" office:value-type="string">
            <text:p text:style-name="P8">5.738,28</text:p>
          </table:table-cell>
          <table:table-cell table:style-name="TBL_5f_0_5f_6.E1" office:value-type="string">
            <text:p text:style-name="P8">391,84</text:p>
          </table:table-cell>
          <table:table-cell table:style-name="TBL_5f_0_5f_6.E1" office:value-type="string">
            <text:p text:style-name="P8">53,8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45,71</text:p>
          </table:table-cell>
          <table:table-cell table:style-name="TBL_5f_0_5f_6.E1" office:value-type="string">
            <text:p text:style-name="P8">5.346,44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934</text:p>
          </table:table-cell>
          <table:table-cell table:style-name="TBL_5f_0_5f_6.B1" office:value-type="string">
            <text:p text:style-name="P7">EVERTON REGO GOE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- NOSSA SENHORA DO SOCORRO</text:p>
          </table:table-cell>
          <table:table-cell table:style-name="TBL_5f_0_5f_6.E1" office:value-type="string">
            <text:p text:style-name="P8">4.300,59</text:p>
          </table:table-cell>
          <table:table-cell table:style-name="TBL_5f_0_5f_6.E1" office:value-type="string">
            <text:p text:style-name="P8">188,8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72,84</text:p>
          </table:table-cell>
          <table:table-cell table:style-name="TBL_5f_0_5f_6.E1" office:value-type="string">
            <text:p text:style-name="P8">6.462,26</text:p>
          </table:table-cell>
          <table:table-cell table:style-name="TBL_5f_0_5f_6.E1" office:value-type="string">
            <text:p text:style-name="P8">583,62</text:p>
          </table:table-cell>
          <table:table-cell table:style-name="TBL_5f_0_5f_6.E1" office:value-type="string">
            <text:p text:style-name="P8">242,6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26,30</text:p>
          </table:table-cell>
          <table:table-cell table:style-name="TBL_5f_0_5f_6.E1" office:value-type="string">
            <text:p text:style-name="P8">5.635,96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127</text:p>
          </table:table-cell>
          <table:table-cell table:style-name="TBL_5f_0_5f_6.B1" office:value-type="string">
            <text:p text:style-name="P7">EVERTON SOUZA</text:p>
          </table:table-cell>
          <table:table-cell table:style-name="TBL_5f_0_5f_6.B1" office:value-type="string">
            <text:p text:style-name="P7">ASSIST. ADMINISTRATIVO - requisitado</text:p>
          </table:table-cell>
          <table:table-cell table:style-name="TBL_5f_0_5f_6.B1" office:value-type="string">
            <text:p text:style-name="P7">1ª PROMOTORIA DE JUSTICA - NOSSA SENHORA DAS DORE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00,00</text:p>
          </table:table-cell>
          <table:table-cell table:style-name="TBL_5f_0_5f_6.E1" office:value-type="string">
            <text:p text:style-name="P8">414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20,90</text:p>
          </table:table-cell>
          <table:table-cell table:style-name="TBL_5f_0_5f_6.E1" office:value-type="string">
            <text:p text:style-name="P8">2.334,90</text:p>
          </table:table-cell>
          <table:table-cell table:style-name="TBL_5f_0_5f_6.E1" office:value-type="string">
            <text:p text:style-name="P8">72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2,00</text:p>
          </table:table-cell>
          <table:table-cell table:style-name="TBL_5f_0_5f_6.E1" office:value-type="string">
            <text:p text:style-name="P8">2.262,90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588</text:p>
          </table:table-cell>
          <table:table-cell table:style-name="TBL_5f_0_5f_6.B1" office:value-type="string">
            <text:p text:style-name="P7">EVILIN OLIVEIRA SANTOS MENEZE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ITAPORANGA D'AJUDA</text:p>
          </table:table-cell>
          <table:table-cell table:style-name="TBL_5f_0_5f_6.E1" office:value-type="string">
            <text:p text:style-name="P8">7.354,32</text:p>
          </table:table-cell>
          <table:table-cell table:style-name="TBL_5f_0_5f_6.E1" office:value-type="string">
            <text:p text:style-name="P8">773,6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51,67</text:p>
          </table:table-cell>
          <table:table-cell table:style-name="TBL_5f_0_5f_6.E1" office:value-type="string">
            <text:p text:style-name="P8">10.279,66</text:p>
          </table:table-cell>
          <table:table-cell table:style-name="TBL_5f_0_5f_6.E1" office:value-type="string">
            <text:p text:style-name="P8">1.056,64</text:p>
          </table:table-cell>
          <table:table-cell table:style-name="TBL_5f_0_5f_6.E1" office:value-type="string">
            <text:p text:style-name="P8">1.075,2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31,90</text:p>
          </table:table-cell>
          <table:table-cell table:style-name="TBL_5f_0_5f_6.E1" office:value-type="string">
            <text:p text:style-name="P8">8.147,76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891</text:p>
          </table:table-cell>
          <table:table-cell table:style-name="TBL_5f_0_5f_6.B1" office:value-type="string">
            <text:p text:style-name="P7">EWERTON FARIAS DOS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NUCLEO DE INTELIGENCIA INSTITUCIONAL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16</text:p>
          </table:table-cell>
          <table:table-cell table:style-name="TBL_5f_0_5f_6.B1" office:value-type="string">
            <text:p text:style-name="P7">EWERTON PEREIRA FONSECA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33,12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320</text:p>
          </table:table-cell>
          <table:table-cell table:style-name="TBL_5f_0_5f_6.B1" office:value-type="string">
            <text:p text:style-name="P7">FABIA PRISCILLA DE ARAUJO COST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DISTRITAL - ARACAJU </text:p>
          </table:table-cell>
          <table:table-cell table:style-name="TBL_5f_0_5f_6.E1" office:value-type="string">
            <text:p text:style-name="P8">8.263,31</text:p>
          </table:table-cell>
          <table:table-cell table:style-name="TBL_5f_0_5f_6.E1" office:value-type="string">
            <text:p text:style-name="P8">1.239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11.238,20</text:p>
          </table:table-cell>
          <table:table-cell table:style-name="TBL_5f_0_5f_6.E1" office:value-type="string">
            <text:p text:style-name="P8">1.235,37</text:p>
          </table:table-cell>
          <table:table-cell table:style-name="TBL_5f_0_5f_6.E1" office:value-type="string">
            <text:p text:style-name="P8">1.404,1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639,56</text:p>
          </table:table-cell>
          <table:table-cell table:style-name="TBL_5f_0_5f_6.E1" office:value-type="string">
            <text:p text:style-name="P8">8.598,64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425</text:p>
          </table:table-cell>
          <table:table-cell table:style-name="TBL_5f_0_5f_6.B1" office:value-type="string">
            <text:p text:style-name="P7">FABIANA CARVALHO VIANA FRANC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94,71</text:p>
          </table:table-cell>
          <table:table-cell table:style-name="TBL_5f_0_5f_6.E1" office:value-type="string">
            <text:p text:style-name="P8">35.883,82</text:p>
          </table:table-cell>
          <table:table-cell table:style-name="TBL_5f_0_5f_6.E1" office:value-type="string">
            <text:p text:style-name="P8">4.379,58</text:p>
          </table:table-cell>
          <table:table-cell table:style-name="TBL_5f_0_5f_6.E1" office:value-type="string">
            <text:p text:style-name="P8">7.190,7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570,34</text:p>
          </table:table-cell>
          <table:table-cell table:style-name="TBL_5f_0_5f_6.E1" office:value-type="string">
            <text:p text:style-name="P8">24.313,48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520</text:p>
          </table:table-cell>
          <table:table-cell table:style-name="TBL_5f_0_5f_6.B1" office:value-type="string">
            <text:p text:style-name="P7">FABIANA LIMA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A INFANCIA E DA ADOLESCENCIA 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1.068,9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7.079,92</text:p>
          </table:table-cell>
          <table:table-cell table:style-name="TBL_5f_0_5f_6.E1" office:value-type="string">
            <text:p text:style-name="P8">694,79</text:p>
          </table:table-cell>
          <table:table-cell table:style-name="TBL_5f_0_5f_6.E1" office:value-type="string">
            <text:p text:style-name="P8">410,0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04,85</text:p>
          </table:table-cell>
          <table:table-cell table:style-name="TBL_5f_0_5f_6.E1" office:value-type="string">
            <text:p text:style-name="P8">5.975,07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451</text:p>
          </table:table-cell>
          <table:table-cell table:style-name="TBL_5f_0_5f_6.B1" office:value-type="string">
            <text:p text:style-name="P7">FABIO ANTONIO LEITE SILV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FINANCEIRA/DF/SG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449,79</text:p>
          </table:table-cell>
          <table:table-cell table:style-name="TBL_5f_0_5f_6.E1" office:value-type="string">
            <text:p text:style-name="P8">1.213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90,57</text:p>
          </table:table-cell>
          <table:table-cell table:style-name="TBL_5f_0_5f_6.E1" office:value-type="string">
            <text:p text:style-name="P8">7.929,09</text:p>
          </table:table-cell>
          <table:table-cell table:style-name="TBL_5f_0_5f_6.E1" office:value-type="string">
            <text:p text:style-name="P8">614,30</text:p>
          </table:table-cell>
          <table:table-cell table:style-name="TBL_5f_0_5f_6.E1" office:value-type="string">
            <text:p text:style-name="P8">542,6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156,96</text:p>
          </table:table-cell>
          <table:table-cell table:style-name="TBL_5f_0_5f_6.E1" office:value-type="string">
            <text:p text:style-name="P8">6.772,13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579</text:p>
          </table:table-cell>
          <table:table-cell table:style-name="TBL_5f_0_5f_6.B1" office:value-type="string">
            <text:p text:style-name="P7">FABIO AUGUSTO MENEZES SANTOS</text:p>
          </table:table-cell>
          <table:table-cell table:style-name="TBL_5f_0_5f_6.B1" office:value-type="string">
            <text:p text:style-name="P7">Chefe do Setor de Estat. da Ouvidoria</text:p>
          </table:table-cell>
          <table:table-cell table:style-name="TBL_5f_0_5f_6.B1" office:value-type="string">
            <text:p text:style-name="P7">OUVIDORIA DO MP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302,4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90,57</text:p>
          </table:table-cell>
          <table:table-cell table:style-name="TBL_5f_0_5f_6.E1" office:value-type="string">
            <text:p text:style-name="P8">5.292,97</text:p>
          </table:table-cell>
          <table:table-cell table:style-name="TBL_5f_0_5f_6.E1" office:value-type="string">
            <text:p text:style-name="P8">363,26</text:p>
          </table:table-cell>
          <table:table-cell table:style-name="TBL_5f_0_5f_6.E1" office:value-type="string">
            <text:p text:style-name="P8">34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98,24</text:p>
          </table:table-cell>
          <table:table-cell table:style-name="TBL_5f_0_5f_6.E1" office:value-type="string">
            <text:p text:style-name="P8">4.894,73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088</text:p>
          </table:table-cell>
          <table:table-cell table:style-name="TBL_5f_0_5f_6.B1" office:value-type="string">
            <text:p text:style-name="P7">FABIO COSTA DOS SANTOS</text:p>
          </table:table-cell>
          <table:table-cell table:style-name="TBL_5f_0_5f_6.B1" office:value-type="string">
            <text:p text:style-name="P7">TÉCNICO DO MP - Manut. Sup. Eq. de Inf. e Software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2.530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4,11</text:p>
          </table:table-cell>
          <table:table-cell table:style-name="TBL_5f_0_5f_6.E1" office:value-type="string">
            <text:p text:style-name="P8">4.434,85</text:p>
          </table:table-cell>
          <table:table-cell table:style-name="TBL_5f_0_5f_6.E1" office:value-type="string">
            <text:p text:style-name="P8">329,00</text:p>
          </table:table-cell>
          <table:table-cell table:style-name="TBL_5f_0_5f_6.E1" office:value-type="string">
            <text:p text:style-name="P8">22,3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51,33</text:p>
          </table:table-cell>
          <table:table-cell table:style-name="TBL_5f_0_5f_6.E1" office:value-type="string">
            <text:p text:style-name="P8">4.083,52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313</text:p>
          </table:table-cell>
          <table:table-cell table:style-name="TBL_5f_0_5f_6.B1" office:value-type="string">
            <text:p text:style-name="P7">FABIO ERIK MONTE D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3ª PROMOTORIA DE JUSTICA DOS DIREITOS DO CIDADAO</text:p>
          </table:table-cell>
          <table:table-cell table:style-name="TBL_5f_0_5f_6.E1" office:value-type="string">
            <text:p text:style-name="P8">9.284,66</text:p>
          </table:table-cell>
          <table:table-cell table:style-name="TBL_5f_0_5f_6.E1" office:value-type="string">
            <text:p text:style-name="P8">1.392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12.412,75</text:p>
          </table:table-cell>
          <table:table-cell table:style-name="TBL_5f_0_5f_6.E1" office:value-type="string">
            <text:p text:style-name="P8">1.388,06</text:p>
          </table:table-cell>
          <table:table-cell table:style-name="TBL_5f_0_5f_6.E1" office:value-type="string">
            <text:p text:style-name="P8">1.685,2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073,26</text:p>
          </table:table-cell>
          <table:table-cell table:style-name="TBL_5f_0_5f_6.E1" office:value-type="string">
            <text:p text:style-name="P8">9.339,49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010</text:p>
          </table:table-cell>
          <table:table-cell table:style-name="TBL_5f_0_5f_6.B1" office:value-type="string">
            <text:p text:style-name="P7">FABIO MANGUEIRA DA CRUZ NUNES</text:p>
          </table:table-cell>
          <table:table-cell table:style-name="TBL_5f_0_5f_6.B1" office:value-type="string">
            <text:p text:style-name="P7">AGENTE POLICIAL JUD - REQUISITADO 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9.500,00</text:p>
          </table:table-cell>
          <table:table-cell table:style-name="TBL_5f_0_5f_6.E1" office:value-type="string">
            <text:p text:style-name="P8">1.185,44</text:p>
          </table:table-cell>
          <table:table-cell table:style-name="TBL_5f_0_5f_6.E1" office:value-type="string">
            <text:p text:style-name="P8">5.442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20,90</text:p>
          </table:table-cell>
          <table:table-cell table:style-name="TBL_5f_0_5f_6.E1" office:value-type="string">
            <text:p text:style-name="P8">17.148,45</text:p>
          </table:table-cell>
          <table:table-cell table:style-name="TBL_5f_0_5f_6.E1" office:value-type="string">
            <text:p text:style-name="P8">1.235,00</text:p>
          </table:table-cell>
          <table:table-cell table:style-name="TBL_5f_0_5f_6.E1" office:value-type="string">
            <text:p text:style-name="P8">3.121,8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356,82</text:p>
          </table:table-cell>
          <table:table-cell table:style-name="TBL_5f_0_5f_6.E1" office:value-type="string">
            <text:p text:style-name="P8">12.791,63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351</text:p>
          </table:table-cell>
          <table:table-cell table:style-name="TBL_5f_0_5f_6.B1" office:value-type="string">
            <text:p text:style-name="P7">FABIO OLIVEIRA UCHOA</text:p>
          </table:table-cell>
          <table:table-cell table:style-name="TBL_5f_0_5f_6.B1" office:value-type="string">
            <text:p text:style-name="P7">OFICIAL ADMINISTRATIVO - requisitado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1.677,14</text:p>
          </table:table-cell>
          <table:table-cell table:style-name="TBL_5f_0_5f_6.E1" office:value-type="string">
            <text:p text:style-name="P8">5.283,99</text:p>
          </table:table-cell>
          <table:table-cell table:style-name="TBL_5f_0_5f_6.E1" office:value-type="string">
            <text:p text:style-name="P8">6.214,1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20,90</text:p>
          </table:table-cell>
          <table:table-cell table:style-name="TBL_5f_0_5f_6.E1" office:value-type="string">
            <text:p text:style-name="P8">14.196,15</text:p>
          </table:table-cell>
          <table:table-cell table:style-name="TBL_5f_0_5f_6.E1" office:value-type="string">
            <text:p text:style-name="P8">750,84</text:p>
          </table:table-cell>
          <table:table-cell table:style-name="TBL_5f_0_5f_6.E1" office:value-type="string">
            <text:p text:style-name="P8">2.223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974,33</text:p>
          </table:table-cell>
          <table:table-cell table:style-name="TBL_5f_0_5f_6.E1" office:value-type="string">
            <text:p text:style-name="P8">11.221,82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586</text:p>
          </table:table-cell>
          <table:table-cell table:style-name="TBL_5f_0_5f_6.B1" office:value-type="string">
            <text:p text:style-name="P7">FABIO PINHEIRO SILVA DE MENEZES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SAO CRISTOVA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085,4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572,20</text:p>
          </table:table-cell>
          <table:table-cell table:style-name="TBL_5f_0_5f_6.E1" office:value-type="string">
            <text:p text:style-name="P8">1.990,57</text:p>
          </table:table-cell>
          <table:table-cell table:style-name="TBL_5f_0_5f_6.E1" office:value-type="string">
            <text:p text:style-name="P8">48.337,34</text:p>
          </table:table-cell>
          <table:table-cell table:style-name="TBL_5f_0_5f_6.E1" office:value-type="string">
            <text:p text:style-name="P8">4.379,58</text:p>
          </table:table-cell>
          <table:table-cell table:style-name="TBL_5f_0_5f_6.E1" office:value-type="string">
            <text:p text:style-name="P8">7.570,9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950,56</text:p>
          </table:table-cell>
          <table:table-cell table:style-name="TBL_5f_0_5f_6.E1" office:value-type="string">
            <text:p text:style-name="P8">36.386,78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846</text:p>
          </table:table-cell>
          <table:table-cell table:style-name="TBL_5f_0_5f_6.B1" office:value-type="string">
            <text:p text:style-name="P7">FABIO PUTUMUJU DE OLIVEIRA</text:p>
          </table:table-cell>
          <table:table-cell table:style-name="TBL_5f_0_5f_6.B1" office:value-type="string">
            <text:p text:style-name="P7">PROMOTOR DE JUSTIÇA SUBSTITUTO</text:p>
          </table:table-cell>
          <table:table-cell table:style-name="TBL_5f_0_5f_6.B1" office:value-type="string">
            <text:p text:style-name="P7">PROMOTOR DE JUSTICA SUBSTITUTO</text:p>
          </table:table-cell>
          <table:table-cell table:style-name="TBL_5f_0_5f_6.E1" office:value-type="string">
            <text:p text:style-name="P8">30.404,4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80,52</text:p>
          </table:table-cell>
          <table:table-cell table:style-name="TBL_5f_0_5f_6.E1" office:value-type="string">
            <text:p text:style-name="P8">1.990,57</text:p>
          </table:table-cell>
          <table:table-cell table:style-name="TBL_5f_0_5f_6.E1" office:value-type="string">
            <text:p text:style-name="P8">34.075,51</text:p>
          </table:table-cell>
          <table:table-cell table:style-name="TBL_5f_0_5f_6.E1" office:value-type="string">
            <text:p text:style-name="P8">3.952,57</text:p>
          </table:table-cell>
          <table:table-cell table:style-name="TBL_5f_0_5f_6.E1" office:value-type="string">
            <text:p text:style-name="P8">6.867,0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0.819,61</text:p>
          </table:table-cell>
          <table:table-cell table:style-name="TBL_5f_0_5f_6.E1" office:value-type="string">
            <text:p text:style-name="P8">23.255,90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545</text:p>
          </table:table-cell>
          <table:table-cell table:style-name="TBL_5f_0_5f_6.B1" office:value-type="string">
            <text:p text:style-name="P7">FABIO SILVA TORRES</text:p>
          </table:table-cell>
          <table:table-cell table:style-name="TBL_5f_0_5f_6.B1" office:value-type="string">
            <text:p text:style-name="P7">ASSESSOR DO DIRETOR ADMINISTRATIV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279,3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90,57</text:p>
          </table:table-cell>
          <table:table-cell table:style-name="TBL_5f_0_5f_6.E1" office:value-type="string">
            <text:p text:style-name="P8">8.269,93</text:p>
          </table:table-cell>
          <table:table-cell table:style-name="TBL_5f_0_5f_6.E1" office:value-type="string">
            <text:p text:style-name="P8">642,34</text:p>
          </table:table-cell>
          <table:table-cell table:style-name="TBL_5f_0_5f_6.E1" office:value-type="string">
            <text:p text:style-name="P8">576,5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218,89</text:p>
          </table:table-cell>
          <table:table-cell table:style-name="TBL_5f_0_5f_6.E1" office:value-type="string">
            <text:p text:style-name="P8">7.693,38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400</text:p>
          </table:table-cell>
          <table:table-cell table:style-name="TBL_5f_0_5f_6.B1" office:value-type="string">
            <text:p text:style-name="P7">FABIO VIEGAS MENDONCA DE ARAUJO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ESPECIAL CIVEL E CRIMINAL - ITABAIANA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048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90,57</text:p>
          </table:table-cell>
          <table:table-cell table:style-name="TBL_5f_0_5f_6.E1" office:value-type="string">
            <text:p text:style-name="P8">36.728,33</text:p>
          </table:table-cell>
          <table:table-cell table:style-name="TBL_5f_0_5f_6.E1" office:value-type="string">
            <text:p text:style-name="P8">4.515,91</text:p>
          </table:table-cell>
          <table:table-cell table:style-name="TBL_5f_0_5f_6.E1" office:value-type="string">
            <text:p text:style-name="P8">7.337,3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853,28</text:p>
          </table:table-cell>
          <table:table-cell table:style-name="TBL_5f_0_5f_6.E1" office:value-type="string">
            <text:p text:style-name="P8">24.875,05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2071</text:p>
          </table:table-cell>
          <table:table-cell table:style-name="TBL_5f_0_5f_6.B1" office:value-type="string">
            <text:p text:style-name="P7">FABRICIO EMMANUEL LIMA SANTOS 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- RIACHUELO</text:p>
          </table:table-cell>
          <table:table-cell table:style-name="TBL_5f_0_5f_6.E1" office:value-type="string">
            <text:p text:style-name="P8">3.194,99</text:p>
          </table:table-cell>
          <table:table-cell table:style-name="TBL_5f_0_5f_6.E1" office:value-type="string">
            <text:p text:style-name="P8">168,0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00,00</text:p>
          </table:table-cell>
          <table:table-cell table:style-name="TBL_5f_0_5f_6.E1" office:value-type="string">
            <text:p text:style-name="P8">2.151,67</text:p>
          </table:table-cell>
          <table:table-cell table:style-name="TBL_5f_0_5f_6.E1" office:value-type="string">
            <text:p text:style-name="P8">5.914,72</text:p>
          </table:table-cell>
          <table:table-cell table:style-name="TBL_5f_0_5f_6.E1" office:value-type="string">
            <text:p text:style-name="P8">437,20</text:p>
          </table:table-cell>
          <table:table-cell table:style-name="TBL_5f_0_5f_6.E1" office:value-type="string">
            <text:p text:style-name="P8">144,0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81,28</text:p>
          </table:table-cell>
          <table:table-cell table:style-name="TBL_5f_0_5f_6.E1" office:value-type="string">
            <text:p text:style-name="P8">5.333,44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841</text:p>
          </table:table-cell>
          <table:table-cell table:style-name="TBL_5f_0_5f_6.B1" office:value-type="string">
            <text:p text:style-name="P7">FELIPE AUGUSTO RIBEIRO VIAN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3ª PROCURADORIA DE JUSTICA (2ª CAMARA CIVEL)</text:p>
          </table:table-cell>
          <table:table-cell table:style-name="TBL_5f_0_5f_6.E1" office:value-type="string">
            <text:p text:style-name="P8">6.545,32</text:p>
          </table:table-cell>
          <table:table-cell table:style-name="TBL_5f_0_5f_6.E1" office:value-type="string">
            <text:p text:style-name="P8">516,43</text:p>
          </table:table-cell>
          <table:table-cell table:style-name="TBL_5f_0_5f_6.E1" office:value-type="string">
            <text:p text:style-name="P8">10.312,6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19.109,81</text:p>
          </table:table-cell>
          <table:table-cell table:style-name="TBL_5f_0_5f_6.E1" office:value-type="string">
            <text:p text:style-name="P8">918,03</text:p>
          </table:table-cell>
          <table:table-cell table:style-name="TBL_5f_0_5f_6.E1" office:value-type="string">
            <text:p text:style-name="P8">3.656,1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574,18</text:p>
          </table:table-cell>
          <table:table-cell table:style-name="TBL_5f_0_5f_6.E1" office:value-type="string">
            <text:p text:style-name="P8">14.535,63</text:p>
          </table:table-cell>
          <table:table-cell table:style-name="TBL_5f_0_5f_6.S44" office:value-type="string">
            <text:p text:style-name="Standard"/>
          </table:table-cell>
        </table:table-row>
        <table:table-row table:style-name="TBL_5f_0_5f_6.1">
          <table:table-cell table:style-name="TBL_5f_0_5f_6.A1" office:value-type="string">
            <text:p text:style-name="P7">1790</text:p>
          </table:table-cell>
          <table:table-cell table:style-name="TBL_5f_0_5f_6.B1" office:value-type="string">
            <text:p text:style-name="P7">FELIPE LEANDRO PODEROSO BISPO DA MO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4ª PROMOTORIA DE JUSTICA DOS DIREITOS DO CIDADAO</text:p>
          </table:table-cell>
          <table:table-cell table:style-name="TBL_5f_0_5f_6.E1" office:value-type="string">
            <text:p text:style-name="P8">4.275,62</text:p>
          </table:table-cell>
          <table:table-cell table:style-name="TBL_5f_0_5f_6.E1" office:value-type="string">
            <text:p text:style-name="P8">337,3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35,39</text:p>
          </table:table-cell>
          <table:table-cell table:style-name="TBL_5f_0_5f_6.E1" office:value-type="string">
            <text:p text:style-name="P8">6.348,36</text:p>
          </table:table-cell>
          <table:table-cell table:style-name="TBL_5f_0_5f_6.E1" office:value-type="string">
            <text:p text:style-name="P8">599,69</text:p>
          </table:table-cell>
          <table:table-cell table:style-name="TBL_5f_0_5f_6.E1" office:value-type="string">
            <text:p text:style-name="P8">266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66,55</text:p>
          </table:table-cell>
          <table:table-cell table:style-name="TBL_5f_0_5f_6.E1" office:value-type="string">
            <text:p text:style-name="P8">5.481,81</text:p>
          </table:table-cell>
          <table:table-cell table:style-name="TBL_5f_0_5f_6.S44" office:value-type="string">
            <text:p text:style-name="Standard"/>
          </table:table-cell>
        </table:table-row>
      </table:table>
      <table:table table:name="TBL_0_7" table:style-name="TBL_5f_0_5f_7">
        <table:table-column table:style-name="TBL_5f_0_5f_7.A"/>
        <table:table-column table:style-name="TBL_5f_0_5f_7.B"/>
        <table:table-column table:style-name="TBL_5f_0_5f_7.C"/>
        <table:table-column table:style-name="TBL_5f_0_5f_7.D"/>
        <table:table-column table:style-name="TBL_5f_0_5f_7.E"/>
        <table:table-column table:style-name="TBL_5f_0_5f_7.F"/>
        <table:table-column table:style-name="TBL_5f_0_5f_7.G"/>
        <table:table-column table:style-name="TBL_5f_0_5f_7.H"/>
        <table:table-column table:style-name="TBL_5f_0_5f_7.I"/>
        <table:table-column table:style-name="TBL_5f_0_5f_7.J"/>
        <table:table-column table:style-name="TBL_5f_0_5f_7.E"/>
        <table:table-column table:style-name="TBL_5f_0_5f_7.L" table:number-columns-repeated="2"/>
        <table:table-column table:style-name="TBL_5f_0_5f_7.J"/>
        <table:table-column table:style-name="TBL_5f_0_5f_7.O"/>
        <table:table-column table:style-name="TBL_5f_0_5f_7.P"/>
        <table:table-column table:style-name="TBL_5f_0_5f_7.Q"/>
        <table:table-column table:style-name="TBL_5f_0_5f_7.R"/>
        <table:table-column table:style-name="TBL_5f_0_5f_7.S"/>
        <table:table-row table:style-name="TBL_5f_0_5f_7.1">
          <table:table-cell table:style-name="TBL_5f_0_5f_7.A1" office:value-type="string">
            <text:p text:style-name="P7"><text:bookmark text:name="JR_PAGE_ANCHOR_0_8"/>1625</text:p>
          </table:table-cell>
          <table:table-cell table:style-name="TBL_5f_0_5f_7.B1" office:value-type="string">
            <text:p text:style-name="P7">FELIPE RIBEIRO ALMICO FRAGA</text:p>
          </table:table-cell>
          <table:table-cell table:style-name="TBL_5f_0_5f_7.B1" office:value-type="string">
            <text:p text:style-name="P7">ASSESSOR DE PROCURADOR DE JUSTIÇA</text:p>
          </table:table-cell>
          <table:table-cell table:style-name="TBL_5f_0_5f_7.B1" office:value-type="string">
            <text:p text:style-name="P7">2ª PROCURADORIA DE JUSTICA (1ª CAMARA CIVEL)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899,2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20,90</text:p>
          </table:table-cell>
          <table:table-cell table:style-name="TBL_5f_0_5f_7.E1" office:value-type="string">
            <text:p text:style-name="P8">12.920,13</text:p>
          </table:table-cell>
          <table:table-cell table:style-name="TBL_5f_0_5f_7.E1" office:value-type="string">
            <text:p text:style-name="P8">642,34</text:p>
          </table:table-cell>
          <table:table-cell table:style-name="TBL_5f_0_5f_7.E1" office:value-type="string">
            <text:p text:style-name="P8">2.122,0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64,35</text:p>
          </table:table-cell>
          <table:table-cell table:style-name="TBL_5f_0_5f_7.E1" office:value-type="string">
            <text:p text:style-name="P8">10.155,78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343</text:p>
          </table:table-cell>
          <table:table-cell table:style-name="TBL_5f_0_5f_7.B1" office:value-type="string">
            <text:p text:style-name="P7">FELIX CARBALLAL SILVA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3ª PROMOTORIA DE JUSTICA CRIMINAL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229,7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90,57</text:p>
          </table:table-cell>
          <table:table-cell table:style-name="TBL_5f_0_5f_7.E1" office:value-type="string">
            <text:p text:style-name="P8">46.909,38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10.226,7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4.606,37</text:p>
          </table:table-cell>
          <table:table-cell table:style-name="TBL_5f_0_5f_7.E1" office:value-type="string">
            <text:p text:style-name="P8">32.303,01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878</text:p>
          </table:table-cell>
          <table:table-cell table:style-name="TBL_5f_0_5f_7.B1" office:value-type="string">
            <text:p text:style-name="P7">FELLIPE BARROS CAVALCAN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DISTRITAL - SAO CRISTOVAO </text:p>
          </table:table-cell>
          <table:table-cell table:style-name="TBL_5f_0_5f_7.E1" office:value-type="string">
            <text:p text:style-name="P8">5.184,51</text:p>
          </table:table-cell>
          <table:table-cell table:style-name="TBL_5f_0_5f_7.E1" office:value-type="string">
            <text:p text:style-name="P8">409,0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72,84</text:p>
          </table:table-cell>
          <table:table-cell table:style-name="TBL_5f_0_5f_7.E1" office:value-type="string">
            <text:p text:style-name="P8">7.566,41</text:p>
          </table:table-cell>
          <table:table-cell table:style-name="TBL_5f_0_5f_7.E1" office:value-type="string">
            <text:p text:style-name="P8">727,16</text:p>
          </table:table-cell>
          <table:table-cell table:style-name="TBL_5f_0_5f_7.E1" office:value-type="string">
            <text:p text:style-name="P8">373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00,66</text:p>
          </table:table-cell>
          <table:table-cell table:style-name="TBL_5f_0_5f_7.E1" office:value-type="string">
            <text:p text:style-name="P8">6.465,75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052</text:p>
          </table:table-cell>
          <table:table-cell table:style-name="TBL_5f_0_5f_7.B1" office:value-type="string">
            <text:p text:style-name="P7">FERNANDA ARAGAO DAMASCENO 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CARMOPOLIS</text:p>
          </table:table-cell>
          <table:table-cell table:style-name="TBL_5f_0_5f_7.E1" office:value-type="string">
            <text:p text:style-name="P8">5.184,51</text:p>
          </table:table-cell>
          <table:table-cell table:style-name="TBL_5f_0_5f_7.E1" office:value-type="string">
            <text:p text:style-name="P8">272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24,14</text:p>
          </table:table-cell>
          <table:table-cell table:style-name="TBL_5f_0_5f_7.E1" office:value-type="string">
            <text:p text:style-name="P8">8.181,36</text:p>
          </table:table-cell>
          <table:table-cell table:style-name="TBL_5f_0_5f_7.E1" office:value-type="string">
            <text:p text:style-name="P8">709,44</text:p>
          </table:table-cell>
          <table:table-cell table:style-name="TBL_5f_0_5f_7.E1" office:value-type="string">
            <text:p text:style-name="P8">436,2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45,72</text:p>
          </table:table-cell>
          <table:table-cell table:style-name="TBL_5f_0_5f_7.E1" office:value-type="string">
            <text:p text:style-name="P8">7.035,6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631</text:p>
          </table:table-cell>
          <table:table-cell table:style-name="TBL_5f_0_5f_7.B1" office:value-type="string">
            <text:p text:style-name="P7">FERNANDA CAMPOS COST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ESPECIAL CRIMINAL - ARACAJU</text:p>
          </table:table-cell>
          <table:table-cell table:style-name="TBL_5f_0_5f_7.E1" office:value-type="string">
            <text:p text:style-name="P8">3.805,28</text:p>
          </table:table-cell>
          <table:table-cell table:style-name="TBL_5f_0_5f_7.E1" office:value-type="string">
            <text:p text:style-name="P8">400,3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5.940,99</text:p>
          </table:table-cell>
          <table:table-cell table:style-name="TBL_5f_0_5f_7.E1" office:value-type="string">
            <text:p text:style-name="P8">546,73</text:p>
          </table:table-cell>
          <table:table-cell table:style-name="TBL_5f_0_5f_7.E1" office:value-type="string">
            <text:p text:style-name="P8">194,0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40,76</text:p>
          </table:table-cell>
          <table:table-cell table:style-name="TBL_5f_0_5f_7.E1" office:value-type="string">
            <text:p text:style-name="P8">5.200,23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009</text:p>
          </table:table-cell>
          <table:table-cell table:style-name="TBL_5f_0_5f_7.B1" office:value-type="string">
            <text:p text:style-name="P7">FERNANDA RAMOS ARAUJO SOBRAL DE ANDRADE 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E SEGURANCA PUBLICA</text:p>
          </table:table-cell>
          <table:table-cell table:style-name="TBL_5f_0_5f_7.E1" office:value-type="string">
            <text:p text:style-name="P8">6.174,83</text:p>
          </table:table-cell>
          <table:table-cell table:style-name="TBL_5f_0_5f_7.E1" office:value-type="string">
            <text:p text:style-name="P8">926,2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9.236,44</text:p>
          </table:table-cell>
          <table:table-cell table:style-name="TBL_5f_0_5f_7.E1" office:value-type="string">
            <text:p text:style-name="P8">923,14</text:p>
          </table:table-cell>
          <table:table-cell table:style-name="TBL_5f_0_5f_7.E1" office:value-type="string">
            <text:p text:style-name="P8">835,2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58,43</text:p>
          </table:table-cell>
          <table:table-cell table:style-name="TBL_5f_0_5f_7.E1" office:value-type="string">
            <text:p text:style-name="P8">7.478,01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137</text:p>
          </table:table-cell>
          <table:table-cell table:style-name="TBL_5f_0_5f_7.B1" office:value-type="string">
            <text:p text:style-name="P7">FERNANDA SANTOS SOUSA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GABINETE DE SEGURANCA INSTITUCIONAL - 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529</text:p>
          </table:table-cell>
          <table:table-cell table:style-name="TBL_5f_0_5f_7.B1" office:value-type="string">
            <text:p text:style-name="P7">FERNANDA SILVA COST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ESCOLA SUPERIOR DO MP</text:p>
          </table:table-cell>
          <table:table-cell table:style-name="TBL_5f_0_5f_7.E1" office:value-type="string">
            <text:p text:style-name="P8">8.263,31</text:p>
          </table:table-cell>
          <table:table-cell table:style-name="TBL_5f_0_5f_7.E1" office:value-type="string">
            <text:p text:style-name="P8">869,30</text:p>
          </table:table-cell>
          <table:table-cell table:style-name="TBL_5f_0_5f_7.E1" office:value-type="string">
            <text:p text:style-name="P8">3.567,4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233,3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18.668,82</text:p>
          </table:table-cell>
          <table:table-cell table:style-name="TBL_5f_0_5f_7.E1" office:value-type="string">
            <text:p text:style-name="P8">1.187,24</text:p>
          </table:table-cell>
          <table:table-cell table:style-name="TBL_5f_0_5f_7.E1" office:value-type="string">
            <text:p text:style-name="P8">3.460,8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648,08</text:p>
          </table:table-cell>
          <table:table-cell table:style-name="TBL_5f_0_5f_7.E1" office:value-type="string">
            <text:p text:style-name="P8">14.020,7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497</text:p>
          </table:table-cell>
          <table:table-cell table:style-name="TBL_5f_0_5f_7.B1" office:value-type="string">
            <text:p text:style-name="P7">FERNANDA TAGEANNE CORREIA GAM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OS DIREITOS A SAUDE</text:p>
          </table:table-cell>
          <table:table-cell table:style-name="TBL_5f_0_5f_7.E1" office:value-type="string">
            <text:p text:style-name="P8">7.354,32</text:p>
          </table:table-cell>
          <table:table-cell table:style-name="TBL_5f_0_5f_7.E1" office:value-type="string">
            <text:p text:style-name="P8">1.470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075,0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14.035,63</text:p>
          </table:table-cell>
          <table:table-cell table:style-name="TBL_5f_0_5f_7.E1" office:value-type="string">
            <text:p text:style-name="P8">1.147,27</text:p>
          </table:table-cell>
          <table:table-cell table:style-name="TBL_5f_0_5f_7.E1" office:value-type="string">
            <text:p text:style-name="P8">2.145,5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292,84</text:p>
          </table:table-cell>
          <table:table-cell table:style-name="TBL_5f_0_5f_7.E1" office:value-type="string">
            <text:p text:style-name="P8">10.742,79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7</text:p>
          </table:table-cell>
          <table:table-cell table:style-name="TBL_5f_0_5f_7.B1" office:value-type="string">
            <text:p text:style-name="P7">FERNANDO FERREIRA DE MATOS</text:p>
          </table:table-cell>
          <table:table-cell table:style-name="TBL_5f_0_5f_7.B1" office:value-type="string">
            <text:p text:style-name="P7">PROCURADOR DE JUSTIÇA</text:p>
          </table:table-cell>
          <table:table-cell table:style-name="TBL_5f_0_5f_7.B1" office:value-type="string">
            <text:p text:style-name="P7">INATIV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33,12</text:p>
          </table:table-cell>
          <table:table-cell table:style-name="TBL_5f_0_5f_7.E1" office:value-type="string">
            <text:p text:style-name="P8">1.633,1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33,12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060</text:p>
          </table:table-cell>
          <table:table-cell table:style-name="TBL_5f_0_5f_7.B1" office:value-type="string">
            <text:p text:style-name="P7">FERNANDO HENRIQUE VIEIRA TRINDADE</text:p>
          </table:table-cell>
          <table:table-cell table:style-name="TBL_5f_0_5f_7.B1" office:value-type="string">
            <text:p text:style-name="P7">ANALISTA DO MP -Informática - G. e A.de P. de Sistemas</text:p>
          </table:table-cell>
          <table:table-cell table:style-name="TBL_5f_0_5f_7.B1" office:value-type="string">
            <text:p text:style-name="P7">DIRETORIA DE TECNOLOGIA DA INFORMACAO</text:p>
          </table:table-cell>
          <table:table-cell table:style-name="TBL_5f_0_5f_7.E1" office:value-type="string">
            <text:p text:style-name="P8">6.174,83</text:p>
          </table:table-cell>
          <table:table-cell table:style-name="TBL_5f_0_5f_7.E1" office:value-type="string">
            <text:p text:style-name="P8">324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8.235,02</text:p>
          </table:table-cell>
          <table:table-cell table:style-name="TBL_5f_0_5f_7.E1" office:value-type="string">
            <text:p text:style-name="P8">844,95</text:p>
          </table:table-cell>
          <table:table-cell table:style-name="TBL_5f_0_5f_7.E1" office:value-type="string">
            <text:p text:style-name="P8">685,6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30,63</text:p>
          </table:table-cell>
          <table:table-cell table:style-name="TBL_5f_0_5f_7.E1" office:value-type="string">
            <text:p text:style-name="P8">6.704,39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24</text:p>
          </table:table-cell>
          <table:table-cell table:style-name="TBL_5f_0_5f_7.B1" office:value-type="string">
            <text:p text:style-name="P7">FLAMARION D AVILA FONTES 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INATIV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33,12</text:p>
          </table:table-cell>
          <table:table-cell table:style-name="TBL_5f_0_5f_7.E1" office:value-type="string">
            <text:p text:style-name="P8">1.633,1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33,12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098</text:p>
          </table:table-cell>
          <table:table-cell table:style-name="TBL_5f_0_5f_7.B1" office:value-type="string">
            <text:p text:style-name="P7">FLAVIA ARAUJO BARRET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ASSESSORIA JURIDICA</text:p>
          </table:table-cell>
          <table:table-cell table:style-name="TBL_5f_0_5f_7.E1" office:value-type="string">
            <text:p text:style-name="P8">3.194,99</text:p>
          </table:table-cell>
          <table:table-cell table:style-name="TBL_5f_0_5f_7.E1" office:value-type="string">
            <text:p text:style-name="P8">479,2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5.409,63</text:p>
          </table:table-cell>
          <table:table-cell table:style-name="TBL_5f_0_5f_7.E1" office:value-type="string">
            <text:p text:style-name="P8">477,65</text:p>
          </table:table-cell>
          <table:table-cell table:style-name="TBL_5f_0_5f_7.E1" office:value-type="string">
            <text:p text:style-name="P8">124,6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02,34</text:p>
          </table:table-cell>
          <table:table-cell table:style-name="TBL_5f_0_5f_7.E1" office:value-type="string">
            <text:p text:style-name="P8">4.807,29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749</text:p>
          </table:table-cell>
          <table:table-cell table:style-name="TBL_5f_0_5f_7.B1" office:value-type="string">
            <text:p text:style-name="P7">FLAVIA FRANCO DO PRADO CARVALHO</text:p>
          </table:table-cell>
          <table:table-cell table:style-name="TBL_5f_0_5f_7.B1" office:value-type="string">
            <text:p text:style-name="P7">PROMOTOR DE JUSTIÇA SUBSTITUTO</text:p>
          </table:table-cell>
          <table:table-cell table:style-name="TBL_5f_0_5f_7.B1" office:value-type="string">
            <text:p text:style-name="P7">PROMOTOR DE JUSTICA SUBSTITUTO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.325,13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38.464,94</text:p>
          </table:table-cell>
          <table:table-cell table:style-name="TBL_5f_0_5f_7.E1" office:value-type="string">
            <text:p text:style-name="P8">3.952,57</text:p>
          </table:table-cell>
          <table:table-cell table:style-name="TBL_5f_0_5f_7.E1" office:value-type="string">
            <text:p text:style-name="P8">8.092,1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044,74</text:p>
          </table:table-cell>
          <table:table-cell table:style-name="TBL_5f_0_5f_7.E1" office:value-type="string">
            <text:p text:style-name="P8">26.420,20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656</text:p>
          </table:table-cell>
          <table:table-cell table:style-name="TBL_5f_0_5f_7.B1" office:value-type="string">
            <text:p text:style-name="P7">FLAVIA PATRICIA SANTOS BARRE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DIVISAO DE SERVICO SOCIAL/CAO/CG - GAAE</text:p>
          </table:table-cell>
          <table:table-cell table:style-name="TBL_5f_0_5f_7.E1" office:value-type="string">
            <text:p text:style-name="P8">3.805,28</text:p>
          </table:table-cell>
          <table:table-cell table:style-name="TBL_5f_0_5f_7.E1" office:value-type="string">
            <text:p text:style-name="P8">400,32</text:p>
          </table:table-cell>
          <table:table-cell table:style-name="TBL_5f_0_5f_7.E1" office:value-type="string">
            <text:p text:style-name="P8">946,6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6.887,61</text:p>
          </table:table-cell>
          <table:table-cell table:style-name="TBL_5f_0_5f_7.E1" office:value-type="string">
            <text:p text:style-name="P8">546,73</text:p>
          </table:table-cell>
          <table:table-cell table:style-name="TBL_5f_0_5f_7.E1" office:value-type="string">
            <text:p text:style-name="P8">314,7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61,52</text:p>
          </table:table-cell>
          <table:table-cell table:style-name="TBL_5f_0_5f_7.E1" office:value-type="string">
            <text:p text:style-name="P8">6.026,09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590</text:p>
          </table:table-cell>
          <table:table-cell table:style-name="TBL_5f_0_5f_7.B1" office:value-type="string">
            <text:p text:style-name="P7">FLAVIANO ALMEIDA SANTO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DO TRIBUNAL DO JURI - ARACAJU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229,7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47,60</text:p>
          </table:table-cell>
          <table:table-cell table:style-name="TBL_5f_0_5f_7.E1" office:value-type="string">
            <text:p text:style-name="P8">1.990,57</text:p>
          </table:table-cell>
          <table:table-cell table:style-name="TBL_5f_0_5f_7.E1" office:value-type="string">
            <text:p text:style-name="P8">48.256,98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10.649,5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5.029,10</text:p>
          </table:table-cell>
          <table:table-cell table:style-name="TBL_5f_0_5f_7.E1" office:value-type="string">
            <text:p text:style-name="P8">33.227,88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410</text:p>
          </table:table-cell>
          <table:table-cell table:style-name="TBL_5f_0_5f_7.B1" office:value-type="string">
            <text:p text:style-name="P7">FLAVIO FONSECA SANT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ESTANCIA</text:p>
          </table:table-cell>
          <table:table-cell table:style-name="TBL_5f_0_5f_7.E1" office:value-type="string">
            <text:p text:style-name="P8">5.092,34</text:p>
          </table:table-cell>
          <table:table-cell table:style-name="TBL_5f_0_5f_7.E1" office:value-type="string">
            <text:p text:style-name="P8">1.018,4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43,60</text:p>
          </table:table-cell>
          <table:table-cell table:style-name="TBL_5f_0_5f_7.E1" office:value-type="string">
            <text:p text:style-name="P8">8.454,41</text:p>
          </table:table-cell>
          <table:table-cell table:style-name="TBL_5f_0_5f_7.E1" office:value-type="string">
            <text:p text:style-name="P8">794,41</text:p>
          </table:table-cell>
          <table:table-cell table:style-name="TBL_5f_0_5f_7.E1" office:value-type="string">
            <text:p text:style-name="P8">592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87,06</text:p>
          </table:table-cell>
          <table:table-cell table:style-name="TBL_5f_0_5f_7.E1" office:value-type="string">
            <text:p text:style-name="P8">7.067,35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732</text:p>
          </table:table-cell>
          <table:table-cell table:style-name="TBL_5f_0_5f_7.B1" office:value-type="string">
            <text:p text:style-name="P7">FLAVIO FONSECA SILVA CARVALHO 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CRIMINAL - NOSSA SENHORA DO SOCORRO</text:p>
          </table:table-cell>
          <table:table-cell table:style-name="TBL_5f_0_5f_7.E1" office:value-type="string">
            <text:p text:style-name="P8">4.804,09</text:p>
          </table:table-cell>
          <table:table-cell table:style-name="TBL_5f_0_5f_7.E1" office:value-type="string">
            <text:p text:style-name="P8">720,6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28,02</text:p>
          </table:table-cell>
          <table:table-cell table:style-name="TBL_5f_0_5f_7.E1" office:value-type="string">
            <text:p text:style-name="P8">7.752,72</text:p>
          </table:table-cell>
          <table:table-cell table:style-name="TBL_5f_0_5f_7.E1" office:value-type="string">
            <text:p text:style-name="P8">718,21</text:p>
          </table:table-cell>
          <table:table-cell table:style-name="TBL_5f_0_5f_7.E1" office:value-type="string">
            <text:p text:style-name="P8">402,6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20,88</text:p>
          </table:table-cell>
          <table:table-cell table:style-name="TBL_5f_0_5f_7.E1" office:value-type="string">
            <text:p text:style-name="P8">6.631,8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899</text:p>
          </table:table-cell>
          <table:table-cell table:style-name="TBL_5f_0_5f_7.B1" office:value-type="string">
            <text:p text:style-name="P7">FLAVIO PRADO FONSEC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ITABAIANINHA </text:p>
          </table:table-cell>
          <table:table-cell table:style-name="TBL_5f_0_5f_7.E1" office:value-type="string">
            <text:p text:style-name="P8">7.795,58</text:p>
          </table:table-cell>
          <table:table-cell table:style-name="TBL_5f_0_5f_7.E1" office:value-type="string">
            <text:p text:style-name="P8">615,0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24,14</text:p>
          </table:table-cell>
          <table:table-cell table:style-name="TBL_5f_0_5f_7.E1" office:value-type="string">
            <text:p text:style-name="P8">11.134,79</text:p>
          </table:table-cell>
          <table:table-cell table:style-name="TBL_5f_0_5f_7.E1" office:value-type="string">
            <text:p text:style-name="P8">1.093,38</text:p>
          </table:table-cell>
          <table:table-cell table:style-name="TBL_5f_0_5f_7.E1" office:value-type="string">
            <text:p text:style-name="P8">1.142,8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36,27</text:p>
          </table:table-cell>
          <table:table-cell table:style-name="TBL_5f_0_5f_7.E1" office:value-type="string">
            <text:p text:style-name="P8">8.898,52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894</text:p>
          </table:table-cell>
          <table:table-cell table:style-name="TBL_5f_0_5f_7.B1" office:value-type="string">
            <text:p text:style-name="P7">FLAVIO SILVA VASCONCEL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LAGARTO</text:p>
          </table:table-cell>
          <table:table-cell table:style-name="TBL_5f_0_5f_7.E1" office:value-type="string">
            <text:p text:style-name="P8">3.589,89</text:p>
          </table:table-cell>
          <table:table-cell table:style-name="TBL_5f_0_5f_7.E1" office:value-type="string">
            <text:p text:style-name="P8">283,2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98,76</text:p>
          </table:table-cell>
          <table:table-cell table:style-name="TBL_5f_0_5f_7.E1" office:value-type="string">
            <text:p text:style-name="P8">6.271,89</text:p>
          </table:table-cell>
          <table:table-cell table:style-name="TBL_5f_0_5f_7.E1" office:value-type="string">
            <text:p text:style-name="P8">503,51</text:p>
          </table:table-cell>
          <table:table-cell table:style-name="TBL_5f_0_5f_7.E1" office:value-type="string">
            <text:p text:style-name="P8">150,6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54,15</text:p>
          </table:table-cell>
          <table:table-cell table:style-name="TBL_5f_0_5f_7.E1" office:value-type="string">
            <text:p text:style-name="P8">5.617,7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597</text:p>
          </table:table-cell>
          <table:table-cell table:style-name="TBL_5f_0_5f_7.B1" office:value-type="string">
            <text:p text:style-name="P7">FRANCISCO FERREIRA DE LIMA JUNIOR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RIACHAO DO DANTAS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200,47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36.940,51</text:p>
          </table:table-cell>
          <table:table-cell table:style-name="TBL_5f_0_5f_7.E1" office:value-type="string">
            <text:p text:style-name="P8">4.160,60</text:p>
          </table:table-cell>
          <table:table-cell table:style-name="TBL_5f_0_5f_7.E1" office:value-type="string">
            <text:p text:style-name="P8">7.667,8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828,48</text:p>
          </table:table-cell>
          <table:table-cell table:style-name="TBL_5f_0_5f_7.E1" office:value-type="string">
            <text:p text:style-name="P8">25.112,03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582</text:p>
          </table:table-cell>
          <table:table-cell table:style-name="TBL_5f_0_5f_7.B1" office:value-type="string">
            <text:p text:style-name="P7">FRANCISCO JOSE DE OLIVEIRA GOI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CA CRIMINAL - ESTANCIA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47,60</text:p>
          </table:table-cell>
          <table:table-cell table:style-name="TBL_5f_0_5f_7.E1" office:value-type="string">
            <text:p text:style-name="P8">2.194,71</text:p>
          </table:table-cell>
          <table:table-cell table:style-name="TBL_5f_0_5f_7.E1" office:value-type="string">
            <text:p text:style-name="P8">37.231,42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7.509,2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888,79</text:p>
          </table:table-cell>
          <table:table-cell table:style-name="TBL_5f_0_5f_7.E1" office:value-type="string">
            <text:p text:style-name="P8">25.342,63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236</text:p>
          </table:table-cell>
          <table:table-cell table:style-name="TBL_5f_0_5f_7.B1" office:value-type="string">
            <text:p text:style-name="P7">FRANCISCO MODESTO DOS PASSOS NET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ÇA ESPECIAL CÍVEL E CRIMINAL DE NOSSA SENHORA DO SOCORRO</text:p>
          </table:table-cell>
          <table:table-cell table:style-name="TBL_5f_0_5f_7.E1" office:value-type="string">
            <text:p text:style-name="P8">9.284,66</text:p>
          </table:table-cell>
          <table:table-cell table:style-name="TBL_5f_0_5f_7.E1" office:value-type="string">
            <text:p text:style-name="P8">2.321,1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72,84</text:p>
          </table:table-cell>
          <table:table-cell table:style-name="TBL_5f_0_5f_7.E1" office:value-type="string">
            <text:p text:style-name="P8">13.578,67</text:p>
          </table:table-cell>
          <table:table-cell table:style-name="TBL_5f_0_5f_7.E1" office:value-type="string">
            <text:p text:style-name="P8">1.508,76</text:p>
          </table:table-cell>
          <table:table-cell table:style-name="TBL_5f_0_5f_7.E1" office:value-type="string">
            <text:p text:style-name="P8">1.855,2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63,96</text:p>
          </table:table-cell>
          <table:table-cell table:style-name="TBL_5f_0_5f_7.E1" office:value-type="string">
            <text:p text:style-name="P8">10.214,71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161</text:p>
          </table:table-cell>
          <table:table-cell table:style-name="TBL_5f_0_5f_7.B1" office:value-type="string">
            <text:p text:style-name="P7">FRANCISCO OLIVEIRA</text:p>
          </table:table-cell>
          <table:table-cell table:style-name="TBL_5f_0_5f_7.B1" office:value-type="string">
            <text:p text:style-name="P7">2º SARGENTO - requisitado-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003</text:p>
          </table:table-cell>
          <table:table-cell table:style-name="TBL_5f_0_5f_7.B1" office:value-type="string">
            <text:p text:style-name="P7">FRANCISLENE FISCINA GARCEZ</text:p>
          </table:table-cell>
          <table:table-cell table:style-name="TBL_5f_0_5f_7.B1" office:value-type="string">
            <text:p text:style-name="P7">FISCAL DE TRIBUTOS - requisitado</text:p>
          </table:table-cell>
          <table:table-cell table:style-name="TBL_5f_0_5f_7.B1" office:value-type="string">
            <text:p text:style-name="P7">2ª PROMOTORIA DE JUSTICA - ITAPORANGA D'AJUDA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46,6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0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20,90</text:p>
          </table:table-cell>
          <table:table-cell table:style-name="TBL_5f_0_5f_7.E1" office:value-type="string">
            <text:p text:style-name="P8">2.267,52</text:p>
          </table:table-cell>
          <table:table-cell table:style-name="TBL_5f_0_5f_7.E1" office:value-type="string">
            <text:p text:style-name="P8">108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08,00</text:p>
          </table:table-cell>
          <table:table-cell table:style-name="TBL_5f_0_5f_7.E1" office:value-type="string">
            <text:p text:style-name="P8">2.159,52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007</text:p>
          </table:table-cell>
          <table:table-cell table:style-name="TBL_5f_0_5f_7.B1" office:value-type="string">
            <text:p text:style-name="P7">GABRIELA ANDRADE ROCH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3.194,99</text:p>
          </table:table-cell>
          <table:table-cell table:style-name="TBL_5f_0_5f_7.E1" office:value-type="string">
            <text:p text:style-name="P8">168,0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947,83</text:p>
          </table:table-cell>
          <table:table-cell table:style-name="TBL_5f_0_5f_7.E1" office:value-type="string">
            <text:p text:style-name="P8">6.310,88</text:p>
          </table:table-cell>
          <table:table-cell table:style-name="TBL_5f_0_5f_7.E1" office:value-type="string">
            <text:p text:style-name="P8">437,20</text:p>
          </table:table-cell>
          <table:table-cell table:style-name="TBL_5f_0_5f_7.E1" office:value-type="string">
            <text:p text:style-name="P8">84,0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21,28</text:p>
          </table:table-cell>
          <table:table-cell table:style-name="TBL_5f_0_5f_7.E1" office:value-type="string">
            <text:p text:style-name="P8">5.789,60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024</text:p>
          </table:table-cell>
          <table:table-cell table:style-name="TBL_5f_0_5f_7.B1" office:value-type="string">
            <text:p text:style-name="P7">GENILDO SANTANA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95,1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80,5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80,59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894</text:p>
          </table:table-cell>
          <table:table-cell table:style-name="TBL_5f_0_5f_7.B1" office:value-type="string">
            <text:p text:style-name="P7">GENIVAL LIMA</text:p>
          </table:table-cell>
          <table:table-cell table:style-name="TBL_5f_0_5f_7.B1" office:value-type="string">
            <text:p text:style-name="P7">2º TENENTE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123</text:p>
          </table:table-cell>
          <table:table-cell table:style-name="TBL_5f_0_5f_7.B1" office:value-type="string">
            <text:p text:style-name="P7">GENIVALDO DE MENEZE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059</text:p>
          </table:table-cell>
          <table:table-cell table:style-name="TBL_5f_0_5f_7.B1" office:value-type="string">
            <text:p text:style-name="P7">GEORGE VICTOR FREIRE DUAR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6.174,83</text:p>
          </table:table-cell>
          <table:table-cell table:style-name="TBL_5f_0_5f_7.E1" office:value-type="string">
            <text:p text:style-name="P8">324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947,83</text:p>
          </table:table-cell>
          <table:table-cell table:style-name="TBL_5f_0_5f_7.E1" office:value-type="string">
            <text:p text:style-name="P8">9.447,46</text:p>
          </table:table-cell>
          <table:table-cell table:style-name="TBL_5f_0_5f_7.E1" office:value-type="string">
            <text:p text:style-name="P8">844,95</text:p>
          </table:table-cell>
          <table:table-cell table:style-name="TBL_5f_0_5f_7.E1" office:value-type="string">
            <text:p text:style-name="P8">685,6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30,63</text:p>
          </table:table-cell>
          <table:table-cell table:style-name="TBL_5f_0_5f_7.E1" office:value-type="string">
            <text:p text:style-name="P8">7.916,83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152</text:p>
          </table:table-cell>
          <table:table-cell table:style-name="TBL_5f_0_5f_7.B1" office:value-type="string">
            <text:p text:style-name="P7">GEOVAL JOSE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514</text:p>
          </table:table-cell>
          <table:table-cell table:style-name="TBL_5f_0_5f_7.B1" office:value-type="string">
            <text:p text:style-name="P7">GERALDO CEZAR BARROS DE OLIVEIR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A CURADORIA DA FAZENDA PUBLICA</text:p>
          </table:table-cell>
          <table:table-cell table:style-name="TBL_5f_0_5f_7.E1" office:value-type="string">
            <text:p text:style-name="P8">8.263,31</text:p>
          </table:table-cell>
          <table:table-cell table:style-name="TBL_5f_0_5f_7.E1" office:value-type="string">
            <text:p text:style-name="P8">869,3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10.868,00</text:p>
          </table:table-cell>
          <table:table-cell table:style-name="TBL_5f_0_5f_7.E1" office:value-type="string">
            <text:p text:style-name="P8">1.187,24</text:p>
          </table:table-cell>
          <table:table-cell table:style-name="TBL_5f_0_5f_7.E1" office:value-type="string">
            <text:p text:style-name="P8">1.315,6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02,86</text:p>
          </table:table-cell>
          <table:table-cell table:style-name="TBL_5f_0_5f_7.E1" office:value-type="string">
            <text:p text:style-name="P8">8.365,1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835</text:p>
          </table:table-cell>
          <table:table-cell table:style-name="TBL_5f_0_5f_7.B1" office:value-type="string">
            <text:p text:style-name="P7">GERALDO MELO DE OLIVEIRA JUNIOR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MARUIM </text:p>
          </table:table-cell>
          <table:table-cell table:style-name="TBL_5f_0_5f_7.E1" office:value-type="string">
            <text:p text:style-name="P8">4.138,48</text:p>
          </table:table-cell>
          <table:table-cell table:style-name="TBL_5f_0_5f_7.E1" office:value-type="string">
            <text:p text:style-name="P8">326,5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51,67</text:p>
          </table:table-cell>
          <table:table-cell table:style-name="TBL_5f_0_5f_7.E1" office:value-type="string">
            <text:p text:style-name="P8">6.616,67</text:p>
          </table:table-cell>
          <table:table-cell table:style-name="TBL_5f_0_5f_7.E1" office:value-type="string">
            <text:p text:style-name="P8">580,45</text:p>
          </table:table-cell>
          <table:table-cell table:style-name="TBL_5f_0_5f_7.E1" office:value-type="string">
            <text:p text:style-name="P8">237,8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18,34</text:p>
          </table:table-cell>
          <table:table-cell table:style-name="TBL_5f_0_5f_7.E1" office:value-type="string">
            <text:p text:style-name="P8">5.798,33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142</text:p>
          </table:table-cell>
          <table:table-cell table:style-name="TBL_5f_0_5f_7.B1" office:value-type="string">
            <text:p text:style-name="P7">GERINALDO DOS SANTOS BARBOSA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058</text:p>
          </table:table-cell>
          <table:table-cell table:style-name="TBL_5f_0_5f_7.B1" office:value-type="string">
            <text:p text:style-name="P7">GERSICA DAYANE SOUZA SANTOS </text:p>
          </table:table-cell>
          <table:table-cell table:style-name="TBL_5f_0_5f_7.B1" office:value-type="string">
            <text:p text:style-name="P7">ASSESSOR DO NUCLEO DE LIQUIDAÇAO E PAGAMENTO</text:p>
          </table:table-cell>
          <table:table-cell table:style-name="TBL_5f_0_5f_7.B1" office:value-type="string">
            <text:p text:style-name="P7">DIVISAO FINANCEIRA/DF/SG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430,0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3.165,48</text:p>
          </table:table-cell>
          <table:table-cell table:style-name="TBL_5f_0_5f_7.E1" office:value-type="string">
            <text:p text:style-name="P8">114,4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4,41</text:p>
          </table:table-cell>
          <table:table-cell table:style-name="TBL_5f_0_5f_7.E1" office:value-type="string">
            <text:p text:style-name="P8">3.051,07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722</text:p>
          </table:table-cell>
          <table:table-cell table:style-name="TBL_5f_0_5f_7.B1" office:value-type="string">
            <text:p text:style-name="P7">GESSICA SANTOS SOUZA CABRAL</text:p>
          </table:table-cell>
          <table:table-cell table:style-name="TBL_5f_0_5f_7.B1" office:value-type="string">
            <text:p text:style-name="P7">Assessor de Imprensa</text:p>
          </table:table-cell>
          <table:table-cell table:style-name="TBL_5f_0_5f_7.B1" office:value-type="string">
            <text:p text:style-name="P7">DIVISAO DE COMUNICACAO CERIMONIAL E EVENTOS/GPGJ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54,88</text:p>
          </table:table-cell>
          <table:table-cell table:style-name="TBL_5f_0_5f_7.E1" office:value-type="string">
            <text:p text:style-name="P8">1.119,20</text:p>
          </table:table-cell>
          <table:table-cell table:style-name="TBL_5f_0_5f_7.E1" office:value-type="string">
            <text:p text:style-name="P8">884,9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35,39</text:p>
          </table:table-cell>
          <table:table-cell table:style-name="TBL_5f_0_5f_7.E1" office:value-type="string">
            <text:p text:style-name="P8">6.394,43</text:p>
          </table:table-cell>
          <table:table-cell table:style-name="TBL_5f_0_5f_7.E1" office:value-type="string">
            <text:p text:style-name="P8">389,38</text:p>
          </table:table-cell>
          <table:table-cell table:style-name="TBL_5f_0_5f_7.E1" office:value-type="string">
            <text:p text:style-name="P8">117,7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07,15</text:p>
          </table:table-cell>
          <table:table-cell table:style-name="TBL_5f_0_5f_7.E1" office:value-type="string">
            <text:p text:style-name="P8">5.887,28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336</text:p>
          </table:table-cell>
          <table:table-cell table:style-name="TBL_5f_0_5f_7.B1" office:value-type="string">
            <text:p text:style-name="P7">GICELE MARA CAVALCANTE DAVILA FONTE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ÇA ESPECIAL CÍVEL E CRIMINAL DE NOSSA SENHORA DO SOCORRO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985,4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94,71</text:p>
          </table:table-cell>
          <table:table-cell table:style-name="TBL_5f_0_5f_7.E1" office:value-type="string">
            <text:p text:style-name="P8">41.869,25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8.836,7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.216,33</text:p>
          </table:table-cell>
          <table:table-cell table:style-name="TBL_5f_0_5f_7.E1" office:value-type="string">
            <text:p text:style-name="P8">28.652,92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307</text:p>
          </table:table-cell>
          <table:table-cell table:style-name="TBL_5f_0_5f_7.B1" office:value-type="string">
            <text:p text:style-name="P7">GILBERTO DORIA DANTAS JUNIOR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3ª PROMOTORIA DE JUSTICA DOS DIREITOS DO CIDADAO</text:p>
          </table:table-cell>
          <table:table-cell table:style-name="TBL_5f_0_5f_7.E1" office:value-type="string">
            <text:p text:style-name="P8">5.092,34</text:p>
          </table:table-cell>
          <table:table-cell table:style-name="TBL_5f_0_5f_7.E1" office:value-type="string">
            <text:p text:style-name="P8">7.834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309,0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90,57</text:p>
          </table:table-cell>
          <table:table-cell table:style-name="TBL_5f_0_5f_7.E1" office:value-type="string">
            <text:p text:style-name="P8">19.226,64</text:p>
          </table:table-cell>
          <table:table-cell table:style-name="TBL_5f_0_5f_7.E1" office:value-type="string">
            <text:p text:style-name="P8">1.680,52</text:p>
          </table:table-cell>
          <table:table-cell table:style-name="TBL_5f_0_5f_7.E1" office:value-type="string">
            <text:p text:style-name="P8">1.435,1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15,68</text:p>
          </table:table-cell>
          <table:table-cell table:style-name="TBL_5f_0_5f_7.E1" office:value-type="string">
            <text:p text:style-name="P8">16.110,96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314</text:p>
          </table:table-cell>
          <table:table-cell table:style-name="TBL_5f_0_5f_7.B1" office:value-type="string">
            <text:p text:style-name="P7">GILDETE XAVIER ALMEIDA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PROMOTORIA DE JUSTICA DE DEFESA DO CONSUMIDOR</text:p>
          </table:table-cell>
          <table:table-cell table:style-name="TBL_5f_0_5f_7.E1" office:value-type="string">
            <text:p text:style-name="P8">5.092,34</text:p>
          </table:table-cell>
          <table:table-cell table:style-name="TBL_5f_0_5f_7.E1" office:value-type="string">
            <text:p text:style-name="P8">2.036,9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0,00</text:p>
          </table:table-cell>
          <table:table-cell table:style-name="TBL_5f_0_5f_7.E1" office:value-type="string">
            <text:p text:style-name="P8">2.194,71</text:p>
          </table:table-cell>
          <table:table-cell table:style-name="TBL_5f_0_5f_7.E1" office:value-type="string">
            <text:p text:style-name="P8">9.723,99</text:p>
          </table:table-cell>
          <table:table-cell table:style-name="TBL_5f_0_5f_7.E1" office:value-type="string">
            <text:p text:style-name="P8">926,81</text:p>
          </table:table-cell>
          <table:table-cell table:style-name="TBL_5f_0_5f_7.E1" office:value-type="string">
            <text:p text:style-name="P8">894,1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20,99</text:p>
          </table:table-cell>
          <table:table-cell table:style-name="TBL_5f_0_5f_7.E1" office:value-type="string">
            <text:p text:style-name="P8">7.903,00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920</text:p>
          </table:table-cell>
          <table:table-cell table:style-name="TBL_5f_0_5f_7.B1" office:value-type="string">
            <text:p text:style-name="P7">GILENO ALVES SANTOS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65</text:p>
          </table:table-cell>
          <table:table-cell table:style-name="TBL_5f_0_5f_7.B1" office:value-type="string">
            <text:p text:style-name="P7">GILTON FEITOSA CONCEICAO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2.246,00</text:p>
          </table:table-cell>
          <table:table-cell table:style-name="TBL_5f_0_5f_7.E1" office:value-type="string">
            <text:p text:style-name="P8">1.020,90</text:p>
          </table:table-cell>
          <table:table-cell table:style-name="TBL_5f_0_5f_7.E1" office:value-type="string">
            <text:p text:style-name="P8">41.335,59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9.012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.392,38</text:p>
          </table:table-cell>
          <table:table-cell table:style-name="TBL_5f_0_5f_7.E1" office:value-type="string">
            <text:p text:style-name="P8">27.943,21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686</text:p>
          </table:table-cell>
          <table:table-cell table:style-name="TBL_5f_0_5f_7.B1" office:value-type="string">
            <text:p text:style-name="P7">GILVAN DE OLIVEIRA FIEL</text:p>
          </table:table-cell>
          <table:table-cell table:style-name="TBL_5f_0_5f_7.B1" office:value-type="string">
            <text:p text:style-name="P7">CAB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8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69,0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54,4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754,45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1867</text:p>
          </table:table-cell>
          <table:table-cell table:style-name="TBL_5f_0_5f_7.B1" office:value-type="string">
            <text:p text:style-name="P7">GILVAN OLIVEIRA DE REZENDE</text:p>
          </table:table-cell>
          <table:table-cell table:style-name="TBL_5f_0_5f_7.B1" office:value-type="string">
            <text:p text:style-name="P7">PROMOTOR DE JUSTIÇA SUBSTITUTO</text:p>
          </table:table-cell>
          <table:table-cell table:style-name="TBL_5f_0_5f_7.B1" office:value-type="string">
            <text:p text:style-name="P7">PROMOTOR DE JUSTICA SUBSTITUTO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324,60</text:p>
          </table:table-cell>
          <table:table-cell table:style-name="TBL_5f_0_5f_7.E1" office:value-type="string">
            <text:p text:style-name="P8">1.990,57</text:p>
          </table:table-cell>
          <table:table-cell table:style-name="TBL_5f_0_5f_7.E1" office:value-type="string">
            <text:p text:style-name="P8">35.719,59</text:p>
          </table:table-cell>
          <table:table-cell table:style-name="TBL_5f_0_5f_7.E1" office:value-type="string">
            <text:p text:style-name="P8">3.952,57</text:p>
          </table:table-cell>
          <table:table-cell table:style-name="TBL_5f_0_5f_7.E1" office:value-type="string">
            <text:p text:style-name="P8">7.110,6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063,18</text:p>
          </table:table-cell>
          <table:table-cell table:style-name="TBL_5f_0_5f_7.E1" office:value-type="string">
            <text:p text:style-name="P8">24.656,41</text:p>
          </table:table-cell>
          <table:table-cell table:style-name="TBL_5f_0_5f_7.S44" office:value-type="string">
            <text:p text:style-name="Standard"/>
          </table:table-cell>
        </table:table-row>
        <table:table-row table:style-name="TBL_5f_0_5f_7.1">
          <table:table-cell table:style-name="TBL_5f_0_5f_7.A1" office:value-type="string">
            <text:p text:style-name="P7">2015</text:p>
          </table:table-cell>
          <table:table-cell table:style-name="TBL_5f_0_5f_7.B1" office:value-type="string">
            <text:p text:style-name="P7">GILVAN SANTOS ARAGAO</text:p>
          </table:table-cell>
          <table:table-cell table:style-name="TBL_5f_0_5f_7.B1" office:value-type="string">
            <text:p text:style-name="P7">1º SARGENTO - requisitado -BESP</text:p>
          </table:table-cell>
          <table:table-cell table:style-name="TBL_5f_0_5f_7.B1" office:value-type="string">
            <text:p text:style-name="P7">NUCLEO DE SEGURANCA PATRIMONIAL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58,0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93,9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51,9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51,99</text:p>
          </table:table-cell>
          <table:table-cell table:style-name="TBL_5f_0_5f_7.S44" office:value-type="string">
            <text:p text:style-name="Standard"/>
          </table:table-cell>
        </table:table-row>
      </table:table>
      <table:table table:name="TBL_0_8" table:style-name="TBL_5f_0_5f_8">
        <table:table-column table:style-name="TBL_5f_0_5f_8.A"/>
        <table:table-column table:style-name="TBL_5f_0_5f_8.B"/>
        <table:table-column table:style-name="TBL_5f_0_5f_8.C"/>
        <table:table-column table:style-name="TBL_5f_0_5f_8.D"/>
        <table:table-column table:style-name="TBL_5f_0_5f_8.E"/>
        <table:table-column table:style-name="TBL_5f_0_5f_8.F"/>
        <table:table-column table:style-name="TBL_5f_0_5f_8.G"/>
        <table:table-column table:style-name="TBL_5f_0_5f_8.H"/>
        <table:table-column table:style-name="TBL_5f_0_5f_8.I"/>
        <table:table-column table:style-name="TBL_5f_0_5f_8.J"/>
        <table:table-column table:style-name="TBL_5f_0_5f_8.E"/>
        <table:table-column table:style-name="TBL_5f_0_5f_8.L" table:number-columns-repeated="2"/>
        <table:table-column table:style-name="TBL_5f_0_5f_8.J"/>
        <table:table-column table:style-name="TBL_5f_0_5f_8.O"/>
        <table:table-column table:style-name="TBL_5f_0_5f_8.P"/>
        <table:table-column table:style-name="TBL_5f_0_5f_8.Q"/>
        <table:table-column table:style-name="TBL_5f_0_5f_8.R"/>
        <table:table-column table:style-name="TBL_5f_0_5f_8.S"/>
        <table:table-row table:style-name="TBL_5f_0_5f_8.1">
          <table:table-cell table:style-name="TBL_5f_0_5f_8.A1" office:value-type="string">
            <text:p text:style-name="P7"><text:bookmark text:name="JR_PAGE_ANCHOR_0_9"/>859</text:p>
          </table:table-cell>
          <table:table-cell table:style-name="TBL_5f_0_5f_8.B1" office:value-type="string">
            <text:p text:style-name="P7">GILVANIA ANDRADE</text:p>
          </table:table-cell>
          <table:table-cell table:style-name="TBL_5f_0_5f_8.B1" office:value-type="string">
            <text:p text:style-name="P7">ASSIST. ADMINISTRATIVO - requisitado</text:p>
          </table:table-cell>
          <table:table-cell table:style-name="TBL_5f_0_5f_8.B1" office:value-type="string">
            <text:p text:style-name="P7">PROMOTORIA DE JUSTICA - RIBEIROPOLIS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46,6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0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20,90</text:p>
          </table:table-cell>
          <table:table-cell table:style-name="TBL_5f_0_5f_8.E1" office:value-type="string">
            <text:p text:style-name="P8">2.267,52</text:p>
          </table:table-cell>
          <table:table-cell table:style-name="TBL_5f_0_5f_8.E1" office:value-type="string">
            <text:p text:style-name="P8">99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,73</text:p>
          </table:table-cell>
          <table:table-cell table:style-name="TBL_5f_0_5f_8.E1" office:value-type="string">
            <text:p text:style-name="P8">2.167,79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465</text:p>
          </table:table-cell>
          <table:table-cell table:style-name="TBL_5f_0_5f_8.B1" office:value-type="string">
            <text:p text:style-name="P7">GILZA ALMEIDA ROSARIO</text:p>
          </table:table-cell>
          <table:table-cell table:style-name="TBL_5f_0_5f_8.B1" office:value-type="string">
            <text:p text:style-name="P7">AGENTE ADMINISTRATIVO - requisitado</text:p>
          </table:table-cell>
          <table:table-cell table:style-name="TBL_5f_0_5f_8.B1" office:value-type="string">
            <text:p text:style-name="P7">DIRETORIA DE RECURSOS HUMANOS</text:p>
          </table:table-cell>
          <table:table-cell table:style-name="TBL_5f_0_5f_8.E1" office:value-type="string">
            <text:p text:style-name="P8">1.838,07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946,6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20,90</text:p>
          </table:table-cell>
          <table:table-cell table:style-name="TBL_5f_0_5f_8.E1" office:value-type="string">
            <text:p text:style-name="P8">4.991,03</text:p>
          </table:table-cell>
          <table:table-cell table:style-name="TBL_5f_0_5f_8.E1" office:value-type="string">
            <text:p text:style-name="P8">238,95</text:p>
          </table:table-cell>
          <table:table-cell table:style-name="TBL_5f_0_5f_8.E1" office:value-type="string">
            <text:p text:style-name="P8">176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15,39</text:p>
          </table:table-cell>
          <table:table-cell table:style-name="TBL_5f_0_5f_8.E1" office:value-type="string">
            <text:p text:style-name="P8">4.575,64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233</text:p>
          </table:table-cell>
          <table:table-cell table:style-name="TBL_5f_0_5f_8.B1" office:value-type="string">
            <text:p text:style-name="P7">GISELLE IMBASSAHY MESSIAS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ISTRITAL - NOSSA SENHORA DO SOCORRO </text:p>
          </table:table-cell>
          <table:table-cell table:style-name="TBL_5f_0_5f_8.E1" office:value-type="string">
            <text:p text:style-name="P8">6.545,32</text:p>
          </table:table-cell>
          <table:table-cell table:style-name="TBL_5f_0_5f_8.E1" office:value-type="string">
            <text:p text:style-name="P8">981,8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72,84</text:p>
          </table:table-cell>
          <table:table-cell table:style-name="TBL_5f_0_5f_8.E1" office:value-type="string">
            <text:p text:style-name="P8">9.499,96</text:p>
          </table:table-cell>
          <table:table-cell table:style-name="TBL_5f_0_5f_8.E1" office:value-type="string">
            <text:p text:style-name="P8">978,53</text:p>
          </table:table-cell>
          <table:table-cell table:style-name="TBL_5f_0_5f_8.E1" office:value-type="string">
            <text:p text:style-name="P8">931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10,03</text:p>
          </table:table-cell>
          <table:table-cell table:style-name="TBL_5f_0_5f_8.E1" office:value-type="string">
            <text:p text:style-name="P8">7.589,93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832</text:p>
          </table:table-cell>
          <table:table-cell table:style-name="TBL_5f_0_5f_8.B1" office:value-type="string">
            <text:p text:style-name="P7">GISLAINE FELIX DE CARVALHO CASTRO</text:p>
          </table:table-cell>
          <table:table-cell table:style-name="TBL_5f_0_5f_8.B1" office:value-type="string">
            <text:p text:style-name="P7">Assessor da Div. de G. de Pess. e Ad, Av. e M. de Servidores</text:p>
          </table:table-cell>
          <table:table-cell table:style-name="TBL_5f_0_5f_8.B1" office:value-type="string">
            <text:p text:style-name="P7">DIRETORIA DE RECURSOS HUMAN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302,4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00,8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4,60</text:p>
          </table:table-cell>
          <table:table-cell table:style-name="TBL_5f_0_5f_8.E1" office:value-type="string">
            <text:p text:style-name="P8">1.990,57</text:p>
          </table:table-cell>
          <table:table-cell table:style-name="TBL_5f_0_5f_8.E1" office:value-type="string">
            <text:p text:style-name="P8">6.478,37</text:p>
          </table:table-cell>
          <table:table-cell table:style-name="TBL_5f_0_5f_8.E1" office:value-type="string">
            <text:p text:style-name="P8">493,66</text:p>
          </table:table-cell>
          <table:table-cell table:style-name="TBL_5f_0_5f_8.E1" office:value-type="string">
            <text:p text:style-name="P8">187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81,10</text:p>
          </table:table-cell>
          <table:table-cell table:style-name="TBL_5f_0_5f_8.E1" office:value-type="string">
            <text:p text:style-name="P8">5.797,27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325</text:p>
          </table:table-cell>
          <table:table-cell table:style-name="TBL_5f_0_5f_8.B1" office:value-type="string">
            <text:p text:style-name="P7">GIULLIANO LEMOS ALVES DOS REI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ARACAJU </text:p>
          </table:table-cell>
          <table:table-cell table:style-name="TBL_5f_0_5f_8.E1" office:value-type="string">
            <text:p text:style-name="P8">9.284,66</text:p>
          </table:table-cell>
          <table:table-cell table:style-name="TBL_5f_0_5f_8.E1" office:value-type="string">
            <text:p text:style-name="P8">1.392,7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90,57</text:p>
          </table:table-cell>
          <table:table-cell table:style-name="TBL_5f_0_5f_8.E1" office:value-type="string">
            <text:p text:style-name="P8">12.667,93</text:p>
          </table:table-cell>
          <table:table-cell table:style-name="TBL_5f_0_5f_8.E1" office:value-type="string">
            <text:p text:style-name="P8">1.388,06</text:p>
          </table:table-cell>
          <table:table-cell table:style-name="TBL_5f_0_5f_8.E1" office:value-type="string">
            <text:p text:style-name="P8">1.685,2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73,26</text:p>
          </table:table-cell>
          <table:table-cell table:style-name="TBL_5f_0_5f_8.E1" office:value-type="string">
            <text:p text:style-name="P8">9.594,67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205</text:p>
          </table:table-cell>
          <table:table-cell table:style-name="TBL_5f_0_5f_8.B1" office:value-type="string">
            <text:p text:style-name="P7">GIVANILSON SANTOS DE JESUS</text:p>
          </table:table-cell>
          <table:table-cell table:style-name="TBL_5f_0_5f_8.B1" office:value-type="string">
            <text:p text:style-name="P7">ANALISTA DO MP- CONTADOR</text:p>
          </table:table-cell>
          <table:table-cell table:style-name="TBL_5f_0_5f_8.B1" office:value-type="string">
            <text:p text:style-name="P7">DIVISAO DE ACOMPANHAMENTO ORCAMENTARIO E ANALISE ECONOMICA</text:p>
          </table:table-cell>
          <table:table-cell table:style-name="TBL_5f_0_5f_8.E1" office:value-type="string">
            <text:p text:style-name="P8">8.759,11</text:p>
          </table:table-cell>
          <table:table-cell table:style-name="TBL_5f_0_5f_8.E1" office:value-type="string">
            <text:p text:style-name="P8">3.426,23</text:p>
          </table:table-cell>
          <table:table-cell table:style-name="TBL_5f_0_5f_8.E1" office:value-type="string">
            <text:p text:style-name="P8">4.205,6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90,57</text:p>
          </table:table-cell>
          <table:table-cell table:style-name="TBL_5f_0_5f_8.E1" office:value-type="string">
            <text:p text:style-name="P8">18.381,57</text:p>
          </table:table-cell>
          <table:table-cell table:style-name="TBL_5f_0_5f_8.E1" office:value-type="string">
            <text:p text:style-name="P8">1.584,09</text:p>
          </table:table-cell>
          <table:table-cell table:style-name="TBL_5f_0_5f_8.E1" office:value-type="string">
            <text:p text:style-name="P8">3.202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786,63</text:p>
          </table:table-cell>
          <table:table-cell table:style-name="TBL_5f_0_5f_8.E1" office:value-type="string">
            <text:p text:style-name="P8">13.594,94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887</text:p>
          </table:table-cell>
          <table:table-cell table:style-name="TBL_5f_0_5f_8.B1" office:value-type="string">
            <text:p text:style-name="P7">GLADEMIR GONCALVES DE FRANCA FILH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CRIMINAL - NOSSA SENHORA DO SOCORRO</text:p>
          </table:table-cell>
          <table:table-cell table:style-name="TBL_5f_0_5f_8.E1" office:value-type="string">
            <text:p text:style-name="P8">6.174,83</text:p>
          </table:table-cell>
          <table:table-cell table:style-name="TBL_5f_0_5f_8.E1" office:value-type="string">
            <text:p text:style-name="P8">487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220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72,84</text:p>
          </table:table-cell>
          <table:table-cell table:style-name="TBL_5f_0_5f_8.E1" office:value-type="string">
            <text:p text:style-name="P8">10.855,53</text:p>
          </table:table-cell>
          <table:table-cell table:style-name="TBL_5f_0_5f_8.E1" office:value-type="string">
            <text:p text:style-name="P8">866,06</text:p>
          </table:table-cell>
          <table:table-cell table:style-name="TBL_5f_0_5f_8.E1" office:value-type="string">
            <text:p text:style-name="P8">1.335,2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201,27</text:p>
          </table:table-cell>
          <table:table-cell table:style-name="TBL_5f_0_5f_8.E1" office:value-type="string">
            <text:p text:style-name="P8">8.654,26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2186</text:p>
          </table:table-cell>
          <table:table-cell table:style-name="TBL_5f_0_5f_8.B1" office:value-type="string">
            <text:p text:style-name="P7">GLAU MARCEL DE MENEZES ROCHA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416</text:p>
          </table:table-cell>
          <table:table-cell table:style-name="TBL_5f_0_5f_8.B1" office:value-type="string">
            <text:p text:style-name="P7">GLAUCIA DE ALBUQUERQUE GARCIA 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899,2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90,57</text:p>
          </table:table-cell>
          <table:table-cell table:style-name="TBL_5f_0_5f_8.E1" office:value-type="string">
            <text:p text:style-name="P8">13.889,80</text:p>
          </table:table-cell>
          <table:table-cell table:style-name="TBL_5f_0_5f_8.E1" office:value-type="string">
            <text:p text:style-name="P8">642,34</text:p>
          </table:table-cell>
          <table:table-cell table:style-name="TBL_5f_0_5f_8.E1" office:value-type="string">
            <text:p text:style-name="P8">2.226,2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68,62</text:p>
          </table:table-cell>
          <table:table-cell table:style-name="TBL_5f_0_5f_8.E1" office:value-type="string">
            <text:p text:style-name="P8">11.021,18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48</text:p>
          </table:table-cell>
          <table:table-cell table:style-name="TBL_5f_0_5f_8.B1" office:value-type="string">
            <text:p text:style-name="P7">GLAUCIA QUEIROZ DE MORAI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5ª PROMOTORIA DE JUSTICA CRIMINAL - ARACAJU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379,5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94,71</text:p>
          </table:table-cell>
          <table:table-cell table:style-name="TBL_5f_0_5f_8.E1" office:value-type="string">
            <text:p text:style-name="P8">40.263,40</text:p>
          </table:table-cell>
          <table:table-cell table:style-name="TBL_5f_0_5f_8.E1" office:value-type="string">
            <text:p text:style-name="P8">4.379,58</text:p>
          </table:table-cell>
          <table:table-cell table:style-name="TBL_5f_0_5f_8.E1" office:value-type="string">
            <text:p text:style-name="P8">8.395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774,73</text:p>
          </table:table-cell>
          <table:table-cell table:style-name="TBL_5f_0_5f_8.E1" office:value-type="string">
            <text:p text:style-name="P8">27.488,67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997</text:p>
          </table:table-cell>
          <table:table-cell table:style-name="TBL_5f_0_5f_8.B1" office:value-type="string">
            <text:p text:style-name="P7">GLAUCIA TELES DE SOUSA NASCIMENTO</text:p>
          </table:table-cell>
          <table:table-cell table:style-name="TBL_5f_0_5f_8.B1" office:value-type="string">
            <text:p text:style-name="P7">RECEPCIONISTA-requisitado</text:p>
          </table:table-cell>
          <table:table-cell table:style-name="TBL_5f_0_5f_8.B1" office:value-type="string">
            <text:p text:style-name="P7">PROMOTORIA DE JUSTICA - POCO REDONDO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46,6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20,90</text:p>
          </table:table-cell>
          <table:table-cell table:style-name="TBL_5f_0_5f_8.E1" office:value-type="string">
            <text:p text:style-name="P8">1.967,52</text:p>
          </table:table-cell>
          <table:table-cell table:style-name="TBL_5f_0_5f_8.E1" office:value-type="string">
            <text:p text:style-name="P8">75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5,73</text:p>
          </table:table-cell>
          <table:table-cell table:style-name="TBL_5f_0_5f_8.E1" office:value-type="string">
            <text:p text:style-name="P8">1.891,79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816</text:p>
          </table:table-cell>
          <table:table-cell table:style-name="TBL_5f_0_5f_8.B1" office:value-type="string">
            <text:p text:style-name="P7">GLAUCO LUIZ REZENDE DE CARVALHO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VISAO DE INFRAESTRUTURA</text:p>
          </table:table-cell>
          <table:table-cell table:style-name="TBL_5f_0_5f_8.E1" office:value-type="string">
            <text:p text:style-name="P8">8.759,11</text:p>
          </table:table-cell>
          <table:table-cell table:style-name="TBL_5f_0_5f_8.E1" office:value-type="string">
            <text:p text:style-name="P8">691,10</text:p>
          </table:table-cell>
          <table:table-cell table:style-name="TBL_5f_0_5f_8.E1" office:value-type="string">
            <text:p text:style-name="P8">3.567,4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14.753,06</text:p>
          </table:table-cell>
          <table:table-cell table:style-name="TBL_5f_0_5f_8.E1" office:value-type="string">
            <text:p text:style-name="P8">1.228,53</text:p>
          </table:table-cell>
          <table:table-cell table:style-name="TBL_5f_0_5f_8.E1" office:value-type="string">
            <text:p text:style-name="P8">1.821,3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49,89</text:p>
          </table:table-cell>
          <table:table-cell table:style-name="TBL_5f_0_5f_8.E1" office:value-type="string">
            <text:p text:style-name="P8">11.703,17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731</text:p>
          </table:table-cell>
          <table:table-cell table:style-name="TBL_5f_0_5f_8.B1" office:value-type="string">
            <text:p text:style-name="P7">GLEBERTON DOS SANTO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DISTRITAL - ARACAJU </text:p>
          </table:table-cell>
          <table:table-cell table:style-name="TBL_5f_0_5f_8.E1" office:value-type="string">
            <text:p text:style-name="P8">4.275,62</text:p>
          </table:table-cell>
          <table:table-cell table:style-name="TBL_5f_0_5f_8.E1" office:value-type="string">
            <text:p text:style-name="P8">641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6.652,35</text:p>
          </table:table-cell>
          <table:table-cell table:style-name="TBL_5f_0_5f_8.E1" office:value-type="string">
            <text:p text:style-name="P8">639,20</text:p>
          </table:table-cell>
          <table:table-cell table:style-name="TBL_5f_0_5f_8.E1" office:value-type="string">
            <text:p text:style-name="P8">326,3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65,57</text:p>
          </table:table-cell>
          <table:table-cell table:style-name="TBL_5f_0_5f_8.E1" office:value-type="string">
            <text:p text:style-name="P8">5.686,78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726</text:p>
          </table:table-cell>
          <table:table-cell table:style-name="TBL_5f_0_5f_8.B1" office:value-type="string">
            <text:p text:style-name="P7">GLEISE CHRISTINE NUNES DE FREITAS</text:p>
          </table:table-cell>
          <table:table-cell table:style-name="TBL_5f_0_5f_8.B1" office:value-type="string">
            <text:p text:style-name="P7">ANALISTA DO MP - ADMINISTRADOR</text:p>
          </table:table-cell>
          <table:table-cell table:style-name="TBL_5f_0_5f_8.B1" office:value-type="string">
            <text:p text:style-name="P7">DIVISAO DE GESTAO DE PESSOAS - SERVIDORES</text:p>
          </table:table-cell>
          <table:table-cell table:style-name="TBL_5f_0_5f_8.E1" office:value-type="string">
            <text:p text:style-name="P8">8.263,31</text:p>
          </table:table-cell>
          <table:table-cell table:style-name="TBL_5f_0_5f_8.E1" office:value-type="string">
            <text:p text:style-name="P8">651,98</text:p>
          </table:table-cell>
          <table:table-cell table:style-name="TBL_5f_0_5f_8.E1" office:value-type="string">
            <text:p text:style-name="P8">1.981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12.632,12</text:p>
          </table:table-cell>
          <table:table-cell table:style-name="TBL_5f_0_5f_8.E1" office:value-type="string">
            <text:p text:style-name="P8">1.158,99</text:p>
          </table:table-cell>
          <table:table-cell table:style-name="TBL_5f_0_5f_8.E1" office:value-type="string">
            <text:p text:style-name="P8">1.756,3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15,37</text:p>
          </table:table-cell>
          <table:table-cell table:style-name="TBL_5f_0_5f_8.E1" office:value-type="string">
            <text:p text:style-name="P8">9.716,75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453</text:p>
          </table:table-cell>
          <table:table-cell table:style-name="TBL_5f_0_5f_8.B1" office:value-type="string">
            <text:p text:style-name="P7">GONCALO RIBEIRO DE MELO NET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3ª PROCURADORIA DE JUSTICA (1ª CAMARA CIVEL)</text:p>
          </table:table-cell>
          <table:table-cell table:style-name="TBL_5f_0_5f_8.E1" office:value-type="string">
            <text:p text:style-name="P8">9.284,66</text:p>
          </table:table-cell>
          <table:table-cell table:style-name="TBL_5f_0_5f_8.E1" office:value-type="string">
            <text:p text:style-name="P8">1.392,70</text:p>
          </table:table-cell>
          <table:table-cell table:style-name="TBL_5f_0_5f_8.E1" office:value-type="string">
            <text:p text:style-name="P8">10.312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22.725,42</text:p>
          </table:table-cell>
          <table:table-cell table:style-name="TBL_5f_0_5f_8.E1" office:value-type="string">
            <text:p text:style-name="P8">1.388,06</text:p>
          </table:table-cell>
          <table:table-cell table:style-name="TBL_5f_0_5f_8.E1" office:value-type="string">
            <text:p text:style-name="P8">4.416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804,97</text:p>
          </table:table-cell>
          <table:table-cell table:style-name="TBL_5f_0_5f_8.E1" office:value-type="string">
            <text:p text:style-name="P8">16.920,45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619</text:p>
          </table:table-cell>
          <table:table-cell table:style-name="TBL_5f_0_5f_8.B1" office:value-type="string">
            <text:p text:style-name="P7">GRACE DE OLIVEIRA SOUZ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DA CURADORIA DA FAZENDA PUBLICA</text:p>
          </table:table-cell>
          <table:table-cell table:style-name="TBL_5f_0_5f_8.E1" office:value-type="string">
            <text:p text:style-name="P8">4.804,09</text:p>
          </table:table-cell>
          <table:table-cell table:style-name="TBL_5f_0_5f_8.E1" office:value-type="string">
            <text:p text:style-name="P8">720,6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7,0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9.437,13</text:p>
          </table:table-cell>
          <table:table-cell table:style-name="TBL_5f_0_5f_8.E1" office:value-type="string">
            <text:p text:style-name="P8">718,21</text:p>
          </table:table-cell>
          <table:table-cell table:style-name="TBL_5f_0_5f_8.E1" office:value-type="string">
            <text:p text:style-name="P8">452,4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70,63</text:p>
          </table:table-cell>
          <table:table-cell table:style-name="TBL_5f_0_5f_8.E1" office:value-type="string">
            <text:p text:style-name="P8">8.266,50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806</text:p>
          </table:table-cell>
          <table:table-cell table:style-name="TBL_5f_0_5f_8.B1" office:value-type="string">
            <text:p text:style-name="P7">GRASIELE ROSARIO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O TRIBUNAL DO JURI - ARACAJU </text:p>
          </table:table-cell>
          <table:table-cell table:style-name="TBL_5f_0_5f_8.E1" office:value-type="string">
            <text:p text:style-name="P8">8.263,31</text:p>
          </table:table-cell>
          <table:table-cell table:style-name="TBL_5f_0_5f_8.E1" office:value-type="string">
            <text:p text:style-name="P8">869,3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10.868,00</text:p>
          </table:table-cell>
          <table:table-cell table:style-name="TBL_5f_0_5f_8.E1" office:value-type="string">
            <text:p text:style-name="P8">1.187,24</text:p>
          </table:table-cell>
          <table:table-cell table:style-name="TBL_5f_0_5f_8.E1" office:value-type="string">
            <text:p text:style-name="P8">1.315,6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02,86</text:p>
          </table:table-cell>
          <table:table-cell table:style-name="TBL_5f_0_5f_8.E1" office:value-type="string">
            <text:p text:style-name="P8">8.365,14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241</text:p>
          </table:table-cell>
          <table:table-cell table:style-name="TBL_5f_0_5f_8.B1" office:value-type="string">
            <text:p text:style-name="P7">GREYCE MENDONCA BELEM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ASSESSORIA DA CORREGEDORIA GERAL</text:p>
          </table:table-cell>
          <table:table-cell table:style-name="TBL_5f_0_5f_8.E1" office:value-type="string">
            <text:p text:style-name="P8">8.263,31</text:p>
          </table:table-cell>
          <table:table-cell table:style-name="TBL_5f_0_5f_8.E1" office:value-type="string">
            <text:p text:style-name="P8">1.239,50</text:p>
          </table:table-cell>
          <table:table-cell table:style-name="TBL_5f_0_5f_8.E1" office:value-type="string">
            <text:p text:style-name="P8">4.195,3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15.433,59</text:p>
          </table:table-cell>
          <table:table-cell table:style-name="TBL_5f_0_5f_8.E1" office:value-type="string">
            <text:p text:style-name="P8">1.235,37</text:p>
          </table:table-cell>
          <table:table-cell table:style-name="TBL_5f_0_5f_8.E1" office:value-type="string">
            <text:p text:style-name="P8">2.453,6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689,01</text:p>
          </table:table-cell>
          <table:table-cell table:style-name="TBL_5f_0_5f_8.E1" office:value-type="string">
            <text:p text:style-name="P8">11.744,58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839</text:p>
          </table:table-cell>
          <table:table-cell table:style-name="TBL_5f_0_5f_8.B1" office:value-type="string">
            <text:p text:style-name="P7">GREZIELE LIMA MENDONC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- LARANJEIRAS </text:p>
          </table:table-cell>
          <table:table-cell table:style-name="TBL_5f_0_5f_8.E1" office:value-type="string">
            <text:p text:style-name="P8">4.033,60</text:p>
          </table:table-cell>
          <table:table-cell table:style-name="TBL_5f_0_5f_8.E1" office:value-type="string">
            <text:p text:style-name="P8">318,2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51,67</text:p>
          </table:table-cell>
          <table:table-cell table:style-name="TBL_5f_0_5f_8.E1" office:value-type="string">
            <text:p text:style-name="P8">6.503,52</text:p>
          </table:table-cell>
          <table:table-cell table:style-name="TBL_5f_0_5f_8.E1" office:value-type="string">
            <text:p text:style-name="P8">565,74</text:p>
          </table:table-cell>
          <table:table-cell table:style-name="TBL_5f_0_5f_8.E1" office:value-type="string">
            <text:p text:style-name="P8">215,7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81,48</text:p>
          </table:table-cell>
          <table:table-cell table:style-name="TBL_5f_0_5f_8.E1" office:value-type="string">
            <text:p text:style-name="P8">5.722,04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234</text:p>
          </table:table-cell>
          <table:table-cell table:style-name="TBL_5f_0_5f_8.B1" office:value-type="string">
            <text:p text:style-name="P7">GUSTAVO MENDONCA RODRIGU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- NEOPOLIS</text:p>
          </table:table-cell>
          <table:table-cell table:style-name="TBL_5f_0_5f_8.E1" office:value-type="string">
            <text:p text:style-name="P8">9.284,66</text:p>
          </table:table-cell>
          <table:table-cell table:style-name="TBL_5f_0_5f_8.E1" office:value-type="string">
            <text:p text:style-name="P8">1.392,7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854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79,32</text:p>
          </table:table-cell>
          <table:table-cell table:style-name="TBL_5f_0_5f_8.E1" office:value-type="string">
            <text:p text:style-name="P8">17.510,87</text:p>
          </table:table-cell>
          <table:table-cell table:style-name="TBL_5f_0_5f_8.E1" office:value-type="string">
            <text:p text:style-name="P8">1.388,06</text:p>
          </table:table-cell>
          <table:table-cell table:style-name="TBL_5f_0_5f_8.E1" office:value-type="string">
            <text:p text:style-name="P8">1.580,9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68,98</text:p>
          </table:table-cell>
          <table:table-cell table:style-name="TBL_5f_0_5f_8.E1" office:value-type="string">
            <text:p text:style-name="P8">14.541,89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452</text:p>
          </table:table-cell>
          <table:table-cell table:style-name="TBL_5f_0_5f_8.B1" office:value-type="string">
            <text:p text:style-name="P7">HEBERT DA SILVA FERR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DIVISAO DE COMUNICACAO CERIMONIAL E EVENTOS/GPGJ</text:p>
          </table:table-cell>
          <table:table-cell table:style-name="TBL_5f_0_5f_8.E1" office:value-type="string">
            <text:p text:style-name="P8">2.387,49</text:p>
          </table:table-cell>
          <table:table-cell table:style-name="TBL_5f_0_5f_8.E1" office:value-type="string">
            <text:p text:style-name="P8">251,16</text:p>
          </table:table-cell>
          <table:table-cell table:style-name="TBL_5f_0_5f_8.E1" office:value-type="string">
            <text:p text:style-name="P8">1.213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84,6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5.671,75</text:p>
          </table:table-cell>
          <table:table-cell table:style-name="TBL_5f_0_5f_8.E1" office:value-type="string">
            <text:p text:style-name="P8">343,02</text:p>
          </table:table-cell>
          <table:table-cell table:style-name="TBL_5f_0_5f_8.E1" office:value-type="string">
            <text:p text:style-name="P8">155,7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98,78</text:p>
          </table:table-cell>
          <table:table-cell table:style-name="TBL_5f_0_5f_8.E1" office:value-type="string">
            <text:p text:style-name="P8">5.172,97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284</text:p>
          </table:table-cell>
          <table:table-cell table:style-name="TBL_5f_0_5f_8.B1" office:value-type="string">
            <text:p text:style-name="P7">HELEN MARTHA DIAS SALVIAN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MILITAR </text:p>
          </table:table-cell>
          <table:table-cell table:style-name="TBL_5f_0_5f_8.E1" office:value-type="string">
            <text:p text:style-name="P8">9.284,66</text:p>
          </table:table-cell>
          <table:table-cell table:style-name="TBL_5f_0_5f_8.E1" office:value-type="string">
            <text:p text:style-name="P8">1.856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12.876,98</text:p>
          </table:table-cell>
          <table:table-cell table:style-name="TBL_5f_0_5f_8.E1" office:value-type="string">
            <text:p text:style-name="P8">1.448,41</text:p>
          </table:table-cell>
          <table:table-cell table:style-name="TBL_5f_0_5f_8.E1" office:value-type="string">
            <text:p text:style-name="P8">1.744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92,54</text:p>
          </table:table-cell>
          <table:table-cell table:style-name="TBL_5f_0_5f_8.E1" office:value-type="string">
            <text:p text:style-name="P8">9.684,44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348</text:p>
          </table:table-cell>
          <table:table-cell table:style-name="TBL_5f_0_5f_8.B1" office:value-type="string">
            <text:p text:style-name="P7">HELENA CHRISTINA DE ALMEIDA ANDRADE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SAO CRISTOVAO</text:p>
          </table:table-cell>
          <table:table-cell table:style-name="TBL_5f_0_5f_8.E1" office:value-type="string">
            <text:p text:style-name="P8">8.263,31</text:p>
          </table:table-cell>
          <table:table-cell table:style-name="TBL_5f_0_5f_8.E1" office:value-type="string">
            <text:p text:style-name="P8">1.239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32,16</text:p>
          </table:table-cell>
          <table:table-cell table:style-name="TBL_5f_0_5f_8.E1" office:value-type="string">
            <text:p text:style-name="P8">11.934,97</text:p>
          </table:table-cell>
          <table:table-cell table:style-name="TBL_5f_0_5f_8.E1" office:value-type="string">
            <text:p text:style-name="P8">1.235,37</text:p>
          </table:table-cell>
          <table:table-cell table:style-name="TBL_5f_0_5f_8.E1" office:value-type="string">
            <text:p text:style-name="P8">1.404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39,56</text:p>
          </table:table-cell>
          <table:table-cell table:style-name="TBL_5f_0_5f_8.E1" office:value-type="string">
            <text:p text:style-name="P8">9.295,41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49</text:p>
          </table:table-cell>
          <table:table-cell table:style-name="TBL_5f_0_5f_8.B1" office:value-type="string">
            <text:p text:style-name="P7">HELENO AVILA DOS SANTOS SILVA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33,12</text:p>
          </table:table-cell>
          <table:table-cell table:style-name="TBL_5f_0_5f_8.E1" office:value-type="string">
            <text:p text:style-name="P8">1.633,1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33,12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2151</text:p>
          </table:table-cell>
          <table:table-cell table:style-name="TBL_5f_0_5f_8.B1" office:value-type="string">
            <text:p text:style-name="P7">HELIO SANTOS</text:p>
          </table:table-cell>
          <table:table-cell table:style-name="TBL_5f_0_5f_8.B1" office:value-type="string">
            <text:p text:style-name="P7">2º SARGENTO - requisitado-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69,0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54,4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54,45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2082</text:p>
          </table:table-cell>
          <table:table-cell table:style-name="TBL_5f_0_5f_8.B1" office:value-type="string">
            <text:p text:style-name="P7">HELOISA GAMA DE SAL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GARARU </text:p>
          </table:table-cell>
          <table:table-cell table:style-name="TBL_5f_0_5f_8.E1" office:value-type="string">
            <text:p text:style-name="P8">6.174,83</text:p>
          </table:table-cell>
          <table:table-cell table:style-name="TBL_5f_0_5f_8.E1" office:value-type="string">
            <text:p text:style-name="P8">649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47,83</text:p>
          </table:table-cell>
          <table:table-cell table:style-name="TBL_5f_0_5f_8.E1" office:value-type="string">
            <text:p text:style-name="P8">9.772,25</text:p>
          </table:table-cell>
          <table:table-cell table:style-name="TBL_5f_0_5f_8.E1" office:value-type="string">
            <text:p text:style-name="P8">887,17</text:p>
          </table:table-cell>
          <table:table-cell table:style-name="TBL_5f_0_5f_8.E1" office:value-type="string">
            <text:p text:style-name="P8">763,3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50,55</text:p>
          </table:table-cell>
          <table:table-cell table:style-name="TBL_5f_0_5f_8.E1" office:value-type="string">
            <text:p text:style-name="P8">8.121,70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341</text:p>
          </table:table-cell>
          <table:table-cell table:style-name="TBL_5f_0_5f_8.B1" office:value-type="string">
            <text:p text:style-name="P7">HENRIQUE RIBEIRO CARDOSO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1ª PROMOTORIA DE JUSTICA DA CURADORIA DA FAZENDA PUBLICA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515,66</text:p>
          </table:table-cell>
          <table:table-cell table:style-name="TBL_5f_0_5f_8.E1" office:value-type="string">
            <text:p text:style-name="P8">11.229,7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.220,27</text:p>
          </table:table-cell>
          <table:table-cell table:style-name="TBL_5f_0_5f_8.E1" office:value-type="string">
            <text:p text:style-name="P8">70.654,74</text:p>
          </table:table-cell>
          <table:table-cell table:style-name="TBL_5f_0_5f_8.E1" office:value-type="string">
            <text:p text:style-name="P8">4.379,58</text:p>
          </table:table-cell>
          <table:table-cell table:style-name="TBL_5f_0_5f_8.E1" office:value-type="string">
            <text:p text:style-name="P8">7.366,3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745,95</text:p>
          </table:table-cell>
          <table:table-cell table:style-name="TBL_5f_0_5f_8.E1" office:value-type="string">
            <text:p text:style-name="P8">58.908,79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689</text:p>
          </table:table-cell>
          <table:table-cell table:style-name="TBL_5f_0_5f_8.B1" office:value-type="string">
            <text:p text:style-name="P7">HONORINA JAMILLY ALMEIDA NOVA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4ª PROMOTORIA DE JUSTICA DOS DIREITOS DO CIDADAO</text:p>
          </table:table-cell>
          <table:table-cell table:style-name="TBL_5f_0_5f_8.E1" office:value-type="string">
            <text:p text:style-name="P8">4.275,62</text:p>
          </table:table-cell>
          <table:table-cell table:style-name="TBL_5f_0_5f_8.E1" office:value-type="string">
            <text:p text:style-name="P8">449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6.460,80</text:p>
          </table:table-cell>
          <table:table-cell table:style-name="TBL_5f_0_5f_8.E1" office:value-type="string">
            <text:p text:style-name="P8">614,30</text:p>
          </table:table-cell>
          <table:table-cell table:style-name="TBL_5f_0_5f_8.E1" office:value-type="string">
            <text:p text:style-name="P8">288,8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03,17</text:p>
          </table:table-cell>
          <table:table-cell table:style-name="TBL_5f_0_5f_8.E1" office:value-type="string">
            <text:p text:style-name="P8">5.557,63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901</text:p>
          </table:table-cell>
          <table:table-cell table:style-name="TBL_5f_0_5f_8.B1" office:value-type="string">
            <text:p text:style-name="P7">HUDSON DE JESUS OLI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ESPECIAL CIVEL E CRIMINAL - ITABAIANA </text:p>
          </table:table-cell>
          <table:table-cell table:style-name="TBL_5f_0_5f_8.E1" office:value-type="string">
            <text:p text:style-name="P8">2.387,49</text:p>
          </table:table-cell>
          <table:table-cell table:style-name="TBL_5f_0_5f_8.E1" office:value-type="string">
            <text:p text:style-name="P8">188,3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43,60</text:p>
          </table:table-cell>
          <table:table-cell table:style-name="TBL_5f_0_5f_8.E1" office:value-type="string">
            <text:p text:style-name="P8">4.919,46</text:p>
          </table:table-cell>
          <table:table-cell table:style-name="TBL_5f_0_5f_8.E1" office:value-type="string">
            <text:p text:style-name="P8">334,86</text:p>
          </table:table-cell>
          <table:table-cell table:style-name="TBL_5f_0_5f_8.E1" office:value-type="string">
            <text:p text:style-name="P8">25,2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60,14</text:p>
          </table:table-cell>
          <table:table-cell table:style-name="TBL_5f_0_5f_8.E1" office:value-type="string">
            <text:p text:style-name="P8">4.559,32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788</text:p>
          </table:table-cell>
          <table:table-cell table:style-name="TBL_5f_0_5f_8.B1" office:value-type="string">
            <text:p text:style-name="P7">IANNY CAROLINY ALMEIDA SILVEIRA 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ITABAIANA</text:p>
          </table:table-cell>
          <table:table-cell table:style-name="TBL_5f_0_5f_8.E1" office:value-type="string">
            <text:p text:style-name="P8">3.014,14</text:p>
          </table:table-cell>
          <table:table-cell table:style-name="TBL_5f_0_5f_8.E1" office:value-type="string">
            <text:p text:style-name="P8">237,8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43,60</text:p>
          </table:table-cell>
          <table:table-cell table:style-name="TBL_5f_0_5f_8.E1" office:value-type="string">
            <text:p text:style-name="P8">5.595,56</text:p>
          </table:table-cell>
          <table:table-cell table:style-name="TBL_5f_0_5f_8.E1" office:value-type="string">
            <text:p text:style-name="P8">422,75</text:p>
          </table:table-cell>
          <table:table-cell table:style-name="TBL_5f_0_5f_8.E1" office:value-type="string">
            <text:p text:style-name="P8">69,5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92,33</text:p>
          </table:table-cell>
          <table:table-cell table:style-name="TBL_5f_0_5f_8.E1" office:value-type="string">
            <text:p text:style-name="P8">5.103,23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85</text:p>
          </table:table-cell>
          <table:table-cell table:style-name="TBL_5f_0_5f_8.B1" office:value-type="string">
            <text:p text:style-name="P7">IARA PINHEIRO DE JESUS</text:p>
          </table:table-cell>
          <table:table-cell table:style-name="TBL_5f_0_5f_8.B1" office:value-type="string">
            <text:p text:style-name="P7">TÉCNICO EM CONTABILIDADE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33,12</text:p>
          </table:table-cell>
          <table:table-cell table:style-name="TBL_5f_0_5f_8.E1" office:value-type="string">
            <text:p text:style-name="P8">1.633,1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633,12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2108</text:p>
          </table:table-cell>
          <table:table-cell table:style-name="TBL_5f_0_5f_8.B1" office:value-type="string">
            <text:p text:style-name="P7">IB RODRIGUES FERREIRA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693</text:p>
          </table:table-cell>
          <table:table-cell table:style-name="TBL_5f_0_5f_8.B1" office:value-type="string">
            <text:p text:style-name="P7">IDIBERTO BORGES DA SILVA</text:p>
          </table:table-cell>
          <table:table-cell table:style-name="TBL_5f_0_5f_8.B1" office:value-type="string">
            <text:p text:style-name="P7">MENSAGEIRO - requisitad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46,6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0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20,90</text:p>
          </table:table-cell>
          <table:table-cell table:style-name="TBL_5f_0_5f_8.E1" office:value-type="string">
            <text:p text:style-name="P8">2.267,52</text:p>
          </table:table-cell>
          <table:table-cell table:style-name="TBL_5f_0_5f_8.E1" office:value-type="string">
            <text:p text:style-name="P8">99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,73</text:p>
          </table:table-cell>
          <table:table-cell table:style-name="TBL_5f_0_5f_8.E1" office:value-type="string">
            <text:p text:style-name="P8">2.167,79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405</text:p>
          </table:table-cell>
          <table:table-cell table:style-name="TBL_5f_0_5f_8.B1" office:value-type="string">
            <text:p text:style-name="P7">IGOR PEREIRA TEL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COORDENADORIA DE DOCUMENTACAO E DE MEMORIA DO MP</text:p>
          </table:table-cell>
          <table:table-cell table:style-name="TBL_5f_0_5f_8.E1" office:value-type="string">
            <text:p text:style-name="P8">4.275,62</text:p>
          </table:table-cell>
          <table:table-cell table:style-name="TBL_5f_0_5f_8.E1" office:value-type="string">
            <text:p text:style-name="P8">641,3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72,3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0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8.824,67</text:p>
          </table:table-cell>
          <table:table-cell table:style-name="TBL_5f_0_5f_8.E1" office:value-type="string">
            <text:p text:style-name="P8">639,20</text:p>
          </table:table-cell>
          <table:table-cell table:style-name="TBL_5f_0_5f_8.E1" office:value-type="string">
            <text:p text:style-name="P8">904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543,61</text:p>
          </table:table-cell>
          <table:table-cell table:style-name="TBL_5f_0_5f_8.E1" office:value-type="string">
            <text:p text:style-name="P8">7.281,06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611</text:p>
          </table:table-cell>
          <table:table-cell table:style-name="TBL_5f_0_5f_8.B1" office:value-type="string">
            <text:p text:style-name="P7">ILANA CHAGAS FERRO COELHO DA PAZ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- BARRA DOS COQUEIROS</text:p>
          </table:table-cell>
          <table:table-cell table:style-name="TBL_5f_0_5f_8.E1" office:value-type="string">
            <text:p text:style-name="P8">7.354,32</text:p>
          </table:table-cell>
          <table:table-cell table:style-name="TBL_5f_0_5f_8.E1" office:value-type="string">
            <text:p text:style-name="P8">1.470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00,00</text:p>
          </table:table-cell>
          <table:table-cell table:style-name="TBL_5f_0_5f_8.E1" office:value-type="string">
            <text:p text:style-name="P8">1.972,84</text:p>
          </table:table-cell>
          <table:table-cell table:style-name="TBL_5f_0_5f_8.E1" office:value-type="string">
            <text:p text:style-name="P8">11.198,02</text:p>
          </table:table-cell>
          <table:table-cell table:style-name="TBL_5f_0_5f_8.E1" office:value-type="string">
            <text:p text:style-name="P8">1.147,27</text:p>
          </table:table-cell>
          <table:table-cell table:style-name="TBL_5f_0_5f_8.E1" office:value-type="string">
            <text:p text:style-name="P8">1.299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47,20</text:p>
          </table:table-cell>
          <table:table-cell table:style-name="TBL_5f_0_5f_8.E1" office:value-type="string">
            <text:p text:style-name="P8">8.750,82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2148</text:p>
          </table:table-cell>
          <table:table-cell table:style-name="TBL_5f_0_5f_8.B1" office:value-type="string">
            <text:p text:style-name="P7">IOLANDO VIEIRA SANTOS FILHO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85,44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2170</text:p>
          </table:table-cell>
          <table:table-cell table:style-name="TBL_5f_0_5f_8.B1" office:value-type="string">
            <text:p text:style-name="P7">IRINALDO JOSE DOS SANTOS</text:p>
          </table:table-cell>
          <table:table-cell table:style-name="TBL_5f_0_5f_8.B1" office:value-type="string">
            <text:p text:style-name="P7">AGENTE ADMINISTRATIVO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73,81</text:p>
          </table:table-cell>
          <table:table-cell table:style-name="TBL_5f_0_5f_8.E1" office:value-type="string">
            <text:p text:style-name="P8">1.173,8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73,81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888</text:p>
          </table:table-cell>
          <table:table-cell table:style-name="TBL_5f_0_5f_8.B1" office:value-type="string">
            <text:p text:style-name="P7">ISABEL CHRISTINA PRAZERES RODRIGU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DISTRITAL - NOSSA SENHORA DO SOCORRO </text:p>
          </table:table-cell>
          <table:table-cell table:style-name="TBL_5f_0_5f_8.E1" office:value-type="string">
            <text:p text:style-name="P8">4.181,40</text:p>
          </table:table-cell>
          <table:table-cell table:style-name="TBL_5f_0_5f_8.E1" office:value-type="string">
            <text:p text:style-name="P8">318,2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450,6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72,84</text:p>
          </table:table-cell>
          <table:table-cell table:style-name="TBL_5f_0_5f_8.E1" office:value-type="string">
            <text:p text:style-name="P8">7.923,11</text:p>
          </table:table-cell>
          <table:table-cell table:style-name="TBL_5f_0_5f_8.E1" office:value-type="string">
            <text:p text:style-name="P8">584,95</text:p>
          </table:table-cell>
          <table:table-cell table:style-name="TBL_5f_0_5f_8.E1" office:value-type="string">
            <text:p text:style-name="P8">606,1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91,05</text:p>
          </table:table-cell>
          <table:table-cell table:style-name="TBL_5f_0_5f_8.E1" office:value-type="string">
            <text:p text:style-name="P8">6.976,74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761</text:p>
          </table:table-cell>
          <table:table-cell table:style-name="TBL_5f_0_5f_8.B1" office:value-type="string">
            <text:p text:style-name="P7">ISABELA DE ARAGAO DORN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ABINETE DO SECRETARIO GERALPGJ/MP</text:p>
          </table:table-cell>
          <table:table-cell table:style-name="TBL_5f_0_5f_8.E1" office:value-type="string">
            <text:p text:style-name="P8">8.263,31</text:p>
          </table:table-cell>
          <table:table-cell table:style-name="TBL_5f_0_5f_8.E1" office:value-type="string">
            <text:p text:style-name="P8">651,98</text:p>
          </table:table-cell>
          <table:table-cell table:style-name="TBL_5f_0_5f_8.E1" office:value-type="string">
            <text:p text:style-name="P8">3.567,4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14.218,14</text:p>
          </table:table-cell>
          <table:table-cell table:style-name="TBL_5f_0_5f_8.E1" office:value-type="string">
            <text:p text:style-name="P8">1.158,99</text:p>
          </table:table-cell>
          <table:table-cell table:style-name="TBL_5f_0_5f_8.E1" office:value-type="string">
            <text:p text:style-name="P8">2.244,6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403,66</text:p>
          </table:table-cell>
          <table:table-cell table:style-name="TBL_5f_0_5f_8.E1" office:value-type="string">
            <text:p text:style-name="P8">10.814,48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836</text:p>
          </table:table-cell>
          <table:table-cell table:style-name="TBL_5f_0_5f_8.B1" office:value-type="string">
            <text:p text:style-name="P7">ISABELLE CRISTINE DA SILVA FRAZA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PORTO DA FOLHA </text:p>
          </table:table-cell>
          <table:table-cell table:style-name="TBL_5f_0_5f_8.E1" office:value-type="string">
            <text:p text:style-name="P8">6.174,83</text:p>
          </table:table-cell>
          <table:table-cell table:style-name="TBL_5f_0_5f_8.E1" office:value-type="string">
            <text:p text:style-name="P8">487,1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947,83</text:p>
          </table:table-cell>
          <table:table-cell table:style-name="TBL_5f_0_5f_8.E1" office:value-type="string">
            <text:p text:style-name="P8">9.609,85</text:p>
          </table:table-cell>
          <table:table-cell table:style-name="TBL_5f_0_5f_8.E1" office:value-type="string">
            <text:p text:style-name="P8">866,06</text:p>
          </table:table-cell>
          <table:table-cell table:style-name="TBL_5f_0_5f_8.E1" office:value-type="string">
            <text:p text:style-name="P8">724,5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590,59</text:p>
          </table:table-cell>
          <table:table-cell table:style-name="TBL_5f_0_5f_8.E1" office:value-type="string">
            <text:p text:style-name="P8">8.019,26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766</text:p>
          </table:table-cell>
          <table:table-cell table:style-name="TBL_5f_0_5f_8.B1" office:value-type="string">
            <text:p text:style-name="P7">ITALO PEREIRA TELES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RETORIA DE TECNOLOGIA DA INFORMACAO</text:p>
          </table:table-cell>
          <table:table-cell table:style-name="TBL_5f_0_5f_8.E1" office:value-type="string">
            <text:p text:style-name="P8">9.841,74</text:p>
          </table:table-cell>
          <table:table-cell table:style-name="TBL_5f_0_5f_8.E1" office:value-type="string">
            <text:p text:style-name="P8">776,5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796,8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16.150,47</text:p>
          </table:table-cell>
          <table:table-cell table:style-name="TBL_5f_0_5f_8.E1" office:value-type="string">
            <text:p text:style-name="P8">1.380,37</text:p>
          </table:table-cell>
          <table:table-cell table:style-name="TBL_5f_0_5f_8.E1" office:value-type="string">
            <text:p text:style-name="P8">1.671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051,43</text:p>
          </table:table-cell>
          <table:table-cell table:style-name="TBL_5f_0_5f_8.E1" office:value-type="string">
            <text:p text:style-name="P8">14.479,41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2013</text:p>
          </table:table-cell>
          <table:table-cell table:style-name="TBL_5f_0_5f_8.B1" office:value-type="string">
            <text:p text:style-name="P7">ITAMAR MARQUES AMARAL JUNIOR 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899,2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13.634,62</text:p>
          </table:table-cell>
          <table:table-cell table:style-name="TBL_5f_0_5f_8.E1" office:value-type="string">
            <text:p text:style-name="P8">642,34</text:p>
          </table:table-cell>
          <table:table-cell table:style-name="TBL_5f_0_5f_8.E1" office:value-type="string">
            <text:p text:style-name="P8">2.122,0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764,35</text:p>
          </table:table-cell>
          <table:table-cell table:style-name="TBL_5f_0_5f_8.E1" office:value-type="string">
            <text:p text:style-name="P8">10.870,27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875</text:p>
          </table:table-cell>
          <table:table-cell table:style-name="TBL_5f_0_5f_8.B1" office:value-type="string">
            <text:p text:style-name="P7">IURI MARCEL MENEZES BORGES</text:p>
          </table:table-cell>
          <table:table-cell table:style-name="TBL_5f_0_5f_8.B1" office:value-type="string">
            <text:p text:style-name="P7">PROMOTOR DE JUSTIÇA DE ENTR. INICIAL</text:p>
          </table:table-cell>
          <table:table-cell table:style-name="TBL_5f_0_5f_8.B1" office:value-type="string">
            <text:p text:style-name="P7">1ª PROMOTORIA DE JUSTICA - NOSSA SENHORA DAS DORES</text:p>
          </table:table-cell>
          <table:table-cell table:style-name="TBL_5f_0_5f_8.E1" office:value-type="string">
            <text:p text:style-name="P8">32.004,6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688,3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00,47</text:p>
          </table:table-cell>
          <table:table-cell table:style-name="TBL_5f_0_5f_8.E1" office:value-type="string">
            <text:p text:style-name="P8">1.990,57</text:p>
          </table:table-cell>
          <table:table-cell table:style-name="TBL_5f_0_5f_8.E1" office:value-type="string">
            <text:p text:style-name="P8">48.884,01</text:p>
          </table:table-cell>
          <table:table-cell table:style-name="TBL_5f_0_5f_8.E1" office:value-type="string">
            <text:p text:style-name="P8">4.160,60</text:p>
          </table:table-cell>
          <table:table-cell table:style-name="TBL_5f_0_5f_8.E1" office:value-type="string">
            <text:p text:style-name="P8">7.667,8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828,48</text:p>
          </table:table-cell>
          <table:table-cell table:style-name="TBL_5f_0_5f_8.E1" office:value-type="string">
            <text:p text:style-name="P8">37.055,53</text:p>
          </table:table-cell>
          <table:table-cell table:style-name="TBL_5f_0_5f_8.S44" office:value-type="string">
            <text:p text:style-name="Standard"/>
          </table:table-cell>
        </table:table-row>
        <table:table-row table:style-name="TBL_5f_0_5f_8.1">
          <table:table-cell table:style-name="TBL_5f_0_5f_8.A1" office:value-type="string">
            <text:p text:style-name="P7">1610</text:p>
          </table:table-cell>
          <table:table-cell table:style-name="TBL_5f_0_5f_8.B1" office:value-type="string">
            <text:p text:style-name="P7">IVAN FERNANDES LEAL DE MELL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2ª PROCURADORIA DE JUSTICA (CAMARA CRIMINAL)</text:p>
          </table:table-cell>
          <table:table-cell table:style-name="TBL_5f_0_5f_8.E1" office:value-type="string">
            <text:p text:style-name="P8">8.263,31</text:p>
          </table:table-cell>
          <table:table-cell table:style-name="TBL_5f_0_5f_8.E1" office:value-type="string">
            <text:p text:style-name="P8">3.995,71</text:p>
          </table:table-cell>
          <table:table-cell table:style-name="TBL_5f_0_5f_8.E1" office:value-type="string">
            <text:p text:style-name="P8">7.969,6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735,39</text:p>
          </table:table-cell>
          <table:table-cell table:style-name="TBL_5f_0_5f_8.E1" office:value-type="string">
            <text:p text:style-name="P8">21.964,03</text:p>
          </table:table-cell>
          <table:table-cell table:style-name="TBL_5f_0_5f_8.E1" office:value-type="string">
            <text:p text:style-name="P8">1.593,67</text:p>
          </table:table-cell>
          <table:table-cell table:style-name="TBL_5f_0_5f_8.E1" office:value-type="string">
            <text:p text:style-name="P8">4.203,1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796,79</text:p>
          </table:table-cell>
          <table:table-cell table:style-name="TBL_5f_0_5f_8.E1" office:value-type="string">
            <text:p text:style-name="P8">16.167,24</text:p>
          </table:table-cell>
          <table:table-cell table:style-name="TBL_5f_0_5f_8.S44" office:value-type="string">
            <text:p text:style-name="Standard"/>
          </table:table-cell>
        </table:table-row>
      </table:table>
      <table:table table:name="TBL_0_9" table:style-name="TBL_5f_0_5f_9">
        <table:table-column table:style-name="TBL_5f_0_5f_9.A"/>
        <table:table-column table:style-name="TBL_5f_0_5f_9.B"/>
        <table:table-column table:style-name="TBL_5f_0_5f_9.C"/>
        <table:table-column table:style-name="TBL_5f_0_5f_9.D"/>
        <table:table-column table:style-name="TBL_5f_0_5f_9.E"/>
        <table:table-column table:style-name="TBL_5f_0_5f_9.F"/>
        <table:table-column table:style-name="TBL_5f_0_5f_9.G"/>
        <table:table-column table:style-name="TBL_5f_0_5f_9.H"/>
        <table:table-column table:style-name="TBL_5f_0_5f_9.I"/>
        <table:table-column table:style-name="TBL_5f_0_5f_9.J"/>
        <table:table-column table:style-name="TBL_5f_0_5f_9.E"/>
        <table:table-column table:style-name="TBL_5f_0_5f_9.L" table:number-columns-repeated="2"/>
        <table:table-column table:style-name="TBL_5f_0_5f_9.J"/>
        <table:table-column table:style-name="TBL_5f_0_5f_9.O"/>
        <table:table-column table:style-name="TBL_5f_0_5f_9.P"/>
        <table:table-column table:style-name="TBL_5f_0_5f_9.Q"/>
        <table:table-column table:style-name="TBL_5f_0_5f_9.R"/>
        <table:table-column table:style-name="TBL_5f_0_5f_9.S"/>
        <table:table-row table:style-name="TBL_5f_0_5f_9.1">
          <table:table-cell table:style-name="TBL_5f_0_5f_9.A1" office:value-type="string">
            <text:p text:style-name="P7"><text:bookmark text:name="JR_PAGE_ANCHOR_0_10"/>1442</text:p>
          </table:table-cell>
          <table:table-cell table:style-name="TBL_5f_0_5f_9.B1" office:value-type="string">
            <text:p text:style-name="P7">IVAN VIEIRA DE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2ª PROMOTORIA DE JUSTICA - ESTANCIA</text:p>
          </table:table-cell>
          <table:table-cell table:style-name="TBL_5f_0_5f_9.E1" office:value-type="string">
            <text:p text:style-name="P8">4.532,16</text:p>
          </table:table-cell>
          <table:table-cell table:style-name="TBL_5f_0_5f_9.E1" office:value-type="string">
            <text:p text:style-name="P8">679,8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43,60</text:p>
          </table:table-cell>
          <table:table-cell table:style-name="TBL_5f_0_5f_9.E1" office:value-type="string">
            <text:p text:style-name="P8">7.555,58</text:p>
          </table:table-cell>
          <table:table-cell table:style-name="TBL_5f_0_5f_9.E1" office:value-type="string">
            <text:p text:style-name="P8">677,56</text:p>
          </table:table-cell>
          <table:table-cell table:style-name="TBL_5f_0_5f_9.E1" office:value-type="string">
            <text:p text:style-name="P8">384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61,67</text:p>
          </table:table-cell>
          <table:table-cell table:style-name="TBL_5f_0_5f_9.E1" office:value-type="string">
            <text:p text:style-name="P8">6.493,91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737</text:p>
          </table:table-cell>
          <table:table-cell table:style-name="TBL_5f_0_5f_9.B1" office:value-type="string">
            <text:p text:style-name="P7">IVANDILSON DE MOURA FE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APELA</text:p>
          </table:table-cell>
          <table:table-cell table:style-name="TBL_5f_0_5f_9.E1" office:value-type="string">
            <text:p text:style-name="P8">3.014,14</text:p>
          </table:table-cell>
          <table:table-cell table:style-name="TBL_5f_0_5f_9.E1" office:value-type="string">
            <text:p text:style-name="P8">753,5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98,76</text:p>
          </table:table-cell>
          <table:table-cell table:style-name="TBL_5f_0_5f_9.E1" office:value-type="string">
            <text:p text:style-name="P8">6.166,44</text:p>
          </table:table-cell>
          <table:table-cell table:style-name="TBL_5f_0_5f_9.E1" office:value-type="string">
            <text:p text:style-name="P8">489,80</text:p>
          </table:table-cell>
          <table:table-cell table:style-name="TBL_5f_0_5f_9.E1" office:value-type="string">
            <text:p text:style-name="P8">80,0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69,81</text:p>
          </table:table-cell>
          <table:table-cell table:style-name="TBL_5f_0_5f_9.E1" office:value-type="string">
            <text:p text:style-name="P8">5.596,63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657</text:p>
          </table:table-cell>
          <table:table-cell table:style-name="TBL_5f_0_5f_9.B1" office:value-type="string">
            <text:p text:style-name="P7">IVES ROCH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3ª PROMOTORIA DE JUSTICA CRIMINAL - NOSSA SENHORA DO SOCORRO</text:p>
          </table:table-cell>
          <table:table-cell table:style-name="TBL_5f_0_5f_9.E1" office:value-type="string">
            <text:p text:style-name="P8">4.275,62</text:p>
          </table:table-cell>
          <table:table-cell table:style-name="TBL_5f_0_5f_9.E1" office:value-type="string">
            <text:p text:style-name="P8">641,3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20,3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73,24</text:p>
          </table:table-cell>
          <table:table-cell table:style-name="TBL_5f_0_5f_9.E1" office:value-type="string">
            <text:p text:style-name="P8">1.972,84</text:p>
          </table:table-cell>
          <table:table-cell table:style-name="TBL_5f_0_5f_9.E1" office:value-type="string">
            <text:p text:style-name="P8">9.383,37</text:p>
          </table:table-cell>
          <table:table-cell table:style-name="TBL_5f_0_5f_9.E1" office:value-type="string">
            <text:p text:style-name="P8">639,20</text:p>
          </table:table-cell>
          <table:table-cell table:style-name="TBL_5f_0_5f_9.E1" office:value-type="string">
            <text:p text:style-name="P8">410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49,55</text:p>
          </table:table-cell>
          <table:table-cell table:style-name="TBL_5f_0_5f_9.E1" office:value-type="string">
            <text:p text:style-name="P8">8.333,82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223</text:p>
          </table:table-cell>
          <table:table-cell table:style-name="TBL_5f_0_5f_9.B1" office:value-type="string">
            <text:p text:style-name="P7">IZABELA ROSA VIEIR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- ITABAIANA</text:p>
          </table:table-cell>
          <table:table-cell table:style-name="TBL_5f_0_5f_9.E1" office:value-type="string">
            <text:p text:style-name="P8">9.284,66</text:p>
          </table:table-cell>
          <table:table-cell table:style-name="TBL_5f_0_5f_9.E1" office:value-type="string">
            <text:p text:style-name="P8">1.392,7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43,60</text:p>
          </table:table-cell>
          <table:table-cell table:style-name="TBL_5f_0_5f_9.E1" office:value-type="string">
            <text:p text:style-name="P8">13.020,96</text:p>
          </table:table-cell>
          <table:table-cell table:style-name="TBL_5f_0_5f_9.E1" office:value-type="string">
            <text:p text:style-name="P8">1.388,06</text:p>
          </table:table-cell>
          <table:table-cell table:style-name="TBL_5f_0_5f_9.E1" office:value-type="string">
            <text:p text:style-name="P8">1.685,2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073,26</text:p>
          </table:table-cell>
          <table:table-cell table:style-name="TBL_5f_0_5f_9.E1" office:value-type="string">
            <text:p text:style-name="P8">9.947,70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924</text:p>
          </table:table-cell>
          <table:table-cell table:style-name="TBL_5f_0_5f_9.B1" office:value-type="string">
            <text:p text:style-name="P7">IZAC SILVA DE JESUS 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COORDENADORIA DE APOIO AOS PROMOTORES ELEITORAIS - COAPE</text:p>
          </table:table-cell>
          <table:table-cell table:style-name="TBL_5f_0_5f_9.E1" office:value-type="string">
            <text:p text:style-name="P8">5.495,58</text:p>
          </table:table-cell>
          <table:table-cell table:style-name="TBL_5f_0_5f_9.E1" office:value-type="string">
            <text:p text:style-name="P8">578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00,00</text:p>
          </table:table-cell>
          <table:table-cell table:style-name="TBL_5f_0_5f_9.E1" office:value-type="string">
            <text:p text:style-name="P8">1.735,39</text:p>
          </table:table-cell>
          <table:table-cell table:style-name="TBL_5f_0_5f_9.E1" office:value-type="string">
            <text:p text:style-name="P8">8.209,11</text:p>
          </table:table-cell>
          <table:table-cell table:style-name="TBL_5f_0_5f_9.E1" office:value-type="string">
            <text:p text:style-name="P8">789,58</text:p>
          </table:table-cell>
          <table:table-cell table:style-name="TBL_5f_0_5f_9.E1" office:value-type="string">
            <text:p text:style-name="P8">693,7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83,36</text:p>
          </table:table-cell>
          <table:table-cell table:style-name="TBL_5f_0_5f_9.E1" office:value-type="string">
            <text:p text:style-name="P8">6.725,75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247</text:p>
          </table:table-cell>
          <table:table-cell table:style-name="TBL_5f_0_5f_9.B1" office:value-type="string">
            <text:p text:style-name="P7">JACQUELINE ALMEI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8ª PROMOTORIA DE JUSTICA DOS DIREITOS DO CIDADAO</text:p>
          </table:table-cell>
          <table:table-cell table:style-name="TBL_5f_0_5f_9.E1" office:value-type="string">
            <text:p text:style-name="P8">4.275,62</text:p>
          </table:table-cell>
          <table:table-cell table:style-name="TBL_5f_0_5f_9.E1" office:value-type="string">
            <text:p text:style-name="P8">641,3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00,00</text:p>
          </table:table-cell>
          <table:table-cell table:style-name="TBL_5f_0_5f_9.E1" office:value-type="string">
            <text:p text:style-name="P8">1.735,39</text:p>
          </table:table-cell>
          <table:table-cell table:style-name="TBL_5f_0_5f_9.E1" office:value-type="string">
            <text:p text:style-name="P8">7.052,35</text:p>
          </table:table-cell>
          <table:table-cell table:style-name="TBL_5f_0_5f_9.E1" office:value-type="string">
            <text:p text:style-name="P8">639,20</text:p>
          </table:table-cell>
          <table:table-cell table:style-name="TBL_5f_0_5f_9.E1" office:value-type="string">
            <text:p text:style-name="P8">373,7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12,91</text:p>
          </table:table-cell>
          <table:table-cell table:style-name="TBL_5f_0_5f_9.E1" office:value-type="string">
            <text:p text:style-name="P8">6.039,44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2187</text:p>
          </table:table-cell>
          <table:table-cell table:style-name="TBL_5f_0_5f_9.B1" office:value-type="string">
            <text:p text:style-name="P7">JACQUELINE CARVALHO NABUCO D AVILA CESPEDES</text:p>
          </table:table-cell>
          <table:table-cell table:style-name="TBL_5f_0_5f_9.B1" office:value-type="string">
            <text:p text:style-name="P7">PEDAGOGA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73,81</text:p>
          </table:table-cell>
          <table:table-cell table:style-name="TBL_5f_0_5f_9.E1" office:value-type="string">
            <text:p text:style-name="P8">1.173,8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73,81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289</text:p>
          </table:table-cell>
          <table:table-cell table:style-name="TBL_5f_0_5f_9.B1" office:value-type="string">
            <text:p text:style-name="P7">JACQUELINE CARVALHO NABUCO D AVILA CESPEDES</text:p>
          </table:table-cell>
          <table:table-cell table:style-name="TBL_5f_0_5f_9.B1" office:value-type="string">
            <text:p text:style-name="P7">PEDAGOGA</text:p>
          </table:table-cell>
          <table:table-cell table:style-name="TBL_5f_0_5f_9.B1" office:value-type="string">
            <text:p text:style-name="P7">GABINETE DO PROCURADOR GERAL DE JUSTICA/PGJ/MP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0.000,00</text:p>
          </table:table-cell>
          <table:table-cell table:style-name="TBL_5f_0_5f_9.E1" office:value-type="string">
            <text:p text:style-name="P8">30.00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0.000,00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298</text:p>
          </table:table-cell>
          <table:table-cell table:style-name="TBL_5f_0_5f_9.B1" office:value-type="string">
            <text:p text:style-name="P7">JACQUELINE DE LIMA MENDONC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MILITAR </text:p>
          </table:table-cell>
          <table:table-cell table:style-name="TBL_5f_0_5f_9.E1" office:value-type="string">
            <text:p text:style-name="P8">4.532,16</text:p>
          </table:table-cell>
          <table:table-cell table:style-name="TBL_5f_0_5f_9.E1" office:value-type="string">
            <text:p text:style-name="P8">679,8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00,00</text:p>
          </table:table-cell>
          <table:table-cell table:style-name="TBL_5f_0_5f_9.E1" office:value-type="string">
            <text:p text:style-name="P8">1.735,39</text:p>
          </table:table-cell>
          <table:table-cell table:style-name="TBL_5f_0_5f_9.E1" office:value-type="string">
            <text:p text:style-name="P8">7.147,37</text:p>
          </table:table-cell>
          <table:table-cell table:style-name="TBL_5f_0_5f_9.E1" office:value-type="string">
            <text:p text:style-name="P8">677,56</text:p>
          </table:table-cell>
          <table:table-cell table:style-name="TBL_5f_0_5f_9.E1" office:value-type="string">
            <text:p text:style-name="P8">432,6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10,17</text:p>
          </table:table-cell>
          <table:table-cell table:style-name="TBL_5f_0_5f_9.E1" office:value-type="string">
            <text:p text:style-name="P8">6.037,20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357</text:p>
          </table:table-cell>
          <table:table-cell table:style-name="TBL_5f_0_5f_9.B1" office:value-type="string">
            <text:p text:style-name="P7">JACQUELINE MONTE DE HOLLAND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SERVICO SOCIAL/CAO/CG - GAAE</text:p>
          </table:table-cell>
          <table:table-cell table:style-name="TBL_5f_0_5f_9.E1" office:value-type="string">
            <text:p text:style-name="P8">4.532,16</text:p>
          </table:table-cell>
          <table:table-cell table:style-name="TBL_5f_0_5f_9.E1" office:value-type="string">
            <text:p text:style-name="P8">679,82</text:p>
          </table:table-cell>
          <table:table-cell table:style-name="TBL_5f_0_5f_9.E1" office:value-type="string">
            <text:p text:style-name="P8">1.199,9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03,9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90,57</text:p>
          </table:table-cell>
          <table:table-cell table:style-name="TBL_5f_0_5f_9.E1" office:value-type="string">
            <text:p text:style-name="P8">10.506,49</text:p>
          </table:table-cell>
          <table:table-cell table:style-name="TBL_5f_0_5f_9.E1" office:value-type="string">
            <text:p text:style-name="P8">677,56</text:p>
          </table:table-cell>
          <table:table-cell table:style-name="TBL_5f_0_5f_9.E1" office:value-type="string">
            <text:p text:style-name="P8">1.234,0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11,61</text:p>
          </table:table-cell>
          <table:table-cell table:style-name="TBL_5f_0_5f_9.E1" office:value-type="string">
            <text:p text:style-name="P8">8.594,88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83</text:p>
          </table:table-cell>
          <table:table-cell table:style-name="TBL_5f_0_5f_9.B1" office:value-type="string">
            <text:p text:style-name="P7">JAMISSON CARLOS DE JESUS FERREIRA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95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80,5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80,59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2157</text:p>
          </table:table-cell>
          <table:table-cell table:style-name="TBL_5f_0_5f_9.B1" office:value-type="string">
            <text:p text:style-name="P7">JAMISSON RODRIGUES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495</text:p>
          </table:table-cell>
          <table:table-cell table:style-name="TBL_5f_0_5f_9.B1" office:value-type="string">
            <text:p text:style-name="P7">JANIO DA SILVA CRUZ</text:p>
          </table:table-cell>
          <table:table-cell table:style-name="TBL_5f_0_5f_9.B1" office:value-type="string">
            <text:p text:style-name="P7">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95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80,5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80,59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827</text:p>
          </table:table-cell>
          <table:table-cell table:style-name="TBL_5f_0_5f_9.B1" office:value-type="string">
            <text:p text:style-name="P7">JAQUELINE BAPTISTA DE ALMEIDA</text:p>
          </table:table-cell>
          <table:table-cell table:style-name="TBL_5f_0_5f_9.B1" office:value-type="string">
            <text:p text:style-name="P7">Assessor do C. Adm. e Pedagógico da E.S.MP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02,4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90,57</text:p>
          </table:table-cell>
          <table:table-cell table:style-name="TBL_5f_0_5f_9.E1" office:value-type="string">
            <text:p text:style-name="P8">5.292,97</text:p>
          </table:table-cell>
          <table:table-cell table:style-name="TBL_5f_0_5f_9.E1" office:value-type="string">
            <text:p text:style-name="P8">363,26</text:p>
          </table:table-cell>
          <table:table-cell table:style-name="TBL_5f_0_5f_9.E1" office:value-type="string">
            <text:p text:style-name="P8">63,4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26,68</text:p>
          </table:table-cell>
          <table:table-cell table:style-name="TBL_5f_0_5f_9.E1" office:value-type="string">
            <text:p text:style-name="P8">4.866,29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581</text:p>
          </table:table-cell>
          <table:table-cell table:style-name="TBL_5f_0_5f_9.B1" office:value-type="string">
            <text:p text:style-name="P7">JARBAS ADELINO SANTOS JUNIOR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1ª PROMOTORIA DE JUSTICA DOS DIREITOS DO CIDADAO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2.352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68,91</text:p>
          </table:table-cell>
          <table:table-cell table:style-name="TBL_5f_0_5f_9.E1" office:value-type="string">
            <text:p text:style-name="P8">14.343,24</text:p>
          </table:table-cell>
          <table:table-cell table:style-name="TBL_5f_0_5f_9.E1" office:value-type="string">
            <text:p text:style-name="P8">63.753,93</text:p>
          </table:table-cell>
          <table:table-cell table:style-name="TBL_5f_0_5f_9.E1" office:value-type="string">
            <text:p text:style-name="P8">4.379,58</text:p>
          </table:table-cell>
          <table:table-cell table:style-name="TBL_5f_0_5f_9.E1" office:value-type="string">
            <text:p text:style-name="P8">11.409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5.789,50</text:p>
          </table:table-cell>
          <table:table-cell table:style-name="TBL_5f_0_5f_9.E1" office:value-type="string">
            <text:p text:style-name="P8">47.964,43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959</text:p>
          </table:table-cell>
          <table:table-cell table:style-name="TBL_5f_0_5f_9.B1" office:value-type="string">
            <text:p text:style-name="P7">JEAN CARLOS DE ANDRADE TINTILIANO</text:p>
          </table:table-cell>
          <table:table-cell table:style-name="TBL_5f_0_5f_9.B1" office:value-type="string">
            <text:p text:style-name="P7">TÉCNICO DO MP - Manut. Sup. Eq. de Inf. e Software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2.530,74</text:p>
          </table:table-cell>
          <table:table-cell table:style-name="TBL_5f_0_5f_9.E1" office:value-type="string">
            <text:p text:style-name="P8">133,1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35,39</text:p>
          </table:table-cell>
          <table:table-cell table:style-name="TBL_5f_0_5f_9.E1" office:value-type="string">
            <text:p text:style-name="P8">4.399,25</text:p>
          </table:table-cell>
          <table:table-cell table:style-name="TBL_5f_0_5f_9.E1" office:value-type="string">
            <text:p text:style-name="P8">346,30</text:p>
          </table:table-cell>
          <table:table-cell table:style-name="TBL_5f_0_5f_9.E1" office:value-type="string">
            <text:p text:style-name="P8">16,8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63,10</text:p>
          </table:table-cell>
          <table:table-cell table:style-name="TBL_5f_0_5f_9.E1" office:value-type="string">
            <text:p text:style-name="P8">4.036,15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818</text:p>
          </table:table-cell>
          <table:table-cell table:style-name="TBL_5f_0_5f_9.B1" office:value-type="string">
            <text:p text:style-name="P7">JEAN DE JESUS PIR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4.275,62</text:p>
          </table:table-cell>
          <table:table-cell table:style-name="TBL_5f_0_5f_9.E1" office:value-type="string">
            <text:p text:style-name="P8">337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98,76</text:p>
          </table:table-cell>
          <table:table-cell table:style-name="TBL_5f_0_5f_9.E1" office:value-type="string">
            <text:p text:style-name="P8">7.011,73</text:p>
          </table:table-cell>
          <table:table-cell table:style-name="TBL_5f_0_5f_9.E1" office:value-type="string">
            <text:p text:style-name="P8">599,69</text:p>
          </table:table-cell>
          <table:table-cell table:style-name="TBL_5f_0_5f_9.E1" office:value-type="string">
            <text:p text:style-name="P8">224,2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23,89</text:p>
          </table:table-cell>
          <table:table-cell table:style-name="TBL_5f_0_5f_9.E1" office:value-type="string">
            <text:p text:style-name="P8">6.187,84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039</text:p>
          </table:table-cell>
          <table:table-cell table:style-name="TBL_5f_0_5f_9.B1" office:value-type="string">
            <text:p text:style-name="P7">JEANE SANTOS NASCIMENTO</text:p>
          </table:table-cell>
          <table:table-cell table:style-name="TBL_5f_0_5f_9.B1" office:value-type="string">
            <text:p text:style-name="P7">TÉCNICO JUDICIÁRIO - requisitado</text:p>
          </table:table-cell>
          <table:table-cell table:style-name="TBL_5f_0_5f_9.B1" office:value-type="string">
            <text:p text:style-name="P7">10ª PROCURADORIA DE JUSTICA (2ª CAMARA CIVEL)</text:p>
          </table:table-cell>
          <table:table-cell table:style-name="TBL_5f_0_5f_9.E1" office:value-type="string">
            <text:p text:style-name="P8">4.144,81</text:p>
          </table:table-cell>
          <table:table-cell table:style-name="TBL_5f_0_5f_9.E1" office:value-type="string">
            <text:p text:style-name="P8">14.713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20,90</text:p>
          </table:table-cell>
          <table:table-cell table:style-name="TBL_5f_0_5f_9.E1" office:value-type="string">
            <text:p text:style-name="P8">19.879,45</text:p>
          </table:table-cell>
          <table:table-cell table:style-name="TBL_5f_0_5f_9.E1" office:value-type="string">
            <text:p text:style-name="P8">2.281,34</text:p>
          </table:table-cell>
          <table:table-cell table:style-name="TBL_5f_0_5f_9.E1" office:value-type="string">
            <text:p text:style-name="P8">3.689,3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.970,71</text:p>
          </table:table-cell>
          <table:table-cell table:style-name="TBL_5f_0_5f_9.E1" office:value-type="string">
            <text:p text:style-name="P8">13.908,74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460</text:p>
          </table:table-cell>
          <table:table-cell table:style-name="TBL_5f_0_5f_9.B1" office:value-type="string">
            <text:p text:style-name="P7">JEFERSON GONZAGA DOS SANTOS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797</text:p>
          </table:table-cell>
          <table:table-cell table:style-name="TBL_5f_0_5f_9.B1" office:value-type="string">
            <text:p text:style-name="P7">JESSICA MATOS CORRE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ERICIA CONTABIL - GAAE</text:p>
          </table:table-cell>
          <table:table-cell table:style-name="TBL_5f_0_5f_9.E1" office:value-type="string">
            <text:p text:style-name="P8">4.565,04</text:p>
          </table:table-cell>
          <table:table-cell table:style-name="TBL_5f_0_5f_9.E1" office:value-type="string">
            <text:p text:style-name="P8">283,24</text:p>
          </table:table-cell>
          <table:table-cell table:style-name="TBL_5f_0_5f_9.E1" office:value-type="string">
            <text:p text:style-name="P8">1.199,9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35,39</text:p>
          </table:table-cell>
          <table:table-cell table:style-name="TBL_5f_0_5f_9.E1" office:value-type="string">
            <text:p text:style-name="P8">7.783,62</text:p>
          </table:table-cell>
          <table:table-cell table:style-name="TBL_5f_0_5f_9.E1" office:value-type="string">
            <text:p text:style-name="P8">630,28</text:p>
          </table:table-cell>
          <table:table-cell table:style-name="TBL_5f_0_5f_9.E1" office:value-type="string">
            <text:p text:style-name="P8">620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250,86</text:p>
          </table:table-cell>
          <table:table-cell table:style-name="TBL_5f_0_5f_9.E1" office:value-type="string">
            <text:p text:style-name="P8">6.532,76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955</text:p>
          </table:table-cell>
          <table:table-cell table:style-name="TBL_5f_0_5f_9.B1" office:value-type="string">
            <text:p text:style-name="P7">JESSICA TAVARES DOS SANTO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RIACHAO DO DANTAS</text:p>
          </table:table-cell>
          <table:table-cell table:style-name="TBL_5f_0_5f_9.E1" office:value-type="string">
            <text:p text:style-name="P8">3.194,99</text:p>
          </table:table-cell>
          <table:table-cell table:style-name="TBL_5f_0_5f_9.E1" office:value-type="string">
            <text:p text:style-name="P8">168,0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98,76</text:p>
          </table:table-cell>
          <table:table-cell table:style-name="TBL_5f_0_5f_9.E1" office:value-type="string">
            <text:p text:style-name="P8">5.761,81</text:p>
          </table:table-cell>
          <table:table-cell table:style-name="TBL_5f_0_5f_9.E1" office:value-type="string">
            <text:p text:style-name="P8">437,20</text:p>
          </table:table-cell>
          <table:table-cell table:style-name="TBL_5f_0_5f_9.E1" office:value-type="string">
            <text:p text:style-name="P8">84,0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21,28</text:p>
          </table:table-cell>
          <table:table-cell table:style-name="TBL_5f_0_5f_9.E1" office:value-type="string">
            <text:p text:style-name="P8">5.240,53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923</text:p>
          </table:table-cell>
          <table:table-cell table:style-name="TBL_5f_0_5f_9.B1" office:value-type="string">
            <text:p text:style-name="P7">JOANA ANGELICA CARREGOSA SILV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RIBEIROPOLIS </text:p>
          </table:table-cell>
          <table:table-cell table:style-name="TBL_5f_0_5f_9.E1" office:value-type="string">
            <text:p text:style-name="P8">6.174,83</text:p>
          </table:table-cell>
          <table:table-cell table:style-name="TBL_5f_0_5f_9.E1" office:value-type="string">
            <text:p text:style-name="P8">487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24,14</text:p>
          </table:table-cell>
          <table:table-cell table:style-name="TBL_5f_0_5f_9.E1" office:value-type="string">
            <text:p text:style-name="P8">9.386,16</text:p>
          </table:table-cell>
          <table:table-cell table:style-name="TBL_5f_0_5f_9.E1" office:value-type="string">
            <text:p text:style-name="P8">866,06</text:p>
          </table:table-cell>
          <table:table-cell table:style-name="TBL_5f_0_5f_9.E1" office:value-type="string">
            <text:p text:style-name="P8">724,5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90,59</text:p>
          </table:table-cell>
          <table:table-cell table:style-name="TBL_5f_0_5f_9.E1" office:value-type="string">
            <text:p text:style-name="P8">7.795,57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215</text:p>
          </table:table-cell>
          <table:table-cell table:style-name="TBL_5f_0_5f_9.B1" office:value-type="string">
            <text:p text:style-name="P7">JOANA WIRTI ROCH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DO TRIBUNAL DO JURI - ARACAJU </text:p>
          </table:table-cell>
          <table:table-cell table:style-name="TBL_5f_0_5f_9.E1" office:value-type="string">
            <text:p text:style-name="P8">9.284,66</text:p>
          </table:table-cell>
          <table:table-cell table:style-name="TBL_5f_0_5f_9.E1" office:value-type="string">
            <text:p text:style-name="P8">1.856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713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35,39</text:p>
          </table:table-cell>
          <table:table-cell table:style-name="TBL_5f_0_5f_9.E1" office:value-type="string">
            <text:p text:style-name="P8">16.590,84</text:p>
          </table:table-cell>
          <table:table-cell table:style-name="TBL_5f_0_5f_9.E1" office:value-type="string">
            <text:p text:style-name="P8">1.448,41</text:p>
          </table:table-cell>
          <table:table-cell table:style-name="TBL_5f_0_5f_9.E1" office:value-type="string">
            <text:p text:style-name="P8">2.76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213,85</text:p>
          </table:table-cell>
          <table:table-cell table:style-name="TBL_5f_0_5f_9.E1" office:value-type="string">
            <text:p text:style-name="P8">12.376,99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2083</text:p>
          </table:table-cell>
          <table:table-cell table:style-name="TBL_5f_0_5f_9.B1" office:value-type="string">
            <text:p text:style-name="P7">JOAO ALBERTO LEONARDO CLEMENT JUNIOR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NOSSA SENHORA DA GLORIA </text:p>
          </table:table-cell>
          <table:table-cell table:style-name="TBL_5f_0_5f_9.E1" office:value-type="string">
            <text:p text:style-name="P8">6.174,83</text:p>
          </table:table-cell>
          <table:table-cell table:style-name="TBL_5f_0_5f_9.E1" office:value-type="string">
            <text:p text:style-name="P8">617,4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24,14</text:p>
          </table:table-cell>
          <table:table-cell table:style-name="TBL_5f_0_5f_9.E1" office:value-type="string">
            <text:p text:style-name="P8">9.516,45</text:p>
          </table:table-cell>
          <table:table-cell table:style-name="TBL_5f_0_5f_9.E1" office:value-type="string">
            <text:p text:style-name="P8">883,00</text:p>
          </table:table-cell>
          <table:table-cell table:style-name="TBL_5f_0_5f_9.E1" office:value-type="string">
            <text:p text:style-name="P8">755,7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8,70</text:p>
          </table:table-cell>
          <table:table-cell table:style-name="TBL_5f_0_5f_9.E1" office:value-type="string">
            <text:p text:style-name="P8">7.877,75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912</text:p>
          </table:table-cell>
          <table:table-cell table:style-name="TBL_5f_0_5f_9.B1" office:value-type="string">
            <text:p text:style-name="P7">JOAO BARBOSA DE OLIVEIRA FILHO</text:p>
          </table:table-cell>
          <table:table-cell table:style-name="TBL_5f_0_5f_9.B1" office:value-type="string">
            <text:p text:style-name="P7">DETETIVE POL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3,12</text:p>
          </table:table-cell>
          <table:table-cell table:style-name="TBL_5f_0_5f_9.E1" office:value-type="string">
            <text:p text:style-name="P8">1.633,1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3,12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578</text:p>
          </table:table-cell>
          <table:table-cell table:style-name="TBL_5f_0_5f_9.B1" office:value-type="string">
            <text:p text:style-name="P7">JOAO BOSCO ARAUJO FONTES NETO</text:p>
          </table:table-cell>
          <table:table-cell table:style-name="TBL_5f_0_5f_9.B1" office:value-type="string">
            <text:p text:style-name="P7">CHEFE DA CENTRAL DE EXPEDIÇAO DE DILIGENCIAS</text:p>
          </table:table-cell>
          <table:table-cell table:style-name="TBL_5f_0_5f_9.B1" office:value-type="string">
            <text:p text:style-name="P7">CARTORIO DE 1º GRAU - CENTRAL DE DILIGENCIA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162,7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87,5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35,39</text:p>
          </table:table-cell>
          <table:table-cell table:style-name="TBL_5f_0_5f_9.E1" office:value-type="string">
            <text:p text:style-name="P8">7.285,75</text:p>
          </table:table-cell>
          <table:table-cell table:style-name="TBL_5f_0_5f_9.E1" office:value-type="string">
            <text:p text:style-name="P8">610,54</text:p>
          </table:table-cell>
          <table:table-cell table:style-name="TBL_5f_0_5f_9.E1" office:value-type="string">
            <text:p text:style-name="P8">275,0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85,59</text:p>
          </table:table-cell>
          <table:table-cell table:style-name="TBL_5f_0_5f_9.E1" office:value-type="string">
            <text:p text:style-name="P8">6.400,16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710</text:p>
          </table:table-cell>
          <table:table-cell table:style-name="TBL_5f_0_5f_9.B1" office:value-type="string">
            <text:p text:style-name="P7">JOAO CARLOS NOGUEIRA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RISTINAPOLIS</text:p>
          </table:table-cell>
          <table:table-cell table:style-name="TBL_5f_0_5f_9.E1" office:value-type="string">
            <text:p text:style-name="P8">4.275,62</text:p>
          </table:table-cell>
          <table:table-cell table:style-name="TBL_5f_0_5f_9.E1" office:value-type="string">
            <text:p text:style-name="P8">1.282,6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76,4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24,14</text:p>
          </table:table-cell>
          <table:table-cell table:style-name="TBL_5f_0_5f_9.E1" office:value-type="string">
            <text:p text:style-name="P8">10.358,92</text:p>
          </table:table-cell>
          <table:table-cell table:style-name="TBL_5f_0_5f_9.E1" office:value-type="string">
            <text:p text:style-name="P8">722,58</text:p>
          </table:table-cell>
          <table:table-cell table:style-name="TBL_5f_0_5f_9.E1" office:value-type="string">
            <text:p text:style-name="P8">460,4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3,05</text:p>
          </table:table-cell>
          <table:table-cell table:style-name="TBL_5f_0_5f_9.E1" office:value-type="string">
            <text:p text:style-name="P8">9.175,87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392</text:p>
          </table:table-cell>
          <table:table-cell table:style-name="TBL_5f_0_5f_9.B1" office:value-type="string">
            <text:p text:style-name="P7">JOAO COSTA DOS SANTOS</text:p>
          </table:table-cell>
          <table:table-cell table:style-name="TBL_5f_0_5f_9.B1" office:value-type="string">
            <text:p text:style-name="P7">GARÇON - requisitado</text:p>
          </table:table-cell>
          <table:table-cell table:style-name="TBL_5f_0_5f_9.B1" office:value-type="string">
            <text:p text:style-name="P7">COPA 4º ANDAR/DAA/DA</text:p>
          </table:table-cell>
          <table:table-cell table:style-name="TBL_5f_0_5f_9.E1" office:value-type="string">
            <text:p text:style-name="P8">1.329,71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946,62</text:p>
          </table:table-cell>
          <table:table-cell table:style-name="TBL_5f_0_5f_9.E1" office:value-type="string">
            <text:p text:style-name="P8">1.570,32</text:p>
          </table:table-cell>
          <table:table-cell table:style-name="TBL_5f_0_5f_9.E1" office:value-type="string">
            <text:p text:style-name="P8">1.138,38</text:p>
          </table:table-cell>
          <table:table-cell table:style-name="TBL_5f_0_5f_9.E1" office:value-type="string">
            <text:p text:style-name="P8">172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20,90</text:p>
          </table:table-cell>
          <table:table-cell table:style-name="TBL_5f_0_5f_9.E1" office:value-type="string">
            <text:p text:style-name="P8">7.364,23</text:p>
          </table:table-cell>
          <table:table-cell table:style-name="TBL_5f_0_5f_9.E1" office:value-type="string">
            <text:p text:style-name="P8">172,86</text:p>
          </table:table-cell>
          <table:table-cell table:style-name="TBL_5f_0_5f_9.E1" office:value-type="string">
            <text:p text:style-name="P8">356,2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29,11</text:p>
          </table:table-cell>
          <table:table-cell table:style-name="TBL_5f_0_5f_9.E1" office:value-type="string">
            <text:p text:style-name="P8">6.835,12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2116</text:p>
          </table:table-cell>
          <table:table-cell table:style-name="TBL_5f_0_5f_9.B1" office:value-type="string">
            <text:p text:style-name="P7">JOAO CRUZ LEANDRO DA SILV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717</text:p>
          </table:table-cell>
          <table:table-cell table:style-name="TBL_5f_0_5f_9.B1" office:value-type="string">
            <text:p text:style-name="P7">JOAO FLORENCIO SANTOS FILHO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2005</text:p>
          </table:table-cell>
          <table:table-cell table:style-name="TBL_5f_0_5f_9.B1" office:value-type="string">
            <text:p text:style-name="P7">JOAO FRANCISCO GAGNO CAMPAGNAR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6.174,83</text:p>
          </table:table-cell>
          <table:table-cell table:style-name="TBL_5f_0_5f_9.E1" office:value-type="string">
            <text:p text:style-name="P8">487,1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51,67</text:p>
          </table:table-cell>
          <table:table-cell table:style-name="TBL_5f_0_5f_9.E1" office:value-type="string">
            <text:p text:style-name="P8">8.813,69</text:p>
          </table:table-cell>
          <table:table-cell table:style-name="TBL_5f_0_5f_9.E1" office:value-type="string">
            <text:p text:style-name="P8">866,06</text:p>
          </table:table-cell>
          <table:table-cell table:style-name="TBL_5f_0_5f_9.E1" office:value-type="string">
            <text:p text:style-name="P8">234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00,22</text:p>
          </table:table-cell>
          <table:table-cell table:style-name="TBL_5f_0_5f_9.E1" office:value-type="string">
            <text:p text:style-name="P8">7.713,47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617</text:p>
          </table:table-cell>
          <table:table-cell table:style-name="TBL_5f_0_5f_9.B1" office:value-type="string">
            <text:p text:style-name="P7">JOAO HENRIQUE DE MELO ELIAS 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7.354,32</text:p>
          </table:table-cell>
          <table:table-cell table:style-name="TBL_5f_0_5f_9.E1" office:value-type="string">
            <text:p text:style-name="P8">773,6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09,3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98,76</text:p>
          </table:table-cell>
          <table:table-cell table:style-name="TBL_5f_0_5f_9.E1" office:value-type="string">
            <text:p text:style-name="P8">13.236,08</text:p>
          </table:table-cell>
          <table:table-cell table:style-name="TBL_5f_0_5f_9.E1" office:value-type="string">
            <text:p text:style-name="P8">1.056,64</text:p>
          </table:table-cell>
          <table:table-cell table:style-name="TBL_5f_0_5f_9.E1" office:value-type="string">
            <text:p text:style-name="P8">1.820,3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76,97</text:p>
          </table:table-cell>
          <table:table-cell table:style-name="TBL_5f_0_5f_9.E1" office:value-type="string">
            <text:p text:style-name="P8">10.359,11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927</text:p>
          </table:table-cell>
          <table:table-cell table:style-name="TBL_5f_0_5f_9.B1" office:value-type="string">
            <text:p text:style-name="P7">JOAO PAULO SANTOS BISP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EDRO DE SAO JOAO</text:p>
          </table:table-cell>
          <table:table-cell table:style-name="TBL_5f_0_5f_9.E1" office:value-type="string">
            <text:p text:style-name="P8">2.682,58</text:p>
          </table:table-cell>
          <table:table-cell table:style-name="TBL_5f_0_5f_9.E1" office:value-type="string">
            <text:p text:style-name="P8">402,3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28,3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24,14</text:p>
          </table:table-cell>
          <table:table-cell table:style-name="TBL_5f_0_5f_9.E1" office:value-type="string">
            <text:p text:style-name="P8">6.837,43</text:p>
          </table:table-cell>
          <table:table-cell table:style-name="TBL_5f_0_5f_9.E1" office:value-type="string">
            <text:p text:style-name="P8">401,05</text:p>
          </table:table-cell>
          <table:table-cell table:style-name="TBL_5f_0_5f_9.E1" office:value-type="string">
            <text:p text:style-name="P8">202,0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03,09</text:p>
          </table:table-cell>
          <table:table-cell table:style-name="TBL_5f_0_5f_9.E1" office:value-type="string">
            <text:p text:style-name="P8">6.292,83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2168</text:p>
          </table:table-cell>
          <table:table-cell table:style-name="TBL_5f_0_5f_9.B1" office:value-type="string">
            <text:p text:style-name="P7">JOAO RAIMUNDO MOREIRA GUIMARA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3,12</text:p>
          </table:table-cell>
          <table:table-cell table:style-name="TBL_5f_0_5f_9.E1" office:value-type="string">
            <text:p text:style-name="P8">1.633,1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3,12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2079</text:p>
          </table:table-cell>
          <table:table-cell table:style-name="TBL_5f_0_5f_9.B1" office:value-type="string">
            <text:p text:style-name="P7">JOAO RIBEIRO DE ALMEIDA NETO </text:p>
          </table:table-cell>
          <table:table-cell table:style-name="TBL_5f_0_5f_9.B1" office:value-type="string">
            <text:p text:style-name="P7">ANALISTA DO MP -Informática - G. e A.de P. de Sistemas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6.174,83</text:p>
          </table:table-cell>
          <table:table-cell table:style-name="TBL_5f_0_5f_9.E1" office:value-type="string">
            <text:p text:style-name="P8">324,8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35,39</text:p>
          </table:table-cell>
          <table:table-cell table:style-name="TBL_5f_0_5f_9.E1" office:value-type="string">
            <text:p text:style-name="P8">8.235,02</text:p>
          </table:table-cell>
          <table:table-cell table:style-name="TBL_5f_0_5f_9.E1" office:value-type="string">
            <text:p text:style-name="P8">844,95</text:p>
          </table:table-cell>
          <table:table-cell table:style-name="TBL_5f_0_5f_9.E1" office:value-type="string">
            <text:p text:style-name="P8">685,6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530,63</text:p>
          </table:table-cell>
          <table:table-cell table:style-name="TBL_5f_0_5f_9.E1" office:value-type="string">
            <text:p text:style-name="P8">6.704,39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828</text:p>
          </table:table-cell>
          <table:table-cell table:style-name="TBL_5f_0_5f_9.B1" office:value-type="string">
            <text:p text:style-name="P7">JOAO RICARDO ANDRADE CORT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4.275,62</text:p>
          </table:table-cell>
          <table:table-cell table:style-name="TBL_5f_0_5f_9.E1" office:value-type="string">
            <text:p text:style-name="P8">641,34</text:p>
          </table:table-cell>
          <table:table-cell table:style-name="TBL_5f_0_5f_9.E1" office:value-type="string">
            <text:p text:style-name="P8">1.769,01</text:p>
          </table:table-cell>
          <table:table-cell table:style-name="TBL_5f_0_5f_9.E1" office:value-type="string">
            <text:p text:style-name="P8">2.652,7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735,39</text:p>
          </table:table-cell>
          <table:table-cell table:style-name="TBL_5f_0_5f_9.E1" office:value-type="string">
            <text:p text:style-name="P8">11.074,07</text:p>
          </table:table-cell>
          <table:table-cell table:style-name="TBL_5f_0_5f_9.E1" office:value-type="string">
            <text:p text:style-name="P8">639,20</text:p>
          </table:table-cell>
          <table:table-cell table:style-name="TBL_5f_0_5f_9.E1" office:value-type="string">
            <text:p text:style-name="P8">741,3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80,56</text:p>
          </table:table-cell>
          <table:table-cell table:style-name="TBL_5f_0_5f_9.E1" office:value-type="string">
            <text:p text:style-name="P8">9.693,51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600</text:p>
          </table:table-cell>
          <table:table-cell table:style-name="TBL_5f_0_5f_9.B1" office:value-type="string">
            <text:p text:style-name="P7">JOAO RODRIGUES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3,12</text:p>
          </table:table-cell>
          <table:table-cell table:style-name="TBL_5f_0_5f_9.E1" office:value-type="string">
            <text:p text:style-name="P8">1.633,1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633,12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354</text:p>
          </table:table-cell>
          <table:table-cell table:style-name="TBL_5f_0_5f_9.B1" office:value-type="string">
            <text:p text:style-name="P7">JOAO RODRIGUES NETO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4ª PROMOTORIA DE JUSTICA CRIMINAL - ARACAJU 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94,71</text:p>
          </table:table-cell>
          <table:table-cell table:style-name="TBL_5f_0_5f_9.E1" office:value-type="string">
            <text:p text:style-name="P8">35.883,82</text:p>
          </table:table-cell>
          <table:table-cell table:style-name="TBL_5f_0_5f_9.E1" office:value-type="string">
            <text:p text:style-name="P8">4.379,58</text:p>
          </table:table-cell>
          <table:table-cell table:style-name="TBL_5f_0_5f_9.E1" office:value-type="string">
            <text:p text:style-name="P8">7.034,3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.413,93</text:p>
          </table:table-cell>
          <table:table-cell table:style-name="TBL_5f_0_5f_9.E1" office:value-type="string">
            <text:p text:style-name="P8">24.469,89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540</text:p>
          </table:table-cell>
          <table:table-cell table:style-name="TBL_5f_0_5f_9.B1" office:value-type="string">
            <text:p text:style-name="P7">JOAQUIM DANTAS CARDOSO NETO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NUCLEO DE INTELIGENCIA INSTITUCIONAL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907</text:p>
          </table:table-cell>
          <table:table-cell table:style-name="TBL_5f_0_5f_9.B1" office:value-type="string">
            <text:p text:style-name="P7">JOELMA LOPES CUSTODIO CRUZ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1ª PROMOTORIA DE JUSTICA - NEOPOLIS</text:p>
          </table:table-cell>
          <table:table-cell table:style-name="TBL_5f_0_5f_9.E1" office:value-type="string">
            <text:p text:style-name="P8">3.386,69</text:p>
          </table:table-cell>
          <table:table-cell table:style-name="TBL_5f_0_5f_9.E1" office:value-type="string">
            <text:p text:style-name="P8">267,2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979,32</text:p>
          </table:table-cell>
          <table:table-cell table:style-name="TBL_5f_0_5f_9.E1" office:value-type="string">
            <text:p text:style-name="P8">6.633,22</text:p>
          </table:table-cell>
          <table:table-cell table:style-name="TBL_5f_0_5f_9.E1" office:value-type="string">
            <text:p text:style-name="P8">475,01</text:p>
          </table:table-cell>
          <table:table-cell table:style-name="TBL_5f_0_5f_9.E1" office:value-type="string">
            <text:p text:style-name="P8">67,1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42,19</text:p>
          </table:table-cell>
          <table:table-cell table:style-name="TBL_5f_0_5f_9.E1" office:value-type="string">
            <text:p text:style-name="P8">6.091,03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874</text:p>
          </table:table-cell>
          <table:table-cell table:style-name="TBL_5f_0_5f_9.B1" office:value-type="string">
            <text:p text:style-name="P7">JOELMA SOARES MACEDO DE SANTANA</text:p>
          </table:table-cell>
          <table:table-cell table:style-name="TBL_5f_0_5f_9.B1" office:value-type="string">
            <text:p text:style-name="P7">PROMOTOR DE JUSTIÇA DE ENTR. INICIAL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32.004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200,47</text:p>
          </table:table-cell>
          <table:table-cell table:style-name="TBL_5f_0_5f_9.E1" office:value-type="string">
            <text:p text:style-name="P8">1.990,57</text:p>
          </table:table-cell>
          <table:table-cell table:style-name="TBL_5f_0_5f_9.E1" office:value-type="string">
            <text:p text:style-name="P8">37.195,69</text:p>
          </table:table-cell>
          <table:table-cell table:style-name="TBL_5f_0_5f_9.E1" office:value-type="string">
            <text:p text:style-name="P8">4.160,60</text:p>
          </table:table-cell>
          <table:table-cell table:style-name="TBL_5f_0_5f_9.E1" office:value-type="string">
            <text:p text:style-name="P8">6.810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0.971,34</text:p>
          </table:table-cell>
          <table:table-cell table:style-name="TBL_5f_0_5f_9.E1" office:value-type="string">
            <text:p text:style-name="P8">26.224,35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2164</text:p>
          </table:table-cell>
          <table:table-cell table:style-name="TBL_5f_0_5f_9.B1" office:value-type="string">
            <text:p text:style-name="P7">JOLIVIO ALVES SANTOS FILHO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85,44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51</text:p>
          </table:table-cell>
          <table:table-cell table:style-name="TBL_5f_0_5f_9.B1" office:value-type="string">
            <text:p text:style-name="P7">JORGE MURILO SEIXAS DE SANTANA</text:p>
          </table:table-cell>
          <table:table-cell table:style-name="TBL_5f_0_5f_9.B1" office:value-type="string">
            <text:p text:style-name="P7">PROCURADOR DE JUSTIÇA</text:p>
          </table:table-cell>
          <table:table-cell table:style-name="TBL_5f_0_5f_9.B1" office:value-type="string">
            <text:p text:style-name="P7">13ª PROCURADORIA DE JUSTICA (2ª CAMARA CIVEL)</text:p>
          </table:table-cell>
          <table:table-cell table:style-name="TBL_5f_0_5f_9.E1" office:value-type="string">
            <text:p text:style-name="P8">35.462,22</text:p>
          </table:table-cell>
          <table:table-cell table:style-name="TBL_5f_0_5f_9.E1" office:value-type="string">
            <text:p text:style-name="P8">1.048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746,41</text:p>
          </table:table-cell>
          <table:table-cell table:style-name="TBL_5f_0_5f_9.E1" office:value-type="string">
            <text:p text:style-name="P8">92,75</text:p>
          </table:table-cell>
          <table:table-cell table:style-name="TBL_5f_0_5f_9.E1" office:value-type="string">
            <text:p text:style-name="P8">2.194,71</text:p>
          </table:table-cell>
          <table:table-cell table:style-name="TBL_5f_0_5f_9.E1" office:value-type="string">
            <text:p text:style-name="P8">43.544,74</text:p>
          </table:table-cell>
          <table:table-cell table:style-name="TBL_5f_0_5f_9.E1" office:value-type="string">
            <text:p text:style-name="P8">4.746,41</text:p>
          </table:table-cell>
          <table:table-cell table:style-name="TBL_5f_0_5f_9.E1" office:value-type="string">
            <text:p text:style-name="P8">9.092,3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3.838,77</text:p>
          </table:table-cell>
          <table:table-cell table:style-name="TBL_5f_0_5f_9.E1" office:value-type="string">
            <text:p text:style-name="P8">29.705,97</text:p>
          </table:table-cell>
          <table:table-cell table:style-name="TBL_5f_0_5f_9.S44" office:value-type="string">
            <text:p text:style-name="Standard"/>
          </table:table-cell>
        </table:table-row>
        <table:table-row table:style-name="TBL_5f_0_5f_9.1">
          <table:table-cell table:style-name="TBL_5f_0_5f_9.A1" office:value-type="string">
            <text:p text:style-name="P7">1834</text:p>
          </table:table-cell>
          <table:table-cell table:style-name="TBL_5f_0_5f_9.B1" office:value-type="string">
            <text:p text:style-name="P7">JOSE AILTON NUNES 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RETORIA DE PLANEJAMENTO ORCAMENTO E PERICIA CONTABIL</text:p>
          </table:table-cell>
          <table:table-cell table:style-name="TBL_5f_0_5f_9.E1" office:value-type="string">
            <text:p text:style-name="P8">2.843,53</text:p>
          </table:table-cell>
          <table:table-cell table:style-name="TBL_5f_0_5f_9.E1" office:value-type="string">
            <text:p text:style-name="P8">299,14</text:p>
          </table:table-cell>
          <table:table-cell table:style-name="TBL_5f_0_5f_9.E1" office:value-type="string">
            <text:p text:style-name="P8">8.320,7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821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654,02</text:p>
          </table:table-cell>
          <table:table-cell table:style-name="TBL_5f_0_5f_9.E1" office:value-type="string">
            <text:p text:style-name="P8">17.938,62</text:p>
          </table:table-cell>
          <table:table-cell table:style-name="TBL_5f_0_5f_9.E1" office:value-type="string">
            <text:p text:style-name="P8">408,55</text:p>
          </table:table-cell>
          <table:table-cell table:style-name="TBL_5f_0_5f_9.E1" office:value-type="string">
            <text:p text:style-name="P8">3.169,4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577,97</text:p>
          </table:table-cell>
          <table:table-cell table:style-name="TBL_5f_0_5f_9.E1" office:value-type="string">
            <text:p text:style-name="P8">14.360,65</text:p>
          </table:table-cell>
          <table:table-cell table:style-name="TBL_5f_0_5f_9.S44" office:value-type="string">
            <text:p text:style-name="Standard"/>
          </table:table-cell>
        </table:table-row>
      </table:table>
      <table:table table:name="TBL_0_10" table:style-name="TBL_5f_0_5f_10">
        <table:table-column table:style-name="TBL_5f_0_5f_10.A"/>
        <table:table-column table:style-name="TBL_5f_0_5f_10.B"/>
        <table:table-column table:style-name="TBL_5f_0_5f_10.C"/>
        <table:table-column table:style-name="TBL_5f_0_5f_10.D"/>
        <table:table-column table:style-name="TBL_5f_0_5f_10.E"/>
        <table:table-column table:style-name="TBL_5f_0_5f_10.F"/>
        <table:table-column table:style-name="TBL_5f_0_5f_10.G"/>
        <table:table-column table:style-name="TBL_5f_0_5f_10.H"/>
        <table:table-column table:style-name="TBL_5f_0_5f_10.I"/>
        <table:table-column table:style-name="TBL_5f_0_5f_10.J"/>
        <table:table-column table:style-name="TBL_5f_0_5f_10.E"/>
        <table:table-column table:style-name="TBL_5f_0_5f_10.L" table:number-columns-repeated="2"/>
        <table:table-column table:style-name="TBL_5f_0_5f_10.J"/>
        <table:table-column table:style-name="TBL_5f_0_5f_10.O"/>
        <table:table-column table:style-name="TBL_5f_0_5f_10.P"/>
        <table:table-column table:style-name="TBL_5f_0_5f_10.Q"/>
        <table:table-column table:style-name="TBL_5f_0_5f_10.R"/>
        <table:table-column table:style-name="TBL_5f_0_5f_10.S"/>
        <table:table-row table:style-name="TBL_5f_0_5f_10.1">
          <table:table-cell table:style-name="TBL_5f_0_5f_10.A1" office:value-type="string">
            <text:p text:style-name="P7"><text:bookmark text:name="JR_PAGE_ANCHOR_0_11"/>2171</text:p>
          </table:table-cell>
          <table:table-cell table:style-name="TBL_5f_0_5f_10.B1" office:value-type="string">
            <text:p text:style-name="P7">JOSE ANCELMO DOS SANTO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73,81</text:p>
          </table:table-cell>
          <table:table-cell table:style-name="TBL_5f_0_5f_10.E1" office:value-type="string">
            <text:p text:style-name="P8">1.173,8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73,81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96</text:p>
          </table:table-cell>
          <table:table-cell table:style-name="TBL_5f_0_5f_10.B1" office:value-type="string">
            <text:p text:style-name="P7">JOSE ANCELMO OLIVEIRA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5.092,34</text:p>
          </table:table-cell>
          <table:table-cell table:style-name="TBL_5f_0_5f_10.E1" office:value-type="string">
            <text:p text:style-name="P8">4.766,6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815,4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94,71</text:p>
          </table:table-cell>
          <table:table-cell table:style-name="TBL_5f_0_5f_10.E1" office:value-type="string">
            <text:p text:style-name="P8">15.869,20</text:p>
          </table:table-cell>
          <table:table-cell table:style-name="TBL_5f_0_5f_10.E1" office:value-type="string">
            <text:p text:style-name="P8">1.281,67</text:p>
          </table:table-cell>
          <table:table-cell table:style-name="TBL_5f_0_5f_10.E1" office:value-type="string">
            <text:p text:style-name="P8">946,3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228,06</text:p>
          </table:table-cell>
          <table:table-cell table:style-name="TBL_5f_0_5f_10.E1" office:value-type="string">
            <text:p text:style-name="P8">13.641,1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98</text:p>
          </table:table-cell>
          <table:table-cell table:style-name="TBL_5f_0_5f_10.B1" office:value-type="string">
            <text:p text:style-name="P7">JOSE ANDRAD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5.092,34</text:p>
          </table:table-cell>
          <table:table-cell table:style-name="TBL_5f_0_5f_10.E1" office:value-type="string">
            <text:p text:style-name="P8">13.287,6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94,71</text:p>
          </table:table-cell>
          <table:table-cell table:style-name="TBL_5f_0_5f_10.E1" office:value-type="string">
            <text:p text:style-name="P8">20.574,73</text:p>
          </table:table-cell>
          <table:table-cell table:style-name="TBL_5f_0_5f_10.E1" office:value-type="string">
            <text:p text:style-name="P8">2.389,40</text:p>
          </table:table-cell>
          <table:table-cell table:style-name="TBL_5f_0_5f_10.E1" office:value-type="string">
            <text:p text:style-name="P8">3.423,7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813,19</text:p>
          </table:table-cell>
          <table:table-cell table:style-name="TBL_5f_0_5f_10.E1" office:value-type="string">
            <text:p text:style-name="P8">14.761,5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139</text:p>
          </table:table-cell>
          <table:table-cell table:style-name="TBL_5f_0_5f_10.B1" office:value-type="string">
            <text:p text:style-name="P7">JOSE APARECID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107</text:p>
          </table:table-cell>
          <table:table-cell table:style-name="TBL_5f_0_5f_10.B1" office:value-type="string">
            <text:p text:style-name="P7">JOSE AUGUST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134</text:p>
          </table:table-cell>
          <table:table-cell table:style-name="TBL_5f_0_5f_10.B1" office:value-type="string">
            <text:p text:style-name="P7">JOSE AUGUSTO RAMOS DA SILVA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354</text:p>
          </table:table-cell>
          <table:table-cell table:style-name="TBL_5f_0_5f_10.B1" office:value-type="string">
            <text:p text:style-name="P7">JOSE AUGUSTO SANTOS</text:p>
          </table:table-cell>
          <table:table-cell table:style-name="TBL_5f_0_5f_10.B1" office:value-type="string">
            <text:p text:style-name="P7">MOTOR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954</text:p>
          </table:table-cell>
          <table:table-cell table:style-name="TBL_5f_0_5f_10.B1" office:value-type="string">
            <text:p text:style-name="P7">JOSE AVELAR PEREIRA MATTOS SEGUND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GABINETE DO CONSELHEIRO - DOUTOR EDUARDO BARRETO DAVILA FONTES</text:p>
          </table:table-cell>
          <table:table-cell table:style-name="TBL_5f_0_5f_10.E1" office:value-type="string">
            <text:p text:style-name="P8">6.174,83</text:p>
          </table:table-cell>
          <table:table-cell table:style-name="TBL_5f_0_5f_10.E1" office:value-type="string">
            <text:p text:style-name="P8">487,1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5,39</text:p>
          </table:table-cell>
          <table:table-cell table:style-name="TBL_5f_0_5f_10.E1" office:value-type="string">
            <text:p text:style-name="P8">8.397,41</text:p>
          </table:table-cell>
          <table:table-cell table:style-name="TBL_5f_0_5f_10.E1" office:value-type="string">
            <text:p text:style-name="P8">866,06</text:p>
          </table:table-cell>
          <table:table-cell table:style-name="TBL_5f_0_5f_10.E1" office:value-type="string">
            <text:p text:style-name="P8">724,5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90,59</text:p>
          </table:table-cell>
          <table:table-cell table:style-name="TBL_5f_0_5f_10.E1" office:value-type="string">
            <text:p text:style-name="P8">6.806,8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111</text:p>
          </table:table-cell>
          <table:table-cell table:style-name="TBL_5f_0_5f_10.B1" office:value-type="string">
            <text:p text:style-name="P7">JOSE BIZERRA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026</text:p>
          </table:table-cell>
          <table:table-cell table:style-name="TBL_5f_0_5f_10.B1" office:value-type="string">
            <text:p text:style-name="P7">JOSE BOMFIM DANTAS SANTOS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5,1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80,5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80,59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068</text:p>
          </table:table-cell>
          <table:table-cell table:style-name="TBL_5f_0_5f_10.B1" office:value-type="string">
            <text:p text:style-name="P7">JOSE BONIFACIO DA SILVA JUNIOR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GRUPO DE ATUACAO ESPECIAL DE COMBATE AO CRIME ORGANIZADO (GAECO)</text:p>
          </table:table-cell>
          <table:table-cell table:style-name="TBL_5f_0_5f_10.E1" office:value-type="string">
            <text:p text:style-name="P8">6.174,83</text:p>
          </table:table-cell>
          <table:table-cell table:style-name="TBL_5f_0_5f_10.E1" office:value-type="string">
            <text:p text:style-name="P8">487,1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5,39</text:p>
          </table:table-cell>
          <table:table-cell table:style-name="TBL_5f_0_5f_10.E1" office:value-type="string">
            <text:p text:style-name="P8">8.397,41</text:p>
          </table:table-cell>
          <table:table-cell table:style-name="TBL_5f_0_5f_10.E1" office:value-type="string">
            <text:p text:style-name="P8">866,06</text:p>
          </table:table-cell>
          <table:table-cell table:style-name="TBL_5f_0_5f_10.E1" office:value-type="string">
            <text:p text:style-name="P8">724,5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90,59</text:p>
          </table:table-cell>
          <table:table-cell table:style-name="TBL_5f_0_5f_10.E1" office:value-type="string">
            <text:p text:style-name="P8">6.806,8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583</text:p>
          </table:table-cell>
          <table:table-cell table:style-name="TBL_5f_0_5f_10.B1" office:value-type="string">
            <text:p text:style-name="P7">JOSE BRUNO BATISTA SILVA</text:p>
          </table:table-cell>
          <table:table-cell table:style-name="TBL_5f_0_5f_10.B1" office:value-type="string">
            <text:p text:style-name="P7">Chefe do Arquivo Central do MP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116,3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5,39</text:p>
          </table:table-cell>
          <table:table-cell table:style-name="TBL_5f_0_5f_10.E1" office:value-type="string">
            <text:p text:style-name="P8">5.851,69</text:p>
          </table:table-cell>
          <table:table-cell table:style-name="TBL_5f_0_5f_10.E1" office:value-type="string">
            <text:p text:style-name="P8">452,79</text:p>
          </table:table-cell>
          <table:table-cell table:style-name="TBL_5f_0_5f_10.E1" office:value-type="string">
            <text:p text:style-name="P8">194,7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47,52</text:p>
          </table:table-cell>
          <table:table-cell table:style-name="TBL_5f_0_5f_10.E1" office:value-type="string">
            <text:p text:style-name="P8">5.204,17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129</text:p>
          </table:table-cell>
          <table:table-cell table:style-name="TBL_5f_0_5f_10.B1" office:value-type="string">
            <text:p text:style-name="P7">JOSE CARLOS ALVES SANTOS </text:p>
          </table:table-cell>
          <table:table-cell table:style-name="TBL_5f_0_5f_10.B1" office:value-type="string">
            <text:p text:style-name="P7">SUBTENENTE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5,1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80,5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80,59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0</text:p>
          </table:table-cell>
          <table:table-cell table:style-name="TBL_5f_0_5f_10.B1" office:value-type="string">
            <text:p text:style-name="P7">JOSE CARLOS DE OLIVEIRA FILH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2ª PROCURADORIA DE JUSTICA (1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4.107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108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654,02</text:p>
          </table:table-cell>
          <table:table-cell table:style-name="TBL_5f_0_5f_10.E1" office:value-type="string">
            <text:p text:style-name="P8">47.331,59</text:p>
          </table:table-cell>
          <table:table-cell table:style-name="TBL_5f_0_5f_10.E1" office:value-type="string">
            <text:p text:style-name="P8">5.108,13</text:p>
          </table:table-cell>
          <table:table-cell table:style-name="TBL_5f_0_5f_10.E1" office:value-type="string">
            <text:p text:style-name="P8">9.936,30</text:p>
          </table:table-cell>
          <table:table-cell table:style-name="TBL_5f_0_5f_10.E1" office:value-type="string">
            <text:p text:style-name="P8">276,12</text:p>
          </table:table-cell>
          <table:table-cell table:style-name="TBL_5f_0_5f_10.E1" office:value-type="string">
            <text:p text:style-name="P8">15.320,55</text:p>
          </table:table-cell>
          <table:table-cell table:style-name="TBL_5f_0_5f_10.E1" office:value-type="string">
            <text:p text:style-name="P8">32.011,0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991</text:p>
          </table:table-cell>
          <table:table-cell table:style-name="TBL_5f_0_5f_10.B1" office:value-type="string">
            <text:p text:style-name="P7">JOSE CARLOS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655,49</text:p>
          </table:table-cell>
          <table:table-cell table:style-name="TBL_5f_0_5f_10.E1" office:value-type="string">
            <text:p text:style-name="P8">946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33,9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20,90</text:p>
          </table:table-cell>
          <table:table-cell table:style-name="TBL_5f_0_5f_10.E1" office:value-type="string">
            <text:p text:style-name="P8">5.186,69</text:p>
          </table:table-cell>
          <table:table-cell table:style-name="TBL_5f_0_5f_10.E1" office:value-type="string">
            <text:p text:style-name="P8">233,97</text:p>
          </table:table-cell>
          <table:table-cell table:style-name="TBL_5f_0_5f_10.E1" office:value-type="string">
            <text:p text:style-name="P8">206,5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40,50</text:p>
          </table:table-cell>
          <table:table-cell table:style-name="TBL_5f_0_5f_10.E1" office:value-type="string">
            <text:p text:style-name="P8">4.746,19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548</text:p>
          </table:table-cell>
          <table:table-cell table:style-name="TBL_5f_0_5f_10.B1" office:value-type="string">
            <text:p text:style-name="P7">JOSE CARLOS MELO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2ª PROMOTORIA DE JUSTICA - TOBIAS BARRETO</text:p>
          </table:table-cell>
          <table:table-cell table:style-name="TBL_5f_0_5f_10.E1" office:value-type="string">
            <text:p text:style-name="P8">4.275,62</text:p>
          </table:table-cell>
          <table:table-cell table:style-name="TBL_5f_0_5f_10.E1" office:value-type="string">
            <text:p text:style-name="P8">641,3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24,14</text:p>
          </table:table-cell>
          <table:table-cell table:style-name="TBL_5f_0_5f_10.E1" office:value-type="string">
            <text:p text:style-name="P8">7.641,10</text:p>
          </table:table-cell>
          <table:table-cell table:style-name="TBL_5f_0_5f_10.E1" office:value-type="string">
            <text:p text:style-name="P8">639,20</text:p>
          </table:table-cell>
          <table:table-cell table:style-name="TBL_5f_0_5f_10.E1" office:value-type="string">
            <text:p text:style-name="P8">326,3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65,57</text:p>
          </table:table-cell>
          <table:table-cell table:style-name="TBL_5f_0_5f_10.E1" office:value-type="string">
            <text:p text:style-name="P8">6.675,53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616</text:p>
          </table:table-cell>
          <table:table-cell table:style-name="TBL_5f_0_5f_10.B1" office:value-type="string">
            <text:p text:style-name="P7">JOSE CESAR NOBREGA CAVALCANTE JUNIOR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BOQUIM</text:p>
          </table:table-cell>
          <table:table-cell table:style-name="TBL_5f_0_5f_10.E1" office:value-type="string">
            <text:p text:style-name="P8">5.825,31</text:p>
          </table:table-cell>
          <table:table-cell table:style-name="TBL_5f_0_5f_10.E1" office:value-type="string">
            <text:p text:style-name="P8">612,8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46,0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98,76</text:p>
          </table:table-cell>
          <table:table-cell table:style-name="TBL_5f_0_5f_10.E1" office:value-type="string">
            <text:p text:style-name="P8">10.982,93</text:p>
          </table:table-cell>
          <table:table-cell table:style-name="TBL_5f_0_5f_10.E1" office:value-type="string">
            <text:p text:style-name="P8">836,96</text:p>
          </table:table-cell>
          <table:table-cell table:style-name="TBL_5f_0_5f_10.E1" office:value-type="string">
            <text:p text:style-name="P8">1.208,9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045,95</text:p>
          </table:table-cell>
          <table:table-cell table:style-name="TBL_5f_0_5f_10.E1" office:value-type="string">
            <text:p text:style-name="P8">8.936,98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100</text:p>
          </table:table-cell>
          <table:table-cell table:style-name="TBL_5f_0_5f_10.B1" office:value-type="string">
            <text:p text:style-name="P7">JOSE CLAUDIANO SILVA DE CARVALHO</text:p>
          </table:table-cell>
          <table:table-cell table:style-name="TBL_5f_0_5f_10.B1" office:value-type="string">
            <text:p text:style-name="P7">VIGILANTE - requisitado</text:p>
          </table:table-cell>
          <table:table-cell table:style-name="TBL_5f_0_5f_10.B1" office:value-type="string">
            <text:p text:style-name="P7">PROMOTORIA DE JUSTICA - CANINDE DO SAO FRANCISCO 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46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20,90</text:p>
          </table:table-cell>
          <table:table-cell table:style-name="TBL_5f_0_5f_10.E1" office:value-type="string">
            <text:p text:style-name="P8">1.967,52</text:p>
          </table:table-cell>
          <table:table-cell table:style-name="TBL_5f_0_5f_10.E1" office:value-type="string">
            <text:p text:style-name="P8">75,7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5,73</text:p>
          </table:table-cell>
          <table:table-cell table:style-name="TBL_5f_0_5f_10.E1" office:value-type="string">
            <text:p text:style-name="P8">1.891,79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964</text:p>
          </table:table-cell>
          <table:table-cell table:style-name="TBL_5f_0_5f_10.B1" office:value-type="string">
            <text:p text:style-name="P7">JOSE CLAUDINO DA ROCHA SALE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DIRETORIA ADMINISTRATIVA - 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485,78</text:p>
          </table:table-cell>
          <table:table-cell table:style-name="TBL_5f_0_5f_10.E1" office:value-type="string">
            <text:p text:style-name="P8">946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20,90</text:p>
          </table:table-cell>
          <table:table-cell table:style-name="TBL_5f_0_5f_10.E1" office:value-type="string">
            <text:p text:style-name="P8">4.719,69</text:p>
          </table:table-cell>
          <table:table-cell table:style-name="TBL_5f_0_5f_10.E1" office:value-type="string">
            <text:p text:style-name="P8">203,67</text:p>
          </table:table-cell>
          <table:table-cell table:style-name="TBL_5f_0_5f_10.E1" office:value-type="string">
            <text:p text:style-name="P8">169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73,14</text:p>
          </table:table-cell>
          <table:table-cell table:style-name="TBL_5f_0_5f_10.E1" office:value-type="string">
            <text:p text:style-name="P8">4.516,0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562</text:p>
          </table:table-cell>
          <table:table-cell table:style-name="TBL_5f_0_5f_10.B1" office:value-type="string">
            <text:p text:style-name="P7">JOSE CLAUDIO CARDOSO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96,2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946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81,5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20,90</text:p>
          </table:table-cell>
          <table:table-cell table:style-name="TBL_5f_0_5f_10.E1" office:value-type="string">
            <text:p text:style-name="P8">4.730,67</text:p>
          </table:table-cell>
          <table:table-cell table:style-name="TBL_5f_0_5f_10.E1" office:value-type="string">
            <text:p text:style-name="P8">181,51</text:p>
          </table:table-cell>
          <table:table-cell table:style-name="TBL_5f_0_5f_10.E1" office:value-type="string">
            <text:p text:style-name="P8">146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27,51</text:p>
          </table:table-cell>
          <table:table-cell table:style-name="TBL_5f_0_5f_10.E1" office:value-type="string">
            <text:p text:style-name="P8">4.403,16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719</text:p>
          </table:table-cell>
          <table:table-cell table:style-name="TBL_5f_0_5f_10.B1" office:value-type="string">
            <text:p text:style-name="P7">JOSE CLAUDIO DE MATOS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POCO REDONDO </text:p>
          </table:table-cell>
          <table:table-cell table:style-name="TBL_5f_0_5f_10.E1" office:value-type="string">
            <text:p text:style-name="P8">4.275,62</text:p>
          </table:table-cell>
          <table:table-cell table:style-name="TBL_5f_0_5f_10.E1" office:value-type="string">
            <text:p text:style-name="P8">641,3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947,83</text:p>
          </table:table-cell>
          <table:table-cell table:style-name="TBL_5f_0_5f_10.E1" office:value-type="string">
            <text:p text:style-name="P8">7.864,79</text:p>
          </table:table-cell>
          <table:table-cell table:style-name="TBL_5f_0_5f_10.E1" office:value-type="string">
            <text:p text:style-name="P8">639,20</text:p>
          </table:table-cell>
          <table:table-cell table:style-name="TBL_5f_0_5f_10.E1" office:value-type="string">
            <text:p text:style-name="P8">326,3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65,57</text:p>
          </table:table-cell>
          <table:table-cell table:style-name="TBL_5f_0_5f_10.E1" office:value-type="string">
            <text:p text:style-name="P8">6.899,2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925</text:p>
          </table:table-cell>
          <table:table-cell table:style-name="TBL_5f_0_5f_10.B1" office:value-type="string">
            <text:p text:style-name="P7">JOSE CLECIO MACEDO MENESES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CAPELA</text:p>
          </table:table-cell>
          <table:table-cell table:style-name="TBL_5f_0_5f_10.E1" office:value-type="string">
            <text:p text:style-name="P8">6.174,83</text:p>
          </table:table-cell>
          <table:table-cell table:style-name="TBL_5f_0_5f_10.E1" office:value-type="string">
            <text:p text:style-name="P8">926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67,0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98,76</text:p>
          </table:table-cell>
          <table:table-cell table:style-name="TBL_5f_0_5f_10.E1" office:value-type="string">
            <text:p text:style-name="P8">11.866,83</text:p>
          </table:table-cell>
          <table:table-cell table:style-name="TBL_5f_0_5f_10.E1" office:value-type="string">
            <text:p text:style-name="P8">923,14</text:p>
          </table:table-cell>
          <table:table-cell table:style-name="TBL_5f_0_5f_10.E1" office:value-type="string">
            <text:p text:style-name="P8">1.480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403,64</text:p>
          </table:table-cell>
          <table:table-cell table:style-name="TBL_5f_0_5f_10.E1" office:value-type="string">
            <text:p text:style-name="P8">9.463,19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99</text:p>
          </table:table-cell>
          <table:table-cell table:style-name="TBL_5f_0_5f_10.B1" office:value-type="string">
            <text:p text:style-name="P7">JOSE COSTA CAVALCANT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ENTRO DE APOIO OPERACIONAL DOS DIREITOS A EDUCACAO</text:p>
          </table:table-cell>
          <table:table-cell table:style-name="TBL_5f_0_5f_10.E1" office:value-type="string">
            <text:p text:style-name="P8">5.092,34</text:p>
          </table:table-cell>
          <table:table-cell table:style-name="TBL_5f_0_5f_10.E1" office:value-type="string">
            <text:p text:style-name="P8">10.219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94,71</text:p>
          </table:table-cell>
          <table:table-cell table:style-name="TBL_5f_0_5f_10.E1" office:value-type="string">
            <text:p text:style-name="P8">17.506,12</text:p>
          </table:table-cell>
          <table:table-cell table:style-name="TBL_5f_0_5f_10.E1" office:value-type="string">
            <text:p text:style-name="P8">1.990,48</text:p>
          </table:table-cell>
          <table:table-cell table:style-name="TBL_5f_0_5f_10.E1" office:value-type="string">
            <text:p text:style-name="P8">2.305,3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295,85</text:p>
          </table:table-cell>
          <table:table-cell table:style-name="TBL_5f_0_5f_10.E1" office:value-type="string">
            <text:p text:style-name="P8">15.515,6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917</text:p>
          </table:table-cell>
          <table:table-cell table:style-name="TBL_5f_0_5f_10.B1" office:value-type="string">
            <text:p text:style-name="P7">JOSE DA SILVA ARAGAO</text:p>
          </table:table-cell>
          <table:table-cell table:style-name="TBL_5f_0_5f_10.B1" office:value-type="string">
            <text:p text:style-name="P7">AGENTE ADMINISTRATIVO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01</text:p>
          </table:table-cell>
          <table:table-cell table:style-name="TBL_5f_0_5f_10.B1" office:value-type="string">
            <text:p text:style-name="P7">JOSE DE FARO MENEZES NETO</text:p>
          </table:table-cell>
          <table:table-cell table:style-name="TBL_5f_0_5f_10.B1" office:value-type="string">
            <text:p text:style-name="P7">ADMINISTRADOR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9.841,74</text:p>
          </table:table-cell>
          <table:table-cell table:style-name="TBL_5f_0_5f_10.E1" office:value-type="string">
            <text:p text:style-name="P8">18.414,7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.372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94,71</text:p>
          </table:table-cell>
          <table:table-cell table:style-name="TBL_5f_0_5f_10.E1" office:value-type="string">
            <text:p text:style-name="P8">39.823,28</text:p>
          </table:table-cell>
          <table:table-cell table:style-name="TBL_5f_0_5f_10.E1" office:value-type="string">
            <text:p text:style-name="P8">3.673,34</text:p>
          </table:table-cell>
          <table:table-cell table:style-name="TBL_5f_0_5f_10.E1" office:value-type="string">
            <text:p text:style-name="P8">5.838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.512,20</text:p>
          </table:table-cell>
          <table:table-cell table:style-name="TBL_5f_0_5f_10.E1" office:value-type="string">
            <text:p text:style-name="P8">30.311,08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156</text:p>
          </table:table-cell>
          <table:table-cell table:style-name="TBL_5f_0_5f_10.B1" office:value-type="string">
            <text:p text:style-name="P7">JOSE DE OLIVEIRA FREITA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536</text:p>
          </table:table-cell>
          <table:table-cell table:style-name="TBL_5f_0_5f_10.B1" office:value-type="string">
            <text:p text:style-name="P7">JOSE DE OLIVEIRA FREITAS JUNIOR</text:p>
          </table:table-cell>
          <table:table-cell table:style-name="TBL_5f_0_5f_10.B1" office:value-type="string">
            <text:p text:style-name="P7">ASSESSOR DO GAB. DO PROC. G. DE JUSTIÇA</text:p>
          </table:table-cell>
          <table:table-cell table:style-name="TBL_5f_0_5f_10.B1" office:value-type="string">
            <text:p text:style-name="P7">ASSESSORIA DO PROCURADOR-GERAL DE JUSTIC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162,7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5,39</text:p>
          </table:table-cell>
          <table:table-cell table:style-name="TBL_5f_0_5f_10.E1" office:value-type="string">
            <text:p text:style-name="P8">5.898,16</text:p>
          </table:table-cell>
          <table:table-cell table:style-name="TBL_5f_0_5f_10.E1" office:value-type="string">
            <text:p text:style-name="P8">457,90</text:p>
          </table:table-cell>
          <table:table-cell table:style-name="TBL_5f_0_5f_10.E1" office:value-type="string">
            <text:p text:style-name="P8">172,4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30,39</text:p>
          </table:table-cell>
          <table:table-cell table:style-name="TBL_5f_0_5f_10.E1" office:value-type="string">
            <text:p text:style-name="P8">5.267,77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001</text:p>
          </table:table-cell>
          <table:table-cell table:style-name="TBL_5f_0_5f_10.B1" office:value-type="string">
            <text:p text:style-name="P7">JOSE DENILTON NASCIMENTO DE JESUS</text:p>
          </table:table-cell>
          <table:table-cell table:style-name="TBL_5f_0_5f_10.B1" office:value-type="string">
            <text:p text:style-name="P7">2º SARGENTO - requisitado</text:p>
          </table:table-cell>
          <table:table-cell table:style-name="TBL_5f_0_5f_10.B1" office:value-type="string">
            <text:p text:style-name="P7">*NUCLEO DE SEGURANCA PESSOAL - GSI - ARACAJU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37,0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93,9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31,0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31,01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544</text:p>
          </table:table-cell>
          <table:table-cell table:style-name="TBL_5f_0_5f_10.B1" office:value-type="string">
            <text:p text:style-name="P7">JOSE DERNIVAL DA SILVA SANTOS FILHO</text:p>
          </table:table-cell>
          <table:table-cell table:style-name="TBL_5f_0_5f_10.B1" office:value-type="string">
            <text:p text:style-name="P7">ASSESSOR DO COORDENADOR DA DIVISAO DE PATRIMONIO</text:p>
          </table:table-cell>
          <table:table-cell table:style-name="TBL_5f_0_5f_10.B1" office:value-type="string">
            <text:p text:style-name="P7">DIVISAO DE PATRIMONIO/DM/DA/SG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302,4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84,60</text:p>
          </table:table-cell>
          <table:table-cell table:style-name="TBL_5f_0_5f_10.E1" office:value-type="string">
            <text:p text:style-name="P8">1.990,57</text:p>
          </table:table-cell>
          <table:table-cell table:style-name="TBL_5f_0_5f_10.E1" office:value-type="string">
            <text:p text:style-name="P8">5.377,57</text:p>
          </table:table-cell>
          <table:table-cell table:style-name="TBL_5f_0_5f_10.E1" office:value-type="string">
            <text:p text:style-name="P8">372,57</text:p>
          </table:table-cell>
          <table:table-cell table:style-name="TBL_5f_0_5f_10.E1" office:value-type="string">
            <text:p text:style-name="P8">69,0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41,63</text:p>
          </table:table-cell>
          <table:table-cell table:style-name="TBL_5f_0_5f_10.E1" office:value-type="string">
            <text:p text:style-name="P8">4.935,9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892</text:p>
          </table:table-cell>
          <table:table-cell table:style-name="TBL_5f_0_5f_10.B1" office:value-type="string">
            <text:p text:style-name="P7">JOSE EDSON CARDOSO </text:p>
          </table:table-cell>
          <table:table-cell table:style-name="TBL_5f_0_5f_10.B1" office:value-type="string">
            <text:p text:style-name="P7">* TÉCNICO ESPECIAL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169</text:p>
          </table:table-cell>
          <table:table-cell table:style-name="TBL_5f_0_5f_10.B1" office:value-type="string">
            <text:p text:style-name="P7">JOSE ELIAS PINHO DE OLIVEIR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627</text:p>
          </table:table-cell>
          <table:table-cell table:style-name="TBL_5f_0_5f_10.B1" office:value-type="string">
            <text:p text:style-name="P7">JOSE FERNANDO DOS SANTOS</text:p>
          </table:table-cell>
          <table:table-cell table:style-name="TBL_5f_0_5f_10.B1" office:value-type="string">
            <text:p text:style-name="P7">TÉCNICO DO MP - Manut. Sup. Eq. de Inf. e Software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3.805,28</text:p>
          </table:table-cell>
          <table:table-cell table:style-name="TBL_5f_0_5f_10.E1" office:value-type="string">
            <text:p text:style-name="P8">400,32</text:p>
          </table:table-cell>
          <table:table-cell table:style-name="TBL_5f_0_5f_10.E1" office:value-type="string">
            <text:p text:style-name="P8">3.567,4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90,57</text:p>
          </table:table-cell>
          <table:table-cell table:style-name="TBL_5f_0_5f_10.E1" office:value-type="string">
            <text:p text:style-name="P8">9.763,63</text:p>
          </table:table-cell>
          <table:table-cell table:style-name="TBL_5f_0_5f_10.E1" office:value-type="string">
            <text:p text:style-name="P8">546,73</text:p>
          </table:table-cell>
          <table:table-cell table:style-name="TBL_5f_0_5f_10.E1" office:value-type="string">
            <text:p text:style-name="P8">1.065,7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12,47</text:p>
          </table:table-cell>
          <table:table-cell table:style-name="TBL_5f_0_5f_10.E1" office:value-type="string">
            <text:p text:style-name="P8">8.151,16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033</text:p>
          </table:table-cell>
          <table:table-cell table:style-name="TBL_5f_0_5f_10.B1" office:value-type="string">
            <text:p text:style-name="P7">JOSE FERREIRA DA CONCEICAO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145</text:p>
          </table:table-cell>
          <table:table-cell table:style-name="TBL_5f_0_5f_10.B1" office:value-type="string">
            <text:p text:style-name="P7">JOSE FERREIRA DE LIMA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675</text:p>
          </table:table-cell>
          <table:table-cell table:style-name="TBL_5f_0_5f_10.B1" office:value-type="string">
            <text:p text:style-name="P7">JOSE ISAU DE LIMA FRANCA</text:p>
          </table:table-cell>
          <table:table-cell table:style-name="TBL_5f_0_5f_10.B1" office:value-type="string">
            <text:p text:style-name="P7">COORDENADOR DA DIVISÃO DE ENG. E MANUTENÇÃO</text:p>
          </table:table-cell>
          <table:table-cell table:style-name="TBL_5f_0_5f_10.B1" office:value-type="string">
            <text:p text:style-name="P7">DIVISAO DE ENGENHARIA E MANUTENCAO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279,3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90,57</text:p>
          </table:table-cell>
          <table:table-cell table:style-name="TBL_5f_0_5f_10.E1" office:value-type="string">
            <text:p text:style-name="P8">8.269,93</text:p>
          </table:table-cell>
          <table:table-cell table:style-name="TBL_5f_0_5f_10.E1" office:value-type="string">
            <text:p text:style-name="P8">642,34</text:p>
          </table:table-cell>
          <table:table-cell table:style-name="TBL_5f_0_5f_10.E1" office:value-type="string">
            <text:p text:style-name="P8">680,8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3,16</text:p>
          </table:table-cell>
          <table:table-cell table:style-name="TBL_5f_0_5f_10.E1" office:value-type="string">
            <text:p text:style-name="P8">7.589,11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027</text:p>
          </table:table-cell>
          <table:table-cell table:style-name="TBL_5f_0_5f_10.B1" office:value-type="string">
            <text:p text:style-name="P7">JOSE JORGE DE MATOS LESSA</text:p>
          </table:table-cell>
          <table:table-cell table:style-name="TBL_5f_0_5f_10.B1" office:value-type="string">
            <text:p text:style-name="P7">ASSESSOR DE PROCURADOR DE JUSTIÇA</text:p>
          </table:table-cell>
          <table:table-cell table:style-name="TBL_5f_0_5f_10.B1" office:value-type="string">
            <text:p text:style-name="P7">10ª PROCURADORIA DE JUSTICA (2ª CAMARA CIVEL)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1.899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94,71</text:p>
          </table:table-cell>
          <table:table-cell table:style-name="TBL_5f_0_5f_10.E1" office:value-type="string">
            <text:p text:style-name="P8">14.093,94</text:p>
          </table:table-cell>
          <table:table-cell table:style-name="TBL_5f_0_5f_10.E1" office:value-type="string">
            <text:p text:style-name="P8">642,34</text:p>
          </table:table-cell>
          <table:table-cell table:style-name="TBL_5f_0_5f_10.E1" office:value-type="string">
            <text:p text:style-name="P8">2.122,0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64,35</text:p>
          </table:table-cell>
          <table:table-cell table:style-name="TBL_5f_0_5f_10.E1" office:value-type="string">
            <text:p text:style-name="P8">11.329,59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986</text:p>
          </table:table-cell>
          <table:table-cell table:style-name="TBL_5f_0_5f_10.B1" office:value-type="string">
            <text:p text:style-name="P7">JOSE LUCAS CARVALHO RIBEIRO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946,6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20,90</text:p>
          </table:table-cell>
          <table:table-cell table:style-name="TBL_5f_0_5f_10.E1" office:value-type="string">
            <text:p text:style-name="P8">4.419,35</text:p>
          </table:table-cell>
          <table:table-cell table:style-name="TBL_5f_0_5f_10.E1" office:value-type="string">
            <text:p text:style-name="P8">164,63</text:p>
          </table:table-cell>
          <table:table-cell table:style-name="TBL_5f_0_5f_10.E1" office:value-type="string">
            <text:p text:style-name="P8">73,4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38,03</text:p>
          </table:table-cell>
          <table:table-cell table:style-name="TBL_5f_0_5f_10.E1" office:value-type="string">
            <text:p text:style-name="P8">4.181,3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596</text:p>
          </table:table-cell>
          <table:table-cell table:style-name="TBL_5f_0_5f_10.B1" office:value-type="string">
            <text:p text:style-name="P7">JOSE LUCAS DA SILVA GOIS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1ª PROMOTORIA DE JUSTICA DO TRIBUNAL DO JURI - ARACAJU 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90,57</text:p>
          </table:table-cell>
          <table:table-cell table:style-name="TBL_5f_0_5f_10.E1" office:value-type="string">
            <text:p text:style-name="P8">35.679,68</text:p>
          </table:table-cell>
          <table:table-cell table:style-name="TBL_5f_0_5f_10.E1" office:value-type="string">
            <text:p text:style-name="P8">4.379,58</text:p>
          </table:table-cell>
          <table:table-cell table:style-name="TBL_5f_0_5f_10.E1" office:value-type="string">
            <text:p text:style-name="P8">7.159,8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1.539,46</text:p>
          </table:table-cell>
          <table:table-cell table:style-name="TBL_5f_0_5f_10.E1" office:value-type="string">
            <text:p text:style-name="P8">24.140,2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857</text:p>
          </table:table-cell>
          <table:table-cell table:style-name="TBL_5f_0_5f_10.B1" office:value-type="string">
            <text:p text:style-name="P7">JOSE LUCAS SANTOS CARVALH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1ª PROMOTORIA DE JUSTICA DOS DIREITOS DO CIDADAO</text:p>
          </table:table-cell>
          <table:table-cell table:style-name="TBL_5f_0_5f_10.E1" office:value-type="string">
            <text:p text:style-name="P8">8.263,31</text:p>
          </table:table-cell>
          <table:table-cell table:style-name="TBL_5f_0_5f_10.E1" office:value-type="string">
            <text:p text:style-name="P8">651,98</text:p>
          </table:table-cell>
          <table:table-cell table:style-name="TBL_5f_0_5f_10.E1" office:value-type="string">
            <text:p text:style-name="P8">1.213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35,39</text:p>
          </table:table-cell>
          <table:table-cell table:style-name="TBL_5f_0_5f_10.E1" office:value-type="string">
            <text:p text:style-name="P8">11.863,79</text:p>
          </table:table-cell>
          <table:table-cell table:style-name="TBL_5f_0_5f_10.E1" office:value-type="string">
            <text:p text:style-name="P8">1.158,99</text:p>
          </table:table-cell>
          <table:table-cell table:style-name="TBL_5f_0_5f_10.E1" office:value-type="string">
            <text:p text:style-name="P8">1.492,9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651,94</text:p>
          </table:table-cell>
          <table:table-cell table:style-name="TBL_5f_0_5f_10.E1" office:value-type="string">
            <text:p text:style-name="P8">9.211,85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52</text:p>
          </table:table-cell>
          <table:table-cell table:style-name="TBL_5f_0_5f_10.B1" office:value-type="string">
            <text:p text:style-name="P7">JOSE MAGALHAES DE SANTAN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633,12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2122</text:p>
          </table:table-cell>
          <table:table-cell table:style-name="TBL_5f_0_5f_10.B1" office:value-type="string">
            <text:p text:style-name="P7">JOSE MARCOS SANTOS CHAGA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85,44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538</text:p>
          </table:table-cell>
          <table:table-cell table:style-name="TBL_5f_0_5f_10.B1" office:value-type="string">
            <text:p text:style-name="P7">JOSE MARIO DA CRUZ COSTA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7.354,32</text:p>
          </table:table-cell>
          <table:table-cell table:style-name="TBL_5f_0_5f_10.E1" office:value-type="string">
            <text:p text:style-name="P8">773,67</text:p>
          </table:table-cell>
          <table:table-cell table:style-name="TBL_5f_0_5f_10.E1" office:value-type="string">
            <text:p text:style-name="P8">3.567,4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37,35</text:p>
          </table:table-cell>
          <table:table-cell table:style-name="TBL_5f_0_5f_10.E1" office:value-type="string">
            <text:p text:style-name="P8">1.735,39</text:p>
          </table:table-cell>
          <table:table-cell table:style-name="TBL_5f_0_5f_10.E1" office:value-type="string">
            <text:p text:style-name="P8">14.368,19</text:p>
          </table:table-cell>
          <table:table-cell table:style-name="TBL_5f_0_5f_10.E1" office:value-type="string">
            <text:p text:style-name="P8">1.056,64</text:p>
          </table:table-cell>
          <table:table-cell table:style-name="TBL_5f_0_5f_10.E1" office:value-type="string">
            <text:p text:style-name="P8">2.314,0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370,72</text:p>
          </table:table-cell>
          <table:table-cell table:style-name="TBL_5f_0_5f_10.E1" office:value-type="string">
            <text:p text:style-name="P8">10.997,47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482</text:p>
          </table:table-cell>
          <table:table-cell table:style-name="TBL_5f_0_5f_10.B1" office:value-type="string">
            <text:p text:style-name="P7">JOSE MARLUCIO MONTEIRO FERREIRA</text:p>
          </table:table-cell>
          <table:table-cell table:style-name="TBL_5f_0_5f_10.B1" office:value-type="string">
            <text:p text:style-name="P7">Coordenador da Div. Perícia Contábil</text:p>
          </table:table-cell>
          <table:table-cell table:style-name="TBL_5f_0_5f_10.B1" office:value-type="string">
            <text:p text:style-name="P7">DIVISAO DE PERICIA CONTABIL - GAAE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279,3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94,71</text:p>
          </table:table-cell>
          <table:table-cell table:style-name="TBL_5f_0_5f_10.E1" office:value-type="string">
            <text:p text:style-name="P8">8.474,07</text:p>
          </table:table-cell>
          <table:table-cell table:style-name="TBL_5f_0_5f_10.E1" office:value-type="string">
            <text:p text:style-name="P8">642,34</text:p>
          </table:table-cell>
          <table:table-cell table:style-name="TBL_5f_0_5f_10.E1" office:value-type="string">
            <text:p text:style-name="P8">680,8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3,16</text:p>
          </table:table-cell>
          <table:table-cell table:style-name="TBL_5f_0_5f_10.E1" office:value-type="string">
            <text:p text:style-name="P8">7.150,91</text:p>
          </table:table-cell>
          <table:table-cell table:style-name="TBL_5f_0_5f_10.S44" office:value-type="string">
            <text:p text:style-name="Standard"/>
          </table:table-cell>
        </table:table-row>
        <table:table-row table:style-name="TBL_5f_0_5f_10.1">
          <table:table-cell table:style-name="TBL_5f_0_5f_10.A1" office:value-type="string">
            <text:p text:style-name="P7">1910</text:p>
          </table:table-cell>
          <table:table-cell table:style-name="TBL_5f_0_5f_10.B1" office:value-type="string">
            <text:p text:style-name="P7">JOSE MICAEL BISPO RODRIGUE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1ª PROMOTORIA DE JUSTICA - PROPRIA</text:p>
          </table:table-cell>
          <table:table-cell table:style-name="TBL_5f_0_5f_10.E1" office:value-type="string">
            <text:p text:style-name="P8">3.194,99</text:p>
          </table:table-cell>
          <table:table-cell table:style-name="TBL_5f_0_5f_10.E1" office:value-type="string">
            <text:p text:style-name="P8">252,0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724,14</text:p>
          </table:table-cell>
          <table:table-cell table:style-name="TBL_5f_0_5f_10.E1" office:value-type="string">
            <text:p text:style-name="P8">6.171,22</text:p>
          </table:table-cell>
          <table:table-cell table:style-name="TBL_5f_0_5f_10.E1" office:value-type="string">
            <text:p text:style-name="P8">448,12</text:p>
          </table:table-cell>
          <table:table-cell table:style-name="TBL_5f_0_5f_10.E1" office:value-type="string">
            <text:p text:style-name="P8">67,9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16,02</text:p>
          </table:table-cell>
          <table:table-cell table:style-name="TBL_5f_0_5f_10.E1" office:value-type="string">
            <text:p text:style-name="P8">5.655,20</text:p>
          </table:table-cell>
          <table:table-cell table:style-name="TBL_5f_0_5f_10.S44" office:value-type="string">
            <text:p text:style-name="Standard"/>
          </table:table-cell>
        </table:table-row>
      </table:table>
      <table:table table:name="TBL_0_11" table:style-name="TBL_5f_0_5f_11">
        <table:table-column table:style-name="TBL_5f_0_5f_11.A"/>
        <table:table-column table:style-name="TBL_5f_0_5f_11.B"/>
        <table:table-column table:style-name="TBL_5f_0_5f_11.C"/>
        <table:table-column table:style-name="TBL_5f_0_5f_11.D"/>
        <table:table-column table:style-name="TBL_5f_0_5f_11.E"/>
        <table:table-column table:style-name="TBL_5f_0_5f_11.F"/>
        <table:table-column table:style-name="TBL_5f_0_5f_11.G"/>
        <table:table-column table:style-name="TBL_5f_0_5f_11.H"/>
        <table:table-column table:style-name="TBL_5f_0_5f_11.I"/>
        <table:table-column table:style-name="TBL_5f_0_5f_11.J"/>
        <table:table-column table:style-name="TBL_5f_0_5f_11.E"/>
        <table:table-column table:style-name="TBL_5f_0_5f_11.L" table:number-columns-repeated="2"/>
        <table:table-column table:style-name="TBL_5f_0_5f_11.J"/>
        <table:table-column table:style-name="TBL_5f_0_5f_11.O"/>
        <table:table-column table:style-name="TBL_5f_0_5f_11.P"/>
        <table:table-column table:style-name="TBL_5f_0_5f_11.Q"/>
        <table:table-column table:style-name="TBL_5f_0_5f_11.R"/>
        <table:table-column table:style-name="TBL_5f_0_5f_11.S"/>
        <table:table-row table:style-name="TBL_5f_0_5f_11.1">
          <table:table-cell table:style-name="TBL_5f_0_5f_11.A1" office:value-type="string">
            <text:p text:style-name="P7"><text:bookmark text:name="JR_PAGE_ANCHOR_0_12"/>215</text:p>
          </table:table-cell>
          <table:table-cell table:style-name="TBL_5f_0_5f_11.B1" office:value-type="string">
            <text:p text:style-name="P7">JOSE MIRANDA SOUZA</text:p>
          </table:table-cell>
          <table:table-cell table:style-name="TBL_5f_0_5f_11.B1" office:value-type="string">
            <text:p text:style-name="P7">MOTORISTA OFICIAL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33,12</text:p>
          </table:table-cell>
          <table:table-cell table:style-name="TBL_5f_0_5f_11.E1" office:value-type="string">
            <text:p text:style-name="P8">1.633,1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33,12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2119</text:p>
          </table:table-cell>
          <table:table-cell table:style-name="TBL_5f_0_5f_11.B1" office:value-type="string">
            <text:p text:style-name="P7">JOSE NUNES SANTOS</text:p>
          </table:table-cell>
          <table:table-cell table:style-name="TBL_5f_0_5f_11.B1" office:value-type="string">
            <text:p text:style-name="P7">SOLDADO - requistado -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9</text:p>
          </table:table-cell>
          <table:table-cell table:style-name="TBL_5f_0_5f_11.B1" office:value-type="string">
            <text:p text:style-name="P7">JOSE RENATO LIMA SAMPAIO</text:p>
          </table:table-cell>
          <table:table-cell table:style-name="TBL_5f_0_5f_11.B1" office:value-type="string">
            <text:p text:style-name="P7">PROCURADOR DE JUSTIÇA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33,12</text:p>
          </table:table-cell>
          <table:table-cell table:style-name="TBL_5f_0_5f_11.E1" office:value-type="string">
            <text:p text:style-name="P8">1.633,1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33,12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2074</text:p>
          </table:table-cell>
          <table:table-cell table:style-name="TBL_5f_0_5f_11.B1" office:value-type="string">
            <text:p text:style-name="P7">JOSE RICARDO ALVES DE JESUS</text:p>
          </table:table-cell>
          <table:table-cell table:style-name="TBL_5f_0_5f_11.B1" office:value-type="string">
            <text:p text:style-name="P7">TÉCNICO EM CONTABILIDADE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73,81</text:p>
          </table:table-cell>
          <table:table-cell table:style-name="TBL_5f_0_5f_11.E1" office:value-type="string">
            <text:p text:style-name="P8">1.173,8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73,81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810</text:p>
          </table:table-cell>
          <table:table-cell table:style-name="TBL_5f_0_5f_11.B1" office:value-type="string">
            <text:p text:style-name="P7">JOSE RONALDO DE JESU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FREI PAULO</text:p>
          </table:table-cell>
          <table:table-cell table:style-name="TBL_5f_0_5f_11.E1" office:value-type="string">
            <text:p text:style-name="P8">4.275,62</text:p>
          </table:table-cell>
          <table:table-cell table:style-name="TBL_5f_0_5f_11.E1" office:value-type="string">
            <text:p text:style-name="P8">641,3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43,60</text:p>
          </table:table-cell>
          <table:table-cell table:style-name="TBL_5f_0_5f_11.E1" office:value-type="string">
            <text:p text:style-name="P8">7.260,56</text:p>
          </table:table-cell>
          <table:table-cell table:style-name="TBL_5f_0_5f_11.E1" office:value-type="string">
            <text:p text:style-name="P8">639,20</text:p>
          </table:table-cell>
          <table:table-cell table:style-name="TBL_5f_0_5f_11.E1" office:value-type="string">
            <text:p text:style-name="P8">283,7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22,91</text:p>
          </table:table-cell>
          <table:table-cell table:style-name="TBL_5f_0_5f_11.E1" office:value-type="string">
            <text:p text:style-name="P8">6.337,65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88</text:p>
          </table:table-cell>
          <table:table-cell table:style-name="TBL_5f_0_5f_11.B1" office:value-type="string">
            <text:p text:style-name="P7">JOSE RONY SILVA ALMEIDA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DOS DIREITOS DO CIDADA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229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155,10</text:p>
          </table:table-cell>
          <table:table-cell table:style-name="TBL_5f_0_5f_11.E1" office:value-type="string">
            <text:p text:style-name="P8">2.194,71</text:p>
          </table:table-cell>
          <table:table-cell table:style-name="TBL_5f_0_5f_11.E1" office:value-type="string">
            <text:p text:style-name="P8">51.268,62</text:p>
          </table:table-cell>
          <table:table-cell table:style-name="TBL_5f_0_5f_11.E1" office:value-type="string">
            <text:p text:style-name="P8">4.379,5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379,58</text:p>
          </table:table-cell>
          <table:table-cell table:style-name="TBL_5f_0_5f_11.E1" office:value-type="string">
            <text:p text:style-name="P8">46.889,04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2114</text:p>
          </table:table-cell>
          <table:table-cell table:style-name="TBL_5f_0_5f_11.B1" office:value-type="string">
            <text:p text:style-name="P7">JOSE RUBENS DA SILVA</text:p>
          </table:table-cell>
          <table:table-cell table:style-name="TBL_5f_0_5f_11.B1" office:value-type="string">
            <text:p text:style-name="P7">3º SARGENTO - requisitado - 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274</text:p>
          </table:table-cell>
          <table:table-cell table:style-name="TBL_5f_0_5f_11.B1" office:value-type="string">
            <text:p text:style-name="P7">JOSE SACRAMENTO DOS SANTOS</text:p>
          </table:table-cell>
          <table:table-cell table:style-name="TBL_5f_0_5f_11.B1" office:value-type="string">
            <text:p text:style-name="P7">TÉCNICO EM CONTABILIDADE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33,12</text:p>
          </table:table-cell>
          <table:table-cell table:style-name="TBL_5f_0_5f_11.E1" office:value-type="string">
            <text:p text:style-name="P8">1.633,1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33,12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2067</text:p>
          </table:table-cell>
          <table:table-cell table:style-name="TBL_5f_0_5f_11.B1" office:value-type="string">
            <text:p text:style-name="P7">JOSE SANTANA DA SILVA JUNIOR </text:p>
          </table:table-cell>
          <table:table-cell table:style-name="TBL_5f_0_5f_11.B1" office:value-type="string">
            <text:p text:style-name="P7">TÉCNICO DO MP - Manut. Sup. Eq. de Inf. e Software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3.194,99</text:p>
          </table:table-cell>
          <table:table-cell table:style-name="TBL_5f_0_5f_11.E1" office:value-type="string">
            <text:p text:style-name="P8">168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21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6.219,46</text:p>
          </table:table-cell>
          <table:table-cell table:style-name="TBL_5f_0_5f_11.E1" office:value-type="string">
            <text:p text:style-name="P8">437,20</text:p>
          </table:table-cell>
          <table:table-cell table:style-name="TBL_5f_0_5f_11.E1" office:value-type="string">
            <text:p text:style-name="P8">231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68,96</text:p>
          </table:table-cell>
          <table:table-cell table:style-name="TBL_5f_0_5f_11.E1" office:value-type="string">
            <text:p text:style-name="P8">5.550,50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665</text:p>
          </table:table-cell>
          <table:table-cell table:style-name="TBL_5f_0_5f_11.B1" office:value-type="string">
            <text:p text:style-name="P7">JOSENALVO SILVA SANTOS</text:p>
          </table:table-cell>
          <table:table-cell table:style-name="TBL_5f_0_5f_11.B1" office:value-type="string">
            <text:p text:style-name="P7">1º SARGENTO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85,44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54</text:p>
          </table:table-cell>
          <table:table-cell table:style-name="TBL_5f_0_5f_11.B1" office:value-type="string">
            <text:p text:style-name="P7">JOSENIAS FRANCA DO NASCIMENTO</text:p>
          </table:table-cell>
          <table:table-cell table:style-name="TBL_5f_0_5f_11.B1" office:value-type="string">
            <text:p text:style-name="P7">PROCURADOR DE JUSTIÇA</text:p>
          </table:table-cell>
          <table:table-cell table:style-name="TBL_5f_0_5f_11.B1" office:value-type="string">
            <text:p text:style-name="P7">10ª PROCURADORIA DE JUSTICA (2ª CAMARA CIVEL)</text:p>
          </table:table-cell>
          <table:table-cell table:style-name="TBL_5f_0_5f_11.E1" office:value-type="string">
            <text:p text:style-name="P8">35.462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3.097,77</text:p>
          </table:table-cell>
          <table:table-cell table:style-name="TBL_5f_0_5f_11.E1" office:value-type="string">
            <text:p text:style-name="P8">4.610,09</text:p>
          </table:table-cell>
          <table:table-cell table:style-name="TBL_5f_0_5f_11.E1" office:value-type="string">
            <text:p text:style-name="P8">5.319,33</text:p>
          </table:table-cell>
          <table:table-cell table:style-name="TBL_5f_0_5f_11.E1" office:value-type="string">
            <text:p text:style-name="P8">2.654,02</text:p>
          </table:table-cell>
          <table:table-cell table:style-name="TBL_5f_0_5f_11.E1" office:value-type="string">
            <text:p text:style-name="P8">61.143,43</text:p>
          </table:table-cell>
          <table:table-cell table:style-name="TBL_5f_0_5f_11.E1" office:value-type="string">
            <text:p text:style-name="P8">4.610,09</text:p>
          </table:table-cell>
          <table:table-cell table:style-name="TBL_5f_0_5f_11.E1" office:value-type="string">
            <text:p text:style-name="P8">13.538,19</text:p>
          </table:table-cell>
          <table:table-cell table:style-name="TBL_5f_0_5f_11.E1" office:value-type="string">
            <text:p text:style-name="P8">1.488,23</text:p>
          </table:table-cell>
          <table:table-cell table:style-name="TBL_5f_0_5f_11.E1" office:value-type="string">
            <text:p text:style-name="P8">19.636,51</text:p>
          </table:table-cell>
          <table:table-cell table:style-name="TBL_5f_0_5f_11.E1" office:value-type="string">
            <text:p text:style-name="P8">45.108,81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995</text:p>
          </table:table-cell>
          <table:table-cell table:style-name="TBL_5f_0_5f_11.B1" office:value-type="string">
            <text:p text:style-name="P7">JOUBERTO UCHOA DE MENDONCA NE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PROMOTORIA DE JUSTICA - RIACHUELO</text:p>
          </table:table-cell>
          <table:table-cell table:style-name="TBL_5f_0_5f_11.E1" office:value-type="string">
            <text:p text:style-name="P8">5.495,58</text:p>
          </table:table-cell>
          <table:table-cell table:style-name="TBL_5f_0_5f_11.E1" office:value-type="string">
            <text:p text:style-name="P8">289,0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51,67</text:p>
          </table:table-cell>
          <table:table-cell table:style-name="TBL_5f_0_5f_11.E1" office:value-type="string">
            <text:p text:style-name="P8">7.936,32</text:p>
          </table:table-cell>
          <table:table-cell table:style-name="TBL_5f_0_5f_11.E1" office:value-type="string">
            <text:p text:style-name="P8">752,00</text:p>
          </table:table-cell>
          <table:table-cell table:style-name="TBL_5f_0_5f_11.E1" office:value-type="string">
            <text:p text:style-name="P8">514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66,62</text:p>
          </table:table-cell>
          <table:table-cell table:style-name="TBL_5f_0_5f_11.E1" office:value-type="string">
            <text:p text:style-name="P8">6.669,70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2086</text:p>
          </table:table-cell>
          <table:table-cell table:style-name="TBL_5f_0_5f_11.B1" office:value-type="string">
            <text:p text:style-name="P7">JUCIARA REI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INDIAROBA</text:p>
          </table:table-cell>
          <table:table-cell table:style-name="TBL_5f_0_5f_11.E1" office:value-type="string">
            <text:p text:style-name="P8">2.682,5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98,76</text:p>
          </table:table-cell>
          <table:table-cell table:style-name="TBL_5f_0_5f_11.E1" office:value-type="string">
            <text:p text:style-name="P8">5.081,34</text:p>
          </table:table-cell>
          <table:table-cell table:style-name="TBL_5f_0_5f_11.E1" office:value-type="string">
            <text:p text:style-name="P8">348,74</text:p>
          </table:table-cell>
          <table:table-cell table:style-name="TBL_5f_0_5f_11.E1" office:value-type="string">
            <text:p text:style-name="P8">32,2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80,98</text:p>
          </table:table-cell>
          <table:table-cell table:style-name="TBL_5f_0_5f_11.E1" office:value-type="string">
            <text:p text:style-name="P8">5.049,10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342</text:p>
          </table:table-cell>
          <table:table-cell table:style-name="TBL_5f_0_5f_11.B1" office:value-type="string">
            <text:p text:style-name="P7">JULIANA CHECCUCCI CARBALLAL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CRIMINAL - ARACAJU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229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695,20</text:p>
          </table:table-cell>
          <table:table-cell table:style-name="TBL_5f_0_5f_11.E1" office:value-type="string">
            <text:p text:style-name="P8">1.990,57</text:p>
          </table:table-cell>
          <table:table-cell table:style-name="TBL_5f_0_5f_11.E1" office:value-type="string">
            <text:p text:style-name="P8">49.604,58</text:p>
          </table:table-cell>
          <table:table-cell table:style-name="TBL_5f_0_5f_11.E1" office:value-type="string">
            <text:p text:style-name="P8">4.379,58</text:p>
          </table:table-cell>
          <table:table-cell table:style-name="TBL_5f_0_5f_11.E1" office:value-type="string">
            <text:p text:style-name="P8">10.967,9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5.347,55</text:p>
          </table:table-cell>
          <table:table-cell table:style-name="TBL_5f_0_5f_11.E1" office:value-type="string">
            <text:p text:style-name="P8">38.636,61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291</text:p>
          </table:table-cell>
          <table:table-cell table:style-name="TBL_5f_0_5f_11.B1" office:value-type="string">
            <text:p text:style-name="P7">JULIANA COUTO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CURADORIA DE JUSTICA (1ª CAMARA CIVEL)</text:p>
          </table:table-cell>
          <table:table-cell table:style-name="TBL_5f_0_5f_11.E1" office:value-type="string">
            <text:p text:style-name="P8">4.532,16</text:p>
          </table:table-cell>
          <table:table-cell table:style-name="TBL_5f_0_5f_11.E1" office:value-type="string">
            <text:p text:style-name="P8">3.249,48</text:p>
          </table:table-cell>
          <table:table-cell table:style-name="TBL_5f_0_5f_11.E1" office:value-type="string">
            <text:p text:style-name="P8">7.969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17.486,65</text:p>
          </table:table-cell>
          <table:table-cell table:style-name="TBL_5f_0_5f_11.E1" office:value-type="string">
            <text:p text:style-name="P8">1.011,61</text:p>
          </table:table-cell>
          <table:table-cell table:style-name="TBL_5f_0_5f_11.E1" office:value-type="string">
            <text:p text:style-name="P8">3.079,7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091,38</text:p>
          </table:table-cell>
          <table:table-cell table:style-name="TBL_5f_0_5f_11.E1" office:value-type="string">
            <text:p text:style-name="P8">13.395,27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417</text:p>
          </table:table-cell>
          <table:table-cell table:style-name="TBL_5f_0_5f_11.B1" office:value-type="string">
            <text:p text:style-name="P7">JULIANA DA COSTA MACIEL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CONTABIL - GAAE</text:p>
          </table:table-cell>
          <table:table-cell table:style-name="TBL_5f_0_5f_11.E1" office:value-type="string">
            <text:p text:style-name="P8">5.092,34</text:p>
          </table:table-cell>
          <table:table-cell table:style-name="TBL_5f_0_5f_11.E1" office:value-type="string">
            <text:p text:style-name="P8">763,85</text:p>
          </table:table-cell>
          <table:table-cell table:style-name="TBL_5f_0_5f_11.E1" office:value-type="string">
            <text:p text:style-name="P8">1.213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8.804,69</text:p>
          </table:table-cell>
          <table:table-cell table:style-name="TBL_5f_0_5f_11.E1" office:value-type="string">
            <text:p text:style-name="P8">761,30</text:p>
          </table:table-cell>
          <table:table-cell table:style-name="TBL_5f_0_5f_11.E1" office:value-type="string">
            <text:p text:style-name="P8">761,0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22,37</text:p>
          </table:table-cell>
          <table:table-cell table:style-name="TBL_5f_0_5f_11.E1" office:value-type="string">
            <text:p text:style-name="P8">7.282,32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699</text:p>
          </table:table-cell>
          <table:table-cell table:style-name="TBL_5f_0_5f_11.B1" office:value-type="string">
            <text:p text:style-name="P7">JULIANA DAYSE FREITAS DO SACRAMENTO AQUIN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4.033,60</text:p>
          </table:table-cell>
          <table:table-cell table:style-name="TBL_5f_0_5f_11.E1" office:value-type="string">
            <text:p text:style-name="P8">806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49,8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8.525,57</text:p>
          </table:table-cell>
          <table:table-cell table:style-name="TBL_5f_0_5f_11.E1" office:value-type="string">
            <text:p text:style-name="P8">629,24</text:p>
          </table:table-cell>
          <table:table-cell table:style-name="TBL_5f_0_5f_11.E1" office:value-type="string">
            <text:p text:style-name="P8">311,3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40,60</text:p>
          </table:table-cell>
          <table:table-cell table:style-name="TBL_5f_0_5f_11.E1" office:value-type="string">
            <text:p text:style-name="P8">7.584,97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429</text:p>
          </table:table-cell>
          <table:table-cell table:style-name="TBL_5f_0_5f_11.B1" office:value-type="string">
            <text:p text:style-name="P7">JULIANA DE BRITTO AMORIM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8ª PROCURADORIA DE JUSTICA (2ª CAMARA CIVEL)</text:p>
          </table:table-cell>
          <table:table-cell table:style-name="TBL_5f_0_5f_11.E1" office:value-type="string">
            <text:p text:style-name="P8">4.275,62</text:p>
          </table:table-cell>
          <table:table-cell table:style-name="TBL_5f_0_5f_11.E1" office:value-type="string">
            <text:p text:style-name="P8">2.984,39</text:p>
          </table:table-cell>
          <table:table-cell table:style-name="TBL_5f_0_5f_11.E1" office:value-type="string">
            <text:p text:style-name="P8">7.969,62</text:p>
          </table:table-cell>
          <table:table-cell table:style-name="TBL_5f_0_5f_11.E1" office:value-type="string">
            <text:p text:style-name="P8">5.639,3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22.604,38</text:p>
          </table:table-cell>
          <table:table-cell table:style-name="TBL_5f_0_5f_11.E1" office:value-type="string">
            <text:p text:style-name="P8">943,80</text:p>
          </table:table-cell>
          <table:table-cell table:style-name="TBL_5f_0_5f_11.E1" office:value-type="string">
            <text:p text:style-name="P8">3.007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950,91</text:p>
          </table:table-cell>
          <table:table-cell table:style-name="TBL_5f_0_5f_11.E1" office:value-type="string">
            <text:p text:style-name="P8">18.653,47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988</text:p>
          </table:table-cell>
          <table:table-cell table:style-name="TBL_5f_0_5f_11.B1" office:value-type="string">
            <text:p text:style-name="P7">JULIANA GOMES REZENDE DORIA 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BARRA DOS COQUEIROS</text:p>
          </table:table-cell>
          <table:table-cell table:style-name="TBL_5f_0_5f_11.E1" office:value-type="string">
            <text:p text:style-name="P8">3.194,99</text:p>
          </table:table-cell>
          <table:table-cell table:style-name="TBL_5f_0_5f_11.E1" office:value-type="string">
            <text:p text:style-name="P8">168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72,84</text:p>
          </table:table-cell>
          <table:table-cell table:style-name="TBL_5f_0_5f_11.E1" office:value-type="string">
            <text:p text:style-name="P8">5.335,89</text:p>
          </table:table-cell>
          <table:table-cell table:style-name="TBL_5f_0_5f_11.E1" office:value-type="string">
            <text:p text:style-name="P8">437,20</text:p>
          </table:table-cell>
          <table:table-cell table:style-name="TBL_5f_0_5f_11.E1" office:value-type="string">
            <text:p text:style-name="P8">62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99,62</text:p>
          </table:table-cell>
          <table:table-cell table:style-name="TBL_5f_0_5f_11.E1" office:value-type="string">
            <text:p text:style-name="P8">4.836,27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951</text:p>
          </table:table-cell>
          <table:table-cell table:style-name="TBL_5f_0_5f_11.B1" office:value-type="string">
            <text:p text:style-name="P7">JULIANA LUSTOSA DE CARVALH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CRIMINAL - ARACAJU </text:p>
          </table:table-cell>
          <table:table-cell table:style-name="TBL_5f_0_5f_11.E1" office:value-type="string">
            <text:p text:style-name="P8">6.174,83</text:p>
          </table:table-cell>
          <table:table-cell table:style-name="TBL_5f_0_5f_11.E1" office:value-type="string">
            <text:p text:style-name="P8">649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90,57</text:p>
          </table:table-cell>
          <table:table-cell table:style-name="TBL_5f_0_5f_11.E1" office:value-type="string">
            <text:p text:style-name="P8">8.814,99</text:p>
          </table:table-cell>
          <table:table-cell table:style-name="TBL_5f_0_5f_11.E1" office:value-type="string">
            <text:p text:style-name="P8">887,17</text:p>
          </table:table-cell>
          <table:table-cell table:style-name="TBL_5f_0_5f_11.E1" office:value-type="string">
            <text:p text:style-name="P8">763,3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50,55</text:p>
          </table:table-cell>
          <table:table-cell table:style-name="TBL_5f_0_5f_11.E1" office:value-type="string">
            <text:p text:style-name="P8">7.164,44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865</text:p>
          </table:table-cell>
          <table:table-cell table:style-name="TBL_5f_0_5f_11.B1" office:value-type="string">
            <text:p text:style-name="P7">JULIANA PRADO VIEIRA RI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DISTRITAL - ARACAJU</text:p>
          </table:table-cell>
          <table:table-cell table:style-name="TBL_5f_0_5f_11.E1" office:value-type="string">
            <text:p text:style-name="P8">4.033,60</text:p>
          </table:table-cell>
          <table:table-cell table:style-name="TBL_5f_0_5f_11.E1" office:value-type="string">
            <text:p text:style-name="P8">424,3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90,57</text:p>
          </table:table-cell>
          <table:table-cell table:style-name="TBL_5f_0_5f_11.E1" office:value-type="string">
            <text:p text:style-name="P8">6.448,50</text:p>
          </table:table-cell>
          <table:table-cell table:style-name="TBL_5f_0_5f_11.E1" office:value-type="string">
            <text:p text:style-name="P8">579,53</text:p>
          </table:table-cell>
          <table:table-cell table:style-name="TBL_5f_0_5f_11.E1" office:value-type="string">
            <text:p text:style-name="P8">236,5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16,04</text:p>
          </table:table-cell>
          <table:table-cell table:style-name="TBL_5f_0_5f_11.E1" office:value-type="string">
            <text:p text:style-name="P8">5.868,97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613</text:p>
          </table:table-cell>
          <table:table-cell table:style-name="TBL_5f_0_5f_11.B1" office:value-type="string">
            <text:p text:style-name="P7">JULIANA SORAIA DOS SANTO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7.354,32</text:p>
          </table:table-cell>
          <table:table-cell table:style-name="TBL_5f_0_5f_11.E1" office:value-type="string">
            <text:p text:style-name="P8">773,6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9.863,38</text:p>
          </table:table-cell>
          <table:table-cell table:style-name="TBL_5f_0_5f_11.E1" office:value-type="string">
            <text:p text:style-name="P8">1.056,64</text:p>
          </table:table-cell>
          <table:table-cell table:style-name="TBL_5f_0_5f_11.E1" office:value-type="string">
            <text:p text:style-name="P8">1.075,2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31,90</text:p>
          </table:table-cell>
          <table:table-cell table:style-name="TBL_5f_0_5f_11.E1" office:value-type="string">
            <text:p text:style-name="P8">7.731,48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235</text:p>
          </table:table-cell>
          <table:table-cell table:style-name="TBL_5f_0_5f_11.B1" office:value-type="string">
            <text:p text:style-name="P7">JULIANA VASCONCELOS DE OLIVEIRA FREITA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OS DIREITOS A EDUCACAO</text:p>
          </table:table-cell>
          <table:table-cell table:style-name="TBL_5f_0_5f_11.E1" office:value-type="string">
            <text:p text:style-name="P8">8.263,31</text:p>
          </table:table-cell>
          <table:table-cell table:style-name="TBL_5f_0_5f_11.E1" office:value-type="string">
            <text:p text:style-name="P8">1.239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11.238,20</text:p>
          </table:table-cell>
          <table:table-cell table:style-name="TBL_5f_0_5f_11.E1" office:value-type="string">
            <text:p text:style-name="P8">1.235,37</text:p>
          </table:table-cell>
          <table:table-cell table:style-name="TBL_5f_0_5f_11.E1" office:value-type="string">
            <text:p text:style-name="P8">1.352,0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87,42</text:p>
          </table:table-cell>
          <table:table-cell table:style-name="TBL_5f_0_5f_11.E1" office:value-type="string">
            <text:p text:style-name="P8">8.650,78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958</text:p>
          </table:table-cell>
          <table:table-cell table:style-name="TBL_5f_0_5f_11.B1" office:value-type="string">
            <text:p text:style-name="P7">JULIANE MENDONCA NORONH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.589,89</text:p>
          </table:table-cell>
          <table:table-cell table:style-name="TBL_5f_0_5f_11.E1" office:value-type="string">
            <text:p text:style-name="P8">188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72,84</text:p>
          </table:table-cell>
          <table:table-cell table:style-name="TBL_5f_0_5f_11.E1" office:value-type="string">
            <text:p text:style-name="P8">5.751,56</text:p>
          </table:table-cell>
          <table:table-cell table:style-name="TBL_5f_0_5f_11.E1" office:value-type="string">
            <text:p text:style-name="P8">491,23</text:p>
          </table:table-cell>
          <table:table-cell table:style-name="TBL_5f_0_5f_11.E1" office:value-type="string">
            <text:p text:style-name="P8">138,3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29,55</text:p>
          </table:table-cell>
          <table:table-cell table:style-name="TBL_5f_0_5f_11.E1" office:value-type="string">
            <text:p text:style-name="P8">5.613,24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615</text:p>
          </table:table-cell>
          <table:table-cell table:style-name="TBL_5f_0_5f_11.B1" office:value-type="string">
            <text:p text:style-name="P7">JULIANE RIBEIRO DANTAS ANDRADE 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- NOSSA SENHORA DO SOCORRO</text:p>
          </table:table-cell>
          <table:table-cell table:style-name="TBL_5f_0_5f_11.E1" office:value-type="string">
            <text:p text:style-name="P8">7.354,32</text:p>
          </table:table-cell>
          <table:table-cell table:style-name="TBL_5f_0_5f_11.E1" office:value-type="string">
            <text:p text:style-name="P8">1.103,1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72,84</text:p>
          </table:table-cell>
          <table:table-cell table:style-name="TBL_5f_0_5f_11.E1" office:value-type="string">
            <text:p text:style-name="P8">10.430,31</text:p>
          </table:table-cell>
          <table:table-cell table:style-name="TBL_5f_0_5f_11.E1" office:value-type="string">
            <text:p text:style-name="P8">1.099,47</text:p>
          </table:table-cell>
          <table:table-cell table:style-name="TBL_5f_0_5f_11.E1" office:value-type="string">
            <text:p text:style-name="P8">1.154,0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53,56</text:p>
          </table:table-cell>
          <table:table-cell table:style-name="TBL_5f_0_5f_11.E1" office:value-type="string">
            <text:p text:style-name="P8">8.176,75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375</text:p>
          </table:table-cell>
          <table:table-cell table:style-name="TBL_5f_0_5f_11.B1" office:value-type="string">
            <text:p text:style-name="P7">JULIANE SOARES MARTINS DO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GESTAO DE ESTAGIARIOS</text:p>
          </table:table-cell>
          <table:table-cell table:style-name="TBL_5f_0_5f_11.E1" office:value-type="string">
            <text:p text:style-name="P8">4.804,09</text:p>
          </table:table-cell>
          <table:table-cell table:style-name="TBL_5f_0_5f_11.E1" office:value-type="string">
            <text:p text:style-name="P8">720,61</text:p>
          </table:table-cell>
          <table:table-cell table:style-name="TBL_5f_0_5f_11.E1" office:value-type="string">
            <text:p text:style-name="P8">1.981,4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02,0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90,57</text:p>
          </table:table-cell>
          <table:table-cell table:style-name="TBL_5f_0_5f_11.E1" office:value-type="string">
            <text:p text:style-name="P8">11.998,76</text:p>
          </table:table-cell>
          <table:table-cell table:style-name="TBL_5f_0_5f_11.E1" office:value-type="string">
            <text:p text:style-name="P8">718,21</text:p>
          </table:table-cell>
          <table:table-cell table:style-name="TBL_5f_0_5f_11.E1" office:value-type="string">
            <text:p text:style-name="P8">1.633,2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51,46</text:p>
          </table:table-cell>
          <table:table-cell table:style-name="TBL_5f_0_5f_11.E1" office:value-type="string">
            <text:p text:style-name="P8">9.647,30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450</text:p>
          </table:table-cell>
          <table:table-cell table:style-name="TBL_5f_0_5f_11.B1" office:value-type="string">
            <text:p text:style-name="P7">JULIANO CAVALCANTE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MATERIAL/DM/DA/SG</text:p>
          </table:table-cell>
          <table:table-cell table:style-name="TBL_5f_0_5f_11.E1" office:value-type="string">
            <text:p text:style-name="P8">4.275,62</text:p>
          </table:table-cell>
          <table:table-cell table:style-name="TBL_5f_0_5f_11.E1" office:value-type="string">
            <text:p text:style-name="P8">1.068,91</text:p>
          </table:table-cell>
          <table:table-cell table:style-name="TBL_5f_0_5f_11.E1" office:value-type="string">
            <text:p text:style-name="P8">5.442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595,5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90,57</text:p>
          </table:table-cell>
          <table:table-cell table:style-name="TBL_5f_0_5f_11.E1" office:value-type="string">
            <text:p text:style-name="P8">16.372,76</text:p>
          </table:table-cell>
          <table:table-cell table:style-name="TBL_5f_0_5f_11.E1" office:value-type="string">
            <text:p text:style-name="P8">694,79</text:p>
          </table:table-cell>
          <table:table-cell table:style-name="TBL_5f_0_5f_11.E1" office:value-type="string">
            <text:p text:style-name="P8">2.894,6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589,47</text:p>
          </table:table-cell>
          <table:table-cell table:style-name="TBL_5f_0_5f_11.E1" office:value-type="string">
            <text:p text:style-name="P8">12.783,29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426</text:p>
          </table:table-cell>
          <table:table-cell table:style-name="TBL_5f_0_5f_11.B1" office:value-type="string">
            <text:p text:style-name="P7">JULIVAL PIRES REBOUCAS NET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229,7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2,30</text:p>
          </table:table-cell>
          <table:table-cell table:style-name="TBL_5f_0_5f_11.E1" office:value-type="string">
            <text:p text:style-name="P8">1.990,57</text:p>
          </table:table-cell>
          <table:table-cell table:style-name="TBL_5f_0_5f_11.E1" office:value-type="string">
            <text:p text:style-name="P8">47.021,68</text:p>
          </table:table-cell>
          <table:table-cell table:style-name="TBL_5f_0_5f_11.E1" office:value-type="string">
            <text:p text:style-name="P8">4.379,58</text:p>
          </table:table-cell>
          <table:table-cell table:style-name="TBL_5f_0_5f_11.E1" office:value-type="string">
            <text:p text:style-name="P8">7.169,5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549,09</text:p>
          </table:table-cell>
          <table:table-cell table:style-name="TBL_5f_0_5f_11.E1" office:value-type="string">
            <text:p text:style-name="P8">35.472,59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725</text:p>
          </table:table-cell>
          <table:table-cell table:style-name="TBL_5f_0_5f_11.B1" office:value-type="string">
            <text:p text:style-name="P7">JUSSARA OLIVEIRA DE MAT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CA DOS DIREITOS DO CIDADAO</text:p>
          </table:table-cell>
          <table:table-cell table:style-name="TBL_5f_0_5f_11.E1" office:value-type="string">
            <text:p text:style-name="P8">4.033,60</text:p>
          </table:table-cell>
          <table:table-cell table:style-name="TBL_5f_0_5f_11.E1" office:value-type="string">
            <text:p text:style-name="P8">318,2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50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94,71</text:p>
          </table:table-cell>
          <table:table-cell table:style-name="TBL_5f_0_5f_11.E1" office:value-type="string">
            <text:p text:style-name="P8">7.997,18</text:p>
          </table:table-cell>
          <table:table-cell table:style-name="TBL_5f_0_5f_11.E1" office:value-type="string">
            <text:p text:style-name="P8">565,74</text:p>
          </table:table-cell>
          <table:table-cell table:style-name="TBL_5f_0_5f_11.E1" office:value-type="string">
            <text:p text:style-name="P8">570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36,48</text:p>
          </table:table-cell>
          <table:table-cell table:style-name="TBL_5f_0_5f_11.E1" office:value-type="string">
            <text:p text:style-name="P8">6.860,70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639</text:p>
          </table:table-cell>
          <table:table-cell table:style-name="TBL_5f_0_5f_11.B1" office:value-type="string">
            <text:p text:style-name="P7">KARLA CHRISTIANY CRUZ LEITE DE CARVALH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1ª PROMOTORIA DE JUSTICA - ESTANCIA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69,67</text:p>
          </table:table-cell>
          <table:table-cell table:style-name="TBL_5f_0_5f_11.E1" office:value-type="string">
            <text:p text:style-name="P8">34.658,78</text:p>
          </table:table-cell>
          <table:table-cell table:style-name="TBL_5f_0_5f_11.E1" office:value-type="string">
            <text:p text:style-name="P8">4.379,58</text:p>
          </table:table-cell>
          <table:table-cell table:style-name="TBL_5f_0_5f_11.E1" office:value-type="string">
            <text:p text:style-name="P8">7.086,4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466,07</text:p>
          </table:table-cell>
          <table:table-cell table:style-name="TBL_5f_0_5f_11.E1" office:value-type="string">
            <text:p text:style-name="P8">23.192,71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510</text:p>
          </table:table-cell>
          <table:table-cell table:style-name="TBL_5f_0_5f_11.B1" office:value-type="string">
            <text:p text:style-name="P7">KARLA PATRICIA DE ANDRADE MOURA</text:p>
          </table:table-cell>
          <table:table-cell table:style-name="TBL_5f_0_5f_11.B1" office:value-type="string">
            <text:p text:style-name="P7">ANALISTA DO MP -Informática - G. e A.de P. de Sistemas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8.263,31</text:p>
          </table:table-cell>
          <table:table-cell table:style-name="TBL_5f_0_5f_11.E1" office:value-type="string">
            <text:p text:style-name="P8">1.239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11.238,20</text:p>
          </table:table-cell>
          <table:table-cell table:style-name="TBL_5f_0_5f_11.E1" office:value-type="string">
            <text:p text:style-name="P8">1.235,37</text:p>
          </table:table-cell>
          <table:table-cell table:style-name="TBL_5f_0_5f_11.E1" office:value-type="string">
            <text:p text:style-name="P8">1.404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639,56</text:p>
          </table:table-cell>
          <table:table-cell table:style-name="TBL_5f_0_5f_11.E1" office:value-type="string">
            <text:p text:style-name="P8">8.598,64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928</text:p>
          </table:table-cell>
          <table:table-cell table:style-name="TBL_5f_0_5f_11.B1" office:value-type="string">
            <text:p text:style-name="P7">KATHARINA RESENDE DE LIMA GUERR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TRIAGEM TECNICA DAS 1ª E 3ª PROMOTORIAS DE JUSTICA DAS EXECUCOES CRIMINAIS</text:p>
          </table:table-cell>
          <table:table-cell table:style-name="TBL_5f_0_5f_11.E1" office:value-type="string">
            <text:p text:style-name="P8">3.014,14</text:p>
          </table:table-cell>
          <table:table-cell table:style-name="TBL_5f_0_5f_11.E1" office:value-type="string">
            <text:p text:style-name="P8">158,54</text:p>
          </table:table-cell>
          <table:table-cell table:style-name="TBL_5f_0_5f_11.E1" office:value-type="string">
            <text:p text:style-name="P8">1.213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6.121,18</text:p>
          </table:table-cell>
          <table:table-cell table:style-name="TBL_5f_0_5f_11.E1" office:value-type="string">
            <text:p text:style-name="P8">412,45</text:p>
          </table:table-cell>
          <table:table-cell table:style-name="TBL_5f_0_5f_11.E1" office:value-type="string">
            <text:p text:style-name="P8">257,8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70,32</text:p>
          </table:table-cell>
          <table:table-cell table:style-name="TBL_5f_0_5f_11.E1" office:value-type="string">
            <text:p text:style-name="P8">5.450,86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2053</text:p>
          </table:table-cell>
          <table:table-cell table:style-name="TBL_5f_0_5f_11.B1" office:value-type="string">
            <text:p text:style-name="P7">KATHERINE TAKAME MINE ALMEIDA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E PROTECAO AO RIO SAO FRANCISCO E AS NASCENTES</text:p>
          </table:table-cell>
          <table:table-cell table:style-name="TBL_5f_0_5f_11.E1" office:value-type="string">
            <text:p text:style-name="P8">6.174,83</text:p>
          </table:table-cell>
          <table:table-cell table:style-name="TBL_5f_0_5f_11.E1" office:value-type="string">
            <text:p text:style-name="P8">324,8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86,62</text:p>
          </table:table-cell>
          <table:table-cell table:style-name="TBL_5f_0_5f_11.E1" office:value-type="string">
            <text:p text:style-name="P8">2.019,22</text:p>
          </table:table-cell>
          <table:table-cell table:style-name="TBL_5f_0_5f_11.E1" office:value-type="string">
            <text:p text:style-name="P8">8.705,47</text:p>
          </table:table-cell>
          <table:table-cell table:style-name="TBL_5f_0_5f_11.E1" office:value-type="string">
            <text:p text:style-name="P8">844,95</text:p>
          </table:table-cell>
          <table:table-cell table:style-name="TBL_5f_0_5f_11.E1" office:value-type="string">
            <text:p text:style-name="P8">684,8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29,81</text:p>
          </table:table-cell>
          <table:table-cell table:style-name="TBL_5f_0_5f_11.E1" office:value-type="string">
            <text:p text:style-name="P8">7.175,66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874</text:p>
          </table:table-cell>
          <table:table-cell table:style-name="TBL_5f_0_5f_11.B1" office:value-type="string">
            <text:p text:style-name="P7">KEIL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DE DEFESA DO CONSUMIDOR</text:p>
          </table:table-cell>
          <table:table-cell table:style-name="TBL_5f_0_5f_11.E1" office:value-type="string">
            <text:p text:style-name="P8">3.014,14</text:p>
          </table:table-cell>
          <table:table-cell table:style-name="TBL_5f_0_5f_11.E1" office:value-type="string">
            <text:p text:style-name="P8">317,0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5.066,61</text:p>
          </table:table-cell>
          <table:table-cell table:style-name="TBL_5f_0_5f_11.E1" office:value-type="string">
            <text:p text:style-name="P8">433,06</text:p>
          </table:table-cell>
          <table:table-cell table:style-name="TBL_5f_0_5f_11.E1" office:value-type="string">
            <text:p text:style-name="P8">60,3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93,40</text:p>
          </table:table-cell>
          <table:table-cell table:style-name="TBL_5f_0_5f_11.E1" office:value-type="string">
            <text:p text:style-name="P8">4.573,21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516</text:p>
          </table:table-cell>
          <table:table-cell table:style-name="TBL_5f_0_5f_11.B1" office:value-type="string">
            <text:p text:style-name="P7">KELFRENN TEIXEIRA RODRIGUES DE MENEZES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PROMOTORIA DE JUSTICA - ARAUA 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946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40,56</text:p>
          </table:table-cell>
          <table:table-cell table:style-name="TBL_5f_0_5f_11.E1" office:value-type="string">
            <text:p text:style-name="P8">1.020,90</text:p>
          </table:table-cell>
          <table:table-cell table:style-name="TBL_5f_0_5f_11.E1" office:value-type="string">
            <text:p text:style-name="P8">48.812,53</text:p>
          </table:table-cell>
          <table:table-cell table:style-name="TBL_5f_0_5f_11.E1" office:value-type="string">
            <text:p text:style-name="P8">4.160,60</text:p>
          </table:table-cell>
          <table:table-cell table:style-name="TBL_5f_0_5f_11.E1" office:value-type="string">
            <text:p text:style-name="P8">7.791,7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952,37</text:p>
          </table:table-cell>
          <table:table-cell table:style-name="TBL_5f_0_5f_11.E1" office:value-type="string">
            <text:p text:style-name="P8">36.860,16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2097</text:p>
          </table:table-cell>
          <table:table-cell table:style-name="TBL_5f_0_5f_11.B1" office:value-type="string">
            <text:p text:style-name="P7">KELLI SOBRAL NASCIMENT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ATRIMONIO/DM/DA/SG</text:p>
          </table:table-cell>
          <table:table-cell table:style-name="TBL_5f_0_5f_11.E1" office:value-type="string">
            <text:p text:style-name="P8">3.589,8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4,6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5.409,88</text:p>
          </table:table-cell>
          <table:table-cell table:style-name="TBL_5f_0_5f_11.E1" office:value-type="string">
            <text:p text:style-name="P8">466,69</text:p>
          </table:table-cell>
          <table:table-cell table:style-name="TBL_5f_0_5f_11.E1" office:value-type="string">
            <text:p text:style-name="P8">126,3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93,06</text:p>
          </table:table-cell>
          <table:table-cell table:style-name="TBL_5f_0_5f_11.E1" office:value-type="string">
            <text:p text:style-name="P8">4.816,82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2093</text:p>
          </table:table-cell>
          <table:table-cell table:style-name="TBL_5f_0_5f_11.B1" office:value-type="string">
            <text:p text:style-name="P7">KELLY CRISTINE PEREIRA TEL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RETORIA DE RECURSOS HUMANOS</text:p>
          </table:table-cell>
          <table:table-cell table:style-name="TBL_5f_0_5f_11.E1" office:value-type="string">
            <text:p text:style-name="P8">3.014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4.749,53</text:p>
          </table:table-cell>
          <table:table-cell table:style-name="TBL_5f_0_5f_11.E1" office:value-type="string">
            <text:p text:style-name="P8">391,84</text:p>
          </table:table-cell>
          <table:table-cell table:style-name="TBL_5f_0_5f_11.E1" office:value-type="string">
            <text:p text:style-name="P8">53,8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45,71</text:p>
          </table:table-cell>
          <table:table-cell table:style-name="TBL_5f_0_5f_11.E1" office:value-type="string">
            <text:p text:style-name="P8">4.303,82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418</text:p>
          </table:table-cell>
          <table:table-cell table:style-name="TBL_5f_0_5f_11.B1" office:value-type="string">
            <text:p text:style-name="P7">KELLY SANTOS PIEDADE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TECNICA - GAAE</text:p>
          </table:table-cell>
          <table:table-cell table:style-name="TBL_5f_0_5f_11.E1" office:value-type="string">
            <text:p text:style-name="P8">4.275,62</text:p>
          </table:table-cell>
          <table:table-cell table:style-name="TBL_5f_0_5f_11.E1" office:value-type="string">
            <text:p text:style-name="P8">855,12</text:p>
          </table:table-cell>
          <table:table-cell table:style-name="TBL_5f_0_5f_11.E1" office:value-type="string">
            <text:p text:style-name="P8">1.199,9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8.066,08</text:p>
          </table:table-cell>
          <table:table-cell table:style-name="TBL_5f_0_5f_11.E1" office:value-type="string">
            <text:p text:style-name="P8">667,00</text:p>
          </table:table-cell>
          <table:table-cell table:style-name="TBL_5f_0_5f_11.E1" office:value-type="string">
            <text:p text:style-name="P8">688,1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55,15</text:p>
          </table:table-cell>
          <table:table-cell table:style-name="TBL_5f_0_5f_11.E1" office:value-type="string">
            <text:p text:style-name="P8">6.710,93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885</text:p>
          </table:table-cell>
          <table:table-cell table:style-name="TBL_5f_0_5f_11.B1" office:value-type="string">
            <text:p text:style-name="P7">KENI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ITAPORANGA D'AJUDA</text:p>
          </table:table-cell>
          <table:table-cell table:style-name="TBL_5f_0_5f_11.E1" office:value-type="string">
            <text:p text:style-name="P8">3.014,14</text:p>
          </table:table-cell>
          <table:table-cell table:style-name="TBL_5f_0_5f_11.E1" office:value-type="string">
            <text:p text:style-name="P8">237,8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51,67</text:p>
          </table:table-cell>
          <table:table-cell table:style-name="TBL_5f_0_5f_11.E1" office:value-type="string">
            <text:p text:style-name="P8">5.403,63</text:p>
          </table:table-cell>
          <table:table-cell table:style-name="TBL_5f_0_5f_11.E1" office:value-type="string">
            <text:p text:style-name="P8">422,75</text:p>
          </table:table-cell>
          <table:table-cell table:style-name="TBL_5f_0_5f_11.E1" office:value-type="string">
            <text:p text:style-name="P8">55,1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77,92</text:p>
          </table:table-cell>
          <table:table-cell table:style-name="TBL_5f_0_5f_11.E1" office:value-type="string">
            <text:p text:style-name="P8">4.925,71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2040</text:p>
          </table:table-cell>
          <table:table-cell table:style-name="TBL_5f_0_5f_11.B1" office:value-type="string">
            <text:p text:style-name="P7">KETLYN DE SANTANA NASCIMEN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4ª PROMOTORIA DE JUSTICA CRIMINAL - ARACAJU </text:p>
          </table:table-cell>
          <table:table-cell table:style-name="TBL_5f_0_5f_11.E1" office:value-type="string">
            <text:p text:style-name="P8">6.174,83</text:p>
          </table:table-cell>
          <table:table-cell table:style-name="TBL_5f_0_5f_11.E1" office:value-type="string">
            <text:p text:style-name="P8">649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8.559,81</text:p>
          </table:table-cell>
          <table:table-cell table:style-name="TBL_5f_0_5f_11.E1" office:value-type="string">
            <text:p text:style-name="P8">887,17</text:p>
          </table:table-cell>
          <table:table-cell table:style-name="TBL_5f_0_5f_11.E1" office:value-type="string">
            <text:p text:style-name="P8">763,3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50,55</text:p>
          </table:table-cell>
          <table:table-cell table:style-name="TBL_5f_0_5f_11.E1" office:value-type="string">
            <text:p text:style-name="P8">6.909,26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913</text:p>
          </table:table-cell>
          <table:table-cell table:style-name="TBL_5f_0_5f_11.B1" office:value-type="string">
            <text:p text:style-name="P7">KEYLLA TEIXEIRA SANTANA ANDRADE FRANCO</text:p>
          </table:table-cell>
          <table:table-cell table:style-name="TBL_5f_0_5f_11.B1" office:value-type="string">
            <text:p text:style-name="P7">TÉCNICO JUDICIÁRIO - requisitado</text:p>
          </table:table-cell>
          <table:table-cell table:style-name="TBL_5f_0_5f_11.B1" office:value-type="string">
            <text:p text:style-name="P7">11ª PROCURADORIA DE JUSTICA (CAMARA CRIMINAL)</text:p>
          </table:table-cell>
          <table:table-cell table:style-name="TBL_5f_0_5f_11.E1" office:value-type="string">
            <text:p text:style-name="P8">2.899,81</text:p>
          </table:table-cell>
          <table:table-cell table:style-name="TBL_5f_0_5f_11.E1" office:value-type="string">
            <text:p text:style-name="P8">1.562,41</text:p>
          </table:table-cell>
          <table:table-cell table:style-name="TBL_5f_0_5f_11.E1" office:value-type="string">
            <text:p text:style-name="P8">10.312,6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924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20,90</text:p>
          </table:table-cell>
          <table:table-cell table:style-name="TBL_5f_0_5f_11.E1" office:value-type="string">
            <text:p text:style-name="P8">20.720,75</text:p>
          </table:table-cell>
          <table:table-cell table:style-name="TBL_5f_0_5f_11.E1" office:value-type="string">
            <text:p text:style-name="P8">425,98</text:p>
          </table:table-cell>
          <table:table-cell table:style-name="TBL_5f_0_5f_11.E1" office:value-type="string">
            <text:p text:style-name="P8">4.378,8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804,80</text:p>
          </table:table-cell>
          <table:table-cell table:style-name="TBL_5f_0_5f_11.E1" office:value-type="string">
            <text:p text:style-name="P8">15.915,95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297</text:p>
          </table:table-cell>
          <table:table-cell table:style-name="TBL_5f_0_5f_11.B1" office:value-type="string">
            <text:p text:style-name="P7">KRISTIANE FERREIRA DA SILVA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3ª PROMOTORIA DE JUSTICA DA CURADORIA DA FAZENDA PUBLICA</text:p>
          </table:table-cell>
          <table:table-cell table:style-name="TBL_5f_0_5f_11.E1" office:value-type="string">
            <text:p text:style-name="P8">5.092,34</text:p>
          </table:table-cell>
          <table:table-cell table:style-name="TBL_5f_0_5f_11.E1" office:value-type="string">
            <text:p text:style-name="P8">763,8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52,0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9.543,64</text:p>
          </table:table-cell>
          <table:table-cell table:style-name="TBL_5f_0_5f_11.E1" office:value-type="string">
            <text:p text:style-name="P8">761,30</text:p>
          </table:table-cell>
          <table:table-cell table:style-name="TBL_5f_0_5f_11.E1" office:value-type="string">
            <text:p text:style-name="P8">964,2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25,58</text:p>
          </table:table-cell>
          <table:table-cell table:style-name="TBL_5f_0_5f_11.E1" office:value-type="string">
            <text:p text:style-name="P8">7.818,06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840</text:p>
          </table:table-cell>
          <table:table-cell table:style-name="TBL_5f_0_5f_11.B1" office:value-type="string">
            <text:p text:style-name="P7">LAELSON ALCANTARA DE PONTES FILHO</text:p>
          </table:table-cell>
          <table:table-cell table:style-name="TBL_5f_0_5f_11.B1" office:value-type="string">
            <text:p text:style-name="P7">PROMOTOR DE JUSTIÇA SUBSTITUTO</text:p>
          </table:table-cell>
          <table:table-cell table:style-name="TBL_5f_0_5f_11.B1" office:value-type="string">
            <text:p text:style-name="P7">PROMOTOR DE JUSTICA SUBSTITUTO</text:p>
          </table:table-cell>
          <table:table-cell table:style-name="TBL_5f_0_5f_11.E1" office:value-type="string">
            <text:p text:style-name="P8">30.404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399,54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36.539,35</text:p>
          </table:table-cell>
          <table:table-cell table:style-name="TBL_5f_0_5f_11.E1" office:value-type="string">
            <text:p text:style-name="P8">3.952,57</text:p>
          </table:table-cell>
          <table:table-cell table:style-name="TBL_5f_0_5f_11.E1" office:value-type="string">
            <text:p text:style-name="P8">7.269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222,19</text:p>
          </table:table-cell>
          <table:table-cell table:style-name="TBL_5f_0_5f_11.E1" office:value-type="string">
            <text:p text:style-name="P8">25.317,16</text:p>
          </table:table-cell>
          <table:table-cell table:style-name="TBL_5f_0_5f_11.S44" office:value-type="string">
            <text:p text:style-name="Standard"/>
          </table:table-cell>
        </table:table-row>
        <table:table-row table:style-name="TBL_5f_0_5f_11.1">
          <table:table-cell table:style-name="TBL_5f_0_5f_11.A1" office:value-type="string">
            <text:p text:style-name="P7">1795</text:p>
          </table:table-cell>
          <table:table-cell table:style-name="TBL_5f_0_5f_11.B1" office:value-type="string">
            <text:p text:style-name="P7">LAIS GOMES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SETOR DE ALMOXARIFADO/DM//DA/SG</text:p>
          </table:table-cell>
          <table:table-cell table:style-name="TBL_5f_0_5f_11.E1" office:value-type="string">
            <text:p text:style-name="P8">3.805,28</text:p>
          </table:table-cell>
          <table:table-cell table:style-name="TBL_5f_0_5f_11.E1" office:value-type="string">
            <text:p text:style-name="P8">300,2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4,60</text:p>
          </table:table-cell>
          <table:table-cell table:style-name="TBL_5f_0_5f_11.E1" office:value-type="string">
            <text:p text:style-name="P8">1.735,39</text:p>
          </table:table-cell>
          <table:table-cell table:style-name="TBL_5f_0_5f_11.E1" office:value-type="string">
            <text:p text:style-name="P8">5.925,50</text:p>
          </table:table-cell>
          <table:table-cell table:style-name="TBL_5f_0_5f_11.E1" office:value-type="string">
            <text:p text:style-name="P8">533,72</text:p>
          </table:table-cell>
          <table:table-cell table:style-name="TBL_5f_0_5f_11.E1" office:value-type="string">
            <text:p text:style-name="P8">193,6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27,38</text:p>
          </table:table-cell>
          <table:table-cell table:style-name="TBL_5f_0_5f_11.E1" office:value-type="string">
            <text:p text:style-name="P8">5.198,12</text:p>
          </table:table-cell>
          <table:table-cell table:style-name="TBL_5f_0_5f_11.S44" office:value-type="string">
            <text:p text:style-name="Standard"/>
          </table:table-cell>
        </table:table-row>
      </table:table>
      <table:table table:name="TBL_0_12" table:style-name="TBL_5f_0_5f_12">
        <table:table-column table:style-name="TBL_5f_0_5f_12.A"/>
        <table:table-column table:style-name="TBL_5f_0_5f_12.B"/>
        <table:table-column table:style-name="TBL_5f_0_5f_12.C"/>
        <table:table-column table:style-name="TBL_5f_0_5f_12.D"/>
        <table:table-column table:style-name="TBL_5f_0_5f_12.E"/>
        <table:table-column table:style-name="TBL_5f_0_5f_12.F"/>
        <table:table-column table:style-name="TBL_5f_0_5f_12.G"/>
        <table:table-column table:style-name="TBL_5f_0_5f_12.H"/>
        <table:table-column table:style-name="TBL_5f_0_5f_12.I"/>
        <table:table-column table:style-name="TBL_5f_0_5f_12.J"/>
        <table:table-column table:style-name="TBL_5f_0_5f_12.E"/>
        <table:table-column table:style-name="TBL_5f_0_5f_12.L" table:number-columns-repeated="2"/>
        <table:table-column table:style-name="TBL_5f_0_5f_12.J"/>
        <table:table-column table:style-name="TBL_5f_0_5f_12.O"/>
        <table:table-column table:style-name="TBL_5f_0_5f_12.P"/>
        <table:table-column table:style-name="TBL_5f_0_5f_12.Q"/>
        <table:table-column table:style-name="TBL_5f_0_5f_12.R"/>
        <table:table-column table:style-name="TBL_5f_0_5f_12.S"/>
        <table:table-row table:style-name="TBL_5f_0_5f_12.1">
          <table:table-cell table:style-name="TBL_5f_0_5f_12.A1" office:value-type="string">
            <text:p text:style-name="P7"><text:bookmark text:name="JR_PAGE_ANCHOR_0_13"/>2155</text:p>
          </table:table-cell>
          <table:table-cell table:style-name="TBL_5f_0_5f_12.B1" office:value-type="string">
            <text:p text:style-name="P7">LARISSA CAROLAINE MENEZES DE OLIVEIRA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OUVIDORIA DO MP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3.757,24</text:p>
          </table:table-cell>
          <table:table-cell table:style-name="TBL_5f_0_5f_12.E1" office:value-type="string">
            <text:p text:style-name="P8">181,9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81,97</text:p>
          </table:table-cell>
          <table:table-cell table:style-name="TBL_5f_0_5f_12.E1" office:value-type="string">
            <text:p text:style-name="P8">3.575,27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609</text:p>
          </table:table-cell>
          <table:table-cell table:style-name="TBL_5f_0_5f_12.B1" office:value-type="string">
            <text:p text:style-name="P7">LARISSA DOS SANTOS SANTANA MAI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7.354,32</text:p>
          </table:table-cell>
          <table:table-cell table:style-name="TBL_5f_0_5f_12.E1" office:value-type="string">
            <text:p text:style-name="P8">773,6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25,9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43,60</text:p>
          </table:table-cell>
          <table:table-cell table:style-name="TBL_5f_0_5f_12.E1" office:value-type="string">
            <text:p text:style-name="P8">13.497,51</text:p>
          </table:table-cell>
          <table:table-cell table:style-name="TBL_5f_0_5f_12.E1" office:value-type="string">
            <text:p text:style-name="P8">1.056,64</text:p>
          </table:table-cell>
          <table:table-cell table:style-name="TBL_5f_0_5f_12.E1" office:value-type="string">
            <text:p text:style-name="P8">1.023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79,76</text:p>
          </table:table-cell>
          <table:table-cell table:style-name="TBL_5f_0_5f_12.E1" office:value-type="string">
            <text:p text:style-name="P8">11.417,75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543</text:p>
          </table:table-cell>
          <table:table-cell table:style-name="TBL_5f_0_5f_12.B1" office:value-type="string">
            <text:p text:style-name="P7">LARISSA SOARES GUIMARAES PRADO DE OLIVEIRA</text:p>
          </table:table-cell>
          <table:table-cell table:style-name="TBL_5f_0_5f_12.B1" office:value-type="string">
            <text:p text:style-name="P7">ASSESSOR DE PROCURADOR DE JUSTIÇA</text:p>
          </table:table-cell>
          <table:table-cell table:style-name="TBL_5f_0_5f_12.B1" office:value-type="string">
            <text:p text:style-name="P7">1ª PROCURADORIA DE JUSTICA (1ª CAMARA CIVEL)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99,2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966,4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20,90</text:p>
          </table:table-cell>
          <table:table-cell table:style-name="TBL_5f_0_5f_12.E1" office:value-type="string">
            <text:p text:style-name="P8">16.886,54</text:p>
          </table:table-cell>
          <table:table-cell table:style-name="TBL_5f_0_5f_12.E1" office:value-type="string">
            <text:p text:style-name="P8">642,34</text:p>
          </table:table-cell>
          <table:table-cell table:style-name="TBL_5f_0_5f_12.E1" office:value-type="string">
            <text:p text:style-name="P8">3.264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907,25</text:p>
          </table:table-cell>
          <table:table-cell table:style-name="TBL_5f_0_5f_12.E1" office:value-type="string">
            <text:p text:style-name="P8">12.979,29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379</text:p>
          </table:table-cell>
          <table:table-cell table:style-name="TBL_5f_0_5f_12.B1" office:value-type="string">
            <text:p text:style-name="P7">LAURA ELISA MENGEL SIMOE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5ª PROMOTORIA DE JUSTICA CRIMINAL - ARACAJU</text:p>
          </table:table-cell>
          <table:table-cell table:style-name="TBL_5f_0_5f_12.E1" office:value-type="string">
            <text:p text:style-name="P8">4.532,16</text:p>
          </table:table-cell>
          <table:table-cell table:style-name="TBL_5f_0_5f_12.E1" office:value-type="string">
            <text:p text:style-name="P8">679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90,57</text:p>
          </table:table-cell>
          <table:table-cell table:style-name="TBL_5f_0_5f_12.E1" office:value-type="string">
            <text:p text:style-name="P8">7.202,55</text:p>
          </table:table-cell>
          <table:table-cell table:style-name="TBL_5f_0_5f_12.E1" office:value-type="string">
            <text:p text:style-name="P8">677,56</text:p>
          </table:table-cell>
          <table:table-cell table:style-name="TBL_5f_0_5f_12.E1" office:value-type="string">
            <text:p text:style-name="P8">384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61,67</text:p>
          </table:table-cell>
          <table:table-cell table:style-name="TBL_5f_0_5f_12.E1" office:value-type="string">
            <text:p text:style-name="P8">6.140,88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864</text:p>
          </table:table-cell>
          <table:table-cell table:style-name="TBL_5f_0_5f_12.B1" office:value-type="string">
            <text:p text:style-name="P7">LAURA IMPERATRIZ BATALHA MOREIRA NERY MOURA</text:p>
          </table:table-cell>
          <table:table-cell table:style-name="TBL_5f_0_5f_12.B1" office:value-type="string">
            <text:p text:style-name="P7">PROMOTOR DE JUSTIÇA SUBSTITUTO</text:p>
          </table:table-cell>
          <table:table-cell table:style-name="TBL_5f_0_5f_12.B1" office:value-type="string">
            <text:p text:style-name="P7">PROMOTOR DE JUSTICA SUBSTITUTO</text:p>
          </table:table-cell>
          <table:table-cell table:style-name="TBL_5f_0_5f_12.E1" office:value-type="string">
            <text:p text:style-name="P8">30.404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56,94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32.796,75</text:p>
          </table:table-cell>
          <table:table-cell table:style-name="TBL_5f_0_5f_12.E1" office:value-type="string">
            <text:p text:style-name="P8">3.952,57</text:p>
          </table:table-cell>
          <table:table-cell table:style-name="TBL_5f_0_5f_12.E1" office:value-type="string">
            <text:p text:style-name="P8">6.481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433,85</text:p>
          </table:table-cell>
          <table:table-cell table:style-name="TBL_5f_0_5f_12.E1" office:value-type="string">
            <text:p text:style-name="P8">22.362,90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2016</text:p>
          </table:table-cell>
          <table:table-cell table:style-name="TBL_5f_0_5f_12.B1" office:value-type="string">
            <text:p text:style-name="P7">LAURO DE JESUS</text:p>
          </table:table-cell>
          <table:table-cell table:style-name="TBL_5f_0_5f_12.B1" office:value-type="string">
            <text:p text:style-name="P7">1º SARGENTO - requisitado -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85,4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85,4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85,44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2069</text:p>
          </table:table-cell>
          <table:table-cell table:style-name="TBL_5f_0_5f_12.B1" office:value-type="string">
            <text:p text:style-name="P7">LEA ALVES SCHLINGMANN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3ª PROCURADORIA DE JUSTICA (2ª CAMARA CIVEL)</text:p>
          </table:table-cell>
          <table:table-cell table:style-name="TBL_5f_0_5f_12.E1" office:value-type="string">
            <text:p text:style-name="P8">2.530,74</text:p>
          </table:table-cell>
          <table:table-cell table:style-name="TBL_5f_0_5f_12.E1" office:value-type="string">
            <text:p text:style-name="P8">133,12</text:p>
          </table:table-cell>
          <table:table-cell table:style-name="TBL_5f_0_5f_12.E1" office:value-type="string">
            <text:p text:style-name="P8">10.312,6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14.711,92</text:p>
          </table:table-cell>
          <table:table-cell table:style-name="TBL_5f_0_5f_12.E1" office:value-type="string">
            <text:p text:style-name="P8">346,30</text:p>
          </table:table-cell>
          <table:table-cell table:style-name="TBL_5f_0_5f_12.E1" office:value-type="string">
            <text:p text:style-name="P8">2.603,9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950,25</text:p>
          </table:table-cell>
          <table:table-cell table:style-name="TBL_5f_0_5f_12.E1" office:value-type="string">
            <text:p text:style-name="P8">11.761,67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398</text:p>
          </table:table-cell>
          <table:table-cell table:style-name="TBL_5f_0_5f_12.B1" office:value-type="string">
            <text:p text:style-name="P7">LEA GOMES DE ANDRADE</text:p>
          </table:table-cell>
          <table:table-cell table:style-name="TBL_5f_0_5f_12.B1" office:value-type="string">
            <text:p text:style-name="P7">OFICIAL ADMINISTRATIVO - requisitado</text:p>
          </table:table-cell>
          <table:table-cell table:style-name="TBL_5f_0_5f_12.B1" office:value-type="string">
            <text:p text:style-name="P7">DIVISAO DE APOIO ADMINISTRATIVO/DA/SG</text:p>
          </table:table-cell>
          <table:table-cell table:style-name="TBL_5f_0_5f_12.E1" office:value-type="string">
            <text:p text:style-name="P8">2.026,42</text:p>
          </table:table-cell>
          <table:table-cell table:style-name="TBL_5f_0_5f_12.E1" office:value-type="string">
            <text:p text:style-name="P8">1.185,44</text:p>
          </table:table-cell>
          <table:table-cell table:style-name="TBL_5f_0_5f_12.E1" office:value-type="string">
            <text:p text:style-name="P8">5.442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63,4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20,90</text:p>
          </table:table-cell>
          <table:table-cell table:style-name="TBL_5f_0_5f_12.E1" office:value-type="string">
            <text:p text:style-name="P8">9.938,30</text:p>
          </table:table-cell>
          <table:table-cell table:style-name="TBL_5f_0_5f_12.E1" office:value-type="string">
            <text:p text:style-name="P8">263,43</text:p>
          </table:table-cell>
          <table:table-cell table:style-name="TBL_5f_0_5f_12.E1" office:value-type="string">
            <text:p text:style-name="P8">1.510,4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73,91</text:p>
          </table:table-cell>
          <table:table-cell table:style-name="TBL_5f_0_5f_12.E1" office:value-type="string">
            <text:p text:style-name="P8">8.164,39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33,12</text:p>
          </table:table-cell>
          <table:table-cell table:style-name="TBL_5f_0_5f_12.E1" office:value-type="string">
            <text:p text:style-name="P8">1.633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33,12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005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DIRETOR ADMINISTRATIVO</text:p>
          </table:table-cell>
          <table:table-cell table:style-name="TBL_5f_0_5f_12.B1" office:value-type="string">
            <text:p text:style-name="P7">DIVISAO DE MATERIAL/DM/DA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005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DIRETOR ADMINISTRATIVO</text:p>
          </table:table-cell>
          <table:table-cell table:style-name="TBL_5f_0_5f_12.B1" office:value-type="string">
            <text:p text:style-name="P7">DIVISAO DE MATERIAL/DM/DA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600,9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20,90</text:p>
          </table:table-cell>
          <table:table-cell table:style-name="TBL_5f_0_5f_12.E1" office:value-type="string">
            <text:p text:style-name="P8">10.621,80</text:p>
          </table:table-cell>
          <table:table-cell table:style-name="TBL_5f_0_5f_12.E1" office:value-type="string">
            <text:p text:style-name="P8">642,34</text:p>
          </table:table-cell>
          <table:table-cell table:style-name="TBL_5f_0_5f_12.E1" office:value-type="string">
            <text:p text:style-name="P8">1.594,2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36,58</text:p>
          </table:table-cell>
          <table:table-cell table:style-name="TBL_5f_0_5f_12.E1" office:value-type="string">
            <text:p text:style-name="P8">8.385,22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08</text:p>
          </table:table-cell>
          <table:table-cell table:style-name="TBL_5f_0_5f_12.B1" office:value-type="string">
            <text:p text:style-name="P7">LEALDO NUNES LIMA</text:p>
          </table:table-cell>
          <table:table-cell table:style-name="TBL_5f_0_5f_12.B1" office:value-type="string">
            <text:p text:style-name="P7">MOTORISTA OFICIAL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3.694,18</text:p>
          </table:table-cell>
          <table:table-cell table:style-name="TBL_5f_0_5f_12.E1" office:value-type="string">
            <text:p text:style-name="P8">2.440,5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44,90</text:p>
          </table:table-cell>
          <table:table-cell table:style-name="TBL_5f_0_5f_12.E1" office:value-type="string">
            <text:p text:style-name="P8">797,5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654,02</text:p>
          </table:table-cell>
          <table:table-cell table:style-name="TBL_5f_0_5f_12.E1" office:value-type="string">
            <text:p text:style-name="P8">11.631,12</text:p>
          </table:table-cell>
          <table:table-cell table:style-name="TBL_5f_0_5f_12.E1" office:value-type="string">
            <text:p text:style-name="P8">797,51</text:p>
          </table:table-cell>
          <table:table-cell table:style-name="TBL_5f_0_5f_12.E1" office:value-type="string">
            <text:p text:style-name="P8">1.275,7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73,26</text:p>
          </table:table-cell>
          <table:table-cell table:style-name="TBL_5f_0_5f_12.E1" office:value-type="string">
            <text:p text:style-name="P8">9.557,86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641</text:p>
          </table:table-cell>
          <table:table-cell table:style-name="TBL_5f_0_5f_12.B1" office:value-type="string">
            <text:p text:style-name="P7">LEILA MARIA MELO ANDRADE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3.349,20</text:p>
          </table:table-cell>
          <table:table-cell table:style-name="TBL_5f_0_5f_12.E1" office:value-type="string">
            <text:p text:style-name="P8">1.520,36</text:p>
          </table:table-cell>
          <table:table-cell table:style-name="TBL_5f_0_5f_12.E1" office:value-type="string">
            <text:p text:style-name="P8">10.312,6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060,7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20,90</text:p>
          </table:table-cell>
          <table:table-cell table:style-name="TBL_5f_0_5f_12.E1" office:value-type="string">
            <text:p text:style-name="P8">21.263,87</text:p>
          </table:table-cell>
          <table:table-cell table:style-name="TBL_5f_0_5f_12.E1" office:value-type="string">
            <text:p text:style-name="P8">478,94</text:p>
          </table:table-cell>
          <table:table-cell table:style-name="TBL_5f_0_5f_12.E1" office:value-type="string">
            <text:p text:style-name="P8">4.565,7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044,69</text:p>
          </table:table-cell>
          <table:table-cell table:style-name="TBL_5f_0_5f_12.E1" office:value-type="string">
            <text:p text:style-name="P8">16.219,18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607</text:p>
          </table:table-cell>
          <table:table-cell table:style-name="TBL_5f_0_5f_12.B1" office:value-type="string">
            <text:p text:style-name="P7">LEILAINE SOUZA SANTANA MACH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5ª PROMOTORIA DE JUSTICA DOS DIREITOS DO CIDADAO</text:p>
          </table:table-cell>
          <table:table-cell table:style-name="TBL_5f_0_5f_12.E1" office:value-type="string">
            <text:p text:style-name="P8">4.275,62</text:p>
          </table:table-cell>
          <table:table-cell table:style-name="TBL_5f_0_5f_12.E1" office:value-type="string">
            <text:p text:style-name="P8">449,7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6.460,80</text:p>
          </table:table-cell>
          <table:table-cell table:style-name="TBL_5f_0_5f_12.E1" office:value-type="string">
            <text:p text:style-name="P8">614,30</text:p>
          </table:table-cell>
          <table:table-cell table:style-name="TBL_5f_0_5f_12.E1" office:value-type="string">
            <text:p text:style-name="P8">288,8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03,17</text:p>
          </table:table-cell>
          <table:table-cell table:style-name="TBL_5f_0_5f_12.E1" office:value-type="string">
            <text:p text:style-name="P8">5.557,63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366</text:p>
          </table:table-cell>
          <table:table-cell table:style-name="TBL_5f_0_5f_12.B1" office:value-type="string">
            <text:p text:style-name="P7">LEMUEL SANTOS BOMFIM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OORDENADORIA DE DOCUMENTACAO E DE MEMORIA DO MP</text:p>
          </table:table-cell>
          <table:table-cell table:style-name="TBL_5f_0_5f_12.E1" office:value-type="string">
            <text:p text:style-name="P8">4.804,09</text:p>
          </table:table-cell>
          <table:table-cell table:style-name="TBL_5f_0_5f_12.E1" office:value-type="string">
            <text:p text:style-name="P8">720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7.260,09</text:p>
          </table:table-cell>
          <table:table-cell table:style-name="TBL_5f_0_5f_12.E1" office:value-type="string">
            <text:p text:style-name="P8">718,21</text:p>
          </table:table-cell>
          <table:table-cell table:style-name="TBL_5f_0_5f_12.E1" office:value-type="string">
            <text:p text:style-name="P8">402,6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20,88</text:p>
          </table:table-cell>
          <table:table-cell table:style-name="TBL_5f_0_5f_12.E1" office:value-type="string">
            <text:p text:style-name="P8">6.139,21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348</text:p>
          </table:table-cell>
          <table:table-cell table:style-name="TBL_5f_0_5f_12.B1" office:value-type="string">
            <text:p text:style-name="P7">LENILDE NASCIMENTO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6ª PROMOTORIA DE JUSTICA CRIMINAL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144,40</text:p>
          </table:table-cell>
          <table:table-cell table:style-name="TBL_5f_0_5f_12.E1" office:value-type="string">
            <text:p text:style-name="P8">1.990,57</text:p>
          </table:table-cell>
          <table:table-cell table:style-name="TBL_5f_0_5f_12.E1" office:value-type="string">
            <text:p text:style-name="P8">38.824,08</text:p>
          </table:table-cell>
          <table:table-cell table:style-name="TBL_5f_0_5f_12.E1" office:value-type="string">
            <text:p text:style-name="P8">4.379,58</text:p>
          </table:table-cell>
          <table:table-cell table:style-name="TBL_5f_0_5f_12.E1" office:value-type="string">
            <text:p text:style-name="P8">7.899,0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2.278,64</text:p>
          </table:table-cell>
          <table:table-cell table:style-name="TBL_5f_0_5f_12.E1" office:value-type="string">
            <text:p text:style-name="P8">26.545,44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605</text:p>
          </table:table-cell>
          <table:table-cell table:style-name="TBL_5f_0_5f_12.B1" office:value-type="string">
            <text:p text:style-name="P7">LEOGENEFFER ARAUJO DOS SANTOS</text:p>
          </table:table-cell>
          <table:table-cell table:style-name="TBL_5f_0_5f_12.B1" office:value-type="string">
            <text:p text:style-name="P7">Assessor do Arq. Setorial do RH</text:p>
          </table:table-cell>
          <table:table-cell table:style-name="TBL_5f_0_5f_12.B1" office:value-type="string">
            <text:p text:style-name="P7">ARQUIVO SETORIAL DO 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3.757,24</text:p>
          </table:table-cell>
          <table:table-cell table:style-name="TBL_5f_0_5f_12.E1" office:value-type="string">
            <text:p text:style-name="P8">181,9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81,97</text:p>
          </table:table-cell>
          <table:table-cell table:style-name="TBL_5f_0_5f_12.E1" office:value-type="string">
            <text:p text:style-name="P8">3.575,27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196</text:p>
          </table:table-cell>
          <table:table-cell table:style-name="TBL_5f_0_5f_12.B1" office:value-type="string">
            <text:p text:style-name="P7">LEONARDO JOSE CAMPOS MAIA DE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TOBIAS BARRETO </text:p>
          </table:table-cell>
          <table:table-cell table:style-name="TBL_5f_0_5f_12.E1" office:value-type="string">
            <text:p text:style-name="P8">8.263,31</text:p>
          </table:table-cell>
          <table:table-cell table:style-name="TBL_5f_0_5f_12.E1" office:value-type="string">
            <text:p text:style-name="P8">1.239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43,60</text:p>
          </table:table-cell>
          <table:table-cell table:style-name="TBL_5f_0_5f_12.E1" office:value-type="string">
            <text:p text:style-name="P8">11.846,41</text:p>
          </table:table-cell>
          <table:table-cell table:style-name="TBL_5f_0_5f_12.E1" office:value-type="string">
            <text:p text:style-name="P8">1.235,37</text:p>
          </table:table-cell>
          <table:table-cell table:style-name="TBL_5f_0_5f_12.E1" office:value-type="string">
            <text:p text:style-name="P8">1.404,1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639,56</text:p>
          </table:table-cell>
          <table:table-cell table:style-name="TBL_5f_0_5f_12.E1" office:value-type="string">
            <text:p text:style-name="P8">9.206,85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833</text:p>
          </table:table-cell>
          <table:table-cell table:style-name="TBL_5f_0_5f_12.B1" office:value-type="string">
            <text:p text:style-name="P7">LEONEL RODRIGUES CHAGAS</text:p>
          </table:table-cell>
          <table:table-cell table:style-name="TBL_5f_0_5f_12.B1" office:value-type="string">
            <text:p text:style-name="P7">1º SARGENTO - requisitado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85,44</text:p>
          </table:table-cell>
          <table:table-cell table:style-name="TBL_5f_0_5f_12.E1" office:value-type="string">
            <text:p text:style-name="P8">946,6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20,90</text:p>
          </table:table-cell>
          <table:table-cell table:style-name="TBL_5f_0_5f_12.E1" office:value-type="string">
            <text:p text:style-name="P8">3.152,9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152,96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472</text:p>
          </table:table-cell>
          <table:table-cell table:style-name="TBL_5f_0_5f_12.B1" office:value-type="string">
            <text:p text:style-name="P7">LEYDSON GADELHA MOREIRA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CEDRO DE SAO JOAO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554,22</text:p>
          </table:table-cell>
          <table:table-cell table:style-name="TBL_5f_0_5f_12.E1" office:value-type="string">
            <text:p text:style-name="P8">10.668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80,16</text:p>
          </table:table-cell>
          <table:table-cell table:style-name="TBL_5f_0_5f_12.E1" office:value-type="string">
            <text:p text:style-name="P8">12.403,61</text:p>
          </table:table-cell>
          <table:table-cell table:style-name="TBL_5f_0_5f_12.E1" office:value-type="string">
            <text:p text:style-name="P8">66.910,86</text:p>
          </table:table-cell>
          <table:table-cell table:style-name="TBL_5f_0_5f_12.E1" office:value-type="string">
            <text:p text:style-name="P8">4.160,60</text:p>
          </table:table-cell>
          <table:table-cell table:style-name="TBL_5f_0_5f_12.E1" office:value-type="string">
            <text:p text:style-name="P8">10.021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4.182,02</text:p>
          </table:table-cell>
          <table:table-cell table:style-name="TBL_5f_0_5f_12.E1" office:value-type="string">
            <text:p text:style-name="P8">52.728,84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2099</text:p>
          </table:table-cell>
          <table:table-cell table:style-name="TBL_5f_0_5f_12.B1" office:value-type="string">
            <text:p text:style-name="P7">LHAIS SAMARA MESSIAS COST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2.843,5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43,60</text:p>
          </table:table-cell>
          <table:table-cell table:style-name="TBL_5f_0_5f_12.E1" office:value-type="string">
            <text:p text:style-name="P8">5.187,13</text:p>
          </table:table-cell>
          <table:table-cell table:style-name="TBL_5f_0_5f_12.E1" office:value-type="string">
            <text:p text:style-name="P8">369,66</text:p>
          </table:table-cell>
          <table:table-cell table:style-name="TBL_5f_0_5f_12.E1" office:value-type="string">
            <text:p text:style-name="P8">42,7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12,40</text:p>
          </table:table-cell>
          <table:table-cell table:style-name="TBL_5f_0_5f_12.E1" office:value-type="string">
            <text:p text:style-name="P8">5.144,39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204</text:p>
          </table:table-cell>
          <table:table-cell table:style-name="TBL_5f_0_5f_12.B1" office:value-type="string">
            <text:p text:style-name="P7">LICIA REGIA DOS SANTOS DIAS SOUZ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DOS DIREITOS DO CIDADAO</text:p>
          </table:table-cell>
          <table:table-cell table:style-name="TBL_5f_0_5f_12.E1" office:value-type="string">
            <text:p text:style-name="P8">8.263,31</text:p>
          </table:table-cell>
          <table:table-cell table:style-name="TBL_5f_0_5f_12.E1" office:value-type="string">
            <text:p text:style-name="P8">1.239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11.238,20</text:p>
          </table:table-cell>
          <table:table-cell table:style-name="TBL_5f_0_5f_12.E1" office:value-type="string">
            <text:p text:style-name="P8">1.235,37</text:p>
          </table:table-cell>
          <table:table-cell table:style-name="TBL_5f_0_5f_12.E1" office:value-type="string">
            <text:p text:style-name="P8">1.404,1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639,56</text:p>
          </table:table-cell>
          <table:table-cell table:style-name="TBL_5f_0_5f_12.E1" office:value-type="string">
            <text:p text:style-name="P8">8.598,64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419</text:p>
          </table:table-cell>
          <table:table-cell table:style-name="TBL_5f_0_5f_12.B1" office:value-type="string">
            <text:p text:style-name="P7">LICIA VANESSA DE ANDRADE SANTAN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- ARACAJU</text:p>
          </table:table-cell>
          <table:table-cell table:style-name="TBL_5f_0_5f_12.E1" office:value-type="string">
            <text:p text:style-name="P8">7.795,58</text:p>
          </table:table-cell>
          <table:table-cell table:style-name="TBL_5f_0_5f_12.E1" office:value-type="string">
            <text:p text:style-name="P8">1.169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10.700,31</text:p>
          </table:table-cell>
          <table:table-cell table:style-name="TBL_5f_0_5f_12.E1" office:value-type="string">
            <text:p text:style-name="P8">1.165,44</text:p>
          </table:table-cell>
          <table:table-cell table:style-name="TBL_5f_0_5f_12.E1" office:value-type="string">
            <text:p text:style-name="P8">1.223,3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8,80</text:p>
          </table:table-cell>
          <table:table-cell table:style-name="TBL_5f_0_5f_12.E1" office:value-type="string">
            <text:p text:style-name="P8">8.311,51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785</text:p>
          </table:table-cell>
          <table:table-cell table:style-name="TBL_5f_0_5f_12.B1" office:value-type="string">
            <text:p text:style-name="P7">LIDIANE MEDEIROS MAT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4.275,62</text:p>
          </table:table-cell>
          <table:table-cell table:style-name="TBL_5f_0_5f_12.E1" office:value-type="string">
            <text:p text:style-name="P8">855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6.866,13</text:p>
          </table:table-cell>
          <table:table-cell table:style-name="TBL_5f_0_5f_12.E1" office:value-type="string">
            <text:p text:style-name="P8">667,00</text:p>
          </table:table-cell>
          <table:table-cell table:style-name="TBL_5f_0_5f_12.E1" office:value-type="string">
            <text:p text:style-name="P8">368,2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35,21</text:p>
          </table:table-cell>
          <table:table-cell table:style-name="TBL_5f_0_5f_12.E1" office:value-type="string">
            <text:p text:style-name="P8">5.830,92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878</text:p>
          </table:table-cell>
          <table:table-cell table:style-name="TBL_5f_0_5f_12.B1" office:value-type="string">
            <text:p text:style-name="P7">LIGIA MARIA MONTEIRO DE FIGUEIREDO</text:p>
          </table:table-cell>
          <table:table-cell table:style-name="TBL_5f_0_5f_12.B1" office:value-type="string">
            <text:p text:style-name="P7">DIRETOR FINANCEIRO</text:p>
          </table:table-cell>
          <table:table-cell table:style-name="TBL_5f_0_5f_12.B1" office:value-type="string">
            <text:p text:style-name="P7">DIRETORIA FINANCEIRA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.600,9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654,02</text:p>
          </table:table-cell>
          <table:table-cell table:style-name="TBL_5f_0_5f_12.E1" office:value-type="string">
            <text:p text:style-name="P8">12.254,92</text:p>
          </table:table-cell>
          <table:table-cell table:style-name="TBL_5f_0_5f_12.E1" office:value-type="string">
            <text:p text:style-name="P8">642,34</text:p>
          </table:table-cell>
          <table:table-cell table:style-name="TBL_5f_0_5f_12.E1" office:value-type="string">
            <text:p text:style-name="P8">1.594,2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36,58</text:p>
          </table:table-cell>
          <table:table-cell table:style-name="TBL_5f_0_5f_12.E1" office:value-type="string">
            <text:p text:style-name="P8">10.018,34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477</text:p>
          </table:table-cell>
          <table:table-cell table:style-name="TBL_5f_0_5f_12.B1" office:value-type="string">
            <text:p text:style-name="P7">LISSANDRO PATRICIUS GOIS SANTOS</text:p>
          </table:table-cell>
          <table:table-cell table:style-name="TBL_5f_0_5f_12.B1" office:value-type="string">
            <text:p text:style-name="P7">ANALISTA DO MP -Informática - G. e A.de P. de Infraestrutura</text:p>
          </table:table-cell>
          <table:table-cell table:style-name="TBL_5f_0_5f_12.B1" office:value-type="string">
            <text:p text:style-name="P7">DIRETORIA DE TECNOLOGIA DA INFORMACAO</text:p>
          </table:table-cell>
          <table:table-cell table:style-name="TBL_5f_0_5f_12.E1" office:value-type="string">
            <text:p text:style-name="P8">5.825,31</text:p>
          </table:table-cell>
          <table:table-cell table:style-name="TBL_5f_0_5f_12.E1" office:value-type="string">
            <text:p text:style-name="P8">612,82</text:p>
          </table:table-cell>
          <table:table-cell table:style-name="TBL_5f_0_5f_12.E1" office:value-type="string">
            <text:p text:style-name="P8">5.442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13.615,63</text:p>
          </table:table-cell>
          <table:table-cell table:style-name="TBL_5f_0_5f_12.E1" office:value-type="string">
            <text:p text:style-name="P8">836,96</text:p>
          </table:table-cell>
          <table:table-cell table:style-name="TBL_5f_0_5f_12.E1" office:value-type="string">
            <text:p text:style-name="P8">2.167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04,50</text:p>
          </table:table-cell>
          <table:table-cell table:style-name="TBL_5f_0_5f_12.E1" office:value-type="string">
            <text:p text:style-name="P8">10.611,13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655</text:p>
          </table:table-cell>
          <table:table-cell table:style-name="TBL_5f_0_5f_12.B1" office:value-type="string">
            <text:p text:style-name="P7">LIZANDRA GARDENIA DOS SAN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6ª PROMOTORIA DE JUSTICA DOS DIREITOS DO CIDADAO</text:p>
          </table:table-cell>
          <table:table-cell table:style-name="TBL_5f_0_5f_12.E1" office:value-type="string">
            <text:p text:style-name="P8">3.805,28</text:p>
          </table:table-cell>
          <table:table-cell table:style-name="TBL_5f_0_5f_12.E1" office:value-type="string">
            <text:p text:style-name="P8">400,3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5.940,99</text:p>
          </table:table-cell>
          <table:table-cell table:style-name="TBL_5f_0_5f_12.E1" office:value-type="string">
            <text:p text:style-name="P8">546,73</text:p>
          </table:table-cell>
          <table:table-cell table:style-name="TBL_5f_0_5f_12.E1" office:value-type="string">
            <text:p text:style-name="P8">165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712,32</text:p>
          </table:table-cell>
          <table:table-cell table:style-name="TBL_5f_0_5f_12.E1" office:value-type="string">
            <text:p text:style-name="P8">5.228,67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714</text:p>
          </table:table-cell>
          <table:table-cell table:style-name="TBL_5f_0_5f_12.B1" office:value-type="string">
            <text:p text:style-name="P7">LORENA DA ROCHA SILVA RIBEIRO</text:p>
          </table:table-cell>
          <table:table-cell table:style-name="TBL_5f_0_5f_12.B1" office:value-type="string">
            <text:p text:style-name="P7">ANALISTA DO MP- CONTADOR</text:p>
          </table:table-cell>
          <table:table-cell table:style-name="TBL_5f_0_5f_12.B1" office:value-type="string">
            <text:p text:style-name="P7">DIVISAO DE PERICIA CONTABIL - GAAE</text:p>
          </table:table-cell>
          <table:table-cell table:style-name="TBL_5f_0_5f_12.E1" office:value-type="string">
            <text:p text:style-name="P8">8.263,31</text:p>
          </table:table-cell>
          <table:table-cell table:style-name="TBL_5f_0_5f_12.E1" office:value-type="string">
            <text:p text:style-name="P8">1.239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11.238,20</text:p>
          </table:table-cell>
          <table:table-cell table:style-name="TBL_5f_0_5f_12.E1" office:value-type="string">
            <text:p text:style-name="P8">1.235,37</text:p>
          </table:table-cell>
          <table:table-cell table:style-name="TBL_5f_0_5f_12.E1" office:value-type="string">
            <text:p text:style-name="P8">1.352,0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87,42</text:p>
          </table:table-cell>
          <table:table-cell table:style-name="TBL_5f_0_5f_12.E1" office:value-type="string">
            <text:p text:style-name="P8">8.650,78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833</text:p>
          </table:table-cell>
          <table:table-cell table:style-name="TBL_5f_0_5f_12.B1" office:value-type="string">
            <text:p text:style-name="P7">LUA SILVA SANTOS VASCONCELOS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ESCOLA SUPERIOR DO MP</text:p>
          </table:table-cell>
          <table:table-cell table:style-name="TBL_5f_0_5f_12.E1" office:value-type="string">
            <text:p text:style-name="P8">8.263,31</text:p>
          </table:table-cell>
          <table:table-cell table:style-name="TBL_5f_0_5f_12.E1" office:value-type="string">
            <text:p text:style-name="P8">1.239,50</text:p>
          </table:table-cell>
          <table:table-cell table:style-name="TBL_5f_0_5f_12.E1" office:value-type="string">
            <text:p text:style-name="P8">5.442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16.680,31</text:p>
          </table:table-cell>
          <table:table-cell table:style-name="TBL_5f_0_5f_12.E1" office:value-type="string">
            <text:p text:style-name="P8">1.235,37</text:p>
          </table:table-cell>
          <table:table-cell table:style-name="TBL_5f_0_5f_12.E1" office:value-type="string">
            <text:p text:style-name="P8">2.900,7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136,14</text:p>
          </table:table-cell>
          <table:table-cell table:style-name="TBL_5f_0_5f_12.E1" office:value-type="string">
            <text:p text:style-name="P8">12.544,17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2064</text:p>
          </table:table-cell>
          <table:table-cell table:style-name="TBL_5f_0_5f_12.B1" office:value-type="string">
            <text:p text:style-name="P7">LUAN BRUNO BARBOSA DE SOUZA COSTA</text:p>
          </table:table-cell>
          <table:table-cell table:style-name="TBL_5f_0_5f_12.B1" office:value-type="string">
            <text:p text:style-name="P7">ANALISTA DO MP -Informática - G. e A.de P. de Sistemas</text:p>
          </table:table-cell>
          <table:table-cell table:style-name="TBL_5f_0_5f_12.B1" office:value-type="string">
            <text:p text:style-name="P7">GRUPO DE ATUACAO ESPECIAL DE COMBATE AO CRIME ORGANIZADO (GAECO)</text:p>
          </table:table-cell>
          <table:table-cell table:style-name="TBL_5f_0_5f_12.E1" office:value-type="string">
            <text:p text:style-name="P8">5.495,58</text:p>
          </table:table-cell>
          <table:table-cell table:style-name="TBL_5f_0_5f_12.E1" office:value-type="string">
            <text:p text:style-name="P8">289,0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7.520,04</text:p>
          </table:table-cell>
          <table:table-cell table:style-name="TBL_5f_0_5f_12.E1" office:value-type="string">
            <text:p text:style-name="P8">752,00</text:p>
          </table:table-cell>
          <table:table-cell table:style-name="TBL_5f_0_5f_12.E1" office:value-type="string">
            <text:p text:style-name="P8">514,6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66,62</text:p>
          </table:table-cell>
          <table:table-cell table:style-name="TBL_5f_0_5f_12.E1" office:value-type="string">
            <text:p text:style-name="P8">6.253,42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975</text:p>
          </table:table-cell>
          <table:table-cell table:style-name="TBL_5f_0_5f_12.B1" office:value-type="string">
            <text:p text:style-name="P7">LUANA DIAS SOARES GARCIA 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PROMOTORIA DE JUSTICA ESPECIAL CIVEL E CRIMINAL - ESTANCIA 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3.757,24</text:p>
          </table:table-cell>
          <table:table-cell table:style-name="TBL_5f_0_5f_12.E1" office:value-type="string">
            <text:p text:style-name="P8">181,9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81,97</text:p>
          </table:table-cell>
          <table:table-cell table:style-name="TBL_5f_0_5f_12.E1" office:value-type="string">
            <text:p text:style-name="P8">3.575,27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346</text:p>
          </table:table-cell>
          <table:table-cell table:style-name="TBL_5f_0_5f_12.B1" office:value-type="string">
            <text:p text:style-name="P7">LUANA FRANCA DE CARVALH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- PROPRIA </text:p>
          </table:table-cell>
          <table:table-cell table:style-name="TBL_5f_0_5f_12.E1" office:value-type="string">
            <text:p text:style-name="P8">8.759,11</text:p>
          </table:table-cell>
          <table:table-cell table:style-name="TBL_5f_0_5f_12.E1" office:value-type="string">
            <text:p text:style-name="P8">1.751,8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43,60</text:p>
          </table:table-cell>
          <table:table-cell table:style-name="TBL_5f_0_5f_12.E1" office:value-type="string">
            <text:p text:style-name="P8">12.854,53</text:p>
          </table:table-cell>
          <table:table-cell table:style-name="TBL_5f_0_5f_12.E1" office:value-type="string">
            <text:p text:style-name="P8">1.366,42</text:p>
          </table:table-cell>
          <table:table-cell table:style-name="TBL_5f_0_5f_12.E1" office:value-type="string">
            <text:p text:style-name="P8">1.645,3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011,80</text:p>
          </table:table-cell>
          <table:table-cell table:style-name="TBL_5f_0_5f_12.E1" office:value-type="string">
            <text:p text:style-name="P8">9.842,73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672</text:p>
          </table:table-cell>
          <table:table-cell table:style-name="TBL_5f_0_5f_12.B1" office:value-type="string">
            <text:p text:style-name="P7">LUANA PRATA MONTEIR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4.275,62</text:p>
          </table:table-cell>
          <table:table-cell table:style-name="TBL_5f_0_5f_12.E1" office:value-type="string">
            <text:p text:style-name="P8">449,7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6.460,80</text:p>
          </table:table-cell>
          <table:table-cell table:style-name="TBL_5f_0_5f_12.E1" office:value-type="string">
            <text:p text:style-name="P8">614,30</text:p>
          </table:table-cell>
          <table:table-cell table:style-name="TBL_5f_0_5f_12.E1" office:value-type="string">
            <text:p text:style-name="P8">246,2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60,51</text:p>
          </table:table-cell>
          <table:table-cell table:style-name="TBL_5f_0_5f_12.E1" office:value-type="string">
            <text:p text:style-name="P8">5.600,29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2092</text:p>
          </table:table-cell>
          <table:table-cell table:style-name="TBL_5f_0_5f_12.B1" office:value-type="string">
            <text:p text:style-name="P7">LUANA ROCHA PR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 PATRIMONIO PUBLICO E DA ORDEM TRIBUTARIA</text:p>
          </table:table-cell>
          <table:table-cell table:style-name="TBL_5f_0_5f_12.E1" office:value-type="string">
            <text:p text:style-name="P8">3.194,9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4.930,38</text:p>
          </table:table-cell>
          <table:table-cell table:style-name="TBL_5f_0_5f_12.E1" office:value-type="string">
            <text:p text:style-name="P8">415,35</text:p>
          </table:table-cell>
          <table:table-cell table:style-name="TBL_5f_0_5f_12.E1" office:value-type="string">
            <text:p text:style-name="P8">65,6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81,02</text:p>
          </table:table-cell>
          <table:table-cell table:style-name="TBL_5f_0_5f_12.E1" office:value-type="string">
            <text:p text:style-name="P8">4.864,71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982</text:p>
          </table:table-cell>
          <table:table-cell table:style-name="TBL_5f_0_5f_12.B1" office:value-type="string">
            <text:p text:style-name="P7">LUCAS EUGENIO MEL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AGAMENTO E CENTRO DE CUSTOS/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3.757,24</text:p>
          </table:table-cell>
          <table:table-cell table:style-name="TBL_5f_0_5f_12.E1" office:value-type="string">
            <text:p text:style-name="P8">181,9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81,97</text:p>
          </table:table-cell>
          <table:table-cell table:style-name="TBL_5f_0_5f_12.E1" office:value-type="string">
            <text:p text:style-name="P8">3.575,27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896</text:p>
          </table:table-cell>
          <table:table-cell table:style-name="TBL_5f_0_5f_12.B1" office:value-type="string">
            <text:p text:style-name="P7">LUCAS LEITE MEDEIROS MASCARENHAS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LAGARTO</text:p>
          </table:table-cell>
          <table:table-cell table:style-name="TBL_5f_0_5f_12.E1" office:value-type="string">
            <text:p text:style-name="P8">5.495,58</text:p>
          </table:table-cell>
          <table:table-cell table:style-name="TBL_5f_0_5f_12.E1" office:value-type="string">
            <text:p text:style-name="P8">433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98,76</text:p>
          </table:table-cell>
          <table:table-cell table:style-name="TBL_5f_0_5f_12.E1" office:value-type="string">
            <text:p text:style-name="P8">8.327,94</text:p>
          </table:table-cell>
          <table:table-cell table:style-name="TBL_5f_0_5f_12.E1" office:value-type="string">
            <text:p text:style-name="P8">770,79</text:p>
          </table:table-cell>
          <table:table-cell table:style-name="TBL_5f_0_5f_12.E1" office:value-type="string">
            <text:p text:style-name="P8">497,0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67,85</text:p>
          </table:table-cell>
          <table:table-cell table:style-name="TBL_5f_0_5f_12.E1" office:value-type="string">
            <text:p text:style-name="P8">7.060,09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370</text:p>
          </table:table-cell>
          <table:table-cell table:style-name="TBL_5f_0_5f_12.B1" office:value-type="string">
            <text:p text:style-name="P7">LUCIANA BASTOS CRUZ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PROMOTORIA DE JUSTICA - SAO CRISTOVAO </text:p>
          </table:table-cell>
          <table:table-cell table:style-name="TBL_5f_0_5f_12.E1" office:value-type="string">
            <text:p text:style-name="P8">4.804,09</text:p>
          </table:table-cell>
          <table:table-cell table:style-name="TBL_5f_0_5f_12.E1" office:value-type="string">
            <text:p text:style-name="P8">720,6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28,02</text:p>
          </table:table-cell>
          <table:table-cell table:style-name="TBL_5f_0_5f_12.E1" office:value-type="string">
            <text:p text:style-name="P8">7.752,72</text:p>
          </table:table-cell>
          <table:table-cell table:style-name="TBL_5f_0_5f_12.E1" office:value-type="string">
            <text:p text:style-name="P8">718,21</text:p>
          </table:table-cell>
          <table:table-cell table:style-name="TBL_5f_0_5f_12.E1" office:value-type="string">
            <text:p text:style-name="P8">452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170,63</text:p>
          </table:table-cell>
          <table:table-cell table:style-name="TBL_5f_0_5f_12.E1" office:value-type="string">
            <text:p text:style-name="P8">6.582,09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199</text:p>
          </table:table-cell>
          <table:table-cell table:style-name="TBL_5f_0_5f_12.B1" office:value-type="string">
            <text:p text:style-name="P7">LUCIANA CAVALCANTI NOBREG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4ª PROCURADORIA DE JUSTICA (CAMARA CRIMINAL)</text:p>
          </table:table-cell>
          <table:table-cell table:style-name="TBL_5f_0_5f_12.E1" office:value-type="string">
            <text:p text:style-name="P8">8.263,31</text:p>
          </table:table-cell>
          <table:table-cell table:style-name="TBL_5f_0_5f_12.E1" office:value-type="string">
            <text:p text:style-name="P8">1.239,50</text:p>
          </table:table-cell>
          <table:table-cell table:style-name="TBL_5f_0_5f_12.E1" office:value-type="string">
            <text:p text:style-name="P8">10.312,6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21.550,87</text:p>
          </table:table-cell>
          <table:table-cell table:style-name="TBL_5f_0_5f_12.E1" office:value-type="string">
            <text:p text:style-name="P8">1.235,37</text:p>
          </table:table-cell>
          <table:table-cell table:style-name="TBL_5f_0_5f_12.E1" office:value-type="string">
            <text:p text:style-name="P8">4.240,1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475,54</text:p>
          </table:table-cell>
          <table:table-cell table:style-name="TBL_5f_0_5f_12.E1" office:value-type="string">
            <text:p text:style-name="P8">16.075,33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553</text:p>
          </table:table-cell>
          <table:table-cell table:style-name="TBL_5f_0_5f_12.B1" office:value-type="string">
            <text:p text:style-name="P7">LUCIANA DIAS SOUZA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COORDENADORIA GERAL / MP</text:p>
          </table:table-cell>
          <table:table-cell table:style-name="TBL_5f_0_5f_12.E1" office:value-type="string">
            <text:p text:style-name="P8">3.046,53</text:p>
          </table:table-cell>
          <table:table-cell table:style-name="TBL_5f_0_5f_12.E1" office:value-type="string">
            <text:p text:style-name="P8">1.886,14</text:p>
          </table:table-cell>
          <table:table-cell table:style-name="TBL_5f_0_5f_12.E1" office:value-type="string">
            <text:p text:style-name="P8">5.442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20,90</text:p>
          </table:table-cell>
          <table:table-cell table:style-name="TBL_5f_0_5f_12.E1" office:value-type="string">
            <text:p text:style-name="P8">11.395,68</text:p>
          </table:table-cell>
          <table:table-cell table:style-name="TBL_5f_0_5f_12.E1" office:value-type="string">
            <text:p text:style-name="P8">487,14</text:p>
          </table:table-cell>
          <table:table-cell table:style-name="TBL_5f_0_5f_12.E1" office:value-type="string">
            <text:p text:style-name="P8">1.797,6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84,74</text:p>
          </table:table-cell>
          <table:table-cell table:style-name="TBL_5f_0_5f_12.E1" office:value-type="string">
            <text:p text:style-name="P8">9.110,94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463</text:p>
          </table:table-cell>
          <table:table-cell table:style-name="TBL_5f_0_5f_12.B1" office:value-type="string">
            <text:p text:style-name="P7">LUCIANA DUARTE SOBRAL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RIACHUELO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200,47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36.940,51</text:p>
          </table:table-cell>
          <table:table-cell table:style-name="TBL_5f_0_5f_12.E1" office:value-type="string">
            <text:p text:style-name="P8">4.160,60</text:p>
          </table:table-cell>
          <table:table-cell table:style-name="TBL_5f_0_5f_12.E1" office:value-type="string">
            <text:p text:style-name="P8">7.667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28,48</text:p>
          </table:table-cell>
          <table:table-cell table:style-name="TBL_5f_0_5f_12.E1" office:value-type="string">
            <text:p text:style-name="P8">25.112,03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1244</text:p>
          </table:table-cell>
          <table:table-cell table:style-name="TBL_5f_0_5f_12.B1" office:value-type="string">
            <text:p text:style-name="P7">LUCIANA LEONARDO RIBEIRO SILVA DE ARAUJ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8.263,31</text:p>
          </table:table-cell>
          <table:table-cell table:style-name="TBL_5f_0_5f_12.E1" office:value-type="string">
            <text:p text:style-name="P8">1.239,50</text:p>
          </table:table-cell>
          <table:table-cell table:style-name="TBL_5f_0_5f_12.E1" office:value-type="string">
            <text:p text:style-name="P8">1.213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12.451,31</text:p>
          </table:table-cell>
          <table:table-cell table:style-name="TBL_5f_0_5f_12.E1" office:value-type="string">
            <text:p text:style-name="P8">1.235,37</text:p>
          </table:table-cell>
          <table:table-cell table:style-name="TBL_5f_0_5f_12.E1" office:value-type="string">
            <text:p text:style-name="P8">1.737,7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973,16</text:p>
          </table:table-cell>
          <table:table-cell table:style-name="TBL_5f_0_5f_12.E1" office:value-type="string">
            <text:p text:style-name="P8">10.713,52</text:p>
          </table:table-cell>
          <table:table-cell table:style-name="TBL_5f_0_5f_12.S44" office:value-type="string">
            <text:p text:style-name="Standard"/>
          </table:table-cell>
        </table:table-row>
        <table:table-row table:style-name="TBL_5f_0_5f_12.1">
          <table:table-cell table:style-name="TBL_5f_0_5f_12.A1" office:value-type="string">
            <text:p text:style-name="P7">2002</text:p>
          </table:table-cell>
          <table:table-cell table:style-name="TBL_5f_0_5f_12.B1" office:value-type="string">
            <text:p text:style-name="P7">LUCIANA YASMIM SANTOS PASSOS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GESTAO DE PESSOAS - SERVIDORE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021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280,55</text:p>
          </table:table-cell>
          <table:table-cell table:style-name="TBL_5f_0_5f_12.E1" office:value-type="string">
            <text:p text:style-name="P8">1.735,39</text:p>
          </table:table-cell>
          <table:table-cell table:style-name="TBL_5f_0_5f_12.E1" office:value-type="string">
            <text:p text:style-name="P8">5.037,79</text:p>
          </table:table-cell>
          <table:table-cell table:style-name="TBL_5f_0_5f_12.E1" office:value-type="string">
            <text:p text:style-name="P8">363,26</text:p>
          </table:table-cell>
          <table:table-cell table:style-name="TBL_5f_0_5f_12.E1" office:value-type="string">
            <text:p text:style-name="P8">86,0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49,33</text:p>
          </table:table-cell>
          <table:table-cell table:style-name="TBL_5f_0_5f_12.E1" office:value-type="string">
            <text:p text:style-name="P8">4.588,46</text:p>
          </table:table-cell>
          <table:table-cell table:style-name="TBL_5f_0_5f_12.S44" office:value-type="string">
            <text:p text:style-name="Standard"/>
          </table:table-cell>
        </table:table-row>
      </table:table>
      <table:table table:name="TBL_0_13" table:style-name="TBL_5f_0_5f_13">
        <table:table-column table:style-name="TBL_5f_0_5f_13.A"/>
        <table:table-column table:style-name="TBL_5f_0_5f_13.B"/>
        <table:table-column table:style-name="TBL_5f_0_5f_13.C"/>
        <table:table-column table:style-name="TBL_5f_0_5f_13.D"/>
        <table:table-column table:style-name="TBL_5f_0_5f_13.E"/>
        <table:table-column table:style-name="TBL_5f_0_5f_13.F"/>
        <table:table-column table:style-name="TBL_5f_0_5f_13.G"/>
        <table:table-column table:style-name="TBL_5f_0_5f_13.H"/>
        <table:table-column table:style-name="TBL_5f_0_5f_13.I"/>
        <table:table-column table:style-name="TBL_5f_0_5f_13.J"/>
        <table:table-column table:style-name="TBL_5f_0_5f_13.E"/>
        <table:table-column table:style-name="TBL_5f_0_5f_13.L" table:number-columns-repeated="2"/>
        <table:table-column table:style-name="TBL_5f_0_5f_13.J"/>
        <table:table-column table:style-name="TBL_5f_0_5f_13.O"/>
        <table:table-column table:style-name="TBL_5f_0_5f_13.P"/>
        <table:table-column table:style-name="TBL_5f_0_5f_13.Q"/>
        <table:table-column table:style-name="TBL_5f_0_5f_13.R"/>
        <table:table-column table:style-name="TBL_5f_0_5f_13.S"/>
        <table:table-row table:style-name="TBL_5f_0_5f_13.1">
          <table:table-cell table:style-name="TBL_5f_0_5f_13.A1" office:value-type="string">
            <text:p text:style-name="P7"><text:bookmark text:name="JR_PAGE_ANCHOR_0_14"/>635</text:p>
          </table:table-cell>
          <table:table-cell table:style-name="TBL_5f_0_5f_13.B1" office:value-type="string">
            <text:p text:style-name="P7">LUCIO JOSE CARDOSO BARRETO LIMA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2ª PROMOTORIA DE JUSTICA - LARANJEIRAS </text:p>
          </table:table-cell>
          <table:table-cell table:style-name="TBL_5f_0_5f_13.E1" office:value-type="string">
            <text:p text:style-name="P8">32.004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00,47</text:p>
          </table:table-cell>
          <table:table-cell table:style-name="TBL_5f_0_5f_13.E1" office:value-type="string">
            <text:p text:style-name="P8">1.990,57</text:p>
          </table:table-cell>
          <table:table-cell table:style-name="TBL_5f_0_5f_13.E1" office:value-type="string">
            <text:p text:style-name="P8">37.195,69</text:p>
          </table:table-cell>
          <table:table-cell table:style-name="TBL_5f_0_5f_13.E1" office:value-type="string">
            <text:p text:style-name="P8">4.160,60</text:p>
          </table:table-cell>
          <table:table-cell table:style-name="TBL_5f_0_5f_13.E1" office:value-type="string">
            <text:p text:style-name="P8">7.667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828,48</text:p>
          </table:table-cell>
          <table:table-cell table:style-name="TBL_5f_0_5f_13.E1" office:value-type="string">
            <text:p text:style-name="P8">25.367,21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56</text:p>
          </table:table-cell>
          <table:table-cell table:style-name="TBL_5f_0_5f_13.B1" office:value-type="string">
            <text:p text:style-name="P7">LUIS CLAUDIO ALMEIDA SANTOS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CA DAS EXECUCOES CRIMINAIS - ARACAJU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229,70</text:p>
          </table:table-cell>
          <table:table-cell table:style-name="TBL_5f_0_5f_13.E1" office:value-type="string">
            <text:p text:style-name="P8">4.379,58</text:p>
          </table:table-cell>
          <table:table-cell table:style-name="TBL_5f_0_5f_13.E1" office:value-type="string">
            <text:p text:style-name="P8">336,90</text:p>
          </table:table-cell>
          <table:table-cell table:style-name="TBL_5f_0_5f_13.E1" office:value-type="string">
            <text:p text:style-name="P8">1.020,90</text:p>
          </table:table-cell>
          <table:table-cell table:style-name="TBL_5f_0_5f_13.E1" office:value-type="string">
            <text:p text:style-name="P8">50.656,19</text:p>
          </table:table-cell>
          <table:table-cell table:style-name="TBL_5f_0_5f_13.E1" office:value-type="string">
            <text:p text:style-name="P8">4.379,58</text:p>
          </table:table-cell>
          <table:table-cell table:style-name="TBL_5f_0_5f_13.E1" office:value-type="string">
            <text:p text:style-name="P8">11.575,9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5.955,54</text:p>
          </table:table-cell>
          <table:table-cell table:style-name="TBL_5f_0_5f_13.E1" office:value-type="string">
            <text:p text:style-name="P8">34.700,65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410</text:p>
          </table:table-cell>
          <table:table-cell table:style-name="TBL_5f_0_5f_13.B1" office:value-type="string">
            <text:p text:style-name="P7">LUIS FAUSTO DIAS DE VALOIS SANTOS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ÇA DA CURADORIA DA INFÂNCIA E DA ADOLESCÊNCIA - ARACAJU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2.352,6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20,26</text:p>
          </table:table-cell>
          <table:table-cell table:style-name="TBL_5f_0_5f_13.E1" office:value-type="string">
            <text:p text:style-name="P8">1.990,57</text:p>
          </table:table-cell>
          <table:table-cell table:style-name="TBL_5f_0_5f_13.E1" office:value-type="string">
            <text:p text:style-name="P8">51.401,26</text:p>
          </table:table-cell>
          <table:table-cell table:style-name="TBL_5f_0_5f_13.E1" office:value-type="string">
            <text:p text:style-name="P8">4.515,91</text:p>
          </table:table-cell>
          <table:table-cell table:style-name="TBL_5f_0_5f_13.E1" office:value-type="string">
            <text:p text:style-name="P8">9.490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4.006,13</text:p>
          </table:table-cell>
          <table:table-cell table:style-name="TBL_5f_0_5f_13.E1" office:value-type="string">
            <text:p text:style-name="P8">37.395,13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868</text:p>
          </table:table-cell>
          <table:table-cell table:style-name="TBL_5f_0_5f_13.B1" office:value-type="string">
            <text:p text:style-name="P7">LUIS FELIPE JORDAO WANDERLEY</text:p>
          </table:table-cell>
          <table:table-cell table:style-name="TBL_5f_0_5f_13.B1" office:value-type="string">
            <text:p text:style-name="P7">PROMOTOR DE JUSTIÇA SUBSTITUTO</text:p>
          </table:table-cell>
          <table:table-cell table:style-name="TBL_5f_0_5f_13.B1" office:value-type="string">
            <text:p text:style-name="P7">PROMOTOR DE JUSTICA SUBSTITUTO</text:p>
          </table:table-cell>
          <table:table-cell table:style-name="TBL_5f_0_5f_13.E1" office:value-type="string">
            <text:p text:style-name="P8">30.40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495,53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35.635,34</text:p>
          </table:table-cell>
          <table:table-cell table:style-name="TBL_5f_0_5f_13.E1" office:value-type="string">
            <text:p text:style-name="P8">3.952,57</text:p>
          </table:table-cell>
          <table:table-cell table:style-name="TBL_5f_0_5f_13.E1" office:value-type="string">
            <text:p text:style-name="P8">7.261,9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214,47</text:p>
          </table:table-cell>
          <table:table-cell table:style-name="TBL_5f_0_5f_13.E1" office:value-type="string">
            <text:p text:style-name="P8">24.420,87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1</text:p>
          </table:table-cell>
          <table:table-cell table:style-name="TBL_5f_0_5f_13.B1" office:value-type="string">
            <text:p text:style-name="P7">LUIZ ALBERTO MOURA ARAUJ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1ª PROMOTORIA DE JUSTICA CRIMINAL - ARACAJU 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229,70</text:p>
          </table:table-cell>
          <table:table-cell table:style-name="TBL_5f_0_5f_13.E1" office:value-type="string">
            <text:p text:style-name="P8">4.379,58</text:p>
          </table:table-cell>
          <table:table-cell table:style-name="TBL_5f_0_5f_13.E1" office:value-type="string">
            <text:p text:style-name="P8">4.917,51</text:p>
          </table:table-cell>
          <table:table-cell table:style-name="TBL_5f_0_5f_13.E1" office:value-type="string">
            <text:p text:style-name="P8">13.883,72</text:p>
          </table:table-cell>
          <table:table-cell table:style-name="TBL_5f_0_5f_13.E1" office:value-type="string">
            <text:p text:style-name="P8">68.099,62</text:p>
          </table:table-cell>
          <table:table-cell table:style-name="TBL_5f_0_5f_13.E1" office:value-type="string">
            <text:p text:style-name="P8">4.379,58</text:p>
          </table:table-cell>
          <table:table-cell table:style-name="TBL_5f_0_5f_13.E1" office:value-type="string">
            <text:p text:style-name="P8">10.800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5.180,17</text:p>
          </table:table-cell>
          <table:table-cell table:style-name="TBL_5f_0_5f_13.E1" office:value-type="string">
            <text:p text:style-name="P8">52.919,45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77</text:p>
          </table:table-cell>
          <table:table-cell table:style-name="TBL_5f_0_5f_13.B1" office:value-type="string">
            <text:p text:style-name="P7">LUIZ CARLOS DA SILVA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SETOR DE TRANSPORTES/DAA/DA/SG</text:p>
          </table:table-cell>
          <table:table-cell table:style-name="TBL_5f_0_5f_13.E1" office:value-type="string">
            <text:p text:style-name="P8">3.694,18</text:p>
          </table:table-cell>
          <table:table-cell table:style-name="TBL_5f_0_5f_13.E1" office:value-type="string">
            <text:p text:style-name="P8">2.089,0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51,8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654,02</text:p>
          </table:table-cell>
          <table:table-cell table:style-name="TBL_5f_0_5f_13.E1" office:value-type="string">
            <text:p text:style-name="P8">9.189,12</text:p>
          </table:table-cell>
          <table:table-cell table:style-name="TBL_5f_0_5f_13.E1" office:value-type="string">
            <text:p text:style-name="P8">751,83</text:p>
          </table:table-cell>
          <table:table-cell table:style-name="TBL_5f_0_5f_13.E1" office:value-type="string">
            <text:p text:style-name="P8">721,0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472,87</text:p>
          </table:table-cell>
          <table:table-cell table:style-name="TBL_5f_0_5f_13.E1" office:value-type="string">
            <text:p text:style-name="P8">7.716,25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037</text:p>
          </table:table-cell>
          <table:table-cell table:style-name="TBL_5f_0_5f_13.B1" office:value-type="string">
            <text:p text:style-name="P7">LUIZ CARLOS DOS SANTOS LOPE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023</text:p>
          </table:table-cell>
          <table:table-cell table:style-name="TBL_5f_0_5f_13.B1" office:value-type="string">
            <text:p text:style-name="P7">LUIZ CARLOS LOPES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33,12</text:p>
          </table:table-cell>
          <table:table-cell table:style-name="TBL_5f_0_5f_13.E1" office:value-type="string">
            <text:p text:style-name="P8">1.633,1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33,12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756</text:p>
          </table:table-cell>
          <table:table-cell table:style-name="TBL_5f_0_5f_13.B1" office:value-type="string">
            <text:p text:style-name="P7">LUIZ CARLOS PAIXAO JUNIOR</text:p>
          </table:table-cell>
          <table:table-cell table:style-name="TBL_5f_0_5f_13.B1" office:value-type="string">
            <text:p text:style-name="P7">ASSESSOR DE TECNOLOGIA DA INFORMAÇÃO</text:p>
          </table:table-cell>
          <table:table-cell table:style-name="TBL_5f_0_5f_13.B1" office:value-type="string">
            <text:p text:style-name="P7">DIVISAO DE SUPORTE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116,3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5.851,69</text:p>
          </table:table-cell>
          <table:table-cell table:style-name="TBL_5f_0_5f_13.E1" office:value-type="string">
            <text:p text:style-name="P8">452,79</text:p>
          </table:table-cell>
          <table:table-cell table:style-name="TBL_5f_0_5f_13.E1" office:value-type="string">
            <text:p text:style-name="P8">166,2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19,08</text:p>
          </table:table-cell>
          <table:table-cell table:style-name="TBL_5f_0_5f_13.E1" office:value-type="string">
            <text:p text:style-name="P8">5.232,61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152</text:p>
          </table:table-cell>
          <table:table-cell table:style-name="TBL_5f_0_5f_13.B1" office:value-type="string">
            <text:p text:style-name="P7">LUIZ GONZAGA NETO</text:p>
          </table:table-cell>
          <table:table-cell table:style-name="TBL_5f_0_5f_13.B1" office:value-type="string">
            <text:p text:style-name="P7">AGENTE DE SERVIÇOS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33,12</text:p>
          </table:table-cell>
          <table:table-cell table:style-name="TBL_5f_0_5f_13.E1" office:value-type="string">
            <text:p text:style-name="P8">1.633,1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33,12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250</text:p>
          </table:table-cell>
          <table:table-cell table:style-name="TBL_5f_0_5f_13.B1" office:value-type="string">
            <text:p text:style-name="P7">LUIZ GUSTAVO LIMA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- PROPRIA</text:p>
          </table:table-cell>
          <table:table-cell table:style-name="TBL_5f_0_5f_13.E1" office:value-type="string">
            <text:p text:style-name="P8">7.795,58</text:p>
          </table:table-cell>
          <table:table-cell table:style-name="TBL_5f_0_5f_13.E1" office:value-type="string">
            <text:p text:style-name="P8">1.169,3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988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24,14</text:p>
          </table:table-cell>
          <table:table-cell table:style-name="TBL_5f_0_5f_13.E1" office:value-type="string">
            <text:p text:style-name="P8">14.677,37</text:p>
          </table:table-cell>
          <table:table-cell table:style-name="TBL_5f_0_5f_13.E1" office:value-type="string">
            <text:p text:style-name="P8">1.165,44</text:p>
          </table:table-cell>
          <table:table-cell table:style-name="TBL_5f_0_5f_13.E1" office:value-type="string">
            <text:p text:style-name="P8">2.097,2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62,72</text:p>
          </table:table-cell>
          <table:table-cell table:style-name="TBL_5f_0_5f_13.E1" office:value-type="string">
            <text:p text:style-name="P8">11.414,65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13</text:p>
          </table:table-cell>
          <table:table-cell table:style-name="TBL_5f_0_5f_13.B1" office:value-type="string">
            <text:p text:style-name="P7">LUIZ PEDRO DA COSTA TAVARES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33,12</text:p>
          </table:table-cell>
          <table:table-cell table:style-name="TBL_5f_0_5f_13.E1" office:value-type="string">
            <text:p text:style-name="P8">1.633,1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633,12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150</text:p>
          </table:table-cell>
          <table:table-cell table:style-name="TBL_5f_0_5f_13.B1" office:value-type="string">
            <text:p text:style-name="P7">LUIZ TADEU COSTA MAYNARD</text:p>
          </table:table-cell>
          <table:table-cell table:style-name="TBL_5f_0_5f_13.B1" office:value-type="string">
            <text:p text:style-name="P7">REDATOR TÉCNICO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73,81</text:p>
          </table:table-cell>
          <table:table-cell table:style-name="TBL_5f_0_5f_13.E1" office:value-type="string">
            <text:p text:style-name="P8">1.173,8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73,81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008</text:p>
          </table:table-cell>
          <table:table-cell table:style-name="TBL_5f_0_5f_13.B1" office:value-type="string">
            <text:p text:style-name="P7">LUIZ URQUIZA DA NOBREGA NET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PROMOTORIA DE JUSTICA - RIBEIROPOLIS </text:p>
          </table:table-cell>
          <table:table-cell table:style-name="TBL_5f_0_5f_13.E1" office:value-type="string">
            <text:p text:style-name="P8">6.174,83</text:p>
          </table:table-cell>
          <table:table-cell table:style-name="TBL_5f_0_5f_13.E1" office:value-type="string">
            <text:p text:style-name="P8">324,8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66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43,60</text:p>
          </table:table-cell>
          <table:table-cell table:style-name="TBL_5f_0_5f_13.E1" office:value-type="string">
            <text:p text:style-name="P8">11.009,77</text:p>
          </table:table-cell>
          <table:table-cell table:style-name="TBL_5f_0_5f_13.E1" office:value-type="string">
            <text:p text:style-name="P8">844,95</text:p>
          </table:table-cell>
          <table:table-cell table:style-name="TBL_5f_0_5f_13.E1" office:value-type="string">
            <text:p text:style-name="P8">1.281,4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26,43</text:p>
          </table:table-cell>
          <table:table-cell table:style-name="TBL_5f_0_5f_13.E1" office:value-type="string">
            <text:p text:style-name="P8">8.883,34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3</text:p>
          </table:table-cell>
          <table:table-cell table:style-name="TBL_5f_0_5f_13.B1" office:value-type="string">
            <text:p text:style-name="P7">LUIZ VALTER RIBEIRO ROSARIO</text:p>
          </table:table-cell>
          <table:table-cell table:style-name="TBL_5f_0_5f_13.B1" office:value-type="string">
            <text:p text:style-name="P7">PROCURADOR DE JUSTIÇA</text:p>
          </table:table-cell>
          <table:table-cell table:style-name="TBL_5f_0_5f_13.B1" office:value-type="string">
            <text:p text:style-name="P7">8ª PROCURADORIA DE JUSTICA (2ª CAMARA CIVEL)</text:p>
          </table:table-cell>
          <table:table-cell table:style-name="TBL_5f_0_5f_13.E1" office:value-type="string">
            <text:p text:style-name="P8">35.462,22</text:p>
          </table:table-cell>
          <table:table-cell table:style-name="TBL_5f_0_5f_13.E1" office:value-type="string">
            <text:p text:style-name="P8">4.718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108,13</text:p>
          </table:table-cell>
          <table:table-cell table:style-name="TBL_5f_0_5f_13.E1" office:value-type="string">
            <text:p text:style-name="P8">600,40</text:p>
          </table:table-cell>
          <table:table-cell table:style-name="TBL_5f_0_5f_13.E1" office:value-type="string">
            <text:p text:style-name="P8">2.654,02</text:p>
          </table:table-cell>
          <table:table-cell table:style-name="TBL_5f_0_5f_13.E1" office:value-type="string">
            <text:p text:style-name="P8">48.543,70</text:p>
          </table:table-cell>
          <table:table-cell table:style-name="TBL_5f_0_5f_13.E1" office:value-type="string">
            <text:p text:style-name="P8">5.108,13</text:p>
          </table:table-cell>
          <table:table-cell table:style-name="TBL_5f_0_5f_13.E1" office:value-type="string">
            <text:p text:style-name="P8">9.884,17</text:p>
          </table:table-cell>
          <table:table-cell table:style-name="TBL_5f_0_5f_13.E1" office:value-type="string">
            <text:p text:style-name="P8">1.488,23</text:p>
          </table:table-cell>
          <table:table-cell table:style-name="TBL_5f_0_5f_13.E1" office:value-type="string">
            <text:p text:style-name="P8">16.480,53</text:p>
          </table:table-cell>
          <table:table-cell table:style-name="TBL_5f_0_5f_13.E1" office:value-type="string">
            <text:p text:style-name="P8">32.063,17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688</text:p>
          </table:table-cell>
          <table:table-cell table:style-name="TBL_5f_0_5f_13.B1" office:value-type="string">
            <text:p text:style-name="P7">LUZINETE APARECIDA MENDONC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ITABAIANA</text:p>
          </table:table-cell>
          <table:table-cell table:style-name="TBL_5f_0_5f_13.E1" office:value-type="string">
            <text:p text:style-name="P8">3.805,28</text:p>
          </table:table-cell>
          <table:table-cell table:style-name="TBL_5f_0_5f_13.E1" office:value-type="string">
            <text:p text:style-name="P8">1.141,5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98,78</text:p>
          </table:table-cell>
          <table:table-cell table:style-name="TBL_5f_0_5f_13.E1" office:value-type="string">
            <text:p text:style-name="P8">7.545,64</text:p>
          </table:table-cell>
          <table:table-cell table:style-name="TBL_5f_0_5f_13.E1" office:value-type="string">
            <text:p text:style-name="P8">643,09</text:p>
          </table:table-cell>
          <table:table-cell table:style-name="TBL_5f_0_5f_13.E1" office:value-type="string">
            <text:p text:style-name="P8">332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75,31</text:p>
          </table:table-cell>
          <table:table-cell table:style-name="TBL_5f_0_5f_13.E1" office:value-type="string">
            <text:p text:style-name="P8">6.570,33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159</text:p>
          </table:table-cell>
          <table:table-cell table:style-name="TBL_5f_0_5f_13.B1" office:value-type="string">
            <text:p text:style-name="P7">MACIRLEY SANTOS SILVA DE CARVALHO</text:p>
          </table:table-cell>
          <table:table-cell table:style-name="TBL_5f_0_5f_13.B1" office:value-type="string">
            <text:p text:style-name="P7">TECNICO EXECUTIVO-requisitado</text:p>
          </table:table-cell>
          <table:table-cell table:style-name="TBL_5f_0_5f_13.B1" office:value-type="string">
            <text:p text:style-name="P7">2ª PROMOTORIA DE JUSTICA - NE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46,6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20,90</text:p>
          </table:table-cell>
          <table:table-cell table:style-name="TBL_5f_0_5f_13.E1" office:value-type="string">
            <text:p text:style-name="P8">1.967,52</text:p>
          </table:table-cell>
          <table:table-cell table:style-name="TBL_5f_0_5f_13.E1" office:value-type="string">
            <text:p text:style-name="P8">75,7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5,73</text:p>
          </table:table-cell>
          <table:table-cell table:style-name="TBL_5f_0_5f_13.E1" office:value-type="string">
            <text:p text:style-name="P8">1.891,79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28</text:p>
          </table:table-cell>
          <table:table-cell table:style-name="TBL_5f_0_5f_13.B1" office:value-type="string">
            <text:p text:style-name="P7">MAGALI LIMA DE MATOS SOARES</text:p>
          </table:table-cell>
          <table:table-cell table:style-name="TBL_5f_0_5f_13.B1" office:value-type="string">
            <text:p text:style-name="P7">AGENTE ADMINISTRATIVO</text:p>
          </table:table-cell>
          <table:table-cell table:style-name="TBL_5f_0_5f_13.B1" office:value-type="string">
            <text:p text:style-name="P7">5ª PROMOTORIA DE JUSTICA DOS DIREITOS DO CIDADAO</text:p>
          </table:table-cell>
          <table:table-cell table:style-name="TBL_5f_0_5f_13.E1" office:value-type="string">
            <text:p text:style-name="P8">5.092,34</text:p>
          </table:table-cell>
          <table:table-cell table:style-name="TBL_5f_0_5f_13.E1" office:value-type="string">
            <text:p text:style-name="P8">13.752,3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90,57</text:p>
          </table:table-cell>
          <table:table-cell table:style-name="TBL_5f_0_5f_13.E1" office:value-type="string">
            <text:p text:style-name="P8">20.835,26</text:p>
          </table:table-cell>
          <table:table-cell table:style-name="TBL_5f_0_5f_13.E1" office:value-type="string">
            <text:p text:style-name="P8">2.449,81</text:p>
          </table:table-cell>
          <table:table-cell table:style-name="TBL_5f_0_5f_13.E1" office:value-type="string">
            <text:p text:style-name="P8">3.639,2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089,04</text:p>
          </table:table-cell>
          <table:table-cell table:style-name="TBL_5f_0_5f_13.E1" office:value-type="string">
            <text:p text:style-name="P8">14.746,22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057</text:p>
          </table:table-cell>
          <table:table-cell table:style-name="TBL_5f_0_5f_13.B1" office:value-type="string">
            <text:p text:style-name="P7">MAISA OLIVEIRA BOMFIM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588</text:p>
          </table:table-cell>
          <table:table-cell table:style-name="TBL_5f_0_5f_13.B1" office:value-type="string">
            <text:p text:style-name="P7">MANOEL CABRAL MACHADO NE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9ª PROMOTORIA DE JUSTICA DOS DIREITOS DO CIDADAO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.569,82</text:p>
          </table:table-cell>
          <table:table-cell table:style-name="TBL_5f_0_5f_13.E1" office:value-type="string">
            <text:p text:style-name="P8">48.307,58</text:p>
          </table:table-cell>
          <table:table-cell table:style-name="TBL_5f_0_5f_13.E1" office:value-type="string">
            <text:p text:style-name="P8">4.515,91</text:p>
          </table:table-cell>
          <table:table-cell table:style-name="TBL_5f_0_5f_13.E1" office:value-type="string">
            <text:p text:style-name="P8">7.337,3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853,28</text:p>
          </table:table-cell>
          <table:table-cell table:style-name="TBL_5f_0_5f_13.E1" office:value-type="string">
            <text:p text:style-name="P8">36.454,30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022</text:p>
          </table:table-cell>
          <table:table-cell table:style-name="TBL_5f_0_5f_13.B1" office:value-type="string">
            <text:p text:style-name="P7">MANOEL MESSIAS RODRIGUES SANTO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5,4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95,1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580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580,59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645</text:p>
          </table:table-cell>
          <table:table-cell table:style-name="TBL_5f_0_5f_13.B1" office:value-type="string">
            <text:p text:style-name="P7">MANOELA COSTA MENEZES VALOI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VISAO ADMINISTRATIVA DO GABINETE DO PROCURADOR-GERAL DE JUSTICA</text:p>
          </table:table-cell>
          <table:table-cell table:style-name="TBL_5f_0_5f_13.E1" office:value-type="string">
            <text:p text:style-name="P8">3.805,28</text:p>
          </table:table-cell>
          <table:table-cell table:style-name="TBL_5f_0_5f_13.E1" office:value-type="string">
            <text:p text:style-name="P8">570,79</text:p>
          </table:table-cell>
          <table:table-cell table:style-name="TBL_5f_0_5f_13.E1" office:value-type="string">
            <text:p text:style-name="P8">1.213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7.324,57</text:p>
          </table:table-cell>
          <table:table-cell table:style-name="TBL_5f_0_5f_13.E1" office:value-type="string">
            <text:p text:style-name="P8">568,89</text:p>
          </table:table-cell>
          <table:table-cell table:style-name="TBL_5f_0_5f_13.E1" office:value-type="string">
            <text:p text:style-name="P8">365,4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34,35</text:p>
          </table:table-cell>
          <table:table-cell table:style-name="TBL_5f_0_5f_13.E1" office:value-type="string">
            <text:p text:style-name="P8">6.755,68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798</text:p>
          </table:table-cell>
          <table:table-cell table:style-name="TBL_5f_0_5f_13.B1" office:value-type="string">
            <text:p text:style-name="P7">MARA ALICE BARBOSA PASSOS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4ª PROCURADORIA DE JUSTICA (1ª CAMARA CIVE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899,2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966,4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17.601,03</text:p>
          </table:table-cell>
          <table:table-cell table:style-name="TBL_5f_0_5f_13.E1" office:value-type="string">
            <text:p text:style-name="P8">642,34</text:p>
          </table:table-cell>
          <table:table-cell table:style-name="TBL_5f_0_5f_13.E1" office:value-type="string">
            <text:p text:style-name="P8">3.317,0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959,39</text:p>
          </table:table-cell>
          <table:table-cell table:style-name="TBL_5f_0_5f_13.E1" office:value-type="string">
            <text:p text:style-name="P8">13.641,64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392</text:p>
          </table:table-cell>
          <table:table-cell table:style-name="TBL_5f_0_5f_13.B1" office:value-type="string">
            <text:p text:style-name="P7">MARA CAMILA DE SANTAN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SAO CRISTOVAO</text:p>
          </table:table-cell>
          <table:table-cell table:style-name="TBL_5f_0_5f_13.E1" office:value-type="string">
            <text:p text:style-name="P8">4.275,62</text:p>
          </table:table-cell>
          <table:table-cell table:style-name="TBL_5f_0_5f_13.E1" office:value-type="string">
            <text:p text:style-name="P8">641,3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72,84</text:p>
          </table:table-cell>
          <table:table-cell table:style-name="TBL_5f_0_5f_13.E1" office:value-type="string">
            <text:p text:style-name="P8">6.889,80</text:p>
          </table:table-cell>
          <table:table-cell table:style-name="TBL_5f_0_5f_13.E1" office:value-type="string">
            <text:p text:style-name="P8">639,20</text:p>
          </table:table-cell>
          <table:table-cell table:style-name="TBL_5f_0_5f_13.E1" office:value-type="string">
            <text:p text:style-name="P8">326,3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65,57</text:p>
          </table:table-cell>
          <table:table-cell table:style-name="TBL_5f_0_5f_13.E1" office:value-type="string">
            <text:p text:style-name="P8">6.563,43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663</text:p>
          </table:table-cell>
          <table:table-cell table:style-name="TBL_5f_0_5f_13.B1" office:value-type="string">
            <text:p text:style-name="P7">MARA RUBIA SANTO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PLANEJAMENTO ORCAMENTO E PERICIA CONTABIL</text:p>
          </table:table-cell>
          <table:table-cell table:style-name="TBL_5f_0_5f_13.E1" office:value-type="string">
            <text:p text:style-name="P8">3.805,28</text:p>
          </table:table-cell>
          <table:table-cell table:style-name="TBL_5f_0_5f_13.E1" office:value-type="string">
            <text:p text:style-name="P8">400,3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90,57</text:p>
          </table:table-cell>
          <table:table-cell table:style-name="TBL_5f_0_5f_13.E1" office:value-type="string">
            <text:p text:style-name="P8">6.196,17</text:p>
          </table:table-cell>
          <table:table-cell table:style-name="TBL_5f_0_5f_13.E1" office:value-type="string">
            <text:p text:style-name="P8">546,73</text:p>
          </table:table-cell>
          <table:table-cell table:style-name="TBL_5f_0_5f_13.E1" office:value-type="string">
            <text:p text:style-name="P8">194,0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40,76</text:p>
          </table:table-cell>
          <table:table-cell table:style-name="TBL_5f_0_5f_13.E1" office:value-type="string">
            <text:p text:style-name="P8">5.455,41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948</text:p>
          </table:table-cell>
          <table:table-cell table:style-name="TBL_5f_0_5f_13.B1" office:value-type="string">
            <text:p text:style-name="P7">MARCELA AYRES BRITTO SANTOS BRAG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ÇA ESPECIAL CÍVEL E CRIMINAL DE NOSSA SENHORA DO SOCORRO</text:p>
          </table:table-cell>
          <table:table-cell table:style-name="TBL_5f_0_5f_13.E1" office:value-type="string">
            <text:p text:style-name="P8">3.194,99</text:p>
          </table:table-cell>
          <table:table-cell table:style-name="TBL_5f_0_5f_13.E1" office:value-type="string">
            <text:p text:style-name="P8">168,0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3,30</text:p>
          </table:table-cell>
          <table:table-cell table:style-name="TBL_5f_0_5f_13.E1" office:value-type="string">
            <text:p text:style-name="P8">1.972,84</text:p>
          </table:table-cell>
          <table:table-cell table:style-name="TBL_5f_0_5f_13.E1" office:value-type="string">
            <text:p text:style-name="P8">5.469,19</text:p>
          </table:table-cell>
          <table:table-cell table:style-name="TBL_5f_0_5f_13.E1" office:value-type="string">
            <text:p text:style-name="P8">437,20</text:p>
          </table:table-cell>
          <table:table-cell table:style-name="TBL_5f_0_5f_13.E1" office:value-type="string">
            <text:p text:style-name="P8">104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41,27</text:p>
          </table:table-cell>
          <table:table-cell table:style-name="TBL_5f_0_5f_13.E1" office:value-type="string">
            <text:p text:style-name="P8">4.927,92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420</text:p>
          </table:table-cell>
          <table:table-cell table:style-name="TBL_5f_0_5f_13.B1" office:value-type="string">
            <text:p text:style-name="P7">MARCELA GAMA DE SOUZ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DA CURADORIA DA FAZENDA PUBLICA</text:p>
          </table:table-cell>
          <table:table-cell table:style-name="TBL_5f_0_5f_13.E1" office:value-type="string">
            <text:p text:style-name="P8">8.759,11</text:p>
          </table:table-cell>
          <table:table-cell table:style-name="TBL_5f_0_5f_13.E1" office:value-type="string">
            <text:p text:style-name="P8">1.313,8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11.808,37</text:p>
          </table:table-cell>
          <table:table-cell table:style-name="TBL_5f_0_5f_13.E1" office:value-type="string">
            <text:p text:style-name="P8">1.309,49</text:p>
          </table:table-cell>
          <table:table-cell table:style-name="TBL_5f_0_5f_13.E1" office:value-type="string">
            <text:p text:style-name="P8">1.540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50,09</text:p>
          </table:table-cell>
          <table:table-cell table:style-name="TBL_5f_0_5f_13.E1" office:value-type="string">
            <text:p text:style-name="P8">8.958,28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496</text:p>
          </table:table-cell>
          <table:table-cell table:style-name="TBL_5f_0_5f_13.B1" office:value-type="string">
            <text:p text:style-name="P7">MARCELA LINS MOURA DE FIGUEIR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4.275,62</text:p>
          </table:table-cell>
          <table:table-cell table:style-name="TBL_5f_0_5f_13.E1" office:value-type="string">
            <text:p text:style-name="P8">641,34</text:p>
          </table:table-cell>
          <table:table-cell table:style-name="TBL_5f_0_5f_13.E1" office:value-type="string">
            <text:p text:style-name="P8">3.567,4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10.219,81</text:p>
          </table:table-cell>
          <table:table-cell table:style-name="TBL_5f_0_5f_13.E1" office:value-type="string">
            <text:p text:style-name="P8">639,20</text:p>
          </table:table-cell>
          <table:table-cell table:style-name="TBL_5f_0_5f_13.E1" office:value-type="string">
            <text:p text:style-name="P8">1.288,0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27,28</text:p>
          </table:table-cell>
          <table:table-cell table:style-name="TBL_5f_0_5f_13.E1" office:value-type="string">
            <text:p text:style-name="P8">8.292,53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879</text:p>
          </table:table-cell>
          <table:table-cell table:style-name="TBL_5f_0_5f_13.B1" office:value-type="string">
            <text:p text:style-name="P7">MARCELA MAXIMO BARBOS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8ª PROMOTORIA DE JUSTICA DOS DIREITOS DO CIDADAO</text:p>
          </table:table-cell>
          <table:table-cell table:style-name="TBL_5f_0_5f_13.E1" office:value-type="string">
            <text:p text:style-name="P8">4.033,60</text:p>
          </table:table-cell>
          <table:table-cell table:style-name="TBL_5f_0_5f_13.E1" office:value-type="string">
            <text:p text:style-name="P8">318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583,9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0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8.071,19</text:p>
          </table:table-cell>
          <table:table-cell table:style-name="TBL_5f_0_5f_13.E1" office:value-type="string">
            <text:p text:style-name="P8">565,74</text:p>
          </table:table-cell>
          <table:table-cell table:style-name="TBL_5f_0_5f_13.E1" office:value-type="string">
            <text:p text:style-name="P8">665,2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31,01</text:p>
          </table:table-cell>
          <table:table-cell table:style-name="TBL_5f_0_5f_13.E1" office:value-type="string">
            <text:p text:style-name="P8">6.840,18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594</text:p>
          </table:table-cell>
          <table:table-cell table:style-name="TBL_5f_0_5f_13.B1" office:value-type="string">
            <text:p text:style-name="P7">MARCELLA BATISTA GUIMARAES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4ª PROMOTORIA DE JUSTICA DISTRITAL - ARACAJU</text:p>
          </table:table-cell>
          <table:table-cell table:style-name="TBL_5f_0_5f_13.E1" office:value-type="string">
            <text:p text:style-name="P8">8.263,31</text:p>
          </table:table-cell>
          <table:table-cell table:style-name="TBL_5f_0_5f_13.E1" office:value-type="string">
            <text:p text:style-name="P8">1.239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11.238,20</text:p>
          </table:table-cell>
          <table:table-cell table:style-name="TBL_5f_0_5f_13.E1" office:value-type="string">
            <text:p text:style-name="P8">1.235,37</text:p>
          </table:table-cell>
          <table:table-cell table:style-name="TBL_5f_0_5f_13.E1" office:value-type="string">
            <text:p text:style-name="P8">1.404,1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639,56</text:p>
          </table:table-cell>
          <table:table-cell table:style-name="TBL_5f_0_5f_13.E1" office:value-type="string">
            <text:p text:style-name="P8">8.598,64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072</text:p>
          </table:table-cell>
          <table:table-cell table:style-name="TBL_5f_0_5f_13.B1" office:value-type="string">
            <text:p text:style-name="P7">MARCELO CARDOSO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CRIMINAL - NOSSA SENHORA DO SOCORRO</text:p>
          </table:table-cell>
          <table:table-cell table:style-name="TBL_5f_0_5f_13.E1" office:value-type="string">
            <text:p text:style-name="P8">6.174,83</text:p>
          </table:table-cell>
          <table:table-cell table:style-name="TBL_5f_0_5f_13.E1" office:value-type="string">
            <text:p text:style-name="P8">926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72,84</text:p>
          </table:table-cell>
          <table:table-cell table:style-name="TBL_5f_0_5f_13.E1" office:value-type="string">
            <text:p text:style-name="P8">9.073,89</text:p>
          </table:table-cell>
          <table:table-cell table:style-name="TBL_5f_0_5f_13.E1" office:value-type="string">
            <text:p text:style-name="P8">923,14</text:p>
          </table:table-cell>
          <table:table-cell table:style-name="TBL_5f_0_5f_13.E1" office:value-type="string">
            <text:p text:style-name="P8">777,4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00,57</text:p>
          </table:table-cell>
          <table:table-cell table:style-name="TBL_5f_0_5f_13.E1" office:value-type="string">
            <text:p text:style-name="P8">7.373,32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102</text:p>
          </table:table-cell>
          <table:table-cell table:style-name="TBL_5f_0_5f_13.B1" office:value-type="string">
            <text:p text:style-name="P7">MARCELO TORRES DE ARRUDA RAPOS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RECURSOS HUMANOS</text:p>
          </table:table-cell>
          <table:table-cell table:style-name="TBL_5f_0_5f_13.E1" office:value-type="string">
            <text:p text:style-name="P8">3.194,99</text:p>
          </table:table-cell>
          <table:table-cell table:style-name="TBL_5f_0_5f_13.E1" office:value-type="string">
            <text:p text:style-name="P8">319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5.249,88</text:p>
          </table:table-cell>
          <table:table-cell table:style-name="TBL_5f_0_5f_13.E1" office:value-type="string">
            <text:p text:style-name="P8">456,88</text:p>
          </table:table-cell>
          <table:table-cell table:style-name="TBL_5f_0_5f_13.E1" office:value-type="string">
            <text:p text:style-name="P8">103,8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60,72</text:p>
          </table:table-cell>
          <table:table-cell table:style-name="TBL_5f_0_5f_13.E1" office:value-type="string">
            <text:p text:style-name="P8">4.689,16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829</text:p>
          </table:table-cell>
          <table:table-cell table:style-name="TBL_5f_0_5f_13.B1" office:value-type="string">
            <text:p text:style-name="P7">MARCIA JAQUELINE OLIVEIRA SANTANA</text:p>
          </table:table-cell>
          <table:table-cell table:style-name="TBL_5f_0_5f_13.B1" office:value-type="string">
            <text:p text:style-name="P7">PROMOTOR DE JUSTIÇA SUBSTITUTO</text:p>
          </table:table-cell>
          <table:table-cell table:style-name="TBL_5f_0_5f_13.B1" office:value-type="string">
            <text:p text:style-name="P7">PROMOTOR DE JUSTICA SUBSTITUTO</text:p>
          </table:table-cell>
          <table:table-cell table:style-name="TBL_5f_0_5f_13.E1" office:value-type="string">
            <text:p text:style-name="P8">30.40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049,5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42.189,36</text:p>
          </table:table-cell>
          <table:table-cell table:style-name="TBL_5f_0_5f_13.E1" office:value-type="string">
            <text:p text:style-name="P8">3.952,57</text:p>
          </table:table-cell>
          <table:table-cell table:style-name="TBL_5f_0_5f_13.E1" office:value-type="string">
            <text:p text:style-name="P8">6.352,7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305,33</text:p>
          </table:table-cell>
          <table:table-cell table:style-name="TBL_5f_0_5f_13.E1" office:value-type="string">
            <text:p text:style-name="P8">31.884,03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356</text:p>
          </table:table-cell>
          <table:table-cell table:style-name="TBL_5f_0_5f_13.B1" office:value-type="string">
            <text:p text:style-name="P7">MARCIA MENDES UNGAR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PROMOTORIA DE JUSTICA DE ACIDENTES E DE DELITOS DE TRÂNSITO DE ARACAJ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229,7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35</text:p>
          </table:table-cell>
          <table:table-cell table:style-name="TBL_5f_0_5f_13.E1" office:value-type="string">
            <text:p text:style-name="P8">1.990,57</text:p>
          </table:table-cell>
          <table:table-cell table:style-name="TBL_5f_0_5f_13.E1" office:value-type="string">
            <text:p text:style-name="P8">48.930,73</text:p>
          </table:table-cell>
          <table:table-cell table:style-name="TBL_5f_0_5f_13.E1" office:value-type="string">
            <text:p text:style-name="P8">4.379,58</text:p>
          </table:table-cell>
          <table:table-cell table:style-name="TBL_5f_0_5f_13.E1" office:value-type="string">
            <text:p text:style-name="P8">10.570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4.950,24</text:p>
          </table:table-cell>
          <table:table-cell table:style-name="TBL_5f_0_5f_13.E1" office:value-type="string">
            <text:p text:style-name="P8">33.980,49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192</text:p>
          </table:table-cell>
          <table:table-cell table:style-name="TBL_5f_0_5f_13.B1" office:value-type="string">
            <text:p text:style-name="P7">MARCIA RAFAELLA FREIRE ROCH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9.284,66</text:p>
          </table:table-cell>
          <table:table-cell table:style-name="TBL_5f_0_5f_13.E1" office:value-type="string">
            <text:p text:style-name="P8">2.321,17</text:p>
          </table:table-cell>
          <table:table-cell table:style-name="TBL_5f_0_5f_13.E1" office:value-type="string">
            <text:p text:style-name="P8">3.567,4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16.908,68</text:p>
          </table:table-cell>
          <table:table-cell table:style-name="TBL_5f_0_5f_13.E1" office:value-type="string">
            <text:p text:style-name="P8">1.508,76</text:p>
          </table:table-cell>
          <table:table-cell table:style-name="TBL_5f_0_5f_13.E1" office:value-type="string">
            <text:p text:style-name="P8">2.888,3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397,15</text:p>
          </table:table-cell>
          <table:table-cell table:style-name="TBL_5f_0_5f_13.E1" office:value-type="string">
            <text:p text:style-name="P8">12.511,53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010</text:p>
          </table:table-cell>
          <table:table-cell table:style-name="TBL_5f_0_5f_13.B1" office:value-type="string">
            <text:p text:style-name="P7">MARCIA VALNICE RODRIGUES LIMA</text:p>
          </table:table-cell>
          <table:table-cell table:style-name="TBL_5f_0_5f_13.B1" office:value-type="string">
            <text:p text:style-name="P7">ASSIST. ADMINISTRATIVO - requisitado</text:p>
          </table:table-cell>
          <table:table-cell table:style-name="TBL_5f_0_5f_13.B1" office:value-type="string">
            <text:p text:style-name="P7">PROMOTORIA DE JUSTICA - CARM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46,62</text:p>
          </table:table-cell>
          <table:table-cell table:style-name="TBL_5f_0_5f_13.E1" office:value-type="string">
            <text:p text:style-name="P8">435,4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20,90</text:p>
          </table:table-cell>
          <table:table-cell table:style-name="TBL_5f_0_5f_13.E1" office:value-type="string">
            <text:p text:style-name="P8">2.402,97</text:p>
          </table:table-cell>
          <table:table-cell table:style-name="TBL_5f_0_5f_13.E1" office:value-type="string">
            <text:p text:style-name="P8">75,7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5,73</text:p>
          </table:table-cell>
          <table:table-cell table:style-name="TBL_5f_0_5f_13.E1" office:value-type="string">
            <text:p text:style-name="P8">2.327,24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55</text:p>
          </table:table-cell>
          <table:table-cell table:style-name="TBL_5f_0_5f_13.B1" office:value-type="string">
            <text:p text:style-name="P7">MARCILIO DE SIQUEIRA PIN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3ª PROMOTORIA DE JUSTICA DA CURADORIA DA FAZENDA PUBLICA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572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584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20,90</text:p>
          </table:table-cell>
          <table:table-cell table:style-name="TBL_5f_0_5f_13.E1" office:value-type="string">
            <text:p text:style-name="P8">40.867,06</text:p>
          </table:table-cell>
          <table:table-cell table:style-name="TBL_5f_0_5f_13.E1" office:value-type="string">
            <text:p text:style-name="P8">4.584,07</text:p>
          </table:table-cell>
          <table:table-cell table:style-name="TBL_5f_0_5f_13.E1" office:value-type="string">
            <text:p text:style-name="P8">8.827,7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.411,78</text:p>
          </table:table-cell>
          <table:table-cell table:style-name="TBL_5f_0_5f_13.E1" office:value-type="string">
            <text:p text:style-name="P8">27.455,28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285</text:p>
          </table:table-cell>
          <table:table-cell table:style-name="TBL_5f_0_5f_13.B1" office:value-type="string">
            <text:p text:style-name="P7">MARCIO DOS SANTOS DORI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8.263,31</text:p>
          </table:table-cell>
          <table:table-cell table:style-name="TBL_5f_0_5f_13.E1" office:value-type="string">
            <text:p text:style-name="P8">1.652,66</text:p>
          </table:table-cell>
          <table:table-cell table:style-name="TBL_5f_0_5f_13.E1" office:value-type="string">
            <text:p text:style-name="P8">5.442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90,57</text:p>
          </table:table-cell>
          <table:table-cell table:style-name="TBL_5f_0_5f_13.E1" office:value-type="string">
            <text:p text:style-name="P8">17.348,65</text:p>
          </table:table-cell>
          <table:table-cell table:style-name="TBL_5f_0_5f_13.E1" office:value-type="string">
            <text:p text:style-name="P8">1.289,08</text:p>
          </table:table-cell>
          <table:table-cell table:style-name="TBL_5f_0_5f_13.E1" office:value-type="string">
            <text:p text:style-name="P8">2.999,6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288,70</text:p>
          </table:table-cell>
          <table:table-cell table:style-name="TBL_5f_0_5f_13.E1" office:value-type="string">
            <text:p text:style-name="P8">13.059,95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666</text:p>
          </table:table-cell>
          <table:table-cell table:style-name="TBL_5f_0_5f_13.B1" office:value-type="string">
            <text:p text:style-name="P7">MARCIO DOS SANTOS SOUZA</text:p>
          </table:table-cell>
          <table:table-cell table:style-name="TBL_5f_0_5f_13.B1" office:value-type="string">
            <text:p text:style-name="P7">1º TENENTE - requisitado</text:p>
          </table:table-cell>
          <table:table-cell table:style-name="TBL_5f_0_5f_13.B1" office:value-type="string">
            <text:p text:style-name="P7">*NUCLEO DE SEGURANCA PESSOAL - GSI - ARACAJU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58,0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93,9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51,9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51,99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635</text:p>
          </table:table-cell>
          <table:table-cell table:style-name="TBL_5f_0_5f_13.B1" office:value-type="string">
            <text:p text:style-name="P7">MARCIO MATOS LIMA BARRETO</text:p>
          </table:table-cell>
          <table:table-cell table:style-name="TBL_5f_0_5f_13.B1" office:value-type="string">
            <text:p text:style-name="P7">TÉCNICO DO MP - Manut. Sup. Eq. de Inf. e Software</text:p>
          </table:table-cell>
          <table:table-cell table:style-name="TBL_5f_0_5f_13.B1" office:value-type="string">
            <text:p text:style-name="P7">JUSTIÇA FEDERAL DE 1º GRAU DA 5ª REGIÃO</text:p>
          </table:table-cell>
          <table:table-cell table:style-name="TBL_5f_0_5f_13.E1" office:value-type="string">
            <text:p text:style-name="P8">3.589,89</text:p>
          </table:table-cell>
          <table:table-cell table:style-name="TBL_5f_0_5f_13.E1" office:value-type="string">
            <text:p text:style-name="P8">377,6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967,55</text:p>
          </table:table-cell>
          <table:table-cell table:style-name="TBL_5f_0_5f_13.E1" office:value-type="string">
            <text:p text:style-name="P8">515,78</text:p>
          </table:table-cell>
          <table:table-cell table:style-name="TBL_5f_0_5f_13.E1" office:value-type="string">
            <text:p text:style-name="P8">162,9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78,75</text:p>
          </table:table-cell>
          <table:table-cell table:style-name="TBL_5f_0_5f_13.E1" office:value-type="string">
            <text:p text:style-name="P8">3.288,80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051</text:p>
          </table:table-cell>
          <table:table-cell table:style-name="TBL_5f_0_5f_13.B1" office:value-type="string">
            <text:p text:style-name="P7">MARCIO SILVA SIQUEIRA 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- NOSSA SENHORA DAS DORES</text:p>
          </table:table-cell>
          <table:table-cell table:style-name="TBL_5f_0_5f_13.E1" office:value-type="string">
            <text:p text:style-name="P8">6.174,83</text:p>
          </table:table-cell>
          <table:table-cell table:style-name="TBL_5f_0_5f_13.E1" office:value-type="string">
            <text:p text:style-name="P8">324,8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43,60</text:p>
          </table:table-cell>
          <table:table-cell table:style-name="TBL_5f_0_5f_13.E1" office:value-type="string">
            <text:p text:style-name="P8">8.843,23</text:p>
          </table:table-cell>
          <table:table-cell table:style-name="TBL_5f_0_5f_13.E1" office:value-type="string">
            <text:p text:style-name="P8">844,95</text:p>
          </table:table-cell>
          <table:table-cell table:style-name="TBL_5f_0_5f_13.E1" office:value-type="string">
            <text:p text:style-name="P8">685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530,63</text:p>
          </table:table-cell>
          <table:table-cell table:style-name="TBL_5f_0_5f_13.E1" office:value-type="string">
            <text:p text:style-name="P8">7.312,60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2041</text:p>
          </table:table-cell>
          <table:table-cell table:style-name="TBL_5f_0_5f_13.B1" office:value-type="string">
            <text:p text:style-name="P7">MARCO TULIO SANTOS DA CONCEICA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CRIMINAL - ITABAIANA</text:p>
          </table:table-cell>
          <table:table-cell table:style-name="TBL_5f_0_5f_13.E1" office:value-type="string">
            <text:p text:style-name="P8">6.174,83</text:p>
          </table:table-cell>
          <table:table-cell table:style-name="TBL_5f_0_5f_13.E1" office:value-type="string">
            <text:p text:style-name="P8">487,1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43,60</text:p>
          </table:table-cell>
          <table:table-cell table:style-name="TBL_5f_0_5f_13.E1" office:value-type="string">
            <text:p text:style-name="P8">9.005,62</text:p>
          </table:table-cell>
          <table:table-cell table:style-name="TBL_5f_0_5f_13.E1" office:value-type="string">
            <text:p text:style-name="P8">866,06</text:p>
          </table:table-cell>
          <table:table-cell table:style-name="TBL_5f_0_5f_13.E1" office:value-type="string">
            <text:p text:style-name="P8">724,5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590,59</text:p>
          </table:table-cell>
          <table:table-cell table:style-name="TBL_5f_0_5f_13.E1" office:value-type="string">
            <text:p text:style-name="P8">7.415,03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289</text:p>
          </table:table-cell>
          <table:table-cell table:style-name="TBL_5f_0_5f_13.B1" office:value-type="string">
            <text:p text:style-name="P7">MARCONI ALVES VASCONCELOS DE ALMEID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ÇA DA CURADORIA DA INFÂNCIA E DA ADOLESCÊNCIA - ARACAJU</text:p>
          </table:table-cell>
          <table:table-cell table:style-name="TBL_5f_0_5f_13.E1" office:value-type="string">
            <text:p text:style-name="P8">3.386,69</text:p>
          </table:table-cell>
          <table:table-cell table:style-name="TBL_5f_0_5f_13.E1" office:value-type="string">
            <text:p text:style-name="P8">846,6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90,57</text:p>
          </table:table-cell>
          <table:table-cell table:style-name="TBL_5f_0_5f_13.E1" office:value-type="string">
            <text:p text:style-name="P8">6.223,93</text:p>
          </table:table-cell>
          <table:table-cell table:style-name="TBL_5f_0_5f_13.E1" office:value-type="string">
            <text:p text:style-name="P8">550,34</text:p>
          </table:table-cell>
          <table:table-cell table:style-name="TBL_5f_0_5f_13.E1" office:value-type="string">
            <text:p text:style-name="P8">169,2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19,55</text:p>
          </table:table-cell>
          <table:table-cell table:style-name="TBL_5f_0_5f_13.E1" office:value-type="string">
            <text:p text:style-name="P8">5.504,38</text:p>
          </table:table-cell>
          <table:table-cell table:style-name="TBL_5f_0_5f_13.S44" office:value-type="string">
            <text:p text:style-name="Standard"/>
          </table:table-cell>
        </table:table-row>
        <table:table-row table:style-name="TBL_5f_0_5f_13.1">
          <table:table-cell table:style-name="TBL_5f_0_5f_13.A1" office:value-type="string">
            <text:p text:style-name="P7">1971</text:p>
          </table:table-cell>
          <table:table-cell table:style-name="TBL_5f_0_5f_13.B1" office:value-type="string">
            <text:p text:style-name="P7">MARCOS ANTONIO BASTOS FILHO</text:p>
          </table:table-cell>
          <table:table-cell table:style-name="TBL_5f_0_5f_13.B1" office:value-type="string">
            <text:p text:style-name="P7">ANALISTA DO MP -Informática - G. e A.de P. de Sistemas</text:p>
          </table:table-cell>
          <table:table-cell table:style-name="TBL_5f_0_5f_13.B1" office:value-type="string">
            <text:p text:style-name="P7">DIRETORIA DE TECNOLOGIA DA INFORMACAO</text:p>
          </table:table-cell>
          <table:table-cell table:style-name="TBL_5f_0_5f_13.E1" office:value-type="string">
            <text:p text:style-name="P8">6.174,83</text:p>
          </table:table-cell>
          <table:table-cell table:style-name="TBL_5f_0_5f_13.E1" office:value-type="string">
            <text:p text:style-name="P8">926,22</text:p>
          </table:table-cell>
          <table:table-cell table:style-name="TBL_5f_0_5f_13.E1" office:value-type="string">
            <text:p text:style-name="P8">5.442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735,39</text:p>
          </table:table-cell>
          <table:table-cell table:style-name="TBL_5f_0_5f_13.E1" office:value-type="string">
            <text:p text:style-name="P8">14.278,55</text:p>
          </table:table-cell>
          <table:table-cell table:style-name="TBL_5f_0_5f_13.E1" office:value-type="string">
            <text:p text:style-name="P8">923,14</text:p>
          </table:table-cell>
          <table:table-cell table:style-name="TBL_5f_0_5f_13.E1" office:value-type="string">
            <text:p text:style-name="P8">2.326,1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49,29</text:p>
          </table:table-cell>
          <table:table-cell table:style-name="TBL_5f_0_5f_13.E1" office:value-type="string">
            <text:p text:style-name="P8">13.355,41</text:p>
          </table:table-cell>
          <table:table-cell table:style-name="TBL_5f_0_5f_13.S44" office:value-type="string">
            <text:p text:style-name="Standard"/>
          </table:table-cell>
        </table:table-row>
      </table:table>
      <table:table table:name="TBL_0_14" table:style-name="TBL_5f_0_5f_14">
        <table:table-column table:style-name="TBL_5f_0_5f_14.A"/>
        <table:table-column table:style-name="TBL_5f_0_5f_14.B"/>
        <table:table-column table:style-name="TBL_5f_0_5f_14.C"/>
        <table:table-column table:style-name="TBL_5f_0_5f_14.D"/>
        <table:table-column table:style-name="TBL_5f_0_5f_14.E"/>
        <table:table-column table:style-name="TBL_5f_0_5f_14.F"/>
        <table:table-column table:style-name="TBL_5f_0_5f_14.G"/>
        <table:table-column table:style-name="TBL_5f_0_5f_14.H"/>
        <table:table-column table:style-name="TBL_5f_0_5f_14.I"/>
        <table:table-column table:style-name="TBL_5f_0_5f_14.J"/>
        <table:table-column table:style-name="TBL_5f_0_5f_14.E"/>
        <table:table-column table:style-name="TBL_5f_0_5f_14.L" table:number-columns-repeated="2"/>
        <table:table-column table:style-name="TBL_5f_0_5f_14.J"/>
        <table:table-column table:style-name="TBL_5f_0_5f_14.O"/>
        <table:table-column table:style-name="TBL_5f_0_5f_14.P"/>
        <table:table-column table:style-name="TBL_5f_0_5f_14.Q"/>
        <table:table-column table:style-name="TBL_5f_0_5f_14.R"/>
        <table:table-column table:style-name="TBL_5f_0_5f_14.S"/>
        <table:table-row table:style-name="TBL_5f_0_5f_14.1">
          <table:table-cell table:style-name="TBL_5f_0_5f_14.A1" office:value-type="string">
            <text:p text:style-name="P7"><text:bookmark text:name="JR_PAGE_ANCHOR_0_15"/>541</text:p>
          </table:table-cell>
          <table:table-cell table:style-name="TBL_5f_0_5f_14.B1" office:value-type="string">
            <text:p text:style-name="P7">MARCOS ANTONIO DOS SANTOS SOUZA</text:p>
          </table:table-cell>
          <table:table-cell table:style-name="TBL_5f_0_5f_14.B1" office:value-type="string">
            <text:p text:style-name="P7">SUBTENENTE - requisitado</text:p>
          </table:table-cell>
          <table:table-cell table:style-name="TBL_5f_0_5f_14.B1" office:value-type="string">
            <text:p text:style-name="P7">COORDENADORIA MILITAR/GABINETE DE SEGURANÇA INSTITUCIONAL-GSI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85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85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85,44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861</text:p>
          </table:table-cell>
          <table:table-cell table:style-name="TBL_5f_0_5f_14.B1" office:value-type="string">
            <text:p text:style-name="P7">MARCOS CELIO OLIVEIRA DOS SANTOS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CRIMINAL - LAGARTO</text:p>
          </table:table-cell>
          <table:table-cell table:style-name="TBL_5f_0_5f_14.E1" office:value-type="string">
            <text:p text:style-name="P8">3.589,89</text:p>
          </table:table-cell>
          <table:table-cell table:style-name="TBL_5f_0_5f_14.E1" office:value-type="string">
            <text:p text:style-name="P8">283,2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98,76</text:p>
          </table:table-cell>
          <table:table-cell table:style-name="TBL_5f_0_5f_14.E1" office:value-type="string">
            <text:p text:style-name="P8">6.271,89</text:p>
          </table:table-cell>
          <table:table-cell table:style-name="TBL_5f_0_5f_14.E1" office:value-type="string">
            <text:p text:style-name="P8">503,51</text:p>
          </table:table-cell>
          <table:table-cell table:style-name="TBL_5f_0_5f_14.E1" office:value-type="string">
            <text:p text:style-name="P8">93,7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97,28</text:p>
          </table:table-cell>
          <table:table-cell table:style-name="TBL_5f_0_5f_14.E1" office:value-type="string">
            <text:p text:style-name="P8">5.674,61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239</text:p>
          </table:table-cell>
          <table:table-cell table:style-name="TBL_5f_0_5f_14.B1" office:value-type="string">
            <text:p text:style-name="P7">MARCOS MATHEUS DANTAS COST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3ª PROMOTORIA DE JUSTICA DA CURADORIA DA FAZENDA PUBLICA</text:p>
          </table:table-cell>
          <table:table-cell table:style-name="TBL_5f_0_5f_14.E1" office:value-type="string">
            <text:p text:style-name="P8">8.263,31</text:p>
          </table:table-cell>
          <table:table-cell table:style-name="TBL_5f_0_5f_14.E1" office:value-type="string">
            <text:p text:style-name="P8">1.239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35,39</text:p>
          </table:table-cell>
          <table:table-cell table:style-name="TBL_5f_0_5f_14.E1" office:value-type="string">
            <text:p text:style-name="P8">11.238,20</text:p>
          </table:table-cell>
          <table:table-cell table:style-name="TBL_5f_0_5f_14.E1" office:value-type="string">
            <text:p text:style-name="P8">1.235,37</text:p>
          </table:table-cell>
          <table:table-cell table:style-name="TBL_5f_0_5f_14.E1" office:value-type="string">
            <text:p text:style-name="P8">1.404,1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639,56</text:p>
          </table:table-cell>
          <table:table-cell table:style-name="TBL_5f_0_5f_14.E1" office:value-type="string">
            <text:p text:style-name="P8">8.598,64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2140</text:p>
          </table:table-cell>
          <table:table-cell table:style-name="TBL_5f_0_5f_14.B1" office:value-type="string">
            <text:p text:style-name="P7">MARCUS VINICIUS MORAIS DE ANDRADE</text:p>
          </table:table-cell>
          <table:table-cell table:style-name="TBL_5f_0_5f_14.B1" office:value-type="string">
            <text:p text:style-name="P7">TÉCNICO JUDICIÁRIO - requisitado</text:p>
          </table:table-cell>
          <table:table-cell table:style-name="TBL_5f_0_5f_14.B1" office:value-type="string">
            <text:p text:style-name="P7">6ª PROCURADORIA DE JUSTICA (CAMARA CRIMINAL)</text:p>
          </table:table-cell>
          <table:table-cell table:style-name="TBL_5f_0_5f_14.E1" office:value-type="string">
            <text:p text:style-name="P8">3.826,42</text:p>
          </table:table-cell>
          <table:table-cell table:style-name="TBL_5f_0_5f_14.E1" office:value-type="string">
            <text:p text:style-name="P8">5.585,35</text:p>
          </table:table-cell>
          <table:table-cell table:style-name="TBL_5f_0_5f_14.E1" office:value-type="string">
            <text:p text:style-name="P8">10.312,6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20,90</text:p>
          </table:table-cell>
          <table:table-cell table:style-name="TBL_5f_0_5f_14.E1" office:value-type="string">
            <text:p text:style-name="P8">20.745,34</text:p>
          </table:table-cell>
          <table:table-cell table:style-name="TBL_5f_0_5f_14.E1" office:value-type="string">
            <text:p text:style-name="P8">1.069,42</text:p>
          </table:table-cell>
          <table:table-cell table:style-name="TBL_5f_0_5f_14.E1" office:value-type="string">
            <text:p text:style-name="P8">4.260,7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.330,19</text:p>
          </table:table-cell>
          <table:table-cell table:style-name="TBL_5f_0_5f_14.E1" office:value-type="string">
            <text:p text:style-name="P8">15.415,15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2100</text:p>
          </table:table-cell>
          <table:table-cell table:style-name="TBL_5f_0_5f_14.B1" office:value-type="string">
            <text:p text:style-name="P7">MARGARIDA ALVES BRANDAO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GABINETE DE SEGURANCA INSTITUCIONAL - GSI</text:p>
          </table:table-cell>
          <table:table-cell table:style-name="TBL_5f_0_5f_14.E1" office:value-type="string">
            <text:p text:style-name="P8">2.843,5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215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90,57</text:p>
          </table:table-cell>
          <table:table-cell table:style-name="TBL_5f_0_5f_14.E1" office:value-type="string">
            <text:p text:style-name="P8">6.049,67</text:p>
          </table:table-cell>
          <table:table-cell table:style-name="TBL_5f_0_5f_14.E1" office:value-type="string">
            <text:p text:style-name="P8">369,66</text:p>
          </table:table-cell>
          <table:table-cell table:style-name="TBL_5f_0_5f_14.E1" office:value-type="string">
            <text:p text:style-name="P8">42,7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12,40</text:p>
          </table:table-cell>
          <table:table-cell table:style-name="TBL_5f_0_5f_14.E1" office:value-type="string">
            <text:p text:style-name="P8">5.637,27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391</text:p>
          </table:table-cell>
          <table:table-cell table:style-name="TBL_5f_0_5f_14.B1" office:value-type="string">
            <text:p text:style-name="P7">MARIA APARECIDA DE JESUS FERREIRA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DO 2º ANDAR/DAA/DA</text:p>
          </table:table-cell>
          <table:table-cell table:style-name="TBL_5f_0_5f_14.E1" office:value-type="string">
            <text:p text:style-name="P8">1.329,71</text:p>
          </table:table-cell>
          <table:table-cell table:style-name="TBL_5f_0_5f_14.E1" office:value-type="string">
            <text:p text:style-name="P8">1.185,44</text:p>
          </table:table-cell>
          <table:table-cell table:style-name="TBL_5f_0_5f_14.E1" office:value-type="string">
            <text:p text:style-name="P8">946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2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20,90</text:p>
          </table:table-cell>
          <table:table-cell table:style-name="TBL_5f_0_5f_14.E1" office:value-type="string">
            <text:p text:style-name="P8">4.655,53</text:p>
          </table:table-cell>
          <table:table-cell table:style-name="TBL_5f_0_5f_14.E1" office:value-type="string">
            <text:p text:style-name="P8">172,86</text:p>
          </table:table-cell>
          <table:table-cell table:style-name="TBL_5f_0_5f_14.E1" office:value-type="string">
            <text:p text:style-name="P8">164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37,33</text:p>
          </table:table-cell>
          <table:table-cell table:style-name="TBL_5f_0_5f_14.E1" office:value-type="string">
            <text:p text:style-name="P8">4.318,20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590</text:p>
          </table:table-cell>
          <table:table-cell table:style-name="TBL_5f_0_5f_14.B1" office:value-type="string">
            <text:p text:style-name="P7">MARIA APARECIDA OLIVEIRA CORREIA</text:p>
          </table:table-cell>
          <table:table-cell table:style-name="TBL_5f_0_5f_14.B1" office:value-type="string">
            <text:p text:style-name="P7">TÉCNICO EM CONTABILIDADE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2062</text:p>
          </table:table-cell>
          <table:table-cell table:style-name="TBL_5f_0_5f_14.B1" office:value-type="string">
            <text:p text:style-name="P7">MARIA APARECIDA SANTOS ROLINO SANTANA 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CENTRO DE APOIO OPERACIONAL DE PROTECAO AO RIO SAO FRANCISCO E AS NASCENTES</text:p>
          </table:table-cell>
          <table:table-cell table:style-name="TBL_5f_0_5f_14.E1" office:value-type="string">
            <text:p text:style-name="P8">3.589,89</text:p>
          </table:table-cell>
          <table:table-cell table:style-name="TBL_5f_0_5f_14.E1" office:value-type="string">
            <text:p text:style-name="P8">188,8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35,39</text:p>
          </table:table-cell>
          <table:table-cell table:style-name="TBL_5f_0_5f_14.E1" office:value-type="string">
            <text:p text:style-name="P8">5.514,11</text:p>
          </table:table-cell>
          <table:table-cell table:style-name="TBL_5f_0_5f_14.E1" office:value-type="string">
            <text:p text:style-name="P8">491,23</text:p>
          </table:table-cell>
          <table:table-cell table:style-name="TBL_5f_0_5f_14.E1" office:value-type="string">
            <text:p text:style-name="P8">109,8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01,12</text:p>
          </table:table-cell>
          <table:table-cell table:style-name="TBL_5f_0_5f_14.E1" office:value-type="string">
            <text:p text:style-name="P8">4.912,99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07</text:p>
          </table:table-cell>
          <table:table-cell table:style-name="TBL_5f_0_5f_14.B1" office:value-type="string">
            <text:p text:style-name="P7">MARIA AUXILIADORA DOS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550</text:p>
          </table:table-cell>
          <table:table-cell table:style-name="TBL_5f_0_5f_14.B1" office:value-type="string">
            <text:p text:style-name="P7">MARIA AUXILIADORA R DE OLIVEIRA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135</text:p>
          </table:table-cell>
          <table:table-cell table:style-name="TBL_5f_0_5f_14.B1" office:value-type="string">
            <text:p text:style-name="P7">MARIA AUXILIADORA S DE CARVALHO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2101</text:p>
          </table:table-cell>
          <table:table-cell table:style-name="TBL_5f_0_5f_14.B1" office:value-type="string">
            <text:p text:style-name="P7">MARIA BENILDA BENTO SILV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DIVISAO DE PROJETOS E BANCO DE DADOS</text:p>
          </table:table-cell>
          <table:table-cell table:style-name="TBL_5f_0_5f_14.E1" office:value-type="string">
            <text:p text:style-name="P8">3.589,8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14,03</text:p>
          </table:table-cell>
          <table:table-cell table:style-name="TBL_5f_0_5f_14.E1" office:value-type="string">
            <text:p text:style-name="P8">1.735,39</text:p>
          </table:table-cell>
          <table:table-cell table:style-name="TBL_5f_0_5f_14.E1" office:value-type="string">
            <text:p text:style-name="P8">7.139,31</text:p>
          </table:table-cell>
          <table:table-cell table:style-name="TBL_5f_0_5f_14.E1" office:value-type="string">
            <text:p text:style-name="P8">466,69</text:p>
          </table:table-cell>
          <table:table-cell table:style-name="TBL_5f_0_5f_14.E1" office:value-type="string">
            <text:p text:style-name="P8">488,3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55,07</text:p>
          </table:table-cell>
          <table:table-cell table:style-name="TBL_5f_0_5f_14.E1" office:value-type="string">
            <text:p text:style-name="P8">6.184,24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25</text:p>
          </table:table-cell>
          <table:table-cell table:style-name="TBL_5f_0_5f_14.B1" office:value-type="string">
            <text:p text:style-name="P7">MARIA CONCEICAO DE FIGUEIREDO ROLEMBERG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9ª PROCURADORIA DE JUSTICA (CAMARA CRIMINA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610,09</text:p>
          </table:table-cell>
          <table:table-cell table:style-name="TBL_5f_0_5f_14.E1" office:value-type="string">
            <text:p text:style-name="P8">8.865,56</text:p>
          </table:table-cell>
          <table:table-cell table:style-name="TBL_5f_0_5f_14.E1" office:value-type="string">
            <text:p text:style-name="P8">2.654,02</text:p>
          </table:table-cell>
          <table:table-cell table:style-name="TBL_5f_0_5f_14.E1" office:value-type="string">
            <text:p text:style-name="P8">51.591,89</text:p>
          </table:table-cell>
          <table:table-cell table:style-name="TBL_5f_0_5f_14.E1" office:value-type="string">
            <text:p text:style-name="P8">4.610,09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5.034,46</text:p>
          </table:table-cell>
          <table:table-cell table:style-name="TBL_5f_0_5f_14.E1" office:value-type="string">
            <text:p text:style-name="P8">19.580,85</text:p>
          </table:table-cell>
          <table:table-cell table:style-name="TBL_5f_0_5f_14.E1" office:value-type="string">
            <text:p text:style-name="P8">37.045,50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908</text:p>
          </table:table-cell>
          <table:table-cell table:style-name="TBL_5f_0_5f_14.B1" office:value-type="string">
            <text:p text:style-name="P7">MARIA CREUZA BRITO DE FIGUEIREDO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27</text:p>
          </table:table-cell>
          <table:table-cell table:style-name="TBL_5f_0_5f_14.B1" office:value-type="string">
            <text:p text:style-name="P7">MARIA CRISTINA DA GAMA E SILVA FOZ MENDONC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3ª PROCURADORIA DE JUSTICA (1ª CAMARA CIVE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1.572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814,58</text:p>
          </table:table-cell>
          <table:table-cell table:style-name="TBL_5f_0_5f_14.E1" office:value-type="string">
            <text:p text:style-name="P8">3.746,35</text:p>
          </table:table-cell>
          <table:table-cell table:style-name="TBL_5f_0_5f_14.E1" office:value-type="string">
            <text:p text:style-name="P8">2.654,02</text:p>
          </table:table-cell>
          <table:table-cell table:style-name="TBL_5f_0_5f_14.E1" office:value-type="string">
            <text:p text:style-name="P8">48.250,15</text:p>
          </table:table-cell>
          <table:table-cell table:style-name="TBL_5f_0_5f_14.E1" office:value-type="string">
            <text:p text:style-name="P8">4.814,58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16.239,11</text:p>
          </table:table-cell>
          <table:table-cell table:style-name="TBL_5f_0_5f_14.E1" office:value-type="string">
            <text:p text:style-name="P8">32.011,04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150</text:p>
          </table:table-cell>
          <table:table-cell table:style-name="TBL_5f_0_5f_14.B1" office:value-type="string">
            <text:p text:style-name="P7">MARIA DA CONCEICAO PAIX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505</text:p>
          </table:table-cell>
          <table:table-cell table:style-name="TBL_5f_0_5f_14.B1" office:value-type="string">
            <text:p text:style-name="P7">MARIA DA CONCEIC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464</text:p>
          </table:table-cell>
          <table:table-cell table:style-name="TBL_5f_0_5f_14.B1" office:value-type="string">
            <text:p text:style-name="P7">MARIA DE LOURDES COSTA</text:p>
          </table:table-cell>
          <table:table-cell table:style-name="TBL_5f_0_5f_14.B1" office:value-type="string">
            <text:p text:style-name="P7">OFICIAL ADMINISTRATIVO - requisitado</text:p>
          </table:table-cell>
          <table:table-cell table:style-name="TBL_5f_0_5f_14.B1" office:value-type="string">
            <text:p text:style-name="P7">DIVISAO DE MATERIAL/DM/DA/SG</text:p>
          </table:table-cell>
          <table:table-cell table:style-name="TBL_5f_0_5f_14.E1" office:value-type="string">
            <text:p text:style-name="P8">1.838,02</text:p>
          </table:table-cell>
          <table:table-cell table:style-name="TBL_5f_0_5f_14.E1" office:value-type="string">
            <text:p text:style-name="P8">4.874,13</text:p>
          </table:table-cell>
          <table:table-cell table:style-name="TBL_5f_0_5f_14.E1" office:value-type="string">
            <text:p text:style-name="P8">946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18,47</text:p>
          </table:table-cell>
          <table:table-cell table:style-name="TBL_5f_0_5f_14.E1" office:value-type="string">
            <text:p text:style-name="P8">84,60</text:p>
          </table:table-cell>
          <table:table-cell table:style-name="TBL_5f_0_5f_14.E1" office:value-type="string">
            <text:p text:style-name="P8">1.020,90</text:p>
          </table:table-cell>
          <table:table-cell table:style-name="TBL_5f_0_5f_14.E1" office:value-type="string">
            <text:p text:style-name="P8">9.482,74</text:p>
          </table:table-cell>
          <table:table-cell table:style-name="TBL_5f_0_5f_14.E1" office:value-type="string">
            <text:p text:style-name="P8">718,47</text:p>
          </table:table-cell>
          <table:table-cell table:style-name="TBL_5f_0_5f_14.E1" office:value-type="string">
            <text:p text:style-name="P8">1.260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78,54</text:p>
          </table:table-cell>
          <table:table-cell table:style-name="TBL_5f_0_5f_14.E1" office:value-type="string">
            <text:p text:style-name="P8">7.504,20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67</text:p>
          </table:table-cell>
          <table:table-cell table:style-name="TBL_5f_0_5f_14.B1" office:value-type="string">
            <text:p text:style-name="P7">MARIA DO NASCIMENTO MENEZES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581</text:p>
          </table:table-cell>
          <table:table-cell table:style-name="TBL_5f_0_5f_14.B1" office:value-type="string">
            <text:p text:style-name="P7">MARIA DOS ANJOS PEREIRA DOS SANTOS</text:p>
          </table:table-cell>
          <table:table-cell table:style-name="TBL_5f_0_5f_14.B1" office:value-type="string">
            <text:p text:style-name="P7">Chefe do Setor de A. de M. da Ouvidoria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302,4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654,02</text:p>
          </table:table-cell>
          <table:table-cell table:style-name="TBL_5f_0_5f_14.E1" office:value-type="string">
            <text:p text:style-name="P8">5.956,42</text:p>
          </table:table-cell>
          <table:table-cell table:style-name="TBL_5f_0_5f_14.E1" office:value-type="string">
            <text:p text:style-name="P8">363,26</text:p>
          </table:table-cell>
          <table:table-cell table:style-name="TBL_5f_0_5f_14.E1" office:value-type="string">
            <text:p text:style-name="P8">86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49,33</text:p>
          </table:table-cell>
          <table:table-cell table:style-name="TBL_5f_0_5f_14.E1" office:value-type="string">
            <text:p text:style-name="P8">5.507,09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931</text:p>
          </table:table-cell>
          <table:table-cell table:style-name="TBL_5f_0_5f_14.B1" office:value-type="string">
            <text:p text:style-name="P7">MARIA EDILEIDE REIS DOS SANTOS MOUR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ARAUA </text:p>
          </table:table-cell>
          <table:table-cell table:style-name="TBL_5f_0_5f_14.E1" office:value-type="string">
            <text:p text:style-name="P8">2.843,53</text:p>
          </table:table-cell>
          <table:table-cell table:style-name="TBL_5f_0_5f_14.E1" office:value-type="string">
            <text:p text:style-name="P8">149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653,94</text:p>
          </table:table-cell>
          <table:table-cell table:style-name="TBL_5f_0_5f_14.E1" office:value-type="string">
            <text:p text:style-name="P8">5.647,04</text:p>
          </table:table-cell>
          <table:table-cell table:style-name="TBL_5f_0_5f_14.E1" office:value-type="string">
            <text:p text:style-name="P8">389,10</text:p>
          </table:table-cell>
          <table:table-cell table:style-name="TBL_5f_0_5f_14.E1" office:value-type="string">
            <text:p text:style-name="P8">9,8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98,94</text:p>
          </table:table-cell>
          <table:table-cell table:style-name="TBL_5f_0_5f_14.E1" office:value-type="string">
            <text:p text:style-name="P8">5.248,10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27</text:p>
          </table:table-cell>
          <table:table-cell table:style-name="TBL_5f_0_5f_14.B1" office:value-type="string">
            <text:p text:style-name="P7">MARIA ESTER LIMA DE AZEVEDO ANDRADE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439</text:p>
          </table:table-cell>
          <table:table-cell table:style-name="TBL_5f_0_5f_14.B1" office:value-type="string">
            <text:p text:style-name="P7">MARIA EUGENIA DA SILVA RIBEIRO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84</text:p>
          </table:table-cell>
          <table:table-cell table:style-name="TBL_5f_0_5f_14.B1" office:value-type="string">
            <text:p text:style-name="P7">MARIA EUGENIA DED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2ª PROMOTORIA DE JUSTICA DA CURADORIA DA FAZENDA PUBLICA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6.844,5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569,3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E1" office:value-type="string">
            <text:p text:style-name="P8">58.276,84</text:p>
          </table:table-cell>
          <table:table-cell table:style-name="TBL_5f_0_5f_14.E1" office:value-type="string">
            <text:p text:style-name="P8">6.569,37</text:p>
          </table:table-cell>
          <table:table-cell table:style-name="TBL_5f_0_5f_14.E1" office:value-type="string">
            <text:p text:style-name="P8">12.001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8.570,99</text:p>
          </table:table-cell>
          <table:table-cell table:style-name="TBL_5f_0_5f_14.E1" office:value-type="string">
            <text:p text:style-name="P8">39.705,85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614</text:p>
          </table:table-cell>
          <table:table-cell table:style-name="TBL_5f_0_5f_14.B1" office:value-type="string">
            <text:p text:style-name="P7">MARIA FERNANDA BARBOSA DE SANTANA FERR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CRIMINAL - SAO CRISTOVAO </text:p>
          </table:table-cell>
          <table:table-cell table:style-name="TBL_5f_0_5f_14.E1" office:value-type="string">
            <text:p text:style-name="P8">6.545,32</text:p>
          </table:table-cell>
          <table:table-cell table:style-name="TBL_5f_0_5f_14.E1" office:value-type="string">
            <text:p text:style-name="P8">1.309,0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618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72,84</text:p>
          </table:table-cell>
          <table:table-cell table:style-name="TBL_5f_0_5f_14.E1" office:value-type="string">
            <text:p text:style-name="P8">12.445,35</text:p>
          </table:table-cell>
          <table:table-cell table:style-name="TBL_5f_0_5f_14.E1" office:value-type="string">
            <text:p text:style-name="P8">1.021,07</text:p>
          </table:table-cell>
          <table:table-cell table:style-name="TBL_5f_0_5f_14.E1" office:value-type="string">
            <text:p text:style-name="P8">1.625,5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646,58</text:p>
          </table:table-cell>
          <table:table-cell table:style-name="TBL_5f_0_5f_14.E1" office:value-type="string">
            <text:p text:style-name="P8">9.798,77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550</text:p>
          </table:table-cell>
          <table:table-cell table:style-name="TBL_5f_0_5f_14.B1" office:value-type="string">
            <text:p text:style-name="P7">MARIA FERNANDA SOUZA CARVALHO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7.354,32</text:p>
          </table:table-cell>
          <table:table-cell table:style-name="TBL_5f_0_5f_14.E1" office:value-type="string">
            <text:p text:style-name="P8">773,6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35,39</text:p>
          </table:table-cell>
          <table:table-cell table:style-name="TBL_5f_0_5f_14.E1" office:value-type="string">
            <text:p text:style-name="P8">9.863,38</text:p>
          </table:table-cell>
          <table:table-cell table:style-name="TBL_5f_0_5f_14.E1" office:value-type="string">
            <text:p text:style-name="P8">1.056,64</text:p>
          </table:table-cell>
          <table:table-cell table:style-name="TBL_5f_0_5f_14.E1" office:value-type="string">
            <text:p text:style-name="P8">1.02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79,76</text:p>
          </table:table-cell>
          <table:table-cell table:style-name="TBL_5f_0_5f_14.E1" office:value-type="string">
            <text:p text:style-name="P8">7.783,6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871</text:p>
          </table:table-cell>
          <table:table-cell table:style-name="TBL_5f_0_5f_14.B1" office:value-type="string">
            <text:p text:style-name="P7">MARIA GORETE CARDOSO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743</text:p>
          </table:table-cell>
          <table:table-cell table:style-name="TBL_5f_0_5f_14.B1" office:value-type="string">
            <text:p text:style-name="P7">MARIA HELENA FERNANDES DE BARROS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201</text:p>
          </table:table-cell>
          <table:table-cell table:style-name="TBL_5f_0_5f_14.B1" office:value-type="string">
            <text:p text:style-name="P7">MARIA HELENA MOREIRA SANCHES LISBO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DISTRITAL - SAO CRISTOVAO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379,58</text:p>
          </table:table-cell>
          <table:table-cell table:style-name="TBL_5f_0_5f_14.E1" office:value-type="string">
            <text:p text:style-name="P8">6.737,82</text:p>
          </table:table-cell>
          <table:table-cell table:style-name="TBL_5f_0_5f_14.E1" office:value-type="string">
            <text:p text:style-name="P8">2.194,71</text:p>
          </table:table-cell>
          <table:table-cell table:style-name="TBL_5f_0_5f_14.E1" office:value-type="string">
            <text:p text:style-name="P8">47.001,22</text:p>
          </table:table-cell>
          <table:table-cell table:style-name="TBL_5f_0_5f_14.E1" office:value-type="string">
            <text:p text:style-name="P8">4.379,58</text:p>
          </table:table-cell>
          <table:table-cell table:style-name="TBL_5f_0_5f_14.E1" office:value-type="string">
            <text:p text:style-name="P8">9.832,03</text:p>
          </table:table-cell>
          <table:table-cell table:style-name="TBL_5f_0_5f_14.E1" office:value-type="string">
            <text:p text:style-name="P8">1.133,61</text:p>
          </table:table-cell>
          <table:table-cell table:style-name="TBL_5f_0_5f_14.E1" office:value-type="string">
            <text:p text:style-name="P8">15.345,22</text:p>
          </table:table-cell>
          <table:table-cell table:style-name="TBL_5f_0_5f_14.E1" office:value-type="string">
            <text:p text:style-name="P8">31.656,00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462</text:p>
          </table:table-cell>
          <table:table-cell table:style-name="TBL_5f_0_5f_14.B1" office:value-type="string">
            <text:p text:style-name="P7">MARIA JOSE DO NASCIMENTO ROCHA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PROMOTORIA DE JUSTICA - CRISTINAPOLI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46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20,90</text:p>
          </table:table-cell>
          <table:table-cell table:style-name="TBL_5f_0_5f_14.E1" office:value-type="string">
            <text:p text:style-name="P8">1.967,52</text:p>
          </table:table-cell>
          <table:table-cell table:style-name="TBL_5f_0_5f_14.E1" office:value-type="string">
            <text:p text:style-name="P8">75,7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5,73</text:p>
          </table:table-cell>
          <table:table-cell table:style-name="TBL_5f_0_5f_14.E1" office:value-type="string">
            <text:p text:style-name="P8">1.891,79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676</text:p>
          </table:table-cell>
          <table:table-cell table:style-name="TBL_5f_0_5f_14.B1" office:value-type="string">
            <text:p text:style-name="P7">MARIA JOSELITA ALMEIDA BARBOS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93</text:p>
          </table:table-cell>
          <table:table-cell table:style-name="TBL_5f_0_5f_14.B1" office:value-type="string">
            <text:p text:style-name="P7">MARIA LILIAN MENDES CARVALH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8ª PROMOTORIA DE JUSTICA DOS DIREITOS DO CIDADAO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2.352,67</text:p>
          </table:table-cell>
          <table:table-cell table:style-name="TBL_5f_0_5f_14.E1" office:value-type="string">
            <text:p text:style-name="P8">4.379,58</text:p>
          </table:table-cell>
          <table:table-cell table:style-name="TBL_5f_0_5f_14.E1" office:value-type="string">
            <text:p text:style-name="P8">3.368,91</text:p>
          </table:table-cell>
          <table:table-cell table:style-name="TBL_5f_0_5f_14.E1" office:value-type="string">
            <text:p text:style-name="P8">2.194,71</text:p>
          </table:table-cell>
          <table:table-cell table:style-name="TBL_5f_0_5f_14.E1" office:value-type="string">
            <text:p text:style-name="P8">55.984,98</text:p>
          </table:table-cell>
          <table:table-cell table:style-name="TBL_5f_0_5f_14.E1" office:value-type="string">
            <text:p text:style-name="P8">4.379,58</text:p>
          </table:table-cell>
          <table:table-cell table:style-name="TBL_5f_0_5f_14.E1" office:value-type="string">
            <text:p text:style-name="P8">12.718,5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.098,16</text:p>
          </table:table-cell>
          <table:table-cell table:style-name="TBL_5f_0_5f_14.E1" office:value-type="string">
            <text:p text:style-name="P8">38.886,8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584</text:p>
          </table:table-cell>
          <table:table-cell table:style-name="TBL_5f_0_5f_14.B1" office:value-type="string">
            <text:p text:style-name="P7">MARIA LUIZA VIEIRA CRUZ 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34</text:p>
          </table:table-cell>
          <table:table-cell table:style-name="TBL_5f_0_5f_14.B1" office:value-type="string">
            <text:p text:style-name="P7">MARIA MACEDO CHAGAS MOURA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90</text:p>
          </table:table-cell>
          <table:table-cell table:style-name="TBL_5f_0_5f_14.B1" office:value-type="string">
            <text:p text:style-name="P7">MARIA NAZARE DE ANDRADE FRANCO</text:p>
          </table:table-cell>
          <table:table-cell table:style-name="TBL_5f_0_5f_14.B1" office:value-type="string">
            <text:p text:style-name="P7">* TÉCNICO ESPECIALIST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633,1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394</text:p>
          </table:table-cell>
          <table:table-cell table:style-name="TBL_5f_0_5f_14.B1" office:value-type="string">
            <text:p text:style-name="P7">MARIA NEILDE DOS SANTOS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4º ANDAR/DAA/DA</text:p>
          </table:table-cell>
          <table:table-cell table:style-name="TBL_5f_0_5f_14.E1" office:value-type="string">
            <text:p text:style-name="P8">1.329,71</text:p>
          </table:table-cell>
          <table:table-cell table:style-name="TBL_5f_0_5f_14.E1" office:value-type="string">
            <text:p text:style-name="P8">1.185,44</text:p>
          </table:table-cell>
          <table:table-cell table:style-name="TBL_5f_0_5f_14.E1" office:value-type="string">
            <text:p text:style-name="P8">946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2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20,90</text:p>
          </table:table-cell>
          <table:table-cell table:style-name="TBL_5f_0_5f_14.E1" office:value-type="string">
            <text:p text:style-name="P8">4.655,53</text:p>
          </table:table-cell>
          <table:table-cell table:style-name="TBL_5f_0_5f_14.E1" office:value-type="string">
            <text:p text:style-name="P8">172,86</text:p>
          </table:table-cell>
          <table:table-cell table:style-name="TBL_5f_0_5f_14.E1" office:value-type="string">
            <text:p text:style-name="P8">164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37,33</text:p>
          </table:table-cell>
          <table:table-cell table:style-name="TBL_5f_0_5f_14.E1" office:value-type="string">
            <text:p text:style-name="P8">4.318,20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825</text:p>
          </table:table-cell>
          <table:table-cell table:style-name="TBL_5f_0_5f_14.B1" office:value-type="string">
            <text:p text:style-name="P7">MARIA RITA MACHADO FIGUEIREDO</text:p>
          </table:table-cell>
          <table:table-cell table:style-name="TBL_5f_0_5f_14.B1" office:value-type="string">
            <text:p text:style-name="P7">PROMOTOR DE JUSTIÇA DE ENTR. INICIAL</text:p>
          </table:table-cell>
          <table:table-cell table:style-name="TBL_5f_0_5f_14.B1" office:value-type="string">
            <text:p text:style-name="P7">PROMOTORIA DE JUSTICA - CARIRA</text:p>
          </table:table-cell>
          <table:table-cell table:style-name="TBL_5f_0_5f_14.E1" office:value-type="string">
            <text:p text:style-name="P8">32.004,6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200,47</text:p>
          </table:table-cell>
          <table:table-cell table:style-name="TBL_5f_0_5f_14.E1" office:value-type="string">
            <text:p text:style-name="P8">2.194,71</text:p>
          </table:table-cell>
          <table:table-cell table:style-name="TBL_5f_0_5f_14.E1" office:value-type="string">
            <text:p text:style-name="P8">37.399,83</text:p>
          </table:table-cell>
          <table:table-cell table:style-name="TBL_5f_0_5f_14.E1" office:value-type="string">
            <text:p text:style-name="P8">4.160,60</text:p>
          </table:table-cell>
          <table:table-cell table:style-name="TBL_5f_0_5f_14.E1" office:value-type="string">
            <text:p text:style-name="P8">7.667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1.828,48</text:p>
          </table:table-cell>
          <table:table-cell table:style-name="TBL_5f_0_5f_14.E1" office:value-type="string">
            <text:p text:style-name="P8">25.571,35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973</text:p>
          </table:table-cell>
          <table:table-cell table:style-name="TBL_5f_0_5f_14.B1" office:value-type="string">
            <text:p text:style-name="P7">MARIA SELMA SIQUEIRA DE CARVALHO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CENTRO DE APOIO OPERACIONAL DOS DIREITOS A EDUCACAO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021,8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20,90</text:p>
          </table:table-cell>
          <table:table-cell table:style-name="TBL_5f_0_5f_14.E1" office:value-type="string">
            <text:p text:style-name="P8">3.042,75</text:p>
          </table:table-cell>
          <table:table-cell table:style-name="TBL_5f_0_5f_14.E1" office:value-type="string">
            <text:p text:style-name="P8">181,9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81,97</text:p>
          </table:table-cell>
          <table:table-cell table:style-name="TBL_5f_0_5f_14.E1" office:value-type="string">
            <text:p text:style-name="P8">2.860,78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332</text:p>
          </table:table-cell>
          <table:table-cell table:style-name="TBL_5f_0_5f_14.B1" office:value-type="string">
            <text:p text:style-name="P7">MARIA SUZANA AMADO REIS ANDRADE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1ª PROMOTORIA DE JUSTICA - TOBIAS BARRETO 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46,6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0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20,90</text:p>
          </table:table-cell>
          <table:table-cell table:style-name="TBL_5f_0_5f_14.E1" office:value-type="string">
            <text:p text:style-name="P8">2.267,52</text:p>
          </table:table-cell>
          <table:table-cell table:style-name="TBL_5f_0_5f_14.E1" office:value-type="string">
            <text:p text:style-name="P8">112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12,20</text:p>
          </table:table-cell>
          <table:table-cell table:style-name="TBL_5f_0_5f_14.E1" office:value-type="string">
            <text:p text:style-name="P8">2.155,32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962</text:p>
          </table:table-cell>
          <table:table-cell table:style-name="TBL_5f_0_5f_14.B1" office:value-type="string">
            <text:p text:style-name="P7">MARIA TEREZA DE ARAGAO ANDRADE 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173,81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985</text:p>
          </table:table-cell>
          <table:table-cell table:style-name="TBL_5f_0_5f_14.B1" office:value-type="string">
            <text:p text:style-name="P7">MARIANA MELO GOIS LEBRE HARDMAN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CENTRO DE APOIO OPERACIONAL DA INFANCIA E DA ADOLESCENCIA </text:p>
          </table:table-cell>
          <table:table-cell table:style-name="TBL_5f_0_5f_14.E1" office:value-type="string">
            <text:p text:style-name="P8">6.938,04</text:p>
          </table:table-cell>
          <table:table-cell table:style-name="TBL_5f_0_5f_14.E1" office:value-type="string">
            <text:p text:style-name="P8">364,9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00,00</text:p>
          </table:table-cell>
          <table:table-cell table:style-name="TBL_5f_0_5f_14.E1" office:value-type="string">
            <text:p text:style-name="P8">1.735,39</text:p>
          </table:table-cell>
          <table:table-cell table:style-name="TBL_5f_0_5f_14.E1" office:value-type="string">
            <text:p text:style-name="P8">9.438,37</text:p>
          </table:table-cell>
          <table:table-cell table:style-name="TBL_5f_0_5f_14.E1" office:value-type="string">
            <text:p text:style-name="P8">949,39</text:p>
          </table:table-cell>
          <table:table-cell table:style-name="TBL_5f_0_5f_14.E1" office:value-type="string">
            <text:p text:style-name="P8">987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37,27</text:p>
          </table:table-cell>
          <table:table-cell table:style-name="TBL_5f_0_5f_14.E1" office:value-type="string">
            <text:p text:style-name="P8">7.501,10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246</text:p>
          </table:table-cell>
          <table:table-cell table:style-name="TBL_5f_0_5f_14.B1" office:value-type="string">
            <text:p text:style-name="P7">MARIANA MELO SOUTO SANTOS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- ESTANCIA</text:p>
          </table:table-cell>
          <table:table-cell table:style-name="TBL_5f_0_5f_14.E1" office:value-type="string">
            <text:p text:style-name="P8">8.263,31</text:p>
          </table:table-cell>
          <table:table-cell table:style-name="TBL_5f_0_5f_14.E1" office:value-type="string">
            <text:p text:style-name="P8">1.652,66</text:p>
          </table:table-cell>
          <table:table-cell table:style-name="TBL_5f_0_5f_14.E1" office:value-type="string">
            <text:p text:style-name="P8">1.213,11</text:p>
          </table:table-cell>
          <table:table-cell table:style-name="TBL_5f_0_5f_14.E1" office:value-type="string">
            <text:p text:style-name="P8">4.146,6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00,00</text:p>
          </table:table-cell>
          <table:table-cell table:style-name="TBL_5f_0_5f_14.E1" office:value-type="string">
            <text:p text:style-name="P8">2.343,60</text:p>
          </table:table-cell>
          <table:table-cell table:style-name="TBL_5f_0_5f_14.E1" office:value-type="string">
            <text:p text:style-name="P8">18.019,36</text:p>
          </table:table-cell>
          <table:table-cell table:style-name="TBL_5f_0_5f_14.E1" office:value-type="string">
            <text:p text:style-name="P8">1.289,08</text:p>
          </table:table-cell>
          <table:table-cell table:style-name="TBL_5f_0_5f_14.E1" office:value-type="string">
            <text:p text:style-name="P8">1.946,6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235,72</text:p>
          </table:table-cell>
          <table:table-cell table:style-name="TBL_5f_0_5f_14.E1" office:value-type="string">
            <text:p text:style-name="P8">14.783,64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186</text:p>
          </table:table-cell>
          <table:table-cell table:style-name="TBL_5f_0_5f_14.B1" office:value-type="string">
            <text:p text:style-name="P7">MARIANA MOURA ROCH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CENTRO DE APOIO OPERACIONAL DE DEFESA DOS DIREITOS HUMANOS</text:p>
          </table:table-cell>
          <table:table-cell table:style-name="TBL_5f_0_5f_14.E1" office:value-type="string">
            <text:p text:style-name="P8">8.263,31</text:p>
          </table:table-cell>
          <table:table-cell table:style-name="TBL_5f_0_5f_14.E1" office:value-type="string">
            <text:p text:style-name="P8">1.239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35,39</text:p>
          </table:table-cell>
          <table:table-cell table:style-name="TBL_5f_0_5f_14.E1" office:value-type="string">
            <text:p text:style-name="P8">11.238,20</text:p>
          </table:table-cell>
          <table:table-cell table:style-name="TBL_5f_0_5f_14.E1" office:value-type="string">
            <text:p text:style-name="P8">1.235,37</text:p>
          </table:table-cell>
          <table:table-cell table:style-name="TBL_5f_0_5f_14.E1" office:value-type="string">
            <text:p text:style-name="P8">1.404,1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639,56</text:p>
          </table:table-cell>
          <table:table-cell table:style-name="TBL_5f_0_5f_14.E1" office:value-type="string">
            <text:p text:style-name="P8">8.598,64</text:p>
          </table:table-cell>
          <table:table-cell table:style-name="TBL_5f_0_5f_14.S44" office:value-type="string">
            <text:p text:style-name="Standard"/>
          </table:table-cell>
        </table:table-row>
        <table:table-row table:style-name="TBL_5f_0_5f_14.1">
          <table:table-cell table:style-name="TBL_5f_0_5f_14.A1" office:value-type="string">
            <text:p text:style-name="P7">1662</text:p>
          </table:table-cell>
          <table:table-cell table:style-name="TBL_5f_0_5f_14.B1" office:value-type="string">
            <text:p text:style-name="P7">MARIANA OLIVEIRA LIM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DISTRITAL - NOSSA SENHORA DO SOCORRO</text:p>
          </table:table-cell>
          <table:table-cell table:style-name="TBL_5f_0_5f_14.E1" office:value-type="string">
            <text:p text:style-name="P8">3.014,14</text:p>
          </table:table-cell>
          <table:table-cell table:style-name="TBL_5f_0_5f_14.E1" office:value-type="string">
            <text:p text:style-name="P8">317,0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00,00</text:p>
          </table:table-cell>
          <table:table-cell table:style-name="TBL_5f_0_5f_14.E1" office:value-type="string">
            <text:p text:style-name="P8">1.972,84</text:p>
          </table:table-cell>
          <table:table-cell table:style-name="TBL_5f_0_5f_14.E1" office:value-type="string">
            <text:p text:style-name="P8">5.504,06</text:p>
          </table:table-cell>
          <table:table-cell table:style-name="TBL_5f_0_5f_14.E1" office:value-type="string">
            <text:p text:style-name="P8">433,06</text:p>
          </table:table-cell>
          <table:table-cell table:style-name="TBL_5f_0_5f_14.E1" office:value-type="string">
            <text:p text:style-name="P8">109,9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42,98</text:p>
          </table:table-cell>
          <table:table-cell table:style-name="TBL_5f_0_5f_14.E1" office:value-type="string">
            <text:p text:style-name="P8">4.961,08</text:p>
          </table:table-cell>
          <table:table-cell table:style-name="TBL_5f_0_5f_14.S44" office:value-type="string">
            <text:p text:style-name="Standard"/>
          </table:table-cell>
        </table:table-row>
      </table:table>
      <table:table table:name="TBL_0_15" table:style-name="TBL_5f_0_5f_15">
        <table:table-column table:style-name="TBL_5f_0_5f_15.A"/>
        <table:table-column table:style-name="TBL_5f_0_5f_15.B"/>
        <table:table-column table:style-name="TBL_5f_0_5f_15.C"/>
        <table:table-column table:style-name="TBL_5f_0_5f_15.D"/>
        <table:table-column table:style-name="TBL_5f_0_5f_15.E"/>
        <table:table-column table:style-name="TBL_5f_0_5f_15.F"/>
        <table:table-column table:style-name="TBL_5f_0_5f_15.G"/>
        <table:table-column table:style-name="TBL_5f_0_5f_15.H"/>
        <table:table-column table:style-name="TBL_5f_0_5f_15.I"/>
        <table:table-column table:style-name="TBL_5f_0_5f_15.J"/>
        <table:table-column table:style-name="TBL_5f_0_5f_15.E"/>
        <table:table-column table:style-name="TBL_5f_0_5f_15.L" table:number-columns-repeated="2"/>
        <table:table-column table:style-name="TBL_5f_0_5f_15.J"/>
        <table:table-column table:style-name="TBL_5f_0_5f_15.O"/>
        <table:table-column table:style-name="TBL_5f_0_5f_15.P"/>
        <table:table-column table:style-name="TBL_5f_0_5f_15.Q"/>
        <table:table-column table:style-name="TBL_5f_0_5f_15.R"/>
        <table:table-column table:style-name="TBL_5f_0_5f_15.S"/>
        <table:table-row table:style-name="TBL_5f_0_5f_15.1">
          <table:table-cell table:style-name="TBL_5f_0_5f_15.A1" office:value-type="string">
            <text:p text:style-name="P7"><text:bookmark text:name="JR_PAGE_ANCHOR_0_16"/>1228</text:p>
          </table:table-cell>
          <table:table-cell table:style-name="TBL_5f_0_5f_15.B1" office:value-type="string">
            <text:p text:style-name="P7">MARIANA SMITH DANTAS SOBRAL OLIVEIR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8ª PROCURADORIA DE JUSTICA (2ª CAMARA CIVEL)</text:p>
          </table:table-cell>
          <table:table-cell table:style-name="TBL_5f_0_5f_15.E1" office:value-type="string">
            <text:p text:style-name="P8">7.795,58</text:p>
          </table:table-cell>
          <table:table-cell table:style-name="TBL_5f_0_5f_15.E1" office:value-type="string">
            <text:p text:style-name="P8">1.169,34</text:p>
          </table:table-cell>
          <table:table-cell table:style-name="TBL_5f_0_5f_15.E1" office:value-type="string">
            <text:p text:style-name="P8">10.3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21.012,98</text:p>
          </table:table-cell>
          <table:table-cell table:style-name="TBL_5f_0_5f_15.E1" office:value-type="string">
            <text:p text:style-name="P8">1.165,44</text:p>
          </table:table-cell>
          <table:table-cell table:style-name="TBL_5f_0_5f_15.E1" office:value-type="string">
            <text:p text:style-name="P8">4.059,3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224,78</text:p>
          </table:table-cell>
          <table:table-cell table:style-name="TBL_5f_0_5f_15.E1" office:value-type="string">
            <text:p text:style-name="P8">15.788,20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977</text:p>
          </table:table-cell>
          <table:table-cell table:style-name="TBL_5f_0_5f_15.B1" office:value-type="string">
            <text:p text:style-name="P7">MARIANA TEIXEIRA CARDOSO DOS SANTOS 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21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3.757,24</text:p>
          </table:table-cell>
          <table:table-cell table:style-name="TBL_5f_0_5f_15.E1" office:value-type="string">
            <text:p text:style-name="P8">181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81,97</text:p>
          </table:table-cell>
          <table:table-cell table:style-name="TBL_5f_0_5f_15.E1" office:value-type="string">
            <text:p text:style-name="P8">3.575,27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056</text:p>
          </table:table-cell>
          <table:table-cell table:style-name="TBL_5f_0_5f_15.B1" office:value-type="string">
            <text:p text:style-name="P7">MARIANNE MATOS SOUZ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PROMOTORIA DE JUSTICA - JAPARATUBA</text:p>
          </table:table-cell>
          <table:table-cell table:style-name="TBL_5f_0_5f_15.E1" office:value-type="string">
            <text:p text:style-name="P8">2.843,53</text:p>
          </table:table-cell>
          <table:table-cell table:style-name="TBL_5f_0_5f_15.E1" office:value-type="string">
            <text:p text:style-name="P8">149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43,60</text:p>
          </table:table-cell>
          <table:table-cell table:style-name="TBL_5f_0_5f_15.E1" office:value-type="string">
            <text:p text:style-name="P8">5.336,70</text:p>
          </table:table-cell>
          <table:table-cell table:style-name="TBL_5f_0_5f_15.E1" office:value-type="string">
            <text:p text:style-name="P8">389,10</text:p>
          </table:table-cell>
          <table:table-cell table:style-name="TBL_5f_0_5f_15.E1" office:value-type="string">
            <text:p text:style-name="P8">52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41,60</text:p>
          </table:table-cell>
          <table:table-cell table:style-name="TBL_5f_0_5f_15.E1" office:value-type="string">
            <text:p text:style-name="P8">4.895,10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57</text:p>
          </table:table-cell>
          <table:table-cell table:style-name="TBL_5f_0_5f_15.B1" office:value-type="string">
            <text:p text:style-name="P7">MARILEIDE BATISTA DE MELO BARRET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33,12</text:p>
          </table:table-cell>
          <table:table-cell table:style-name="TBL_5f_0_5f_15.E1" office:value-type="string">
            <text:p text:style-name="P8">1.633,1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33,12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659</text:p>
          </table:table-cell>
          <table:table-cell table:style-name="TBL_5f_0_5f_15.B1" office:value-type="string">
            <text:p text:style-name="P7">MARILENE PAES BARRETO DE FIGUEIRE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33,12</text:p>
          </table:table-cell>
          <table:table-cell table:style-name="TBL_5f_0_5f_15.E1" office:value-type="string">
            <text:p text:style-name="P8">1.633,1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33,12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754</text:p>
          </table:table-cell>
          <table:table-cell table:style-name="TBL_5f_0_5f_15.B1" office:value-type="string">
            <text:p text:style-name="P7">MARILIA MELO BEZERR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OUVIDORIA DO MP</text:p>
          </table:table-cell>
          <table:table-cell table:style-name="TBL_5f_0_5f_15.E1" office:value-type="string">
            <text:p text:style-name="P8">8.263,31</text:p>
          </table:table-cell>
          <table:table-cell table:style-name="TBL_5f_0_5f_15.E1" office:value-type="string">
            <text:p text:style-name="P8">1.652,66</text:p>
          </table:table-cell>
          <table:table-cell table:style-name="TBL_5f_0_5f_15.E1" office:value-type="string">
            <text:p text:style-name="P8">1.213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0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13.264,47</text:p>
          </table:table-cell>
          <table:table-cell table:style-name="TBL_5f_0_5f_15.E1" office:value-type="string">
            <text:p text:style-name="P8">1.289,08</text:p>
          </table:table-cell>
          <table:table-cell table:style-name="TBL_5f_0_5f_15.E1" office:value-type="string">
            <text:p text:style-name="P8">1.946,6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235,72</text:p>
          </table:table-cell>
          <table:table-cell table:style-name="TBL_5f_0_5f_15.E1" office:value-type="string">
            <text:p text:style-name="P8">10.028,75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200</text:p>
          </table:table-cell>
          <table:table-cell table:style-name="TBL_5f_0_5f_15.B1" office:value-type="string">
            <text:p text:style-name="P7">MARILIA OLIVEIRA DA SILVA MURAD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- SIMAO DIAS</text:p>
          </table:table-cell>
          <table:table-cell table:style-name="TBL_5f_0_5f_15.E1" office:value-type="string">
            <text:p text:style-name="P8">7.795,58</text:p>
          </table:table-cell>
          <table:table-cell table:style-name="TBL_5f_0_5f_15.E1" office:value-type="string">
            <text:p text:style-name="P8">1.169,3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724,14</text:p>
          </table:table-cell>
          <table:table-cell table:style-name="TBL_5f_0_5f_15.E1" office:value-type="string">
            <text:p text:style-name="P8">11.689,06</text:p>
          </table:table-cell>
          <table:table-cell table:style-name="TBL_5f_0_5f_15.E1" office:value-type="string">
            <text:p text:style-name="P8">1.165,44</text:p>
          </table:table-cell>
          <table:table-cell table:style-name="TBL_5f_0_5f_15.E1" office:value-type="string">
            <text:p text:style-name="P8">1.223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88,80</text:p>
          </table:table-cell>
          <table:table-cell table:style-name="TBL_5f_0_5f_15.E1" office:value-type="string">
            <text:p text:style-name="P8">9.300,26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684</text:p>
          </table:table-cell>
          <table:table-cell table:style-name="TBL_5f_0_5f_15.B1" office:value-type="string">
            <text:p text:style-name="P7">MARIO GUILHERME PEREIRA RAMO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NOSSA SENHORA DAS DORES</text:p>
          </table:table-cell>
          <table:table-cell table:style-name="TBL_5f_0_5f_15.E1" office:value-type="string">
            <text:p text:style-name="P8">2.530,74</text:p>
          </table:table-cell>
          <table:table-cell table:style-name="TBL_5f_0_5f_15.E1" office:value-type="string">
            <text:p text:style-name="P8">266,2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32,3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653,94</text:p>
          </table:table-cell>
          <table:table-cell table:style-name="TBL_5f_0_5f_15.E1" office:value-type="string">
            <text:p text:style-name="P8">6.383,23</text:p>
          </table:table-cell>
          <table:table-cell table:style-name="TBL_5f_0_5f_15.E1" office:value-type="string">
            <text:p text:style-name="P8">363,61</text:p>
          </table:table-cell>
          <table:table-cell table:style-name="TBL_5f_0_5f_15.E1" office:value-type="string">
            <text:p text:style-name="P8">150,0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13,66</text:p>
          </table:table-cell>
          <table:table-cell table:style-name="TBL_5f_0_5f_15.E1" office:value-type="string">
            <text:p text:style-name="P8">5.869,57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823</text:p>
          </table:table-cell>
          <table:table-cell table:style-name="TBL_5f_0_5f_15.B1" office:value-type="string">
            <text:p text:style-name="P7">MARIO VICTOR LINHARES BARBOSA</text:p>
          </table:table-cell>
          <table:table-cell table:style-name="TBL_5f_0_5f_15.B1" office:value-type="string">
            <text:p text:style-name="P7">ANALISTA DO MP -Informática - G. e A.de P. de Sistemas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8.263,31</text:p>
          </table:table-cell>
          <table:table-cell table:style-name="TBL_5f_0_5f_15.E1" office:value-type="string">
            <text:p text:style-name="P8">651,9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10.650,68</text:p>
          </table:table-cell>
          <table:table-cell table:style-name="TBL_5f_0_5f_15.E1" office:value-type="string">
            <text:p text:style-name="P8">1.158,99</text:p>
          </table:table-cell>
          <table:table-cell table:style-name="TBL_5f_0_5f_15.E1" office:value-type="string">
            <text:p text:style-name="P8">1.263,6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22,61</text:p>
          </table:table-cell>
          <table:table-cell table:style-name="TBL_5f_0_5f_15.E1" office:value-type="string">
            <text:p text:style-name="P8">8.228,07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081</text:p>
          </table:table-cell>
          <table:table-cell table:style-name="TBL_5f_0_5f_15.B1" office:value-type="string">
            <text:p text:style-name="P7">MARKUS WANDERS </text:p>
          </table:table-cell>
          <table:table-cell table:style-name="TBL_5f_0_5f_15.B1" office:value-type="string">
            <text:p text:style-name="P7">ANALISTA DO MP -Informática - G. e A.de P. de Infraestrutura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6.174,83</text:p>
          </table:table-cell>
          <table:table-cell table:style-name="TBL_5f_0_5f_15.E1" office:value-type="string">
            <text:p text:style-name="P8">324,8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4,6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8.319,62</text:p>
          </table:table-cell>
          <table:table-cell table:style-name="TBL_5f_0_5f_15.E1" office:value-type="string">
            <text:p text:style-name="P8">844,95</text:p>
          </table:table-cell>
          <table:table-cell table:style-name="TBL_5f_0_5f_15.E1" office:value-type="string">
            <text:p text:style-name="P8">656,8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501,75</text:p>
          </table:table-cell>
          <table:table-cell table:style-name="TBL_5f_0_5f_15.E1" office:value-type="string">
            <text:p text:style-name="P8">6.817,87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003</text:p>
          </table:table-cell>
          <table:table-cell table:style-name="TBL_5f_0_5f_15.B1" office:value-type="string">
            <text:p text:style-name="P7">MARLA CAROLINE SANTOS NASCIMENTO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21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3.757,24</text:p>
          </table:table-cell>
          <table:table-cell table:style-name="TBL_5f_0_5f_15.E1" office:value-type="string">
            <text:p text:style-name="P8">181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81,97</text:p>
          </table:table-cell>
          <table:table-cell table:style-name="TBL_5f_0_5f_15.E1" office:value-type="string">
            <text:p text:style-name="P8">3.575,27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823</text:p>
          </table:table-cell>
          <table:table-cell table:style-name="TBL_5f_0_5f_15.B1" office:value-type="string">
            <text:p text:style-name="P7">MARTHA RAQUELL DE PAULA E SILVA GOIS GONZAGA</text:p>
          </table:table-cell>
          <table:table-cell table:style-name="TBL_5f_0_5f_15.B1" office:value-type="string">
            <text:p text:style-name="P7">ASSESSOR DO DIRETOR DE RECURSOS HUMANO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279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8.014,75</text:p>
          </table:table-cell>
          <table:table-cell table:style-name="TBL_5f_0_5f_15.E1" office:value-type="string">
            <text:p text:style-name="P8">642,34</text:p>
          </table:table-cell>
          <table:table-cell table:style-name="TBL_5f_0_5f_15.E1" office:value-type="string">
            <text:p text:style-name="P8">680,8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3,16</text:p>
          </table:table-cell>
          <table:table-cell table:style-name="TBL_5f_0_5f_15.E1" office:value-type="string">
            <text:p text:style-name="P8">7.333,93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044</text:p>
          </table:table-cell>
          <table:table-cell table:style-name="TBL_5f_0_5f_15.B1" office:value-type="string">
            <text:p text:style-name="P7">MATHEUS CARDOSO TEIXEIR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2.530,74</text:p>
          </table:table-cell>
          <table:table-cell table:style-name="TBL_5f_0_5f_15.E1" office:value-type="string">
            <text:p text:style-name="P8">133,1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4.399,25</text:p>
          </table:table-cell>
          <table:table-cell table:style-name="TBL_5f_0_5f_15.E1" office:value-type="string">
            <text:p text:style-name="P8">346,30</text:p>
          </table:table-cell>
          <table:table-cell table:style-name="TBL_5f_0_5f_15.E1" office:value-type="string">
            <text:p text:style-name="P8">31,0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77,32</text:p>
          </table:table-cell>
          <table:table-cell table:style-name="TBL_5f_0_5f_15.E1" office:value-type="string">
            <text:p text:style-name="P8">4.021,93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921</text:p>
          </table:table-cell>
          <table:table-cell table:style-name="TBL_5f_0_5f_15.B1" office:value-type="string">
            <text:p text:style-name="P7">MATHEUS MORAIS DE OLIVEIRA MELO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.349,20</text:p>
          </table:table-cell>
          <table:table-cell table:style-name="TBL_5f_0_5f_15.E1" office:value-type="string">
            <text:p text:style-name="P8">1.855,28</text:p>
          </table:table-cell>
          <table:table-cell table:style-name="TBL_5f_0_5f_15.E1" office:value-type="string">
            <text:p text:style-name="P8">10.3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20,90</text:p>
          </table:table-cell>
          <table:table-cell table:style-name="TBL_5f_0_5f_15.E1" office:value-type="string">
            <text:p text:style-name="P8">16.538,05</text:p>
          </table:table-cell>
          <table:table-cell table:style-name="TBL_5f_0_5f_15.E1" office:value-type="string">
            <text:p text:style-name="P8">522,48</text:p>
          </table:table-cell>
          <table:table-cell table:style-name="TBL_5f_0_5f_15.E1" office:value-type="string">
            <text:p text:style-name="P8">3.254,1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776,65</text:p>
          </table:table-cell>
          <table:table-cell table:style-name="TBL_5f_0_5f_15.E1" office:value-type="string">
            <text:p text:style-name="P8">12.761,40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682</text:p>
          </table:table-cell>
          <table:table-cell table:style-name="TBL_5f_0_5f_15.B1" office:value-type="string">
            <text:p text:style-name="P7">MATHEUS SILVA MENDONC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6ª PROMOTORIA DE JUSTICA DISTRITAL - ARACAJU</text:p>
          </table:table-cell>
          <table:table-cell table:style-name="TBL_5f_0_5f_15.E1" office:value-type="string">
            <text:p text:style-name="P8">4.275,62</text:p>
          </table:table-cell>
          <table:table-cell table:style-name="TBL_5f_0_5f_15.E1" office:value-type="string">
            <text:p text:style-name="P8">449,7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6.460,80</text:p>
          </table:table-cell>
          <table:table-cell table:style-name="TBL_5f_0_5f_15.E1" office:value-type="string">
            <text:p text:style-name="P8">614,30</text:p>
          </table:table-cell>
          <table:table-cell table:style-name="TBL_5f_0_5f_15.E1" office:value-type="string">
            <text:p text:style-name="P8">288,8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03,17</text:p>
          </table:table-cell>
          <table:table-cell table:style-name="TBL_5f_0_5f_15.E1" office:value-type="string">
            <text:p text:style-name="P8">5.557,63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363</text:p>
          </table:table-cell>
          <table:table-cell table:style-name="TBL_5f_0_5f_15.B1" office:value-type="string">
            <text:p text:style-name="P7">MAURA SILVA DE AQUIN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4ª PROMOTORIA DE JUSTIÇA DA CURADORIA DA FAZENDA PUBLICA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229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33,70</text:p>
          </table:table-cell>
          <table:table-cell table:style-name="TBL_5f_0_5f_15.E1" office:value-type="string">
            <text:p text:style-name="P8">1.990,57</text:p>
          </table:table-cell>
          <table:table-cell table:style-name="TBL_5f_0_5f_15.E1" office:value-type="string">
            <text:p text:style-name="P8">49.043,08</text:p>
          </table:table-cell>
          <table:table-cell table:style-name="TBL_5f_0_5f_15.E1" office:value-type="string">
            <text:p text:style-name="P8">4.379,58</text:p>
          </table:table-cell>
          <table:table-cell table:style-name="TBL_5f_0_5f_15.E1" office:value-type="string">
            <text:p text:style-name="P8">7.777,5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2.157,11</text:p>
          </table:table-cell>
          <table:table-cell table:style-name="TBL_5f_0_5f_15.E1" office:value-type="string">
            <text:p text:style-name="P8">36.885,97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624</text:p>
          </table:table-cell>
          <table:table-cell table:style-name="TBL_5f_0_5f_15.B1" office:value-type="string">
            <text:p text:style-name="P7">MAURICIO GUSMAO MAGALHA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229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3.220,27</text:p>
          </table:table-cell>
          <table:table-cell table:style-name="TBL_5f_0_5f_15.E1" office:value-type="string">
            <text:p text:style-name="P8">58.139,08</text:p>
          </table:table-cell>
          <table:table-cell table:style-name="TBL_5f_0_5f_15.E1" office:value-type="string">
            <text:p text:style-name="P8">4.379,58</text:p>
          </table:table-cell>
          <table:table-cell table:style-name="TBL_5f_0_5f_15.E1" office:value-type="string">
            <text:p text:style-name="P8">10.174,6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4.554,23</text:p>
          </table:table-cell>
          <table:table-cell table:style-name="TBL_5f_0_5f_15.E1" office:value-type="string">
            <text:p text:style-name="P8">43.584,85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612</text:p>
          </table:table-cell>
          <table:table-cell table:style-name="TBL_5f_0_5f_15.B1" office:value-type="string">
            <text:p text:style-name="P7">MAX ANIBAL NUNES ALV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- POCO REDONDO </text:p>
          </table:table-cell>
          <table:table-cell table:style-name="TBL_5f_0_5f_15.E1" office:value-type="string">
            <text:p text:style-name="P8">7.354,32</text:p>
          </table:table-cell>
          <table:table-cell table:style-name="TBL_5f_0_5f_15.E1" office:value-type="string">
            <text:p text:style-name="P8">773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947,83</text:p>
          </table:table-cell>
          <table:table-cell table:style-name="TBL_5f_0_5f_15.E1" office:value-type="string">
            <text:p text:style-name="P8">11.075,82</text:p>
          </table:table-cell>
          <table:table-cell table:style-name="TBL_5f_0_5f_15.E1" office:value-type="string">
            <text:p text:style-name="P8">1.056,64</text:p>
          </table:table-cell>
          <table:table-cell table:style-name="TBL_5f_0_5f_15.E1" office:value-type="string">
            <text:p text:style-name="P8">1.075,2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31,90</text:p>
          </table:table-cell>
          <table:table-cell table:style-name="TBL_5f_0_5f_15.E1" office:value-type="string">
            <text:p text:style-name="P8">8.943,92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503</text:p>
          </table:table-cell>
          <table:table-cell table:style-name="TBL_5f_0_5f_15.B1" office:value-type="string">
            <text:p text:style-name="P7">MAX DIEGO SIQUEIRA SILVA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3.627,87</text:p>
          </table:table-cell>
          <table:table-cell table:style-name="TBL_5f_0_5f_15.E1" office:value-type="string">
            <text:p text:style-name="P8">4.409,78</text:p>
          </table:table-cell>
          <table:table-cell table:style-name="TBL_5f_0_5f_15.E1" office:value-type="string">
            <text:p text:style-name="P8">8.104,13</text:p>
          </table:table-cell>
          <table:table-cell table:style-name="TBL_5f_0_5f_15.E1" office:value-type="string">
            <text:p text:style-name="P8">5.963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20,90</text:p>
          </table:table-cell>
          <table:table-cell table:style-name="TBL_5f_0_5f_15.E1" office:value-type="string">
            <text:p text:style-name="P8">23.125,84</text:p>
          </table:table-cell>
          <table:table-cell table:style-name="TBL_5f_0_5f_15.E1" office:value-type="string">
            <text:p text:style-name="P8">890,79</text:p>
          </table:table-cell>
          <table:table-cell table:style-name="TBL_5f_0_5f_15.E1" office:value-type="string">
            <text:p text:style-name="P8">3.324,6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215,45</text:p>
          </table:table-cell>
          <table:table-cell table:style-name="TBL_5f_0_5f_15.E1" office:value-type="string">
            <text:p text:style-name="P8">18.910,39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620</text:p>
          </table:table-cell>
          <table:table-cell table:style-name="TBL_5f_0_5f_15.B1" office:value-type="string">
            <text:p text:style-name="P7">MAX JEAN VIEIRA DE OLIVEIR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2.843,53</text:p>
          </table:table-cell>
          <table:table-cell table:style-name="TBL_5f_0_5f_15.E1" office:value-type="string">
            <text:p text:style-name="P8">299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98,76</text:p>
          </table:table-cell>
          <table:table-cell table:style-name="TBL_5f_0_5f_15.E1" office:value-type="string">
            <text:p text:style-name="P8">5.541,43</text:p>
          </table:table-cell>
          <table:table-cell table:style-name="TBL_5f_0_5f_15.E1" office:value-type="string">
            <text:p text:style-name="P8">408,55</text:p>
          </table:table-cell>
          <table:table-cell table:style-name="TBL_5f_0_5f_15.E1" office:value-type="string">
            <text:p text:style-name="P8">48,0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56,59</text:p>
          </table:table-cell>
          <table:table-cell table:style-name="TBL_5f_0_5f_15.E1" office:value-type="string">
            <text:p text:style-name="P8">5.084,84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891</text:p>
          </table:table-cell>
          <table:table-cell table:style-name="TBL_5f_0_5f_15.B1" office:value-type="string">
            <text:p text:style-name="P7">MAYARA CARVALHO MELLO FONT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6.174,83</text:p>
          </table:table-cell>
          <table:table-cell table:style-name="TBL_5f_0_5f_15.E1" office:value-type="string">
            <text:p text:style-name="P8">487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43,60</text:p>
          </table:table-cell>
          <table:table-cell table:style-name="TBL_5f_0_5f_15.E1" office:value-type="string">
            <text:p text:style-name="P8">9.005,62</text:p>
          </table:table-cell>
          <table:table-cell table:style-name="TBL_5f_0_5f_15.E1" office:value-type="string">
            <text:p text:style-name="P8">866,06</text:p>
          </table:table-cell>
          <table:table-cell table:style-name="TBL_5f_0_5f_15.E1" office:value-type="string">
            <text:p text:style-name="P8">724,5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590,59</text:p>
          </table:table-cell>
          <table:table-cell table:style-name="TBL_5f_0_5f_15.E1" office:value-type="string">
            <text:p text:style-name="P8">8.281,09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043</text:p>
          </table:table-cell>
          <table:table-cell table:style-name="TBL_5f_0_5f_15.B1" office:value-type="string">
            <text:p text:style-name="P7">MAYLANE LIMA OLIVEIRA FIGUEIREDO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3.194,99</text:p>
          </table:table-cell>
          <table:table-cell table:style-name="TBL_5f_0_5f_15.E1" office:value-type="string">
            <text:p text:style-name="P8">798,75</text:p>
          </table:table-cell>
          <table:table-cell table:style-name="TBL_5f_0_5f_15.E1" office:value-type="string">
            <text:p text:style-name="P8">5.442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90,57</text:p>
          </table:table-cell>
          <table:table-cell table:style-name="TBL_5f_0_5f_15.E1" office:value-type="string">
            <text:p text:style-name="P8">11.426,42</text:p>
          </table:table-cell>
          <table:table-cell table:style-name="TBL_5f_0_5f_15.E1" office:value-type="string">
            <text:p text:style-name="P8">519,19</text:p>
          </table:table-cell>
          <table:table-cell table:style-name="TBL_5f_0_5f_15.E1" office:value-type="string">
            <text:p text:style-name="P8">1.582,7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01,91</text:p>
          </table:table-cell>
          <table:table-cell table:style-name="TBL_5f_0_5f_15.E1" office:value-type="string">
            <text:p text:style-name="P8">9.324,51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724</text:p>
          </table:table-cell>
          <table:table-cell table:style-name="TBL_5f_0_5f_15.B1" office:value-type="string">
            <text:p text:style-name="P7">MICHELANGELO CARVALHO NABUCO D AVIL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5ª PROCURADORIA DE JUSTICA (1ª CAMARA CIVEL)</text:p>
          </table:table-cell>
          <table:table-cell table:style-name="TBL_5f_0_5f_15.E1" office:value-type="string">
            <text:p text:style-name="P8">8.263,31</text:p>
          </table:table-cell>
          <table:table-cell table:style-name="TBL_5f_0_5f_15.E1" office:value-type="string">
            <text:p text:style-name="P8">1.239,50</text:p>
          </table:table-cell>
          <table:table-cell table:style-name="TBL_5f_0_5f_15.E1" office:value-type="string">
            <text:p text:style-name="P8">10.3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21.550,87</text:p>
          </table:table-cell>
          <table:table-cell table:style-name="TBL_5f_0_5f_15.E1" office:value-type="string">
            <text:p text:style-name="P8">1.235,37</text:p>
          </table:table-cell>
          <table:table-cell table:style-name="TBL_5f_0_5f_15.E1" office:value-type="string">
            <text:p text:style-name="P8">4.135,9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371,27</text:p>
          </table:table-cell>
          <table:table-cell table:style-name="TBL_5f_0_5f_15.E1" office:value-type="string">
            <text:p text:style-name="P8">16.179,60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811</text:p>
          </table:table-cell>
          <table:table-cell table:style-name="TBL_5f_0_5f_15.B1" office:value-type="string">
            <text:p text:style-name="P7">MICHELINE SILVEIRA DE FARIA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MATERIAL/DM/DA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21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3.757,24</text:p>
          </table:table-cell>
          <table:table-cell table:style-name="TBL_5f_0_5f_15.E1" office:value-type="string">
            <text:p text:style-name="P8">181,9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81,97</text:p>
          </table:table-cell>
          <table:table-cell table:style-name="TBL_5f_0_5f_15.E1" office:value-type="string">
            <text:p text:style-name="P8">3.575,27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283</text:p>
          </table:table-cell>
          <table:table-cell table:style-name="TBL_5f_0_5f_15.B1" office:value-type="string">
            <text:p text:style-name="P7">MICHELLI DE OLIVEIRA BARBOS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7.354,32</text:p>
          </table:table-cell>
          <table:table-cell table:style-name="TBL_5f_0_5f_15.E1" office:value-type="string">
            <text:p text:style-name="P8">1.670,62</text:p>
          </table:table-cell>
          <table:table-cell table:style-name="TBL_5f_0_5f_15.E1" office:value-type="string">
            <text:p text:style-name="P8">1.930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12.690,52</text:p>
          </table:table-cell>
          <table:table-cell table:style-name="TBL_5f_0_5f_15.E1" office:value-type="string">
            <text:p text:style-name="P8">1.173,24</text:p>
          </table:table-cell>
          <table:table-cell table:style-name="TBL_5f_0_5f_15.E1" office:value-type="string">
            <text:p text:style-name="P8">1.820,6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993,90</text:p>
          </table:table-cell>
          <table:table-cell table:style-name="TBL_5f_0_5f_15.E1" office:value-type="string">
            <text:p text:style-name="P8">9.696,62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802</text:p>
          </table:table-cell>
          <table:table-cell table:style-name="TBL_5f_0_5f_15.B1" office:value-type="string">
            <text:p text:style-name="P7">MIGUEL ANGELO FONTES DOS SANTOS </text:p>
          </table:table-cell>
          <table:table-cell table:style-name="TBL_5f_0_5f_15.B1" office:value-type="string">
            <text:p text:style-name="P7">COORDENADOR DE PERÍCIA TÉCNICA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279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8.014,75</text:p>
          </table:table-cell>
          <table:table-cell table:style-name="TBL_5f_0_5f_15.E1" office:value-type="string">
            <text:p text:style-name="P8">642,34</text:p>
          </table:table-cell>
          <table:table-cell table:style-name="TBL_5f_0_5f_15.E1" office:value-type="string">
            <text:p text:style-name="P8">628,6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71,02</text:p>
          </table:table-cell>
          <table:table-cell table:style-name="TBL_5f_0_5f_15.E1" office:value-type="string">
            <text:p text:style-name="P8">6.743,73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935</text:p>
          </table:table-cell>
          <table:table-cell table:style-name="TBL_5f_0_5f_15.B1" office:value-type="string">
            <text:p text:style-name="P7">MILENA ROCHA CHAGA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7ª PROMOTORIA DE JUSTICA DOS DIREITOS DO CIDADAO</text:p>
          </table:table-cell>
          <table:table-cell table:style-name="TBL_5f_0_5f_15.E1" office:value-type="string">
            <text:p text:style-name="P8">3.194,99</text:p>
          </table:table-cell>
          <table:table-cell table:style-name="TBL_5f_0_5f_15.E1" office:value-type="string">
            <text:p text:style-name="P8">168,0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33,33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5.831,77</text:p>
          </table:table-cell>
          <table:table-cell table:style-name="TBL_5f_0_5f_15.E1" office:value-type="string">
            <text:p text:style-name="P8">437,20</text:p>
          </table:table-cell>
          <table:table-cell table:style-name="TBL_5f_0_5f_15.E1" office:value-type="string">
            <text:p text:style-name="P8">194,0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31,28</text:p>
          </table:table-cell>
          <table:table-cell table:style-name="TBL_5f_0_5f_15.E1" office:value-type="string">
            <text:p text:style-name="P8">5.200,49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361</text:p>
          </table:table-cell>
          <table:table-cell table:style-name="TBL_5f_0_5f_15.B1" office:value-type="string">
            <text:p text:style-name="P7">MILTON BARRETO FREITAS FILH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OS DIREITOS A SAUDE</text:p>
          </table:table-cell>
          <table:table-cell table:style-name="TBL_5f_0_5f_15.E1" office:value-type="string">
            <text:p text:style-name="P8">5.092,34</text:p>
          </table:table-cell>
          <table:table-cell table:style-name="TBL_5f_0_5f_15.E1" office:value-type="string">
            <text:p text:style-name="P8">763,8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0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7.991,58</text:p>
          </table:table-cell>
          <table:table-cell table:style-name="TBL_5f_0_5f_15.E1" office:value-type="string">
            <text:p text:style-name="P8">761,30</text:p>
          </table:table-cell>
          <table:table-cell table:style-name="TBL_5f_0_5f_15.E1" office:value-type="string">
            <text:p text:style-name="P8">485,3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46,62</text:p>
          </table:table-cell>
          <table:table-cell table:style-name="TBL_5f_0_5f_15.E1" office:value-type="string">
            <text:p text:style-name="P8">6.744,96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143</text:p>
          </table:table-cell>
          <table:table-cell table:style-name="TBL_5f_0_5f_15.B1" office:value-type="string">
            <text:p text:style-name="P7">MILTON RABELO BARRETO</text:p>
          </table:table-cell>
          <table:table-cell table:style-name="TBL_5f_0_5f_15.B1" office:value-type="string">
            <text:p text:style-name="P7">COORDENADOR DO CENTRO MÉDICO</text:p>
          </table:table-cell>
          <table:table-cell table:style-name="TBL_5f_0_5f_15.B1" office:value-type="string">
            <text:p text:style-name="P7">CENTRO MEDICO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279,3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255,87</text:p>
          </table:table-cell>
          <table:table-cell table:style-name="TBL_5f_0_5f_15.E1" office:value-type="string">
            <text:p text:style-name="P8">2.654,02</text:p>
          </table:table-cell>
          <table:table-cell table:style-name="TBL_5f_0_5f_15.E1" office:value-type="string">
            <text:p text:style-name="P8">10.189,25</text:p>
          </table:table-cell>
          <table:table-cell table:style-name="TBL_5f_0_5f_15.E1" office:value-type="string">
            <text:p text:style-name="P8">642,34</text:p>
          </table:table-cell>
          <table:table-cell table:style-name="TBL_5f_0_5f_15.E1" office:value-type="string">
            <text:p text:style-name="P8">1.026,1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68,52</text:p>
          </table:table-cell>
          <table:table-cell table:style-name="TBL_5f_0_5f_15.E1" office:value-type="string">
            <text:p text:style-name="P8">8.520,73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032</text:p>
          </table:table-cell>
          <table:table-cell table:style-name="TBL_5f_0_5f_15.B1" office:value-type="string">
            <text:p text:style-name="P7">MIRELLE MENDONCA OLIVEIRA</text:p>
          </table:table-cell>
          <table:table-cell table:style-name="TBL_5f_0_5f_15.B1" office:value-type="string">
            <text:p text:style-name="P7">ASSESSOR DE GESTAO DE PESSOAS II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162,7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5.898,16</text:p>
          </table:table-cell>
          <table:table-cell table:style-name="TBL_5f_0_5f_15.E1" office:value-type="string">
            <text:p text:style-name="P8">457,90</text:p>
          </table:table-cell>
          <table:table-cell table:style-name="TBL_5f_0_5f_15.E1" office:value-type="string">
            <text:p text:style-name="P8">172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30,39</text:p>
          </table:table-cell>
          <table:table-cell table:style-name="TBL_5f_0_5f_15.E1" office:value-type="string">
            <text:p text:style-name="P8">5.267,77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582</text:p>
          </table:table-cell>
          <table:table-cell table:style-name="TBL_5f_0_5f_15.B1" office:value-type="string">
            <text:p text:style-name="P7">MIRENA OLIVEIRA FERREIRA LIN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E SEGURANCA PUBLICA</text:p>
          </table:table-cell>
          <table:table-cell table:style-name="TBL_5f_0_5f_15.E1" office:value-type="string">
            <text:p text:style-name="P8">4.275,62</text:p>
          </table:table-cell>
          <table:table-cell table:style-name="TBL_5f_0_5f_15.E1" office:value-type="string">
            <text:p text:style-name="P8">449,7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6.460,80</text:p>
          </table:table-cell>
          <table:table-cell table:style-name="TBL_5f_0_5f_15.E1" office:value-type="string">
            <text:p text:style-name="P8">614,30</text:p>
          </table:table-cell>
          <table:table-cell table:style-name="TBL_5f_0_5f_15.E1" office:value-type="string">
            <text:p text:style-name="P8">288,8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03,17</text:p>
          </table:table-cell>
          <table:table-cell table:style-name="TBL_5f_0_5f_15.E1" office:value-type="string">
            <text:p text:style-name="P8">5.557,63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182</text:p>
          </table:table-cell>
          <table:table-cell table:style-name="TBL_5f_0_5f_15.B1" office:value-type="string">
            <text:p text:style-name="P7">MIRIAM TERESA CARDOSO MACHA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73,81</text:p>
          </table:table-cell>
          <table:table-cell table:style-name="TBL_5f_0_5f_15.E1" office:value-type="string">
            <text:p text:style-name="P8">1.173,8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73,81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073</text:p>
          </table:table-cell>
          <table:table-cell table:style-name="TBL_5f_0_5f_15.B1" office:value-type="string">
            <text:p text:style-name="P7">MOACIR NABUCO DAVILA MENESES</text:p>
          </table:table-cell>
          <table:table-cell table:style-name="TBL_5f_0_5f_15.B1" office:value-type="string">
            <text:p text:style-name="P7">TÉCNICO EM CONTABILIDADE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73,81</text:p>
          </table:table-cell>
          <table:table-cell table:style-name="TBL_5f_0_5f_15.E1" office:value-type="string">
            <text:p text:style-name="P8">1.173,8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73,81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32</text:p>
          </table:table-cell>
          <table:table-cell table:style-name="TBL_5f_0_5f_15.B1" office:value-type="string">
            <text:p text:style-name="P7">MOACYR SOARES DA MOTTA</text:p>
          </table:table-cell>
          <table:table-cell table:style-name="TBL_5f_0_5f_15.B1" office:value-type="string">
            <text:p text:style-name="P7">PROCURADOR DE JUSTIÇA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5.462,22</text:p>
          </table:table-cell>
          <table:table-cell table:style-name="TBL_5f_0_5f_15.E1" office:value-type="string">
            <text:p text:style-name="P8">4.718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108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20,90</text:p>
          </table:table-cell>
          <table:table-cell table:style-name="TBL_5f_0_5f_15.E1" office:value-type="string">
            <text:p text:style-name="P8">46.310,18</text:p>
          </table:table-cell>
          <table:table-cell table:style-name="TBL_5f_0_5f_15.E1" office:value-type="string">
            <text:p text:style-name="P8">5.108,13</text:p>
          </table:table-cell>
          <table:table-cell table:style-name="TBL_5f_0_5f_15.E1" office:value-type="string">
            <text:p text:style-name="P8">9.520,44</text:p>
          </table:table-cell>
          <table:table-cell table:style-name="TBL_5f_0_5f_15.E1" office:value-type="string">
            <text:p text:style-name="P8">887,83</text:p>
          </table:table-cell>
          <table:table-cell table:style-name="TBL_5f_0_5f_15.E1" office:value-type="string">
            <text:p text:style-name="P8">15.516,40</text:p>
          </table:table-cell>
          <table:table-cell table:style-name="TBL_5f_0_5f_15.E1" office:value-type="string">
            <text:p text:style-name="P8">30.793,78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136</text:p>
          </table:table-cell>
          <table:table-cell table:style-name="TBL_5f_0_5f_15.B1" office:value-type="string">
            <text:p text:style-name="P7">MOANA JAMILLE SANTOS DE JESUS</text:p>
          </table:table-cell>
          <table:table-cell table:style-name="TBL_5f_0_5f_15.B1" office:value-type="string">
            <text:p text:style-name="P7">SOLDADO - requistado</text:p>
          </table:table-cell>
          <table:table-cell table:style-name="TBL_5f_0_5f_15.B1" office:value-type="string">
            <text:p text:style-name="P7">GABINETE DE SEGURANCA INSTITUCIONAL - 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872</text:p>
          </table:table-cell>
          <table:table-cell table:style-name="TBL_5f_0_5f_15.B1" office:value-type="string">
            <text:p text:style-name="P7">MONICA ANTUNES ROCHA RIGO DA SILVA</text:p>
          </table:table-cell>
          <table:table-cell table:style-name="TBL_5f_0_5f_15.B1" office:value-type="string">
            <text:p text:style-name="P7">PROMOTOR DE JUSTIÇA DE ENTR. INICIAL</text:p>
          </table:table-cell>
          <table:table-cell table:style-name="TBL_5f_0_5f_15.B1" office:value-type="string">
            <text:p text:style-name="P7">2ª PROMOTORIA DE JUSTICA - NOSSA SENHORA DAS DORES</text:p>
          </table:table-cell>
          <table:table-cell table:style-name="TBL_5f_0_5f_15.E1" office:value-type="string">
            <text:p text:style-name="P8">32.004,6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0.668,2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90,57</text:p>
          </table:table-cell>
          <table:table-cell table:style-name="TBL_5f_0_5f_15.E1" office:value-type="string">
            <text:p text:style-name="P8">44.663,44</text:p>
          </table:table-cell>
          <table:table-cell table:style-name="TBL_5f_0_5f_15.E1" office:value-type="string">
            <text:p text:style-name="P8">4.160,60</text:p>
          </table:table-cell>
          <table:table-cell table:style-name="TBL_5f_0_5f_15.E1" office:value-type="string">
            <text:p text:style-name="P8">9.669,3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3.829,98</text:p>
          </table:table-cell>
          <table:table-cell table:style-name="TBL_5f_0_5f_15.E1" office:value-type="string">
            <text:p text:style-name="P8">30.833,46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412</text:p>
          </table:table-cell>
          <table:table-cell table:style-name="TBL_5f_0_5f_15.B1" office:value-type="string">
            <text:p text:style-name="P7">MONICA BARBOSA LIMA RIBEIRO</text:p>
          </table:table-cell>
          <table:table-cell table:style-name="TBL_5f_0_5f_15.B1" office:value-type="string">
            <text:p text:style-name="P7">Chefe do Núcleo de Comunicação</text:p>
          </table:table-cell>
          <table:table-cell table:style-name="TBL_5f_0_5f_15.B1" office:value-type="string">
            <text:p text:style-name="P7">DIVISAO DE COMUNICACAO CERIMONIAL E EVENTOS/GPGJ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162,7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94,71</text:p>
          </table:table-cell>
          <table:table-cell table:style-name="TBL_5f_0_5f_15.E1" office:value-type="string">
            <text:p text:style-name="P8">6.357,48</text:p>
          </table:table-cell>
          <table:table-cell table:style-name="TBL_5f_0_5f_15.E1" office:value-type="string">
            <text:p text:style-name="P8">457,90</text:p>
          </table:table-cell>
          <table:table-cell table:style-name="TBL_5f_0_5f_15.E1" office:value-type="string">
            <text:p text:style-name="P8">200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58,83</text:p>
          </table:table-cell>
          <table:table-cell table:style-name="TBL_5f_0_5f_15.E1" office:value-type="string">
            <text:p text:style-name="P8">5.698,65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658</text:p>
          </table:table-cell>
          <table:table-cell table:style-name="TBL_5f_0_5f_15.B1" office:value-type="string">
            <text:p text:style-name="P7">MONICA MARIA HARDMAN DANTAS BERNARD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CRIMINAL - NOSSA SENHORA DO SOCORRO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229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90,57</text:p>
          </table:table-cell>
          <table:table-cell table:style-name="TBL_5f_0_5f_15.E1" office:value-type="string">
            <text:p text:style-name="P8">46.909,38</text:p>
          </table:table-cell>
          <table:table-cell table:style-name="TBL_5f_0_5f_15.E1" office:value-type="string">
            <text:p text:style-name="P8">4.379,58</text:p>
          </table:table-cell>
          <table:table-cell table:style-name="TBL_5f_0_5f_15.E1" office:value-type="string">
            <text:p text:style-name="P8">10.226,7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4.606,37</text:p>
          </table:table-cell>
          <table:table-cell table:style-name="TBL_5f_0_5f_15.E1" office:value-type="string">
            <text:p text:style-name="P8">36.682,59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311</text:p>
          </table:table-cell>
          <table:table-cell table:style-name="TBL_5f_0_5f_15.B1" office:value-type="string">
            <text:p text:style-name="P7">MONICA OLIVEIRA NUNES DORI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ITABAIANA </text:p>
          </table:table-cell>
          <table:table-cell table:style-name="TBL_5f_0_5f_15.E1" office:value-type="string">
            <text:p text:style-name="P8">8.263,31</text:p>
          </table:table-cell>
          <table:table-cell table:style-name="TBL_5f_0_5f_15.E1" office:value-type="string">
            <text:p text:style-name="P8">1.239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57,70</text:p>
          </table:table-cell>
          <table:table-cell table:style-name="TBL_5f_0_5f_15.E1" office:value-type="string">
            <text:p text:style-name="P8">3.167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43,60</text:p>
          </table:table-cell>
          <table:table-cell table:style-name="TBL_5f_0_5f_15.E1" office:value-type="string">
            <text:p text:style-name="P8">18.471,71</text:p>
          </table:table-cell>
          <table:table-cell table:style-name="TBL_5f_0_5f_15.E1" office:value-type="string">
            <text:p text:style-name="P8">1.235,37</text:p>
          </table:table-cell>
          <table:table-cell table:style-name="TBL_5f_0_5f_15.E1" office:value-type="string">
            <text:p text:style-name="P8">2.223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58,51</text:p>
          </table:table-cell>
          <table:table-cell table:style-name="TBL_5f_0_5f_15.E1" office:value-type="string">
            <text:p text:style-name="P8">15.884,29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718</text:p>
          </table:table-cell>
          <table:table-cell table:style-name="TBL_5f_0_5f_15.B1" office:value-type="string">
            <text:p text:style-name="P7">MORGANA BOTO MENEZE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4.033,60</text:p>
          </table:table-cell>
          <table:table-cell table:style-name="TBL_5f_0_5f_15.E1" office:value-type="string">
            <text:p text:style-name="P8">806,72</text:p>
          </table:table-cell>
          <table:table-cell table:style-name="TBL_5f_0_5f_15.E1" office:value-type="string">
            <text:p text:style-name="P8">10.3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051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90,57</text:p>
          </table:table-cell>
          <table:table-cell table:style-name="TBL_5f_0_5f_15.E1" office:value-type="string">
            <text:p text:style-name="P8">22.194,56</text:p>
          </table:table-cell>
          <table:table-cell table:style-name="TBL_5f_0_5f_15.E1" office:value-type="string">
            <text:p text:style-name="P8">629,24</text:p>
          </table:table-cell>
          <table:table-cell table:style-name="TBL_5f_0_5f_15.E1" office:value-type="string">
            <text:p text:style-name="P8">4.461,5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090,80</text:p>
          </table:table-cell>
          <table:table-cell table:style-name="TBL_5f_0_5f_15.E1" office:value-type="string">
            <text:p text:style-name="P8">17.103,76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960</text:p>
          </table:table-cell>
          <table:table-cell table:style-name="TBL_5f_0_5f_15.B1" office:value-type="string">
            <text:p text:style-name="P7">MURIEL GUIMARAES LIM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2.843,53</text:p>
          </table:table-cell>
          <table:table-cell table:style-name="TBL_5f_0_5f_15.E1" office:value-type="string">
            <text:p text:style-name="P8">149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4.728,49</text:p>
          </table:table-cell>
          <table:table-cell table:style-name="TBL_5f_0_5f_15.E1" office:value-type="string">
            <text:p text:style-name="P8">389,10</text:p>
          </table:table-cell>
          <table:table-cell table:style-name="TBL_5f_0_5f_15.E1" office:value-type="string">
            <text:p text:style-name="P8">52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41,60</text:p>
          </table:table-cell>
          <table:table-cell table:style-name="TBL_5f_0_5f_15.E1" office:value-type="string">
            <text:p text:style-name="P8">4.286,89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162</text:p>
          </table:table-cell>
          <table:table-cell table:style-name="TBL_5f_0_5f_15.B1" office:value-type="string">
            <text:p text:style-name="P7">MURILO ALVES DOS SANTOS FILHO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2019</text:p>
          </table:table-cell>
          <table:table-cell table:style-name="TBL_5f_0_5f_15.B1" office:value-type="string">
            <text:p text:style-name="P7">MURILO DA CRUZ LIMA</text:p>
          </table:table-cell>
          <table:table-cell table:style-name="TBL_5f_0_5f_15.B1" office:value-type="string">
            <text:p text:style-name="P7">2º SARGENTO - requisitado-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85,44</text:p>
          </table:table-cell>
          <table:table-cell table:style-name="TBL_5f_0_5f_15.S44" office:value-type="string">
            <text:p text:style-name="Standard"/>
          </table:table-cell>
        </table:table-row>
        <table:table-row table:style-name="TBL_5f_0_5f_15.1">
          <table:table-cell table:style-name="TBL_5f_0_5f_15.A1" office:value-type="string">
            <text:p text:style-name="P7">1883</text:p>
          </table:table-cell>
          <table:table-cell table:style-name="TBL_5f_0_5f_15.B1" office:value-type="string">
            <text:p text:style-name="P7">MYRELLE MARTINS MOTA SANTIAG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3.589,89</text:p>
          </table:table-cell>
          <table:table-cell table:style-name="TBL_5f_0_5f_15.E1" office:value-type="string">
            <text:p text:style-name="P8">283,2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35,39</text:p>
          </table:table-cell>
          <table:table-cell table:style-name="TBL_5f_0_5f_15.E1" office:value-type="string">
            <text:p text:style-name="P8">5.608,52</text:p>
          </table:table-cell>
          <table:table-cell table:style-name="TBL_5f_0_5f_15.E1" office:value-type="string">
            <text:p text:style-name="P8">503,51</text:p>
          </table:table-cell>
          <table:table-cell table:style-name="TBL_5f_0_5f_15.E1" office:value-type="string">
            <text:p text:style-name="P8">150,6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54,15</text:p>
          </table:table-cell>
          <table:table-cell table:style-name="TBL_5f_0_5f_15.E1" office:value-type="string">
            <text:p text:style-name="P8">4.954,37</text:p>
          </table:table-cell>
          <table:table-cell table:style-name="TBL_5f_0_5f_15.S44" office:value-type="string">
            <text:p text:style-name="Standard"/>
          </table:table-cell>
        </table:table-row>
      </table:table>
      <table:table table:name="TBL_0_16" table:style-name="TBL_5f_0_5f_16">
        <table:table-column table:style-name="TBL_5f_0_5f_16.A"/>
        <table:table-column table:style-name="TBL_5f_0_5f_16.B"/>
        <table:table-column table:style-name="TBL_5f_0_5f_16.C"/>
        <table:table-column table:style-name="TBL_5f_0_5f_16.D"/>
        <table:table-column table:style-name="TBL_5f_0_5f_16.E"/>
        <table:table-column table:style-name="TBL_5f_0_5f_16.F"/>
        <table:table-column table:style-name="TBL_5f_0_5f_16.G"/>
        <table:table-column table:style-name="TBL_5f_0_5f_16.H"/>
        <table:table-column table:style-name="TBL_5f_0_5f_16.I"/>
        <table:table-column table:style-name="TBL_5f_0_5f_16.J"/>
        <table:table-column table:style-name="TBL_5f_0_5f_16.E"/>
        <table:table-column table:style-name="TBL_5f_0_5f_16.L" table:number-columns-repeated="2"/>
        <table:table-column table:style-name="TBL_5f_0_5f_16.J"/>
        <table:table-column table:style-name="TBL_5f_0_5f_16.O"/>
        <table:table-column table:style-name="TBL_5f_0_5f_16.P"/>
        <table:table-column table:style-name="TBL_5f_0_5f_16.Q"/>
        <table:table-column table:style-name="TBL_5f_0_5f_16.R"/>
        <table:table-column table:style-name="TBL_5f_0_5f_16.S"/>
        <table:table-row table:style-name="TBL_5f_0_5f_16.1">
          <table:table-cell table:style-name="TBL_5f_0_5f_16.A1" office:value-type="string">
            <text:p text:style-name="P7"><text:bookmark text:name="JR_PAGE_ANCHOR_0_17"/>1542</text:p>
          </table:table-cell>
          <table:table-cell table:style-name="TBL_5f_0_5f_16.B1" office:value-type="string">
            <text:p text:style-name="P7">MYRNA GLYNNIS MENDONCA CRUZ</text:p>
          </table:table-cell>
          <table:table-cell table:style-name="TBL_5f_0_5f_16.B1" office:value-type="string">
            <text:p text:style-name="P7">ASSESSOR DO GAB. DO PROC. G. DE JUSTIÇA</text:p>
          </table:table-cell>
          <table:table-cell table:style-name="TBL_5f_0_5f_16.B1" office:value-type="string">
            <text:p text:style-name="P7">COORDENADORIA RECURSAL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162,7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87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7.285,75</text:p>
          </table:table-cell>
          <table:table-cell table:style-name="TBL_5f_0_5f_16.E1" office:value-type="string">
            <text:p text:style-name="P8">610,54</text:p>
          </table:table-cell>
          <table:table-cell table:style-name="TBL_5f_0_5f_16.E1" office:value-type="string">
            <text:p text:style-name="P8">390,0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000,55</text:p>
          </table:table-cell>
          <table:table-cell table:style-name="TBL_5f_0_5f_16.E1" office:value-type="string">
            <text:p text:style-name="P8">6.285,20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2113</text:p>
          </table:table-cell>
          <table:table-cell table:style-name="TBL_5f_0_5f_16.B1" office:value-type="string">
            <text:p text:style-name="P7">NARCISO BATISTA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842</text:p>
          </table:table-cell>
          <table:table-cell table:style-name="TBL_5f_0_5f_16.B1" office:value-type="string">
            <text:p text:style-name="P7">NATALIA PRATA FREITAS CAVALCANTE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GRUPO DE APOIO OPERACIONAL - SEC. GERAL</text:p>
          </table:table-cell>
          <table:table-cell table:style-name="TBL_5f_0_5f_16.E1" office:value-type="string">
            <text:p text:style-name="P8">6.174,83</text:p>
          </table:table-cell>
          <table:table-cell table:style-name="TBL_5f_0_5f_16.E1" office:value-type="string">
            <text:p text:style-name="P8">487,1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220,6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10.618,08</text:p>
          </table:table-cell>
          <table:table-cell table:style-name="TBL_5f_0_5f_16.E1" office:value-type="string">
            <text:p text:style-name="P8">866,06</text:p>
          </table:table-cell>
          <table:table-cell table:style-name="TBL_5f_0_5f_16.E1" office:value-type="string">
            <text:p text:style-name="P8">1.335,2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201,27</text:p>
          </table:table-cell>
          <table:table-cell table:style-name="TBL_5f_0_5f_16.E1" office:value-type="string">
            <text:p text:style-name="P8">8.416,81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227</text:p>
          </table:table-cell>
          <table:table-cell table:style-name="TBL_5f_0_5f_16.B1" office:value-type="string">
            <text:p text:style-name="P7">NATHALIA XAVIER FEITOZA PASSOS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ESPECIAL CIVEL E CRIMINAL - SAO CRISTOVAO </text:p>
          </table:table-cell>
          <table:table-cell table:style-name="TBL_5f_0_5f_16.E1" office:value-type="string">
            <text:p text:style-name="P8">8.263,31</text:p>
          </table:table-cell>
          <table:table-cell table:style-name="TBL_5f_0_5f_16.E1" office:value-type="string">
            <text:p text:style-name="P8">1.652,6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72,84</text:p>
          </table:table-cell>
          <table:table-cell table:style-name="TBL_5f_0_5f_16.E1" office:value-type="string">
            <text:p text:style-name="P8">11.888,81</text:p>
          </table:table-cell>
          <table:table-cell table:style-name="TBL_5f_0_5f_16.E1" office:value-type="string">
            <text:p text:style-name="P8">1.289,08</text:p>
          </table:table-cell>
          <table:table-cell table:style-name="TBL_5f_0_5f_16.E1" office:value-type="string">
            <text:p text:style-name="P8">1.503,0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792,11</text:p>
          </table:table-cell>
          <table:table-cell table:style-name="TBL_5f_0_5f_16.E1" office:value-type="string">
            <text:p text:style-name="P8">9.096,70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993</text:p>
          </table:table-cell>
          <table:table-cell table:style-name="TBL_5f_0_5f_16.B1" office:value-type="string">
            <text:p text:style-name="P7">NATHAZIA DE ALMEIDA REIS COST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CRIMINAL - ESTANCIA</text:p>
          </table:table-cell>
          <table:table-cell table:style-name="TBL_5f_0_5f_16.E1" office:value-type="string">
            <text:p text:style-name="P8">3.805,28</text:p>
          </table:table-cell>
          <table:table-cell table:style-name="TBL_5f_0_5f_16.E1" office:value-type="string">
            <text:p text:style-name="P8">400,3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43,60</text:p>
          </table:table-cell>
          <table:table-cell table:style-name="TBL_5f_0_5f_16.E1" office:value-type="string">
            <text:p text:style-name="P8">6.549,20</text:p>
          </table:table-cell>
          <table:table-cell table:style-name="TBL_5f_0_5f_16.E1" office:value-type="string">
            <text:p text:style-name="P8">546,73</text:p>
          </table:table-cell>
          <table:table-cell table:style-name="TBL_5f_0_5f_16.E1" office:value-type="string">
            <text:p text:style-name="P8">165,5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12,32</text:p>
          </table:table-cell>
          <table:table-cell table:style-name="TBL_5f_0_5f_16.E1" office:value-type="string">
            <text:p text:style-name="P8">5.836,88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628</text:p>
          </table:table-cell>
          <table:table-cell table:style-name="TBL_5f_0_5f_16.B1" office:value-type="string">
            <text:p text:style-name="P7">NAYRA MOURA SANTOS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LAGARTO</text:p>
          </table:table-cell>
          <table:table-cell table:style-name="TBL_5f_0_5f_16.E1" office:value-type="string">
            <text:p text:style-name="P8">6.545,32</text:p>
          </table:table-cell>
          <table:table-cell table:style-name="TBL_5f_0_5f_16.E1" office:value-type="string">
            <text:p text:style-name="P8">688,5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00,00</text:p>
          </table:table-cell>
          <table:table-cell table:style-name="TBL_5f_0_5f_16.E1" office:value-type="string">
            <text:p text:style-name="P8">2.398,76</text:p>
          </table:table-cell>
          <table:table-cell table:style-name="TBL_5f_0_5f_16.E1" office:value-type="string">
            <text:p text:style-name="P8">9.832,65</text:p>
          </table:table-cell>
          <table:table-cell table:style-name="TBL_5f_0_5f_16.E1" office:value-type="string">
            <text:p text:style-name="P8">940,41</text:p>
          </table:table-cell>
          <table:table-cell table:style-name="TBL_5f_0_5f_16.E1" office:value-type="string">
            <text:p text:style-name="P8">916,3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56,76</text:p>
          </table:table-cell>
          <table:table-cell table:style-name="TBL_5f_0_5f_16.E1" office:value-type="string">
            <text:p text:style-name="P8">7.975,89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580</text:p>
          </table:table-cell>
          <table:table-cell table:style-name="TBL_5f_0_5f_16.B1" office:value-type="string">
            <text:p text:style-name="P7">NELMA MARIA LIMA CANUTO SANTIAGO</text:p>
          </table:table-cell>
          <table:table-cell table:style-name="TBL_5f_0_5f_16.B1" office:value-type="string">
            <text:p text:style-name="P7">Chefe de Gab. da Ouvidoria</text:p>
          </table:table-cell>
          <table:table-cell table:style-name="TBL_5f_0_5f_16.B1" office:value-type="string">
            <text:p text:style-name="P7">OUVIDORIA DO MP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02,4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654,02</text:p>
          </table:table-cell>
          <table:table-cell table:style-name="TBL_5f_0_5f_16.E1" office:value-type="string">
            <text:p text:style-name="P8">5.956,42</text:p>
          </table:table-cell>
          <table:table-cell table:style-name="TBL_5f_0_5f_16.E1" office:value-type="string">
            <text:p text:style-name="P8">363,26</text:p>
          </table:table-cell>
          <table:table-cell table:style-name="TBL_5f_0_5f_16.E1" office:value-type="string">
            <text:p text:style-name="P8">86,0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49,33</text:p>
          </table:table-cell>
          <table:table-cell table:style-name="TBL_5f_0_5f_16.E1" office:value-type="string">
            <text:p text:style-name="P8">5.507,09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915</text:p>
          </table:table-cell>
          <table:table-cell table:style-name="TBL_5f_0_5f_16.B1" office:value-type="string">
            <text:p text:style-name="P7">NELSON DANTAS DE ALMEIDA FILHO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352</text:p>
          </table:table-cell>
          <table:table-cell table:style-name="TBL_5f_0_5f_16.B1" office:value-type="string">
            <text:p text:style-name="P7">NEWTON SILVEIRA DIAS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7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914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053,37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53.647,21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12.131,8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6.511,41</text:p>
          </table:table-cell>
          <table:table-cell table:style-name="TBL_5f_0_5f_16.E1" office:value-type="string">
            <text:p text:style-name="P8">37.135,80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592</text:p>
          </table:table-cell>
          <table:table-cell table:style-name="TBL_5f_0_5f_16.B1" office:value-type="string">
            <text:p text:style-name="P7">NILZIR SOARES VIEIRA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PROPRI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68,91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39.048,59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6.949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329,46</text:p>
          </table:table-cell>
          <table:table-cell table:style-name="TBL_5f_0_5f_16.E1" office:value-type="string">
            <text:p text:style-name="P8">27.719,13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178</text:p>
          </table:table-cell>
          <table:table-cell table:style-name="TBL_5f_0_5f_16.B1" office:value-type="string">
            <text:p text:style-name="P7">NIVEA HELENA AGUIAR DA SILV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- ARACAJU</text:p>
          </table:table-cell>
          <table:table-cell table:style-name="TBL_5f_0_5f_16.E1" office:value-type="string">
            <text:p text:style-name="P8">8.759,11</text:p>
          </table:table-cell>
          <table:table-cell table:style-name="TBL_5f_0_5f_16.E1" office:value-type="string">
            <text:p text:style-name="P8">1.751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503,6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16.005,14</text:p>
          </table:table-cell>
          <table:table-cell table:style-name="TBL_5f_0_5f_16.E1" office:value-type="string">
            <text:p text:style-name="P8">1.366,42</text:p>
          </table:table-cell>
          <table:table-cell table:style-name="TBL_5f_0_5f_16.E1" office:value-type="string">
            <text:p text:style-name="P8">2.608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975,30</text:p>
          </table:table-cell>
          <table:table-cell table:style-name="TBL_5f_0_5f_16.E1" office:value-type="string">
            <text:p text:style-name="P8">12.029,84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57</text:p>
          </table:table-cell>
          <table:table-cell table:style-name="TBL_5f_0_5f_16.B1" office:value-type="string">
            <text:p text:style-name="P7">ODIL SILVA OLIV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ESPECIAL CRIMIN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572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584,07</text:p>
          </table:table-cell>
          <table:table-cell table:style-name="TBL_5f_0_5f_16.E1" office:value-type="string">
            <text:p text:style-name="P8">782,38</text:p>
          </table:table-cell>
          <table:table-cell table:style-name="TBL_5f_0_5f_16.E1" office:value-type="string">
            <text:p text:style-name="P8">2.194,71</text:p>
          </table:table-cell>
          <table:table-cell table:style-name="TBL_5f_0_5f_16.E1" office:value-type="string">
            <text:p text:style-name="P8">42.823,25</text:p>
          </table:table-cell>
          <table:table-cell table:style-name="TBL_5f_0_5f_16.E1" office:value-type="string">
            <text:p text:style-name="P8">4.584,07</text:p>
          </table:table-cell>
          <table:table-cell table:style-name="TBL_5f_0_5f_16.E1" office:value-type="string">
            <text:p text:style-name="P8">8.617,0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.201,15</text:p>
          </table:table-cell>
          <table:table-cell table:style-name="TBL_5f_0_5f_16.E1" office:value-type="string">
            <text:p text:style-name="P8">29.622,10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220</text:p>
          </table:table-cell>
          <table:table-cell table:style-name="TBL_5f_0_5f_16.B1" office:value-type="string">
            <text:p text:style-name="P7">ODILON CABRAL MACHADO JUNIOR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4ª PROCURADORIA DE JUSTICA (CAMARA CRIMINAL)</text:p>
          </table:table-cell>
          <table:table-cell table:style-name="TBL_5f_0_5f_16.E1" office:value-type="string">
            <text:p text:style-name="P8">9.284,66</text:p>
          </table:table-cell>
          <table:table-cell table:style-name="TBL_5f_0_5f_16.E1" office:value-type="string">
            <text:p text:style-name="P8">4.199,98</text:p>
          </table:table-cell>
          <table:table-cell table:style-name="TBL_5f_0_5f_16.E1" office:value-type="string">
            <text:p text:style-name="P8">7.969,6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23.189,65</text:p>
          </table:table-cell>
          <table:table-cell table:style-name="TBL_5f_0_5f_16.E1" office:value-type="string">
            <text:p text:style-name="P8">1.753,00</text:p>
          </table:table-cell>
          <table:table-cell table:style-name="TBL_5f_0_5f_16.E1" office:value-type="string">
            <text:p text:style-name="P8">4.548,4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301,49</text:p>
          </table:table-cell>
          <table:table-cell table:style-name="TBL_5f_0_5f_16.E1" office:value-type="string">
            <text:p text:style-name="P8">16.888,16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2118</text:p>
          </table:table-cell>
          <table:table-cell table:style-name="TBL_5f_0_5f_16.B1" office:value-type="string">
            <text:p text:style-name="P7">ODILON TERTULIANO DE MENEZES</text:p>
          </table:table-cell>
          <table:table-cell table:style-name="TBL_5f_0_5f_16.B1" office:value-type="string">
            <text:p text:style-name="P7">CAB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566</text:p>
          </table:table-cell>
          <table:table-cell table:style-name="TBL_5f_0_5f_16.B1" office:value-type="string">
            <text:p text:style-name="P7">OLEANIA MENEZES SOU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BIBLIOTECA/ESCOLA SUPERIOR DO MP</text:p>
          </table:table-cell>
          <table:table-cell table:style-name="TBL_5f_0_5f_16.E1" office:value-type="string">
            <text:p text:style-name="P8">4.275,62</text:p>
          </table:table-cell>
          <table:table-cell table:style-name="TBL_5f_0_5f_16.E1" office:value-type="string">
            <text:p text:style-name="P8">641,3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75,7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8.628,05</text:p>
          </table:table-cell>
          <table:table-cell table:style-name="TBL_5f_0_5f_16.E1" office:value-type="string">
            <text:p text:style-name="P8">639,20</text:p>
          </table:table-cell>
          <table:table-cell table:style-name="TBL_5f_0_5f_16.E1" office:value-type="string">
            <text:p text:style-name="P8">326,3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65,57</text:p>
          </table:table-cell>
          <table:table-cell table:style-name="TBL_5f_0_5f_16.E1" office:value-type="string">
            <text:p text:style-name="P8">7.662,48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180</text:p>
          </table:table-cell>
          <table:table-cell table:style-name="TBL_5f_0_5f_16.B1" office:value-type="string">
            <text:p text:style-name="P7">OLIVIA FERNANDES LEAL DE MELL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2ª PROCURADORIA DE JUSTICA (CAMARA CRIMINAL)</text:p>
          </table:table-cell>
          <table:table-cell table:style-name="TBL_5f_0_5f_16.E1" office:value-type="string">
            <text:p text:style-name="P8">9.284,66</text:p>
          </table:table-cell>
          <table:table-cell table:style-name="TBL_5f_0_5f_16.E1" office:value-type="string">
            <text:p text:style-name="P8">1.392,70</text:p>
          </table:table-cell>
          <table:table-cell table:style-name="TBL_5f_0_5f_16.E1" office:value-type="string">
            <text:p text:style-name="P8">10.312,6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22.725,42</text:p>
          </table:table-cell>
          <table:table-cell table:style-name="TBL_5f_0_5f_16.E1" office:value-type="string">
            <text:p text:style-name="P8">1.388,06</text:p>
          </table:table-cell>
          <table:table-cell table:style-name="TBL_5f_0_5f_16.E1" office:value-type="string">
            <text:p text:style-name="P8">4.469,0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857,10</text:p>
          </table:table-cell>
          <table:table-cell table:style-name="TBL_5f_0_5f_16.E1" office:value-type="string">
            <text:p text:style-name="P8">16.868,32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364</text:p>
          </table:table-cell>
          <table:table-cell table:style-name="TBL_5f_0_5f_16.B1" office:value-type="string">
            <text:p text:style-name="P7">ORLANDO ROCHADEL MOR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6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04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94,71</text:p>
          </table:table-cell>
          <table:table-cell table:style-name="TBL_5f_0_5f_16.E1" office:value-type="string">
            <text:p text:style-name="P8">36.932,47</text:p>
          </table:table-cell>
          <table:table-cell table:style-name="TBL_5f_0_5f_16.E1" office:value-type="string">
            <text:p text:style-name="P8">4.515,91</text:p>
          </table:table-cell>
          <table:table-cell table:style-name="TBL_5f_0_5f_16.E1" office:value-type="string">
            <text:p text:style-name="P8">5.906,0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421,92</text:p>
          </table:table-cell>
          <table:table-cell table:style-name="TBL_5f_0_5f_16.E1" office:value-type="string">
            <text:p text:style-name="P8">26.510,55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563</text:p>
          </table:table-cell>
          <table:table-cell table:style-name="TBL_5f_0_5f_16.B1" office:value-type="string">
            <text:p text:style-name="P7">OSMAR FERREIRA DO AMARAL JUNIOR WANDERLEY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5.184,51</text:p>
          </table:table-cell>
          <table:table-cell table:style-name="TBL_5f_0_5f_16.E1" office:value-type="string">
            <text:p text:style-name="P8">545,4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724,14</text:p>
          </table:table-cell>
          <table:table-cell table:style-name="TBL_5f_0_5f_16.E1" office:value-type="string">
            <text:p text:style-name="P8">8.454,06</text:p>
          </table:table-cell>
          <table:table-cell table:style-name="TBL_5f_0_5f_16.E1" office:value-type="string">
            <text:p text:style-name="P8">744,89</text:p>
          </table:table-cell>
          <table:table-cell table:style-name="TBL_5f_0_5f_16.E1" office:value-type="string">
            <text:p text:style-name="P8">501,5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46,41</text:p>
          </table:table-cell>
          <table:table-cell table:style-name="TBL_5f_0_5f_16.E1" office:value-type="string">
            <text:p text:style-name="P8">7.207,65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592</text:p>
          </table:table-cell>
          <table:table-cell table:style-name="TBL_5f_0_5f_16.B1" office:value-type="string">
            <text:p text:style-name="P7">OSMARIO LISBOA DE ARAUJ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ARTORIO DO 2º GRAU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21,85</text:p>
          </table:table-cell>
          <table:table-cell table:style-name="TBL_5f_0_5f_16.E1" office:value-type="string">
            <text:p text:style-name="P8">885,81</text:p>
          </table:table-cell>
          <table:table-cell table:style-name="TBL_5f_0_5f_16.E1" office:value-type="string">
            <text:p text:style-name="P8">673,9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4,60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5.656,78</text:p>
          </table:table-cell>
          <table:table-cell table:style-name="TBL_5f_0_5f_16.E1" office:value-type="string">
            <text:p text:style-name="P8">250,24</text:p>
          </table:table-cell>
          <table:table-cell table:style-name="TBL_5f_0_5f_16.E1" office:value-type="string">
            <text:p text:style-name="P8">4,3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54,54</text:p>
          </table:table-cell>
          <table:table-cell table:style-name="TBL_5f_0_5f_16.E1" office:value-type="string">
            <text:p text:style-name="P8">5.402,24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487</text:p>
          </table:table-cell>
          <table:table-cell table:style-name="TBL_5f_0_5f_16.B1" office:value-type="string">
            <text:p text:style-name="P7">PALOMA MATOS MONTEIRO</text:p>
          </table:table-cell>
          <table:table-cell table:style-name="TBL_5f_0_5f_16.B1" office:value-type="string">
            <text:p text:style-name="P7">TÉCNICO JUDICIÁRIO - requisitado</text:p>
          </table:table-cell>
          <table:table-cell table:style-name="TBL_5f_0_5f_16.B1" office:value-type="string">
            <text:p text:style-name="P7">7ª PROCURADORIA DE JUSTICA (2ª CAMARA CIVEL)</text:p>
          </table:table-cell>
          <table:table-cell table:style-name="TBL_5f_0_5f_16.E1" office:value-type="string">
            <text:p text:style-name="P8">3.627,87</text:p>
          </table:table-cell>
          <table:table-cell table:style-name="TBL_5f_0_5f_16.E1" office:value-type="string">
            <text:p text:style-name="P8">1.729,62</text:p>
          </table:table-cell>
          <table:table-cell table:style-name="TBL_5f_0_5f_16.E1" office:value-type="string">
            <text:p text:style-name="P8">10.312,6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020,90</text:p>
          </table:table-cell>
          <table:table-cell table:style-name="TBL_5f_0_5f_16.E1" office:value-type="string">
            <text:p text:style-name="P8">16.691,06</text:p>
          </table:table-cell>
          <table:table-cell table:style-name="TBL_5f_0_5f_16.E1" office:value-type="string">
            <text:p text:style-name="P8">542,37</text:p>
          </table:table-cell>
          <table:table-cell table:style-name="TBL_5f_0_5f_16.E1" office:value-type="string">
            <text:p text:style-name="P8">3.23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781,02</text:p>
          </table:table-cell>
          <table:table-cell table:style-name="TBL_5f_0_5f_16.E1" office:value-type="string">
            <text:p text:style-name="P8">12.910,04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524</text:p>
          </table:table-cell>
          <table:table-cell table:style-name="TBL_5f_0_5f_16.B1" office:value-type="string">
            <text:p text:style-name="P7">PAMELLA HELLY ALMEIDA DE OLIVEIR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3ª PROMOTORIA DE JUSTICA CRIMINAL - ARACAJU</text:p>
          </table:table-cell>
          <table:table-cell table:style-name="TBL_5f_0_5f_16.E1" office:value-type="string">
            <text:p text:style-name="P8">7.354,32</text:p>
          </table:table-cell>
          <table:table-cell table:style-name="TBL_5f_0_5f_16.E1" office:value-type="string">
            <text:p text:style-name="P8">773,6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99,95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10.063,33</text:p>
          </table:table-cell>
          <table:table-cell table:style-name="TBL_5f_0_5f_16.E1" office:value-type="string">
            <text:p text:style-name="P8">1.056,64</text:p>
          </table:table-cell>
          <table:table-cell table:style-name="TBL_5f_0_5f_16.E1" office:value-type="string">
            <text:p text:style-name="P8">1.078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34,75</text:p>
          </table:table-cell>
          <table:table-cell table:style-name="TBL_5f_0_5f_16.E1" office:value-type="string">
            <text:p text:style-name="P8">7.928,58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569</text:p>
          </table:table-cell>
          <table:table-cell table:style-name="TBL_5f_0_5f_16.B1" office:value-type="string">
            <text:p text:style-name="P7">PASCOAL NABUCO D'AVILA FREIRE</text:p>
          </table:table-cell>
          <table:table-cell table:style-name="TBL_5f_0_5f_16.B1" office:value-type="string">
            <text:p text:style-name="P7">REDATOR TÉCNICO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73,81</text:p>
          </table:table-cell>
          <table:table-cell table:style-name="TBL_5f_0_5f_16.E1" office:value-type="string">
            <text:p text:style-name="P8">1.173,8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73,81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425</text:p>
          </table:table-cell>
          <table:table-cell table:style-name="TBL_5f_0_5f_16.B1" office:value-type="string">
            <text:p text:style-name="P7">PATRICIA AZEVEDO MORAES PORRAL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RISTINAPOLIS</text:p>
          </table:table-cell>
          <table:table-cell table:style-name="TBL_5f_0_5f_16.E1" office:value-type="string">
            <text:p text:style-name="P8">8.263,31</text:p>
          </table:table-cell>
          <table:table-cell table:style-name="TBL_5f_0_5f_16.E1" office:value-type="string">
            <text:p text:style-name="P8">869,3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979,32</text:p>
          </table:table-cell>
          <table:table-cell table:style-name="TBL_5f_0_5f_16.E1" office:value-type="string">
            <text:p text:style-name="P8">12.111,93</text:p>
          </table:table-cell>
          <table:table-cell table:style-name="TBL_5f_0_5f_16.E1" office:value-type="string">
            <text:p text:style-name="P8">1.187,24</text:p>
          </table:table-cell>
          <table:table-cell table:style-name="TBL_5f_0_5f_16.E1" office:value-type="string">
            <text:p text:style-name="P8">1.315,6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02,86</text:p>
          </table:table-cell>
          <table:table-cell table:style-name="TBL_5f_0_5f_16.E1" office:value-type="string">
            <text:p text:style-name="P8">9.609,07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307</text:p>
          </table:table-cell>
          <table:table-cell table:style-name="TBL_5f_0_5f_16.B1" office:value-type="string">
            <text:p text:style-name="P7">PATRICIA CARDOSO MACHADO FEITO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CONSELHO SUPERIOR DO MP</text:p>
          </table:table-cell>
          <table:table-cell table:style-name="TBL_5f_0_5f_16.E1" office:value-type="string">
            <text:p text:style-name="P8">4.275,62</text:p>
          </table:table-cell>
          <table:table-cell table:style-name="TBL_5f_0_5f_16.E1" office:value-type="string">
            <text:p text:style-name="P8">641,34</text:p>
          </table:table-cell>
          <table:table-cell table:style-name="TBL_5f_0_5f_16.E1" office:value-type="string">
            <text:p text:style-name="P8">1.213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7.865,46</text:p>
          </table:table-cell>
          <table:table-cell table:style-name="TBL_5f_0_5f_16.E1" office:value-type="string">
            <text:p text:style-name="P8">639,20</text:p>
          </table:table-cell>
          <table:table-cell table:style-name="TBL_5f_0_5f_16.E1" office:value-type="string">
            <text:p text:style-name="P8">640,6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79,83</text:p>
          </table:table-cell>
          <table:table-cell table:style-name="TBL_5f_0_5f_16.E1" office:value-type="string">
            <text:p text:style-name="P8">6.585,63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511</text:p>
          </table:table-cell>
          <table:table-cell table:style-name="TBL_5f_0_5f_16.B1" office:value-type="string">
            <text:p text:style-name="P7">PATRICIA PASSOS MASCARENHAS MENEZ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PERICIA TECNICA - GAAE</text:p>
          </table:table-cell>
          <table:table-cell table:style-name="TBL_5f_0_5f_16.E1" office:value-type="string">
            <text:p text:style-name="P8">4.275,62</text:p>
          </table:table-cell>
          <table:table-cell table:style-name="TBL_5f_0_5f_16.E1" office:value-type="string">
            <text:p text:style-name="P8">449,79</text:p>
          </table:table-cell>
          <table:table-cell table:style-name="TBL_5f_0_5f_16.E1" office:value-type="string">
            <text:p text:style-name="P8">1.199,9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7.915,93</text:p>
          </table:table-cell>
          <table:table-cell table:style-name="TBL_5f_0_5f_16.E1" office:value-type="string">
            <text:p text:style-name="P8">614,30</text:p>
          </table:table-cell>
          <table:table-cell table:style-name="TBL_5f_0_5f_16.E1" office:value-type="string">
            <text:p text:style-name="P8">591,1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205,48</text:p>
          </table:table-cell>
          <table:table-cell table:style-name="TBL_5f_0_5f_16.E1" office:value-type="string">
            <text:p text:style-name="P8">6.710,45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59</text:p>
          </table:table-cell>
          <table:table-cell table:style-name="TBL_5f_0_5f_16.B1" office:value-type="string">
            <text:p text:style-name="P7">PATRICIO FERREIRA DE FAR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491</text:p>
          </table:table-cell>
          <table:table-cell table:style-name="TBL_5f_0_5f_16.B1" office:value-type="string">
            <text:p text:style-name="P7">PAULA COSTA SOUZA PASQUETTI</text:p>
          </table:table-cell>
          <table:table-cell table:style-name="TBL_5f_0_5f_16.B1" office:value-type="string">
            <text:p text:style-name="P7">ANALISTA DO MP -Informática - G. e A.de P. de Sistemas</text:p>
          </table:table-cell>
          <table:table-cell table:style-name="TBL_5f_0_5f_16.B1" office:value-type="string">
            <text:p text:style-name="P7">DIVISAO DE PROJETOS E BANCO DE DADOS</text:p>
          </table:table-cell>
          <table:table-cell table:style-name="TBL_5f_0_5f_16.E1" office:value-type="string">
            <text:p text:style-name="P8">8.263,31</text:p>
          </table:table-cell>
          <table:table-cell table:style-name="TBL_5f_0_5f_16.E1" office:value-type="string">
            <text:p text:style-name="P8">869,30</text:p>
          </table:table-cell>
          <table:table-cell table:style-name="TBL_5f_0_5f_16.E1" office:value-type="string">
            <text:p text:style-name="P8">5.442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16.310,11</text:p>
          </table:table-cell>
          <table:table-cell table:style-name="TBL_5f_0_5f_16.E1" office:value-type="string">
            <text:p text:style-name="P8">1.187,24</text:p>
          </table:table-cell>
          <table:table-cell table:style-name="TBL_5f_0_5f_16.E1" office:value-type="string">
            <text:p text:style-name="P8">2.760,0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947,30</text:p>
          </table:table-cell>
          <table:table-cell table:style-name="TBL_5f_0_5f_16.E1" office:value-type="string">
            <text:p text:style-name="P8">12.362,81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2121</text:p>
          </table:table-cell>
          <table:table-cell table:style-name="TBL_5f_0_5f_16.B1" office:value-type="string">
            <text:p text:style-name="P7">PAULO CEZAR SANTOS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85,44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658</text:p>
          </table:table-cell>
          <table:table-cell table:style-name="TBL_5f_0_5f_16.B1" office:value-type="string">
            <text:p text:style-name="P7">PAULO HENRIQUE SOARES DE ASSIS BAPTIST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ª PROMOTORIA DE JUSTICA - LARANJEIRAS</text:p>
          </table:table-cell>
          <table:table-cell table:style-name="TBL_5f_0_5f_16.E1" office:value-type="string">
            <text:p text:style-name="P8">5.825,31</text:p>
          </table:table-cell>
          <table:table-cell table:style-name="TBL_5f_0_5f_16.E1" office:value-type="string">
            <text:p text:style-name="P8">612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51,67</text:p>
          </table:table-cell>
          <table:table-cell table:style-name="TBL_5f_0_5f_16.E1" office:value-type="string">
            <text:p text:style-name="P8">8.589,80</text:p>
          </table:table-cell>
          <table:table-cell table:style-name="TBL_5f_0_5f_16.E1" office:value-type="string">
            <text:p text:style-name="P8">836,96</text:p>
          </table:table-cell>
          <table:table-cell table:style-name="TBL_5f_0_5f_16.E1" office:value-type="string">
            <text:p text:style-name="P8">618,8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55,78</text:p>
          </table:table-cell>
          <table:table-cell table:style-name="TBL_5f_0_5f_16.E1" office:value-type="string">
            <text:p text:style-name="P8">7.752,84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389</text:p>
          </table:table-cell>
          <table:table-cell table:style-name="TBL_5f_0_5f_16.B1" office:value-type="string">
            <text:p text:style-name="P7">PAULO JOSE DE FREITAS FILHO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COMUNICACAO CERIMONIAL E EVENTOS/GPGJ</text:p>
          </table:table-cell>
          <table:table-cell table:style-name="TBL_5f_0_5f_16.E1" office:value-type="string">
            <text:p text:style-name="P8">4.033,60</text:p>
          </table:table-cell>
          <table:table-cell table:style-name="TBL_5f_0_5f_16.E1" office:value-type="string">
            <text:p text:style-name="P8">605,04</text:p>
          </table:table-cell>
          <table:table-cell table:style-name="TBL_5f_0_5f_16.E1" office:value-type="string">
            <text:p text:style-name="P8">5.442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11.816,14</text:p>
          </table:table-cell>
          <table:table-cell table:style-name="TBL_5f_0_5f_16.E1" office:value-type="string">
            <text:p text:style-name="P8">603,02</text:p>
          </table:table-cell>
          <table:table-cell table:style-name="TBL_5f_0_5f_16.E1" office:value-type="string">
            <text:p text:style-name="P8">1.737,0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40,04</text:p>
          </table:table-cell>
          <table:table-cell table:style-name="TBL_5f_0_5f_16.E1" office:value-type="string">
            <text:p text:style-name="P8">9.476,10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640</text:p>
          </table:table-cell>
          <table:table-cell table:style-name="TBL_5f_0_5f_16.B1" office:value-type="string">
            <text:p text:style-name="P7">PAULO JOSE FRANCISCO ALVES FILHO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2ª PROMOTORIA DE JUSTICA - TOBIAS BARRET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35.679,68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6.093,2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472,84</text:p>
          </table:table-cell>
          <table:table-cell table:style-name="TBL_5f_0_5f_16.E1" office:value-type="string">
            <text:p text:style-name="P8">25.206,84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33</text:p>
          </table:table-cell>
          <table:table-cell table:style-name="TBL_5f_0_5f_16.B1" office:value-type="string">
            <text:p text:style-name="P7">PAULO LIMA DE SANTANA</text:p>
          </table:table-cell>
          <table:table-cell table:style-name="TBL_5f_0_5f_16.B1" office:value-type="string">
            <text:p text:style-name="P7">PROCURADOR DE JUSTIÇA</text:p>
          </table:table-cell>
          <table:table-cell table:style-name="TBL_5f_0_5f_16.B1" office:value-type="string">
            <text:p text:style-name="P7">7ª PROCURADORIA DE JUSTICA (2ª CAMARA CIVEL)</text:p>
          </table:table-cell>
          <table:table-cell table:style-name="TBL_5f_0_5f_16.E1" office:value-type="string">
            <text:p text:style-name="P8">35.462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610,09</text:p>
          </table:table-cell>
          <table:table-cell table:style-name="TBL_5f_0_5f_16.E1" office:value-type="string">
            <text:p text:style-name="P8">5.319,33</text:p>
          </table:table-cell>
          <table:table-cell table:style-name="TBL_5f_0_5f_16.E1" office:value-type="string">
            <text:p text:style-name="P8">2.654,02</text:p>
          </table:table-cell>
          <table:table-cell table:style-name="TBL_5f_0_5f_16.E1" office:value-type="string">
            <text:p text:style-name="P8">48.045,66</text:p>
          </table:table-cell>
          <table:table-cell table:style-name="TBL_5f_0_5f_16.E1" office:value-type="string">
            <text:p text:style-name="P8">4.610,09</text:p>
          </table:table-cell>
          <table:table-cell table:style-name="TBL_5f_0_5f_16.E1" office:value-type="string">
            <text:p text:style-name="P8">9.936,30</text:p>
          </table:table-cell>
          <table:table-cell table:style-name="TBL_5f_0_5f_16.E1" office:value-type="string">
            <text:p text:style-name="P8">1.488,23</text:p>
          </table:table-cell>
          <table:table-cell table:style-name="TBL_5f_0_5f_16.E1" office:value-type="string">
            <text:p text:style-name="P8">16.034,62</text:p>
          </table:table-cell>
          <table:table-cell table:style-name="TBL_5f_0_5f_16.E1" office:value-type="string">
            <text:p text:style-name="P8">32.011,04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292</text:p>
          </table:table-cell>
          <table:table-cell table:style-name="TBL_5f_0_5f_16.B1" office:value-type="string">
            <text:p text:style-name="P7">PAULO RIBEIRO DA SILVA</text:p>
          </table:table-cell>
          <table:table-cell table:style-name="TBL_5f_0_5f_16.B1" office:value-type="string">
            <text:p text:style-name="P7">CHEFE DE SERVIÇOS DE MANUTENÇÃO - CAPITAL</text:p>
          </table:table-cell>
          <table:table-cell table:style-name="TBL_5f_0_5f_16.B1" office:value-type="string">
            <text:p text:style-name="P7">SERVICOS DE MAUTENCAO CAPITAL/DAA/DA/SG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162,7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6.153,34</text:p>
          </table:table-cell>
          <table:table-cell table:style-name="TBL_5f_0_5f_16.E1" office:value-type="string">
            <text:p text:style-name="P8">457,90</text:p>
          </table:table-cell>
          <table:table-cell table:style-name="TBL_5f_0_5f_16.E1" office:value-type="string">
            <text:p text:style-name="P8">115,6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73,52</text:p>
          </table:table-cell>
          <table:table-cell table:style-name="TBL_5f_0_5f_16.E1" office:value-type="string">
            <text:p text:style-name="P8">5.579,82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476</text:p>
          </table:table-cell>
          <table:table-cell table:style-name="TBL_5f_0_5f_16.B1" office:value-type="string">
            <text:p text:style-name="P7">PAULO ROBERTO NUNES DE ALMEID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ITABAIANA</text:p>
          </table:table-cell>
          <table:table-cell table:style-name="TBL_5f_0_5f_16.E1" office:value-type="string">
            <text:p text:style-name="P8">8.263,31</text:p>
          </table:table-cell>
          <table:table-cell table:style-name="TBL_5f_0_5f_16.E1" office:value-type="string">
            <text:p text:style-name="P8">1.652,6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99,95</text:p>
          </table:table-cell>
          <table:table-cell table:style-name="TBL_5f_0_5f_16.E1" office:value-type="string">
            <text:p text:style-name="P8">2.343,60</text:p>
          </table:table-cell>
          <table:table-cell table:style-name="TBL_5f_0_5f_16.E1" office:value-type="string">
            <text:p text:style-name="P8">12.459,52</text:p>
          </table:table-cell>
          <table:table-cell table:style-name="TBL_5f_0_5f_16.E1" office:value-type="string">
            <text:p text:style-name="P8">1.289,08</text:p>
          </table:table-cell>
          <table:table-cell table:style-name="TBL_5f_0_5f_16.E1" office:value-type="string">
            <text:p text:style-name="P8">1.558,0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47,10</text:p>
          </table:table-cell>
          <table:table-cell table:style-name="TBL_5f_0_5f_16.E1" office:value-type="string">
            <text:p text:style-name="P8">9.612,42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44</text:p>
          </table:table-cell>
          <table:table-cell table:style-name="TBL_5f_0_5f_16.B1" office:value-type="string">
            <text:p text:style-name="P7">PAULO VIEIRA MESS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5ª PROMOTORIA DE JUSTICA DISTRIT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229,7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94,71</text:p>
          </table:table-cell>
          <table:table-cell table:style-name="TBL_5f_0_5f_16.E1" office:value-type="string">
            <text:p text:style-name="P8">47.113,52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10.278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4.658,51</text:p>
          </table:table-cell>
          <table:table-cell table:style-name="TBL_5f_0_5f_16.E1" office:value-type="string">
            <text:p text:style-name="P8">32.455,01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2061</text:p>
          </table:table-cell>
          <table:table-cell table:style-name="TBL_5f_0_5f_16.B1" office:value-type="string">
            <text:p text:style-name="P7">PEDRO FELIPE CARDOSO MOTA FONT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- NOSSA SENHORA DA GLORIA </text:p>
          </table:table-cell>
          <table:table-cell table:style-name="TBL_5f_0_5f_16.E1" office:value-type="string">
            <text:p text:style-name="P8">2.843,53</text:p>
          </table:table-cell>
          <table:table-cell table:style-name="TBL_5f_0_5f_16.E1" office:value-type="string">
            <text:p text:style-name="P8">149,5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997,7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724,14</text:p>
          </table:table-cell>
          <table:table-cell table:style-name="TBL_5f_0_5f_16.E1" office:value-type="string">
            <text:p text:style-name="P8">6.714,94</text:p>
          </table:table-cell>
          <table:table-cell table:style-name="TBL_5f_0_5f_16.E1" office:value-type="string">
            <text:p text:style-name="P8">389,10</text:p>
          </table:table-cell>
          <table:table-cell table:style-name="TBL_5f_0_5f_16.E1" office:value-type="string">
            <text:p text:style-name="P8">185,4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74,56</text:p>
          </table:table-cell>
          <table:table-cell table:style-name="TBL_5f_0_5f_16.E1" office:value-type="string">
            <text:p text:style-name="P8">6.140,38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845</text:p>
          </table:table-cell>
          <table:table-cell table:style-name="TBL_5f_0_5f_16.B1" office:value-type="string">
            <text:p text:style-name="P7">PEDRO GOMES DE SOUZA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734</text:p>
          </table:table-cell>
          <table:table-cell table:style-name="TBL_5f_0_5f_16.B1" office:value-type="string">
            <text:p text:style-name="P7">PEDRO IVO ROSA FONTES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DIVISAO DE GESTAO DE PESSOAS - SERVIDORE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021,8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47,9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5.105,14</text:p>
          </table:table-cell>
          <table:table-cell table:style-name="TBL_5f_0_5f_16.E1" office:value-type="string">
            <text:p text:style-name="P8">370,67</text:p>
          </table:table-cell>
          <table:table-cell table:style-name="TBL_5f_0_5f_16.E1" office:value-type="string">
            <text:p text:style-name="P8">95,0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65,73</text:p>
          </table:table-cell>
          <table:table-cell table:style-name="TBL_5f_0_5f_16.E1" office:value-type="string">
            <text:p text:style-name="P8">4.639,41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911</text:p>
          </table:table-cell>
          <table:table-cell table:style-name="TBL_5f_0_5f_16.B1" office:value-type="string">
            <text:p text:style-name="P7">PEDRO MENEZES FEITOSA</text:p>
          </table:table-cell>
          <table:table-cell table:style-name="TBL_5f_0_5f_16.B1" office:value-type="string">
            <text:p text:style-name="P7">* TÉCNICO ESPECIAL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60</text:p>
          </table:table-cell>
          <table:table-cell table:style-name="TBL_5f_0_5f_16.B1" office:value-type="string">
            <text:p text:style-name="P7">PEDRO VICTORIO DAUD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33,12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692</text:p>
          </table:table-cell>
          <table:table-cell table:style-name="TBL_5f_0_5f_16.B1" office:value-type="string">
            <text:p text:style-name="P7">PEDRO VINICIUS LOPES DOS SANTOS</text:p>
          </table:table-cell>
          <table:table-cell table:style-name="TBL_5f_0_5f_16.B1" office:value-type="string">
            <text:p text:style-name="P7">ANALISTA DO MP - ADMINISTRADOR</text:p>
          </table:table-cell>
          <table:table-cell table:style-name="TBL_5f_0_5f_16.B1" office:value-type="string">
            <text:p text:style-name="P7">DIVISAO DE APOIO ADMINISTRATIVO/DA/SG</text:p>
          </table:table-cell>
          <table:table-cell table:style-name="TBL_5f_0_5f_16.E1" office:value-type="string">
            <text:p text:style-name="P8">8.263,31</text:p>
          </table:table-cell>
          <table:table-cell table:style-name="TBL_5f_0_5f_16.E1" office:value-type="string">
            <text:p text:style-name="P8">1.239,50</text:p>
          </table:table-cell>
          <table:table-cell table:style-name="TBL_5f_0_5f_16.E1" office:value-type="string">
            <text:p text:style-name="P8">2.497,6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000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4,60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18.075,80</text:p>
          </table:table-cell>
          <table:table-cell table:style-name="TBL_5f_0_5f_16.E1" office:value-type="string">
            <text:p text:style-name="P8">1.235,37</text:p>
          </table:table-cell>
          <table:table-cell table:style-name="TBL_5f_0_5f_16.E1" office:value-type="string">
            <text:p text:style-name="P8">3.110,0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345,45</text:p>
          </table:table-cell>
          <table:table-cell table:style-name="TBL_5f_0_5f_16.E1" office:value-type="string">
            <text:p text:style-name="P8">13.730,35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339</text:p>
          </table:table-cell>
          <table:table-cell table:style-name="TBL_5f_0_5f_16.B1" office:value-type="string">
            <text:p text:style-name="P7">PETERSON ALMEIDA BARBOS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ITAPORANGA D'AJUD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229,7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368,91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50.278,29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11.101,1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5.480,68</text:p>
          </table:table-cell>
          <table:table-cell table:style-name="TBL_5f_0_5f_16.E1" office:value-type="string">
            <text:p text:style-name="P8">34.797,61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1279</text:p>
          </table:table-cell>
          <table:table-cell table:style-name="TBL_5f_0_5f_16.B1" office:value-type="string">
            <text:p text:style-name="P7">PETRUCIO LOPES CASADO FILH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ASSESSORIA DA CORREGEDORIA GERAL</text:p>
          </table:table-cell>
          <table:table-cell table:style-name="TBL_5f_0_5f_16.E1" office:value-type="string">
            <text:p text:style-name="P8">9.841,74</text:p>
          </table:table-cell>
          <table:table-cell table:style-name="TBL_5f_0_5f_16.E1" office:value-type="string">
            <text:p text:style-name="P8">1.476,26</text:p>
          </table:table-cell>
          <table:table-cell table:style-name="TBL_5f_0_5f_16.E1" office:value-type="string">
            <text:p text:style-name="P8">4.195,39</text:p>
          </table:table-cell>
          <table:table-cell table:style-name="TBL_5f_0_5f_16.E1" office:value-type="string">
            <text:p text:style-name="P8">5.210,9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735,39</text:p>
          </table:table-cell>
          <table:table-cell table:style-name="TBL_5f_0_5f_16.E1" office:value-type="string">
            <text:p text:style-name="P8">22.459,74</text:p>
          </table:table-cell>
          <table:table-cell table:style-name="TBL_5f_0_5f_16.E1" office:value-type="string">
            <text:p text:style-name="P8">1.471,34</text:p>
          </table:table-cell>
          <table:table-cell table:style-name="TBL_5f_0_5f_16.E1" office:value-type="string">
            <text:p text:style-name="P8">2.992,2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463,54</text:p>
          </table:table-cell>
          <table:table-cell table:style-name="TBL_5f_0_5f_16.E1" office:value-type="string">
            <text:p text:style-name="P8">17.996,20</text:p>
          </table:table-cell>
          <table:table-cell table:style-name="TBL_5f_0_5f_16.S44" office:value-type="string">
            <text:p text:style-name="Standard"/>
          </table:table-cell>
        </table:table-row>
        <table:table-row table:style-name="TBL_5f_0_5f_16.1">
          <table:table-cell table:style-name="TBL_5f_0_5f_16.A1" office:value-type="string">
            <text:p text:style-name="P7">627</text:p>
          </table:table-cell>
          <table:table-cell table:style-name="TBL_5f_0_5f_16.B1" office:value-type="string">
            <text:p text:style-name="P7">POLLYANNA MARA DE CASTRO AGUIAR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2ª PROMOTORIA DE JUSTICA - BARRA DOS COQUEIROS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668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73,48</text:p>
          </table:table-cell>
          <table:table-cell table:style-name="TBL_5f_0_5f_16.E1" office:value-type="string">
            <text:p text:style-name="P8">1.990,57</text:p>
          </table:table-cell>
          <table:table-cell table:style-name="TBL_5f_0_5f_16.E1" office:value-type="string">
            <text:p text:style-name="P8">45.836,92</text:p>
          </table:table-cell>
          <table:table-cell table:style-name="TBL_5f_0_5f_16.E1" office:value-type="string">
            <text:p text:style-name="P8">4.160,60</text:p>
          </table:table-cell>
          <table:table-cell table:style-name="TBL_5f_0_5f_16.E1" office:value-type="string">
            <text:p text:style-name="P8">10.044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4.204,82</text:p>
          </table:table-cell>
          <table:table-cell table:style-name="TBL_5f_0_5f_16.E1" office:value-type="string">
            <text:p text:style-name="P8">31.632,10</text:p>
          </table:table-cell>
          <table:table-cell table:style-name="TBL_5f_0_5f_16.S44" office:value-type="string">
            <text:p text:style-name="Standard"/>
          </table:table-cell>
        </table:table-row>
      </table:table>
      <table:table table:name="TBL_0_17" table:style-name="TBL_5f_0_5f_17">
        <table:table-column table:style-name="TBL_5f_0_5f_17.A"/>
        <table:table-column table:style-name="TBL_5f_0_5f_17.B"/>
        <table:table-column table:style-name="TBL_5f_0_5f_17.C"/>
        <table:table-column table:style-name="TBL_5f_0_5f_17.D"/>
        <table:table-column table:style-name="TBL_5f_0_5f_17.E"/>
        <table:table-column table:style-name="TBL_5f_0_5f_17.F"/>
        <table:table-column table:style-name="TBL_5f_0_5f_17.G"/>
        <table:table-column table:style-name="TBL_5f_0_5f_17.H"/>
        <table:table-column table:style-name="TBL_5f_0_5f_17.I"/>
        <table:table-column table:style-name="TBL_5f_0_5f_17.J"/>
        <table:table-column table:style-name="TBL_5f_0_5f_17.E"/>
        <table:table-column table:style-name="TBL_5f_0_5f_17.L" table:number-columns-repeated="2"/>
        <table:table-column table:style-name="TBL_5f_0_5f_17.J"/>
        <table:table-column table:style-name="TBL_5f_0_5f_17.O"/>
        <table:table-column table:style-name="TBL_5f_0_5f_17.P"/>
        <table:table-column table:style-name="TBL_5f_0_5f_17.Q"/>
        <table:table-column table:style-name="TBL_5f_0_5f_17.R"/>
        <table:table-column table:style-name="TBL_5f_0_5f_17.S"/>
        <table:table-row table:style-name="TBL_5f_0_5f_17.1">
          <table:table-cell table:style-name="TBL_5f_0_5f_17.A1" office:value-type="string">
            <text:p text:style-name="P7"><text:bookmark text:name="JR_PAGE_ANCHOR_0_18"/>34</text:p>
          </table:table-cell>
          <table:table-cell table:style-name="TBL_5f_0_5f_17.B1" office:value-type="string">
            <text:p text:style-name="P7">PORFIRIO MARTINS FELIX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33,12</text:p>
          </table:table-cell>
          <table:table-cell table:style-name="TBL_5f_0_5f_17.E1" office:value-type="string">
            <text:p text:style-name="P8">1.633,1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33,12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855</text:p>
          </table:table-cell>
          <table:table-cell table:style-name="TBL_5f_0_5f_17.B1" office:value-type="string">
            <text:p text:style-name="P7">PRISCILA CAMARGO SILVA TAVARES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85,81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35.525,62</text:p>
          </table:table-cell>
          <table:table-cell table:style-name="TBL_5f_0_5f_17.E1" office:value-type="string">
            <text:p text:style-name="P8">3.952,57</text:p>
          </table:table-cell>
          <table:table-cell table:style-name="TBL_5f_0_5f_17.E1" office:value-type="string">
            <text:p text:style-name="P8">7.231,7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184,29</text:p>
          </table:table-cell>
          <table:table-cell table:style-name="TBL_5f_0_5f_17.E1" office:value-type="string">
            <text:p text:style-name="P8">24.341,33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929</text:p>
          </table:table-cell>
          <table:table-cell table:style-name="TBL_5f_0_5f_17.B1" office:value-type="string">
            <text:p text:style-name="P7">PUSCAS PEREIRA SILVA JUNIOR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2.682,58</text:p>
          </table:table-cell>
          <table:table-cell table:style-name="TBL_5f_0_5f_17.E1" office:value-type="string">
            <text:p text:style-name="P8">141,1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41,2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947,83</text:p>
          </table:table-cell>
          <table:table-cell table:style-name="TBL_5f_0_5f_17.E1" office:value-type="string">
            <text:p text:style-name="P8">6.712,74</text:p>
          </table:table-cell>
          <table:table-cell table:style-name="TBL_5f_0_5f_17.E1" office:value-type="string">
            <text:p text:style-name="P8">367,08</text:p>
          </table:table-cell>
          <table:table-cell table:style-name="TBL_5f_0_5f_17.E1" office:value-type="string">
            <text:p text:style-name="P8">126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93,52</text:p>
          </table:table-cell>
          <table:table-cell table:style-name="TBL_5f_0_5f_17.E1" office:value-type="string">
            <text:p text:style-name="P8">6.219,22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547</text:p>
          </table:table-cell>
          <table:table-cell table:style-name="TBL_5f_0_5f_17.B1" office:value-type="string">
            <text:p text:style-name="P7">QUELINE BARBOSA DE SOUZA ARAGA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6ª PROCURADORIA DE JUSTICA (CAMARA CRIMINAL)</text:p>
          </table:table-cell>
          <table:table-cell table:style-name="TBL_5f_0_5f_17.E1" office:value-type="string">
            <text:p text:style-name="P8">6.545,32</text:p>
          </table:table-cell>
          <table:table-cell table:style-name="TBL_5f_0_5f_17.E1" office:value-type="string">
            <text:p text:style-name="P8">1.636,33</text:p>
          </table:table-cell>
          <table:table-cell table:style-name="TBL_5f_0_5f_17.E1" office:value-type="string">
            <text:p text:style-name="P8">10.312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90,57</text:p>
          </table:table-cell>
          <table:table-cell table:style-name="TBL_5f_0_5f_17.E1" office:value-type="string">
            <text:p text:style-name="P8">20.484,89</text:p>
          </table:table-cell>
          <table:table-cell table:style-name="TBL_5f_0_5f_17.E1" office:value-type="string">
            <text:p text:style-name="P8">1.063,61</text:p>
          </table:table-cell>
          <table:table-cell table:style-name="TBL_5f_0_5f_17.E1" office:value-type="string">
            <text:p text:style-name="P8">3.871,9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935,56</text:p>
          </table:table-cell>
          <table:table-cell table:style-name="TBL_5f_0_5f_17.E1" office:value-type="string">
            <text:p text:style-name="P8">15.549,33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519</text:p>
          </table:table-cell>
          <table:table-cell table:style-name="TBL_5f_0_5f_17.B1" office:value-type="string">
            <text:p text:style-name="P7">RAFAEL CUSTODIO SILVA</text:p>
          </table:table-cell>
          <table:table-cell table:style-name="TBL_5f_0_5f_17.B1" office:value-type="string">
            <text:p text:style-name="P7">ASSESSOR DE TECNOLOGIA DA INFORMAÇÃO</text:p>
          </table:table-cell>
          <table:table-cell table:style-name="TBL_5f_0_5f_17.B1" office:value-type="string">
            <text:p text:style-name="P7">DIRETORIA DE TECNOLOGIA DA INFORMACAO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116,3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72,1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90,57</text:p>
          </table:table-cell>
          <table:table-cell table:style-name="TBL_5f_0_5f_17.E1" office:value-type="string">
            <text:p text:style-name="P8">7.478,97</text:p>
          </table:table-cell>
          <table:table-cell table:style-name="TBL_5f_0_5f_17.E1" office:value-type="string">
            <text:p text:style-name="P8">603,72</text:p>
          </table:table-cell>
          <table:table-cell table:style-name="TBL_5f_0_5f_17.E1" office:value-type="string">
            <text:p text:style-name="P8">377,6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81,33</text:p>
          </table:table-cell>
          <table:table-cell table:style-name="TBL_5f_0_5f_17.E1" office:value-type="string">
            <text:p text:style-name="P8">6.497,64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466</text:p>
          </table:table-cell>
          <table:table-cell table:style-name="TBL_5f_0_5f_17.B1" office:value-type="string">
            <text:p text:style-name="P7">RAFAEL SCHWEZ KURKOWSKI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BOQUIM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33.740,04</text:p>
          </table:table-cell>
          <table:table-cell table:style-name="TBL_5f_0_5f_17.E1" office:value-type="string">
            <text:p text:style-name="P8">4.160,60</text:p>
          </table:table-cell>
          <table:table-cell table:style-name="TBL_5f_0_5f_17.E1" office:value-type="string">
            <text:p text:style-name="P8">6.787,7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.948,35</text:p>
          </table:table-cell>
          <table:table-cell table:style-name="TBL_5f_0_5f_17.E1" office:value-type="string">
            <text:p text:style-name="P8">22.791,69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711</text:p>
          </table:table-cell>
          <table:table-cell table:style-name="TBL_5f_0_5f_17.B1" office:value-type="string">
            <text:p text:style-name="P7">RAFAEL VALENCA DA COST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7ª PROMOTORIA DE JUSTICA DISTRITAL - ARACAJU</text:p>
          </table:table-cell>
          <table:table-cell table:style-name="TBL_5f_0_5f_17.E1" office:value-type="string">
            <text:p text:style-name="P8">3.589,89</text:p>
          </table:table-cell>
          <table:table-cell table:style-name="TBL_5f_0_5f_17.E1" office:value-type="string">
            <text:p text:style-name="P8">377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5.702,94</text:p>
          </table:table-cell>
          <table:table-cell table:style-name="TBL_5f_0_5f_17.E1" office:value-type="string">
            <text:p text:style-name="P8">515,78</text:p>
          </table:table-cell>
          <table:table-cell table:style-name="TBL_5f_0_5f_17.E1" office:value-type="string">
            <text:p text:style-name="P8">162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78,75</text:p>
          </table:table-cell>
          <table:table-cell table:style-name="TBL_5f_0_5f_17.E1" office:value-type="string">
            <text:p text:style-name="P8">5.024,19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876</text:p>
          </table:table-cell>
          <table:table-cell table:style-name="TBL_5f_0_5f_17.B1" office:value-type="string">
            <text:p text:style-name="P7">RAIMUNDO BISPO FILHO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CO REDONDO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840,56</text:p>
          </table:table-cell>
          <table:table-cell table:style-name="TBL_5f_0_5f_17.E1" office:value-type="string">
            <text:p text:style-name="P8">1.990,57</text:p>
          </table:table-cell>
          <table:table-cell table:style-name="TBL_5f_0_5f_17.E1" office:value-type="string">
            <text:p text:style-name="P8">37.835,78</text:p>
          </table:table-cell>
          <table:table-cell table:style-name="TBL_5f_0_5f_17.E1" office:value-type="string">
            <text:p text:style-name="P8">4.160,60</text:p>
          </table:table-cell>
          <table:table-cell table:style-name="TBL_5f_0_5f_17.E1" office:value-type="string">
            <text:p text:style-name="P8">7.635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795,96</text:p>
          </table:table-cell>
          <table:table-cell table:style-name="TBL_5f_0_5f_17.E1" office:value-type="string">
            <text:p text:style-name="P8">26.039,82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172</text:p>
          </table:table-cell>
          <table:table-cell table:style-name="TBL_5f_0_5f_17.B1" office:value-type="string">
            <text:p text:style-name="P7">RAISSA LEMOS SILVA MACHAD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MOTORIA DE JUSTICA DISTRITAL - ARACAJU</text:p>
          </table:table-cell>
          <table:table-cell table:style-name="TBL_5f_0_5f_17.E1" office:value-type="string">
            <text:p text:style-name="P8">4.532,16</text:p>
          </table:table-cell>
          <table:table-cell table:style-name="TBL_5f_0_5f_17.E1" office:value-type="string">
            <text:p text:style-name="P8">679,8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7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8.684,70</text:p>
          </table:table-cell>
          <table:table-cell table:style-name="TBL_5f_0_5f_17.E1" office:value-type="string">
            <text:p text:style-name="P8">677,56</text:p>
          </table:table-cell>
          <table:table-cell table:style-name="TBL_5f_0_5f_17.E1" office:value-type="string">
            <text:p text:style-name="P8">855,3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532,93</text:p>
          </table:table-cell>
          <table:table-cell table:style-name="TBL_5f_0_5f_17.E1" office:value-type="string">
            <text:p text:style-name="P8">7.151,77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033</text:p>
          </table:table-cell>
          <table:table-cell table:style-name="TBL_5f_0_5f_17.B1" office:value-type="string">
            <text:p text:style-name="P7">RANDERSON FERREIRA BARBOSA SANTOS</text:p>
          </table:table-cell>
          <table:table-cell table:style-name="TBL_5f_0_5f_17.B1" office:value-type="string">
            <text:p text:style-name="P7">Chefe do N. de Cadast. , Doc. e Dist. Funcional</text:p>
          </table:table-cell>
          <table:table-cell table:style-name="TBL_5f_0_5f_17.B1" office:value-type="string">
            <text:p text:style-name="P7">DIRETORIA DE RECURSOS HUMAN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162,7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5.898,16</text:p>
          </table:table-cell>
          <table:table-cell table:style-name="TBL_5f_0_5f_17.E1" office:value-type="string">
            <text:p text:style-name="P8">457,90</text:p>
          </table:table-cell>
          <table:table-cell table:style-name="TBL_5f_0_5f_17.E1" office:value-type="string">
            <text:p text:style-name="P8">144,0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01,95</text:p>
          </table:table-cell>
          <table:table-cell table:style-name="TBL_5f_0_5f_17.E1" office:value-type="string">
            <text:p text:style-name="P8">5.296,21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886</text:p>
          </table:table-cell>
          <table:table-cell table:style-name="TBL_5f_0_5f_17.B1" office:value-type="string">
            <text:p text:style-name="P7">RAPHAEL FERREIRA ROCHA SANTAN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6.026,90</text:p>
          </table:table-cell>
          <table:table-cell table:style-name="TBL_5f_0_5f_17.E1" office:value-type="string">
            <text:p text:style-name="P8">459,6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00,00</text:p>
          </table:table-cell>
          <table:table-cell table:style-name="TBL_5f_0_5f_17.E1" office:value-type="string">
            <text:p text:style-name="P8">2.947,83</text:p>
          </table:table-cell>
          <table:table-cell table:style-name="TBL_5f_0_5f_17.E1" office:value-type="string">
            <text:p text:style-name="P8">9.634,35</text:p>
          </table:table-cell>
          <table:table-cell table:style-name="TBL_5f_0_5f_17.E1" office:value-type="string">
            <text:p text:style-name="P8">843,25</text:p>
          </table:table-cell>
          <table:table-cell table:style-name="TBL_5f_0_5f_17.E1" office:value-type="string">
            <text:p text:style-name="P8">685,4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528,65</text:p>
          </table:table-cell>
          <table:table-cell table:style-name="TBL_5f_0_5f_17.E1" office:value-type="string">
            <text:p text:style-name="P8">8.948,95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2174</text:p>
          </table:table-cell>
          <table:table-cell table:style-name="TBL_5f_0_5f_17.B1" office:value-type="string">
            <text:p text:style-name="P7">RAQUEL AYLANA RIBEIRO LIMA</text:p>
          </table:table-cell>
          <table:table-cell table:style-name="TBL_5f_0_5f_17.B1" office:value-type="string">
            <text:p text:style-name="P7">CABO - requisitado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2091</text:p>
          </table:table-cell>
          <table:table-cell table:style-name="TBL_5f_0_5f_17.B1" office:value-type="string">
            <text:p text:style-name="P7">RAQUEL PEREIRA DE CASTR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SIMAO DIAS</text:p>
          </table:table-cell>
          <table:table-cell table:style-name="TBL_5f_0_5f_17.E1" office:value-type="string">
            <text:p text:style-name="P8">3.014,1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24,14</text:p>
          </table:table-cell>
          <table:table-cell table:style-name="TBL_5f_0_5f_17.E1" office:value-type="string">
            <text:p text:style-name="P8">5.738,28</text:p>
          </table:table-cell>
          <table:table-cell table:style-name="TBL_5f_0_5f_17.E1" office:value-type="string">
            <text:p text:style-name="P8">391,84</text:p>
          </table:table-cell>
          <table:table-cell table:style-name="TBL_5f_0_5f_17.E1" office:value-type="string">
            <text:p text:style-name="P8">53,8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45,71</text:p>
          </table:table-cell>
          <table:table-cell table:style-name="TBL_5f_0_5f_17.E1" office:value-type="string">
            <text:p text:style-name="P8">5.292,57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758</text:p>
          </table:table-cell>
          <table:table-cell table:style-name="TBL_5f_0_5f_17.B1" office:value-type="string">
            <text:p text:style-name="P7">RAQUEL SOARES DA SILV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CENTRO DE APOIO OPERACIONAL DO TERCEIRO SETOR</text:p>
          </table:table-cell>
          <table:table-cell table:style-name="TBL_5f_0_5f_17.E1" office:value-type="string">
            <text:p text:style-name="P8">7.354,32</text:p>
          </table:table-cell>
          <table:table-cell table:style-name="TBL_5f_0_5f_17.E1" office:value-type="string">
            <text:p text:style-name="P8">1.103,1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26,61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10.419,47</text:p>
          </table:table-cell>
          <table:table-cell table:style-name="TBL_5f_0_5f_17.E1" office:value-type="string">
            <text:p text:style-name="P8">1.099,47</text:p>
          </table:table-cell>
          <table:table-cell table:style-name="TBL_5f_0_5f_17.E1" office:value-type="string">
            <text:p text:style-name="P8">1.216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15,88</text:p>
          </table:table-cell>
          <table:table-cell table:style-name="TBL_5f_0_5f_17.E1" office:value-type="string">
            <text:p text:style-name="P8">8.103,59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61</text:p>
          </table:table-cell>
          <table:table-cell table:style-name="TBL_5f_0_5f_17.B1" office:value-type="string">
            <text:p text:style-name="P7">RAUL JOSE VIEIRA NETO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33,12</text:p>
          </table:table-cell>
          <table:table-cell table:style-name="TBL_5f_0_5f_17.E1" office:value-type="string">
            <text:p text:style-name="P8">1.633,1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33,12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895</text:p>
          </table:table-cell>
          <table:table-cell table:style-name="TBL_5f_0_5f_17.B1" office:value-type="string">
            <text:p text:style-name="P7">RAYANA SCHUSTER LEITE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DIRETORIA FINANCEIRA</text:p>
          </table:table-cell>
          <table:table-cell table:style-name="TBL_5f_0_5f_17.E1" office:value-type="string">
            <text:p text:style-name="P8">4.532,16</text:p>
          </table:table-cell>
          <table:table-cell table:style-name="TBL_5f_0_5f_17.E1" office:value-type="string">
            <text:p text:style-name="P8">357,5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6.625,14</text:p>
          </table:table-cell>
          <table:table-cell table:style-name="TBL_5f_0_5f_17.E1" office:value-type="string">
            <text:p text:style-name="P8">635,67</text:p>
          </table:table-cell>
          <table:table-cell table:style-name="TBL_5f_0_5f_17.E1" office:value-type="string">
            <text:p text:style-name="P8">321,0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956,71</text:p>
          </table:table-cell>
          <table:table-cell table:style-name="TBL_5f_0_5f_17.E1" office:value-type="string">
            <text:p text:style-name="P8">5.668,43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374</text:p>
          </table:table-cell>
          <table:table-cell table:style-name="TBL_5f_0_5f_17.B1" office:value-type="string">
            <text:p text:style-name="P7">RAYANNE SILVA DE PONT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4ª PROMOTORIA DE JUSTICA CRIMINAL - ARACAJU </text:p>
          </table:table-cell>
          <table:table-cell table:style-name="TBL_5f_0_5f_17.E1" office:value-type="string">
            <text:p text:style-name="P8">4.532,16</text:p>
          </table:table-cell>
          <table:table-cell table:style-name="TBL_5f_0_5f_17.E1" office:value-type="string">
            <text:p text:style-name="P8">679,8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75,1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9.022,53</text:p>
          </table:table-cell>
          <table:table-cell table:style-name="TBL_5f_0_5f_17.E1" office:value-type="string">
            <text:p text:style-name="P8">677,56</text:p>
          </table:table-cell>
          <table:table-cell table:style-name="TBL_5f_0_5f_17.E1" office:value-type="string">
            <text:p text:style-name="P8">384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61,67</text:p>
          </table:table-cell>
          <table:table-cell table:style-name="TBL_5f_0_5f_17.E1" office:value-type="string">
            <text:p text:style-name="P8">7.960,86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869</text:p>
          </table:table-cell>
          <table:table-cell table:style-name="TBL_5f_0_5f_17.B1" office:value-type="string">
            <text:p text:style-name="P7">RAYMUNDO NAPOLEAO XIMENES NETO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399,31</text:p>
          </table:table-cell>
          <table:table-cell table:style-name="TBL_5f_0_5f_17.E1" office:value-type="string">
            <text:p text:style-name="P8">11.870,20</text:p>
          </table:table-cell>
          <table:table-cell table:style-name="TBL_5f_0_5f_17.E1" office:value-type="string">
            <text:p text:style-name="P8">46.673,93</text:p>
          </table:table-cell>
          <table:table-cell table:style-name="TBL_5f_0_5f_17.E1" office:value-type="string">
            <text:p text:style-name="P8">3.952,57</text:p>
          </table:table-cell>
          <table:table-cell table:style-name="TBL_5f_0_5f_17.E1" office:value-type="string">
            <text:p text:style-name="P8">7.614,7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567,28</text:p>
          </table:table-cell>
          <table:table-cell table:style-name="TBL_5f_0_5f_17.E1" office:value-type="string">
            <text:p text:style-name="P8">35.106,65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2032</text:p>
          </table:table-cell>
          <table:table-cell table:style-name="TBL_5f_0_5f_17.B1" office:value-type="string">
            <text:p text:style-name="P7">REGINALDO DOS SANTOS</text:p>
          </table:table-cell>
          <table:table-cell table:style-name="TBL_5f_0_5f_17.B1" office:value-type="string">
            <text:p text:style-name="P7">2º SARGENTO - requisitado-BESP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2165</text:p>
          </table:table-cell>
          <table:table-cell table:style-name="TBL_5f_0_5f_17.B1" office:value-type="string">
            <text:p text:style-name="P7">REGNALDO DORIA DE FREITAS</text:p>
          </table:table-cell>
          <table:table-cell table:style-name="TBL_5f_0_5f_17.B1" office:value-type="string">
            <text:p text:style-name="P7">CORONEL - requisitado 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85,44</text:p>
          </table:table-cell>
          <table:table-cell table:style-name="TBL_5f_0_5f_17.E1" office:value-type="string">
            <text:p text:style-name="P8">6.279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20,90</text:p>
          </table:table-cell>
          <table:table-cell table:style-name="TBL_5f_0_5f_17.E1" office:value-type="string">
            <text:p text:style-name="P8">8.485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79,1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79,19</text:p>
          </table:table-cell>
          <table:table-cell table:style-name="TBL_5f_0_5f_17.E1" office:value-type="string">
            <text:p text:style-name="P8">7.406,51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2133</text:p>
          </table:table-cell>
          <table:table-cell table:style-name="TBL_5f_0_5f_17.B1" office:value-type="string">
            <text:p text:style-name="P7">RENAN DO NASCIMENTO SANTOS 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21,8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3.757,24</text:p>
          </table:table-cell>
          <table:table-cell table:style-name="TBL_5f_0_5f_17.E1" office:value-type="string">
            <text:p text:style-name="P8">181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81,97</text:p>
          </table:table-cell>
          <table:table-cell table:style-name="TBL_5f_0_5f_17.E1" office:value-type="string">
            <text:p text:style-name="P8">3.575,27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2172</text:p>
          </table:table-cell>
          <table:table-cell table:style-name="TBL_5f_0_5f_17.B1" office:value-type="string">
            <text:p text:style-name="P7">RENATA LUIZA ARAGAO SILVA FIGUEIREDO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2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899,2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20,90</text:p>
          </table:table-cell>
          <table:table-cell table:style-name="TBL_5f_0_5f_17.E1" office:value-type="string">
            <text:p text:style-name="P8">12.920,13</text:p>
          </table:table-cell>
          <table:table-cell table:style-name="TBL_5f_0_5f_17.E1" office:value-type="string">
            <text:p text:style-name="P8">642,34</text:p>
          </table:table-cell>
          <table:table-cell table:style-name="TBL_5f_0_5f_17.E1" office:value-type="string">
            <text:p text:style-name="P8">2.226,2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68,62</text:p>
          </table:table-cell>
          <table:table-cell table:style-name="TBL_5f_0_5f_17.E1" office:value-type="string">
            <text:p text:style-name="P8">12.277,79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526</text:p>
          </table:table-cell>
          <table:table-cell table:style-name="TBL_5f_0_5f_17.B1" office:value-type="string">
            <text:p text:style-name="P7">RENATA MACIEL ALMEIDA ARAUJ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DAS EXECUCOES CRIMINAIS - ARACAJU</text:p>
          </table:table-cell>
          <table:table-cell table:style-name="TBL_5f_0_5f_17.E1" office:value-type="string">
            <text:p text:style-name="P8">7.354,32</text:p>
          </table:table-cell>
          <table:table-cell table:style-name="TBL_5f_0_5f_17.E1" office:value-type="string">
            <text:p text:style-name="P8">773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9.863,38</text:p>
          </table:table-cell>
          <table:table-cell table:style-name="TBL_5f_0_5f_17.E1" office:value-type="string">
            <text:p text:style-name="P8">1.056,64</text:p>
          </table:table-cell>
          <table:table-cell table:style-name="TBL_5f_0_5f_17.E1" office:value-type="string">
            <text:p text:style-name="P8">1.023,1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79,76</text:p>
          </table:table-cell>
          <table:table-cell table:style-name="TBL_5f_0_5f_17.E1" office:value-type="string">
            <text:p text:style-name="P8">7.783,62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356</text:p>
          </table:table-cell>
          <table:table-cell table:style-name="TBL_5f_0_5f_17.B1" office:value-type="string">
            <text:p text:style-name="P7">RENATA MOREIRA SANDES GUER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ESCOLA SUPERIOR DO MP</text:p>
          </table:table-cell>
          <table:table-cell table:style-name="TBL_5f_0_5f_17.E1" office:value-type="string">
            <text:p text:style-name="P8">4.532,16</text:p>
          </table:table-cell>
          <table:table-cell table:style-name="TBL_5f_0_5f_17.E1" office:value-type="string">
            <text:p text:style-name="P8">1.359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63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90,57</text:p>
          </table:table-cell>
          <table:table-cell table:style-name="TBL_5f_0_5f_17.E1" office:value-type="string">
            <text:p text:style-name="P8">9.846,32</text:p>
          </table:table-cell>
          <table:table-cell table:style-name="TBL_5f_0_5f_17.E1" office:value-type="string">
            <text:p text:style-name="P8">765,94</text:p>
          </table:table-cell>
          <table:table-cell table:style-name="TBL_5f_0_5f_17.E1" office:value-type="string">
            <text:p text:style-name="P8">1.028,2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4,14</text:p>
          </table:table-cell>
          <table:table-cell table:style-name="TBL_5f_0_5f_17.E1" office:value-type="string">
            <text:p text:style-name="P8">8.052,18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701</text:p>
          </table:table-cell>
          <table:table-cell table:style-name="TBL_5f_0_5f_17.B1" office:value-type="string">
            <text:p text:style-name="P7">RENATA PEREIRA DANTAS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899,2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13.634,62</text:p>
          </table:table-cell>
          <table:table-cell table:style-name="TBL_5f_0_5f_17.E1" office:value-type="string">
            <text:p text:style-name="P8">642,34</text:p>
          </table:table-cell>
          <table:table-cell table:style-name="TBL_5f_0_5f_17.E1" office:value-type="string">
            <text:p text:style-name="P8">2.226,2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68,62</text:p>
          </table:table-cell>
          <table:table-cell table:style-name="TBL_5f_0_5f_17.E1" office:value-type="string">
            <text:p text:style-name="P8">10.766,00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956</text:p>
          </table:table-cell>
          <table:table-cell table:style-name="TBL_5f_0_5f_17.B1" office:value-type="string">
            <text:p text:style-name="P7">RENATA SARA DANTAS MARQUES SOAR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ÇA DA CURADORIA DA INFÂNCIA E DA ADOLESCÊNCIA - ARACAJU</text:p>
          </table:table-cell>
          <table:table-cell table:style-name="TBL_5f_0_5f_17.E1" office:value-type="string">
            <text:p text:style-name="P8">2.843,53</text:p>
          </table:table-cell>
          <table:table-cell table:style-name="TBL_5f_0_5f_17.E1" office:value-type="string">
            <text:p text:style-name="P8">149,5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4.728,49</text:p>
          </table:table-cell>
          <table:table-cell table:style-name="TBL_5f_0_5f_17.E1" office:value-type="string">
            <text:p text:style-name="P8">389,10</text:p>
          </table:table-cell>
          <table:table-cell table:style-name="TBL_5f_0_5f_17.E1" office:value-type="string">
            <text:p text:style-name="P8">52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41,60</text:p>
          </table:table-cell>
          <table:table-cell table:style-name="TBL_5f_0_5f_17.E1" office:value-type="string">
            <text:p text:style-name="P8">4.286,89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713</text:p>
          </table:table-cell>
          <table:table-cell table:style-name="TBL_5f_0_5f_17.B1" office:value-type="string">
            <text:p text:style-name="P7">RENATO VIEIRA DANTAS BERNARDES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13,36</text:p>
          </table:table-cell>
          <table:table-cell table:style-name="TBL_5f_0_5f_17.E1" office:value-type="string">
            <text:p text:style-name="P8">1.990,57</text:p>
          </table:table-cell>
          <table:table-cell table:style-name="TBL_5f_0_5f_17.E1" office:value-type="string">
            <text:p text:style-name="P8">34.208,58</text:p>
          </table:table-cell>
          <table:table-cell table:style-name="TBL_5f_0_5f_17.E1" office:value-type="string">
            <text:p text:style-name="P8">4.160,60</text:p>
          </table:table-cell>
          <table:table-cell table:style-name="TBL_5f_0_5f_17.E1" office:value-type="string">
            <text:p text:style-name="P8">6.846,4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007,03</text:p>
          </table:table-cell>
          <table:table-cell table:style-name="TBL_5f_0_5f_17.E1" office:value-type="string">
            <text:p text:style-name="P8">27.362,15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620</text:p>
          </table:table-cell>
          <table:table-cell table:style-name="TBL_5f_0_5f_17.B1" office:value-type="string">
            <text:p text:style-name="P7">RENE ANTONIO ERB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2ª PROMOTORIA DE JUSTICA CRIMINAL - SAO CRISTOVAO 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90,57</text:p>
          </table:table-cell>
          <table:table-cell table:style-name="TBL_5f_0_5f_17.E1" office:value-type="string">
            <text:p text:style-name="P8">35.679,68</text:p>
          </table:table-cell>
          <table:table-cell table:style-name="TBL_5f_0_5f_17.E1" office:value-type="string">
            <text:p text:style-name="P8">4.379,58</text:p>
          </table:table-cell>
          <table:table-cell table:style-name="TBL_5f_0_5f_17.E1" office:value-type="string">
            <text:p text:style-name="P8">7.190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570,34</text:p>
          </table:table-cell>
          <table:table-cell table:style-name="TBL_5f_0_5f_17.E1" office:value-type="string">
            <text:p text:style-name="P8">28.488,92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270</text:p>
          </table:table-cell>
          <table:table-cell table:style-name="TBL_5f_0_5f_17.B1" office:value-type="string">
            <text:p text:style-name="P7">RENIVALDO LIMA SAMPAIO</text:p>
          </table:table-cell>
          <table:table-cell table:style-name="TBL_5f_0_5f_17.B1" office:value-type="string">
            <text:p text:style-name="P7">AGENTE ADMINISTRATIVO</text:p>
          </table:table-cell>
          <table:table-cell table:style-name="TBL_5f_0_5f_17.B1" office:value-type="string">
            <text:p text:style-name="P7">SETOR DE TRANSPORTES/DAA/DA/SG</text:p>
          </table:table-cell>
          <table:table-cell table:style-name="TBL_5f_0_5f_17.E1" office:value-type="string">
            <text:p text:style-name="P8">5.092,34</text:p>
          </table:table-cell>
          <table:table-cell table:style-name="TBL_5f_0_5f_17.E1" office:value-type="string">
            <text:p text:style-name="P8">2.930,22</text:p>
          </table:table-cell>
          <table:table-cell table:style-name="TBL_5f_0_5f_17.E1" office:value-type="string">
            <text:p text:style-name="P8">946,6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94,71</text:p>
          </table:table-cell>
          <table:table-cell table:style-name="TBL_5f_0_5f_17.E1" office:value-type="string">
            <text:p text:style-name="P8">11.163,89</text:p>
          </table:table-cell>
          <table:table-cell table:style-name="TBL_5f_0_5f_17.E1" office:value-type="string">
            <text:p text:style-name="P8">1.042,93</text:p>
          </table:table-cell>
          <table:table-cell table:style-name="TBL_5f_0_5f_17.E1" office:value-type="string">
            <text:p text:style-name="P8">1.206,0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49,01</text:p>
          </table:table-cell>
          <table:table-cell table:style-name="TBL_5f_0_5f_17.E1" office:value-type="string">
            <text:p text:style-name="P8">8.914,88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933</text:p>
          </table:table-cell>
          <table:table-cell table:style-name="TBL_5f_0_5f_17.B1" office:value-type="string">
            <text:p text:style-name="P7">RHAQUEL GLEYSIANE FARIAS NUN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NOSSA SENHORA DA GLORIA</text:p>
          </table:table-cell>
          <table:table-cell table:style-name="TBL_5f_0_5f_17.E1" office:value-type="string">
            <text:p text:style-name="P8">3.589,89</text:p>
          </table:table-cell>
          <table:table-cell table:style-name="TBL_5f_0_5f_17.E1" office:value-type="string">
            <text:p text:style-name="P8">188,8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653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59,96</text:p>
          </table:table-cell>
          <table:table-cell table:style-name="TBL_5f_0_5f_17.E1" office:value-type="string">
            <text:p text:style-name="P8">2.343,60</text:p>
          </table:table-cell>
          <table:table-cell table:style-name="TBL_5f_0_5f_17.E1" office:value-type="string">
            <text:p text:style-name="P8">7.935,28</text:p>
          </table:table-cell>
          <table:table-cell table:style-name="TBL_5f_0_5f_17.E1" office:value-type="string">
            <text:p text:style-name="P8">491,23</text:p>
          </table:table-cell>
          <table:table-cell table:style-name="TBL_5f_0_5f_17.E1" office:value-type="string">
            <text:p text:style-name="P8">162,3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53,55</text:p>
          </table:table-cell>
          <table:table-cell table:style-name="TBL_5f_0_5f_17.E1" office:value-type="string">
            <text:p text:style-name="P8">7.444,05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469</text:p>
          </table:table-cell>
          <table:table-cell table:style-name="TBL_5f_0_5f_17.B1" office:value-type="string">
            <text:p text:style-name="P7">RICARDO MACHADO OLIVEIRA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RTO DA FOLHA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.668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66,80</text:p>
          </table:table-cell>
          <table:table-cell table:style-name="TBL_5f_0_5f_17.E1" office:value-type="string">
            <text:p text:style-name="P8">12.403,61</text:p>
          </table:table-cell>
          <table:table-cell table:style-name="TBL_5f_0_5f_17.E1" office:value-type="string">
            <text:p text:style-name="P8">56.143,28</text:p>
          </table:table-cell>
          <table:table-cell table:style-name="TBL_5f_0_5f_17.E1" office:value-type="string">
            <text:p text:style-name="P8">4.160,60</text:p>
          </table:table-cell>
          <table:table-cell table:style-name="TBL_5f_0_5f_17.E1" office:value-type="string">
            <text:p text:style-name="P8">9.962,7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4.123,35</text:p>
          </table:table-cell>
          <table:table-cell table:style-name="TBL_5f_0_5f_17.E1" office:value-type="string">
            <text:p text:style-name="P8">42.019,93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402</text:p>
          </table:table-cell>
          <table:table-cell table:style-name="TBL_5f_0_5f_17.B1" office:value-type="string">
            <text:p text:style-name="P7">RICARDO MONTEIRO MOTA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1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899,2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90,57</text:p>
          </table:table-cell>
          <table:table-cell table:style-name="TBL_5f_0_5f_17.E1" office:value-type="string">
            <text:p text:style-name="P8">13.889,80</text:p>
          </table:table-cell>
          <table:table-cell table:style-name="TBL_5f_0_5f_17.E1" office:value-type="string">
            <text:p text:style-name="P8">642,34</text:p>
          </table:table-cell>
          <table:table-cell table:style-name="TBL_5f_0_5f_17.E1" office:value-type="string">
            <text:p text:style-name="P8">2.226,2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68,62</text:p>
          </table:table-cell>
          <table:table-cell table:style-name="TBL_5f_0_5f_17.E1" office:value-type="string">
            <text:p text:style-name="P8">11.021,18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253</text:p>
          </table:table-cell>
          <table:table-cell table:style-name="TBL_5f_0_5f_17.B1" office:value-type="string">
            <text:p text:style-name="P7">RICARDO ROUTMAN DA CUNH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CURADORIA DE JUSTICA (1ª CAMARA CIVEL)</text:p>
          </table:table-cell>
          <table:table-cell table:style-name="TBL_5f_0_5f_17.E1" office:value-type="string">
            <text:p text:style-name="P8">3.386,69</text:p>
          </table:table-cell>
          <table:table-cell table:style-name="TBL_5f_0_5f_17.E1" office:value-type="string">
            <text:p text:style-name="P8">3.359,06</text:p>
          </table:table-cell>
          <table:table-cell table:style-name="TBL_5f_0_5f_17.E1" office:value-type="string">
            <text:p text:style-name="P8">7.969,62</text:p>
          </table:table-cell>
          <table:table-cell table:style-name="TBL_5f_0_5f_17.E1" office:value-type="string">
            <text:p text:style-name="P8">5.555,3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90,57</text:p>
          </table:table-cell>
          <table:table-cell table:style-name="TBL_5f_0_5f_17.E1" office:value-type="string">
            <text:p text:style-name="P8">22.261,32</text:p>
          </table:table-cell>
          <table:table-cell table:style-name="TBL_5f_0_5f_17.E1" office:value-type="string">
            <text:p text:style-name="P8">876,95</text:p>
          </table:table-cell>
          <table:table-cell table:style-name="TBL_5f_0_5f_17.E1" office:value-type="string">
            <text:p text:style-name="P8">2.727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604,61</text:p>
          </table:table-cell>
          <table:table-cell table:style-name="TBL_5f_0_5f_17.E1" office:value-type="string">
            <text:p text:style-name="P8">18.656,71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60</text:p>
          </table:table-cell>
          <table:table-cell table:style-name="TBL_5f_0_5f_17.B1" office:value-type="string">
            <text:p text:style-name="P7">RICARDO SOBRAL SOUS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- SIMAO DIAS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94,71</text:p>
          </table:table-cell>
          <table:table-cell table:style-name="TBL_5f_0_5f_17.E1" office:value-type="string">
            <text:p text:style-name="P8">35.883,82</text:p>
          </table:table-cell>
          <table:table-cell table:style-name="TBL_5f_0_5f_17.E1" office:value-type="string">
            <text:p text:style-name="P8">4.379,58</text:p>
          </table:table-cell>
          <table:table-cell table:style-name="TBL_5f_0_5f_17.E1" office:value-type="string">
            <text:p text:style-name="P8">7.034,3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413,93</text:p>
          </table:table-cell>
          <table:table-cell table:style-name="TBL_5f_0_5f_17.E1" office:value-type="string">
            <text:p text:style-name="P8">24.469,89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950</text:p>
          </table:table-cell>
          <table:table-cell table:style-name="TBL_5f_0_5f_17.B1" office:value-type="string">
            <text:p text:style-name="P7">RICELLI VIEIRA DE OLIV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ASSESSORIA DA CORREGEDORIA GERAL</text:p>
          </table:table-cell>
          <table:table-cell table:style-name="TBL_5f_0_5f_17.E1" office:value-type="string">
            <text:p text:style-name="P8">3.194,99</text:p>
          </table:table-cell>
          <table:table-cell table:style-name="TBL_5f_0_5f_17.E1" office:value-type="string">
            <text:p text:style-name="P8">479,2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5.409,63</text:p>
          </table:table-cell>
          <table:table-cell table:style-name="TBL_5f_0_5f_17.E1" office:value-type="string">
            <text:p text:style-name="P8">477,65</text:p>
          </table:table-cell>
          <table:table-cell table:style-name="TBL_5f_0_5f_17.E1" office:value-type="string">
            <text:p text:style-name="P8">124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02,34</text:p>
          </table:table-cell>
          <table:table-cell table:style-name="TBL_5f_0_5f_17.E1" office:value-type="string">
            <text:p text:style-name="P8">4.807,29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860</text:p>
          </table:table-cell>
          <table:table-cell table:style-name="TBL_5f_0_5f_17.B1" office:value-type="string">
            <text:p text:style-name="P7">RITA DE CASSIA ARAGAO MELO GARCEZ</text:p>
          </table:table-cell>
          <table:table-cell table:style-name="TBL_5f_0_5f_17.B1" office:value-type="string">
            <text:p text:style-name="P7">* TÉCNICO ESPECIALISTA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73,81</text:p>
          </table:table-cell>
          <table:table-cell table:style-name="TBL_5f_0_5f_17.E1" office:value-type="string">
            <text:p text:style-name="P8">1.173,8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173,81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601</text:p>
          </table:table-cell>
          <table:table-cell table:style-name="TBL_5f_0_5f_17.B1" office:value-type="string">
            <text:p text:style-name="P7">RIVALDO FRIAS DOS SANTOS JUNIOR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ACATUB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33.740,04</text:p>
          </table:table-cell>
          <table:table-cell table:style-name="TBL_5f_0_5f_17.E1" office:value-type="string">
            <text:p text:style-name="P8">4.160,60</text:p>
          </table:table-cell>
          <table:table-cell table:style-name="TBL_5f_0_5f_17.E1" office:value-type="string">
            <text:p text:style-name="P8">6.787,7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.948,35</text:p>
          </table:table-cell>
          <table:table-cell table:style-name="TBL_5f_0_5f_17.E1" office:value-type="string">
            <text:p text:style-name="P8">22.791,69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15</text:p>
          </table:table-cell>
          <table:table-cell table:style-name="TBL_5f_0_5f_17.B1" office:value-type="string">
            <text:p text:style-name="P7">ROBERIO MESQUITA MATOS</text:p>
          </table:table-cell>
          <table:table-cell table:style-name="TBL_5f_0_5f_17.B1" office:value-type="string">
            <text:p text:style-name="P7">REDATOR TÉCNICO</text:p>
          </table:table-cell>
          <table:table-cell table:style-name="TBL_5f_0_5f_17.B1" office:value-type="string">
            <text:p text:style-name="P7">CENTRO DE APOIO OPERACIONAL DA INFANCIA E DA ADOLESCENCIA </text:p>
          </table:table-cell>
          <table:table-cell table:style-name="TBL_5f_0_5f_17.E1" office:value-type="string">
            <text:p text:style-name="P8">5.092,34</text:p>
          </table:table-cell>
          <table:table-cell table:style-name="TBL_5f_0_5f_17.E1" office:value-type="string">
            <text:p text:style-name="P8">4.546,3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94,71</text:p>
          </table:table-cell>
          <table:table-cell table:style-name="TBL_5f_0_5f_17.E1" office:value-type="string">
            <text:p text:style-name="P8">11.833,35</text:p>
          </table:table-cell>
          <table:table-cell table:style-name="TBL_5f_0_5f_17.E1" office:value-type="string">
            <text:p text:style-name="P8">1.253,02</text:p>
          </table:table-cell>
          <table:table-cell table:style-name="TBL_5f_0_5f_17.E1" office:value-type="string">
            <text:p text:style-name="P8">1.044,9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98,00</text:p>
          </table:table-cell>
          <table:table-cell table:style-name="TBL_5f_0_5f_17.E1" office:value-type="string">
            <text:p text:style-name="P8">9.535,35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708</text:p>
          </table:table-cell>
          <table:table-cell table:style-name="TBL_5f_0_5f_17.B1" office:value-type="string">
            <text:p text:style-name="P7">ROBERTA ARAUJO DE MELO BRIT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MARUIM </text:p>
          </table:table-cell>
          <table:table-cell table:style-name="TBL_5f_0_5f_17.E1" office:value-type="string">
            <text:p text:style-name="P8">8.263,31</text:p>
          </table:table-cell>
          <table:table-cell table:style-name="TBL_5f_0_5f_17.E1" office:value-type="string">
            <text:p text:style-name="P8">869,3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51,67</text:p>
          </table:table-cell>
          <table:table-cell table:style-name="TBL_5f_0_5f_17.E1" office:value-type="string">
            <text:p text:style-name="P8">11.284,28</text:p>
          </table:table-cell>
          <table:table-cell table:style-name="TBL_5f_0_5f_17.E1" office:value-type="string">
            <text:p text:style-name="P8">1.187,24</text:p>
          </table:table-cell>
          <table:table-cell table:style-name="TBL_5f_0_5f_17.E1" office:value-type="string">
            <text:p text:style-name="P8">1.315,6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02,86</text:p>
          </table:table-cell>
          <table:table-cell table:style-name="TBL_5f_0_5f_17.E1" office:value-type="string">
            <text:p text:style-name="P8">8.781,42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989</text:p>
          </table:table-cell>
          <table:table-cell table:style-name="TBL_5f_0_5f_17.B1" office:value-type="string">
            <text:p text:style-name="P7">ROBERTA CONCEICAO ALMEIDA NASCIMEN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RIACHAO DO DANTAS</text:p>
          </table:table-cell>
          <table:table-cell table:style-name="TBL_5f_0_5f_17.E1" office:value-type="string">
            <text:p text:style-name="P8">6.174,83</text:p>
          </table:table-cell>
          <table:table-cell table:style-name="TBL_5f_0_5f_17.E1" office:value-type="string">
            <text:p text:style-name="P8">926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98,76</text:p>
          </table:table-cell>
          <table:table-cell table:style-name="TBL_5f_0_5f_17.E1" office:value-type="string">
            <text:p text:style-name="P8">9.499,81</text:p>
          </table:table-cell>
          <table:table-cell table:style-name="TBL_5f_0_5f_17.E1" office:value-type="string">
            <text:p text:style-name="P8">923,14</text:p>
          </table:table-cell>
          <table:table-cell table:style-name="TBL_5f_0_5f_17.E1" office:value-type="string">
            <text:p text:style-name="P8">829,5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52,71</text:p>
          </table:table-cell>
          <table:table-cell table:style-name="TBL_5f_0_5f_17.E1" office:value-type="string">
            <text:p text:style-name="P8">7.747,10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837</text:p>
          </table:table-cell>
          <table:table-cell table:style-name="TBL_5f_0_5f_17.B1" office:value-type="string">
            <text:p text:style-name="P7">ROBERTA LIMA SANT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6.938,04</text:p>
          </table:table-cell>
          <table:table-cell table:style-name="TBL_5f_0_5f_17.E1" office:value-type="string">
            <text:p text:style-name="P8">729,8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55,9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724,14</text:p>
          </table:table-cell>
          <table:table-cell table:style-name="TBL_5f_0_5f_17.E1" office:value-type="string">
            <text:p text:style-name="P8">12.948,03</text:p>
          </table:table-cell>
          <table:table-cell table:style-name="TBL_5f_0_5f_17.E1" office:value-type="string">
            <text:p text:style-name="P8">996,83</text:p>
          </table:table-cell>
          <table:table-cell table:style-name="TBL_5f_0_5f_17.E1" office:value-type="string">
            <text:p text:style-name="P8">1.615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612,77</text:p>
          </table:table-cell>
          <table:table-cell table:style-name="TBL_5f_0_5f_17.E1" office:value-type="string">
            <text:p text:style-name="P8">10.335,26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911</text:p>
          </table:table-cell>
          <table:table-cell table:style-name="TBL_5f_0_5f_17.B1" office:value-type="string">
            <text:p text:style-name="P7">ROBERTA ROCHA DEDA CHAGAS</text:p>
          </table:table-cell>
          <table:table-cell table:style-name="TBL_5f_0_5f_17.B1" office:value-type="string">
            <text:p text:style-name="P7">Assessor do Diretor de Tec. da Informação</text:p>
          </table:table-cell>
          <table:table-cell table:style-name="TBL_5f_0_5f_17.B1" office:value-type="string">
            <text:p text:style-name="P7">DIVISAO DE DESIGN E MIDI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279,3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8.014,75</text:p>
          </table:table-cell>
          <table:table-cell table:style-name="TBL_5f_0_5f_17.E1" office:value-type="string">
            <text:p text:style-name="P8">642,34</text:p>
          </table:table-cell>
          <table:table-cell table:style-name="TBL_5f_0_5f_17.E1" office:value-type="string">
            <text:p text:style-name="P8">628,6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71,02</text:p>
          </table:table-cell>
          <table:table-cell table:style-name="TBL_5f_0_5f_17.E1" office:value-type="string">
            <text:p text:style-name="P8">6.743,73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161</text:p>
          </table:table-cell>
          <table:table-cell table:style-name="TBL_5f_0_5f_17.B1" office:value-type="string">
            <text:p text:style-name="P7">ROBERTA SANDRA REIS BARRETO SIQU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4.275,62</text:p>
          </table:table-cell>
          <table:table-cell table:style-name="TBL_5f_0_5f_17.E1" office:value-type="string">
            <text:p text:style-name="P8">3.198,17</text:p>
          </table:table-cell>
          <table:table-cell table:style-name="TBL_5f_0_5f_17.E1" office:value-type="string">
            <text:p text:style-name="P8">7.969,6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17.178,80</text:p>
          </table:table-cell>
          <table:table-cell table:style-name="TBL_5f_0_5f_17.E1" office:value-type="string">
            <text:p text:style-name="P8">971,59</text:p>
          </table:table-cell>
          <table:table-cell table:style-name="TBL_5f_0_5f_17.E1" office:value-type="string">
            <text:p text:style-name="P8">3.058,2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029,84</text:p>
          </table:table-cell>
          <table:table-cell table:style-name="TBL_5f_0_5f_17.E1" office:value-type="string">
            <text:p text:style-name="P8">13.148,96</text:p>
          </table:table-cell>
          <table:table-cell table:style-name="TBL_5f_0_5f_17.S44" office:value-type="string">
            <text:p text:style-name="Standard"/>
          </table:table-cell>
        </table:table-row>
        <table:table-row table:style-name="TBL_5f_0_5f_17.1">
          <table:table-cell table:style-name="TBL_5f_0_5f_17.A1" office:value-type="string">
            <text:p text:style-name="P7">1319</text:p>
          </table:table-cell>
          <table:table-cell table:style-name="TBL_5f_0_5f_17.B1" office:value-type="string">
            <text:p text:style-name="P7">ROBERTA SOBRAL MANSOUR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4ª PROMOTORIA DE JUSTICA DO TRIBUNAL DO JURI - ARACAJU </text:p>
          </table:table-cell>
          <table:table-cell table:style-name="TBL_5f_0_5f_17.E1" office:value-type="string">
            <text:p text:style-name="P8">9.284,66</text:p>
          </table:table-cell>
          <table:table-cell table:style-name="TBL_5f_0_5f_17.E1" office:value-type="string">
            <text:p text:style-name="P8">1.392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35,39</text:p>
          </table:table-cell>
          <table:table-cell table:style-name="TBL_5f_0_5f_17.E1" office:value-type="string">
            <text:p text:style-name="P8">12.412,75</text:p>
          </table:table-cell>
          <table:table-cell table:style-name="TBL_5f_0_5f_17.E1" office:value-type="string">
            <text:p text:style-name="P8">1.388,06</text:p>
          </table:table-cell>
          <table:table-cell table:style-name="TBL_5f_0_5f_17.E1" office:value-type="string">
            <text:p text:style-name="P8">1.685,2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73,26</text:p>
          </table:table-cell>
          <table:table-cell table:style-name="TBL_5f_0_5f_17.E1" office:value-type="string">
            <text:p text:style-name="P8">9.339,49</text:p>
          </table:table-cell>
          <table:table-cell table:style-name="TBL_5f_0_5f_17.S44" office:value-type="string">
            <text:p text:style-name="Standard"/>
          </table:table-cell>
        </table:table-row>
      </table:table>
      <table:table table:name="TBL_0_18" table:style-name="TBL_5f_0_5f_18">
        <table:table-column table:style-name="TBL_5f_0_5f_18.A"/>
        <table:table-column table:style-name="TBL_5f_0_5f_18.B"/>
        <table:table-column table:style-name="TBL_5f_0_5f_18.C"/>
        <table:table-column table:style-name="TBL_5f_0_5f_18.D"/>
        <table:table-column table:style-name="TBL_5f_0_5f_18.E"/>
        <table:table-column table:style-name="TBL_5f_0_5f_18.F"/>
        <table:table-column table:style-name="TBL_5f_0_5f_18.G"/>
        <table:table-column table:style-name="TBL_5f_0_5f_18.H"/>
        <table:table-column table:style-name="TBL_5f_0_5f_18.I"/>
        <table:table-column table:style-name="TBL_5f_0_5f_18.J"/>
        <table:table-column table:style-name="TBL_5f_0_5f_18.E"/>
        <table:table-column table:style-name="TBL_5f_0_5f_18.L" table:number-columns-repeated="2"/>
        <table:table-column table:style-name="TBL_5f_0_5f_18.J"/>
        <table:table-column table:style-name="TBL_5f_0_5f_18.O"/>
        <table:table-column table:style-name="TBL_5f_0_5f_18.P"/>
        <table:table-column table:style-name="TBL_5f_0_5f_18.Q"/>
        <table:table-column table:style-name="TBL_5f_0_5f_18.R"/>
        <table:table-column table:style-name="TBL_5f_0_5f_18.S"/>
        <table:table-row table:style-name="TBL_5f_0_5f_18.1">
          <table:table-cell table:style-name="TBL_5f_0_5f_18.A1" office:value-type="string">
            <text:p text:style-name="P7"><text:bookmark text:name="JR_PAGE_ANCHOR_0_19"/>1622</text:p>
          </table:table-cell>
          <table:table-cell table:style-name="TBL_5f_0_5f_18.B1" office:value-type="string">
            <text:p text:style-name="P7">ROBERTO ANDRUSYSZYN CELINO</text:p>
          </table:table-cell>
          <table:table-cell table:style-name="TBL_5f_0_5f_18.B1" office:value-type="string">
            <text:p text:style-name="P7">TÉCNICO DO MP - Manut. Sup. Eq. de Inf. e Software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2.530,74</text:p>
          </table:table-cell>
          <table:table-cell table:style-name="TBL_5f_0_5f_18.E1" office:value-type="string">
            <text:p text:style-name="P8">379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70,1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90,57</text:p>
          </table:table-cell>
          <table:table-cell table:style-name="TBL_5f_0_5f_18.E1" office:value-type="string">
            <text:p text:style-name="P8">5.871,04</text:p>
          </table:table-cell>
          <table:table-cell table:style-name="TBL_5f_0_5f_18.E1" office:value-type="string">
            <text:p text:style-name="P8">378,35</text:p>
          </table:table-cell>
          <table:table-cell table:style-name="TBL_5f_0_5f_18.E1" office:value-type="string">
            <text:p text:style-name="P8">170,5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48,87</text:p>
          </table:table-cell>
          <table:table-cell table:style-name="TBL_5f_0_5f_18.E1" office:value-type="string">
            <text:p text:style-name="P8">5.322,17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961</text:p>
          </table:table-cell>
          <table:table-cell table:style-name="TBL_5f_0_5f_18.B1" office:value-type="string">
            <text:p text:style-name="P7">ROBERVAL ISMERIM DO SACRAMENTO </text:p>
          </table:table-cell>
          <table:table-cell table:style-name="TBL_5f_0_5f_18.B1" office:value-type="string">
            <text:p text:style-name="P7">3º 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95,1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580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580,59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2047</text:p>
          </table:table-cell>
          <table:table-cell table:style-name="TBL_5f_0_5f_18.B1" office:value-type="string">
            <text:p text:style-name="P7">RODOLFO GALVAO COSTA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6.174,83</text:p>
          </table:table-cell>
          <table:table-cell table:style-name="TBL_5f_0_5f_18.E1" office:value-type="string">
            <text:p text:style-name="P8">324,8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66,5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724,14</text:p>
          </table:table-cell>
          <table:table-cell table:style-name="TBL_5f_0_5f_18.E1" office:value-type="string">
            <text:p text:style-name="P8">11.390,31</text:p>
          </table:table-cell>
          <table:table-cell table:style-name="TBL_5f_0_5f_18.E1" office:value-type="string">
            <text:p text:style-name="P8">844,95</text:p>
          </table:table-cell>
          <table:table-cell table:style-name="TBL_5f_0_5f_18.E1" office:value-type="string">
            <text:p text:style-name="P8">1.281,4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26,43</text:p>
          </table:table-cell>
          <table:table-cell table:style-name="TBL_5f_0_5f_18.E1" office:value-type="string">
            <text:p text:style-name="P8">9.859,68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37</text:p>
          </table:table-cell>
          <table:table-cell table:style-name="TBL_5f_0_5f_18.B1" office:value-type="string">
            <text:p text:style-name="P7">RODOMARQUES NASCIMENTO</text:p>
          </table:table-cell>
          <table:table-cell table:style-name="TBL_5f_0_5f_18.B1" office:value-type="string">
            <text:p text:style-name="P7">PROCURADOR DE JUSTIÇA</text:p>
          </table:table-cell>
          <table:table-cell table:style-name="TBL_5f_0_5f_18.B1" office:value-type="string">
            <text:p text:style-name="P7">6ª PROCURADORIA DE JUSTICA (CAMARA CRIMINAL)</text:p>
          </table:table-cell>
          <table:table-cell table:style-name="TBL_5f_0_5f_18.E1" office:value-type="string">
            <text:p text:style-name="P8">35.462,22</text:p>
          </table:table-cell>
          <table:table-cell table:style-name="TBL_5f_0_5f_18.E1" office:value-type="string">
            <text:p text:style-name="P8">1.048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746,4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654,02</text:p>
          </table:table-cell>
          <table:table-cell table:style-name="TBL_5f_0_5f_18.E1" office:value-type="string">
            <text:p text:style-name="P8">43.911,30</text:p>
          </table:table-cell>
          <table:table-cell table:style-name="TBL_5f_0_5f_18.E1" office:value-type="string">
            <text:p text:style-name="P8">4.746,41</text:p>
          </table:table-cell>
          <table:table-cell table:style-name="TBL_5f_0_5f_18.E1" office:value-type="string">
            <text:p text:style-name="P8">8.712,5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3.458,92</text:p>
          </table:table-cell>
          <table:table-cell table:style-name="TBL_5f_0_5f_18.E1" office:value-type="string">
            <text:p text:style-name="P8">30.452,38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537</text:p>
          </table:table-cell>
          <table:table-cell table:style-name="TBL_5f_0_5f_18.B1" office:value-type="string">
            <text:p text:style-name="P7">RODRIGO MUNIZ DE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3ª PROMOTORIA DE JUSTICA DO TRIBUNAL DO JURI - ARACAJU </text:p>
          </table:table-cell>
          <table:table-cell table:style-name="TBL_5f_0_5f_18.E1" office:value-type="string">
            <text:p text:style-name="P8">5.825,31</text:p>
          </table:table-cell>
          <table:table-cell table:style-name="TBL_5f_0_5f_18.E1" office:value-type="string">
            <text:p text:style-name="P8">612,8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0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8.373,52</text:p>
          </table:table-cell>
          <table:table-cell table:style-name="TBL_5f_0_5f_18.E1" office:value-type="string">
            <text:p text:style-name="P8">836,96</text:p>
          </table:table-cell>
          <table:table-cell table:style-name="TBL_5f_0_5f_18.E1" office:value-type="string">
            <text:p text:style-name="P8">673,8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510,78</text:p>
          </table:table-cell>
          <table:table-cell table:style-name="TBL_5f_0_5f_18.E1" office:value-type="string">
            <text:p text:style-name="P8">6.862,74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2054</text:p>
          </table:table-cell>
          <table:table-cell table:style-name="TBL_5f_0_5f_18.B1" office:value-type="string">
            <text:p text:style-name="P7">RODRIGO NERY SILVA LIMA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CARMOPOLIS</text:p>
          </table:table-cell>
          <table:table-cell table:style-name="TBL_5f_0_5f_18.E1" office:value-type="string">
            <text:p text:style-name="P8">5.495,58</text:p>
          </table:table-cell>
          <table:table-cell table:style-name="TBL_5f_0_5f_18.E1" office:value-type="string">
            <text:p text:style-name="P8">433,6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964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98,78</text:p>
          </table:table-cell>
          <table:table-cell table:style-name="TBL_5f_0_5f_18.E1" office:value-type="string">
            <text:p text:style-name="P8">11.492,55</text:p>
          </table:table-cell>
          <table:table-cell table:style-name="TBL_5f_0_5f_18.E1" office:value-type="string">
            <text:p text:style-name="P8">1.156,19</text:p>
          </table:table-cell>
          <table:table-cell table:style-name="TBL_5f_0_5f_18.E1" office:value-type="string">
            <text:p text:style-name="P8">599,8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56,03</text:p>
          </table:table-cell>
          <table:table-cell table:style-name="TBL_5f_0_5f_18.E1" office:value-type="string">
            <text:p text:style-name="P8">9.736,52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276</text:p>
          </table:table-cell>
          <table:table-cell table:style-name="TBL_5f_0_5f_18.B1" office:value-type="string">
            <text:p text:style-name="P7">ROGERIO DOS SANTOS</text:p>
          </table:table-cell>
          <table:table-cell table:style-name="TBL_5f_0_5f_18.B1" office:value-type="string">
            <text:p text:style-name="P7">AGENTE DE SERVIÇOS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2.926,14</text:p>
          </table:table-cell>
          <table:table-cell table:style-name="TBL_5f_0_5f_18.E1" office:value-type="string">
            <text:p text:style-name="P8">1.654,7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94,71</text:p>
          </table:table-cell>
          <table:table-cell table:style-name="TBL_5f_0_5f_18.E1" office:value-type="string">
            <text:p text:style-name="P8">6.775,60</text:p>
          </table:table-cell>
          <table:table-cell table:style-name="TBL_5f_0_5f_18.E1" office:value-type="string">
            <text:p text:style-name="P8">595,52</text:p>
          </table:table-cell>
          <table:table-cell table:style-name="TBL_5f_0_5f_18.E1" office:value-type="string">
            <text:p text:style-name="P8">26,4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22,01</text:p>
          </table:table-cell>
          <table:table-cell table:style-name="TBL_5f_0_5f_18.E1" office:value-type="string">
            <text:p text:style-name="P8">6.153,59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351</text:p>
          </table:table-cell>
          <table:table-cell table:style-name="TBL_5f_0_5f_18.B1" office:value-type="string">
            <text:p text:style-name="P7">ROGERIO FERREIRA DA SILV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PROMOTORIA DE JUSTICA MILITAR 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68,91</text:p>
          </table:table-cell>
          <table:table-cell table:style-name="TBL_5f_0_5f_18.E1" office:value-type="string">
            <text:p text:style-name="P8">2.194,71</text:p>
          </table:table-cell>
          <table:table-cell table:style-name="TBL_5f_0_5f_18.E1" office:value-type="string">
            <text:p text:style-name="P8">39.252,73</text:p>
          </table:table-cell>
          <table:table-cell table:style-name="TBL_5f_0_5f_18.E1" office:value-type="string">
            <text:p text:style-name="P8">4.379,58</text:p>
          </table:table-cell>
          <table:table-cell table:style-name="TBL_5f_0_5f_18.E1" office:value-type="string">
            <text:p text:style-name="P8">8.012,9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92,52</text:p>
          </table:table-cell>
          <table:table-cell table:style-name="TBL_5f_0_5f_18.E1" office:value-type="string">
            <text:p text:style-name="P8">34.873,15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898</text:p>
          </table:table-cell>
          <table:table-cell table:style-name="TBL_5f_0_5f_18.B1" office:value-type="string">
            <text:p text:style-name="P7">ROMULO ARAGAO COSTA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PROMOTORIA DE JUSTICA - CAMPO DO BRITO </text:p>
          </table:table-cell>
          <table:table-cell table:style-name="TBL_5f_0_5f_18.E1" office:value-type="string">
            <text:p text:style-name="P8">6.938,04</text:p>
          </table:table-cell>
          <table:table-cell table:style-name="TBL_5f_0_5f_18.E1" office:value-type="string">
            <text:p text:style-name="P8">547,4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43,60</text:p>
          </table:table-cell>
          <table:table-cell table:style-name="TBL_5f_0_5f_18.E1" office:value-type="string">
            <text:p text:style-name="P8">9.829,05</text:p>
          </table:table-cell>
          <table:table-cell table:style-name="TBL_5f_0_5f_18.E1" office:value-type="string">
            <text:p text:style-name="P8">973,11</text:p>
          </table:table-cell>
          <table:table-cell table:style-name="TBL_5f_0_5f_18.E1" office:value-type="string">
            <text:p text:style-name="P8">921,5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94,64</text:p>
          </table:table-cell>
          <table:table-cell table:style-name="TBL_5f_0_5f_18.E1" office:value-type="string">
            <text:p text:style-name="P8">7.934,41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2175</text:p>
          </table:table-cell>
          <table:table-cell table:style-name="TBL_5f_0_5f_18.B1" office:value-type="string">
            <text:p text:style-name="P7">ROMULO HENRIQUE RIBEIRO DE OLIVEIRA</text:p>
          </table:table-cell>
          <table:table-cell table:style-name="TBL_5f_0_5f_18.B1" office:value-type="string">
            <text:p text:style-name="P7">CABO - requisitado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515</text:p>
          </table:table-cell>
          <table:table-cell table:style-name="TBL_5f_0_5f_18.B1" office:value-type="string">
            <text:p text:style-name="P7">ROMULO LINS ALVE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RISTINA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06,68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33.846,72</text:p>
          </table:table-cell>
          <table:table-cell table:style-name="TBL_5f_0_5f_18.E1" office:value-type="string">
            <text:p text:style-name="P8">4.160,60</text:p>
          </table:table-cell>
          <table:table-cell table:style-name="TBL_5f_0_5f_18.E1" office:value-type="string">
            <text:p text:style-name="P8">6.817,0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0.977,69</text:p>
          </table:table-cell>
          <table:table-cell table:style-name="TBL_5f_0_5f_18.E1" office:value-type="string">
            <text:p text:style-name="P8">22.869,03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884</text:p>
          </table:table-cell>
          <table:table-cell table:style-name="TBL_5f_0_5f_18.B1" office:value-type="string">
            <text:p text:style-name="P7">ROMULO NUNES FREIRE FONTES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ASSESSORIA DO COLEGIO DE PROCURADORES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21,8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3.757,24</text:p>
          </table:table-cell>
          <table:table-cell table:style-name="TBL_5f_0_5f_18.E1" office:value-type="string">
            <text:p text:style-name="P8">181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81,97</text:p>
          </table:table-cell>
          <table:table-cell table:style-name="TBL_5f_0_5f_18.E1" office:value-type="string">
            <text:p text:style-name="P8">3.575,27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800</text:p>
          </table:table-cell>
          <table:table-cell table:style-name="TBL_5f_0_5f_18.B1" office:value-type="string">
            <text:p text:style-name="P7">RONALD NASCIMENTO DE JESU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VISAO DE PAGAMENTO E CENTRO DE CUSTOS/DRH/SG</text:p>
          </table:table-cell>
          <table:table-cell table:style-name="TBL_5f_0_5f_18.E1" office:value-type="string">
            <text:p text:style-name="P8">3.805,28</text:p>
          </table:table-cell>
          <table:table-cell table:style-name="TBL_5f_0_5f_18.E1" office:value-type="string">
            <text:p text:style-name="P8">761,06</text:p>
          </table:table-cell>
          <table:table-cell table:style-name="TBL_5f_0_5f_18.E1" office:value-type="string">
            <text:p text:style-name="P8">5.442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11.743,84</text:p>
          </table:table-cell>
          <table:table-cell table:style-name="TBL_5f_0_5f_18.E1" office:value-type="string">
            <text:p text:style-name="P8">593,62</text:p>
          </table:table-cell>
          <table:table-cell table:style-name="TBL_5f_0_5f_18.E1" office:value-type="string">
            <text:p text:style-name="P8">1.667,5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61,20</text:p>
          </table:table-cell>
          <table:table-cell table:style-name="TBL_5f_0_5f_18.E1" office:value-type="string">
            <text:p text:style-name="P8">9.482,64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661</text:p>
          </table:table-cell>
          <table:table-cell table:style-name="TBL_5f_0_5f_18.B1" office:value-type="string">
            <text:p text:style-name="P7">RONNIE CHARLSON ALVES SILVA</text:p>
          </table:table-cell>
          <table:table-cell table:style-name="TBL_5f_0_5f_18.B1" office:value-type="string">
            <text:p text:style-name="P7">ASSESSOR DE TECNOLOGIA DA INFORMAÇÃO</text:p>
          </table:table-cell>
          <table:table-cell table:style-name="TBL_5f_0_5f_18.B1" office:value-type="string">
            <text:p text:style-name="P7">DIVISAO DE SUPORTE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16,3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5.851,69</text:p>
          </table:table-cell>
          <table:table-cell table:style-name="TBL_5f_0_5f_18.E1" office:value-type="string">
            <text:p text:style-name="P8">452,79</text:p>
          </table:table-cell>
          <table:table-cell table:style-name="TBL_5f_0_5f_18.E1" office:value-type="string">
            <text:p text:style-name="P8">194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47,52</text:p>
          </table:table-cell>
          <table:table-cell table:style-name="TBL_5f_0_5f_18.E1" office:value-type="string">
            <text:p text:style-name="P8">5.204,17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660</text:p>
          </table:table-cell>
          <table:table-cell table:style-name="TBL_5f_0_5f_18.B1" office:value-type="string">
            <text:p text:style-name="P7">ROOSEVELT BATISTA DE CARVALHO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401</text:p>
          </table:table-cell>
          <table:table-cell table:style-name="TBL_5f_0_5f_18.B1" office:value-type="string">
            <text:p text:style-name="P7">ROQUE JOSE DE SOUSA NE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OORDENADORIA DE PROMOCAO DA IGUALDADE ETNICO RACIAL</text:p>
          </table:table-cell>
          <table:table-cell table:style-name="TBL_5f_0_5f_18.E1" office:value-type="string">
            <text:p text:style-name="P8">4.275,62</text:p>
          </table:table-cell>
          <table:table-cell table:style-name="TBL_5f_0_5f_18.E1" office:value-type="string">
            <text:p text:style-name="P8">641,3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6.652,35</text:p>
          </table:table-cell>
          <table:table-cell table:style-name="TBL_5f_0_5f_18.E1" office:value-type="string">
            <text:p text:style-name="P8">639,20</text:p>
          </table:table-cell>
          <table:table-cell table:style-name="TBL_5f_0_5f_18.E1" office:value-type="string">
            <text:p text:style-name="P8">326,3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65,57</text:p>
          </table:table-cell>
          <table:table-cell table:style-name="TBL_5f_0_5f_18.E1" office:value-type="string">
            <text:p text:style-name="P8">5.686,78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831</text:p>
          </table:table-cell>
          <table:table-cell table:style-name="TBL_5f_0_5f_18.B1" office:value-type="string">
            <text:p text:style-name="P7">ROSA MARIA FRAGA SANTOS</text:p>
          </table:table-cell>
          <table:table-cell table:style-name="TBL_5f_0_5f_18.B1" office:value-type="string">
            <text:p text:style-name="P7">ASSESSOR DA COORDENADORIA-GERAL</text:p>
          </table:table-cell>
          <table:table-cell table:style-name="TBL_5f_0_5f_18.B1" office:value-type="string">
            <text:p text:style-name="P7">GABINETE DO COORDENADOR GERAL - MP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16,30</text:p>
          </table:table-cell>
          <table:table-cell table:style-name="TBL_5f_0_5f_18.E1" office:value-type="string">
            <text:p text:style-name="P8">1.734,3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90,57</text:p>
          </table:table-cell>
          <table:table-cell table:style-name="TBL_5f_0_5f_18.E1" office:value-type="string">
            <text:p text:style-name="P8">7.841,26</text:p>
          </table:table-cell>
          <table:table-cell table:style-name="TBL_5f_0_5f_18.E1" office:value-type="string">
            <text:p text:style-name="P8">452,79</text:p>
          </table:table-cell>
          <table:table-cell table:style-name="TBL_5f_0_5f_18.E1" office:value-type="string">
            <text:p text:style-name="P8">194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47,52</text:p>
          </table:table-cell>
          <table:table-cell table:style-name="TBL_5f_0_5f_18.E1" office:value-type="string">
            <text:p text:style-name="P8">7.193,74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325</text:p>
          </table:table-cell>
          <table:table-cell table:style-name="TBL_5f_0_5f_18.B1" office:value-type="string">
            <text:p text:style-name="P7">ROSA SOARES DOS SANTOS CARDOSO</text:p>
          </table:table-cell>
          <table:table-cell table:style-name="TBL_5f_0_5f_18.B1" office:value-type="string">
            <text:p text:style-name="P7">PROFESSOR - requisitado</text:p>
          </table:table-cell>
          <table:table-cell table:style-name="TBL_5f_0_5f_18.B1" office:value-type="string">
            <text:p text:style-name="P7">TRIAGEM TECNICA DAS PROMOTORIAS DE JUSTICA DE SIMAO DIA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46,6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20,90</text:p>
          </table:table-cell>
          <table:table-cell table:style-name="TBL_5f_0_5f_18.E1" office:value-type="string">
            <text:p text:style-name="P8">1.967,52</text:p>
          </table:table-cell>
          <table:table-cell table:style-name="TBL_5f_0_5f_18.E1" office:value-type="string">
            <text:p text:style-name="P8">85,2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85,20</text:p>
          </table:table-cell>
          <table:table-cell table:style-name="TBL_5f_0_5f_18.E1" office:value-type="string">
            <text:p text:style-name="P8">1.882,32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473</text:p>
          </table:table-cell>
          <table:table-cell table:style-name="TBL_5f_0_5f_18.B1" office:value-type="string">
            <text:p text:style-name="P7">ROSANE GONCALVES DOS SANTO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ARMO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0.392,0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73,26</text:p>
          </table:table-cell>
          <table:table-cell table:style-name="TBL_5f_0_5f_18.E1" office:value-type="string">
            <text:p text:style-name="P8">2.194,71</text:p>
          </table:table-cell>
          <table:table-cell table:style-name="TBL_5f_0_5f_18.E1" office:value-type="string">
            <text:p text:style-name="P8">46.264,71</text:p>
          </table:table-cell>
          <table:table-cell table:style-name="TBL_5f_0_5f_18.E1" office:value-type="string">
            <text:p text:style-name="P8">4.160,60</text:p>
          </table:table-cell>
          <table:table-cell table:style-name="TBL_5f_0_5f_18.E1" office:value-type="string">
            <text:p text:style-name="P8">7.118,5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.279,16</text:p>
          </table:table-cell>
          <table:table-cell table:style-name="TBL_5f_0_5f_18.E1" office:value-type="string">
            <text:p text:style-name="P8">34.985,55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589</text:p>
          </table:table-cell>
          <table:table-cell table:style-name="TBL_5f_0_5f_18.B1" office:value-type="string">
            <text:p text:style-name="P7">ROSANGELA DE OLIVEIRA SANTOS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939</text:p>
          </table:table-cell>
          <table:table-cell table:style-name="TBL_5f_0_5f_18.B1" office:value-type="string">
            <text:p text:style-name="P7">ROSECLEIDE ALCANTARA DE SOUZA NASCIMEN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2.682,58</text:p>
          </table:table-cell>
          <table:table-cell table:style-name="TBL_5f_0_5f_18.E1" office:value-type="string">
            <text:p text:style-name="P8">141,1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98,76</text:p>
          </table:table-cell>
          <table:table-cell table:style-name="TBL_5f_0_5f_18.E1" office:value-type="string">
            <text:p text:style-name="P8">5.222,44</text:p>
          </table:table-cell>
          <table:table-cell table:style-name="TBL_5f_0_5f_18.E1" office:value-type="string">
            <text:p text:style-name="P8">367,08</text:p>
          </table:table-cell>
          <table:table-cell table:style-name="TBL_5f_0_5f_18.E1" office:value-type="string">
            <text:p text:style-name="P8">13,0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80,09</text:p>
          </table:table-cell>
          <table:table-cell table:style-name="TBL_5f_0_5f_18.E1" office:value-type="string">
            <text:p text:style-name="P8">4.842,35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2128</text:p>
          </table:table-cell>
          <table:table-cell table:style-name="TBL_5f_0_5f_18.B1" office:value-type="string">
            <text:p text:style-name="P7">ROSELIA ALVES DA SILVA MALTA</text:p>
          </table:table-cell>
          <table:table-cell table:style-name="TBL_5f_0_5f_18.B1" office:value-type="string">
            <text:p text:style-name="P7">ASSIST. ADMINISTRATIVO - requisitado</text:p>
          </table:table-cell>
          <table:table-cell table:style-name="TBL_5f_0_5f_18.B1" office:value-type="string">
            <text:p text:style-name="P7">1ª PROMOTORIA DE JUSTICA - NEOPOLI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46,6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20,90</text:p>
          </table:table-cell>
          <table:table-cell table:style-name="TBL_5f_0_5f_18.E1" office:value-type="string">
            <text:p text:style-name="P8">1.967,52</text:p>
          </table:table-cell>
          <table:table-cell table:style-name="TBL_5f_0_5f_18.E1" office:value-type="string">
            <text:p text:style-name="P8">75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5,73</text:p>
          </table:table-cell>
          <table:table-cell table:style-name="TBL_5f_0_5f_18.E1" office:value-type="string">
            <text:p text:style-name="P8">1.891,79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690</text:p>
          </table:table-cell>
          <table:table-cell table:style-name="TBL_5f_0_5f_18.B1" office:value-type="string">
            <text:p text:style-name="P7">ROSENALDO ARAGAO LIMA JUNIOR</text:p>
          </table:table-cell>
          <table:table-cell table:style-name="TBL_5f_0_5f_18.B1" office:value-type="string">
            <text:p text:style-name="P7">ASSESSOR DO GAB. DO PROC. G. DE JUSTIÇA</text:p>
          </table:table-cell>
          <table:table-cell table:style-name="TBL_5f_0_5f_18.B1" office:value-type="string">
            <text:p text:style-name="P7">ASSESSORIA DO PROCURADOR-GERAL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62,77</text:p>
          </table:table-cell>
          <table:table-cell table:style-name="TBL_5f_0_5f_18.E1" office:value-type="string">
            <text:p text:style-name="P8">1.603,85</text:p>
          </table:table-cell>
          <table:table-cell table:style-name="TBL_5f_0_5f_18.E1" office:value-type="string">
            <text:p text:style-name="P8">1.387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8.889,60</text:p>
          </table:table-cell>
          <table:table-cell table:style-name="TBL_5f_0_5f_18.E1" office:value-type="string">
            <text:p text:style-name="P8">610,54</text:p>
          </table:table-cell>
          <table:table-cell table:style-name="TBL_5f_0_5f_18.E1" office:value-type="string">
            <text:p text:style-name="P8">489,0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99,63</text:p>
          </table:table-cell>
          <table:table-cell table:style-name="TBL_5f_0_5f_18.E1" office:value-type="string">
            <text:p text:style-name="P8">7.789,97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483</text:p>
          </table:table-cell>
          <table:table-cell table:style-name="TBL_5f_0_5f_18.B1" office:value-type="string">
            <text:p text:style-name="P7">ROSIVALDO SANTOS DA CRUZ</text:p>
          </table:table-cell>
          <table:table-cell table:style-name="TBL_5f_0_5f_18.B1" office:value-type="string">
            <text:p text:style-name="P7">CHEFE DE SERVIÇOS DE MANUTENÇÃO-INTERIOR</text:p>
          </table:table-cell>
          <table:table-cell table:style-name="TBL_5f_0_5f_18.B1" office:value-type="string">
            <text:p text:style-name="P7">SERVICOS MANUTENCAO INTERIOR/DAA/DA/SG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62,7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00,7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595,26</text:p>
          </table:table-cell>
          <table:table-cell table:style-name="TBL_5f_0_5f_18.E1" office:value-type="string">
            <text:p text:style-name="P8">1.990,57</text:p>
          </table:table-cell>
          <table:table-cell table:style-name="TBL_5f_0_5f_18.E1" office:value-type="string">
            <text:p text:style-name="P8">12.049,30</text:p>
          </table:table-cell>
          <table:table-cell table:style-name="TBL_5f_0_5f_18.E1" office:value-type="string">
            <text:p text:style-name="P8">642,34</text:p>
          </table:table-cell>
          <table:table-cell table:style-name="TBL_5f_0_5f_18.E1" office:value-type="string">
            <text:p text:style-name="P8">1.615,8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58,21</text:p>
          </table:table-cell>
          <table:table-cell table:style-name="TBL_5f_0_5f_18.E1" office:value-type="string">
            <text:p text:style-name="P8">9.791,09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2144</text:p>
          </table:table-cell>
          <table:table-cell table:style-name="TBL_5f_0_5f_18.B1" office:value-type="string">
            <text:p text:style-name="P7">RUBENS DOS SANTOS</text:p>
          </table:table-cell>
          <table:table-cell table:style-name="TBL_5f_0_5f_18.B1" office:value-type="string">
            <text:p text:style-name="P7">CAPITÃO - requisitado-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1.14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14,04</text:p>
          </table:table-cell>
          <table:table-cell table:style-name="TBL_5f_0_5f_18.E1" office:value-type="string">
            <text:p text:style-name="P8">4.639,4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1,6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1,61</text:p>
          </table:table-cell>
          <table:table-cell table:style-name="TBL_5f_0_5f_18.E1" office:value-type="string">
            <text:p text:style-name="P8">4.607,87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249</text:p>
          </table:table-cell>
          <table:table-cell table:style-name="TBL_5f_0_5f_18.B1" office:value-type="string">
            <text:p text:style-name="P7">RUBENS ESTEVES DE MOURA</text:p>
          </table:table-cell>
          <table:table-cell table:style-name="TBL_5f_0_5f_18.B1" office:value-type="string">
            <text:p text:style-name="P7">MOTOR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717</text:p>
          </table:table-cell>
          <table:table-cell table:style-name="TBL_5f_0_5f_18.B1" office:value-type="string">
            <text:p text:style-name="P7">RUIRONALDI DOS SANTOS CRUZ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7.354,32</text:p>
          </table:table-cell>
          <table:table-cell table:style-name="TBL_5f_0_5f_18.E1" office:value-type="string">
            <text:p text:style-name="P8">773,6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9.863,38</text:p>
          </table:table-cell>
          <table:table-cell table:style-name="TBL_5f_0_5f_18.E1" office:value-type="string">
            <text:p text:style-name="P8">1.056,64</text:p>
          </table:table-cell>
          <table:table-cell table:style-name="TBL_5f_0_5f_18.E1" office:value-type="string">
            <text:p text:style-name="P8">1.075,2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31,90</text:p>
          </table:table-cell>
          <table:table-cell table:style-name="TBL_5f_0_5f_18.E1" office:value-type="string">
            <text:p text:style-name="P8">7.731,48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17</text:p>
          </table:table-cell>
          <table:table-cell table:style-name="TBL_5f_0_5f_18.B1" office:value-type="string">
            <text:p text:style-name="P7">RUTH ARAUJO FALCAO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764</text:p>
          </table:table-cell>
          <table:table-cell table:style-name="TBL_5f_0_5f_18.B1" office:value-type="string">
            <text:p text:style-name="P7">RUY WANDERLA DE OLIVEIRA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814</text:p>
          </table:table-cell>
          <table:table-cell table:style-name="TBL_5f_0_5f_18.B1" office:value-type="string">
            <text:p text:style-name="P7">SALVIO HENRIQUE DA ROCHA COSTA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CARTORIO DO 2º GRAU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21,8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3.757,24</text:p>
          </table:table-cell>
          <table:table-cell table:style-name="TBL_5f_0_5f_18.E1" office:value-type="string">
            <text:p text:style-name="P8">181,9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81,97</text:p>
          </table:table-cell>
          <table:table-cell table:style-name="TBL_5f_0_5f_18.E1" office:value-type="string">
            <text:p text:style-name="P8">3.575,27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2023</text:p>
          </table:table-cell>
          <table:table-cell table:style-name="TBL_5f_0_5f_18.B1" office:value-type="string">
            <text:p text:style-name="P7">SAMUEL NEVES DE OLIVEIRA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720</text:p>
          </table:table-cell>
          <table:table-cell table:style-name="TBL_5f_0_5f_18.B1" office:value-type="string">
            <text:p text:style-name="P7">SANDRA AUGUSTA BARRETO ROLLEMBERG CONRADO</text:p>
          </table:table-cell>
          <table:table-cell table:style-name="TBL_5f_0_5f_18.B1" office:value-type="string">
            <text:p text:style-name="P7">Assessor do Diretor Financeiro</text:p>
          </table:table-cell>
          <table:table-cell table:style-name="TBL_5f_0_5f_18.B1" office:value-type="string">
            <text:p text:style-name="P7">DIRETORIA FINANCEIR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279,3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90,57</text:p>
          </table:table-cell>
          <table:table-cell table:style-name="TBL_5f_0_5f_18.E1" office:value-type="string">
            <text:p text:style-name="P8">8.269,93</text:p>
          </table:table-cell>
          <table:table-cell table:style-name="TBL_5f_0_5f_18.E1" office:value-type="string">
            <text:p text:style-name="P8">642,34</text:p>
          </table:table-cell>
          <table:table-cell table:style-name="TBL_5f_0_5f_18.E1" office:value-type="string">
            <text:p text:style-name="P8">576,5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218,89</text:p>
          </table:table-cell>
          <table:table-cell table:style-name="TBL_5f_0_5f_18.E1" office:value-type="string">
            <text:p text:style-name="P8">7.693,38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316</text:p>
          </table:table-cell>
          <table:table-cell table:style-name="TBL_5f_0_5f_18.B1" office:value-type="string">
            <text:p text:style-name="P7">SANDRA ELIZABETH DE ALMEIDA RAMOS SALVIAN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ÇA DA CURADORIA DA INFÂNCIA E DA ADOLESCÊNCIA - ARACAJU</text:p>
          </table:table-cell>
          <table:table-cell table:style-name="TBL_5f_0_5f_18.E1" office:value-type="string">
            <text:p text:style-name="P8">9.284,66</text:p>
          </table:table-cell>
          <table:table-cell table:style-name="TBL_5f_0_5f_18.E1" office:value-type="string">
            <text:p text:style-name="P8">1.392,7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12.412,75</text:p>
          </table:table-cell>
          <table:table-cell table:style-name="TBL_5f_0_5f_18.E1" office:value-type="string">
            <text:p text:style-name="P8">1.388,06</text:p>
          </table:table-cell>
          <table:table-cell table:style-name="TBL_5f_0_5f_18.E1" office:value-type="string">
            <text:p text:style-name="P8">1.633,0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21,12</text:p>
          </table:table-cell>
          <table:table-cell table:style-name="TBL_5f_0_5f_18.E1" office:value-type="string">
            <text:p text:style-name="P8">9.391,63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323</text:p>
          </table:table-cell>
          <table:table-cell table:style-name="TBL_5f_0_5f_18.B1" office:value-type="string">
            <text:p text:style-name="P7">SANDRO DE REZENDE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ITABAIANA</text:p>
          </table:table-cell>
          <table:table-cell table:style-name="TBL_5f_0_5f_18.E1" office:value-type="string">
            <text:p text:style-name="P8">8.263,31</text:p>
          </table:table-cell>
          <table:table-cell table:style-name="TBL_5f_0_5f_18.E1" office:value-type="string">
            <text:p text:style-name="P8">1.239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43,60</text:p>
          </table:table-cell>
          <table:table-cell table:style-name="TBL_5f_0_5f_18.E1" office:value-type="string">
            <text:p text:style-name="P8">11.846,41</text:p>
          </table:table-cell>
          <table:table-cell table:style-name="TBL_5f_0_5f_18.E1" office:value-type="string">
            <text:p text:style-name="P8">1.235,37</text:p>
          </table:table-cell>
          <table:table-cell table:style-name="TBL_5f_0_5f_18.E1" office:value-type="string">
            <text:p text:style-name="P8">1.352,0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87,42</text:p>
          </table:table-cell>
          <table:table-cell table:style-name="TBL_5f_0_5f_18.E1" office:value-type="string">
            <text:p text:style-name="P8">9.258,99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579</text:p>
          </table:table-cell>
          <table:table-cell table:style-name="TBL_5f_0_5f_18.B1" office:value-type="string">
            <text:p text:style-name="P7">SANDRO LUIZ DA COST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2ª PROMOTORIA DE JUSTICA DISTRITAL - NOSSA SENHORA DO SOCORRO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55,10</text:p>
          </table:table-cell>
          <table:table-cell table:style-name="TBL_5f_0_5f_18.E1" office:value-type="string">
            <text:p text:style-name="P8">1.990,57</text:p>
          </table:table-cell>
          <table:table-cell table:style-name="TBL_5f_0_5f_18.E1" office:value-type="string">
            <text:p text:style-name="P8">39.834,78</text:p>
          </table:table-cell>
          <table:table-cell table:style-name="TBL_5f_0_5f_18.E1" office:value-type="string">
            <text:p text:style-name="P8">4.379,58</text:p>
          </table:table-cell>
          <table:table-cell table:style-name="TBL_5f_0_5f_18.E1" office:value-type="string">
            <text:p text:style-name="P8">8.177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556,58</text:p>
          </table:table-cell>
          <table:table-cell table:style-name="TBL_5f_0_5f_18.E1" office:value-type="string">
            <text:p text:style-name="P8">27.278,20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626</text:p>
          </table:table-cell>
          <table:table-cell table:style-name="TBL_5f_0_5f_18.B1" office:value-type="string">
            <text:p text:style-name="P7">SANDRO STEFANO SA AZEVEDO</text:p>
          </table:table-cell>
          <table:table-cell table:style-name="TBL_5f_0_5f_18.B1" office:value-type="string">
            <text:p text:style-name="P7">ANALISTA DO MP -Informática - G. e A.de P. de Sistemas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263,31</text:p>
          </table:table-cell>
          <table:table-cell table:style-name="TBL_5f_0_5f_18.E1" office:value-type="string">
            <text:p text:style-name="P8">869,3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10.868,00</text:p>
          </table:table-cell>
          <table:table-cell table:style-name="TBL_5f_0_5f_18.E1" office:value-type="string">
            <text:p text:style-name="P8">1.187,24</text:p>
          </table:table-cell>
          <table:table-cell table:style-name="TBL_5f_0_5f_18.E1" office:value-type="string">
            <text:p text:style-name="P8">1.211,3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98,58</text:p>
          </table:table-cell>
          <table:table-cell table:style-name="TBL_5f_0_5f_18.E1" office:value-type="string">
            <text:p text:style-name="P8">8.469,42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2179</text:p>
          </table:table-cell>
          <table:table-cell table:style-name="TBL_5f_0_5f_18.B1" office:value-type="string">
            <text:p text:style-name="P7">SAULO ALMEIDA CABRAL</text:p>
          </table:table-cell>
          <table:table-cell table:style-name="TBL_5f_0_5f_18.B1" office:value-type="string">
            <text:p text:style-name="P7">SOLDADO - requistado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85,44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654</text:p>
          </table:table-cell>
          <table:table-cell table:style-name="TBL_5f_0_5f_18.B1" office:value-type="string">
            <text:p text:style-name="P7">SAULO DOS SANTOS LOPES CRUZ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BARRA DOS COQUEIROS</text:p>
          </table:table-cell>
          <table:table-cell table:style-name="TBL_5f_0_5f_18.E1" office:value-type="string">
            <text:p text:style-name="P8">7.354,32</text:p>
          </table:table-cell>
          <table:table-cell table:style-name="TBL_5f_0_5f_18.E1" office:value-type="string">
            <text:p text:style-name="P8">773,6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067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86,62</text:p>
          </table:table-cell>
          <table:table-cell table:style-name="TBL_5f_0_5f_18.E1" office:value-type="string">
            <text:p text:style-name="P8">1.972,84</text:p>
          </table:table-cell>
          <table:table-cell table:style-name="TBL_5f_0_5f_18.E1" office:value-type="string">
            <text:p text:style-name="P8">13.354,95</text:p>
          </table:table-cell>
          <table:table-cell table:style-name="TBL_5f_0_5f_18.E1" office:value-type="string">
            <text:p text:style-name="P8">1.056,64</text:p>
          </table:table-cell>
          <table:table-cell table:style-name="TBL_5f_0_5f_18.E1" office:value-type="string">
            <text:p text:style-name="P8">1.126,5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83,22</text:p>
          </table:table-cell>
          <table:table-cell table:style-name="TBL_5f_0_5f_18.E1" office:value-type="string">
            <text:p text:style-name="P8">12.228,37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670</text:p>
          </table:table-cell>
          <table:table-cell table:style-name="TBL_5f_0_5f_18.B1" office:value-type="string">
            <text:p text:style-name="P7">SAULO MORAIS DE ANDRADE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7.354,32</text:p>
          </table:table-cell>
          <table:table-cell table:style-name="TBL_5f_0_5f_18.E1" office:value-type="string">
            <text:p text:style-name="P8">2.339,59</text:p>
          </table:table-cell>
          <table:table-cell table:style-name="TBL_5f_0_5f_18.E1" office:value-type="string">
            <text:p text:style-name="P8">4.205,6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15.634,97</text:p>
          </table:table-cell>
          <table:table-cell table:style-name="TBL_5f_0_5f_18.E1" office:value-type="string">
            <text:p text:style-name="P8">1.260,21</text:p>
          </table:table-cell>
          <table:table-cell table:style-name="TBL_5f_0_5f_18.E1" office:value-type="string">
            <text:p text:style-name="P8">2.606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866,68</text:p>
          </table:table-cell>
          <table:table-cell table:style-name="TBL_5f_0_5f_18.E1" office:value-type="string">
            <text:p text:style-name="P8">11.768,29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859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DIRETOR DE RECURSOS HUMANOS</text:p>
          </table:table-cell>
          <table:table-cell table:style-name="TBL_5f_0_5f_18.B1" office:value-type="string">
            <text:p text:style-name="P7">DIRETORIA DE RECURSOS HUMAN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98,4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98,4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858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859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DIRETOR DE RECURSOS HUMANOS</text:p>
          </table:table-cell>
          <table:table-cell table:style-name="TBL_5f_0_5f_18.B1" office:value-type="string">
            <text:p text:style-name="P7">DIRETORIA DE RECURSOS HUMAN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.600,9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20,90</text:p>
          </table:table-cell>
          <table:table-cell table:style-name="TBL_5f_0_5f_18.E1" office:value-type="string">
            <text:p text:style-name="P8">10.621,80</text:p>
          </table:table-cell>
          <table:table-cell table:style-name="TBL_5f_0_5f_18.E1" office:value-type="string">
            <text:p text:style-name="P8">642,3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439,26</text:p>
          </table:table-cell>
          <table:table-cell table:style-name="TBL_5f_0_5f_18.E1" office:value-type="string">
            <text:p text:style-name="P8">2.081,60</text:p>
          </table:table-cell>
          <table:table-cell table:style-name="TBL_5f_0_5f_18.E1" office:value-type="string">
            <text:p text:style-name="P8">9.979,46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858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33,12</text:p>
          </table:table-cell>
          <table:table-cell table:style-name="TBL_5f_0_5f_18.S44" office:value-type="string">
            <text:p text:style-name="Standard"/>
          </table:table-cell>
        </table:table-row>
        <table:table-row table:style-name="TBL_5f_0_5f_18.1">
          <table:table-cell table:style-name="TBL_5f_0_5f_18.A1" office:value-type="string">
            <text:p text:style-name="P7">1963</text:p>
          </table:table-cell>
          <table:table-cell table:style-name="TBL_5f_0_5f_18.B1" office:value-type="string">
            <text:p text:style-name="P7">SAVIO ROBERTO AMORIM ARAGAO SILVA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8.263,31</text:p>
          </table:table-cell>
          <table:table-cell table:style-name="TBL_5f_0_5f_18.E1" office:value-type="string">
            <text:p text:style-name="P8">43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735,39</text:p>
          </table:table-cell>
          <table:table-cell table:style-name="TBL_5f_0_5f_18.E1" office:value-type="string">
            <text:p text:style-name="P8">10.433,35</text:p>
          </table:table-cell>
          <table:table-cell table:style-name="TBL_5f_0_5f_18.E1" office:value-type="string">
            <text:p text:style-name="P8">1.130,73</text:p>
          </table:table-cell>
          <table:table-cell table:style-name="TBL_5f_0_5f_18.E1" office:value-type="string">
            <text:p text:style-name="P8">1.211,6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42,36</text:p>
          </table:table-cell>
          <table:table-cell table:style-name="TBL_5f_0_5f_18.E1" office:value-type="string">
            <text:p text:style-name="P8">8.090,99</text:p>
          </table:table-cell>
          <table:table-cell table:style-name="TBL_5f_0_5f_18.S44" office:value-type="string">
            <text:p text:style-name="Standard"/>
          </table:table-cell>
        </table:table-row>
      </table:table>
      <table:table table:name="TBL_0_19" table:style-name="TBL_5f_0_5f_19">
        <table:table-column table:style-name="TBL_5f_0_5f_19.A"/>
        <table:table-column table:style-name="TBL_5f_0_5f_19.B"/>
        <table:table-column table:style-name="TBL_5f_0_5f_19.C"/>
        <table:table-column table:style-name="TBL_5f_0_5f_19.D"/>
        <table:table-column table:style-name="TBL_5f_0_5f_19.E"/>
        <table:table-column table:style-name="TBL_5f_0_5f_19.F"/>
        <table:table-column table:style-name="TBL_5f_0_5f_19.G"/>
        <table:table-column table:style-name="TBL_5f_0_5f_19.H"/>
        <table:table-column table:style-name="TBL_5f_0_5f_19.I"/>
        <table:table-column table:style-name="TBL_5f_0_5f_19.J"/>
        <table:table-column table:style-name="TBL_5f_0_5f_19.E"/>
        <table:table-column table:style-name="TBL_5f_0_5f_19.L" table:number-columns-repeated="2"/>
        <table:table-column table:style-name="TBL_5f_0_5f_19.J"/>
        <table:table-column table:style-name="TBL_5f_0_5f_19.O"/>
        <table:table-column table:style-name="TBL_5f_0_5f_19.P"/>
        <table:table-column table:style-name="TBL_5f_0_5f_19.Q"/>
        <table:table-column table:style-name="TBL_5f_0_5f_19.R"/>
        <table:table-column table:style-name="TBL_5f_0_5f_19.S"/>
        <table:table-row table:style-name="TBL_5f_0_5f_19.1">
          <table:table-cell table:style-name="TBL_5f_0_5f_19.A1" office:value-type="string">
            <text:p text:style-name="P7"><text:bookmark text:name="JR_PAGE_ANCHOR_0_20"/>1849</text:p>
          </table:table-cell>
          <table:table-cell table:style-name="TBL_5f_0_5f_19.B1" office:value-type="string">
            <text:p text:style-name="P7">SERGIO DA FONSECA SANTOS</text:p>
          </table:table-cell>
          <table:table-cell table:style-name="TBL_5f_0_5f_19.B1" office:value-type="string">
            <text:p text:style-name="P7">SUBTENENTE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564</text:p>
          </table:table-cell>
          <table:table-cell table:style-name="TBL_5f_0_5f_19.B1" office:value-type="string">
            <text:p text:style-name="P7">SERGIO DOS SANTOS SILVA</text:p>
          </table:table-cell>
          <table:table-cell table:style-name="TBL_5f_0_5f_19.B1" office:value-type="string">
            <text:p text:style-name="P7">SARGENTO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69,0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54,4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54,45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456</text:p>
          </table:table-cell>
          <table:table-cell table:style-name="TBL_5f_0_5f_19.B1" office:value-type="string">
            <text:p text:style-name="P7">SERGIO WALDEMAR BARRETO RODRIGUES FILHO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4ª PROCURADORIA DE JUSTICA (1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899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13.889,80</text:p>
          </table:table-cell>
          <table:table-cell table:style-name="TBL_5f_0_5f_19.E1" office:value-type="string">
            <text:p text:style-name="P8">642,34</text:p>
          </table:table-cell>
          <table:table-cell table:style-name="TBL_5f_0_5f_19.E1" office:value-type="string">
            <text:p text:style-name="P8">2.174,1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16,49</text:p>
          </table:table-cell>
          <table:table-cell table:style-name="TBL_5f_0_5f_19.E1" office:value-type="string">
            <text:p text:style-name="P8">11.073,31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377</text:p>
          </table:table-cell>
          <table:table-cell table:style-name="TBL_5f_0_5f_19.B1" office:value-type="string">
            <text:p text:style-name="P7">SHEILA ANDRADE ARAUJO MA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DE APOIO OPERACIONAL DOS DIREITOS DA MULHER</text:p>
          </table:table-cell>
          <table:table-cell table:style-name="TBL_5f_0_5f_19.E1" office:value-type="string">
            <text:p text:style-name="P8">4.532,16</text:p>
          </table:table-cell>
          <table:table-cell table:style-name="TBL_5f_0_5f_19.E1" office:value-type="string">
            <text:p text:style-name="P8">679,82</text:p>
          </table:table-cell>
          <table:table-cell table:style-name="TBL_5f_0_5f_19.E1" office:value-type="string">
            <text:p text:style-name="P8">1.769,01</text:p>
          </table:table-cell>
          <table:table-cell table:style-name="TBL_5f_0_5f_19.E1" office:value-type="string">
            <text:p text:style-name="P8">2.771,81</text:p>
          </table:table-cell>
          <table:table-cell table:style-name="TBL_5f_0_5f_19.E1" office:value-type="string">
            <text:p text:style-name="P8">2.327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14.070,37</text:p>
          </table:table-cell>
          <table:table-cell table:style-name="TBL_5f_0_5f_19.E1" office:value-type="string">
            <text:p text:style-name="P8">677,56</text:p>
          </table:table-cell>
          <table:table-cell table:style-name="TBL_5f_0_5f_19.E1" office:value-type="string">
            <text:p text:style-name="P8">1.399,7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77,29</text:p>
          </table:table-cell>
          <table:table-cell table:style-name="TBL_5f_0_5f_19.E1" office:value-type="string">
            <text:p text:style-name="P8">11.993,08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697</text:p>
          </table:table-cell>
          <table:table-cell table:style-name="TBL_5f_0_5f_19.B1" office:value-type="string">
            <text:p text:style-name="P7">SHEILA CUSTODIO LEAL NOVAES SANT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5ª PROMOTORIA DE JUSTICA CRIMINAL - ARACAJU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869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044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13.912,20</text:p>
          </table:table-cell>
          <table:table-cell table:style-name="TBL_5f_0_5f_19.E1" office:value-type="string">
            <text:p text:style-name="P8">1.187,24</text:p>
          </table:table-cell>
          <table:table-cell table:style-name="TBL_5f_0_5f_19.E1" office:value-type="string">
            <text:p text:style-name="P8">2.100,6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287,87</text:p>
          </table:table-cell>
          <table:table-cell table:style-name="TBL_5f_0_5f_19.E1" office:value-type="string">
            <text:p text:style-name="P8">10.624,33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365</text:p>
          </table:table-cell>
          <table:table-cell table:style-name="TBL_5f_0_5f_19.B1" office:value-type="string">
            <text:p text:style-name="P7">SHIRLANE BARBOS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3.805,28</text:p>
          </table:table-cell>
          <table:table-cell table:style-name="TBL_5f_0_5f_19.E1" office:value-type="string">
            <text:p text:style-name="P8">570,7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4,6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6.196,06</text:p>
          </table:table-cell>
          <table:table-cell table:style-name="TBL_5f_0_5f_19.E1" office:value-type="string">
            <text:p text:style-name="P8">568,89</text:p>
          </table:table-cell>
          <table:table-cell table:style-name="TBL_5f_0_5f_19.E1" office:value-type="string">
            <text:p text:style-name="P8">239,5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08,41</text:p>
          </table:table-cell>
          <table:table-cell table:style-name="TBL_5f_0_5f_19.E1" office:value-type="string">
            <text:p text:style-name="P8">5.387,65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2025</text:p>
          </table:table-cell>
          <table:table-cell table:style-name="TBL_5f_0_5f_19.B1" office:value-type="string">
            <text:p text:style-name="P7">SIDIVAL DOS SANTOS FREITAS</text:p>
          </table:table-cell>
          <table:table-cell table:style-name="TBL_5f_0_5f_19.B1" office:value-type="string">
            <text:p text:style-name="P7">3º SARGENTO - requisitado - BESP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85,44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599</text:p>
          </table:table-cell>
          <table:table-cell table:style-name="TBL_5f_0_5f_19.B1" office:value-type="string">
            <text:p text:style-name="P7">SILENE MARIA DE FRANCA JANSSEN</text:p>
          </table:table-cell>
          <table:table-cell table:style-name="TBL_5f_0_5f_19.B1" office:value-type="string">
            <text:p text:style-name="P7">Chefe do Núcleo de Contabilidade</text:p>
          </table:table-cell>
          <table:table-cell table:style-name="TBL_5f_0_5f_19.B1" office:value-type="string">
            <text:p text:style-name="P7">DIVISAO FINANCEIRA/DF/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162,7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94,71</text:p>
          </table:table-cell>
          <table:table-cell table:style-name="TBL_5f_0_5f_19.E1" office:value-type="string">
            <text:p text:style-name="P8">6.357,48</text:p>
          </table:table-cell>
          <table:table-cell table:style-name="TBL_5f_0_5f_19.E1" office:value-type="string">
            <text:p text:style-name="P8">457,90</text:p>
          </table:table-cell>
          <table:table-cell table:style-name="TBL_5f_0_5f_19.E1" office:value-type="string">
            <text:p text:style-name="P8">200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58,83</text:p>
          </table:table-cell>
          <table:table-cell table:style-name="TBL_5f_0_5f_19.E1" office:value-type="string">
            <text:p text:style-name="P8">5.698,65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479</text:p>
          </table:table-cell>
          <table:table-cell table:style-name="TBL_5f_0_5f_19.B1" office:value-type="string">
            <text:p text:style-name="P7">SILVIA BRITO LUDUVICE </text:p>
          </table:table-cell>
          <table:table-cell table:style-name="TBL_5f_0_5f_19.B1" office:value-type="string">
            <text:p text:style-name="P7">ASSESSOR DE APOIO OPERACIONAL </text:p>
          </table:table-cell>
          <table:table-cell table:style-name="TBL_5f_0_5f_19.B1" office:value-type="string">
            <text:p text:style-name="P7">2ª PROMOTORIA DE JUSTICA DOS DIREITOS DO CIDADAO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948,3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94,71</text:p>
          </table:table-cell>
          <table:table-cell table:style-name="TBL_5f_0_5f_19.E1" office:value-type="string">
            <text:p text:style-name="P8">5.143,06</text:p>
          </table:table-cell>
          <table:table-cell table:style-name="TBL_5f_0_5f_19.E1" office:value-type="string">
            <text:p text:style-name="P8">324,32</text:p>
          </table:table-cell>
          <table:table-cell table:style-name="TBL_5f_0_5f_19.E1" office:value-type="string">
            <text:p text:style-name="P8">54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78,32</text:p>
          </table:table-cell>
          <table:table-cell table:style-name="TBL_5f_0_5f_19.E1" office:value-type="string">
            <text:p text:style-name="P8">4.764,74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352</text:p>
          </table:table-cell>
          <table:table-cell table:style-name="TBL_5f_0_5f_19.B1" office:value-type="string">
            <text:p text:style-name="P7">SILVIA FERNANDA CARVALHO MENEZE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LARANJEIRAS 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1.239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51,67</text:p>
          </table:table-cell>
          <table:table-cell table:style-name="TBL_5f_0_5f_19.E1" office:value-type="string">
            <text:p text:style-name="P8">11.654,48</text:p>
          </table:table-cell>
          <table:table-cell table:style-name="TBL_5f_0_5f_19.E1" office:value-type="string">
            <text:p text:style-name="P8">1.235,37</text:p>
          </table:table-cell>
          <table:table-cell table:style-name="TBL_5f_0_5f_19.E1" office:value-type="string">
            <text:p text:style-name="P8">1.404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639,56</text:p>
          </table:table-cell>
          <table:table-cell table:style-name="TBL_5f_0_5f_19.E1" office:value-type="string">
            <text:p text:style-name="P8">9.014,92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805</text:p>
          </table:table-cell>
          <table:table-cell table:style-name="TBL_5f_0_5f_19.B1" office:value-type="string">
            <text:p text:style-name="P7">SILVIA FRANCA DE SOUZA MORELLI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DE DEFESA DO CONSUMIDOR</text:p>
          </table:table-cell>
          <table:table-cell table:style-name="TBL_5f_0_5f_19.E1" office:value-type="string">
            <text:p text:style-name="P8">3.805,28</text:p>
          </table:table-cell>
          <table:table-cell table:style-name="TBL_5f_0_5f_19.E1" office:value-type="string">
            <text:p text:style-name="P8">300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6.096,08</text:p>
          </table:table-cell>
          <table:table-cell table:style-name="TBL_5f_0_5f_19.E1" office:value-type="string">
            <text:p text:style-name="P8">533,72</text:p>
          </table:table-cell>
          <table:table-cell table:style-name="TBL_5f_0_5f_19.E1" office:value-type="string">
            <text:p text:style-name="P8">180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14,69</text:p>
          </table:table-cell>
          <table:table-cell table:style-name="TBL_5f_0_5f_19.E1" office:value-type="string">
            <text:p text:style-name="P8">5.381,39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870</text:p>
          </table:table-cell>
          <table:table-cell table:style-name="TBL_5f_0_5f_19.B1" office:value-type="string">
            <text:p text:style-name="P7">SILVIA LEAL ALBUQUERQUE</text:p>
          </table:table-cell>
          <table:table-cell table:style-name="TBL_5f_0_5f_19.B1" office:value-type="string">
            <text:p text:style-name="P7">PROMOTOR DE JUSTIÇA SUBSTITUTO</text:p>
          </table:table-cell>
          <table:table-cell table:style-name="TBL_5f_0_5f_19.B1" office:value-type="string">
            <text:p text:style-name="P7">PROMOTOR DE JUSTICA SUBSTITUTO</text:p>
          </table:table-cell>
          <table:table-cell table:style-name="TBL_5f_0_5f_19.E1" office:value-type="string">
            <text:p text:style-name="P8">30.404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172,4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35.567,39</text:p>
          </table:table-cell>
          <table:table-cell table:style-name="TBL_5f_0_5f_19.E1" office:value-type="string">
            <text:p text:style-name="P8">3.952,57</text:p>
          </table:table-cell>
          <table:table-cell table:style-name="TBL_5f_0_5f_19.E1" office:value-type="string">
            <text:p text:style-name="P8">7.277,3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229,88</text:p>
          </table:table-cell>
          <table:table-cell table:style-name="TBL_5f_0_5f_19.E1" office:value-type="string">
            <text:p text:style-name="P8">24.337,51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206</text:p>
          </table:table-cell>
          <table:table-cell table:style-name="TBL_5f_0_5f_19.B1" office:value-type="string">
            <text:p text:style-name="P7">SILVIA ROBERTA FERREIRA TAVARES</text:p>
          </table:table-cell>
          <table:table-cell table:style-name="TBL_5f_0_5f_19.B1" office:value-type="string">
            <text:p text:style-name="P7">ANALISTA DO MP - ENGENHARIA CIVIL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7.354,32</text:p>
          </table:table-cell>
          <table:table-cell table:style-name="TBL_5f_0_5f_19.E1" office:value-type="string">
            <text:p text:style-name="P8">1.103,1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10.192,86</text:p>
          </table:table-cell>
          <table:table-cell table:style-name="TBL_5f_0_5f_19.E1" office:value-type="string">
            <text:p text:style-name="P8">1.099,47</text:p>
          </table:table-cell>
          <table:table-cell table:style-name="TBL_5f_0_5f_19.E1" office:value-type="string">
            <text:p text:style-name="P8">1.154,0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53,56</text:p>
          </table:table-cell>
          <table:table-cell table:style-name="TBL_5f_0_5f_19.E1" office:value-type="string">
            <text:p text:style-name="P8">7.939,30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525</text:p>
          </table:table-cell>
          <table:table-cell table:style-name="TBL_5f_0_5f_19.B1" office:value-type="string">
            <text:p text:style-name="P7">SILVIA TAMARA MENDONCA DO CARM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9ª PROMOTORIA DE JUSTICA DOS DIREITOS DO CIDADAO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869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10.868,00</text:p>
          </table:table-cell>
          <table:table-cell table:style-name="TBL_5f_0_5f_19.E1" office:value-type="string">
            <text:p text:style-name="P8">1.187,24</text:p>
          </table:table-cell>
          <table:table-cell table:style-name="TBL_5f_0_5f_19.E1" office:value-type="string">
            <text:p text:style-name="P8">1.315,6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02,86</text:p>
          </table:table-cell>
          <table:table-cell table:style-name="TBL_5f_0_5f_19.E1" office:value-type="string">
            <text:p text:style-name="P8">8.365,14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202</text:p>
          </table:table-cell>
          <table:table-cell table:style-name="TBL_5f_0_5f_19.B1" office:value-type="string">
            <text:p text:style-name="P7">SILVIO ROBERTO MATOS EUZEBI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61,5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36.241,18</text:p>
          </table:table-cell>
          <table:table-cell table:style-name="TBL_5f_0_5f_19.E1" office:value-type="string">
            <text:p text:style-name="P8">4.379,58</text:p>
          </table:table-cell>
          <table:table-cell table:style-name="TBL_5f_0_5f_19.E1" office:value-type="string">
            <text:p text:style-name="P8">7.293,0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672,62</text:p>
          </table:table-cell>
          <table:table-cell table:style-name="TBL_5f_0_5f_19.E1" office:value-type="string">
            <text:p text:style-name="P8">24.568,56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735</text:p>
          </table:table-cell>
          <table:table-cell table:style-name="TBL_5f_0_5f_19.B1" office:value-type="string">
            <text:p text:style-name="P7">SIMONE FELICIO DOS SANTOS</text:p>
          </table:table-cell>
          <table:table-cell table:style-name="TBL_5f_0_5f_19.B1" office:value-type="string">
            <text:p text:style-name="P7">ANALISTA DO MP - SERVIÇO SOCI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1.652,6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11.906,54</text:p>
          </table:table-cell>
          <table:table-cell table:style-name="TBL_5f_0_5f_19.E1" office:value-type="string">
            <text:p text:style-name="P8">1.289,08</text:p>
          </table:table-cell>
          <table:table-cell table:style-name="TBL_5f_0_5f_19.E1" office:value-type="string">
            <text:p text:style-name="P8">1.450,9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39,98</text:p>
          </table:table-cell>
          <table:table-cell table:style-name="TBL_5f_0_5f_19.E1" office:value-type="string">
            <text:p text:style-name="P8">9.166,56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877</text:p>
          </table:table-cell>
          <table:table-cell table:style-name="TBL_5f_0_5f_19.B1" office:value-type="string">
            <text:p text:style-name="P7">SOLANO LUCIO DE OLIVEIRA SILVA</text:p>
          </table:table-cell>
          <table:table-cell table:style-name="TBL_5f_0_5f_19.B1" office:value-type="string">
            <text:p text:style-name="P7">PROMOTOR DE JUSTIÇA DE ENTR. INICIAL</text:p>
          </table:table-cell>
          <table:table-cell table:style-name="TBL_5f_0_5f_19.B1" office:value-type="string">
            <text:p text:style-name="P7">PROMOTORIA DE JUSTICA - UMBAUBA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47,6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35.342,82</text:p>
          </table:table-cell>
          <table:table-cell table:style-name="TBL_5f_0_5f_19.E1" office:value-type="string">
            <text:p text:style-name="P8">4.160,60</text:p>
          </table:table-cell>
          <table:table-cell table:style-name="TBL_5f_0_5f_19.E1" office:value-type="string">
            <text:p text:style-name="P8">6.293,0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453,69</text:p>
          </table:table-cell>
          <table:table-cell table:style-name="TBL_5f_0_5f_19.E1" office:value-type="string">
            <text:p text:style-name="P8">24.889,13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980</text:p>
          </table:table-cell>
          <table:table-cell table:style-name="TBL_5f_0_5f_19.B1" office:value-type="string">
            <text:p text:style-name="P7">SONIA KAROLINE AMARAL OLIVEIRA</text:p>
          </table:table-cell>
          <table:table-cell table:style-name="TBL_5f_0_5f_19.B1" office:value-type="string">
            <text:p text:style-name="P7">ASSESSOR OPERACION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21,8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3.757,24</text:p>
          </table:table-cell>
          <table:table-cell table:style-name="TBL_5f_0_5f_19.E1" office:value-type="string">
            <text:p text:style-name="P8">181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81,97</text:p>
          </table:table-cell>
          <table:table-cell table:style-name="TBL_5f_0_5f_19.E1" office:value-type="string">
            <text:p text:style-name="P8">3.575,27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2063</text:p>
          </table:table-cell>
          <table:table-cell table:style-name="TBL_5f_0_5f_19.B1" office:value-type="string">
            <text:p text:style-name="P7">STANLEY KLEBER NOGUEIR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- ITAPORANGA D'AJUDA</text:p>
          </table:table-cell>
          <table:table-cell table:style-name="TBL_5f_0_5f_19.E1" office:value-type="string">
            <text:p text:style-name="P8">3.589,89</text:p>
          </table:table-cell>
          <table:table-cell table:style-name="TBL_5f_0_5f_19.E1" office:value-type="string">
            <text:p text:style-name="P8">538,4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51,67</text:p>
          </table:table-cell>
          <table:table-cell table:style-name="TBL_5f_0_5f_19.E1" office:value-type="string">
            <text:p text:style-name="P8">6.280,04</text:p>
          </table:table-cell>
          <table:table-cell table:style-name="TBL_5f_0_5f_19.E1" office:value-type="string">
            <text:p text:style-name="P8">536,69</text:p>
          </table:table-cell>
          <table:table-cell table:style-name="TBL_5f_0_5f_19.E1" office:value-type="string">
            <text:p text:style-name="P8">155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92,20</text:p>
          </table:table-cell>
          <table:table-cell table:style-name="TBL_5f_0_5f_19.E1" office:value-type="string">
            <text:p text:style-name="P8">5.587,84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742</text:p>
          </table:table-cell>
          <table:table-cell table:style-name="TBL_5f_0_5f_19.B1" office:value-type="string">
            <text:p text:style-name="P7">SUSANA ARRUDA DE OLIVEIRA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7ª PROCURADORIA DE JUSTICA (2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899,23</text:p>
          </table:table-cell>
          <table:table-cell table:style-name="TBL_5f_0_5f_19.E1" office:value-type="string">
            <text:p text:style-name="P8">4.567,4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18.202,06</text:p>
          </table:table-cell>
          <table:table-cell table:style-name="TBL_5f_0_5f_19.E1" office:value-type="string">
            <text:p text:style-name="P8">642,34</text:p>
          </table:table-cell>
          <table:table-cell table:style-name="TBL_5f_0_5f_19.E1" office:value-type="string">
            <text:p text:style-name="P8">2.122,0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64,35</text:p>
          </table:table-cell>
          <table:table-cell table:style-name="TBL_5f_0_5f_19.E1" office:value-type="string">
            <text:p text:style-name="P8">15.437,71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967</text:p>
          </table:table-cell>
          <table:table-cell table:style-name="TBL_5f_0_5f_19.B1" office:value-type="string">
            <text:p text:style-name="P7">SUSANA RAQUEL CIPRIANO SAMPAIO REZENDE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RIACHUELO</text:p>
          </table:table-cell>
          <table:table-cell table:style-name="TBL_5f_0_5f_19.E1" office:value-type="string">
            <text:p text:style-name="P8">5.495,58</text:p>
          </table:table-cell>
          <table:table-cell table:style-name="TBL_5f_0_5f_19.E1" office:value-type="string">
            <text:p text:style-name="P8">289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28,2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51,67</text:p>
          </table:table-cell>
          <table:table-cell table:style-name="TBL_5f_0_5f_19.E1" office:value-type="string">
            <text:p text:style-name="P8">9.864,54</text:p>
          </table:table-cell>
          <table:table-cell table:style-name="TBL_5f_0_5f_19.E1" office:value-type="string">
            <text:p text:style-name="P8">752,00</text:p>
          </table:table-cell>
          <table:table-cell table:style-name="TBL_5f_0_5f_19.E1" office:value-type="string">
            <text:p text:style-name="P8">1.044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96,88</text:p>
          </table:table-cell>
          <table:table-cell table:style-name="TBL_5f_0_5f_19.E1" office:value-type="string">
            <text:p text:style-name="P8">8.067,66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622</text:p>
          </table:table-cell>
          <table:table-cell table:style-name="TBL_5f_0_5f_19.B1" office:value-type="string">
            <text:p text:style-name="P7">SUZY MARY DE CARVALHO VIEIR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3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35.679,68</text:p>
          </table:table-cell>
          <table:table-cell table:style-name="TBL_5f_0_5f_19.E1" office:value-type="string">
            <text:p text:style-name="P8">4.379,58</text:p>
          </table:table-cell>
          <table:table-cell table:style-name="TBL_5f_0_5f_19.E1" office:value-type="string">
            <text:p text:style-name="P8">7.034,3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413,93</text:p>
          </table:table-cell>
          <table:table-cell table:style-name="TBL_5f_0_5f_19.E1" office:value-type="string">
            <text:p text:style-name="P8">24.265,75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290</text:p>
          </table:table-cell>
          <table:table-cell table:style-name="TBL_5f_0_5f_19.B1" office:value-type="string">
            <text:p text:style-name="P7">SYLVIO ALEXANDRE DE OLIVEIRA BELEM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ATRIMONIO/DM/DA/SG</text:p>
          </table:table-cell>
          <table:table-cell table:style-name="TBL_5f_0_5f_19.E1" office:value-type="string">
            <text:p text:style-name="P8">4.804,09</text:p>
          </table:table-cell>
          <table:table-cell table:style-name="TBL_5f_0_5f_19.E1" office:value-type="string">
            <text:p text:style-name="P8">720,6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4,6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7.599,87</text:p>
          </table:table-cell>
          <table:table-cell table:style-name="TBL_5f_0_5f_19.E1" office:value-type="string">
            <text:p text:style-name="P8">718,21</text:p>
          </table:table-cell>
          <table:table-cell table:style-name="TBL_5f_0_5f_19.E1" office:value-type="string">
            <text:p text:style-name="P8">475,6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93,90</text:p>
          </table:table-cell>
          <table:table-cell table:style-name="TBL_5f_0_5f_19.E1" office:value-type="string">
            <text:p text:style-name="P8">6.405,97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830</text:p>
          </table:table-cell>
          <table:table-cell table:style-name="TBL_5f_0_5f_19.B1" office:value-type="string">
            <text:p text:style-name="P7">TAISA TORRES ARAGAO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TRIAGEM TECNICA DAS PROMOTORIAS DE JUSTICA DE ESTANCIA</text:p>
          </table:table-cell>
          <table:table-cell table:style-name="TBL_5f_0_5f_19.E1" office:value-type="string">
            <text:p text:style-name="P8">3.805,28</text:p>
          </table:table-cell>
          <table:table-cell table:style-name="TBL_5f_0_5f_19.E1" office:value-type="string">
            <text:p text:style-name="P8">300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00,00</text:p>
          </table:table-cell>
          <table:table-cell table:style-name="TBL_5f_0_5f_19.E1" office:value-type="string">
            <text:p text:style-name="P8">2.343,60</text:p>
          </table:table-cell>
          <table:table-cell table:style-name="TBL_5f_0_5f_19.E1" office:value-type="string">
            <text:p text:style-name="P8">6.849,11</text:p>
          </table:table-cell>
          <table:table-cell table:style-name="TBL_5f_0_5f_19.E1" office:value-type="string">
            <text:p text:style-name="P8">533,72</text:p>
          </table:table-cell>
          <table:table-cell table:style-name="TBL_5f_0_5f_19.E1" office:value-type="string">
            <text:p text:style-name="P8">257,5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91,24</text:p>
          </table:table-cell>
          <table:table-cell table:style-name="TBL_5f_0_5f_19.E1" office:value-type="string">
            <text:p text:style-name="P8">6.057,87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634</text:p>
          </table:table-cell>
          <table:table-cell table:style-name="TBL_5f_0_5f_19.B1" office:value-type="string">
            <text:p text:style-name="P7">TALITA CUNEGUNDES FERNANDES DA SILV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3ª PROMOTORIA DE JUSTICA CRIMINAL - NOSSA SENHORA DO SOCORRO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229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3.220,27</text:p>
          </table:table-cell>
          <table:table-cell table:style-name="TBL_5f_0_5f_19.E1" office:value-type="string">
            <text:p text:style-name="P8">58.139,08</text:p>
          </table:table-cell>
          <table:table-cell table:style-name="TBL_5f_0_5f_19.E1" office:value-type="string">
            <text:p text:style-name="P8">4.379,58</text:p>
          </table:table-cell>
          <table:table-cell table:style-name="TBL_5f_0_5f_19.E1" office:value-type="string">
            <text:p text:style-name="P8">10.070,3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4.449,96</text:p>
          </table:table-cell>
          <table:table-cell table:style-name="TBL_5f_0_5f_19.E1" office:value-type="string">
            <text:p text:style-name="P8">43.689,12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659</text:p>
          </table:table-cell>
          <table:table-cell table:style-name="TBL_5f_0_5f_19.B1" office:value-type="string">
            <text:p text:style-name="P7">TATIANA SOUTO QUIRIN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CA - PROPRIA 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20,90</text:p>
          </table:table-cell>
          <table:table-cell table:style-name="TBL_5f_0_5f_19.E1" office:value-type="string">
            <text:p text:style-name="P8">33.025,55</text:p>
          </table:table-cell>
          <table:table-cell table:style-name="TBL_5f_0_5f_19.E1" office:value-type="string">
            <text:p text:style-name="P8">4.160,60</text:p>
          </table:table-cell>
          <table:table-cell table:style-name="TBL_5f_0_5f_19.E1" office:value-type="string">
            <text:p text:style-name="P8">6.735,6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896,22</text:p>
          </table:table-cell>
          <table:table-cell table:style-name="TBL_5f_0_5f_19.E1" office:value-type="string">
            <text:p text:style-name="P8">26.289,93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481</text:p>
          </table:table-cell>
          <table:table-cell table:style-name="TBL_5f_0_5f_19.B1" office:value-type="string">
            <text:p text:style-name="P7">TATIANE AGUIAR GUIMARAES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MEDICO/SG</text:p>
          </table:table-cell>
          <table:table-cell table:style-name="TBL_5f_0_5f_19.E1" office:value-type="string">
            <text:p text:style-name="P8">4.804,09</text:p>
          </table:table-cell>
          <table:table-cell table:style-name="TBL_5f_0_5f_19.E1" office:value-type="string">
            <text:p text:style-name="P8">505,39</text:p>
          </table:table-cell>
          <table:table-cell table:style-name="TBL_5f_0_5f_19.E1" office:value-type="string">
            <text:p text:style-name="P8">1.199,9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8.244,82</text:p>
          </table:table-cell>
          <table:table-cell table:style-name="TBL_5f_0_5f_19.E1" office:value-type="string">
            <text:p text:style-name="P8">690,23</text:p>
          </table:table-cell>
          <table:table-cell table:style-name="TBL_5f_0_5f_19.E1" office:value-type="string">
            <text:p text:style-name="P8">730,9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21,15</text:p>
          </table:table-cell>
          <table:table-cell table:style-name="TBL_5f_0_5f_19.E1" office:value-type="string">
            <text:p text:style-name="P8">6.823,67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2049</text:p>
          </table:table-cell>
          <table:table-cell table:style-name="TBL_5f_0_5f_19.B1" office:value-type="string">
            <text:p text:style-name="P7">TATIANE DOS SANTOS SILVA LISBO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MALHADOR</text:p>
          </table:table-cell>
          <table:table-cell table:style-name="TBL_5f_0_5f_19.E1" office:value-type="string">
            <text:p text:style-name="P8">5.495,58</text:p>
          </table:table-cell>
          <table:table-cell table:style-name="TBL_5f_0_5f_19.E1" office:value-type="string">
            <text:p text:style-name="P8">289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7.520,04</text:p>
          </table:table-cell>
          <table:table-cell table:style-name="TBL_5f_0_5f_19.E1" office:value-type="string">
            <text:p text:style-name="P8">752,00</text:p>
          </table:table-cell>
          <table:table-cell table:style-name="TBL_5f_0_5f_19.E1" office:value-type="string">
            <text:p text:style-name="P8">514,6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66,62</text:p>
          </table:table-cell>
          <table:table-cell table:style-name="TBL_5f_0_5f_19.E1" office:value-type="string">
            <text:p text:style-name="P8">6.253,42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316</text:p>
          </table:table-cell>
          <table:table-cell table:style-name="TBL_5f_0_5f_19.B1" office:value-type="string">
            <text:p text:style-name="P7">TEREZINHA CRISTINA SANTANA SALES</text:p>
          </table:table-cell>
          <table:table-cell table:style-name="TBL_5f_0_5f_19.B1" office:value-type="string">
            <text:p text:style-name="P7">PROFESSOR - requisitado</text:p>
          </table:table-cell>
          <table:table-cell table:style-name="TBL_5f_0_5f_19.B1" office:value-type="string">
            <text:p text:style-name="P7">2ª PROMOTORIA DE JUSTICA - NOSSA SENHORA DA GLOR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46,6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0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20,90</text:p>
          </table:table-cell>
          <table:table-cell table:style-name="TBL_5f_0_5f_19.E1" office:value-type="string">
            <text:p text:style-name="P8">2.267,52</text:p>
          </table:table-cell>
          <table:table-cell table:style-name="TBL_5f_0_5f_19.E1" office:value-type="string">
            <text:p text:style-name="P8">112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2,20</text:p>
          </table:table-cell>
          <table:table-cell table:style-name="TBL_5f_0_5f_19.E1" office:value-type="string">
            <text:p text:style-name="P8">2.155,32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687</text:p>
          </table:table-cell>
          <table:table-cell table:style-name="TBL_5f_0_5f_19.B1" office:value-type="string">
            <text:p text:style-name="P7">THAIS SARMENTO MESSIAS</text:p>
          </table:table-cell>
          <table:table-cell table:style-name="TBL_5f_0_5f_19.B1" office:value-type="string">
            <text:p text:style-name="P7">AGENTE ADMINISTRATIVO - requisitado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1.002,59</text:p>
          </table:table-cell>
          <table:table-cell table:style-name="TBL_5f_0_5f_19.E1" office:value-type="string">
            <text:p text:style-name="P8">120,31</text:p>
          </table:table-cell>
          <table:table-cell table:style-name="TBL_5f_0_5f_19.E1" office:value-type="string">
            <text:p text:style-name="P8">946,6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74,3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49,38</text:p>
          </table:table-cell>
          <table:table-cell table:style-name="TBL_5f_0_5f_19.E1" office:value-type="string">
            <text:p text:style-name="P8">1.020,90</text:p>
          </table:table-cell>
          <table:table-cell table:style-name="TBL_5f_0_5f_19.E1" office:value-type="string">
            <text:p text:style-name="P8">5.414,10</text:p>
          </table:table-cell>
          <table:table-cell table:style-name="TBL_5f_0_5f_19.E1" office:value-type="string">
            <text:p text:style-name="P8">483,25</text:p>
          </table:table-cell>
          <table:table-cell table:style-name="TBL_5f_0_5f_19.E1" office:value-type="string">
            <text:p text:style-name="P8">243,6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26,86</text:p>
          </table:table-cell>
          <table:table-cell table:style-name="TBL_5f_0_5f_19.E1" office:value-type="string">
            <text:p text:style-name="P8">4.687,24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844</text:p>
          </table:table-cell>
          <table:table-cell table:style-name="TBL_5f_0_5f_19.B1" office:value-type="string">
            <text:p text:style-name="P7">THAMIRES ATHYNA MENDONCA DA ROCH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LANEJAMENTO ESTRATEGICO E PROJETOS</text:p>
          </table:table-cell>
          <table:table-cell table:style-name="TBL_5f_0_5f_19.E1" office:value-type="string">
            <text:p text:style-name="P8">4.033,60</text:p>
          </table:table-cell>
          <table:table-cell table:style-name="TBL_5f_0_5f_19.E1" office:value-type="string">
            <text:p text:style-name="P8">318,25</text:p>
          </table:table-cell>
          <table:table-cell table:style-name="TBL_5f_0_5f_19.E1" office:value-type="string">
            <text:p text:style-name="P8">1.213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7.300,35</text:p>
          </table:table-cell>
          <table:table-cell table:style-name="TBL_5f_0_5f_19.E1" office:value-type="string">
            <text:p text:style-name="P8">565,74</text:p>
          </table:table-cell>
          <table:table-cell table:style-name="TBL_5f_0_5f_19.E1" office:value-type="string">
            <text:p text:style-name="P8">505,4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71,17</text:p>
          </table:table-cell>
          <table:table-cell table:style-name="TBL_5f_0_5f_19.E1" office:value-type="string">
            <text:p text:style-name="P8">6.229,18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936</text:p>
          </table:table-cell>
          <table:table-cell table:style-name="TBL_5f_0_5f_19.B1" office:value-type="string">
            <text:p text:style-name="P7">THEREZA RAQUEL MACEDO GUIMARAE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ESPECIAL CIVEL E CRIMINAL - LAGARTO </text:p>
          </table:table-cell>
          <table:table-cell table:style-name="TBL_5f_0_5f_19.E1" office:value-type="string">
            <text:p text:style-name="P8">2.843,53</text:p>
          </table:table-cell>
          <table:table-cell table:style-name="TBL_5f_0_5f_19.E1" office:value-type="string">
            <text:p text:style-name="P8">149,5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98,76</text:p>
          </table:table-cell>
          <table:table-cell table:style-name="TBL_5f_0_5f_19.E1" office:value-type="string">
            <text:p text:style-name="P8">5.391,86</text:p>
          </table:table-cell>
          <table:table-cell table:style-name="TBL_5f_0_5f_19.E1" office:value-type="string">
            <text:p text:style-name="P8">389,10</text:p>
          </table:table-cell>
          <table:table-cell table:style-name="TBL_5f_0_5f_19.E1" office:value-type="string">
            <text:p text:style-name="P8">52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41,60</text:p>
          </table:table-cell>
          <table:table-cell table:style-name="TBL_5f_0_5f_19.E1" office:value-type="string">
            <text:p text:style-name="P8">5.339,36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534</text:p>
          </table:table-cell>
          <table:table-cell table:style-name="TBL_5f_0_5f_19.B1" office:value-type="string">
            <text:p text:style-name="P7">THIAGO JOSE MENEZES DA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MATERIAL/DM/DA/SG</text:p>
          </table:table-cell>
          <table:table-cell table:style-name="TBL_5f_0_5f_19.E1" office:value-type="string">
            <text:p text:style-name="P8">4.275,62</text:p>
          </table:table-cell>
          <table:table-cell table:style-name="TBL_5f_0_5f_19.E1" office:value-type="string">
            <text:p text:style-name="P8">641,34</text:p>
          </table:table-cell>
          <table:table-cell table:style-name="TBL_5f_0_5f_19.E1" office:value-type="string">
            <text:p text:style-name="P8">2.497,6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9.150,01</text:p>
          </table:table-cell>
          <table:table-cell table:style-name="TBL_5f_0_5f_19.E1" office:value-type="string">
            <text:p text:style-name="P8">639,20</text:p>
          </table:table-cell>
          <table:table-cell table:style-name="TBL_5f_0_5f_19.E1" office:value-type="string">
            <text:p text:style-name="P8">993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33,08</text:p>
          </table:table-cell>
          <table:table-cell table:style-name="TBL_5f_0_5f_19.E1" office:value-type="string">
            <text:p text:style-name="P8">7.516,93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480</text:p>
          </table:table-cell>
          <table:table-cell table:style-name="TBL_5f_0_5f_19.B1" office:value-type="string">
            <text:p text:style-name="P7">THIAGO LIMA FEITOZA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8.263,31</text:p>
          </table:table-cell>
          <table:table-cell table:style-name="TBL_5f_0_5f_19.E1" office:value-type="string">
            <text:p text:style-name="P8">869,30</text:p>
          </table:table-cell>
          <table:table-cell table:style-name="TBL_5f_0_5f_19.E1" office:value-type="string">
            <text:p text:style-name="P8">3.567,4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14.435,46</text:p>
          </table:table-cell>
          <table:table-cell table:style-name="TBL_5f_0_5f_19.E1" office:value-type="string">
            <text:p text:style-name="P8">1.187,24</text:p>
          </table:table-cell>
          <table:table-cell table:style-name="TBL_5f_0_5f_19.E1" office:value-type="string">
            <text:p text:style-name="P8">2.296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483,91</text:p>
          </table:table-cell>
          <table:table-cell table:style-name="TBL_5f_0_5f_19.E1" office:value-type="string">
            <text:p text:style-name="P8">13.248,22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906</text:p>
          </table:table-cell>
          <table:table-cell table:style-name="TBL_5f_0_5f_19.B1" office:value-type="string">
            <text:p text:style-name="P7">THISSIANE MATOS BATISTA ALMEID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DA CURADORIA DA FAZENDA PUBLICA</text:p>
          </table:table-cell>
          <table:table-cell table:style-name="TBL_5f_0_5f_19.E1" office:value-type="string">
            <text:p text:style-name="P8">3.805,28</text:p>
          </table:table-cell>
          <table:table-cell table:style-name="TBL_5f_0_5f_19.E1" office:value-type="string">
            <text:p text:style-name="P8">300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5.840,90</text:p>
          </table:table-cell>
          <table:table-cell table:style-name="TBL_5f_0_5f_19.E1" office:value-type="string">
            <text:p text:style-name="P8">533,72</text:p>
          </table:table-cell>
          <table:table-cell table:style-name="TBL_5f_0_5f_19.E1" office:value-type="string">
            <text:p text:style-name="P8">180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14,69</text:p>
          </table:table-cell>
          <table:table-cell table:style-name="TBL_5f_0_5f_19.E1" office:value-type="string">
            <text:p text:style-name="P8">5.126,21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940</text:p>
          </table:table-cell>
          <table:table-cell table:style-name="TBL_5f_0_5f_19.B1" office:value-type="string">
            <text:p text:style-name="P7">THYARA KAHENA SOTERO ALVES PASS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TOBIAS BARRETO</text:p>
          </table:table-cell>
          <table:table-cell table:style-name="TBL_5f_0_5f_19.E1" office:value-type="string">
            <text:p text:style-name="P8">6.174,83</text:p>
          </table:table-cell>
          <table:table-cell table:style-name="TBL_5f_0_5f_19.E1" office:value-type="string">
            <text:p text:style-name="P8">487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24,14</text:p>
          </table:table-cell>
          <table:table-cell table:style-name="TBL_5f_0_5f_19.E1" office:value-type="string">
            <text:p text:style-name="P8">9.386,16</text:p>
          </table:table-cell>
          <table:table-cell table:style-name="TBL_5f_0_5f_19.E1" office:value-type="string">
            <text:p text:style-name="P8">866,06</text:p>
          </table:table-cell>
          <table:table-cell table:style-name="TBL_5f_0_5f_19.E1" office:value-type="string">
            <text:p text:style-name="P8">724,5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90,59</text:p>
          </table:table-cell>
          <table:table-cell table:style-name="TBL_5f_0_5f_19.E1" office:value-type="string">
            <text:p text:style-name="P8">7.795,57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2048</text:p>
          </table:table-cell>
          <table:table-cell table:style-name="TBL_5f_0_5f_19.B1" office:value-type="string">
            <text:p text:style-name="P7">TIAGO RODRIGUES APOSTO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3ª PROMOTORIA DE JUSTICA CRIMINAL - NOSSA SENHORA DO SOCORRO</text:p>
          </table:table-cell>
          <table:table-cell table:style-name="TBL_5f_0_5f_19.E1" office:value-type="string">
            <text:p text:style-name="P8">5.495,58</text:p>
          </table:table-cell>
          <table:table-cell table:style-name="TBL_5f_0_5f_19.E1" office:value-type="string">
            <text:p text:style-name="P8">289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72,84</text:p>
          </table:table-cell>
          <table:table-cell table:style-name="TBL_5f_0_5f_19.E1" office:value-type="string">
            <text:p text:style-name="P8">7.757,49</text:p>
          </table:table-cell>
          <table:table-cell table:style-name="TBL_5f_0_5f_19.E1" office:value-type="string">
            <text:p text:style-name="P8">752,00</text:p>
          </table:table-cell>
          <table:table-cell table:style-name="TBL_5f_0_5f_19.E1" office:value-type="string">
            <text:p text:style-name="P8">514,6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66,62</text:p>
          </table:table-cell>
          <table:table-cell table:style-name="TBL_5f_0_5f_19.E1" office:value-type="string">
            <text:p text:style-name="P8">6.490,87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374</text:p>
          </table:table-cell>
          <table:table-cell table:style-name="TBL_5f_0_5f_19.B1" office:value-type="string">
            <text:p text:style-name="P7">ULISSES GOMES DE ANDRADE</text:p>
          </table:table-cell>
          <table:table-cell table:style-name="TBL_5f_0_5f_19.B1" office:value-type="string">
            <text:p text:style-name="P7">ASSESSOR DO DIRETOR ADMINISTRATIV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279,3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8.014,75</text:p>
          </table:table-cell>
          <table:table-cell table:style-name="TBL_5f_0_5f_19.E1" office:value-type="string">
            <text:p text:style-name="P8">642,34</text:p>
          </table:table-cell>
          <table:table-cell table:style-name="TBL_5f_0_5f_19.E1" office:value-type="string">
            <text:p text:style-name="P8">680,8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3,16</text:p>
          </table:table-cell>
          <table:table-cell table:style-name="TBL_5f_0_5f_19.E1" office:value-type="string">
            <text:p text:style-name="P8">7.333,93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668</text:p>
          </table:table-cell>
          <table:table-cell table:style-name="TBL_5f_0_5f_19.B1" office:value-type="string">
            <text:p text:style-name="P7">VALDECI SANTOS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33,12</text:p>
          </table:table-cell>
          <table:table-cell table:style-name="TBL_5f_0_5f_19.E1" office:value-type="string">
            <text:p text:style-name="P8">1.633,1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633,12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914</text:p>
          </table:table-cell>
          <table:table-cell table:style-name="TBL_5f_0_5f_19.B1" office:value-type="string">
            <text:p text:style-name="P7">VALDETE ALINE ALMEIDA DE MENEZES 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4ª PROCURADORIA DE JUSTICA (1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899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13.634,62</text:p>
          </table:table-cell>
          <table:table-cell table:style-name="TBL_5f_0_5f_19.E1" office:value-type="string">
            <text:p text:style-name="P8">642,34</text:p>
          </table:table-cell>
          <table:table-cell table:style-name="TBL_5f_0_5f_19.E1" office:value-type="string">
            <text:p text:style-name="P8">2.226,2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68,62</text:p>
          </table:table-cell>
          <table:table-cell table:style-name="TBL_5f_0_5f_19.E1" office:value-type="string">
            <text:p text:style-name="P8">10.766,00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2080</text:p>
          </table:table-cell>
          <table:table-cell table:style-name="TBL_5f_0_5f_19.B1" office:value-type="string">
            <text:p text:style-name="P7">VALDIVIA MARQUES BOMFIM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6.174,83</text:p>
          </table:table-cell>
          <table:table-cell table:style-name="TBL_5f_0_5f_19.E1" office:value-type="string">
            <text:p text:style-name="P8">324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99,8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90,57</text:p>
          </table:table-cell>
          <table:table-cell table:style-name="TBL_5f_0_5f_19.E1" office:value-type="string">
            <text:p text:style-name="P8">10.990,01</text:p>
          </table:table-cell>
          <table:table-cell table:style-name="TBL_5f_0_5f_19.E1" office:value-type="string">
            <text:p text:style-name="P8">844,95</text:p>
          </table:table-cell>
          <table:table-cell table:style-name="TBL_5f_0_5f_19.E1" office:value-type="string">
            <text:p text:style-name="P8">685,6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30,63</text:p>
          </table:table-cell>
          <table:table-cell table:style-name="TBL_5f_0_5f_19.E1" office:value-type="string">
            <text:p text:style-name="P8">9.459,38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499</text:p>
          </table:table-cell>
          <table:table-cell table:style-name="TBL_5f_0_5f_19.B1" office:value-type="string">
            <text:p text:style-name="P7">VALERIA CHAGAS MELO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6ª PROCURADORIA DE JUSTICA (CAMARA CRIMINA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899,2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13.634,62</text:p>
          </table:table-cell>
          <table:table-cell table:style-name="TBL_5f_0_5f_19.E1" office:value-type="string">
            <text:p text:style-name="P8">642,34</text:p>
          </table:table-cell>
          <table:table-cell table:style-name="TBL_5f_0_5f_19.E1" office:value-type="string">
            <text:p text:style-name="P8">2.226,2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68,62</text:p>
          </table:table-cell>
          <table:table-cell table:style-name="TBL_5f_0_5f_19.E1" office:value-type="string">
            <text:p text:style-name="P8">10.766,00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06</text:p>
          </table:table-cell>
          <table:table-cell table:style-name="TBL_5f_0_5f_19.B1" office:value-type="string">
            <text:p text:style-name="P7">VALFRAN ARAGAO COSTA</text:p>
          </table:table-cell>
          <table:table-cell table:style-name="TBL_5f_0_5f_19.B1" office:value-type="string">
            <text:p text:style-name="P7">REDATOR TÉCNICO</text:p>
          </table:table-cell>
          <table:table-cell table:style-name="TBL_5f_0_5f_19.B1" office:value-type="string">
            <text:p text:style-name="P7">COORDENADORIA DE DOCUMENTACAO E DE MEMORIA DO MP</text:p>
          </table:table-cell>
          <table:table-cell table:style-name="TBL_5f_0_5f_19.E1" office:value-type="string">
            <text:p text:style-name="P8">5.092,34</text:p>
          </table:table-cell>
          <table:table-cell table:style-name="TBL_5f_0_5f_19.E1" office:value-type="string">
            <text:p text:style-name="P8">14.645,6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.868,9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848,9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173,81</text:p>
          </table:table-cell>
          <table:table-cell table:style-name="TBL_5f_0_5f_19.E1" office:value-type="string">
            <text:p text:style-name="P8">34.629,67</text:p>
          </table:table-cell>
          <table:table-cell table:style-name="TBL_5f_0_5f_19.E1" office:value-type="string">
            <text:p text:style-name="P8">3.848,91</text:p>
          </table:table-cell>
          <table:table-cell table:style-name="TBL_5f_0_5f_19.E1" office:value-type="string">
            <text:p text:style-name="P8">6.351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199,96</text:p>
          </table:table-cell>
          <table:table-cell table:style-name="TBL_5f_0_5f_19.E1" office:value-type="string">
            <text:p text:style-name="P8">24.429,71</text:p>
          </table:table-cell>
          <table:table-cell table:style-name="TBL_5f_0_5f_19.S44" office:value-type="string">
            <text:p text:style-name="Standard"/>
          </table:table-cell>
        </table:table-row>
        <table:table-row table:style-name="TBL_5f_0_5f_19.1">
          <table:table-cell table:style-name="TBL_5f_0_5f_19.A1" office:value-type="string">
            <text:p text:style-name="P7">1103</text:p>
          </table:table-cell>
          <table:table-cell table:style-name="TBL_5f_0_5f_19.B1" office:value-type="string">
            <text:p text:style-name="P7">VALTER REINALDO SILVA</text:p>
          </table:table-cell>
          <table:table-cell table:style-name="TBL_5f_0_5f_19.B1" office:value-type="string">
            <text:p text:style-name="P7">Assessor do Núcleo de C. e D. Proc. do C. Superior</text:p>
          </table:table-cell>
          <table:table-cell table:style-name="TBL_5f_0_5f_19.B1" office:value-type="string">
            <text:p text:style-name="P7">GABINETE DO SECRETARIO GERALPGJ/MP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02,4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35,39</text:p>
          </table:table-cell>
          <table:table-cell table:style-name="TBL_5f_0_5f_19.E1" office:value-type="string">
            <text:p text:style-name="P8">5.037,79</text:p>
          </table:table-cell>
          <table:table-cell table:style-name="TBL_5f_0_5f_19.E1" office:value-type="string">
            <text:p text:style-name="P8">363,26</text:p>
          </table:table-cell>
          <table:table-cell table:style-name="TBL_5f_0_5f_19.E1" office:value-type="string">
            <text:p text:style-name="P8">51,9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15,22</text:p>
          </table:table-cell>
          <table:table-cell table:style-name="TBL_5f_0_5f_19.E1" office:value-type="string">
            <text:p text:style-name="P8">4.622,57</text:p>
          </table:table-cell>
          <table:table-cell table:style-name="TBL_5f_0_5f_19.S44" office:value-type="string">
            <text:p text:style-name="Standard"/>
          </table:table-cell>
        </table:table-row>
      </table:table>
      <table:table table:name="TBL_0_20" table:style-name="TBL_5f_0_5f_20">
        <table:table-column table:style-name="TBL_5f_0_5f_20.A"/>
        <table:table-column table:style-name="TBL_5f_0_5f_20.B"/>
        <table:table-column table:style-name="TBL_5f_0_5f_20.C"/>
        <table:table-column table:style-name="TBL_5f_0_5f_20.D"/>
        <table:table-column table:style-name="TBL_5f_0_5f_20.E"/>
        <table:table-column table:style-name="TBL_5f_0_5f_20.F"/>
        <table:table-column table:style-name="TBL_5f_0_5f_20.G"/>
        <table:table-column table:style-name="TBL_5f_0_5f_20.H"/>
        <table:table-column table:style-name="TBL_5f_0_5f_20.I"/>
        <table:table-column table:style-name="TBL_5f_0_5f_20.J"/>
        <table:table-column table:style-name="TBL_5f_0_5f_20.E"/>
        <table:table-column table:style-name="TBL_5f_0_5f_20.L" table:number-columns-repeated="2"/>
        <table:table-column table:style-name="TBL_5f_0_5f_20.J"/>
        <table:table-column table:style-name="TBL_5f_0_5f_20.O"/>
        <table:table-column table:style-name="TBL_5f_0_5f_20.P"/>
        <table:table-column table:style-name="TBL_5f_0_5f_20.Q"/>
        <table:table-column table:style-name="TBL_5f_0_5f_20.R"/>
        <table:table-column table:style-name="TBL_5f_0_5f_20.S"/>
        <table:table-row table:style-name="TBL_5f_0_5f_20.1">
          <table:table-cell table:style-name="TBL_5f_0_5f_20.A1" office:value-type="string">
            <text:p text:style-name="P7"><text:bookmark text:name="JR_PAGE_ANCHOR_0_21"/>232</text:p>
          </table:table-cell>
          <table:table-cell table:style-name="TBL_5f_0_5f_20.B1" office:value-type="string">
            <text:p text:style-name="P7">VALTER VIEIRA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GABINETE DE SEGURANCA INSTITUCIONAL - GSI</text:p>
          </table:table-cell>
          <table:table-cell table:style-name="TBL_5f_0_5f_20.E1" office:value-type="string">
            <text:p text:style-name="P8">5.092,34</text:p>
          </table:table-cell>
          <table:table-cell table:style-name="TBL_5f_0_5f_20.E1" office:value-type="string">
            <text:p text:style-name="P8">2.930,22</text:p>
          </table:table-cell>
          <table:table-cell table:style-name="TBL_5f_0_5f_20.E1" office:value-type="string">
            <text:p text:style-name="P8">946,6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974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94,71</text:p>
          </table:table-cell>
          <table:table-cell table:style-name="TBL_5f_0_5f_20.E1" office:value-type="string">
            <text:p text:style-name="P8">14.138,08</text:p>
          </table:table-cell>
          <table:table-cell table:style-name="TBL_5f_0_5f_20.E1" office:value-type="string">
            <text:p text:style-name="P8">1.042,93</text:p>
          </table:table-cell>
          <table:table-cell table:style-name="TBL_5f_0_5f_20.E1" office:value-type="string">
            <text:p text:style-name="P8">2.128,2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171,19</text:p>
          </table:table-cell>
          <table:table-cell table:style-name="TBL_5f_0_5f_20.E1" office:value-type="string">
            <text:p text:style-name="P8">10.966,89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815</text:p>
          </table:table-cell>
          <table:table-cell table:style-name="TBL_5f_0_5f_20.B1" office:value-type="string">
            <text:p text:style-name="P7">VANDERLEY DOS SANTOS RODRIGUES</text:p>
          </table:table-cell>
          <table:table-cell table:style-name="TBL_5f_0_5f_20.B1" office:value-type="string">
            <text:p text:style-name="P7">Coordenador da Divisão de Design e Midia</text:p>
          </table:table-cell>
          <table:table-cell table:style-name="TBL_5f_0_5f_20.B1" office:value-type="string">
            <text:p text:style-name="P7">DIVISAO DE DESIGN E MIDIA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279,3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93,1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69,00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11.376,87</text:p>
          </table:table-cell>
          <table:table-cell table:style-name="TBL_5f_0_5f_20.E1" office:value-type="string">
            <text:p text:style-name="P8">642,34</text:p>
          </table:table-cell>
          <table:table-cell table:style-name="TBL_5f_0_5f_20.E1" office:value-type="string">
            <text:p text:style-name="P8">1.501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43,47</text:p>
          </table:table-cell>
          <table:table-cell table:style-name="TBL_5f_0_5f_20.E1" office:value-type="string">
            <text:p text:style-name="P8">9.233,40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969</text:p>
          </table:table-cell>
          <table:table-cell table:style-name="TBL_5f_0_5f_20.B1" office:value-type="string">
            <text:p text:style-name="P7">VANESSA GOIS NASCIMEN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JAPARATUBA</text:p>
          </table:table-cell>
          <table:table-cell table:style-name="TBL_5f_0_5f_20.E1" office:value-type="string">
            <text:p text:style-name="P8">5.495,58</text:p>
          </table:table-cell>
          <table:table-cell table:style-name="TBL_5f_0_5f_20.E1" office:value-type="string">
            <text:p text:style-name="P8">289,0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272,6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724,14</text:p>
          </table:table-cell>
          <table:table-cell table:style-name="TBL_5f_0_5f_20.E1" office:value-type="string">
            <text:p text:style-name="P8">10.781,43</text:p>
          </table:table-cell>
          <table:table-cell table:style-name="TBL_5f_0_5f_20.E1" office:value-type="string">
            <text:p text:style-name="P8">752,00</text:p>
          </table:table-cell>
          <table:table-cell table:style-name="TBL_5f_0_5f_20.E1" office:value-type="string">
            <text:p text:style-name="P8">514,6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66,62</text:p>
          </table:table-cell>
          <table:table-cell table:style-name="TBL_5f_0_5f_20.E1" office:value-type="string">
            <text:p text:style-name="P8">9.514,81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229</text:p>
          </table:table-cell>
          <table:table-cell table:style-name="TBL_5f_0_5f_20.B1" office:value-type="string">
            <text:p text:style-name="P7">VANESSA MOTA COUTINHO INACIO DE SOUZ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DA CURADORIA DA INFÂNCIA E DA ADOLESCÊNCIA - ARACAJU</text:p>
          </table:table-cell>
          <table:table-cell table:style-name="TBL_5f_0_5f_20.E1" office:value-type="string">
            <text:p text:style-name="P8">9.284,66</text:p>
          </table:table-cell>
          <table:table-cell table:style-name="TBL_5f_0_5f_20.E1" office:value-type="string">
            <text:p text:style-name="P8">1.392,7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802,0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90,57</text:p>
          </table:table-cell>
          <table:table-cell table:style-name="TBL_5f_0_5f_20.E1" office:value-type="string">
            <text:p text:style-name="P8">16.469,98</text:p>
          </table:table-cell>
          <table:table-cell table:style-name="TBL_5f_0_5f_20.E1" office:value-type="string">
            <text:p text:style-name="P8">1.388,06</text:p>
          </table:table-cell>
          <table:table-cell table:style-name="TBL_5f_0_5f_20.E1" office:value-type="string">
            <text:p text:style-name="P8">1.685,2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073,26</text:p>
          </table:table-cell>
          <table:table-cell table:style-name="TBL_5f_0_5f_20.E1" office:value-type="string">
            <text:p text:style-name="P8">13.396,72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238</text:p>
          </table:table-cell>
          <table:table-cell table:style-name="TBL_5f_0_5f_20.B1" office:value-type="string">
            <text:p text:style-name="P7">VANUSA MADUREIRA SOUZA MACED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6ª PROMOTORIA DE JUSTICA DISTRITAL - ARACAJU</text:p>
          </table:table-cell>
          <table:table-cell table:style-name="TBL_5f_0_5f_20.E1" office:value-type="string">
            <text:p text:style-name="P8">7.795,58</text:p>
          </table:table-cell>
          <table:table-cell table:style-name="TBL_5f_0_5f_20.E1" office:value-type="string">
            <text:p text:style-name="P8">1.169,3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90,57</text:p>
          </table:table-cell>
          <table:table-cell table:style-name="TBL_5f_0_5f_20.E1" office:value-type="string">
            <text:p text:style-name="P8">10.955,49</text:p>
          </table:table-cell>
          <table:table-cell table:style-name="TBL_5f_0_5f_20.E1" office:value-type="string">
            <text:p text:style-name="P8">1.165,44</text:p>
          </table:table-cell>
          <table:table-cell table:style-name="TBL_5f_0_5f_20.E1" office:value-type="string">
            <text:p text:style-name="P8">1.171,2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36,66</text:p>
          </table:table-cell>
          <table:table-cell table:style-name="TBL_5f_0_5f_20.E1" office:value-type="string">
            <text:p text:style-name="P8">8.618,83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599</text:p>
          </table:table-cell>
          <table:table-cell table:style-name="TBL_5f_0_5f_20.B1" office:value-type="string">
            <text:p text:style-name="P7">VERA LUCIA OLIVEIRA UCHOA</text:p>
          </table:table-cell>
          <table:table-cell table:style-name="TBL_5f_0_5f_20.B1" office:value-type="string">
            <text:p text:style-name="P7">REDATOR TÉCNICO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33,12</text:p>
          </table:table-cell>
          <table:table-cell table:style-name="TBL_5f_0_5f_20.E1" office:value-type="string">
            <text:p text:style-name="P8">1.633,1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33,12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59</text:p>
          </table:table-cell>
          <table:table-cell table:style-name="TBL_5f_0_5f_20.B1" office:value-type="string">
            <text:p text:style-name="P7">VERONICA DE OLIVEIRA LAZAR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DAS EXECUCOES CRIMINAIS - ARACAJU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1.048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515,91</text:p>
          </table:table-cell>
          <table:table-cell table:style-name="TBL_5f_0_5f_20.E1" office:value-type="string">
            <text:p text:style-name="P8">1.319,37</text:p>
          </table:table-cell>
          <table:table-cell table:style-name="TBL_5f_0_5f_20.E1" office:value-type="string">
            <text:p text:style-name="P8">2.194,71</text:p>
          </table:table-cell>
          <table:table-cell table:style-name="TBL_5f_0_5f_20.E1" office:value-type="string">
            <text:p text:style-name="P8">42.767,75</text:p>
          </table:table-cell>
          <table:table-cell table:style-name="TBL_5f_0_5f_20.E1" office:value-type="string">
            <text:p text:style-name="P8">4.515,91</text:p>
          </table:table-cell>
          <table:table-cell table:style-name="TBL_5f_0_5f_20.E1" office:value-type="string">
            <text:p text:style-name="P8">9.046,3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562,26</text:p>
          </table:table-cell>
          <table:table-cell table:style-name="TBL_5f_0_5f_20.E1" office:value-type="string">
            <text:p text:style-name="P8">29.205,49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821</text:p>
          </table:table-cell>
          <table:table-cell table:style-name="TBL_5f_0_5f_20.B1" office:value-type="string">
            <text:p text:style-name="P7">VERONICA DINIZ FRANCO OLIVEIRA</text:p>
          </table:table-cell>
          <table:table-cell table:style-name="TBL_5f_0_5f_20.B1" office:value-type="string">
            <text:p text:style-name="P7">CHEFE DO NÚCLEO DE C. E DIST. PROCESSUAL</text:p>
          </table:table-cell>
          <table:table-cell table:style-name="TBL_5f_0_5f_20.B1" office:value-type="string">
            <text:p text:style-name="P7">GABINETE DO SECRETARIO GERALPGJ/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162,7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90,57</text:p>
          </table:table-cell>
          <table:table-cell table:style-name="TBL_5f_0_5f_20.E1" office:value-type="string">
            <text:p text:style-name="P8">6.153,34</text:p>
          </table:table-cell>
          <table:table-cell table:style-name="TBL_5f_0_5f_20.E1" office:value-type="string">
            <text:p text:style-name="P8">457,90</text:p>
          </table:table-cell>
          <table:table-cell table:style-name="TBL_5f_0_5f_20.E1" office:value-type="string">
            <text:p text:style-name="P8">200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58,83</text:p>
          </table:table-cell>
          <table:table-cell table:style-name="TBL_5f_0_5f_20.E1" office:value-type="string">
            <text:p text:style-name="P8">5.494,51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535</text:p>
          </table:table-cell>
          <table:table-cell table:style-name="TBL_5f_0_5f_20.B1" office:value-type="string">
            <text:p text:style-name="P7">VERONICA EUGENIA MORALES SALINAS ALV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AS ATIVIDADES CIVEIS E CRIMINAIS</text:p>
          </table:table-cell>
          <table:table-cell table:style-name="TBL_5f_0_5f_20.E1" office:value-type="string">
            <text:p text:style-name="P8">4.275,62</text:p>
          </table:table-cell>
          <table:table-cell table:style-name="TBL_5f_0_5f_20.E1" office:value-type="string">
            <text:p text:style-name="P8">641,3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6.652,35</text:p>
          </table:table-cell>
          <table:table-cell table:style-name="TBL_5f_0_5f_20.E1" office:value-type="string">
            <text:p text:style-name="P8">639,20</text:p>
          </table:table-cell>
          <table:table-cell table:style-name="TBL_5f_0_5f_20.E1" office:value-type="string">
            <text:p text:style-name="P8">326,3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65,57</text:p>
          </table:table-cell>
          <table:table-cell table:style-name="TBL_5f_0_5f_20.E1" office:value-type="string">
            <text:p text:style-name="P8">5.686,78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240</text:p>
          </table:table-cell>
          <table:table-cell table:style-name="TBL_5f_0_5f_20.B1" office:value-type="string">
            <text:p text:style-name="P7">VERONICA PEREIRA DA CRUZ</text:p>
          </table:table-cell>
          <table:table-cell table:style-name="TBL_5f_0_5f_20.B1" office:value-type="string">
            <text:p text:style-name="P7">SECRETÁRIA - requisitado</text:p>
          </table:table-cell>
          <table:table-cell table:style-name="TBL_5f_0_5f_20.B1" office:value-type="string">
            <text:p text:style-name="P7">PROMOTORIA DE JUSTICA - FREI PAULO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946,6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20,90</text:p>
          </table:table-cell>
          <table:table-cell table:style-name="TBL_5f_0_5f_20.E1" office:value-type="string">
            <text:p text:style-name="P8">1.967,52</text:p>
          </table:table-cell>
          <table:table-cell table:style-name="TBL_5f_0_5f_20.E1" office:value-type="string">
            <text:p text:style-name="P8">75,7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75,73</text:p>
          </table:table-cell>
          <table:table-cell table:style-name="TBL_5f_0_5f_20.E1" office:value-type="string">
            <text:p text:style-name="P8">1.891,79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66</text:p>
          </table:table-cell>
          <table:table-cell table:style-name="TBL_5f_0_5f_20.B1" office:value-type="string">
            <text:p text:style-name="P7">VICENTE CABRAL LEAO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33,12</text:p>
          </table:table-cell>
          <table:table-cell table:style-name="TBL_5f_0_5f_20.E1" office:value-type="string">
            <text:p text:style-name="P8">1.633,1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33,12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564</text:p>
          </table:table-cell>
          <table:table-cell table:style-name="TBL_5f_0_5f_20.B1" office:value-type="string">
            <text:p text:style-name="P7">VICTOR JOSE PINTO RIBEIRO SILVEIRA ALMEIDA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DIVISAO DE CONTROLE INTERNO</text:p>
          </table:table-cell>
          <table:table-cell table:style-name="TBL_5f_0_5f_20.E1" office:value-type="string">
            <text:p text:style-name="P8">3.805,28</text:p>
          </table:table-cell>
          <table:table-cell table:style-name="TBL_5f_0_5f_20.E1" office:value-type="string">
            <text:p text:style-name="P8">400,32</text:p>
          </table:table-cell>
          <table:table-cell table:style-name="TBL_5f_0_5f_20.E1" office:value-type="string">
            <text:p text:style-name="P8">5.442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11.383,10</text:p>
          </table:table-cell>
          <table:table-cell table:style-name="TBL_5f_0_5f_20.E1" office:value-type="string">
            <text:p text:style-name="P8">546,73</text:p>
          </table:table-cell>
          <table:table-cell table:style-name="TBL_5f_0_5f_20.E1" office:value-type="string">
            <text:p text:style-name="P8">1.633,4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80,14</text:p>
          </table:table-cell>
          <table:table-cell table:style-name="TBL_5f_0_5f_20.E1" office:value-type="string">
            <text:p text:style-name="P8">9.202,96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64</text:p>
          </table:table-cell>
          <table:table-cell table:style-name="TBL_5f_0_5f_20.B1" office:value-type="string">
            <text:p text:style-name="P7">VIRGILIO DO VALE VIAN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- ITABAIANA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229,70</text:p>
          </table:table-cell>
          <table:table-cell table:style-name="TBL_5f_0_5f_20.E1" office:value-type="string">
            <text:p text:style-name="P8">4.379,58</text:p>
          </table:table-cell>
          <table:table-cell table:style-name="TBL_5f_0_5f_20.E1" office:value-type="string">
            <text:p text:style-name="P8">1.572,20</text:p>
          </table:table-cell>
          <table:table-cell table:style-name="TBL_5f_0_5f_20.E1" office:value-type="string">
            <text:p text:style-name="P8">2.654,02</text:p>
          </table:table-cell>
          <table:table-cell table:style-name="TBL_5f_0_5f_20.E1" office:value-type="string">
            <text:p text:style-name="P8">53.524,61</text:p>
          </table:table-cell>
          <table:table-cell table:style-name="TBL_5f_0_5f_20.E1" office:value-type="string">
            <text:p text:style-name="P8">4.379,58</text:p>
          </table:table-cell>
          <table:table-cell table:style-name="TBL_5f_0_5f_20.E1" office:value-type="string">
            <text:p text:style-name="P8">11.811,3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6.190,97</text:p>
          </table:table-cell>
          <table:table-cell table:style-name="TBL_5f_0_5f_20.E1" office:value-type="string">
            <text:p text:style-name="P8">37.333,64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745</text:p>
          </table:table-cell>
          <table:table-cell table:style-name="TBL_5f_0_5f_20.B1" office:value-type="string">
            <text:p text:style-name="P7">VITOR ARTUR RALIN DED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1ª PROMOTORIA DE JUSTIÇA DA CURADORIA DA INFÂNCIA E DA ADOLESCÊNCIA - ARACAJU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3.757,24</text:p>
          </table:table-cell>
          <table:table-cell table:style-name="TBL_5f_0_5f_20.E1" office:value-type="string">
            <text:p text:style-name="P8">181,9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81,97</text:p>
          </table:table-cell>
          <table:table-cell table:style-name="TBL_5f_0_5f_20.E1" office:value-type="string">
            <text:p text:style-name="P8">3.575,27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2103</text:p>
          </table:table-cell>
          <table:table-cell table:style-name="TBL_5f_0_5f_20.B1" office:value-type="string">
            <text:p text:style-name="P7">VIVIANE MILENA FERREIRA DE MELO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DIRETORIA DE RECURSOS HUMANOS</text:p>
          </table:table-cell>
          <table:table-cell table:style-name="TBL_5f_0_5f_20.E1" office:value-type="string">
            <text:p text:style-name="P8">2.843,5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13,11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5.792,03</text:p>
          </table:table-cell>
          <table:table-cell table:style-name="TBL_5f_0_5f_20.E1" office:value-type="string">
            <text:p text:style-name="P8">369,66</text:p>
          </table:table-cell>
          <table:table-cell table:style-name="TBL_5f_0_5f_20.E1" office:value-type="string">
            <text:p text:style-name="P8">169,8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39,47</text:p>
          </table:table-cell>
          <table:table-cell table:style-name="TBL_5f_0_5f_20.E1" office:value-type="string">
            <text:p text:style-name="P8">5.252,56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407</text:p>
          </table:table-cell>
          <table:table-cell table:style-name="TBL_5f_0_5f_20.B1" office:value-type="string">
            <text:p text:style-name="P7">VOLESSA FREIRE SAMPAIO FISCIN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CARMOPOLIS</text:p>
          </table:table-cell>
          <table:table-cell table:style-name="TBL_5f_0_5f_20.E1" office:value-type="string">
            <text:p text:style-name="P8">7.354,32</text:p>
          </table:table-cell>
          <table:table-cell table:style-name="TBL_5f_0_5f_20.E1" office:value-type="string">
            <text:p text:style-name="P8">1.838,5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43,60</text:p>
          </table:table-cell>
          <table:table-cell table:style-name="TBL_5f_0_5f_20.E1" office:value-type="string">
            <text:p text:style-name="P8">11.536,50</text:p>
          </table:table-cell>
          <table:table-cell table:style-name="TBL_5f_0_5f_20.E1" office:value-type="string">
            <text:p text:style-name="P8">1.195,08</text:p>
          </table:table-cell>
          <table:table-cell table:style-name="TBL_5f_0_5f_20.E1" office:value-type="string">
            <text:p text:style-name="P8">1.330,0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25,12</text:p>
          </table:table-cell>
          <table:table-cell table:style-name="TBL_5f_0_5f_20.E1" office:value-type="string">
            <text:p text:style-name="P8">9.011,38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639</text:p>
          </table:table-cell>
          <table:table-cell table:style-name="TBL_5f_0_5f_20.B1" office:value-type="string">
            <text:p text:style-name="P7">WALTENBERG LIMA DE SA</text:p>
          </table:table-cell>
          <table:table-cell table:style-name="TBL_5f_0_5f_20.B1" office:value-type="string">
            <text:p text:style-name="P7">PROMOTOR DE JUSTIÇA SUBSTITUTO</text:p>
          </table:table-cell>
          <table:table-cell table:style-name="TBL_5f_0_5f_20.B1" office:value-type="string">
            <text:p text:style-name="P7">PROMOTOR DE JUSTICA SUBSTITUTO</text:p>
          </table:table-cell>
          <table:table-cell table:style-name="TBL_5f_0_5f_20.E1" office:value-type="string">
            <text:p text:style-name="P8">30.404,4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640,67</text:p>
          </table:table-cell>
          <table:table-cell table:style-name="TBL_5f_0_5f_20.E1" office:value-type="string">
            <text:p text:style-name="P8">12.883,68</text:p>
          </table:table-cell>
          <table:table-cell table:style-name="TBL_5f_0_5f_20.E1" office:value-type="string">
            <text:p text:style-name="P8">47.928,77</text:p>
          </table:table-cell>
          <table:table-cell table:style-name="TBL_5f_0_5f_20.E1" office:value-type="string">
            <text:p text:style-name="P8">3.952,57</text:p>
          </table:table-cell>
          <table:table-cell table:style-name="TBL_5f_0_5f_20.E1" office:value-type="string">
            <text:p text:style-name="P8">7.472,5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425,10</text:p>
          </table:table-cell>
          <table:table-cell table:style-name="TBL_5f_0_5f_20.E1" office:value-type="string">
            <text:p text:style-name="P8">36.503,67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347</text:p>
          </table:table-cell>
          <table:table-cell table:style-name="TBL_5f_0_5f_20.B1" office:value-type="string">
            <text:p text:style-name="P7">WALTER CESAR NUNES SILV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1ª PROMOTORIA DE JUSTICA - LARANJEIRAS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638,98</text:p>
          </table:table-cell>
          <table:table-cell table:style-name="TBL_5f_0_5f_20.E1" office:value-type="string">
            <text:p text:style-name="P8">11.229,7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94,71</text:p>
          </table:table-cell>
          <table:table-cell table:style-name="TBL_5f_0_5f_20.E1" office:value-type="string">
            <text:p text:style-name="P8">58.752,50</text:p>
          </table:table-cell>
          <table:table-cell table:style-name="TBL_5f_0_5f_20.E1" office:value-type="string">
            <text:p text:style-name="P8">4.379,58</text:p>
          </table:table-cell>
          <table:table-cell table:style-name="TBL_5f_0_5f_20.E1" office:value-type="string">
            <text:p text:style-name="P8">9.119,7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499,31</text:p>
          </table:table-cell>
          <table:table-cell table:style-name="TBL_5f_0_5f_20.E1" office:value-type="string">
            <text:p text:style-name="P8">49.632,77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78</text:p>
          </table:table-cell>
          <table:table-cell table:style-name="TBL_5f_0_5f_20.B1" office:value-type="string">
            <text:p text:style-name="P7">WANDERLEY SIQUEIRA MONTE SANTO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SETOR DE PROTOCOLO/ DAA/DA/SG</text:p>
          </table:table-cell>
          <table:table-cell table:style-name="TBL_5f_0_5f_20.E1" office:value-type="string">
            <text:p text:style-name="P8">5.092,34</text:p>
          </table:table-cell>
          <table:table-cell table:style-name="TBL_5f_0_5f_20.E1" office:value-type="string">
            <text:p text:style-name="P8">12.302,3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261,3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94,71</text:p>
          </table:table-cell>
          <table:table-cell table:style-name="TBL_5f_0_5f_20.E1" office:value-type="string">
            <text:p text:style-name="P8">21.850,73</text:p>
          </table:table-cell>
          <table:table-cell table:style-name="TBL_5f_0_5f_20.E1" office:value-type="string">
            <text:p text:style-name="P8">2.261,31</text:p>
          </table:table-cell>
          <table:table-cell table:style-name="TBL_5f_0_5f_20.E1" office:value-type="string">
            <text:p text:style-name="P8">3.329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5.590,50</text:p>
          </table:table-cell>
          <table:table-cell table:style-name="TBL_5f_0_5f_20.E1" office:value-type="string">
            <text:p text:style-name="P8">16.260,23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97</text:p>
          </table:table-cell>
          <table:table-cell table:style-name="TBL_5f_0_5f_20.B1" office:value-type="string">
            <text:p text:style-name="P7">WASHINGTON LUIZ MENDONCA</text:p>
          </table:table-cell>
          <table:table-cell table:style-name="TBL_5f_0_5f_20.B1" office:value-type="string">
            <text:p text:style-name="P7">* PROFESSOR 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33,12</text:p>
          </table:table-cell>
          <table:table-cell table:style-name="TBL_5f_0_5f_20.E1" office:value-type="string">
            <text:p text:style-name="P8">1.633,1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633,12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2034</text:p>
          </table:table-cell>
          <table:table-cell table:style-name="TBL_5f_0_5f_20.B1" office:value-type="string">
            <text:p text:style-name="P7">WELLINGTON FERREIRA DANTAS</text:p>
          </table:table-cell>
          <table:table-cell table:style-name="TBL_5f_0_5f_20.B1" office:value-type="string">
            <text:p text:style-name="P7">3º SARGENTO - requisitado - BESP</text:p>
          </table:table-cell>
          <table:table-cell table:style-name="TBL_5f_0_5f_20.B1" office:value-type="string">
            <text:p text:style-name="P7">COORDENADORIA MILITAR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85,4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85,4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85,44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2029</text:p>
          </table:table-cell>
          <table:table-cell table:style-name="TBL_5f_0_5f_20.B1" office:value-type="string">
            <text:p text:style-name="P7">WESLEY CRISTIAN SANTOS ALMEID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GRUPO DE ATUACAO ESPECIAL DE COMBATE AO CRIME ORGANIZADO (GAECO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3.757,24</text:p>
          </table:table-cell>
          <table:table-cell table:style-name="TBL_5f_0_5f_20.E1" office:value-type="string">
            <text:p text:style-name="P8">181,9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81,97</text:p>
          </table:table-cell>
          <table:table-cell table:style-name="TBL_5f_0_5f_20.E1" office:value-type="string">
            <text:p text:style-name="P8">3.575,27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785</text:p>
          </table:table-cell>
          <table:table-cell table:style-name="TBL_5f_0_5f_20.B1" office:value-type="string">
            <text:p text:style-name="P7">WESLEY DE SANTANA SANTOS</text:p>
          </table:table-cell>
          <table:table-cell table:style-name="TBL_5f_0_5f_20.B1" office:value-type="string">
            <text:p text:style-name="P7">Chefe do Setor de A. e Est. do Cartório</text:p>
          </table:table-cell>
          <table:table-cell table:style-name="TBL_5f_0_5f_20.B1" office:value-type="string">
            <text:p text:style-name="P7">CARTORIO DO 2º GRAU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302,4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5.037,79</text:p>
          </table:table-cell>
          <table:table-cell table:style-name="TBL_5f_0_5f_20.E1" office:value-type="string">
            <text:p text:style-name="P8">363,26</text:p>
          </table:table-cell>
          <table:table-cell table:style-name="TBL_5f_0_5f_20.E1" office:value-type="string">
            <text:p text:style-name="P8">49,2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12,46</text:p>
          </table:table-cell>
          <table:table-cell table:style-name="TBL_5f_0_5f_20.E1" office:value-type="string">
            <text:p text:style-name="P8">4.625,33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2132</text:p>
          </table:table-cell>
          <table:table-cell table:style-name="TBL_5f_0_5f_20.B1" office:value-type="string">
            <text:p text:style-name="P7">WESLEY SANTOS CERQU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APOIO ADMINISTRATIVO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3.757,24</text:p>
          </table:table-cell>
          <table:table-cell table:style-name="TBL_5f_0_5f_20.E1" office:value-type="string">
            <text:p text:style-name="P8">181,9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81,97</text:p>
          </table:table-cell>
          <table:table-cell table:style-name="TBL_5f_0_5f_20.E1" office:value-type="string">
            <text:p text:style-name="P8">3.575,27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941</text:p>
          </table:table-cell>
          <table:table-cell table:style-name="TBL_5f_0_5f_20.B1" office:value-type="string">
            <text:p text:style-name="P7">WILLAMS FERREIRA DE MATOS</text:p>
          </table:table-cell>
          <table:table-cell table:style-name="TBL_5f_0_5f_20.B1" office:value-type="string">
            <text:p text:style-name="P7">3º SARGENTO - requisitado</text:p>
          </table:table-cell>
          <table:table-cell table:style-name="TBL_5f_0_5f_20.B1" office:value-type="string">
            <text:p text:style-name="P7">NUCLEO DE INTELIGENCIA OPERACIONAL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85,44</text:p>
          </table:table-cell>
          <table:table-cell table:style-name="TBL_5f_0_5f_20.E1" office:value-type="string">
            <text:p text:style-name="P8">1.14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14,04</text:p>
          </table:table-cell>
          <table:table-cell table:style-name="TBL_5f_0_5f_20.E1" office:value-type="string">
            <text:p text:style-name="P8">4.639,4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639,48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947</text:p>
          </table:table-cell>
          <table:table-cell table:style-name="TBL_5f_0_5f_20.B1" office:value-type="string">
            <text:p text:style-name="P7">WILLDE PEREIRA SOBRAL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ESPECIAL CÍVEL E CRIMINAL - NOSSA SENHORA DO SOCORRO</text:p>
          </table:table-cell>
          <table:table-cell table:style-name="TBL_5f_0_5f_20.E1" office:value-type="string">
            <text:p text:style-name="P8">6.174,83</text:p>
          </table:table-cell>
          <table:table-cell table:style-name="TBL_5f_0_5f_20.E1" office:value-type="string">
            <text:p text:style-name="P8">926,2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72,84</text:p>
          </table:table-cell>
          <table:table-cell table:style-name="TBL_5f_0_5f_20.E1" office:value-type="string">
            <text:p text:style-name="P8">9.073,89</text:p>
          </table:table-cell>
          <table:table-cell table:style-name="TBL_5f_0_5f_20.E1" office:value-type="string">
            <text:p text:style-name="P8">923,14</text:p>
          </table:table-cell>
          <table:table-cell table:style-name="TBL_5f_0_5f_20.E1" office:value-type="string">
            <text:p text:style-name="P8">829,5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52,71</text:p>
          </table:table-cell>
          <table:table-cell table:style-name="TBL_5f_0_5f_20.E1" office:value-type="string">
            <text:p text:style-name="P8">7.321,18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63</text:p>
          </table:table-cell>
          <table:table-cell table:style-name="TBL_5f_0_5f_20.B1" office:value-type="string">
            <text:p text:style-name="P7">WILTON ARAUJO SANTOS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3ª PROMOTORIA DE JUSTICA DAS EXECUCOES CRIMINAIS DE ARACAJU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229,70</text:p>
          </table:table-cell>
          <table:table-cell table:style-name="TBL_5f_0_5f_20.E1" office:value-type="string">
            <text:p text:style-name="P8">4.379,5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654,02</text:p>
          </table:table-cell>
          <table:table-cell table:style-name="TBL_5f_0_5f_20.E1" office:value-type="string">
            <text:p text:style-name="P8">51.952,41</text:p>
          </table:table-cell>
          <table:table-cell table:style-name="TBL_5f_0_5f_20.E1" office:value-type="string">
            <text:p text:style-name="P8">4.379,58</text:p>
          </table:table-cell>
          <table:table-cell table:style-name="TBL_5f_0_5f_20.E1" office:value-type="string">
            <text:p text:style-name="P8">11.326,9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5.706,48</text:p>
          </table:table-cell>
          <table:table-cell table:style-name="TBL_5f_0_5f_20.E1" office:value-type="string">
            <text:p text:style-name="P8">36.245,93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696</text:p>
          </table:table-cell>
          <table:table-cell table:style-name="TBL_5f_0_5f_20.B1" office:value-type="string">
            <text:p text:style-name="P7">WOLNEY MACIEL DE CARVALHO NE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CA DISTRITAL - ARACAJU </text:p>
          </table:table-cell>
          <table:table-cell table:style-name="TBL_5f_0_5f_20.E1" office:value-type="string">
            <text:p text:style-name="P8">8.263,31</text:p>
          </table:table-cell>
          <table:table-cell table:style-name="TBL_5f_0_5f_20.E1" office:value-type="string">
            <text:p text:style-name="P8">1.239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11.238,20</text:p>
          </table:table-cell>
          <table:table-cell table:style-name="TBL_5f_0_5f_20.E1" office:value-type="string">
            <text:p text:style-name="P8">1.235,37</text:p>
          </table:table-cell>
          <table:table-cell table:style-name="TBL_5f_0_5f_20.E1" office:value-type="string">
            <text:p text:style-name="P8">1.404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639,56</text:p>
          </table:table-cell>
          <table:table-cell table:style-name="TBL_5f_0_5f_20.E1" office:value-type="string">
            <text:p text:style-name="P8">8.598,64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1794</text:p>
          </table:table-cell>
          <table:table-cell table:style-name="TBL_5f_0_5f_20.B1" office:value-type="string">
            <text:p text:style-name="P7">YANNE LEITE MENES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DOS DIREITOS A EDUCACAO</text:p>
          </table:table-cell>
          <table:table-cell table:style-name="TBL_5f_0_5f_20.E1" office:value-type="string">
            <text:p text:style-name="P8">3.805,28</text:p>
          </table:table-cell>
          <table:table-cell table:style-name="TBL_5f_0_5f_20.E1" office:value-type="string">
            <text:p text:style-name="P8">300,23</text:p>
          </table:table-cell>
          <table:table-cell table:style-name="TBL_5f_0_5f_20.E1" office:value-type="string">
            <text:p text:style-name="P8">1.199,9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00,00</text:p>
          </table:table-cell>
          <table:table-cell table:style-name="TBL_5f_0_5f_20.E1" office:value-type="string">
            <text:p text:style-name="P8">1.735,39</text:p>
          </table:table-cell>
          <table:table-cell table:style-name="TBL_5f_0_5f_20.E1" office:value-type="string">
            <text:p text:style-name="P8">7.640,85</text:p>
          </table:table-cell>
          <table:table-cell table:style-name="TBL_5f_0_5f_20.E1" office:value-type="string">
            <text:p text:style-name="P8">533,72</text:p>
          </table:table-cell>
          <table:table-cell table:style-name="TBL_5f_0_5f_20.E1" office:value-type="string">
            <text:p text:style-name="P8">555,7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089,45</text:p>
          </table:table-cell>
          <table:table-cell table:style-name="TBL_5f_0_5f_20.E1" office:value-type="string">
            <text:p text:style-name="P8">6.551,40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1">
          <table:table-cell table:style-name="TBL_5f_0_5f_20.A1" office:value-type="string">
            <text:p text:style-name="P7">442</text:p>
          </table:table-cell>
          <table:table-cell table:style-name="TBL_5f_0_5f_20.B1" office:value-type="string">
            <text:p text:style-name="P7">ZENAIDE DANTAS LIM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ASSESSORIA DO COLEGIO DE PROCURADORES DE JUSTICA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021,8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94,71</text:p>
          </table:table-cell>
          <table:table-cell table:style-name="TBL_5f_0_5f_20.E1" office:value-type="string">
            <text:p text:style-name="P8">4.216,56</text:p>
          </table:table-cell>
          <table:table-cell table:style-name="TBL_5f_0_5f_20.E1" office:value-type="string">
            <text:p text:style-name="P8">181,97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81,97</text:p>
          </table:table-cell>
          <table:table-cell table:style-name="TBL_5f_0_5f_20.E1" office:value-type="string">
            <text:p text:style-name="P8">4.034,59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31">
          <table:table-cell table:style-name="TBL_5f_0_5f_20.A31" office:value-type="string">
            <text:p text:style-name="P5">Total Geral</text:p>
          </table:table-cell>
          <table:table-cell table:style-name="TBL_5f_0_5f_20.B1" office:value-type="string">
            <text:p text:style-name="P4">898</text:p>
          </table:table-cell>
          <table:table-cell table:style-name="TBL_5f_0_5f_20.C31" office:value-type="string">
            <text:p text:style-name="P1"/>
          </table:table-cell>
          <table:table-cell table:style-name="TBL_5f_0_5f_20.C31" office:value-type="string">
            <text:p text:style-name="P1"/>
          </table:table-cell>
          <table:table-cell table:style-name="TBL_5f_0_5f_20.E1" office:value-type="string">
            <text:p text:style-name="P6">6.956.801,68</text:p>
          </table:table-cell>
          <table:table-cell table:style-name="TBL_5f_0_5f_20.E1" office:value-type="string">
            <text:p text:style-name="P6">686.088,21</text:p>
          </table:table-cell>
          <table:table-cell table:style-name="TBL_5f_0_5f_20.E1" office:value-type="string">
            <text:p text:style-name="P6">1.046.839,48</text:p>
          </table:table-cell>
          <table:table-cell table:style-name="TBL_5f_0_5f_20.E1" office:value-type="string">
            <text:p text:style-name="P6">295.023,50</text:p>
          </table:table-cell>
          <table:table-cell table:style-name="TBL_5f_0_5f_20.E1" office:value-type="string">
            <text:p text:style-name="P6">695.036,47</text:p>
          </table:table-cell>
          <table:table-cell table:style-name="TBL_5f_0_5f_20.E1" office:value-type="string">
            <text:p text:style-name="P6">182.788,52</text:p>
          </table:table-cell>
          <table:table-cell table:style-name="TBL_5f_0_5f_20.E1" office:value-type="string">
            <text:p text:style-name="P6">300.648,38</text:p>
          </table:table-cell>
          <table:table-cell table:style-name="TBL_5f_0_5f_20.E1" office:value-type="string">
            <text:p text:style-name="P6">1.752.103,29</text:p>
          </table:table-cell>
          <table:table-cell table:style-name="TBL_5f_0_5f_20.E1" office:value-type="string">
            <text:p text:style-name="P6">11.915.329,53</text:p>
          </table:table-cell>
          <table:table-cell table:style-name="TBL_5f_0_5f_20.E1" office:value-type="string">
            <text:p text:style-name="P6">1.027.929,10</text:p>
          </table:table-cell>
          <table:table-cell table:style-name="TBL_5f_0_5f_20.E1" office:value-type="string">
            <text:p text:style-name="P6">1.744.418,17</text:p>
          </table:table-cell>
          <table:table-cell table:style-name="TBL_5f_0_5f_20.E1" office:value-type="string">
            <text:p text:style-name="P6">29.827,57</text:p>
          </table:table-cell>
          <table:table-cell table:style-name="TBL_5f_0_5f_20.E1" office:value-type="string">
            <text:p text:style-name="P6">2.802.174,84</text:p>
          </table:table-cell>
          <table:table-cell table:style-name="TBL_5f_0_5f_20.E1" office:value-type="string">
            <text:p text:style-name="P6">9.113.154,69</text:p>
          </table:table-cell>
          <table:table-cell table:style-name="TBL_5f_0_5f_20.S31" office:value-type="string">
            <text:p text:style-name="Standard"/>
          </table:table-cell>
        </table:table-row>
        <table:table-row table:style-name="TBL_5f_0_5f_20.32">
          <table:table-cell table:style-name="TBL_5f_0_5f_20.A32" office:value-type="string">
            <text:p text:style-name="P10">Data da última atualização:</text:p>
          </table:table-cell>
          <table:table-cell table:style-name="TBL_5f_0_5f_20.A32" table:number-columns-spanned="18" office:value-type="string">
            <text:p text:style-name="P3">30/06/2019 13:44: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20.33">
          <table:table-cell table:style-name="TBL_5f_0_5f_20.A32" table:number-columns-spanned="19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0" meta:object-count="0" meta:page-count="22" meta:paragraph-count="16298" meta:word-count="27050" meta:character-count="166847" meta:non-whitespace-character-count="155927"/>
    <meta:generator>LibreOffice/4.1.4.2$Windows_x86 LibreOffice_project/0a0440ccc0227ad9829de5f46be37cfb6edcf72</meta:generator>
  </office:meta>
</office:document-meta>
</file>